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&quot; id=&quot;main-R-1&quot;&gt;&lt;img class=&quot;img-card&quot; width=&quot;80&quot; height=&quot;112&quot; src=&quot;https://one-draw.jp/ijinden/cardlist/R01/card/R_001.png&quot; /&gt;&lt;div class=&quot;container-num-copies&quot; id=&quot;main-R-1-num-copies&quot;&gt;0&lt;/div&gt;&lt;button type=&quot;button&quot; class=&quot;btn btn-secondary btn-number btn-sm btn-pop&quot; data-type=&quot;minus&quot; data-deck=&quot;main&quot; data-id=&quot;R-1&quot;&gt;-&lt;/button&gt;&lt;button type=&quot;button&quot; class=&quot;btn btn-secondary btn-number btn-sm btn-push&quot; data-type=&quot;plus&quot; data-deck=&quot;main&quot; data-id=&quot;R-1&quot;&gt;+&lt;/button&gt;&lt;button type=&quot;button&quot; class=&quot;btn btn-secondary btn-number btn-sm btn-drop&quot; data-type=&quot;drop&quot; data-id=&quot;R-1&quot;&gt;v&lt;/button&gt;&lt;/div&gt;" calcext:value-type="string">
            <text:p>&lt;div class="container-card" id="main-R-1"&gt;&lt;img class="img-card" width="80" height="112" src="https://one-draw.jp/ijinden/cardlist/R01/card/R_001.png" /&gt;&lt;div class="container-num-copies" id="main-R-1-num-copies"&gt;0&lt;/div&gt;&lt;button type="button" class="btn btn-secondary btn-number btn-sm btn-pop" data-type="minus" data-deck="main" data-id="R-1"&gt;-&lt;/button&gt;&lt;button type="button" class="btn btn-secondary btn-number btn-sm btn-push" data-type="plus" data-deck="main" data-id="R-1"&gt;+&lt;/button&gt;&lt;button type="button" class="btn btn-secondary btn-number btn-sm btn-drop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&quot; id=&quot;side-R-1&quot;&gt;&lt;img class=&quot;d-block&quot; width=&quot;80&quot; height=&quot;112&quot; src=&quot;https://one-draw.jp/ijinden/cardlist/R01/card/R_001.png&quot; /&gt;&lt;div class=&quot;container-num-copies&quot; id=&quot;side-R-1-num-copies&quot;&gt;0&lt;/div&gt;&lt;button type=&quot;button&quot; class=&quot;btn btn-secondary btn-number btn-sm btn-pop&quot; data-type=&quot;minus&quot; data-deck=&quot;side&quot; data-id=&quot;R-1&quot;&gt;-&lt;/button&gt;&lt;button type=&quot;button&quot; class=&quot;btn btn-secondary btn-number btn-sm btn-push&quot; data-type=&quot;plus&quot; data-deck=&quot;side&quot; data-id=&quot;R-1&quot;&gt;+&lt;/button&gt;&lt;button type=&quot;button&quot; class=&quot;btn btn-secondary btn-number btn-sm btn-raise&quot; data-type=&quot;raise&quot; data-id=&quot;R-1&quot;&gt;^&lt;/button&gt;&lt;/div&gt;" calcext:value-type="string">
            <text:p>&lt;div class="container-card" id="side-R-1"&gt;&lt;img class="d-block" width="80" height="112" src="https://one-draw.jp/ijinden/cardlist/R01/card/R_001.png" /&gt;&lt;div class="container-num-copies" id="side-R-1-num-copies"&gt;0&lt;/div&gt;&lt;button type="button" class="btn btn-secondary btn-number btn-sm btn-pop" data-type="minus" data-deck="side" data-id="R-1"&gt;-&lt;/button&gt;&lt;button type="button" class="btn btn-secondary btn-number btn-sm btn-push" data-type="plus" data-deck="side" data-id="R-1"&gt;+&lt;/button&gt;&lt;button type="button" class="btn btn-secondary btn-number btn-sm btn-raise" data-type="raise" data-id="R-1"&gt;^&lt;/button&gt;&lt;/div&gt;</text:p>
          </table:table-cell>
          <table:table-cell table:formula="of:=CONCATENATE([$HTML.$A$3];[.F2];[$HTML.$B$3];[.H2];[$HTML.$C$3];[.J2];[$HTML.$D$3];[.N2];[$HTML.$E$3];[.B2];[$HTML.$F$3];[.D2];[$HTML.$G$3];[.B2];[$HTML.$H$3];[.B2];[$HTML.$I$3];[.B2];[$HTML.$J$3];[.B2];[$HTML.$K$3];[.B2];[$HTML.$L$3];[.B2];[$HTML.$M$3];[.B2];[$HTML.$N$3];[.B2];[$HTML.$O$3])" office:value-type="string" office:string-value="&lt;tr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data-expansion="10" data-type="1" data-color="2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&quot; id=&quot;main-R-2&quot;&gt;&lt;img class=&quot;img-card&quot; width=&quot;80&quot; height=&quot;112&quot; src=&quot;https://one-draw.jp/ijinden/cardlist/R01/card/R_002.png&quot; /&gt;&lt;div class=&quot;container-num-copies&quot; id=&quot;main-R-2-num-copies&quot;&gt;0&lt;/div&gt;&lt;button type=&quot;button&quot; class=&quot;btn btn-secondary btn-number btn-sm btn-pop&quot; data-type=&quot;minus&quot; data-deck=&quot;main&quot; data-id=&quot;R-2&quot;&gt;-&lt;/button&gt;&lt;button type=&quot;button&quot; class=&quot;btn btn-secondary btn-number btn-sm btn-push&quot; data-type=&quot;plus&quot; data-deck=&quot;main&quot; data-id=&quot;R-2&quot;&gt;+&lt;/button&gt;&lt;button type=&quot;button&quot; class=&quot;btn btn-secondary btn-number btn-sm btn-drop&quot; data-type=&quot;drop&quot; data-id=&quot;R-2&quot;&gt;v&lt;/button&gt;&lt;/div&gt;" calcext:value-type="string">
            <text:p>&lt;div class="container-card" id="main-R-2"&gt;&lt;img class="img-card" width="80" height="112" src="https://one-draw.jp/ijinden/cardlist/R01/card/R_002.png" /&gt;&lt;div class="container-num-copies" id="main-R-2-num-copies"&gt;0&lt;/div&gt;&lt;button type="button" class="btn btn-secondary btn-number btn-sm btn-pop" data-type="minus" data-deck="main" data-id="R-2"&gt;-&lt;/button&gt;&lt;button type="button" class="btn btn-secondary btn-number btn-sm btn-push" data-type="plus" data-deck="main" data-id="R-2"&gt;+&lt;/button&gt;&lt;button type="button" class="btn btn-secondary btn-number btn-sm btn-drop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&quot; id=&quot;side-R-2&quot;&gt;&lt;img class=&quot;d-block&quot; width=&quot;80&quot; height=&quot;112&quot; src=&quot;https://one-draw.jp/ijinden/cardlist/R01/card/R_002.png&quot; /&gt;&lt;div class=&quot;container-num-copies&quot; id=&quot;side-R-2-num-copies&quot;&gt;0&lt;/div&gt;&lt;button type=&quot;button&quot; class=&quot;btn btn-secondary btn-number btn-sm btn-pop&quot; data-type=&quot;minus&quot; data-deck=&quot;side&quot; data-id=&quot;R-2&quot;&gt;-&lt;/button&gt;&lt;button type=&quot;button&quot; class=&quot;btn btn-secondary btn-number btn-sm btn-push&quot; data-type=&quot;plus&quot; data-deck=&quot;side&quot; data-id=&quot;R-2&quot;&gt;+&lt;/button&gt;&lt;button type=&quot;button&quot; class=&quot;btn btn-secondary btn-number btn-sm btn-raise&quot; data-type=&quot;raise&quot; data-id=&quot;R-2&quot;&gt;^&lt;/button&gt;&lt;/div&gt;" calcext:value-type="string">
            <text:p>&lt;div class="container-card" id="side-R-2"&gt;&lt;img class="d-block" width="80" height="112" src="https://one-draw.jp/ijinden/cardlist/R01/card/R_002.png" /&gt;&lt;div class="container-num-copies" id="side-R-2-num-copies"&gt;0&lt;/div&gt;&lt;button type="button" class="btn btn-secondary btn-number btn-sm btn-pop" data-type="minus" data-deck="side" data-id="R-2"&gt;-&lt;/button&gt;&lt;button type="button" class="btn btn-secondary btn-number btn-sm btn-push" data-type="plus" data-deck="side" data-id="R-2"&gt;+&lt;/button&gt;&lt;button type="button" class="btn btn-secondary btn-number btn-sm btn-raise" data-type="raise" data-id="R-2"&gt;^&lt;/button&gt;&lt;/div&gt;</text:p>
          </table:table-cell>
          <table:table-cell table:formula="of:=CONCATENATE([$HTML.$A$3];[.F3];[$HTML.$B$3];[.H3];[$HTML.$C$3];[.J3];[$HTML.$D$3];[.N3];[$HTML.$E$3];[.B3];[$HTML.$F$3];[.D3];[$HTML.$G$3];[.B3];[$HTML.$H$3];[.B3];[$HTML.$I$3];[.B3];[$HTML.$J$3];[.B3];[$HTML.$K$3];[.B3];[$HTML.$L$3];[.B3];[$HTML.$M$3];[.B3];[$HTML.$N$3];[.B3];[$HTML.$O$3])" office:value-type="string" office:string-value="&lt;tr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data-expansion="10" data-type="1" data-color="2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&quot; id=&quot;main-R-3&quot;&gt;&lt;img class=&quot;img-card&quot; width=&quot;80&quot; height=&quot;112&quot; src=&quot;https://one-draw.jp/ijinden/cardlist/R01/card/R_003.png&quot; /&gt;&lt;div class=&quot;container-num-copies&quot; id=&quot;main-R-3-num-copies&quot;&gt;0&lt;/div&gt;&lt;button type=&quot;button&quot; class=&quot;btn btn-secondary btn-number btn-sm btn-pop&quot; data-type=&quot;minus&quot; data-deck=&quot;main&quot; data-id=&quot;R-3&quot;&gt;-&lt;/button&gt;&lt;button type=&quot;button&quot; class=&quot;btn btn-secondary btn-number btn-sm btn-push&quot; data-type=&quot;plus&quot; data-deck=&quot;main&quot; data-id=&quot;R-3&quot;&gt;+&lt;/button&gt;&lt;button type=&quot;button&quot; class=&quot;btn btn-secondary btn-number btn-sm btn-drop&quot; data-type=&quot;drop&quot; data-id=&quot;R-3&quot;&gt;v&lt;/button&gt;&lt;/div&gt;" calcext:value-type="string">
            <text:p>&lt;div class="container-card" id="main-R-3"&gt;&lt;img class="img-card" width="80" height="112" src="https://one-draw.jp/ijinden/cardlist/R01/card/R_003.png" /&gt;&lt;div class="container-num-copies" id="main-R-3-num-copies"&gt;0&lt;/div&gt;&lt;button type="button" class="btn btn-secondary btn-number btn-sm btn-pop" data-type="minus" data-deck="main" data-id="R-3"&gt;-&lt;/button&gt;&lt;button type="button" class="btn btn-secondary btn-number btn-sm btn-push" data-type="plus" data-deck="main" data-id="R-3"&gt;+&lt;/button&gt;&lt;button type="button" class="btn btn-secondary btn-number btn-sm btn-drop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&quot; id=&quot;side-R-3&quot;&gt;&lt;img class=&quot;d-block&quot; width=&quot;80&quot; height=&quot;112&quot; src=&quot;https://one-draw.jp/ijinden/cardlist/R01/card/R_003.png&quot; /&gt;&lt;div class=&quot;container-num-copies&quot; id=&quot;side-R-3-num-copies&quot;&gt;0&lt;/div&gt;&lt;button type=&quot;button&quot; class=&quot;btn btn-secondary btn-number btn-sm btn-pop&quot; data-type=&quot;minus&quot; data-deck=&quot;side&quot; data-id=&quot;R-3&quot;&gt;-&lt;/button&gt;&lt;button type=&quot;button&quot; class=&quot;btn btn-secondary btn-number btn-sm btn-push&quot; data-type=&quot;plus&quot; data-deck=&quot;side&quot; data-id=&quot;R-3&quot;&gt;+&lt;/button&gt;&lt;button type=&quot;button&quot; class=&quot;btn btn-secondary btn-number btn-sm btn-raise&quot; data-type=&quot;raise&quot; data-id=&quot;R-3&quot;&gt;^&lt;/button&gt;&lt;/div&gt;" calcext:value-type="string">
            <text:p>&lt;div class="container-card" id="side-R-3"&gt;&lt;img class="d-block" width="80" height="112" src="https://one-draw.jp/ijinden/cardlist/R01/card/R_003.png" /&gt;&lt;div class="container-num-copies" id="side-R-3-num-copies"&gt;0&lt;/div&gt;&lt;button type="button" class="btn btn-secondary btn-number btn-sm btn-pop" data-type="minus" data-deck="side" data-id="R-3"&gt;-&lt;/button&gt;&lt;button type="button" class="btn btn-secondary btn-number btn-sm btn-push" data-type="plus" data-deck="side" data-id="R-3"&gt;+&lt;/button&gt;&lt;button type="button" class="btn btn-secondary btn-number btn-sm btn-raise" data-type="raise" data-id="R-3"&gt;^&lt;/button&gt;&lt;/div&gt;</text:p>
          </table:table-cell>
          <table:table-cell table:formula="of:=CONCATENATE([$HTML.$A$3];[.F4];[$HTML.$B$3];[.H4];[$HTML.$C$3];[.J4];[$HTML.$D$3];[.N4];[$HTML.$E$3];[.B4];[$HTML.$F$3];[.D4];[$HTML.$G$3];[.B4];[$HTML.$H$3];[.B4];[$HTML.$I$3];[.B4];[$HTML.$J$3];[.B4];[$HTML.$K$3];[.B4];[$HTML.$L$3];[.B4];[$HTML.$M$3];[.B4];[$HTML.$N$3];[.B4];[$HTML.$O$3])" office:value-type="string" office:string-value="&lt;tr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data-expansion="10" data-type="1" data-color="2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&quot; id=&quot;main-R-4&quot;&gt;&lt;img class=&quot;img-card&quot; width=&quot;80&quot; height=&quot;112&quot; src=&quot;https://one-draw.jp/ijinden/cardlist/R01/card/R_004.png&quot; /&gt;&lt;div class=&quot;container-num-copies&quot; id=&quot;main-R-4-num-copies&quot;&gt;0&lt;/div&gt;&lt;button type=&quot;button&quot; class=&quot;btn btn-secondary btn-number btn-sm btn-pop&quot; data-type=&quot;minus&quot; data-deck=&quot;main&quot; data-id=&quot;R-4&quot;&gt;-&lt;/button&gt;&lt;button type=&quot;button&quot; class=&quot;btn btn-secondary btn-number btn-sm btn-push&quot; data-type=&quot;plus&quot; data-deck=&quot;main&quot; data-id=&quot;R-4&quot;&gt;+&lt;/button&gt;&lt;button type=&quot;button&quot; class=&quot;btn btn-secondary btn-number btn-sm btn-drop&quot; data-type=&quot;drop&quot; data-id=&quot;R-4&quot;&gt;v&lt;/button&gt;&lt;/div&gt;" calcext:value-type="string">
            <text:p>&lt;div class="container-card" id="main-R-4"&gt;&lt;img class="img-card" width="80" height="112" src="https://one-draw.jp/ijinden/cardlist/R01/card/R_004.png" /&gt;&lt;div class="container-num-copies" id="main-R-4-num-copies"&gt;0&lt;/div&gt;&lt;button type="button" class="btn btn-secondary btn-number btn-sm btn-pop" data-type="minus" data-deck="main" data-id="R-4"&gt;-&lt;/button&gt;&lt;button type="button" class="btn btn-secondary btn-number btn-sm btn-push" data-type="plus" data-deck="main" data-id="R-4"&gt;+&lt;/button&gt;&lt;button type="button" class="btn btn-secondary btn-number btn-sm btn-drop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&quot; id=&quot;side-R-4&quot;&gt;&lt;img class=&quot;d-block&quot; width=&quot;80&quot; height=&quot;112&quot; src=&quot;https://one-draw.jp/ijinden/cardlist/R01/card/R_004.png&quot; /&gt;&lt;div class=&quot;container-num-copies&quot; id=&quot;side-R-4-num-copies&quot;&gt;0&lt;/div&gt;&lt;button type=&quot;button&quot; class=&quot;btn btn-secondary btn-number btn-sm btn-pop&quot; data-type=&quot;minus&quot; data-deck=&quot;side&quot; data-id=&quot;R-4&quot;&gt;-&lt;/button&gt;&lt;button type=&quot;button&quot; class=&quot;btn btn-secondary btn-number btn-sm btn-push&quot; data-type=&quot;plus&quot; data-deck=&quot;side&quot; data-id=&quot;R-4&quot;&gt;+&lt;/button&gt;&lt;button type=&quot;button&quot; class=&quot;btn btn-secondary btn-number btn-sm btn-raise&quot; data-type=&quot;raise&quot; data-id=&quot;R-4&quot;&gt;^&lt;/button&gt;&lt;/div&gt;" calcext:value-type="string">
            <text:p>&lt;div class="container-card" id="side-R-4"&gt;&lt;img class="d-block" width="80" height="112" src="https://one-draw.jp/ijinden/cardlist/R01/card/R_004.png" /&gt;&lt;div class="container-num-copies" id="side-R-4-num-copies"&gt;0&lt;/div&gt;&lt;button type="button" class="btn btn-secondary btn-number btn-sm btn-pop" data-type="minus" data-deck="side" data-id="R-4"&gt;-&lt;/button&gt;&lt;button type="button" class="btn btn-secondary btn-number btn-sm btn-push" data-type="plus" data-deck="side" data-id="R-4"&gt;+&lt;/button&gt;&lt;button type="button" class="btn btn-secondary btn-number btn-sm btn-raise" data-type="raise" data-id="R-4"&gt;^&lt;/button&gt;&lt;/div&gt;</text:p>
          </table:table-cell>
          <table:table-cell table:formula="of:=CONCATENATE([$HTML.$A$3];[.F5];[$HTML.$B$3];[.H5];[$HTML.$C$3];[.J5];[$HTML.$D$3];[.N5];[$HTML.$E$3];[.B5];[$HTML.$F$3];[.D5];[$HTML.$G$3];[.B5];[$HTML.$H$3];[.B5];[$HTML.$I$3];[.B5];[$HTML.$J$3];[.B5];[$HTML.$K$3];[.B5];[$HTML.$L$3];[.B5];[$HTML.$M$3];[.B5];[$HTML.$N$3];[.B5];[$HTML.$O$3])" office:value-type="string" office:string-value="&lt;tr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data-expansion="10" data-type="1" data-color="2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&quot; id=&quot;main-R-5&quot;&gt;&lt;img class=&quot;img-card&quot; width=&quot;80&quot; height=&quot;112&quot; src=&quot;https://one-draw.jp/ijinden/cardlist/R01/card/R_005.png&quot; /&gt;&lt;div class=&quot;container-num-copies&quot; id=&quot;main-R-5-num-copies&quot;&gt;0&lt;/div&gt;&lt;button type=&quot;button&quot; class=&quot;btn btn-secondary btn-number btn-sm btn-pop&quot; data-type=&quot;minus&quot; data-deck=&quot;main&quot; data-id=&quot;R-5&quot;&gt;-&lt;/button&gt;&lt;button type=&quot;button&quot; class=&quot;btn btn-secondary btn-number btn-sm btn-push&quot; data-type=&quot;plus&quot; data-deck=&quot;main&quot; data-id=&quot;R-5&quot;&gt;+&lt;/button&gt;&lt;button type=&quot;button&quot; class=&quot;btn btn-secondary btn-number btn-sm btn-drop&quot; data-type=&quot;drop&quot; data-id=&quot;R-5&quot;&gt;v&lt;/button&gt;&lt;/div&gt;" calcext:value-type="string">
            <text:p>&lt;div class="container-card" id="main-R-5"&gt;&lt;img class="img-card" width="80" height="112" src="https://one-draw.jp/ijinden/cardlist/R01/card/R_005.png" /&gt;&lt;div class="container-num-copies" id="main-R-5-num-copies"&gt;0&lt;/div&gt;&lt;button type="button" class="btn btn-secondary btn-number btn-sm btn-pop" data-type="minus" data-deck="main" data-id="R-5"&gt;-&lt;/button&gt;&lt;button type="button" class="btn btn-secondary btn-number btn-sm btn-push" data-type="plus" data-deck="main" data-id="R-5"&gt;+&lt;/button&gt;&lt;button type="button" class="btn btn-secondary btn-number btn-sm btn-drop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&quot; id=&quot;side-R-5&quot;&gt;&lt;img class=&quot;d-block&quot; width=&quot;80&quot; height=&quot;112&quot; src=&quot;https://one-draw.jp/ijinden/cardlist/R01/card/R_005.png&quot; /&gt;&lt;div class=&quot;container-num-copies&quot; id=&quot;side-R-5-num-copies&quot;&gt;0&lt;/div&gt;&lt;button type=&quot;button&quot; class=&quot;btn btn-secondary btn-number btn-sm btn-pop&quot; data-type=&quot;minus&quot; data-deck=&quot;side&quot; data-id=&quot;R-5&quot;&gt;-&lt;/button&gt;&lt;button type=&quot;button&quot; class=&quot;btn btn-secondary btn-number btn-sm btn-push&quot; data-type=&quot;plus&quot; data-deck=&quot;side&quot; data-id=&quot;R-5&quot;&gt;+&lt;/button&gt;&lt;button type=&quot;button&quot; class=&quot;btn btn-secondary btn-number btn-sm btn-raise&quot; data-type=&quot;raise&quot; data-id=&quot;R-5&quot;&gt;^&lt;/button&gt;&lt;/div&gt;" calcext:value-type="string">
            <text:p>&lt;div class="container-card" id="side-R-5"&gt;&lt;img class="d-block" width="80" height="112" src="https://one-draw.jp/ijinden/cardlist/R01/card/R_005.png" /&gt;&lt;div class="container-num-copies" id="side-R-5-num-copies"&gt;0&lt;/div&gt;&lt;button type="button" class="btn btn-secondary btn-number btn-sm btn-pop" data-type="minus" data-deck="side" data-id="R-5"&gt;-&lt;/button&gt;&lt;button type="button" class="btn btn-secondary btn-number btn-sm btn-push" data-type="plus" data-deck="side" data-id="R-5"&gt;+&lt;/button&gt;&lt;button type="button" class="btn btn-secondary btn-number btn-sm btn-raise" data-type="raise" data-id="R-5"&gt;^&lt;/button&gt;&lt;/div&gt;</text:p>
          </table:table-cell>
          <table:table-cell table:formula="of:=CONCATENATE([$HTML.$A$3];[.F6];[$HTML.$B$3];[.H6];[$HTML.$C$3];[.J6];[$HTML.$D$3];[.N6];[$HTML.$E$3];[.B6];[$HTML.$F$3];[.D6];[$HTML.$G$3];[.B6];[$HTML.$H$3];[.B6];[$HTML.$I$3];[.B6];[$HTML.$J$3];[.B6];[$HTML.$K$3];[.B6];[$HTML.$L$3];[.B6];[$HTML.$M$3];[.B6];[$HTML.$N$3];[.B6];[$HTML.$O$3])" office:value-type="string" office:string-value="&lt;tr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data-expansion="10" data-type="1" data-color="2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&quot; id=&quot;main-R-6&quot;&gt;&lt;img class=&quot;img-card&quot; width=&quot;80&quot; height=&quot;112&quot; src=&quot;https://one-draw.jp/ijinden/cardlist/R01/card/R_006.png&quot; /&gt;&lt;div class=&quot;container-num-copies&quot; id=&quot;main-R-6-num-copies&quot;&gt;0&lt;/div&gt;&lt;button type=&quot;button&quot; class=&quot;btn btn-secondary btn-number btn-sm btn-pop&quot; data-type=&quot;minus&quot; data-deck=&quot;main&quot; data-id=&quot;R-6&quot;&gt;-&lt;/button&gt;&lt;button type=&quot;button&quot; class=&quot;btn btn-secondary btn-number btn-sm btn-push&quot; data-type=&quot;plus&quot; data-deck=&quot;main&quot; data-id=&quot;R-6&quot;&gt;+&lt;/button&gt;&lt;button type=&quot;button&quot; class=&quot;btn btn-secondary btn-number btn-sm btn-drop&quot; data-type=&quot;drop&quot; data-id=&quot;R-6&quot;&gt;v&lt;/button&gt;&lt;/div&gt;" calcext:value-type="string">
            <text:p>&lt;div class="container-card" id="main-R-6"&gt;&lt;img class="img-card" width="80" height="112" src="https://one-draw.jp/ijinden/cardlist/R01/card/R_006.png" /&gt;&lt;div class="container-num-copies" id="main-R-6-num-copies"&gt;0&lt;/div&gt;&lt;button type="button" class="btn btn-secondary btn-number btn-sm btn-pop" data-type="minus" data-deck="main" data-id="R-6"&gt;-&lt;/button&gt;&lt;button type="button" class="btn btn-secondary btn-number btn-sm btn-push" data-type="plus" data-deck="main" data-id="R-6"&gt;+&lt;/button&gt;&lt;button type="button" class="btn btn-secondary btn-number btn-sm btn-drop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&quot; id=&quot;side-R-6&quot;&gt;&lt;img class=&quot;d-block&quot; width=&quot;80&quot; height=&quot;112&quot; src=&quot;https://one-draw.jp/ijinden/cardlist/R01/card/R_006.png&quot; /&gt;&lt;div class=&quot;container-num-copies&quot; id=&quot;side-R-6-num-copies&quot;&gt;0&lt;/div&gt;&lt;button type=&quot;button&quot; class=&quot;btn btn-secondary btn-number btn-sm btn-pop&quot; data-type=&quot;minus&quot; data-deck=&quot;side&quot; data-id=&quot;R-6&quot;&gt;-&lt;/button&gt;&lt;button type=&quot;button&quot; class=&quot;btn btn-secondary btn-number btn-sm btn-push&quot; data-type=&quot;plus&quot; data-deck=&quot;side&quot; data-id=&quot;R-6&quot;&gt;+&lt;/button&gt;&lt;button type=&quot;button&quot; class=&quot;btn btn-secondary btn-number btn-sm btn-raise&quot; data-type=&quot;raise&quot; data-id=&quot;R-6&quot;&gt;^&lt;/button&gt;&lt;/div&gt;" calcext:value-type="string">
            <text:p>&lt;div class="container-card" id="side-R-6"&gt;&lt;img class="d-block" width="80" height="112" src="https://one-draw.jp/ijinden/cardlist/R01/card/R_006.png" /&gt;&lt;div class="container-num-copies" id="side-R-6-num-copies"&gt;0&lt;/div&gt;&lt;button type="button" class="btn btn-secondary btn-number btn-sm btn-pop" data-type="minus" data-deck="side" data-id="R-6"&gt;-&lt;/button&gt;&lt;button type="button" class="btn btn-secondary btn-number btn-sm btn-push" data-type="plus" data-deck="side" data-id="R-6"&gt;+&lt;/button&gt;&lt;button type="button" class="btn btn-secondary btn-number btn-sm btn-raise" data-type="raise" data-id="R-6"&gt;^&lt;/button&gt;&lt;/div&gt;</text:p>
          </table:table-cell>
          <table:table-cell table:formula="of:=CONCATENATE([$HTML.$A$3];[.F7];[$HTML.$B$3];[.H7];[$HTML.$C$3];[.J7];[$HTML.$D$3];[.N7];[$HTML.$E$3];[.B7];[$HTML.$F$3];[.D7];[$HTML.$G$3];[.B7];[$HTML.$H$3];[.B7];[$HTML.$I$3];[.B7];[$HTML.$J$3];[.B7];[$HTML.$K$3];[.B7];[$HTML.$L$3];[.B7];[$HTML.$M$3];[.B7];[$HTML.$N$3];[.B7];[$HTML.$O$3])" office:value-type="string" office:string-value="&lt;tr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data-expansion="10" data-type="1" data-color="2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&quot; id=&quot;main-R-7&quot;&gt;&lt;img class=&quot;img-card&quot; width=&quot;80&quot; height=&quot;112&quot; src=&quot;https://one-draw.jp/ijinden/cardlist/R01/card/R_007.png&quot; /&gt;&lt;div class=&quot;container-num-copies&quot; id=&quot;main-R-7-num-copies&quot;&gt;0&lt;/div&gt;&lt;button type=&quot;button&quot; class=&quot;btn btn-secondary btn-number btn-sm btn-pop&quot; data-type=&quot;minus&quot; data-deck=&quot;main&quot; data-id=&quot;R-7&quot;&gt;-&lt;/button&gt;&lt;button type=&quot;button&quot; class=&quot;btn btn-secondary btn-number btn-sm btn-push&quot; data-type=&quot;plus&quot; data-deck=&quot;main&quot; data-id=&quot;R-7&quot;&gt;+&lt;/button&gt;&lt;button type=&quot;button&quot; class=&quot;btn btn-secondary btn-number btn-sm btn-drop&quot; data-type=&quot;drop&quot; data-id=&quot;R-7&quot;&gt;v&lt;/button&gt;&lt;/div&gt;" calcext:value-type="string">
            <text:p>&lt;div class="container-card" id="main-R-7"&gt;&lt;img class="img-card" width="80" height="112" src="https://one-draw.jp/ijinden/cardlist/R01/card/R_007.png" /&gt;&lt;div class="container-num-copies" id="main-R-7-num-copies"&gt;0&lt;/div&gt;&lt;button type="button" class="btn btn-secondary btn-number btn-sm btn-pop" data-type="minus" data-deck="main" data-id="R-7"&gt;-&lt;/button&gt;&lt;button type="button" class="btn btn-secondary btn-number btn-sm btn-push" data-type="plus" data-deck="main" data-id="R-7"&gt;+&lt;/button&gt;&lt;button type="button" class="btn btn-secondary btn-number btn-sm btn-drop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&quot; id=&quot;side-R-7&quot;&gt;&lt;img class=&quot;d-block&quot; width=&quot;80&quot; height=&quot;112&quot; src=&quot;https://one-draw.jp/ijinden/cardlist/R01/card/R_007.png&quot; /&gt;&lt;div class=&quot;container-num-copies&quot; id=&quot;side-R-7-num-copies&quot;&gt;0&lt;/div&gt;&lt;button type=&quot;button&quot; class=&quot;btn btn-secondary btn-number btn-sm btn-pop&quot; data-type=&quot;minus&quot; data-deck=&quot;side&quot; data-id=&quot;R-7&quot;&gt;-&lt;/button&gt;&lt;button type=&quot;button&quot; class=&quot;btn btn-secondary btn-number btn-sm btn-push&quot; data-type=&quot;plus&quot; data-deck=&quot;side&quot; data-id=&quot;R-7&quot;&gt;+&lt;/button&gt;&lt;button type=&quot;button&quot; class=&quot;btn btn-secondary btn-number btn-sm btn-raise&quot; data-type=&quot;raise&quot; data-id=&quot;R-7&quot;&gt;^&lt;/button&gt;&lt;/div&gt;" calcext:value-type="string">
            <text:p>&lt;div class="container-card" id="side-R-7"&gt;&lt;img class="d-block" width="80" height="112" src="https://one-draw.jp/ijinden/cardlist/R01/card/R_007.png" /&gt;&lt;div class="container-num-copies" id="side-R-7-num-copies"&gt;0&lt;/div&gt;&lt;button type="button" class="btn btn-secondary btn-number btn-sm btn-pop" data-type="minus" data-deck="side" data-id="R-7"&gt;-&lt;/button&gt;&lt;button type="button" class="btn btn-secondary btn-number btn-sm btn-push" data-type="plus" data-deck="side" data-id="R-7"&gt;+&lt;/button&gt;&lt;button type="button" class="btn btn-secondary btn-number btn-sm btn-raise" data-type="raise" data-id="R-7"&gt;^&lt;/button&gt;&lt;/div&gt;</text:p>
          </table:table-cell>
          <table:table-cell table:formula="of:=CONCATENATE([$HTML.$A$3];[.F8];[$HTML.$B$3];[.H8];[$HTML.$C$3];[.J8];[$HTML.$D$3];[.N8];[$HTML.$E$3];[.B8];[$HTML.$F$3];[.D8];[$HTML.$G$3];[.B8];[$HTML.$H$3];[.B8];[$HTML.$I$3];[.B8];[$HTML.$J$3];[.B8];[$HTML.$K$3];[.B8];[$HTML.$L$3];[.B8];[$HTML.$M$3];[.B8];[$HTML.$N$3];[.B8];[$HTML.$O$3])" office:value-type="string" office:string-value="&lt;tr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data-expansion="10" data-type="1" data-color="2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&quot; id=&quot;main-R-8&quot;&gt;&lt;img class=&quot;img-card&quot; width=&quot;80&quot; height=&quot;112&quot; src=&quot;https://one-draw.jp/ijinden/cardlist/R01/card/R_008.png&quot; /&gt;&lt;div class=&quot;container-num-copies&quot; id=&quot;main-R-8-num-copies&quot;&gt;0&lt;/div&gt;&lt;button type=&quot;button&quot; class=&quot;btn btn-secondary btn-number btn-sm btn-pop&quot; data-type=&quot;minus&quot; data-deck=&quot;main&quot; data-id=&quot;R-8&quot;&gt;-&lt;/button&gt;&lt;button type=&quot;button&quot; class=&quot;btn btn-secondary btn-number btn-sm btn-push&quot; data-type=&quot;plus&quot; data-deck=&quot;main&quot; data-id=&quot;R-8&quot;&gt;+&lt;/button&gt;&lt;button type=&quot;button&quot; class=&quot;btn btn-secondary btn-number btn-sm btn-drop&quot; data-type=&quot;drop&quot; data-id=&quot;R-8&quot;&gt;v&lt;/button&gt;&lt;/div&gt;" calcext:value-type="string">
            <text:p>&lt;div class="container-card" id="main-R-8"&gt;&lt;img class="img-card" width="80" height="112" src="https://one-draw.jp/ijinden/cardlist/R01/card/R_008.png" /&gt;&lt;div class="container-num-copies" id="main-R-8-num-copies"&gt;0&lt;/div&gt;&lt;button type="button" class="btn btn-secondary btn-number btn-sm btn-pop" data-type="minus" data-deck="main" data-id="R-8"&gt;-&lt;/button&gt;&lt;button type="button" class="btn btn-secondary btn-number btn-sm btn-push" data-type="plus" data-deck="main" data-id="R-8"&gt;+&lt;/button&gt;&lt;button type="button" class="btn btn-secondary btn-number btn-sm btn-drop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&quot; id=&quot;side-R-8&quot;&gt;&lt;img class=&quot;d-block&quot; width=&quot;80&quot; height=&quot;112&quot; src=&quot;https://one-draw.jp/ijinden/cardlist/R01/card/R_008.png&quot; /&gt;&lt;div class=&quot;container-num-copies&quot; id=&quot;side-R-8-num-copies&quot;&gt;0&lt;/div&gt;&lt;button type=&quot;button&quot; class=&quot;btn btn-secondary btn-number btn-sm btn-pop&quot; data-type=&quot;minus&quot; data-deck=&quot;side&quot; data-id=&quot;R-8&quot;&gt;-&lt;/button&gt;&lt;button type=&quot;button&quot; class=&quot;btn btn-secondary btn-number btn-sm btn-push&quot; data-type=&quot;plus&quot; data-deck=&quot;side&quot; data-id=&quot;R-8&quot;&gt;+&lt;/button&gt;&lt;button type=&quot;button&quot; class=&quot;btn btn-secondary btn-number btn-sm btn-raise&quot; data-type=&quot;raise&quot; data-id=&quot;R-8&quot;&gt;^&lt;/button&gt;&lt;/div&gt;" calcext:value-type="string">
            <text:p>&lt;div class="container-card" id="side-R-8"&gt;&lt;img class="d-block" width="80" height="112" src="https://one-draw.jp/ijinden/cardlist/R01/card/R_008.png" /&gt;&lt;div class="container-num-copies" id="side-R-8-num-copies"&gt;0&lt;/div&gt;&lt;button type="button" class="btn btn-secondary btn-number btn-sm btn-pop" data-type="minus" data-deck="side" data-id="R-8"&gt;-&lt;/button&gt;&lt;button type="button" class="btn btn-secondary btn-number btn-sm btn-push" data-type="plus" data-deck="side" data-id="R-8"&gt;+&lt;/button&gt;&lt;button type="button" class="btn btn-secondary btn-number btn-sm btn-raise" data-type="raise" data-id="R-8"&gt;^&lt;/button&gt;&lt;/div&gt;</text:p>
          </table:table-cell>
          <table:table-cell table:formula="of:=CONCATENATE([$HTML.$A$3];[.F9];[$HTML.$B$3];[.H9];[$HTML.$C$3];[.J9];[$HTML.$D$3];[.N9];[$HTML.$E$3];[.B9];[$HTML.$F$3];[.D9];[$HTML.$G$3];[.B9];[$HTML.$H$3];[.B9];[$HTML.$I$3];[.B9];[$HTML.$J$3];[.B9];[$HTML.$K$3];[.B9];[$HTML.$L$3];[.B9];[$HTML.$M$3];[.B9];[$HTML.$N$3];[.B9];[$HTML.$O$3])" office:value-type="string" office:string-value="&lt;tr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data-expansion="10" data-type="1" data-color="2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&quot; id=&quot;main-R-9&quot;&gt;&lt;img class=&quot;img-card&quot; width=&quot;80&quot; height=&quot;112&quot; src=&quot;https://one-draw.jp/ijinden/cardlist/R01/card/R_009.png&quot; /&gt;&lt;div class=&quot;container-num-copies&quot; id=&quot;main-R-9-num-copies&quot;&gt;0&lt;/div&gt;&lt;button type=&quot;button&quot; class=&quot;btn btn-secondary btn-number btn-sm btn-pop&quot; data-type=&quot;minus&quot; data-deck=&quot;main&quot; data-id=&quot;R-9&quot;&gt;-&lt;/button&gt;&lt;button type=&quot;button&quot; class=&quot;btn btn-secondary btn-number btn-sm btn-push&quot; data-type=&quot;plus&quot; data-deck=&quot;main&quot; data-id=&quot;R-9&quot;&gt;+&lt;/button&gt;&lt;button type=&quot;button&quot; class=&quot;btn btn-secondary btn-number btn-sm btn-drop&quot; data-type=&quot;drop&quot; data-id=&quot;R-9&quot;&gt;v&lt;/button&gt;&lt;/div&gt;" calcext:value-type="string">
            <text:p>&lt;div class="container-card" id="main-R-9"&gt;&lt;img class="img-card" width="80" height="112" src="https://one-draw.jp/ijinden/cardlist/R01/card/R_009.png" /&gt;&lt;div class="container-num-copies" id="main-R-9-num-copies"&gt;0&lt;/div&gt;&lt;button type="button" class="btn btn-secondary btn-number btn-sm btn-pop" data-type="minus" data-deck="main" data-id="R-9"&gt;-&lt;/button&gt;&lt;button type="button" class="btn btn-secondary btn-number btn-sm btn-push" data-type="plus" data-deck="main" data-id="R-9"&gt;+&lt;/button&gt;&lt;button type="button" class="btn btn-secondary btn-number btn-sm btn-drop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&quot; id=&quot;side-R-9&quot;&gt;&lt;img class=&quot;d-block&quot; width=&quot;80&quot; height=&quot;112&quot; src=&quot;https://one-draw.jp/ijinden/cardlist/R01/card/R_009.png&quot; /&gt;&lt;div class=&quot;container-num-copies&quot; id=&quot;side-R-9-num-copies&quot;&gt;0&lt;/div&gt;&lt;button type=&quot;button&quot; class=&quot;btn btn-secondary btn-number btn-sm btn-pop&quot; data-type=&quot;minus&quot; data-deck=&quot;side&quot; data-id=&quot;R-9&quot;&gt;-&lt;/button&gt;&lt;button type=&quot;button&quot; class=&quot;btn btn-secondary btn-number btn-sm btn-push&quot; data-type=&quot;plus&quot; data-deck=&quot;side&quot; data-id=&quot;R-9&quot;&gt;+&lt;/button&gt;&lt;button type=&quot;button&quot; class=&quot;btn btn-secondary btn-number btn-sm btn-raise&quot; data-type=&quot;raise&quot; data-id=&quot;R-9&quot;&gt;^&lt;/button&gt;&lt;/div&gt;" calcext:value-type="string">
            <text:p>&lt;div class="container-card" id="side-R-9"&gt;&lt;img class="d-block" width="80" height="112" src="https://one-draw.jp/ijinden/cardlist/R01/card/R_009.png" /&gt;&lt;div class="container-num-copies" id="side-R-9-num-copies"&gt;0&lt;/div&gt;&lt;button type="button" class="btn btn-secondary btn-number btn-sm btn-pop" data-type="minus" data-deck="side" data-id="R-9"&gt;-&lt;/button&gt;&lt;button type="button" class="btn btn-secondary btn-number btn-sm btn-push" data-type="plus" data-deck="side" data-id="R-9"&gt;+&lt;/button&gt;&lt;button type="button" class="btn btn-secondary btn-number btn-sm btn-raise" data-type="raise" data-id="R-9"&gt;^&lt;/button&gt;&lt;/div&gt;</text:p>
          </table:table-cell>
          <table:table-cell table:formula="of:=CONCATENATE([$HTML.$A$3];[.F10];[$HTML.$B$3];[.H10];[$HTML.$C$3];[.J10];[$HTML.$D$3];[.N10];[$HTML.$E$3];[.B10];[$HTML.$F$3];[.D10];[$HTML.$G$3];[.B10];[$HTML.$H$3];[.B10];[$HTML.$I$3];[.B10];[$HTML.$J$3];[.B10];[$HTML.$K$3];[.B10];[$HTML.$L$3];[.B10];[$HTML.$M$3];[.B10];[$HTML.$N$3];[.B10];[$HTML.$O$3])" office:value-type="string" office:string-value="&lt;tr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data-expansion="10" data-type="2" data-color="2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&quot; id=&quot;main-R-10&quot;&gt;&lt;img class=&quot;img-card&quot; width=&quot;80&quot; height=&quot;112&quot; src=&quot;https://one-draw.jp/ijinden/cardlist/R01/card/R_010.png&quot; /&gt;&lt;div class=&quot;container-num-copies&quot; id=&quot;main-R-10-num-copies&quot;&gt;0&lt;/div&gt;&lt;button type=&quot;button&quot; class=&quot;btn btn-secondary btn-number btn-sm btn-pop&quot; data-type=&quot;minus&quot; data-deck=&quot;main&quot; data-id=&quot;R-10&quot;&gt;-&lt;/button&gt;&lt;button type=&quot;button&quot; class=&quot;btn btn-secondary btn-number btn-sm btn-push&quot; data-type=&quot;plus&quot; data-deck=&quot;main&quot; data-id=&quot;R-10&quot;&gt;+&lt;/button&gt;&lt;button type=&quot;button&quot; class=&quot;btn btn-secondary btn-number btn-sm btn-drop&quot; data-type=&quot;drop&quot; data-id=&quot;R-10&quot;&gt;v&lt;/button&gt;&lt;/div&gt;" calcext:value-type="string">
            <text:p>&lt;div class="container-card" id="main-R-10"&gt;&lt;img class="img-card" width="80" height="112" src="https://one-draw.jp/ijinden/cardlist/R01/card/R_010.png" /&gt;&lt;div class="container-num-copies" id="main-R-10-num-copies"&gt;0&lt;/div&gt;&lt;button type="button" class="btn btn-secondary btn-number btn-sm btn-pop" data-type="minus" data-deck="main" data-id="R-10"&gt;-&lt;/button&gt;&lt;button type="button" class="btn btn-secondary btn-number btn-sm btn-push" data-type="plus" data-deck="main" data-id="R-10"&gt;+&lt;/button&gt;&lt;button type="button" class="btn btn-secondary btn-number btn-sm btn-drop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&quot; id=&quot;side-R-10&quot;&gt;&lt;img class=&quot;d-block&quot; width=&quot;80&quot; height=&quot;112&quot; src=&quot;https://one-draw.jp/ijinden/cardlist/R01/card/R_010.png&quot; /&gt;&lt;div class=&quot;container-num-copies&quot; id=&quot;side-R-10-num-copies&quot;&gt;0&lt;/div&gt;&lt;button type=&quot;button&quot; class=&quot;btn btn-secondary btn-number btn-sm btn-pop&quot; data-type=&quot;minus&quot; data-deck=&quot;side&quot; data-id=&quot;R-10&quot;&gt;-&lt;/button&gt;&lt;button type=&quot;button&quot; class=&quot;btn btn-secondary btn-number btn-sm btn-push&quot; data-type=&quot;plus&quot; data-deck=&quot;side&quot; data-id=&quot;R-10&quot;&gt;+&lt;/button&gt;&lt;button type=&quot;button&quot; class=&quot;btn btn-secondary btn-number btn-sm btn-raise&quot; data-type=&quot;raise&quot; data-id=&quot;R-10&quot;&gt;^&lt;/button&gt;&lt;/div&gt;" calcext:value-type="string">
            <text:p>&lt;div class="container-card" id="side-R-10"&gt;&lt;img class="d-block" width="80" height="112" src="https://one-draw.jp/ijinden/cardlist/R01/card/R_010.png" /&gt;&lt;div class="container-num-copies" id="side-R-10-num-copies"&gt;0&lt;/div&gt;&lt;button type="button" class="btn btn-secondary btn-number btn-sm btn-pop" data-type="minus" data-deck="side" data-id="R-10"&gt;-&lt;/button&gt;&lt;button type="button" class="btn btn-secondary btn-number btn-sm btn-push" data-type="plus" data-deck="side" data-id="R-10"&gt;+&lt;/button&gt;&lt;button type="button" class="btn btn-secondary btn-number btn-sm btn-raise" data-type="raise" data-id="R-10"&gt;^&lt;/button&gt;&lt;/div&gt;</text:p>
          </table:table-cell>
          <table:table-cell table:formula="of:=CONCATENATE([$HTML.$A$3];[.F11];[$HTML.$B$3];[.H11];[$HTML.$C$3];[.J11];[$HTML.$D$3];[.N11];[$HTML.$E$3];[.B11];[$HTML.$F$3];[.D11];[$HTML.$G$3];[.B11];[$HTML.$H$3];[.B11];[$HTML.$I$3];[.B11];[$HTML.$J$3];[.B11];[$HTML.$K$3];[.B11];[$HTML.$L$3];[.B11];[$HTML.$M$3];[.B11];[$HTML.$N$3];[.B11];[$HTML.$O$3])" office:value-type="string" office:string-value="&lt;tr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data-expansion="10" data-type="2" data-color="2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&quot; id=&quot;main-R-11&quot;&gt;&lt;img class=&quot;img-card&quot; width=&quot;80&quot; height=&quot;112&quot; src=&quot;https://one-draw.jp/ijinden/cardlist/R01/card/R_011.png&quot; /&gt;&lt;div class=&quot;container-num-copies&quot; id=&quot;main-R-11-num-copies&quot;&gt;0&lt;/div&gt;&lt;button type=&quot;button&quot; class=&quot;btn btn-secondary btn-number btn-sm btn-pop&quot; data-type=&quot;minus&quot; data-deck=&quot;main&quot; data-id=&quot;R-11&quot;&gt;-&lt;/button&gt;&lt;button type=&quot;button&quot; class=&quot;btn btn-secondary btn-number btn-sm btn-push&quot; data-type=&quot;plus&quot; data-deck=&quot;main&quot; data-id=&quot;R-11&quot;&gt;+&lt;/button&gt;&lt;button type=&quot;button&quot; class=&quot;btn btn-secondary btn-number btn-sm btn-drop&quot; data-type=&quot;drop&quot; data-id=&quot;R-11&quot;&gt;v&lt;/button&gt;&lt;/div&gt;" calcext:value-type="string">
            <text:p>&lt;div class="container-card" id="main-R-11"&gt;&lt;img class="img-card" width="80" height="112" src="https://one-draw.jp/ijinden/cardlist/R01/card/R_011.png" /&gt;&lt;div class="container-num-copies" id="main-R-11-num-copies"&gt;0&lt;/div&gt;&lt;button type="button" class="btn btn-secondary btn-number btn-sm btn-pop" data-type="minus" data-deck="main" data-id="R-11"&gt;-&lt;/button&gt;&lt;button type="button" class="btn btn-secondary btn-number btn-sm btn-push" data-type="plus" data-deck="main" data-id="R-11"&gt;+&lt;/button&gt;&lt;button type="button" class="btn btn-secondary btn-number btn-sm btn-drop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&quot; id=&quot;side-R-11&quot;&gt;&lt;img class=&quot;d-block&quot; width=&quot;80&quot; height=&quot;112&quot; src=&quot;https://one-draw.jp/ijinden/cardlist/R01/card/R_011.png&quot; /&gt;&lt;div class=&quot;container-num-copies&quot; id=&quot;side-R-11-num-copies&quot;&gt;0&lt;/div&gt;&lt;button type=&quot;button&quot; class=&quot;btn btn-secondary btn-number btn-sm btn-pop&quot; data-type=&quot;minus&quot; data-deck=&quot;side&quot; data-id=&quot;R-11&quot;&gt;-&lt;/button&gt;&lt;button type=&quot;button&quot; class=&quot;btn btn-secondary btn-number btn-sm btn-push&quot; data-type=&quot;plus&quot; data-deck=&quot;side&quot; data-id=&quot;R-11&quot;&gt;+&lt;/button&gt;&lt;button type=&quot;button&quot; class=&quot;btn btn-secondary btn-number btn-sm btn-raise&quot; data-type=&quot;raise&quot; data-id=&quot;R-11&quot;&gt;^&lt;/button&gt;&lt;/div&gt;" calcext:value-type="string">
            <text:p>&lt;div class="container-card" id="side-R-11"&gt;&lt;img class="d-block" width="80" height="112" src="https://one-draw.jp/ijinden/cardlist/R01/card/R_011.png" /&gt;&lt;div class="container-num-copies" id="side-R-11-num-copies"&gt;0&lt;/div&gt;&lt;button type="button" class="btn btn-secondary btn-number btn-sm btn-pop" data-type="minus" data-deck="side" data-id="R-11"&gt;-&lt;/button&gt;&lt;button type="button" class="btn btn-secondary btn-number btn-sm btn-push" data-type="plus" data-deck="side" data-id="R-11"&gt;+&lt;/button&gt;&lt;button type="button" class="btn btn-secondary btn-number btn-sm btn-raise" data-type="raise" data-id="R-11"&gt;^&lt;/button&gt;&lt;/div&gt;</text:p>
          </table:table-cell>
          <table:table-cell table:formula="of:=CONCATENATE([$HTML.$A$3];[.F12];[$HTML.$B$3];[.H12];[$HTML.$C$3];[.J12];[$HTML.$D$3];[.N12];[$HTML.$E$3];[.B12];[$HTML.$F$3];[.D12];[$HTML.$G$3];[.B12];[$HTML.$H$3];[.B12];[$HTML.$I$3];[.B12];[$HTML.$J$3];[.B12];[$HTML.$K$3];[.B12];[$HTML.$L$3];[.B12];[$HTML.$M$3];[.B12];[$HTML.$N$3];[.B12];[$HTML.$O$3])" office:value-type="string" office:string-value="&lt;tr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data-expansion="10" data-type="3" data-color="2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&quot; id=&quot;main-R-12&quot;&gt;&lt;img class=&quot;img-card&quot; width=&quot;80&quot; height=&quot;112&quot; src=&quot;https://one-draw.jp/ijinden/cardlist/R01/card/R_012.png&quot; /&gt;&lt;div class=&quot;container-num-copies&quot; id=&quot;main-R-12-num-copies&quot;&gt;0&lt;/div&gt;&lt;button type=&quot;button&quot; class=&quot;btn btn-secondary btn-number btn-sm btn-pop&quot; data-type=&quot;minus&quot; data-deck=&quot;main&quot; data-id=&quot;R-12&quot;&gt;-&lt;/button&gt;&lt;button type=&quot;button&quot; class=&quot;btn btn-secondary btn-number btn-sm btn-push&quot; data-type=&quot;plus&quot; data-deck=&quot;main&quot; data-id=&quot;R-12&quot;&gt;+&lt;/button&gt;&lt;button type=&quot;button&quot; class=&quot;btn btn-secondary btn-number btn-sm btn-drop&quot; data-type=&quot;drop&quot; data-id=&quot;R-12&quot;&gt;v&lt;/button&gt;&lt;/div&gt;" calcext:value-type="string">
            <text:p>&lt;div class="container-card" id="main-R-12"&gt;&lt;img class="img-card" width="80" height="112" src="https://one-draw.jp/ijinden/cardlist/R01/card/R_012.png" /&gt;&lt;div class="container-num-copies" id="main-R-12-num-copies"&gt;0&lt;/div&gt;&lt;button type="button" class="btn btn-secondary btn-number btn-sm btn-pop" data-type="minus" data-deck="main" data-id="R-12"&gt;-&lt;/button&gt;&lt;button type="button" class="btn btn-secondary btn-number btn-sm btn-push" data-type="plus" data-deck="main" data-id="R-12"&gt;+&lt;/button&gt;&lt;button type="button" class="btn btn-secondary btn-number btn-sm btn-drop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&quot; id=&quot;side-R-12&quot;&gt;&lt;img class=&quot;d-block&quot; width=&quot;80&quot; height=&quot;112&quot; src=&quot;https://one-draw.jp/ijinden/cardlist/R01/card/R_012.png&quot; /&gt;&lt;div class=&quot;container-num-copies&quot; id=&quot;side-R-12-num-copies&quot;&gt;0&lt;/div&gt;&lt;button type=&quot;button&quot; class=&quot;btn btn-secondary btn-number btn-sm btn-pop&quot; data-type=&quot;minus&quot; data-deck=&quot;side&quot; data-id=&quot;R-12&quot;&gt;-&lt;/button&gt;&lt;button type=&quot;button&quot; class=&quot;btn btn-secondary btn-number btn-sm btn-push&quot; data-type=&quot;plus&quot; data-deck=&quot;side&quot; data-id=&quot;R-12&quot;&gt;+&lt;/button&gt;&lt;button type=&quot;button&quot; class=&quot;btn btn-secondary btn-number btn-sm btn-raise&quot; data-type=&quot;raise&quot; data-id=&quot;R-12&quot;&gt;^&lt;/button&gt;&lt;/div&gt;" calcext:value-type="string">
            <text:p>&lt;div class="container-card" id="side-R-12"&gt;&lt;img class="d-block" width="80" height="112" src="https://one-draw.jp/ijinden/cardlist/R01/card/R_012.png" /&gt;&lt;div class="container-num-copies" id="side-R-12-num-copies"&gt;0&lt;/div&gt;&lt;button type="button" class="btn btn-secondary btn-number btn-sm btn-pop" data-type="minus" data-deck="side" data-id="R-12"&gt;-&lt;/button&gt;&lt;button type="button" class="btn btn-secondary btn-number btn-sm btn-push" data-type="plus" data-deck="side" data-id="R-12"&gt;+&lt;/button&gt;&lt;button type="button" class="btn btn-secondary btn-number btn-sm btn-raise" data-type="raise" data-id="R-12"&gt;^&lt;/button&gt;&lt;/div&gt;</text:p>
          </table:table-cell>
          <table:table-cell table:formula="of:=CONCATENATE([$HTML.$A$3];[.F13];[$HTML.$B$3];[.H13];[$HTML.$C$3];[.J13];[$HTML.$D$3];[.N13];[$HTML.$E$3];[.B13];[$HTML.$F$3];[.D13];[$HTML.$G$3];[.B13];[$HTML.$H$3];[.B13];[$HTML.$I$3];[.B13];[$HTML.$J$3];[.B13];[$HTML.$K$3];[.B13];[$HTML.$L$3];[.B13];[$HTML.$M$3];[.B13];[$HTML.$N$3];[.B13];[$HTML.$O$3])" office:value-type="string" office:string-value="&lt;tr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data-expansion="10" data-type="3" data-color="2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&quot; id=&quot;main-R-13&quot;&gt;&lt;img class=&quot;img-card&quot; width=&quot;80&quot; height=&quot;112&quot; src=&quot;https://one-draw.jp/ijinden/cardlist/R01/card/R_013.png&quot; /&gt;&lt;div class=&quot;container-num-copies&quot; id=&quot;main-R-13-num-copies&quot;&gt;0&lt;/div&gt;&lt;button type=&quot;button&quot; class=&quot;btn btn-secondary btn-number btn-sm btn-pop&quot; data-type=&quot;minus&quot; data-deck=&quot;main&quot; data-id=&quot;R-13&quot;&gt;-&lt;/button&gt;&lt;button type=&quot;button&quot; class=&quot;btn btn-secondary btn-number btn-sm btn-push&quot; data-type=&quot;plus&quot; data-deck=&quot;main&quot; data-id=&quot;R-13&quot;&gt;+&lt;/button&gt;&lt;button type=&quot;button&quot; class=&quot;btn btn-secondary btn-number btn-sm btn-drop&quot; data-type=&quot;drop&quot; data-id=&quot;R-13&quot;&gt;v&lt;/button&gt;&lt;/div&gt;" calcext:value-type="string">
            <text:p>&lt;div class="container-card" id="main-R-13"&gt;&lt;img class="img-card" width="80" height="112" src="https://one-draw.jp/ijinden/cardlist/R01/card/R_013.png" /&gt;&lt;div class="container-num-copies" id="main-R-13-num-copies"&gt;0&lt;/div&gt;&lt;button type="button" class="btn btn-secondary btn-number btn-sm btn-pop" data-type="minus" data-deck="main" data-id="R-13"&gt;-&lt;/button&gt;&lt;button type="button" class="btn btn-secondary btn-number btn-sm btn-push" data-type="plus" data-deck="main" data-id="R-13"&gt;+&lt;/button&gt;&lt;button type="button" class="btn btn-secondary btn-number btn-sm btn-drop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&quot; id=&quot;side-R-13&quot;&gt;&lt;img class=&quot;d-block&quot; width=&quot;80&quot; height=&quot;112&quot; src=&quot;https://one-draw.jp/ijinden/cardlist/R01/card/R_013.png&quot; /&gt;&lt;div class=&quot;container-num-copies&quot; id=&quot;side-R-13-num-copies&quot;&gt;0&lt;/div&gt;&lt;button type=&quot;button&quot; class=&quot;btn btn-secondary btn-number btn-sm btn-pop&quot; data-type=&quot;minus&quot; data-deck=&quot;side&quot; data-id=&quot;R-13&quot;&gt;-&lt;/button&gt;&lt;button type=&quot;button&quot; class=&quot;btn btn-secondary btn-number btn-sm btn-push&quot; data-type=&quot;plus&quot; data-deck=&quot;side&quot; data-id=&quot;R-13&quot;&gt;+&lt;/button&gt;&lt;button type=&quot;button&quot; class=&quot;btn btn-secondary btn-number btn-sm btn-raise&quot; data-type=&quot;raise&quot; data-id=&quot;R-13&quot;&gt;^&lt;/button&gt;&lt;/div&gt;" calcext:value-type="string">
            <text:p>&lt;div class="container-card" id="side-R-13"&gt;&lt;img class="d-block" width="80" height="112" src="https://one-draw.jp/ijinden/cardlist/R01/card/R_013.png" /&gt;&lt;div class="container-num-copies" id="side-R-13-num-copies"&gt;0&lt;/div&gt;&lt;button type="button" class="btn btn-secondary btn-number btn-sm btn-pop" data-type="minus" data-deck="side" data-id="R-13"&gt;-&lt;/button&gt;&lt;button type="button" class="btn btn-secondary btn-number btn-sm btn-push" data-type="plus" data-deck="side" data-id="R-13"&gt;+&lt;/button&gt;&lt;button type="button" class="btn btn-secondary btn-number btn-sm btn-raise" data-type="raise" data-id="R-13"&gt;^&lt;/button&gt;&lt;/div&gt;</text:p>
          </table:table-cell>
          <table:table-cell table:formula="of:=CONCATENATE([$HTML.$A$3];[.F14];[$HTML.$B$3];[.H14];[$HTML.$C$3];[.J14];[$HTML.$D$3];[.N14];[$HTML.$E$3];[.B14];[$HTML.$F$3];[.D14];[$HTML.$G$3];[.B14];[$HTML.$H$3];[.B14];[$HTML.$I$3];[.B14];[$HTML.$J$3];[.B14];[$HTML.$K$3];[.B14];[$HTML.$L$3];[.B14];[$HTML.$M$3];[.B14];[$HTML.$N$3];[.B14];[$HTML.$O$3])" office:value-type="string" office:string-value="&lt;tr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data-expansion="10" data-type="4" data-color="2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&quot; id=&quot;main-B-1&quot;&gt;&lt;img class=&quot;img-card&quot; width=&quot;80&quot; height=&quot;112&quot; src=&quot;https://one-draw.jp/ijinden/cardlist/B01/card/B_001.png&quot; /&gt;&lt;div class=&quot;container-num-copies&quot; id=&quot;main-B-1-num-copies&quot;&gt;0&lt;/div&gt;&lt;button type=&quot;button&quot; class=&quot;btn btn-secondary btn-number btn-sm btn-pop&quot; data-type=&quot;minus&quot; data-deck=&quot;main&quot; data-id=&quot;B-1&quot;&gt;-&lt;/button&gt;&lt;button type=&quot;button&quot; class=&quot;btn btn-secondary btn-number btn-sm btn-push&quot; data-type=&quot;plus&quot; data-deck=&quot;main&quot; data-id=&quot;B-1&quot;&gt;+&lt;/button&gt;&lt;button type=&quot;button&quot; class=&quot;btn btn-secondary btn-number btn-sm btn-drop&quot; data-type=&quot;drop&quot; data-id=&quot;B-1&quot;&gt;v&lt;/button&gt;&lt;/div&gt;" calcext:value-type="string">
            <text:p>&lt;div class="container-card" id="main-B-1"&gt;&lt;img class="img-card" width="80" height="112" src="https://one-draw.jp/ijinden/cardlist/B01/card/B_001.png" /&gt;&lt;div class="container-num-copies" id="main-B-1-num-copies"&gt;0&lt;/div&gt;&lt;button type="button" class="btn btn-secondary btn-number btn-sm btn-pop" data-type="minus" data-deck="main" data-id="B-1"&gt;-&lt;/button&gt;&lt;button type="button" class="btn btn-secondary btn-number btn-sm btn-push" data-type="plus" data-deck="main" data-id="B-1"&gt;+&lt;/button&gt;&lt;button type="button" class="btn btn-secondary btn-number btn-sm btn-drop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&quot; id=&quot;side-B-1&quot;&gt;&lt;img class=&quot;d-block&quot; width=&quot;80&quot; height=&quot;112&quot; src=&quot;https://one-draw.jp/ijinden/cardlist/B01/card/B_001.png&quot; /&gt;&lt;div class=&quot;container-num-copies&quot; id=&quot;side-B-1-num-copies&quot;&gt;0&lt;/div&gt;&lt;button type=&quot;button&quot; class=&quot;btn btn-secondary btn-number btn-sm btn-pop&quot; data-type=&quot;minus&quot; data-deck=&quot;side&quot; data-id=&quot;B-1&quot;&gt;-&lt;/button&gt;&lt;button type=&quot;button&quot; class=&quot;btn btn-secondary btn-number btn-sm btn-push&quot; data-type=&quot;plus&quot; data-deck=&quot;side&quot; data-id=&quot;B-1&quot;&gt;+&lt;/button&gt;&lt;button type=&quot;button&quot; class=&quot;btn btn-secondary btn-number btn-sm btn-raise&quot; data-type=&quot;raise&quot; data-id=&quot;B-1&quot;&gt;^&lt;/button&gt;&lt;/div&gt;" calcext:value-type="string">
            <text:p>&lt;div class="container-card" id="side-B-1"&gt;&lt;img class="d-block" width="80" height="112" src="https://one-draw.jp/ijinden/cardlist/B01/card/B_001.png" /&gt;&lt;div class="container-num-copies" id="side-B-1-num-copies"&gt;0&lt;/div&gt;&lt;button type="button" class="btn btn-secondary btn-number btn-sm btn-pop" data-type="minus" data-deck="side" data-id="B-1"&gt;-&lt;/button&gt;&lt;button type="button" class="btn btn-secondary btn-number btn-sm btn-push" data-type="plus" data-deck="side" data-id="B-1"&gt;+&lt;/button&gt;&lt;button type="button" class="btn btn-secondary btn-number btn-sm btn-raise" data-type="raise" data-id="B-1"&gt;^&lt;/button&gt;&lt;/div&gt;</text:p>
          </table:table-cell>
          <table:table-cell table:formula="of:=CONCATENATE([$HTML.$A$3];[.F15];[$HTML.$B$3];[.H15];[$HTML.$C$3];[.J15];[$HTML.$D$3];[.N15];[$HTML.$E$3];[.B15];[$HTML.$F$3];[.D15];[$HTML.$G$3];[.B15];[$HTML.$H$3];[.B15];[$HTML.$I$3];[.B15];[$HTML.$J$3];[.B15];[$HTML.$K$3];[.B15];[$HTML.$L$3];[.B15];[$HTML.$M$3];[.B15];[$HTML.$N$3];[.B15];[$HTML.$O$3])" office:value-type="string" office:string-value="&lt;tr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data-expansion="11" data-type="1" data-color="4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&quot; id=&quot;main-B-2&quot;&gt;&lt;img class=&quot;img-card&quot; width=&quot;80&quot; height=&quot;112&quot; src=&quot;https://one-draw.jp/ijinden/cardlist/B01/card/B_002.png&quot; /&gt;&lt;div class=&quot;container-num-copies&quot; id=&quot;main-B-2-num-copies&quot;&gt;0&lt;/div&gt;&lt;button type=&quot;button&quot; class=&quot;btn btn-secondary btn-number btn-sm btn-pop&quot; data-type=&quot;minus&quot; data-deck=&quot;main&quot; data-id=&quot;B-2&quot;&gt;-&lt;/button&gt;&lt;button type=&quot;button&quot; class=&quot;btn btn-secondary btn-number btn-sm btn-push&quot; data-type=&quot;plus&quot; data-deck=&quot;main&quot; data-id=&quot;B-2&quot;&gt;+&lt;/button&gt;&lt;button type=&quot;button&quot; class=&quot;btn btn-secondary btn-number btn-sm btn-drop&quot; data-type=&quot;drop&quot; data-id=&quot;B-2&quot;&gt;v&lt;/button&gt;&lt;/div&gt;" calcext:value-type="string">
            <text:p>&lt;div class="container-card" id="main-B-2"&gt;&lt;img class="img-card" width="80" height="112" src="https://one-draw.jp/ijinden/cardlist/B01/card/B_002.png" /&gt;&lt;div class="container-num-copies" id="main-B-2-num-copies"&gt;0&lt;/div&gt;&lt;button type="button" class="btn btn-secondary btn-number btn-sm btn-pop" data-type="minus" data-deck="main" data-id="B-2"&gt;-&lt;/button&gt;&lt;button type="button" class="btn btn-secondary btn-number btn-sm btn-push" data-type="plus" data-deck="main" data-id="B-2"&gt;+&lt;/button&gt;&lt;button type="button" class="btn btn-secondary btn-number btn-sm btn-drop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&quot; id=&quot;side-B-2&quot;&gt;&lt;img class=&quot;d-block&quot; width=&quot;80&quot; height=&quot;112&quot; src=&quot;https://one-draw.jp/ijinden/cardlist/B01/card/B_002.png&quot; /&gt;&lt;div class=&quot;container-num-copies&quot; id=&quot;side-B-2-num-copies&quot;&gt;0&lt;/div&gt;&lt;button type=&quot;button&quot; class=&quot;btn btn-secondary btn-number btn-sm btn-pop&quot; data-type=&quot;minus&quot; data-deck=&quot;side&quot; data-id=&quot;B-2&quot;&gt;-&lt;/button&gt;&lt;button type=&quot;button&quot; class=&quot;btn btn-secondary btn-number btn-sm btn-push&quot; data-type=&quot;plus&quot; data-deck=&quot;side&quot; data-id=&quot;B-2&quot;&gt;+&lt;/button&gt;&lt;button type=&quot;button&quot; class=&quot;btn btn-secondary btn-number btn-sm btn-raise&quot; data-type=&quot;raise&quot; data-id=&quot;B-2&quot;&gt;^&lt;/button&gt;&lt;/div&gt;" calcext:value-type="string">
            <text:p>&lt;div class="container-card" id="side-B-2"&gt;&lt;img class="d-block" width="80" height="112" src="https://one-draw.jp/ijinden/cardlist/B01/card/B_002.png" /&gt;&lt;div class="container-num-copies" id="side-B-2-num-copies"&gt;0&lt;/div&gt;&lt;button type="button" class="btn btn-secondary btn-number btn-sm btn-pop" data-type="minus" data-deck="side" data-id="B-2"&gt;-&lt;/button&gt;&lt;button type="button" class="btn btn-secondary btn-number btn-sm btn-push" data-type="plus" data-deck="side" data-id="B-2"&gt;+&lt;/button&gt;&lt;button type="button" class="btn btn-secondary btn-number btn-sm btn-raise" data-type="raise" data-id="B-2"&gt;^&lt;/button&gt;&lt;/div&gt;</text:p>
          </table:table-cell>
          <table:table-cell table:formula="of:=CONCATENATE([$HTML.$A$3];[.F16];[$HTML.$B$3];[.H16];[$HTML.$C$3];[.J16];[$HTML.$D$3];[.N16];[$HTML.$E$3];[.B16];[$HTML.$F$3];[.D16];[$HTML.$G$3];[.B16];[$HTML.$H$3];[.B16];[$HTML.$I$3];[.B16];[$HTML.$J$3];[.B16];[$HTML.$K$3];[.B16];[$HTML.$L$3];[.B16];[$HTML.$M$3];[.B16];[$HTML.$N$3];[.B16];[$HTML.$O$3])" office:value-type="string" office:string-value="&lt;tr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data-expansion="11" data-type="1" data-color="4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&quot; id=&quot;main-B-3&quot;&gt;&lt;img class=&quot;img-card&quot; width=&quot;80&quot; height=&quot;112&quot; src=&quot;https://one-draw.jp/ijinden/cardlist/B01/card/B_003.png&quot; /&gt;&lt;div class=&quot;container-num-copies&quot; id=&quot;main-B-3-num-copies&quot;&gt;0&lt;/div&gt;&lt;button type=&quot;button&quot; class=&quot;btn btn-secondary btn-number btn-sm btn-pop&quot; data-type=&quot;minus&quot; data-deck=&quot;main&quot; data-id=&quot;B-3&quot;&gt;-&lt;/button&gt;&lt;button type=&quot;button&quot; class=&quot;btn btn-secondary btn-number btn-sm btn-push&quot; data-type=&quot;plus&quot; data-deck=&quot;main&quot; data-id=&quot;B-3&quot;&gt;+&lt;/button&gt;&lt;button type=&quot;button&quot; class=&quot;btn btn-secondary btn-number btn-sm btn-drop&quot; data-type=&quot;drop&quot; data-id=&quot;B-3&quot;&gt;v&lt;/button&gt;&lt;/div&gt;" calcext:value-type="string">
            <text:p>&lt;div class="container-card" id="main-B-3"&gt;&lt;img class="img-card" width="80" height="112" src="https://one-draw.jp/ijinden/cardlist/B01/card/B_003.png" /&gt;&lt;div class="container-num-copies" id="main-B-3-num-copies"&gt;0&lt;/div&gt;&lt;button type="button" class="btn btn-secondary btn-number btn-sm btn-pop" data-type="minus" data-deck="main" data-id="B-3"&gt;-&lt;/button&gt;&lt;button type="button" class="btn btn-secondary btn-number btn-sm btn-push" data-type="plus" data-deck="main" data-id="B-3"&gt;+&lt;/button&gt;&lt;button type="button" class="btn btn-secondary btn-number btn-sm btn-drop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&quot; id=&quot;side-B-3&quot;&gt;&lt;img class=&quot;d-block&quot; width=&quot;80&quot; height=&quot;112&quot; src=&quot;https://one-draw.jp/ijinden/cardlist/B01/card/B_003.png&quot; /&gt;&lt;div class=&quot;container-num-copies&quot; id=&quot;side-B-3-num-copies&quot;&gt;0&lt;/div&gt;&lt;button type=&quot;button&quot; class=&quot;btn btn-secondary btn-number btn-sm btn-pop&quot; data-type=&quot;minus&quot; data-deck=&quot;side&quot; data-id=&quot;B-3&quot;&gt;-&lt;/button&gt;&lt;button type=&quot;button&quot; class=&quot;btn btn-secondary btn-number btn-sm btn-push&quot; data-type=&quot;plus&quot; data-deck=&quot;side&quot; data-id=&quot;B-3&quot;&gt;+&lt;/button&gt;&lt;button type=&quot;button&quot; class=&quot;btn btn-secondary btn-number btn-sm btn-raise&quot; data-type=&quot;raise&quot; data-id=&quot;B-3&quot;&gt;^&lt;/button&gt;&lt;/div&gt;" calcext:value-type="string">
            <text:p>&lt;div class="container-card" id="side-B-3"&gt;&lt;img class="d-block" width="80" height="112" src="https://one-draw.jp/ijinden/cardlist/B01/card/B_003.png" /&gt;&lt;div class="container-num-copies" id="side-B-3-num-copies"&gt;0&lt;/div&gt;&lt;button type="button" class="btn btn-secondary btn-number btn-sm btn-pop" data-type="minus" data-deck="side" data-id="B-3"&gt;-&lt;/button&gt;&lt;button type="button" class="btn btn-secondary btn-number btn-sm btn-push" data-type="plus" data-deck="side" data-id="B-3"&gt;+&lt;/button&gt;&lt;button type="button" class="btn btn-secondary btn-number btn-sm btn-raise" data-type="raise" data-id="B-3"&gt;^&lt;/button&gt;&lt;/div&gt;</text:p>
          </table:table-cell>
          <table:table-cell table:formula="of:=CONCATENATE([$HTML.$A$3];[.F17];[$HTML.$B$3];[.H17];[$HTML.$C$3];[.J17];[$HTML.$D$3];[.N17];[$HTML.$E$3];[.B17];[$HTML.$F$3];[.D17];[$HTML.$G$3];[.B17];[$HTML.$H$3];[.B17];[$HTML.$I$3];[.B17];[$HTML.$J$3];[.B17];[$HTML.$K$3];[.B17];[$HTML.$L$3];[.B17];[$HTML.$M$3];[.B17];[$HTML.$N$3];[.B17];[$HTML.$O$3])" office:value-type="string" office:string-value="&lt;tr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data-expansion="11" data-type="1" data-color="4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&quot; id=&quot;main-B-4&quot;&gt;&lt;img class=&quot;img-card&quot; width=&quot;80&quot; height=&quot;112&quot; src=&quot;https://one-draw.jp/ijinden/cardlist/B01/card/B_004.png&quot; /&gt;&lt;div class=&quot;container-num-copies&quot; id=&quot;main-B-4-num-copies&quot;&gt;0&lt;/div&gt;&lt;button type=&quot;button&quot; class=&quot;btn btn-secondary btn-number btn-sm btn-pop&quot; data-type=&quot;minus&quot; data-deck=&quot;main&quot; data-id=&quot;B-4&quot;&gt;-&lt;/button&gt;&lt;button type=&quot;button&quot; class=&quot;btn btn-secondary btn-number btn-sm btn-push&quot; data-type=&quot;plus&quot; data-deck=&quot;main&quot; data-id=&quot;B-4&quot;&gt;+&lt;/button&gt;&lt;button type=&quot;button&quot; class=&quot;btn btn-secondary btn-number btn-sm btn-drop&quot; data-type=&quot;drop&quot; data-id=&quot;B-4&quot;&gt;v&lt;/button&gt;&lt;/div&gt;" calcext:value-type="string">
            <text:p>&lt;div class="container-card" id="main-B-4"&gt;&lt;img class="img-card" width="80" height="112" src="https://one-draw.jp/ijinden/cardlist/B01/card/B_004.png" /&gt;&lt;div class="container-num-copies" id="main-B-4-num-copies"&gt;0&lt;/div&gt;&lt;button type="button" class="btn btn-secondary btn-number btn-sm btn-pop" data-type="minus" data-deck="main" data-id="B-4"&gt;-&lt;/button&gt;&lt;button type="button" class="btn btn-secondary btn-number btn-sm btn-push" data-type="plus" data-deck="main" data-id="B-4"&gt;+&lt;/button&gt;&lt;button type="button" class="btn btn-secondary btn-number btn-sm btn-drop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&quot; id=&quot;side-B-4&quot;&gt;&lt;img class=&quot;d-block&quot; width=&quot;80&quot; height=&quot;112&quot; src=&quot;https://one-draw.jp/ijinden/cardlist/B01/card/B_004.png&quot; /&gt;&lt;div class=&quot;container-num-copies&quot; id=&quot;side-B-4-num-copies&quot;&gt;0&lt;/div&gt;&lt;button type=&quot;button&quot; class=&quot;btn btn-secondary btn-number btn-sm btn-pop&quot; data-type=&quot;minus&quot; data-deck=&quot;side&quot; data-id=&quot;B-4&quot;&gt;-&lt;/button&gt;&lt;button type=&quot;button&quot; class=&quot;btn btn-secondary btn-number btn-sm btn-push&quot; data-type=&quot;plus&quot; data-deck=&quot;side&quot; data-id=&quot;B-4&quot;&gt;+&lt;/button&gt;&lt;button type=&quot;button&quot; class=&quot;btn btn-secondary btn-number btn-sm btn-raise&quot; data-type=&quot;raise&quot; data-id=&quot;B-4&quot;&gt;^&lt;/button&gt;&lt;/div&gt;" calcext:value-type="string">
            <text:p>&lt;div class="container-card" id="side-B-4"&gt;&lt;img class="d-block" width="80" height="112" src="https://one-draw.jp/ijinden/cardlist/B01/card/B_004.png" /&gt;&lt;div class="container-num-copies" id="side-B-4-num-copies"&gt;0&lt;/div&gt;&lt;button type="button" class="btn btn-secondary btn-number btn-sm btn-pop" data-type="minus" data-deck="side" data-id="B-4"&gt;-&lt;/button&gt;&lt;button type="button" class="btn btn-secondary btn-number btn-sm btn-push" data-type="plus" data-deck="side" data-id="B-4"&gt;+&lt;/button&gt;&lt;button type="button" class="btn btn-secondary btn-number btn-sm btn-raise" data-type="raise" data-id="B-4"&gt;^&lt;/button&gt;&lt;/div&gt;</text:p>
          </table:table-cell>
          <table:table-cell table:formula="of:=CONCATENATE([$HTML.$A$3];[.F18];[$HTML.$B$3];[.H18];[$HTML.$C$3];[.J18];[$HTML.$D$3];[.N18];[$HTML.$E$3];[.B18];[$HTML.$F$3];[.D18];[$HTML.$G$3];[.B18];[$HTML.$H$3];[.B18];[$HTML.$I$3];[.B18];[$HTML.$J$3];[.B18];[$HTML.$K$3];[.B18];[$HTML.$L$3];[.B18];[$HTML.$M$3];[.B18];[$HTML.$N$3];[.B18];[$HTML.$O$3])" office:value-type="string" office:string-value="&lt;tr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data-expansion="11" data-type="1" data-color="4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&quot; id=&quot;main-B-5&quot;&gt;&lt;img class=&quot;img-card&quot; width=&quot;80&quot; height=&quot;112&quot; src=&quot;https://one-draw.jp/ijinden/cardlist/B01/card/B_005.png&quot; /&gt;&lt;div class=&quot;container-num-copies&quot; id=&quot;main-B-5-num-copies&quot;&gt;0&lt;/div&gt;&lt;button type=&quot;button&quot; class=&quot;btn btn-secondary btn-number btn-sm btn-pop&quot; data-type=&quot;minus&quot; data-deck=&quot;main&quot; data-id=&quot;B-5&quot;&gt;-&lt;/button&gt;&lt;button type=&quot;button&quot; class=&quot;btn btn-secondary btn-number btn-sm btn-push&quot; data-type=&quot;plus&quot; data-deck=&quot;main&quot; data-id=&quot;B-5&quot;&gt;+&lt;/button&gt;&lt;button type=&quot;button&quot; class=&quot;btn btn-secondary btn-number btn-sm btn-drop&quot; data-type=&quot;drop&quot; data-id=&quot;B-5&quot;&gt;v&lt;/button&gt;&lt;/div&gt;" calcext:value-type="string">
            <text:p>&lt;div class="container-card" id="main-B-5"&gt;&lt;img class="img-card" width="80" height="112" src="https://one-draw.jp/ijinden/cardlist/B01/card/B_005.png" /&gt;&lt;div class="container-num-copies" id="main-B-5-num-copies"&gt;0&lt;/div&gt;&lt;button type="button" class="btn btn-secondary btn-number btn-sm btn-pop" data-type="minus" data-deck="main" data-id="B-5"&gt;-&lt;/button&gt;&lt;button type="button" class="btn btn-secondary btn-number btn-sm btn-push" data-type="plus" data-deck="main" data-id="B-5"&gt;+&lt;/button&gt;&lt;button type="button" class="btn btn-secondary btn-number btn-sm btn-drop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&quot; id=&quot;side-B-5&quot;&gt;&lt;img class=&quot;d-block&quot; width=&quot;80&quot; height=&quot;112&quot; src=&quot;https://one-draw.jp/ijinden/cardlist/B01/card/B_005.png&quot; /&gt;&lt;div class=&quot;container-num-copies&quot; id=&quot;side-B-5-num-copies&quot;&gt;0&lt;/div&gt;&lt;button type=&quot;button&quot; class=&quot;btn btn-secondary btn-number btn-sm btn-pop&quot; data-type=&quot;minus&quot; data-deck=&quot;side&quot; data-id=&quot;B-5&quot;&gt;-&lt;/button&gt;&lt;button type=&quot;button&quot; class=&quot;btn btn-secondary btn-number btn-sm btn-push&quot; data-type=&quot;plus&quot; data-deck=&quot;side&quot; data-id=&quot;B-5&quot;&gt;+&lt;/button&gt;&lt;button type=&quot;button&quot; class=&quot;btn btn-secondary btn-number btn-sm btn-raise&quot; data-type=&quot;raise&quot; data-id=&quot;B-5&quot;&gt;^&lt;/button&gt;&lt;/div&gt;" calcext:value-type="string">
            <text:p>&lt;div class="container-card" id="side-B-5"&gt;&lt;img class="d-block" width="80" height="112" src="https://one-draw.jp/ijinden/cardlist/B01/card/B_005.png" /&gt;&lt;div class="container-num-copies" id="side-B-5-num-copies"&gt;0&lt;/div&gt;&lt;button type="button" class="btn btn-secondary btn-number btn-sm btn-pop" data-type="minus" data-deck="side" data-id="B-5"&gt;-&lt;/button&gt;&lt;button type="button" class="btn btn-secondary btn-number btn-sm btn-push" data-type="plus" data-deck="side" data-id="B-5"&gt;+&lt;/button&gt;&lt;button type="button" class="btn btn-secondary btn-number btn-sm btn-raise" data-type="raise" data-id="B-5"&gt;^&lt;/button&gt;&lt;/div&gt;</text:p>
          </table:table-cell>
          <table:table-cell table:formula="of:=CONCATENATE([$HTML.$A$3];[.F19];[$HTML.$B$3];[.H19];[$HTML.$C$3];[.J19];[$HTML.$D$3];[.N19];[$HTML.$E$3];[.B19];[$HTML.$F$3];[.D19];[$HTML.$G$3];[.B19];[$HTML.$H$3];[.B19];[$HTML.$I$3];[.B19];[$HTML.$J$3];[.B19];[$HTML.$K$3];[.B19];[$HTML.$L$3];[.B19];[$HTML.$M$3];[.B19];[$HTML.$N$3];[.B19];[$HTML.$O$3])" office:value-type="string" office:string-value="&lt;tr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data-expansion="11" data-type="1" data-color="4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&quot; id=&quot;main-B-6&quot;&gt;&lt;img class=&quot;img-card&quot; width=&quot;80&quot; height=&quot;112&quot; src=&quot;https://one-draw.jp/ijinden/cardlist/B01/card/B_006.png&quot; /&gt;&lt;div class=&quot;container-num-copies&quot; id=&quot;main-B-6-num-copies&quot;&gt;0&lt;/div&gt;&lt;button type=&quot;button&quot; class=&quot;btn btn-secondary btn-number btn-sm btn-pop&quot; data-type=&quot;minus&quot; data-deck=&quot;main&quot; data-id=&quot;B-6&quot;&gt;-&lt;/button&gt;&lt;button type=&quot;button&quot; class=&quot;btn btn-secondary btn-number btn-sm btn-push&quot; data-type=&quot;plus&quot; data-deck=&quot;main&quot; data-id=&quot;B-6&quot;&gt;+&lt;/button&gt;&lt;button type=&quot;button&quot; class=&quot;btn btn-secondary btn-number btn-sm btn-drop&quot; data-type=&quot;drop&quot; data-id=&quot;B-6&quot;&gt;v&lt;/button&gt;&lt;/div&gt;" calcext:value-type="string">
            <text:p>&lt;div class="container-card" id="main-B-6"&gt;&lt;img class="img-card" width="80" height="112" src="https://one-draw.jp/ijinden/cardlist/B01/card/B_006.png" /&gt;&lt;div class="container-num-copies" id="main-B-6-num-copies"&gt;0&lt;/div&gt;&lt;button type="button" class="btn btn-secondary btn-number btn-sm btn-pop" data-type="minus" data-deck="main" data-id="B-6"&gt;-&lt;/button&gt;&lt;button type="button" class="btn btn-secondary btn-number btn-sm btn-push" data-type="plus" data-deck="main" data-id="B-6"&gt;+&lt;/button&gt;&lt;button type="button" class="btn btn-secondary btn-number btn-sm btn-drop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&quot; id=&quot;side-B-6&quot;&gt;&lt;img class=&quot;d-block&quot; width=&quot;80&quot; height=&quot;112&quot; src=&quot;https://one-draw.jp/ijinden/cardlist/B01/card/B_006.png&quot; /&gt;&lt;div class=&quot;container-num-copies&quot; id=&quot;side-B-6-num-copies&quot;&gt;0&lt;/div&gt;&lt;button type=&quot;button&quot; class=&quot;btn btn-secondary btn-number btn-sm btn-pop&quot; data-type=&quot;minus&quot; data-deck=&quot;side&quot; data-id=&quot;B-6&quot;&gt;-&lt;/button&gt;&lt;button type=&quot;button&quot; class=&quot;btn btn-secondary btn-number btn-sm btn-push&quot; data-type=&quot;plus&quot; data-deck=&quot;side&quot; data-id=&quot;B-6&quot;&gt;+&lt;/button&gt;&lt;button type=&quot;button&quot; class=&quot;btn btn-secondary btn-number btn-sm btn-raise&quot; data-type=&quot;raise&quot; data-id=&quot;B-6&quot;&gt;^&lt;/button&gt;&lt;/div&gt;" calcext:value-type="string">
            <text:p>&lt;div class="container-card" id="side-B-6"&gt;&lt;img class="d-block" width="80" height="112" src="https://one-draw.jp/ijinden/cardlist/B01/card/B_006.png" /&gt;&lt;div class="container-num-copies" id="side-B-6-num-copies"&gt;0&lt;/div&gt;&lt;button type="button" class="btn btn-secondary btn-number btn-sm btn-pop" data-type="minus" data-deck="side" data-id="B-6"&gt;-&lt;/button&gt;&lt;button type="button" class="btn btn-secondary btn-number btn-sm btn-push" data-type="plus" data-deck="side" data-id="B-6"&gt;+&lt;/button&gt;&lt;button type="button" class="btn btn-secondary btn-number btn-sm btn-raise" data-type="raise" data-id="B-6"&gt;^&lt;/button&gt;&lt;/div&gt;</text:p>
          </table:table-cell>
          <table:table-cell table:formula="of:=CONCATENATE([$HTML.$A$3];[.F20];[$HTML.$B$3];[.H20];[$HTML.$C$3];[.J20];[$HTML.$D$3];[.N20];[$HTML.$E$3];[.B20];[$HTML.$F$3];[.D20];[$HTML.$G$3];[.B20];[$HTML.$H$3];[.B20];[$HTML.$I$3];[.B20];[$HTML.$J$3];[.B20];[$HTML.$K$3];[.B20];[$HTML.$L$3];[.B20];[$HTML.$M$3];[.B20];[$HTML.$N$3];[.B20];[$HTML.$O$3])" office:value-type="string" office:string-value="&lt;tr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data-expansion="11" data-type="1" data-color="4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&quot; id=&quot;main-B-7&quot;&gt;&lt;img class=&quot;img-card&quot; width=&quot;80&quot; height=&quot;112&quot; src=&quot;https://one-draw.jp/ijinden/cardlist/B01/card/B_007.png&quot; /&gt;&lt;div class=&quot;container-num-copies&quot; id=&quot;main-B-7-num-copies&quot;&gt;0&lt;/div&gt;&lt;button type=&quot;button&quot; class=&quot;btn btn-secondary btn-number btn-sm btn-pop&quot; data-type=&quot;minus&quot; data-deck=&quot;main&quot; data-id=&quot;B-7&quot;&gt;-&lt;/button&gt;&lt;button type=&quot;button&quot; class=&quot;btn btn-secondary btn-number btn-sm btn-push&quot; data-type=&quot;plus&quot; data-deck=&quot;main&quot; data-id=&quot;B-7&quot;&gt;+&lt;/button&gt;&lt;button type=&quot;button&quot; class=&quot;btn btn-secondary btn-number btn-sm btn-drop&quot; data-type=&quot;drop&quot; data-id=&quot;B-7&quot;&gt;v&lt;/button&gt;&lt;/div&gt;" calcext:value-type="string">
            <text:p>&lt;div class="container-card" id="main-B-7"&gt;&lt;img class="img-card" width="80" height="112" src="https://one-draw.jp/ijinden/cardlist/B01/card/B_007.png" /&gt;&lt;div class="container-num-copies" id="main-B-7-num-copies"&gt;0&lt;/div&gt;&lt;button type="button" class="btn btn-secondary btn-number btn-sm btn-pop" data-type="minus" data-deck="main" data-id="B-7"&gt;-&lt;/button&gt;&lt;button type="button" class="btn btn-secondary btn-number btn-sm btn-push" data-type="plus" data-deck="main" data-id="B-7"&gt;+&lt;/button&gt;&lt;button type="button" class="btn btn-secondary btn-number btn-sm btn-drop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&quot; id=&quot;side-B-7&quot;&gt;&lt;img class=&quot;d-block&quot; width=&quot;80&quot; height=&quot;112&quot; src=&quot;https://one-draw.jp/ijinden/cardlist/B01/card/B_007.png&quot; /&gt;&lt;div class=&quot;container-num-copies&quot; id=&quot;side-B-7-num-copies&quot;&gt;0&lt;/div&gt;&lt;button type=&quot;button&quot; class=&quot;btn btn-secondary btn-number btn-sm btn-pop&quot; data-type=&quot;minus&quot; data-deck=&quot;side&quot; data-id=&quot;B-7&quot;&gt;-&lt;/button&gt;&lt;button type=&quot;button&quot; class=&quot;btn btn-secondary btn-number btn-sm btn-push&quot; data-type=&quot;plus&quot; data-deck=&quot;side&quot; data-id=&quot;B-7&quot;&gt;+&lt;/button&gt;&lt;button type=&quot;button&quot; class=&quot;btn btn-secondary btn-number btn-sm btn-raise&quot; data-type=&quot;raise&quot; data-id=&quot;B-7&quot;&gt;^&lt;/button&gt;&lt;/div&gt;" calcext:value-type="string">
            <text:p>&lt;div class="container-card" id="side-B-7"&gt;&lt;img class="d-block" width="80" height="112" src="https://one-draw.jp/ijinden/cardlist/B01/card/B_007.png" /&gt;&lt;div class="container-num-copies" id="side-B-7-num-copies"&gt;0&lt;/div&gt;&lt;button type="button" class="btn btn-secondary btn-number btn-sm btn-pop" data-type="minus" data-deck="side" data-id="B-7"&gt;-&lt;/button&gt;&lt;button type="button" class="btn btn-secondary btn-number btn-sm btn-push" data-type="plus" data-deck="side" data-id="B-7"&gt;+&lt;/button&gt;&lt;button type="button" class="btn btn-secondary btn-number btn-sm btn-raise" data-type="raise" data-id="B-7"&gt;^&lt;/button&gt;&lt;/div&gt;</text:p>
          </table:table-cell>
          <table:table-cell table:formula="of:=CONCATENATE([$HTML.$A$3];[.F21];[$HTML.$B$3];[.H21];[$HTML.$C$3];[.J21];[$HTML.$D$3];[.N21];[$HTML.$E$3];[.B21];[$HTML.$F$3];[.D21];[$HTML.$G$3];[.B21];[$HTML.$H$3];[.B21];[$HTML.$I$3];[.B21];[$HTML.$J$3];[.B21];[$HTML.$K$3];[.B21];[$HTML.$L$3];[.B21];[$HTML.$M$3];[.B21];[$HTML.$N$3];[.B21];[$HTML.$O$3])" office:value-type="string" office:string-value="&lt;tr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data-expansion="11" data-type="1" data-color="4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&quot; id=&quot;main-B-8&quot;&gt;&lt;img class=&quot;img-card&quot; width=&quot;80&quot; height=&quot;112&quot; src=&quot;https://one-draw.jp/ijinden/cardlist/B01/card/B_008.png&quot; /&gt;&lt;div class=&quot;container-num-copies&quot; id=&quot;main-B-8-num-copies&quot;&gt;0&lt;/div&gt;&lt;button type=&quot;button&quot; class=&quot;btn btn-secondary btn-number btn-sm btn-pop&quot; data-type=&quot;minus&quot; data-deck=&quot;main&quot; data-id=&quot;B-8&quot;&gt;-&lt;/button&gt;&lt;button type=&quot;button&quot; class=&quot;btn btn-secondary btn-number btn-sm btn-push&quot; data-type=&quot;plus&quot; data-deck=&quot;main&quot; data-id=&quot;B-8&quot;&gt;+&lt;/button&gt;&lt;button type=&quot;button&quot; class=&quot;btn btn-secondary btn-number btn-sm btn-drop&quot; data-type=&quot;drop&quot; data-id=&quot;B-8&quot;&gt;v&lt;/button&gt;&lt;/div&gt;" calcext:value-type="string">
            <text:p>&lt;div class="container-card" id="main-B-8"&gt;&lt;img class="img-card" width="80" height="112" src="https://one-draw.jp/ijinden/cardlist/B01/card/B_008.png" /&gt;&lt;div class="container-num-copies" id="main-B-8-num-copies"&gt;0&lt;/div&gt;&lt;button type="button" class="btn btn-secondary btn-number btn-sm btn-pop" data-type="minus" data-deck="main" data-id="B-8"&gt;-&lt;/button&gt;&lt;button type="button" class="btn btn-secondary btn-number btn-sm btn-push" data-type="plus" data-deck="main" data-id="B-8"&gt;+&lt;/button&gt;&lt;button type="button" class="btn btn-secondary btn-number btn-sm btn-drop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&quot; id=&quot;side-B-8&quot;&gt;&lt;img class=&quot;d-block&quot; width=&quot;80&quot; height=&quot;112&quot; src=&quot;https://one-draw.jp/ijinden/cardlist/B01/card/B_008.png&quot; /&gt;&lt;div class=&quot;container-num-copies&quot; id=&quot;side-B-8-num-copies&quot;&gt;0&lt;/div&gt;&lt;button type=&quot;button&quot; class=&quot;btn btn-secondary btn-number btn-sm btn-pop&quot; data-type=&quot;minus&quot; data-deck=&quot;side&quot; data-id=&quot;B-8&quot;&gt;-&lt;/button&gt;&lt;button type=&quot;button&quot; class=&quot;btn btn-secondary btn-number btn-sm btn-push&quot; data-type=&quot;plus&quot; data-deck=&quot;side&quot; data-id=&quot;B-8&quot;&gt;+&lt;/button&gt;&lt;button type=&quot;button&quot; class=&quot;btn btn-secondary btn-number btn-sm btn-raise&quot; data-type=&quot;raise&quot; data-id=&quot;B-8&quot;&gt;^&lt;/button&gt;&lt;/div&gt;" calcext:value-type="string">
            <text:p>&lt;div class="container-card" id="side-B-8"&gt;&lt;img class="d-block" width="80" height="112" src="https://one-draw.jp/ijinden/cardlist/B01/card/B_008.png" /&gt;&lt;div class="container-num-copies" id="side-B-8-num-copies"&gt;0&lt;/div&gt;&lt;button type="button" class="btn btn-secondary btn-number btn-sm btn-pop" data-type="minus" data-deck="side" data-id="B-8"&gt;-&lt;/button&gt;&lt;button type="button" class="btn btn-secondary btn-number btn-sm btn-push" data-type="plus" data-deck="side" data-id="B-8"&gt;+&lt;/button&gt;&lt;button type="button" class="btn btn-secondary btn-number btn-sm btn-raise" data-type="raise" data-id="B-8"&gt;^&lt;/button&gt;&lt;/div&gt;</text:p>
          </table:table-cell>
          <table:table-cell table:formula="of:=CONCATENATE([$HTML.$A$3];[.F22];[$HTML.$B$3];[.H22];[$HTML.$C$3];[.J22];[$HTML.$D$3];[.N22];[$HTML.$E$3];[.B22];[$HTML.$F$3];[.D22];[$HTML.$G$3];[.B22];[$HTML.$H$3];[.B22];[$HTML.$I$3];[.B22];[$HTML.$J$3];[.B22];[$HTML.$K$3];[.B22];[$HTML.$L$3];[.B22];[$HTML.$M$3];[.B22];[$HTML.$N$3];[.B22];[$HTML.$O$3])" office:value-type="string" office:string-value="&lt;tr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data-expansion="11" data-type="1" data-color="4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&quot; id=&quot;main-B-9&quot;&gt;&lt;img class=&quot;img-card&quot; width=&quot;80&quot; height=&quot;112&quot; src=&quot;https://one-draw.jp/ijinden/cardlist/B01/card/B_009.png&quot; /&gt;&lt;div class=&quot;container-num-copies&quot; id=&quot;main-B-9-num-copies&quot;&gt;0&lt;/div&gt;&lt;button type=&quot;button&quot; class=&quot;btn btn-secondary btn-number btn-sm btn-pop&quot; data-type=&quot;minus&quot; data-deck=&quot;main&quot; data-id=&quot;B-9&quot;&gt;-&lt;/button&gt;&lt;button type=&quot;button&quot; class=&quot;btn btn-secondary btn-number btn-sm btn-push&quot; data-type=&quot;plus&quot; data-deck=&quot;main&quot; data-id=&quot;B-9&quot;&gt;+&lt;/button&gt;&lt;button type=&quot;button&quot; class=&quot;btn btn-secondary btn-number btn-sm btn-drop&quot; data-type=&quot;drop&quot; data-id=&quot;B-9&quot;&gt;v&lt;/button&gt;&lt;/div&gt;" calcext:value-type="string">
            <text:p>&lt;div class="container-card" id="main-B-9"&gt;&lt;img class="img-card" width="80" height="112" src="https://one-draw.jp/ijinden/cardlist/B01/card/B_009.png" /&gt;&lt;div class="container-num-copies" id="main-B-9-num-copies"&gt;0&lt;/div&gt;&lt;button type="button" class="btn btn-secondary btn-number btn-sm btn-pop" data-type="minus" data-deck="main" data-id="B-9"&gt;-&lt;/button&gt;&lt;button type="button" class="btn btn-secondary btn-number btn-sm btn-push" data-type="plus" data-deck="main" data-id="B-9"&gt;+&lt;/button&gt;&lt;button type="button" class="btn btn-secondary btn-number btn-sm btn-drop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&quot; id=&quot;side-B-9&quot;&gt;&lt;img class=&quot;d-block&quot; width=&quot;80&quot; height=&quot;112&quot; src=&quot;https://one-draw.jp/ijinden/cardlist/B01/card/B_009.png&quot; /&gt;&lt;div class=&quot;container-num-copies&quot; id=&quot;side-B-9-num-copies&quot;&gt;0&lt;/div&gt;&lt;button type=&quot;button&quot; class=&quot;btn btn-secondary btn-number btn-sm btn-pop&quot; data-type=&quot;minus&quot; data-deck=&quot;side&quot; data-id=&quot;B-9&quot;&gt;-&lt;/button&gt;&lt;button type=&quot;button&quot; class=&quot;btn btn-secondary btn-number btn-sm btn-push&quot; data-type=&quot;plus&quot; data-deck=&quot;side&quot; data-id=&quot;B-9&quot;&gt;+&lt;/button&gt;&lt;button type=&quot;button&quot; class=&quot;btn btn-secondary btn-number btn-sm btn-raise&quot; data-type=&quot;raise&quot; data-id=&quot;B-9&quot;&gt;^&lt;/button&gt;&lt;/div&gt;" calcext:value-type="string">
            <text:p>&lt;div class="container-card" id="side-B-9"&gt;&lt;img class="d-block" width="80" height="112" src="https://one-draw.jp/ijinden/cardlist/B01/card/B_009.png" /&gt;&lt;div class="container-num-copies" id="side-B-9-num-copies"&gt;0&lt;/div&gt;&lt;button type="button" class="btn btn-secondary btn-number btn-sm btn-pop" data-type="minus" data-deck="side" data-id="B-9"&gt;-&lt;/button&gt;&lt;button type="button" class="btn btn-secondary btn-number btn-sm btn-push" data-type="plus" data-deck="side" data-id="B-9"&gt;+&lt;/button&gt;&lt;button type="button" class="btn btn-secondary btn-number btn-sm btn-raise" data-type="raise" data-id="B-9"&gt;^&lt;/button&gt;&lt;/div&gt;</text:p>
          </table:table-cell>
          <table:table-cell table:formula="of:=CONCATENATE([$HTML.$A$3];[.F23];[$HTML.$B$3];[.H23];[$HTML.$C$3];[.J23];[$HTML.$D$3];[.N23];[$HTML.$E$3];[.B23];[$HTML.$F$3];[.D23];[$HTML.$G$3];[.B23];[$HTML.$H$3];[.B23];[$HTML.$I$3];[.B23];[$HTML.$J$3];[.B23];[$HTML.$K$3];[.B23];[$HTML.$L$3];[.B23];[$HTML.$M$3];[.B23];[$HTML.$N$3];[.B23];[$HTML.$O$3])" office:value-type="string" office:string-value="&lt;tr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data-expansion="11" data-type="2" data-color="4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&quot; id=&quot;main-B-10&quot;&gt;&lt;img class=&quot;img-card&quot; width=&quot;80&quot; height=&quot;112&quot; src=&quot;https://one-draw.jp/ijinden/cardlist/B01/card/B_010.png&quot; /&gt;&lt;div class=&quot;container-num-copies&quot; id=&quot;main-B-10-num-copies&quot;&gt;0&lt;/div&gt;&lt;button type=&quot;button&quot; class=&quot;btn btn-secondary btn-number btn-sm btn-pop&quot; data-type=&quot;minus&quot; data-deck=&quot;main&quot; data-id=&quot;B-10&quot;&gt;-&lt;/button&gt;&lt;button type=&quot;button&quot; class=&quot;btn btn-secondary btn-number btn-sm btn-push&quot; data-type=&quot;plus&quot; data-deck=&quot;main&quot; data-id=&quot;B-10&quot;&gt;+&lt;/button&gt;&lt;button type=&quot;button&quot; class=&quot;btn btn-secondary btn-number btn-sm btn-drop&quot; data-type=&quot;drop&quot; data-id=&quot;B-10&quot;&gt;v&lt;/button&gt;&lt;/div&gt;" calcext:value-type="string">
            <text:p>&lt;div class="container-card" id="main-B-10"&gt;&lt;img class="img-card" width="80" height="112" src="https://one-draw.jp/ijinden/cardlist/B01/card/B_010.png" /&gt;&lt;div class="container-num-copies" id="main-B-10-num-copies"&gt;0&lt;/div&gt;&lt;button type="button" class="btn btn-secondary btn-number btn-sm btn-pop" data-type="minus" data-deck="main" data-id="B-10"&gt;-&lt;/button&gt;&lt;button type="button" class="btn btn-secondary btn-number btn-sm btn-push" data-type="plus" data-deck="main" data-id="B-10"&gt;+&lt;/button&gt;&lt;button type="button" class="btn btn-secondary btn-number btn-sm btn-drop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&quot; id=&quot;side-B-10&quot;&gt;&lt;img class=&quot;d-block&quot; width=&quot;80&quot; height=&quot;112&quot; src=&quot;https://one-draw.jp/ijinden/cardlist/B01/card/B_010.png&quot; /&gt;&lt;div class=&quot;container-num-copies&quot; id=&quot;side-B-10-num-copies&quot;&gt;0&lt;/div&gt;&lt;button type=&quot;button&quot; class=&quot;btn btn-secondary btn-number btn-sm btn-pop&quot; data-type=&quot;minus&quot; data-deck=&quot;side&quot; data-id=&quot;B-10&quot;&gt;-&lt;/button&gt;&lt;button type=&quot;button&quot; class=&quot;btn btn-secondary btn-number btn-sm btn-push&quot; data-type=&quot;plus&quot; data-deck=&quot;side&quot; data-id=&quot;B-10&quot;&gt;+&lt;/button&gt;&lt;button type=&quot;button&quot; class=&quot;btn btn-secondary btn-number btn-sm btn-raise&quot; data-type=&quot;raise&quot; data-id=&quot;B-10&quot;&gt;^&lt;/button&gt;&lt;/div&gt;" calcext:value-type="string">
            <text:p>&lt;div class="container-card" id="side-B-10"&gt;&lt;img class="d-block" width="80" height="112" src="https://one-draw.jp/ijinden/cardlist/B01/card/B_010.png" /&gt;&lt;div class="container-num-copies" id="side-B-10-num-copies"&gt;0&lt;/div&gt;&lt;button type="button" class="btn btn-secondary btn-number btn-sm btn-pop" data-type="minus" data-deck="side" data-id="B-10"&gt;-&lt;/button&gt;&lt;button type="button" class="btn btn-secondary btn-number btn-sm btn-push" data-type="plus" data-deck="side" data-id="B-10"&gt;+&lt;/button&gt;&lt;button type="button" class="btn btn-secondary btn-number btn-sm btn-raise" data-type="raise" data-id="B-10"&gt;^&lt;/button&gt;&lt;/div&gt;</text:p>
          </table:table-cell>
          <table:table-cell table:formula="of:=CONCATENATE([$HTML.$A$3];[.F24];[$HTML.$B$3];[.H24];[$HTML.$C$3];[.J24];[$HTML.$D$3];[.N24];[$HTML.$E$3];[.B24];[$HTML.$F$3];[.D24];[$HTML.$G$3];[.B24];[$HTML.$H$3];[.B24];[$HTML.$I$3];[.B24];[$HTML.$J$3];[.B24];[$HTML.$K$3];[.B24];[$HTML.$L$3];[.B24];[$HTML.$M$3];[.B24];[$HTML.$N$3];[.B24];[$HTML.$O$3])" office:value-type="string" office:string-value="&lt;tr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data-expansion="11" data-type="2" data-color="4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&quot; id=&quot;main-B-11&quot;&gt;&lt;img class=&quot;img-card&quot; width=&quot;80&quot; height=&quot;112&quot; src=&quot;https://one-draw.jp/ijinden/cardlist/B01/card/B_011.png&quot; /&gt;&lt;div class=&quot;container-num-copies&quot; id=&quot;main-B-11-num-copies&quot;&gt;0&lt;/div&gt;&lt;button type=&quot;button&quot; class=&quot;btn btn-secondary btn-number btn-sm btn-pop&quot; data-type=&quot;minus&quot; data-deck=&quot;main&quot; data-id=&quot;B-11&quot;&gt;-&lt;/button&gt;&lt;button type=&quot;button&quot; class=&quot;btn btn-secondary btn-number btn-sm btn-push&quot; data-type=&quot;plus&quot; data-deck=&quot;main&quot; data-id=&quot;B-11&quot;&gt;+&lt;/button&gt;&lt;button type=&quot;button&quot; class=&quot;btn btn-secondary btn-number btn-sm btn-drop&quot; data-type=&quot;drop&quot; data-id=&quot;B-11&quot;&gt;v&lt;/button&gt;&lt;/div&gt;" calcext:value-type="string">
            <text:p>&lt;div class="container-card" id="main-B-11"&gt;&lt;img class="img-card" width="80" height="112" src="https://one-draw.jp/ijinden/cardlist/B01/card/B_011.png" /&gt;&lt;div class="container-num-copies" id="main-B-11-num-copies"&gt;0&lt;/div&gt;&lt;button type="button" class="btn btn-secondary btn-number btn-sm btn-pop" data-type="minus" data-deck="main" data-id="B-11"&gt;-&lt;/button&gt;&lt;button type="button" class="btn btn-secondary btn-number btn-sm btn-push" data-type="plus" data-deck="main" data-id="B-11"&gt;+&lt;/button&gt;&lt;button type="button" class="btn btn-secondary btn-number btn-sm btn-drop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&quot; id=&quot;side-B-11&quot;&gt;&lt;img class=&quot;d-block&quot; width=&quot;80&quot; height=&quot;112&quot; src=&quot;https://one-draw.jp/ijinden/cardlist/B01/card/B_011.png&quot; /&gt;&lt;div class=&quot;container-num-copies&quot; id=&quot;side-B-11-num-copies&quot;&gt;0&lt;/div&gt;&lt;button type=&quot;button&quot; class=&quot;btn btn-secondary btn-number btn-sm btn-pop&quot; data-type=&quot;minus&quot; data-deck=&quot;side&quot; data-id=&quot;B-11&quot;&gt;-&lt;/button&gt;&lt;button type=&quot;button&quot; class=&quot;btn btn-secondary btn-number btn-sm btn-push&quot; data-type=&quot;plus&quot; data-deck=&quot;side&quot; data-id=&quot;B-11&quot;&gt;+&lt;/button&gt;&lt;button type=&quot;button&quot; class=&quot;btn btn-secondary btn-number btn-sm btn-raise&quot; data-type=&quot;raise&quot; data-id=&quot;B-11&quot;&gt;^&lt;/button&gt;&lt;/div&gt;" calcext:value-type="string">
            <text:p>&lt;div class="container-card" id="side-B-11"&gt;&lt;img class="d-block" width="80" height="112" src="https://one-draw.jp/ijinden/cardlist/B01/card/B_011.png" /&gt;&lt;div class="container-num-copies" id="side-B-11-num-copies"&gt;0&lt;/div&gt;&lt;button type="button" class="btn btn-secondary btn-number btn-sm btn-pop" data-type="minus" data-deck="side" data-id="B-11"&gt;-&lt;/button&gt;&lt;button type="button" class="btn btn-secondary btn-number btn-sm btn-push" data-type="plus" data-deck="side" data-id="B-11"&gt;+&lt;/button&gt;&lt;button type="button" class="btn btn-secondary btn-number btn-sm btn-raise" data-type="raise" data-id="B-11"&gt;^&lt;/button&gt;&lt;/div&gt;</text:p>
          </table:table-cell>
          <table:table-cell table:formula="of:=CONCATENATE([$HTML.$A$3];[.F25];[$HTML.$B$3];[.H25];[$HTML.$C$3];[.J25];[$HTML.$D$3];[.N25];[$HTML.$E$3];[.B25];[$HTML.$F$3];[.D25];[$HTML.$G$3];[.B25];[$HTML.$H$3];[.B25];[$HTML.$I$3];[.B25];[$HTML.$J$3];[.B25];[$HTML.$K$3];[.B25];[$HTML.$L$3];[.B25];[$HTML.$M$3];[.B25];[$HTML.$N$3];[.B25];[$HTML.$O$3])" office:value-type="string" office:string-value="&lt;tr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data-expansion="11" data-type="3" data-color="4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&quot; id=&quot;main-B-12&quot;&gt;&lt;img class=&quot;img-card&quot; width=&quot;80&quot; height=&quot;112&quot; src=&quot;https://one-draw.jp/ijinden/cardlist/B01/card/B_012.png&quot; /&gt;&lt;div class=&quot;container-num-copies&quot; id=&quot;main-B-12-num-copies&quot;&gt;0&lt;/div&gt;&lt;button type=&quot;button&quot; class=&quot;btn btn-secondary btn-number btn-sm btn-pop&quot; data-type=&quot;minus&quot; data-deck=&quot;main&quot; data-id=&quot;B-12&quot;&gt;-&lt;/button&gt;&lt;button type=&quot;button&quot; class=&quot;btn btn-secondary btn-number btn-sm btn-push&quot; data-type=&quot;plus&quot; data-deck=&quot;main&quot; data-id=&quot;B-12&quot;&gt;+&lt;/button&gt;&lt;button type=&quot;button&quot; class=&quot;btn btn-secondary btn-number btn-sm btn-drop&quot; data-type=&quot;drop&quot; data-id=&quot;B-12&quot;&gt;v&lt;/button&gt;&lt;/div&gt;" calcext:value-type="string">
            <text:p>&lt;div class="container-card" id="main-B-12"&gt;&lt;img class="img-card" width="80" height="112" src="https://one-draw.jp/ijinden/cardlist/B01/card/B_012.png" /&gt;&lt;div class="container-num-copies" id="main-B-12-num-copies"&gt;0&lt;/div&gt;&lt;button type="button" class="btn btn-secondary btn-number btn-sm btn-pop" data-type="minus" data-deck="main" data-id="B-12"&gt;-&lt;/button&gt;&lt;button type="button" class="btn btn-secondary btn-number btn-sm btn-push" data-type="plus" data-deck="main" data-id="B-12"&gt;+&lt;/button&gt;&lt;button type="button" class="btn btn-secondary btn-number btn-sm btn-drop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&quot; id=&quot;side-B-12&quot;&gt;&lt;img class=&quot;d-block&quot; width=&quot;80&quot; height=&quot;112&quot; src=&quot;https://one-draw.jp/ijinden/cardlist/B01/card/B_012.png&quot; /&gt;&lt;div class=&quot;container-num-copies&quot; id=&quot;side-B-12-num-copies&quot;&gt;0&lt;/div&gt;&lt;button type=&quot;button&quot; class=&quot;btn btn-secondary btn-number btn-sm btn-pop&quot; data-type=&quot;minus&quot; data-deck=&quot;side&quot; data-id=&quot;B-12&quot;&gt;-&lt;/button&gt;&lt;button type=&quot;button&quot; class=&quot;btn btn-secondary btn-number btn-sm btn-push&quot; data-type=&quot;plus&quot; data-deck=&quot;side&quot; data-id=&quot;B-12&quot;&gt;+&lt;/button&gt;&lt;button type=&quot;button&quot; class=&quot;btn btn-secondary btn-number btn-sm btn-raise&quot; data-type=&quot;raise&quot; data-id=&quot;B-12&quot;&gt;^&lt;/button&gt;&lt;/div&gt;" calcext:value-type="string">
            <text:p>&lt;div class="container-card" id="side-B-12"&gt;&lt;img class="d-block" width="80" height="112" src="https://one-draw.jp/ijinden/cardlist/B01/card/B_012.png" /&gt;&lt;div class="container-num-copies" id="side-B-12-num-copies"&gt;0&lt;/div&gt;&lt;button type="button" class="btn btn-secondary btn-number btn-sm btn-pop" data-type="minus" data-deck="side" data-id="B-12"&gt;-&lt;/button&gt;&lt;button type="button" class="btn btn-secondary btn-number btn-sm btn-push" data-type="plus" data-deck="side" data-id="B-12"&gt;+&lt;/button&gt;&lt;button type="button" class="btn btn-secondary btn-number btn-sm btn-raise" data-type="raise" data-id="B-12"&gt;^&lt;/button&gt;&lt;/div&gt;</text:p>
          </table:table-cell>
          <table:table-cell table:formula="of:=CONCATENATE([$HTML.$A$3];[.F26];[$HTML.$B$3];[.H26];[$HTML.$C$3];[.J26];[$HTML.$D$3];[.N26];[$HTML.$E$3];[.B26];[$HTML.$F$3];[.D26];[$HTML.$G$3];[.B26];[$HTML.$H$3];[.B26];[$HTML.$I$3];[.B26];[$HTML.$J$3];[.B26];[$HTML.$K$3];[.B26];[$HTML.$L$3];[.B26];[$HTML.$M$3];[.B26];[$HTML.$N$3];[.B26];[$HTML.$O$3])" office:value-type="string" office:string-value="&lt;tr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data-expansion="11" data-type="3" data-color="4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&quot; id=&quot;main-B-13&quot;&gt;&lt;img class=&quot;img-card&quot; width=&quot;80&quot; height=&quot;112&quot; src=&quot;https://one-draw.jp/ijinden/cardlist/B01/card/B_013.png&quot; /&gt;&lt;div class=&quot;container-num-copies&quot; id=&quot;main-B-13-num-copies&quot;&gt;0&lt;/div&gt;&lt;button type=&quot;button&quot; class=&quot;btn btn-secondary btn-number btn-sm btn-pop&quot; data-type=&quot;minus&quot; data-deck=&quot;main&quot; data-id=&quot;B-13&quot;&gt;-&lt;/button&gt;&lt;button type=&quot;button&quot; class=&quot;btn btn-secondary btn-number btn-sm btn-push&quot; data-type=&quot;plus&quot; data-deck=&quot;main&quot; data-id=&quot;B-13&quot;&gt;+&lt;/button&gt;&lt;button type=&quot;button&quot; class=&quot;btn btn-secondary btn-number btn-sm btn-drop&quot; data-type=&quot;drop&quot; data-id=&quot;B-13&quot;&gt;v&lt;/button&gt;&lt;/div&gt;" calcext:value-type="string">
            <text:p>&lt;div class="container-card" id="main-B-13"&gt;&lt;img class="img-card" width="80" height="112" src="https://one-draw.jp/ijinden/cardlist/B01/card/B_013.png" /&gt;&lt;div class="container-num-copies" id="main-B-13-num-copies"&gt;0&lt;/div&gt;&lt;button type="button" class="btn btn-secondary btn-number btn-sm btn-pop" data-type="minus" data-deck="main" data-id="B-13"&gt;-&lt;/button&gt;&lt;button type="button" class="btn btn-secondary btn-number btn-sm btn-push" data-type="plus" data-deck="main" data-id="B-13"&gt;+&lt;/button&gt;&lt;button type="button" class="btn btn-secondary btn-number btn-sm btn-drop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&quot; id=&quot;side-B-13&quot;&gt;&lt;img class=&quot;d-block&quot; width=&quot;80&quot; height=&quot;112&quot; src=&quot;https://one-draw.jp/ijinden/cardlist/B01/card/B_013.png&quot; /&gt;&lt;div class=&quot;container-num-copies&quot; id=&quot;side-B-13-num-copies&quot;&gt;0&lt;/div&gt;&lt;button type=&quot;button&quot; class=&quot;btn btn-secondary btn-number btn-sm btn-pop&quot; data-type=&quot;minus&quot; data-deck=&quot;side&quot; data-id=&quot;B-13&quot;&gt;-&lt;/button&gt;&lt;button type=&quot;button&quot; class=&quot;btn btn-secondary btn-number btn-sm btn-push&quot; data-type=&quot;plus&quot; data-deck=&quot;side&quot; data-id=&quot;B-13&quot;&gt;+&lt;/button&gt;&lt;button type=&quot;button&quot; class=&quot;btn btn-secondary btn-number btn-sm btn-raise&quot; data-type=&quot;raise&quot; data-id=&quot;B-13&quot;&gt;^&lt;/button&gt;&lt;/div&gt;" calcext:value-type="string">
            <text:p>&lt;div class="container-card" id="side-B-13"&gt;&lt;img class="d-block" width="80" height="112" src="https://one-draw.jp/ijinden/cardlist/B01/card/B_013.png" /&gt;&lt;div class="container-num-copies" id="side-B-13-num-copies"&gt;0&lt;/div&gt;&lt;button type="button" class="btn btn-secondary btn-number btn-sm btn-pop" data-type="minus" data-deck="side" data-id="B-13"&gt;-&lt;/button&gt;&lt;button type="button" class="btn btn-secondary btn-number btn-sm btn-push" data-type="plus" data-deck="side" data-id="B-13"&gt;+&lt;/button&gt;&lt;button type="button" class="btn btn-secondary btn-number btn-sm btn-raise" data-type="raise" data-id="B-13"&gt;^&lt;/button&gt;&lt;/div&gt;</text:p>
          </table:table-cell>
          <table:table-cell table:formula="of:=CONCATENATE([$HTML.$A$3];[.F27];[$HTML.$B$3];[.H27];[$HTML.$C$3];[.J27];[$HTML.$D$3];[.N27];[$HTML.$E$3];[.B27];[$HTML.$F$3];[.D27];[$HTML.$G$3];[.B27];[$HTML.$H$3];[.B27];[$HTML.$I$3];[.B27];[$HTML.$J$3];[.B27];[$HTML.$K$3];[.B27];[$HTML.$L$3];[.B27];[$HTML.$M$3];[.B27];[$HTML.$N$3];[.B27];[$HTML.$O$3])" office:value-type="string" office:string-value="&lt;tr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data-expansion="11" data-type="4" data-color="4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&quot; id=&quot;main-G-1&quot;&gt;&lt;img class=&quot;img-card&quot; width=&quot;80&quot; height=&quot;112&quot; src=&quot;https://one-draw.jp/ijinden/cardlist/G01/card/G_001.png&quot; /&gt;&lt;div class=&quot;container-num-copies&quot; id=&quot;main-G-1-num-copies&quot;&gt;0&lt;/div&gt;&lt;button type=&quot;button&quot; class=&quot;btn btn-secondary btn-number btn-sm btn-pop&quot; data-type=&quot;minus&quot; data-deck=&quot;main&quot; data-id=&quot;G-1&quot;&gt;-&lt;/button&gt;&lt;button type=&quot;button&quot; class=&quot;btn btn-secondary btn-number btn-sm btn-push&quot; data-type=&quot;plus&quot; data-deck=&quot;main&quot; data-id=&quot;G-1&quot;&gt;+&lt;/button&gt;&lt;button type=&quot;button&quot; class=&quot;btn btn-secondary btn-number btn-sm btn-drop&quot; data-type=&quot;drop&quot; data-id=&quot;G-1&quot;&gt;v&lt;/button&gt;&lt;/div&gt;" calcext:value-type="string">
            <text:p>&lt;div class="container-card" id="main-G-1"&gt;&lt;img class="img-card" width="80" height="112" src="https://one-draw.jp/ijinden/cardlist/G01/card/G_001.png" /&gt;&lt;div class="container-num-copies" id="main-G-1-num-copies"&gt;0&lt;/div&gt;&lt;button type="button" class="btn btn-secondary btn-number btn-sm btn-pop" data-type="minus" data-deck="main" data-id="G-1"&gt;-&lt;/button&gt;&lt;button type="button" class="btn btn-secondary btn-number btn-sm btn-push" data-type="plus" data-deck="main" data-id="G-1"&gt;+&lt;/button&gt;&lt;button type="button" class="btn btn-secondary btn-number btn-sm btn-drop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&quot; id=&quot;side-G-1&quot;&gt;&lt;img class=&quot;d-block&quot; width=&quot;80&quot; height=&quot;112&quot; src=&quot;https://one-draw.jp/ijinden/cardlist/G01/card/G_001.png&quot; /&gt;&lt;div class=&quot;container-num-copies&quot; id=&quot;side-G-1-num-copies&quot;&gt;0&lt;/div&gt;&lt;button type=&quot;button&quot; class=&quot;btn btn-secondary btn-number btn-sm btn-pop&quot; data-type=&quot;minus&quot; data-deck=&quot;side&quot; data-id=&quot;G-1&quot;&gt;-&lt;/button&gt;&lt;button type=&quot;button&quot; class=&quot;btn btn-secondary btn-number btn-sm btn-push&quot; data-type=&quot;plus&quot; data-deck=&quot;side&quot; data-id=&quot;G-1&quot;&gt;+&lt;/button&gt;&lt;button type=&quot;button&quot; class=&quot;btn btn-secondary btn-number btn-sm btn-raise&quot; data-type=&quot;raise&quot; data-id=&quot;G-1&quot;&gt;^&lt;/button&gt;&lt;/div&gt;" calcext:value-type="string">
            <text:p>&lt;div class="container-card" id="side-G-1"&gt;&lt;img class="d-block" width="80" height="112" src="https://one-draw.jp/ijinden/cardlist/G01/card/G_001.png" /&gt;&lt;div class="container-num-copies" id="side-G-1-num-copies"&gt;0&lt;/div&gt;&lt;button type="button" class="btn btn-secondary btn-number btn-sm btn-pop" data-type="minus" data-deck="side" data-id="G-1"&gt;-&lt;/button&gt;&lt;button type="button" class="btn btn-secondary btn-number btn-sm btn-push" data-type="plus" data-deck="side" data-id="G-1"&gt;+&lt;/button&gt;&lt;button type="button" class="btn btn-secondary btn-number btn-sm btn-raise" data-type="raise" data-id="G-1"&gt;^&lt;/button&gt;&lt;/div&gt;</text:p>
          </table:table-cell>
          <table:table-cell table:formula="of:=CONCATENATE([$HTML.$A$3];[.F28];[$HTML.$B$3];[.H28];[$HTML.$C$3];[.J28];[$HTML.$D$3];[.N28];[$HTML.$E$3];[.B28];[$HTML.$F$3];[.D28];[$HTML.$G$3];[.B28];[$HTML.$H$3];[.B28];[$HTML.$I$3];[.B28];[$HTML.$J$3];[.B28];[$HTML.$K$3];[.B28];[$HTML.$L$3];[.B28];[$HTML.$M$3];[.B28];[$HTML.$N$3];[.B28];[$HTML.$O$3])" office:value-type="string" office:string-value="&lt;tr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data-expansion="12" data-type="1" data-color="8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&quot; id=&quot;main-G-2&quot;&gt;&lt;img class=&quot;img-card&quot; width=&quot;80&quot; height=&quot;112&quot; src=&quot;https://one-draw.jp/ijinden/cardlist/G01/card/G_002.png&quot; /&gt;&lt;div class=&quot;container-num-copies&quot; id=&quot;main-G-2-num-copies&quot;&gt;0&lt;/div&gt;&lt;button type=&quot;button&quot; class=&quot;btn btn-secondary btn-number btn-sm btn-pop&quot; data-type=&quot;minus&quot; data-deck=&quot;main&quot; data-id=&quot;G-2&quot;&gt;-&lt;/button&gt;&lt;button type=&quot;button&quot; class=&quot;btn btn-secondary btn-number btn-sm btn-push&quot; data-type=&quot;plus&quot; data-deck=&quot;main&quot; data-id=&quot;G-2&quot;&gt;+&lt;/button&gt;&lt;button type=&quot;button&quot; class=&quot;btn btn-secondary btn-number btn-sm btn-drop&quot; data-type=&quot;drop&quot; data-id=&quot;G-2&quot;&gt;v&lt;/button&gt;&lt;/div&gt;" calcext:value-type="string">
            <text:p>&lt;div class="container-card" id="main-G-2"&gt;&lt;img class="img-card" width="80" height="112" src="https://one-draw.jp/ijinden/cardlist/G01/card/G_002.png" /&gt;&lt;div class="container-num-copies" id="main-G-2-num-copies"&gt;0&lt;/div&gt;&lt;button type="button" class="btn btn-secondary btn-number btn-sm btn-pop" data-type="minus" data-deck="main" data-id="G-2"&gt;-&lt;/button&gt;&lt;button type="button" class="btn btn-secondary btn-number btn-sm btn-push" data-type="plus" data-deck="main" data-id="G-2"&gt;+&lt;/button&gt;&lt;button type="button" class="btn btn-secondary btn-number btn-sm btn-drop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&quot; id=&quot;side-G-2&quot;&gt;&lt;img class=&quot;d-block&quot; width=&quot;80&quot; height=&quot;112&quot; src=&quot;https://one-draw.jp/ijinden/cardlist/G01/card/G_002.png&quot; /&gt;&lt;div class=&quot;container-num-copies&quot; id=&quot;side-G-2-num-copies&quot;&gt;0&lt;/div&gt;&lt;button type=&quot;button&quot; class=&quot;btn btn-secondary btn-number btn-sm btn-pop&quot; data-type=&quot;minus&quot; data-deck=&quot;side&quot; data-id=&quot;G-2&quot;&gt;-&lt;/button&gt;&lt;button type=&quot;button&quot; class=&quot;btn btn-secondary btn-number btn-sm btn-push&quot; data-type=&quot;plus&quot; data-deck=&quot;side&quot; data-id=&quot;G-2&quot;&gt;+&lt;/button&gt;&lt;button type=&quot;button&quot; class=&quot;btn btn-secondary btn-number btn-sm btn-raise&quot; data-type=&quot;raise&quot; data-id=&quot;G-2&quot;&gt;^&lt;/button&gt;&lt;/div&gt;" calcext:value-type="string">
            <text:p>&lt;div class="container-card" id="side-G-2"&gt;&lt;img class="d-block" width="80" height="112" src="https://one-draw.jp/ijinden/cardlist/G01/card/G_002.png" /&gt;&lt;div class="container-num-copies" id="side-G-2-num-copies"&gt;0&lt;/div&gt;&lt;button type="button" class="btn btn-secondary btn-number btn-sm btn-pop" data-type="minus" data-deck="side" data-id="G-2"&gt;-&lt;/button&gt;&lt;button type="button" class="btn btn-secondary btn-number btn-sm btn-push" data-type="plus" data-deck="side" data-id="G-2"&gt;+&lt;/button&gt;&lt;button type="button" class="btn btn-secondary btn-number btn-sm btn-raise" data-type="raise" data-id="G-2"&gt;^&lt;/button&gt;&lt;/div&gt;</text:p>
          </table:table-cell>
          <table:table-cell table:formula="of:=CONCATENATE([$HTML.$A$3];[.F29];[$HTML.$B$3];[.H29];[$HTML.$C$3];[.J29];[$HTML.$D$3];[.N29];[$HTML.$E$3];[.B29];[$HTML.$F$3];[.D29];[$HTML.$G$3];[.B29];[$HTML.$H$3];[.B29];[$HTML.$I$3];[.B29];[$HTML.$J$3];[.B29];[$HTML.$K$3];[.B29];[$HTML.$L$3];[.B29];[$HTML.$M$3];[.B29];[$HTML.$N$3];[.B29];[$HTML.$O$3])" office:value-type="string" office:string-value="&lt;tr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data-expansion="12" data-type="1" data-color="8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&quot; id=&quot;main-G-3&quot;&gt;&lt;img class=&quot;img-card&quot; width=&quot;80&quot; height=&quot;112&quot; src=&quot;https://one-draw.jp/ijinden/cardlist/G01/card/G_003.png&quot; /&gt;&lt;div class=&quot;container-num-copies&quot; id=&quot;main-G-3-num-copies&quot;&gt;0&lt;/div&gt;&lt;button type=&quot;button&quot; class=&quot;btn btn-secondary btn-number btn-sm btn-pop&quot; data-type=&quot;minus&quot; data-deck=&quot;main&quot; data-id=&quot;G-3&quot;&gt;-&lt;/button&gt;&lt;button type=&quot;button&quot; class=&quot;btn btn-secondary btn-number btn-sm btn-push&quot; data-type=&quot;plus&quot; data-deck=&quot;main&quot; data-id=&quot;G-3&quot;&gt;+&lt;/button&gt;&lt;button type=&quot;button&quot; class=&quot;btn btn-secondary btn-number btn-sm btn-drop&quot; data-type=&quot;drop&quot; data-id=&quot;G-3&quot;&gt;v&lt;/button&gt;&lt;/div&gt;" calcext:value-type="string">
            <text:p>&lt;div class="container-card" id="main-G-3"&gt;&lt;img class="img-card" width="80" height="112" src="https://one-draw.jp/ijinden/cardlist/G01/card/G_003.png" /&gt;&lt;div class="container-num-copies" id="main-G-3-num-copies"&gt;0&lt;/div&gt;&lt;button type="button" class="btn btn-secondary btn-number btn-sm btn-pop" data-type="minus" data-deck="main" data-id="G-3"&gt;-&lt;/button&gt;&lt;button type="button" class="btn btn-secondary btn-number btn-sm btn-push" data-type="plus" data-deck="main" data-id="G-3"&gt;+&lt;/button&gt;&lt;button type="button" class="btn btn-secondary btn-number btn-sm btn-drop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&quot; id=&quot;side-G-3&quot;&gt;&lt;img class=&quot;d-block&quot; width=&quot;80&quot; height=&quot;112&quot; src=&quot;https://one-draw.jp/ijinden/cardlist/G01/card/G_003.png&quot; /&gt;&lt;div class=&quot;container-num-copies&quot; id=&quot;side-G-3-num-copies&quot;&gt;0&lt;/div&gt;&lt;button type=&quot;button&quot; class=&quot;btn btn-secondary btn-number btn-sm btn-pop&quot; data-type=&quot;minus&quot; data-deck=&quot;side&quot; data-id=&quot;G-3&quot;&gt;-&lt;/button&gt;&lt;button type=&quot;button&quot; class=&quot;btn btn-secondary btn-number btn-sm btn-push&quot; data-type=&quot;plus&quot; data-deck=&quot;side&quot; data-id=&quot;G-3&quot;&gt;+&lt;/button&gt;&lt;button type=&quot;button&quot; class=&quot;btn btn-secondary btn-number btn-sm btn-raise&quot; data-type=&quot;raise&quot; data-id=&quot;G-3&quot;&gt;^&lt;/button&gt;&lt;/div&gt;" calcext:value-type="string">
            <text:p>&lt;div class="container-card" id="side-G-3"&gt;&lt;img class="d-block" width="80" height="112" src="https://one-draw.jp/ijinden/cardlist/G01/card/G_003.png" /&gt;&lt;div class="container-num-copies" id="side-G-3-num-copies"&gt;0&lt;/div&gt;&lt;button type="button" class="btn btn-secondary btn-number btn-sm btn-pop" data-type="minus" data-deck="side" data-id="G-3"&gt;-&lt;/button&gt;&lt;button type="button" class="btn btn-secondary btn-number btn-sm btn-push" data-type="plus" data-deck="side" data-id="G-3"&gt;+&lt;/button&gt;&lt;button type="button" class="btn btn-secondary btn-number btn-sm btn-raise" data-type="raise" data-id="G-3"&gt;^&lt;/button&gt;&lt;/div&gt;</text:p>
          </table:table-cell>
          <table:table-cell table:formula="of:=CONCATENATE([$HTML.$A$3];[.F30];[$HTML.$B$3];[.H30];[$HTML.$C$3];[.J30];[$HTML.$D$3];[.N30];[$HTML.$E$3];[.B30];[$HTML.$F$3];[.D30];[$HTML.$G$3];[.B30];[$HTML.$H$3];[.B30];[$HTML.$I$3];[.B30];[$HTML.$J$3];[.B30];[$HTML.$K$3];[.B30];[$HTML.$L$3];[.B30];[$HTML.$M$3];[.B30];[$HTML.$N$3];[.B30];[$HTML.$O$3])" office:value-type="string" office:string-value="&lt;tr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data-expansion="12" data-type="1" data-color="8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&quot; id=&quot;main-G-4&quot;&gt;&lt;img class=&quot;img-card&quot; width=&quot;80&quot; height=&quot;112&quot; src=&quot;https://one-draw.jp/ijinden/cardlist/G01/card/G_004.png&quot; /&gt;&lt;div class=&quot;container-num-copies&quot; id=&quot;main-G-4-num-copies&quot;&gt;0&lt;/div&gt;&lt;button type=&quot;button&quot; class=&quot;btn btn-secondary btn-number btn-sm btn-pop&quot; data-type=&quot;minus&quot; data-deck=&quot;main&quot; data-id=&quot;G-4&quot;&gt;-&lt;/button&gt;&lt;button type=&quot;button&quot; class=&quot;btn btn-secondary btn-number btn-sm btn-push&quot; data-type=&quot;plus&quot; data-deck=&quot;main&quot; data-id=&quot;G-4&quot;&gt;+&lt;/button&gt;&lt;button type=&quot;button&quot; class=&quot;btn btn-secondary btn-number btn-sm btn-drop&quot; data-type=&quot;drop&quot; data-id=&quot;G-4&quot;&gt;v&lt;/button&gt;&lt;/div&gt;" calcext:value-type="string">
            <text:p>&lt;div class="container-card" id="main-G-4"&gt;&lt;img class="img-card" width="80" height="112" src="https://one-draw.jp/ijinden/cardlist/G01/card/G_004.png" /&gt;&lt;div class="container-num-copies" id="main-G-4-num-copies"&gt;0&lt;/div&gt;&lt;button type="button" class="btn btn-secondary btn-number btn-sm btn-pop" data-type="minus" data-deck="main" data-id="G-4"&gt;-&lt;/button&gt;&lt;button type="button" class="btn btn-secondary btn-number btn-sm btn-push" data-type="plus" data-deck="main" data-id="G-4"&gt;+&lt;/button&gt;&lt;button type="button" class="btn btn-secondary btn-number btn-sm btn-drop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&quot; id=&quot;side-G-4&quot;&gt;&lt;img class=&quot;d-block&quot; width=&quot;80&quot; height=&quot;112&quot; src=&quot;https://one-draw.jp/ijinden/cardlist/G01/card/G_004.png&quot; /&gt;&lt;div class=&quot;container-num-copies&quot; id=&quot;side-G-4-num-copies&quot;&gt;0&lt;/div&gt;&lt;button type=&quot;button&quot; class=&quot;btn btn-secondary btn-number btn-sm btn-pop&quot; data-type=&quot;minus&quot; data-deck=&quot;side&quot; data-id=&quot;G-4&quot;&gt;-&lt;/button&gt;&lt;button type=&quot;button&quot; class=&quot;btn btn-secondary btn-number btn-sm btn-push&quot; data-type=&quot;plus&quot; data-deck=&quot;side&quot; data-id=&quot;G-4&quot;&gt;+&lt;/button&gt;&lt;button type=&quot;button&quot; class=&quot;btn btn-secondary btn-number btn-sm btn-raise&quot; data-type=&quot;raise&quot; data-id=&quot;G-4&quot;&gt;^&lt;/button&gt;&lt;/div&gt;" calcext:value-type="string">
            <text:p>&lt;div class="container-card" id="side-G-4"&gt;&lt;img class="d-block" width="80" height="112" src="https://one-draw.jp/ijinden/cardlist/G01/card/G_004.png" /&gt;&lt;div class="container-num-copies" id="side-G-4-num-copies"&gt;0&lt;/div&gt;&lt;button type="button" class="btn btn-secondary btn-number btn-sm btn-pop" data-type="minus" data-deck="side" data-id="G-4"&gt;-&lt;/button&gt;&lt;button type="button" class="btn btn-secondary btn-number btn-sm btn-push" data-type="plus" data-deck="side" data-id="G-4"&gt;+&lt;/button&gt;&lt;button type="button" class="btn btn-secondary btn-number btn-sm btn-raise" data-type="raise" data-id="G-4"&gt;^&lt;/button&gt;&lt;/div&gt;</text:p>
          </table:table-cell>
          <table:table-cell table:formula="of:=CONCATENATE([$HTML.$A$3];[.F31];[$HTML.$B$3];[.H31];[$HTML.$C$3];[.J31];[$HTML.$D$3];[.N31];[$HTML.$E$3];[.B31];[$HTML.$F$3];[.D31];[$HTML.$G$3];[.B31];[$HTML.$H$3];[.B31];[$HTML.$I$3];[.B31];[$HTML.$J$3];[.B31];[$HTML.$K$3];[.B31];[$HTML.$L$3];[.B31];[$HTML.$M$3];[.B31];[$HTML.$N$3];[.B31];[$HTML.$O$3])" office:value-type="string" office:string-value="&lt;tr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data-expansion="12" data-type="1" data-color="8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&quot; id=&quot;main-G-5&quot;&gt;&lt;img class=&quot;img-card&quot; width=&quot;80&quot; height=&quot;112&quot; src=&quot;https://one-draw.jp/ijinden/cardlist/G01/card/G_005.png&quot; /&gt;&lt;div class=&quot;container-num-copies&quot; id=&quot;main-G-5-num-copies&quot;&gt;0&lt;/div&gt;&lt;button type=&quot;button&quot; class=&quot;btn btn-secondary btn-number btn-sm btn-pop&quot; data-type=&quot;minus&quot; data-deck=&quot;main&quot; data-id=&quot;G-5&quot;&gt;-&lt;/button&gt;&lt;button type=&quot;button&quot; class=&quot;btn btn-secondary btn-number btn-sm btn-push&quot; data-type=&quot;plus&quot; data-deck=&quot;main&quot; data-id=&quot;G-5&quot;&gt;+&lt;/button&gt;&lt;button type=&quot;button&quot; class=&quot;btn btn-secondary btn-number btn-sm btn-drop&quot; data-type=&quot;drop&quot; data-id=&quot;G-5&quot;&gt;v&lt;/button&gt;&lt;/div&gt;" calcext:value-type="string">
            <text:p>&lt;div class="container-card" id="main-G-5"&gt;&lt;img class="img-card" width="80" height="112" src="https://one-draw.jp/ijinden/cardlist/G01/card/G_005.png" /&gt;&lt;div class="container-num-copies" id="main-G-5-num-copies"&gt;0&lt;/div&gt;&lt;button type="button" class="btn btn-secondary btn-number btn-sm btn-pop" data-type="minus" data-deck="main" data-id="G-5"&gt;-&lt;/button&gt;&lt;button type="button" class="btn btn-secondary btn-number btn-sm btn-push" data-type="plus" data-deck="main" data-id="G-5"&gt;+&lt;/button&gt;&lt;button type="button" class="btn btn-secondary btn-number btn-sm btn-drop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&quot; id=&quot;side-G-5&quot;&gt;&lt;img class=&quot;d-block&quot; width=&quot;80&quot; height=&quot;112&quot; src=&quot;https://one-draw.jp/ijinden/cardlist/G01/card/G_005.png&quot; /&gt;&lt;div class=&quot;container-num-copies&quot; id=&quot;side-G-5-num-copies&quot;&gt;0&lt;/div&gt;&lt;button type=&quot;button&quot; class=&quot;btn btn-secondary btn-number btn-sm btn-pop&quot; data-type=&quot;minus&quot; data-deck=&quot;side&quot; data-id=&quot;G-5&quot;&gt;-&lt;/button&gt;&lt;button type=&quot;button&quot; class=&quot;btn btn-secondary btn-number btn-sm btn-push&quot; data-type=&quot;plus&quot; data-deck=&quot;side&quot; data-id=&quot;G-5&quot;&gt;+&lt;/button&gt;&lt;button type=&quot;button&quot; class=&quot;btn btn-secondary btn-number btn-sm btn-raise&quot; data-type=&quot;raise&quot; data-id=&quot;G-5&quot;&gt;^&lt;/button&gt;&lt;/div&gt;" calcext:value-type="string">
            <text:p>&lt;div class="container-card" id="side-G-5"&gt;&lt;img class="d-block" width="80" height="112" src="https://one-draw.jp/ijinden/cardlist/G01/card/G_005.png" /&gt;&lt;div class="container-num-copies" id="side-G-5-num-copies"&gt;0&lt;/div&gt;&lt;button type="button" class="btn btn-secondary btn-number btn-sm btn-pop" data-type="minus" data-deck="side" data-id="G-5"&gt;-&lt;/button&gt;&lt;button type="button" class="btn btn-secondary btn-number btn-sm btn-push" data-type="plus" data-deck="side" data-id="G-5"&gt;+&lt;/button&gt;&lt;button type="button" class="btn btn-secondary btn-number btn-sm btn-raise" data-type="raise" data-id="G-5"&gt;^&lt;/button&gt;&lt;/div&gt;</text:p>
          </table:table-cell>
          <table:table-cell table:formula="of:=CONCATENATE([$HTML.$A$3];[.F32];[$HTML.$B$3];[.H32];[$HTML.$C$3];[.J32];[$HTML.$D$3];[.N32];[$HTML.$E$3];[.B32];[$HTML.$F$3];[.D32];[$HTML.$G$3];[.B32];[$HTML.$H$3];[.B32];[$HTML.$I$3];[.B32];[$HTML.$J$3];[.B32];[$HTML.$K$3];[.B32];[$HTML.$L$3];[.B32];[$HTML.$M$3];[.B32];[$HTML.$N$3];[.B32];[$HTML.$O$3])" office:value-type="string" office:string-value="&lt;tr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data-expansion="12" data-type="1" data-color="8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&quot; id=&quot;main-G-6&quot;&gt;&lt;img class=&quot;img-card&quot; width=&quot;80&quot; height=&quot;112&quot; src=&quot;https://one-draw.jp/ijinden/cardlist/G01/card/G_006.png&quot; /&gt;&lt;div class=&quot;container-num-copies&quot; id=&quot;main-G-6-num-copies&quot;&gt;0&lt;/div&gt;&lt;button type=&quot;button&quot; class=&quot;btn btn-secondary btn-number btn-sm btn-pop&quot; data-type=&quot;minus&quot; data-deck=&quot;main&quot; data-id=&quot;G-6&quot;&gt;-&lt;/button&gt;&lt;button type=&quot;button&quot; class=&quot;btn btn-secondary btn-number btn-sm btn-push&quot; data-type=&quot;plus&quot; data-deck=&quot;main&quot; data-id=&quot;G-6&quot;&gt;+&lt;/button&gt;&lt;button type=&quot;button&quot; class=&quot;btn btn-secondary btn-number btn-sm btn-drop&quot; data-type=&quot;drop&quot; data-id=&quot;G-6&quot;&gt;v&lt;/button&gt;&lt;/div&gt;" calcext:value-type="string">
            <text:p>&lt;div class="container-card" id="main-G-6"&gt;&lt;img class="img-card" width="80" height="112" src="https://one-draw.jp/ijinden/cardlist/G01/card/G_006.png" /&gt;&lt;div class="container-num-copies" id="main-G-6-num-copies"&gt;0&lt;/div&gt;&lt;button type="button" class="btn btn-secondary btn-number btn-sm btn-pop" data-type="minus" data-deck="main" data-id="G-6"&gt;-&lt;/button&gt;&lt;button type="button" class="btn btn-secondary btn-number btn-sm btn-push" data-type="plus" data-deck="main" data-id="G-6"&gt;+&lt;/button&gt;&lt;button type="button" class="btn btn-secondary btn-number btn-sm btn-drop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&quot; id=&quot;side-G-6&quot;&gt;&lt;img class=&quot;d-block&quot; width=&quot;80&quot; height=&quot;112&quot; src=&quot;https://one-draw.jp/ijinden/cardlist/G01/card/G_006.png&quot; /&gt;&lt;div class=&quot;container-num-copies&quot; id=&quot;side-G-6-num-copies&quot;&gt;0&lt;/div&gt;&lt;button type=&quot;button&quot; class=&quot;btn btn-secondary btn-number btn-sm btn-pop&quot; data-type=&quot;minus&quot; data-deck=&quot;side&quot; data-id=&quot;G-6&quot;&gt;-&lt;/button&gt;&lt;button type=&quot;button&quot; class=&quot;btn btn-secondary btn-number btn-sm btn-push&quot; data-type=&quot;plus&quot; data-deck=&quot;side&quot; data-id=&quot;G-6&quot;&gt;+&lt;/button&gt;&lt;button type=&quot;button&quot; class=&quot;btn btn-secondary btn-number btn-sm btn-raise&quot; data-type=&quot;raise&quot; data-id=&quot;G-6&quot;&gt;^&lt;/button&gt;&lt;/div&gt;" calcext:value-type="string">
            <text:p>&lt;div class="container-card" id="side-G-6"&gt;&lt;img class="d-block" width="80" height="112" src="https://one-draw.jp/ijinden/cardlist/G01/card/G_006.png" /&gt;&lt;div class="container-num-copies" id="side-G-6-num-copies"&gt;0&lt;/div&gt;&lt;button type="button" class="btn btn-secondary btn-number btn-sm btn-pop" data-type="minus" data-deck="side" data-id="G-6"&gt;-&lt;/button&gt;&lt;button type="button" class="btn btn-secondary btn-number btn-sm btn-push" data-type="plus" data-deck="side" data-id="G-6"&gt;+&lt;/button&gt;&lt;button type="button" class="btn btn-secondary btn-number btn-sm btn-raise" data-type="raise" data-id="G-6"&gt;^&lt;/button&gt;&lt;/div&gt;</text:p>
          </table:table-cell>
          <table:table-cell table:formula="of:=CONCATENATE([$HTML.$A$3];[.F33];[$HTML.$B$3];[.H33];[$HTML.$C$3];[.J33];[$HTML.$D$3];[.N33];[$HTML.$E$3];[.B33];[$HTML.$F$3];[.D33];[$HTML.$G$3];[.B33];[$HTML.$H$3];[.B33];[$HTML.$I$3];[.B33];[$HTML.$J$3];[.B33];[$HTML.$K$3];[.B33];[$HTML.$L$3];[.B33];[$HTML.$M$3];[.B33];[$HTML.$N$3];[.B33];[$HTML.$O$3])" office:value-type="string" office:string-value="&lt;tr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data-expansion="12" data-type="1" data-color="8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&quot; id=&quot;main-G-7&quot;&gt;&lt;img class=&quot;img-card&quot; width=&quot;80&quot; height=&quot;112&quot; src=&quot;https://one-draw.jp/ijinden/cardlist/G01/card/G_007.png&quot; /&gt;&lt;div class=&quot;container-num-copies&quot; id=&quot;main-G-7-num-copies&quot;&gt;0&lt;/div&gt;&lt;button type=&quot;button&quot; class=&quot;btn btn-secondary btn-number btn-sm btn-pop&quot; data-type=&quot;minus&quot; data-deck=&quot;main&quot; data-id=&quot;G-7&quot;&gt;-&lt;/button&gt;&lt;button type=&quot;button&quot; class=&quot;btn btn-secondary btn-number btn-sm btn-push&quot; data-type=&quot;plus&quot; data-deck=&quot;main&quot; data-id=&quot;G-7&quot;&gt;+&lt;/button&gt;&lt;button type=&quot;button&quot; class=&quot;btn btn-secondary btn-number btn-sm btn-drop&quot; data-type=&quot;drop&quot; data-id=&quot;G-7&quot;&gt;v&lt;/button&gt;&lt;/div&gt;" calcext:value-type="string">
            <text:p>&lt;div class="container-card" id="main-G-7"&gt;&lt;img class="img-card" width="80" height="112" src="https://one-draw.jp/ijinden/cardlist/G01/card/G_007.png" /&gt;&lt;div class="container-num-copies" id="main-G-7-num-copies"&gt;0&lt;/div&gt;&lt;button type="button" class="btn btn-secondary btn-number btn-sm btn-pop" data-type="minus" data-deck="main" data-id="G-7"&gt;-&lt;/button&gt;&lt;button type="button" class="btn btn-secondary btn-number btn-sm btn-push" data-type="plus" data-deck="main" data-id="G-7"&gt;+&lt;/button&gt;&lt;button type="button" class="btn btn-secondary btn-number btn-sm btn-drop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&quot; id=&quot;side-G-7&quot;&gt;&lt;img class=&quot;d-block&quot; width=&quot;80&quot; height=&quot;112&quot; src=&quot;https://one-draw.jp/ijinden/cardlist/G01/card/G_007.png&quot; /&gt;&lt;div class=&quot;container-num-copies&quot; id=&quot;side-G-7-num-copies&quot;&gt;0&lt;/div&gt;&lt;button type=&quot;button&quot; class=&quot;btn btn-secondary btn-number btn-sm btn-pop&quot; data-type=&quot;minus&quot; data-deck=&quot;side&quot; data-id=&quot;G-7&quot;&gt;-&lt;/button&gt;&lt;button type=&quot;button&quot; class=&quot;btn btn-secondary btn-number btn-sm btn-push&quot; data-type=&quot;plus&quot; data-deck=&quot;side&quot; data-id=&quot;G-7&quot;&gt;+&lt;/button&gt;&lt;button type=&quot;button&quot; class=&quot;btn btn-secondary btn-number btn-sm btn-raise&quot; data-type=&quot;raise&quot; data-id=&quot;G-7&quot;&gt;^&lt;/button&gt;&lt;/div&gt;" calcext:value-type="string">
            <text:p>&lt;div class="container-card" id="side-G-7"&gt;&lt;img class="d-block" width="80" height="112" src="https://one-draw.jp/ijinden/cardlist/G01/card/G_007.png" /&gt;&lt;div class="container-num-copies" id="side-G-7-num-copies"&gt;0&lt;/div&gt;&lt;button type="button" class="btn btn-secondary btn-number btn-sm btn-pop" data-type="minus" data-deck="side" data-id="G-7"&gt;-&lt;/button&gt;&lt;button type="button" class="btn btn-secondary btn-number btn-sm btn-push" data-type="plus" data-deck="side" data-id="G-7"&gt;+&lt;/button&gt;&lt;button type="button" class="btn btn-secondary btn-number btn-sm btn-raise" data-type="raise" data-id="G-7"&gt;^&lt;/button&gt;&lt;/div&gt;</text:p>
          </table:table-cell>
          <table:table-cell table:formula="of:=CONCATENATE([$HTML.$A$3];[.F34];[$HTML.$B$3];[.H34];[$HTML.$C$3];[.J34];[$HTML.$D$3];[.N34];[$HTML.$E$3];[.B34];[$HTML.$F$3];[.D34];[$HTML.$G$3];[.B34];[$HTML.$H$3];[.B34];[$HTML.$I$3];[.B34];[$HTML.$J$3];[.B34];[$HTML.$K$3];[.B34];[$HTML.$L$3];[.B34];[$HTML.$M$3];[.B34];[$HTML.$N$3];[.B34];[$HTML.$O$3])" office:value-type="string" office:string-value="&lt;tr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data-expansion="12" data-type="1" data-color="8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&quot; id=&quot;main-G-8&quot;&gt;&lt;img class=&quot;img-card&quot; width=&quot;80&quot; height=&quot;112&quot; src=&quot;https://one-draw.jp/ijinden/cardlist/G01/card/G_008.png&quot; /&gt;&lt;div class=&quot;container-num-copies&quot; id=&quot;main-G-8-num-copies&quot;&gt;0&lt;/div&gt;&lt;button type=&quot;button&quot; class=&quot;btn btn-secondary btn-number btn-sm btn-pop&quot; data-type=&quot;minus&quot; data-deck=&quot;main&quot; data-id=&quot;G-8&quot;&gt;-&lt;/button&gt;&lt;button type=&quot;button&quot; class=&quot;btn btn-secondary btn-number btn-sm btn-push&quot; data-type=&quot;plus&quot; data-deck=&quot;main&quot; data-id=&quot;G-8&quot;&gt;+&lt;/button&gt;&lt;button type=&quot;button&quot; class=&quot;btn btn-secondary btn-number btn-sm btn-drop&quot; data-type=&quot;drop&quot; data-id=&quot;G-8&quot;&gt;v&lt;/button&gt;&lt;/div&gt;" calcext:value-type="string">
            <text:p>&lt;div class="container-card" id="main-G-8"&gt;&lt;img class="img-card" width="80" height="112" src="https://one-draw.jp/ijinden/cardlist/G01/card/G_008.png" /&gt;&lt;div class="container-num-copies" id="main-G-8-num-copies"&gt;0&lt;/div&gt;&lt;button type="button" class="btn btn-secondary btn-number btn-sm btn-pop" data-type="minus" data-deck="main" data-id="G-8"&gt;-&lt;/button&gt;&lt;button type="button" class="btn btn-secondary btn-number btn-sm btn-push" data-type="plus" data-deck="main" data-id="G-8"&gt;+&lt;/button&gt;&lt;button type="button" class="btn btn-secondary btn-number btn-sm btn-drop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&quot; id=&quot;side-G-8&quot;&gt;&lt;img class=&quot;d-block&quot; width=&quot;80&quot; height=&quot;112&quot; src=&quot;https://one-draw.jp/ijinden/cardlist/G01/card/G_008.png&quot; /&gt;&lt;div class=&quot;container-num-copies&quot; id=&quot;side-G-8-num-copies&quot;&gt;0&lt;/div&gt;&lt;button type=&quot;button&quot; class=&quot;btn btn-secondary btn-number btn-sm btn-pop&quot; data-type=&quot;minus&quot; data-deck=&quot;side&quot; data-id=&quot;G-8&quot;&gt;-&lt;/button&gt;&lt;button type=&quot;button&quot; class=&quot;btn btn-secondary btn-number btn-sm btn-push&quot; data-type=&quot;plus&quot; data-deck=&quot;side&quot; data-id=&quot;G-8&quot;&gt;+&lt;/button&gt;&lt;button type=&quot;button&quot; class=&quot;btn btn-secondary btn-number btn-sm btn-raise&quot; data-type=&quot;raise&quot; data-id=&quot;G-8&quot;&gt;^&lt;/button&gt;&lt;/div&gt;" calcext:value-type="string">
            <text:p>&lt;div class="container-card" id="side-G-8"&gt;&lt;img class="d-block" width="80" height="112" src="https://one-draw.jp/ijinden/cardlist/G01/card/G_008.png" /&gt;&lt;div class="container-num-copies" id="side-G-8-num-copies"&gt;0&lt;/div&gt;&lt;button type="button" class="btn btn-secondary btn-number btn-sm btn-pop" data-type="minus" data-deck="side" data-id="G-8"&gt;-&lt;/button&gt;&lt;button type="button" class="btn btn-secondary btn-number btn-sm btn-push" data-type="plus" data-deck="side" data-id="G-8"&gt;+&lt;/button&gt;&lt;button type="button" class="btn btn-secondary btn-number btn-sm btn-raise" data-type="raise" data-id="G-8"&gt;^&lt;/button&gt;&lt;/div&gt;</text:p>
          </table:table-cell>
          <table:table-cell table:formula="of:=CONCATENATE([$HTML.$A$3];[.F35];[$HTML.$B$3];[.H35];[$HTML.$C$3];[.J35];[$HTML.$D$3];[.N35];[$HTML.$E$3];[.B35];[$HTML.$F$3];[.D35];[$HTML.$G$3];[.B35];[$HTML.$H$3];[.B35];[$HTML.$I$3];[.B35];[$HTML.$J$3];[.B35];[$HTML.$K$3];[.B35];[$HTML.$L$3];[.B35];[$HTML.$M$3];[.B35];[$HTML.$N$3];[.B35];[$HTML.$O$3])" office:value-type="string" office:string-value="&lt;tr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data-expansion="12" data-type="1" data-color="8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&quot; id=&quot;main-G-9&quot;&gt;&lt;img class=&quot;img-card&quot; width=&quot;80&quot; height=&quot;112&quot; src=&quot;https://one-draw.jp/ijinden/cardlist/G01/card/G_009.png&quot; /&gt;&lt;div class=&quot;container-num-copies&quot; id=&quot;main-G-9-num-copies&quot;&gt;0&lt;/div&gt;&lt;button type=&quot;button&quot; class=&quot;btn btn-secondary btn-number btn-sm btn-pop&quot; data-type=&quot;minus&quot; data-deck=&quot;main&quot; data-id=&quot;G-9&quot;&gt;-&lt;/button&gt;&lt;button type=&quot;button&quot; class=&quot;btn btn-secondary btn-number btn-sm btn-push&quot; data-type=&quot;plus&quot; data-deck=&quot;main&quot; data-id=&quot;G-9&quot;&gt;+&lt;/button&gt;&lt;button type=&quot;button&quot; class=&quot;btn btn-secondary btn-number btn-sm btn-drop&quot; data-type=&quot;drop&quot; data-id=&quot;G-9&quot;&gt;v&lt;/button&gt;&lt;/div&gt;" calcext:value-type="string">
            <text:p>&lt;div class="container-card" id="main-G-9"&gt;&lt;img class="img-card" width="80" height="112" src="https://one-draw.jp/ijinden/cardlist/G01/card/G_009.png" /&gt;&lt;div class="container-num-copies" id="main-G-9-num-copies"&gt;0&lt;/div&gt;&lt;button type="button" class="btn btn-secondary btn-number btn-sm btn-pop" data-type="minus" data-deck="main" data-id="G-9"&gt;-&lt;/button&gt;&lt;button type="button" class="btn btn-secondary btn-number btn-sm btn-push" data-type="plus" data-deck="main" data-id="G-9"&gt;+&lt;/button&gt;&lt;button type="button" class="btn btn-secondary btn-number btn-sm btn-drop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&quot; id=&quot;side-G-9&quot;&gt;&lt;img class=&quot;d-block&quot; width=&quot;80&quot; height=&quot;112&quot; src=&quot;https://one-draw.jp/ijinden/cardlist/G01/card/G_009.png&quot; /&gt;&lt;div class=&quot;container-num-copies&quot; id=&quot;side-G-9-num-copies&quot;&gt;0&lt;/div&gt;&lt;button type=&quot;button&quot; class=&quot;btn btn-secondary btn-number btn-sm btn-pop&quot; data-type=&quot;minus&quot; data-deck=&quot;side&quot; data-id=&quot;G-9&quot;&gt;-&lt;/button&gt;&lt;button type=&quot;button&quot; class=&quot;btn btn-secondary btn-number btn-sm btn-push&quot; data-type=&quot;plus&quot; data-deck=&quot;side&quot; data-id=&quot;G-9&quot;&gt;+&lt;/button&gt;&lt;button type=&quot;button&quot; class=&quot;btn btn-secondary btn-number btn-sm btn-raise&quot; data-type=&quot;raise&quot; data-id=&quot;G-9&quot;&gt;^&lt;/button&gt;&lt;/div&gt;" calcext:value-type="string">
            <text:p>&lt;div class="container-card" id="side-G-9"&gt;&lt;img class="d-block" width="80" height="112" src="https://one-draw.jp/ijinden/cardlist/G01/card/G_009.png" /&gt;&lt;div class="container-num-copies" id="side-G-9-num-copies"&gt;0&lt;/div&gt;&lt;button type="button" class="btn btn-secondary btn-number btn-sm btn-pop" data-type="minus" data-deck="side" data-id="G-9"&gt;-&lt;/button&gt;&lt;button type="button" class="btn btn-secondary btn-number btn-sm btn-push" data-type="plus" data-deck="side" data-id="G-9"&gt;+&lt;/button&gt;&lt;button type="button" class="btn btn-secondary btn-number btn-sm btn-raise" data-type="raise" data-id="G-9"&gt;^&lt;/button&gt;&lt;/div&gt;</text:p>
          </table:table-cell>
          <table:table-cell table:formula="of:=CONCATENATE([$HTML.$A$3];[.F36];[$HTML.$B$3];[.H36];[$HTML.$C$3];[.J36];[$HTML.$D$3];[.N36];[$HTML.$E$3];[.B36];[$HTML.$F$3];[.D36];[$HTML.$G$3];[.B36];[$HTML.$H$3];[.B36];[$HTML.$I$3];[.B36];[$HTML.$J$3];[.B36];[$HTML.$K$3];[.B36];[$HTML.$L$3];[.B36];[$HTML.$M$3];[.B36];[$HTML.$N$3];[.B36];[$HTML.$O$3])" office:value-type="string" office:string-value="&lt;tr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data-expansion="12" data-type="2" data-color="8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&quot; id=&quot;main-G-10&quot;&gt;&lt;img class=&quot;img-card&quot; width=&quot;80&quot; height=&quot;112&quot; src=&quot;https://one-draw.jp/ijinden/cardlist/G01/card/G_010.png&quot; /&gt;&lt;div class=&quot;container-num-copies&quot; id=&quot;main-G-10-num-copies&quot;&gt;0&lt;/div&gt;&lt;button type=&quot;button&quot; class=&quot;btn btn-secondary btn-number btn-sm btn-pop&quot; data-type=&quot;minus&quot; data-deck=&quot;main&quot; data-id=&quot;G-10&quot;&gt;-&lt;/button&gt;&lt;button type=&quot;button&quot; class=&quot;btn btn-secondary btn-number btn-sm btn-push&quot; data-type=&quot;plus&quot; data-deck=&quot;main&quot; data-id=&quot;G-10&quot;&gt;+&lt;/button&gt;&lt;button type=&quot;button&quot; class=&quot;btn btn-secondary btn-number btn-sm btn-drop&quot; data-type=&quot;drop&quot; data-id=&quot;G-10&quot;&gt;v&lt;/button&gt;&lt;/div&gt;" calcext:value-type="string">
            <text:p>&lt;div class="container-card" id="main-G-10"&gt;&lt;img class="img-card" width="80" height="112" src="https://one-draw.jp/ijinden/cardlist/G01/card/G_010.png" /&gt;&lt;div class="container-num-copies" id="main-G-10-num-copies"&gt;0&lt;/div&gt;&lt;button type="button" class="btn btn-secondary btn-number btn-sm btn-pop" data-type="minus" data-deck="main" data-id="G-10"&gt;-&lt;/button&gt;&lt;button type="button" class="btn btn-secondary btn-number btn-sm btn-push" data-type="plus" data-deck="main" data-id="G-10"&gt;+&lt;/button&gt;&lt;button type="button" class="btn btn-secondary btn-number btn-sm btn-drop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&quot; id=&quot;side-G-10&quot;&gt;&lt;img class=&quot;d-block&quot; width=&quot;80&quot; height=&quot;112&quot; src=&quot;https://one-draw.jp/ijinden/cardlist/G01/card/G_010.png&quot; /&gt;&lt;div class=&quot;container-num-copies&quot; id=&quot;side-G-10-num-copies&quot;&gt;0&lt;/div&gt;&lt;button type=&quot;button&quot; class=&quot;btn btn-secondary btn-number btn-sm btn-pop&quot; data-type=&quot;minus&quot; data-deck=&quot;side&quot; data-id=&quot;G-10&quot;&gt;-&lt;/button&gt;&lt;button type=&quot;button&quot; class=&quot;btn btn-secondary btn-number btn-sm btn-push&quot; data-type=&quot;plus&quot; data-deck=&quot;side&quot; data-id=&quot;G-10&quot;&gt;+&lt;/button&gt;&lt;button type=&quot;button&quot; class=&quot;btn btn-secondary btn-number btn-sm btn-raise&quot; data-type=&quot;raise&quot; data-id=&quot;G-10&quot;&gt;^&lt;/button&gt;&lt;/div&gt;" calcext:value-type="string">
            <text:p>&lt;div class="container-card" id="side-G-10"&gt;&lt;img class="d-block" width="80" height="112" src="https://one-draw.jp/ijinden/cardlist/G01/card/G_010.png" /&gt;&lt;div class="container-num-copies" id="side-G-10-num-copies"&gt;0&lt;/div&gt;&lt;button type="button" class="btn btn-secondary btn-number btn-sm btn-pop" data-type="minus" data-deck="side" data-id="G-10"&gt;-&lt;/button&gt;&lt;button type="button" class="btn btn-secondary btn-number btn-sm btn-push" data-type="plus" data-deck="side" data-id="G-10"&gt;+&lt;/button&gt;&lt;button type="button" class="btn btn-secondary btn-number btn-sm btn-raise" data-type="raise" data-id="G-10"&gt;^&lt;/button&gt;&lt;/div&gt;</text:p>
          </table:table-cell>
          <table:table-cell table:formula="of:=CONCATENATE([$HTML.$A$3];[.F37];[$HTML.$B$3];[.H37];[$HTML.$C$3];[.J37];[$HTML.$D$3];[.N37];[$HTML.$E$3];[.B37];[$HTML.$F$3];[.D37];[$HTML.$G$3];[.B37];[$HTML.$H$3];[.B37];[$HTML.$I$3];[.B37];[$HTML.$J$3];[.B37];[$HTML.$K$3];[.B37];[$HTML.$L$3];[.B37];[$HTML.$M$3];[.B37];[$HTML.$N$3];[.B37];[$HTML.$O$3])" office:value-type="string" office:string-value="&lt;tr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data-expansion="12" data-type="2" data-color="8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&quot; id=&quot;main-G-11&quot;&gt;&lt;img class=&quot;img-card&quot; width=&quot;80&quot; height=&quot;112&quot; src=&quot;https://one-draw.jp/ijinden/cardlist/G01/card/G_011.png&quot; /&gt;&lt;div class=&quot;container-num-copies&quot; id=&quot;main-G-11-num-copies&quot;&gt;0&lt;/div&gt;&lt;button type=&quot;button&quot; class=&quot;btn btn-secondary btn-number btn-sm btn-pop&quot; data-type=&quot;minus&quot; data-deck=&quot;main&quot; data-id=&quot;G-11&quot;&gt;-&lt;/button&gt;&lt;button type=&quot;button&quot; class=&quot;btn btn-secondary btn-number btn-sm btn-push&quot; data-type=&quot;plus&quot; data-deck=&quot;main&quot; data-id=&quot;G-11&quot;&gt;+&lt;/button&gt;&lt;button type=&quot;button&quot; class=&quot;btn btn-secondary btn-number btn-sm btn-drop&quot; data-type=&quot;drop&quot; data-id=&quot;G-11&quot;&gt;v&lt;/button&gt;&lt;/div&gt;" calcext:value-type="string">
            <text:p>&lt;div class="container-card" id="main-G-11"&gt;&lt;img class="img-card" width="80" height="112" src="https://one-draw.jp/ijinden/cardlist/G01/card/G_011.png" /&gt;&lt;div class="container-num-copies" id="main-G-11-num-copies"&gt;0&lt;/div&gt;&lt;button type="button" class="btn btn-secondary btn-number btn-sm btn-pop" data-type="minus" data-deck="main" data-id="G-11"&gt;-&lt;/button&gt;&lt;button type="button" class="btn btn-secondary btn-number btn-sm btn-push" data-type="plus" data-deck="main" data-id="G-11"&gt;+&lt;/button&gt;&lt;button type="button" class="btn btn-secondary btn-number btn-sm btn-drop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&quot; id=&quot;side-G-11&quot;&gt;&lt;img class=&quot;d-block&quot; width=&quot;80&quot; height=&quot;112&quot; src=&quot;https://one-draw.jp/ijinden/cardlist/G01/card/G_011.png&quot; /&gt;&lt;div class=&quot;container-num-copies&quot; id=&quot;side-G-11-num-copies&quot;&gt;0&lt;/div&gt;&lt;button type=&quot;button&quot; class=&quot;btn btn-secondary btn-number btn-sm btn-pop&quot; data-type=&quot;minus&quot; data-deck=&quot;side&quot; data-id=&quot;G-11&quot;&gt;-&lt;/button&gt;&lt;button type=&quot;button&quot; class=&quot;btn btn-secondary btn-number btn-sm btn-push&quot; data-type=&quot;plus&quot; data-deck=&quot;side&quot; data-id=&quot;G-11&quot;&gt;+&lt;/button&gt;&lt;button type=&quot;button&quot; class=&quot;btn btn-secondary btn-number btn-sm btn-raise&quot; data-type=&quot;raise&quot; data-id=&quot;G-11&quot;&gt;^&lt;/button&gt;&lt;/div&gt;" calcext:value-type="string">
            <text:p>&lt;div class="container-card" id="side-G-11"&gt;&lt;img class="d-block" width="80" height="112" src="https://one-draw.jp/ijinden/cardlist/G01/card/G_011.png" /&gt;&lt;div class="container-num-copies" id="side-G-11-num-copies"&gt;0&lt;/div&gt;&lt;button type="button" class="btn btn-secondary btn-number btn-sm btn-pop" data-type="minus" data-deck="side" data-id="G-11"&gt;-&lt;/button&gt;&lt;button type="button" class="btn btn-secondary btn-number btn-sm btn-push" data-type="plus" data-deck="side" data-id="G-11"&gt;+&lt;/button&gt;&lt;button type="button" class="btn btn-secondary btn-number btn-sm btn-raise" data-type="raise" data-id="G-11"&gt;^&lt;/button&gt;&lt;/div&gt;</text:p>
          </table:table-cell>
          <table:table-cell table:formula="of:=CONCATENATE([$HTML.$A$3];[.F38];[$HTML.$B$3];[.H38];[$HTML.$C$3];[.J38];[$HTML.$D$3];[.N38];[$HTML.$E$3];[.B38];[$HTML.$F$3];[.D38];[$HTML.$G$3];[.B38];[$HTML.$H$3];[.B38];[$HTML.$I$3];[.B38];[$HTML.$J$3];[.B38];[$HTML.$K$3];[.B38];[$HTML.$L$3];[.B38];[$HTML.$M$3];[.B38];[$HTML.$N$3];[.B38];[$HTML.$O$3])" office:value-type="string" office:string-value="&lt;tr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data-expansion="12" data-type="3" data-color="8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&quot; id=&quot;main-G-12&quot;&gt;&lt;img class=&quot;img-card&quot; width=&quot;80&quot; height=&quot;112&quot; src=&quot;https://one-draw.jp/ijinden/cardlist/G01/card/G_012.png&quot; /&gt;&lt;div class=&quot;container-num-copies&quot; id=&quot;main-G-12-num-copies&quot;&gt;0&lt;/div&gt;&lt;button type=&quot;button&quot; class=&quot;btn btn-secondary btn-number btn-sm btn-pop&quot; data-type=&quot;minus&quot; data-deck=&quot;main&quot; data-id=&quot;G-12&quot;&gt;-&lt;/button&gt;&lt;button type=&quot;button&quot; class=&quot;btn btn-secondary btn-number btn-sm btn-push&quot; data-type=&quot;plus&quot; data-deck=&quot;main&quot; data-id=&quot;G-12&quot;&gt;+&lt;/button&gt;&lt;button type=&quot;button&quot; class=&quot;btn btn-secondary btn-number btn-sm btn-drop&quot; data-type=&quot;drop&quot; data-id=&quot;G-12&quot;&gt;v&lt;/button&gt;&lt;/div&gt;" calcext:value-type="string">
            <text:p>&lt;div class="container-card" id="main-G-12"&gt;&lt;img class="img-card" width="80" height="112" src="https://one-draw.jp/ijinden/cardlist/G01/card/G_012.png" /&gt;&lt;div class="container-num-copies" id="main-G-12-num-copies"&gt;0&lt;/div&gt;&lt;button type="button" class="btn btn-secondary btn-number btn-sm btn-pop" data-type="minus" data-deck="main" data-id="G-12"&gt;-&lt;/button&gt;&lt;button type="button" class="btn btn-secondary btn-number btn-sm btn-push" data-type="plus" data-deck="main" data-id="G-12"&gt;+&lt;/button&gt;&lt;button type="button" class="btn btn-secondary btn-number btn-sm btn-drop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&quot; id=&quot;side-G-12&quot;&gt;&lt;img class=&quot;d-block&quot; width=&quot;80&quot; height=&quot;112&quot; src=&quot;https://one-draw.jp/ijinden/cardlist/G01/card/G_012.png&quot; /&gt;&lt;div class=&quot;container-num-copies&quot; id=&quot;side-G-12-num-copies&quot;&gt;0&lt;/div&gt;&lt;button type=&quot;button&quot; class=&quot;btn btn-secondary btn-number btn-sm btn-pop&quot; data-type=&quot;minus&quot; data-deck=&quot;side&quot; data-id=&quot;G-12&quot;&gt;-&lt;/button&gt;&lt;button type=&quot;button&quot; class=&quot;btn btn-secondary btn-number btn-sm btn-push&quot; data-type=&quot;plus&quot; data-deck=&quot;side&quot; data-id=&quot;G-12&quot;&gt;+&lt;/button&gt;&lt;button type=&quot;button&quot; class=&quot;btn btn-secondary btn-number btn-sm btn-raise&quot; data-type=&quot;raise&quot; data-id=&quot;G-12&quot;&gt;^&lt;/button&gt;&lt;/div&gt;" calcext:value-type="string">
            <text:p>&lt;div class="container-card" id="side-G-12"&gt;&lt;img class="d-block" width="80" height="112" src="https://one-draw.jp/ijinden/cardlist/G01/card/G_012.png" /&gt;&lt;div class="container-num-copies" id="side-G-12-num-copies"&gt;0&lt;/div&gt;&lt;button type="button" class="btn btn-secondary btn-number btn-sm btn-pop" data-type="minus" data-deck="side" data-id="G-12"&gt;-&lt;/button&gt;&lt;button type="button" class="btn btn-secondary btn-number btn-sm btn-push" data-type="plus" data-deck="side" data-id="G-12"&gt;+&lt;/button&gt;&lt;button type="button" class="btn btn-secondary btn-number btn-sm btn-raise" data-type="raise" data-id="G-12"&gt;^&lt;/button&gt;&lt;/div&gt;</text:p>
          </table:table-cell>
          <table:table-cell table:formula="of:=CONCATENATE([$HTML.$A$3];[.F39];[$HTML.$B$3];[.H39];[$HTML.$C$3];[.J39];[$HTML.$D$3];[.N39];[$HTML.$E$3];[.B39];[$HTML.$F$3];[.D39];[$HTML.$G$3];[.B39];[$HTML.$H$3];[.B39];[$HTML.$I$3];[.B39];[$HTML.$J$3];[.B39];[$HTML.$K$3];[.B39];[$HTML.$L$3];[.B39];[$HTML.$M$3];[.B39];[$HTML.$N$3];[.B39];[$HTML.$O$3])" office:value-type="string" office:string-value="&lt;tr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data-expansion="12" data-type="3" data-color="8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&quot; id=&quot;main-G-13&quot;&gt;&lt;img class=&quot;img-card&quot; width=&quot;80&quot; height=&quot;112&quot; src=&quot;https://one-draw.jp/ijinden/cardlist/G01/card/G_013.png&quot; /&gt;&lt;div class=&quot;container-num-copies&quot; id=&quot;main-G-13-num-copies&quot;&gt;0&lt;/div&gt;&lt;button type=&quot;button&quot; class=&quot;btn btn-secondary btn-number btn-sm btn-pop&quot; data-type=&quot;minus&quot; data-deck=&quot;main&quot; data-id=&quot;G-13&quot;&gt;-&lt;/button&gt;&lt;button type=&quot;button&quot; class=&quot;btn btn-secondary btn-number btn-sm btn-push&quot; data-type=&quot;plus&quot; data-deck=&quot;main&quot; data-id=&quot;G-13&quot;&gt;+&lt;/button&gt;&lt;button type=&quot;button&quot; class=&quot;btn btn-secondary btn-number btn-sm btn-drop&quot; data-type=&quot;drop&quot; data-id=&quot;G-13&quot;&gt;v&lt;/button&gt;&lt;/div&gt;" calcext:value-type="string">
            <text:p>&lt;div class="container-card" id="main-G-13"&gt;&lt;img class="img-card" width="80" height="112" src="https://one-draw.jp/ijinden/cardlist/G01/card/G_013.png" /&gt;&lt;div class="container-num-copies" id="main-G-13-num-copies"&gt;0&lt;/div&gt;&lt;button type="button" class="btn btn-secondary btn-number btn-sm btn-pop" data-type="minus" data-deck="main" data-id="G-13"&gt;-&lt;/button&gt;&lt;button type="button" class="btn btn-secondary btn-number btn-sm btn-push" data-type="plus" data-deck="main" data-id="G-13"&gt;+&lt;/button&gt;&lt;button type="button" class="btn btn-secondary btn-number btn-sm btn-drop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&quot; id=&quot;side-G-13&quot;&gt;&lt;img class=&quot;d-block&quot; width=&quot;80&quot; height=&quot;112&quot; src=&quot;https://one-draw.jp/ijinden/cardlist/G01/card/G_013.png&quot; /&gt;&lt;div class=&quot;container-num-copies&quot; id=&quot;side-G-13-num-copies&quot;&gt;0&lt;/div&gt;&lt;button type=&quot;button&quot; class=&quot;btn btn-secondary btn-number btn-sm btn-pop&quot; data-type=&quot;minus&quot; data-deck=&quot;side&quot; data-id=&quot;G-13&quot;&gt;-&lt;/button&gt;&lt;button type=&quot;button&quot; class=&quot;btn btn-secondary btn-number btn-sm btn-push&quot; data-type=&quot;plus&quot; data-deck=&quot;side&quot; data-id=&quot;G-13&quot;&gt;+&lt;/button&gt;&lt;button type=&quot;button&quot; class=&quot;btn btn-secondary btn-number btn-sm btn-raise&quot; data-type=&quot;raise&quot; data-id=&quot;G-13&quot;&gt;^&lt;/button&gt;&lt;/div&gt;" calcext:value-type="string">
            <text:p>&lt;div class="container-card" id="side-G-13"&gt;&lt;img class="d-block" width="80" height="112" src="https://one-draw.jp/ijinden/cardlist/G01/card/G_013.png" /&gt;&lt;div class="container-num-copies" id="side-G-13-num-copies"&gt;0&lt;/div&gt;&lt;button type="button" class="btn btn-secondary btn-number btn-sm btn-pop" data-type="minus" data-deck="side" data-id="G-13"&gt;-&lt;/button&gt;&lt;button type="button" class="btn btn-secondary btn-number btn-sm btn-push" data-type="plus" data-deck="side" data-id="G-13"&gt;+&lt;/button&gt;&lt;button type="button" class="btn btn-secondary btn-number btn-sm btn-raise" data-type="raise" data-id="G-13"&gt;^&lt;/button&gt;&lt;/div&gt;</text:p>
          </table:table-cell>
          <table:table-cell table:formula="of:=CONCATENATE([$HTML.$A$3];[.F40];[$HTML.$B$3];[.H40];[$HTML.$C$3];[.J40];[$HTML.$D$3];[.N40];[$HTML.$E$3];[.B40];[$HTML.$F$3];[.D40];[$HTML.$G$3];[.B40];[$HTML.$H$3];[.B40];[$HTML.$I$3];[.B40];[$HTML.$J$3];[.B40];[$HTML.$K$3];[.B40];[$HTML.$L$3];[.B40];[$HTML.$M$3];[.B40];[$HTML.$N$3];[.B40];[$HTML.$O$3])" office:value-type="string" office:string-value="&lt;tr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data-expansion="12" data-type="4" data-color="8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&quot; id=&quot;main-1-1&quot;&gt;&lt;img class=&quot;img-card&quot; width=&quot;80&quot; height=&quot;112&quot; src=&quot;https://one-draw.jp/ijinden/cardlist/001/card/01_001.png&quot; /&gt;&lt;div class=&quot;container-num-copies&quot; id=&quot;main-1-1-num-copies&quot;&gt;0&lt;/div&gt;&lt;button type=&quot;button&quot; class=&quot;btn btn-secondary btn-number btn-sm btn-pop&quot; data-type=&quot;minus&quot; data-deck=&quot;main&quot; data-id=&quot;1-1&quot;&gt;-&lt;/button&gt;&lt;button type=&quot;button&quot; class=&quot;btn btn-secondary btn-number btn-sm btn-push&quot; data-type=&quot;plus&quot; data-deck=&quot;main&quot; data-id=&quot;1-1&quot;&gt;+&lt;/button&gt;&lt;button type=&quot;button&quot; class=&quot;btn btn-secondary btn-number btn-sm btn-drop&quot; data-type=&quot;drop&quot; data-id=&quot;1-1&quot;&gt;v&lt;/button&gt;&lt;/div&gt;" calcext:value-type="string">
            <text:p>&lt;div class="container-card" id="main-1-1"&gt;&lt;img class="img-card" width="80" height="112" src="https://one-draw.jp/ijinden/cardlist/001/card/01_001.png" /&gt;&lt;div class="container-num-copies" id="main-1-1-num-copies"&gt;0&lt;/div&gt;&lt;button type="button" class="btn btn-secondary btn-number btn-sm btn-pop" data-type="minus" data-deck="main" data-id="1-1"&gt;-&lt;/button&gt;&lt;button type="button" class="btn btn-secondary btn-number btn-sm btn-push" data-type="plus" data-deck="main" data-id="1-1"&gt;+&lt;/button&gt;&lt;button type="button" class="btn btn-secondary btn-number btn-sm btn-drop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&quot; id=&quot;side-1-1&quot;&gt;&lt;img class=&quot;d-block&quot; width=&quot;80&quot; height=&quot;112&quot; src=&quot;https://one-draw.jp/ijinden/cardlist/001/card/01_001.png&quot; /&gt;&lt;div class=&quot;container-num-copies&quot; id=&quot;side-1-1-num-copies&quot;&gt;0&lt;/div&gt;&lt;button type=&quot;button&quot; class=&quot;btn btn-secondary btn-number btn-sm btn-pop&quot; data-type=&quot;minus&quot; data-deck=&quot;side&quot; data-id=&quot;1-1&quot;&gt;-&lt;/button&gt;&lt;button type=&quot;button&quot; class=&quot;btn btn-secondary btn-number btn-sm btn-push&quot; data-type=&quot;plus&quot; data-deck=&quot;side&quot; data-id=&quot;1-1&quot;&gt;+&lt;/button&gt;&lt;button type=&quot;button&quot; class=&quot;btn btn-secondary btn-number btn-sm btn-raise&quot; data-type=&quot;raise&quot; data-id=&quot;1-1&quot;&gt;^&lt;/button&gt;&lt;/div&gt;" calcext:value-type="string">
            <text:p>&lt;div class="container-card" id="side-1-1"&gt;&lt;img class="d-block" width="80" height="112" src="https://one-draw.jp/ijinden/cardlist/001/card/01_001.png" /&gt;&lt;div class="container-num-copies" id="side-1-1-num-copies"&gt;0&lt;/div&gt;&lt;button type="button" class="btn btn-secondary btn-number btn-sm btn-pop" data-type="minus" data-deck="side" data-id="1-1"&gt;-&lt;/button&gt;&lt;button type="button" class="btn btn-secondary btn-number btn-sm btn-push" data-type="plus" data-deck="side" data-id="1-1"&gt;+&lt;/button&gt;&lt;button type="button" class="btn btn-secondary btn-number btn-sm btn-raise" data-type="raise" data-id="1-1"&gt;^&lt;/button&gt;&lt;/div&gt;</text:p>
          </table:table-cell>
          <table:table-cell table:formula="of:=CONCATENATE([$HTML.$A$3];[.F41];[$HTML.$B$3];[.H41];[$HTML.$C$3];[.J41];[$HTML.$D$3];[.N41];[$HTML.$E$3];[.B41];[$HTML.$F$3];[.D41];[$HTML.$G$3];[.B41];[$HTML.$H$3];[.B41];[$HTML.$I$3];[.B41];[$HTML.$J$3];[.B41];[$HTML.$K$3];[.B41];[$HTML.$L$3];[.B41];[$HTML.$M$3];[.B41];[$HTML.$N$3];[.B41];[$HTML.$O$3])" office:value-type="string" office:string-value="&lt;tr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data-expansion="15" data-type="1" data-color="2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&quot; id=&quot;main-1-2&quot;&gt;&lt;img class=&quot;img-card&quot; width=&quot;80&quot; height=&quot;112&quot; src=&quot;https://one-draw.jp/ijinden/cardlist/001/card/01_002.png&quot; /&gt;&lt;div class=&quot;container-num-copies&quot; id=&quot;main-1-2-num-copies&quot;&gt;0&lt;/div&gt;&lt;button type=&quot;button&quot; class=&quot;btn btn-secondary btn-number btn-sm btn-pop&quot; data-type=&quot;minus&quot; data-deck=&quot;main&quot; data-id=&quot;1-2&quot;&gt;-&lt;/button&gt;&lt;button type=&quot;button&quot; class=&quot;btn btn-secondary btn-number btn-sm btn-push&quot; data-type=&quot;plus&quot; data-deck=&quot;main&quot; data-id=&quot;1-2&quot;&gt;+&lt;/button&gt;&lt;button type=&quot;button&quot; class=&quot;btn btn-secondary btn-number btn-sm btn-drop&quot; data-type=&quot;drop&quot; data-id=&quot;1-2&quot;&gt;v&lt;/button&gt;&lt;/div&gt;" calcext:value-type="string">
            <text:p>&lt;div class="container-card" id="main-1-2"&gt;&lt;img class="img-card" width="80" height="112" src="https://one-draw.jp/ijinden/cardlist/001/card/01_002.png" /&gt;&lt;div class="container-num-copies" id="main-1-2-num-copies"&gt;0&lt;/div&gt;&lt;button type="button" class="btn btn-secondary btn-number btn-sm btn-pop" data-type="minus" data-deck="main" data-id="1-2"&gt;-&lt;/button&gt;&lt;button type="button" class="btn btn-secondary btn-number btn-sm btn-push" data-type="plus" data-deck="main" data-id="1-2"&gt;+&lt;/button&gt;&lt;button type="button" class="btn btn-secondary btn-number btn-sm btn-drop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&quot; id=&quot;side-1-2&quot;&gt;&lt;img class=&quot;d-block&quot; width=&quot;80&quot; height=&quot;112&quot; src=&quot;https://one-draw.jp/ijinden/cardlist/001/card/01_002.png&quot; /&gt;&lt;div class=&quot;container-num-copies&quot; id=&quot;side-1-2-num-copies&quot;&gt;0&lt;/div&gt;&lt;button type=&quot;button&quot; class=&quot;btn btn-secondary btn-number btn-sm btn-pop&quot; data-type=&quot;minus&quot; data-deck=&quot;side&quot; data-id=&quot;1-2&quot;&gt;-&lt;/button&gt;&lt;button type=&quot;button&quot; class=&quot;btn btn-secondary btn-number btn-sm btn-push&quot; data-type=&quot;plus&quot; data-deck=&quot;side&quot; data-id=&quot;1-2&quot;&gt;+&lt;/button&gt;&lt;button type=&quot;button&quot; class=&quot;btn btn-secondary btn-number btn-sm btn-raise&quot; data-type=&quot;raise&quot; data-id=&quot;1-2&quot;&gt;^&lt;/button&gt;&lt;/div&gt;" calcext:value-type="string">
            <text:p>&lt;div class="container-card" id="side-1-2"&gt;&lt;img class="d-block" width="80" height="112" src="https://one-draw.jp/ijinden/cardlist/001/card/01_002.png" /&gt;&lt;div class="container-num-copies" id="side-1-2-num-copies"&gt;0&lt;/div&gt;&lt;button type="button" class="btn btn-secondary btn-number btn-sm btn-pop" data-type="minus" data-deck="side" data-id="1-2"&gt;-&lt;/button&gt;&lt;button type="button" class="btn btn-secondary btn-number btn-sm btn-push" data-type="plus" data-deck="side" data-id="1-2"&gt;+&lt;/button&gt;&lt;button type="button" class="btn btn-secondary btn-number btn-sm btn-raise" data-type="raise" data-id="1-2"&gt;^&lt;/button&gt;&lt;/div&gt;</text:p>
          </table:table-cell>
          <table:table-cell table:formula="of:=CONCATENATE([$HTML.$A$3];[.F42];[$HTML.$B$3];[.H42];[$HTML.$C$3];[.J42];[$HTML.$D$3];[.N42];[$HTML.$E$3];[.B42];[$HTML.$F$3];[.D42];[$HTML.$G$3];[.B42];[$HTML.$H$3];[.B42];[$HTML.$I$3];[.B42];[$HTML.$J$3];[.B42];[$HTML.$K$3];[.B42];[$HTML.$L$3];[.B42];[$HTML.$M$3];[.B42];[$HTML.$N$3];[.B42];[$HTML.$O$3])" office:value-type="string" office:string-value="&lt;tr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data-expansion="15" data-type="1" data-color="2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&quot; id=&quot;main-1-3&quot;&gt;&lt;img class=&quot;img-card&quot; width=&quot;80&quot; height=&quot;112&quot; src=&quot;https://one-draw.jp/ijinden/cardlist/001/card/01_003.png&quot; /&gt;&lt;div class=&quot;container-num-copies&quot; id=&quot;main-1-3-num-copies&quot;&gt;0&lt;/div&gt;&lt;button type=&quot;button&quot; class=&quot;btn btn-secondary btn-number btn-sm btn-pop&quot; data-type=&quot;minus&quot; data-deck=&quot;main&quot; data-id=&quot;1-3&quot;&gt;-&lt;/button&gt;&lt;button type=&quot;button&quot; class=&quot;btn btn-secondary btn-number btn-sm btn-push&quot; data-type=&quot;plus&quot; data-deck=&quot;main&quot; data-id=&quot;1-3&quot;&gt;+&lt;/button&gt;&lt;button type=&quot;button&quot; class=&quot;btn btn-secondary btn-number btn-sm btn-drop&quot; data-type=&quot;drop&quot; data-id=&quot;1-3&quot;&gt;v&lt;/button&gt;&lt;/div&gt;" calcext:value-type="string">
            <text:p>&lt;div class="container-card" id="main-1-3"&gt;&lt;img class="img-card" width="80" height="112" src="https://one-draw.jp/ijinden/cardlist/001/card/01_003.png" /&gt;&lt;div class="container-num-copies" id="main-1-3-num-copies"&gt;0&lt;/div&gt;&lt;button type="button" class="btn btn-secondary btn-number btn-sm btn-pop" data-type="minus" data-deck="main" data-id="1-3"&gt;-&lt;/button&gt;&lt;button type="button" class="btn btn-secondary btn-number btn-sm btn-push" data-type="plus" data-deck="main" data-id="1-3"&gt;+&lt;/button&gt;&lt;button type="button" class="btn btn-secondary btn-number btn-sm btn-drop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&quot; id=&quot;side-1-3&quot;&gt;&lt;img class=&quot;d-block&quot; width=&quot;80&quot; height=&quot;112&quot; src=&quot;https://one-draw.jp/ijinden/cardlist/001/card/01_003.png&quot; /&gt;&lt;div class=&quot;container-num-copies&quot; id=&quot;side-1-3-num-copies&quot;&gt;0&lt;/div&gt;&lt;button type=&quot;button&quot; class=&quot;btn btn-secondary btn-number btn-sm btn-pop&quot; data-type=&quot;minus&quot; data-deck=&quot;side&quot; data-id=&quot;1-3&quot;&gt;-&lt;/button&gt;&lt;button type=&quot;button&quot; class=&quot;btn btn-secondary btn-number btn-sm btn-push&quot; data-type=&quot;plus&quot; data-deck=&quot;side&quot; data-id=&quot;1-3&quot;&gt;+&lt;/button&gt;&lt;button type=&quot;button&quot; class=&quot;btn btn-secondary btn-number btn-sm btn-raise&quot; data-type=&quot;raise&quot; data-id=&quot;1-3&quot;&gt;^&lt;/button&gt;&lt;/div&gt;" calcext:value-type="string">
            <text:p>&lt;div class="container-card" id="side-1-3"&gt;&lt;img class="d-block" width="80" height="112" src="https://one-draw.jp/ijinden/cardlist/001/card/01_003.png" /&gt;&lt;div class="container-num-copies" id="side-1-3-num-copies"&gt;0&lt;/div&gt;&lt;button type="button" class="btn btn-secondary btn-number btn-sm btn-pop" data-type="minus" data-deck="side" data-id="1-3"&gt;-&lt;/button&gt;&lt;button type="button" class="btn btn-secondary btn-number btn-sm btn-push" data-type="plus" data-deck="side" data-id="1-3"&gt;+&lt;/button&gt;&lt;button type="button" class="btn btn-secondary btn-number btn-sm btn-raise" data-type="raise" data-id="1-3"&gt;^&lt;/button&gt;&lt;/div&gt;</text:p>
          </table:table-cell>
          <table:table-cell table:formula="of:=CONCATENATE([$HTML.$A$3];[.F43];[$HTML.$B$3];[.H43];[$HTML.$C$3];[.J43];[$HTML.$D$3];[.N43];[$HTML.$E$3];[.B43];[$HTML.$F$3];[.D43];[$HTML.$G$3];[.B43];[$HTML.$H$3];[.B43];[$HTML.$I$3];[.B43];[$HTML.$J$3];[.B43];[$HTML.$K$3];[.B43];[$HTML.$L$3];[.B43];[$HTML.$M$3];[.B43];[$HTML.$N$3];[.B43];[$HTML.$O$3])" office:value-type="string" office:string-value="&lt;tr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data-expansion="15" data-type="1" data-color="4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&quot; id=&quot;main-1-4&quot;&gt;&lt;img class=&quot;img-card&quot; width=&quot;80&quot; height=&quot;112&quot; src=&quot;https://one-draw.jp/ijinden/cardlist/001/card/01_004.png&quot; /&gt;&lt;div class=&quot;container-num-copies&quot; id=&quot;main-1-4-num-copies&quot;&gt;0&lt;/div&gt;&lt;button type=&quot;button&quot; class=&quot;btn btn-secondary btn-number btn-sm btn-pop&quot; data-type=&quot;minus&quot; data-deck=&quot;main&quot; data-id=&quot;1-4&quot;&gt;-&lt;/button&gt;&lt;button type=&quot;button&quot; class=&quot;btn btn-secondary btn-number btn-sm btn-push&quot; data-type=&quot;plus&quot; data-deck=&quot;main&quot; data-id=&quot;1-4&quot;&gt;+&lt;/button&gt;&lt;button type=&quot;button&quot; class=&quot;btn btn-secondary btn-number btn-sm btn-drop&quot; data-type=&quot;drop&quot; data-id=&quot;1-4&quot;&gt;v&lt;/button&gt;&lt;/div&gt;" calcext:value-type="string">
            <text:p>&lt;div class="container-card" id="main-1-4"&gt;&lt;img class="img-card" width="80" height="112" src="https://one-draw.jp/ijinden/cardlist/001/card/01_004.png" /&gt;&lt;div class="container-num-copies" id="main-1-4-num-copies"&gt;0&lt;/div&gt;&lt;button type="button" class="btn btn-secondary btn-number btn-sm btn-pop" data-type="minus" data-deck="main" data-id="1-4"&gt;-&lt;/button&gt;&lt;button type="button" class="btn btn-secondary btn-number btn-sm btn-push" data-type="plus" data-deck="main" data-id="1-4"&gt;+&lt;/button&gt;&lt;button type="button" class="btn btn-secondary btn-number btn-sm btn-drop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&quot; id=&quot;side-1-4&quot;&gt;&lt;img class=&quot;d-block&quot; width=&quot;80&quot; height=&quot;112&quot; src=&quot;https://one-draw.jp/ijinden/cardlist/001/card/01_004.png&quot; /&gt;&lt;div class=&quot;container-num-copies&quot; id=&quot;side-1-4-num-copies&quot;&gt;0&lt;/div&gt;&lt;button type=&quot;button&quot; class=&quot;btn btn-secondary btn-number btn-sm btn-pop&quot; data-type=&quot;minus&quot; data-deck=&quot;side&quot; data-id=&quot;1-4&quot;&gt;-&lt;/button&gt;&lt;button type=&quot;button&quot; class=&quot;btn btn-secondary btn-number btn-sm btn-push&quot; data-type=&quot;plus&quot; data-deck=&quot;side&quot; data-id=&quot;1-4&quot;&gt;+&lt;/button&gt;&lt;button type=&quot;button&quot; class=&quot;btn btn-secondary btn-number btn-sm btn-raise&quot; data-type=&quot;raise&quot; data-id=&quot;1-4&quot;&gt;^&lt;/button&gt;&lt;/div&gt;" calcext:value-type="string">
            <text:p>&lt;div class="container-card" id="side-1-4"&gt;&lt;img class="d-block" width="80" height="112" src="https://one-draw.jp/ijinden/cardlist/001/card/01_004.png" /&gt;&lt;div class="container-num-copies" id="side-1-4-num-copies"&gt;0&lt;/div&gt;&lt;button type="button" class="btn btn-secondary btn-number btn-sm btn-pop" data-type="minus" data-deck="side" data-id="1-4"&gt;-&lt;/button&gt;&lt;button type="button" class="btn btn-secondary btn-number btn-sm btn-push" data-type="plus" data-deck="side" data-id="1-4"&gt;+&lt;/button&gt;&lt;button type="button" class="btn btn-secondary btn-number btn-sm btn-raise" data-type="raise" data-id="1-4"&gt;^&lt;/button&gt;&lt;/div&gt;</text:p>
          </table:table-cell>
          <table:table-cell table:formula="of:=CONCATENATE([$HTML.$A$3];[.F44];[$HTML.$B$3];[.H44];[$HTML.$C$3];[.J44];[$HTML.$D$3];[.N44];[$HTML.$E$3];[.B44];[$HTML.$F$3];[.D44];[$HTML.$G$3];[.B44];[$HTML.$H$3];[.B44];[$HTML.$I$3];[.B44];[$HTML.$J$3];[.B44];[$HTML.$K$3];[.B44];[$HTML.$L$3];[.B44];[$HTML.$M$3];[.B44];[$HTML.$N$3];[.B44];[$HTML.$O$3])" office:value-type="string" office:string-value="&lt;tr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data-expansion="15" data-type="1" data-color="4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&quot; id=&quot;main-1-5&quot;&gt;&lt;img class=&quot;img-card&quot; width=&quot;80&quot; height=&quot;112&quot; src=&quot;https://one-draw.jp/ijinden/cardlist/001/card/01_005.png&quot; /&gt;&lt;div class=&quot;container-num-copies&quot; id=&quot;main-1-5-num-copies&quot;&gt;0&lt;/div&gt;&lt;button type=&quot;button&quot; class=&quot;btn btn-secondary btn-number btn-sm btn-pop&quot; data-type=&quot;minus&quot; data-deck=&quot;main&quot; data-id=&quot;1-5&quot;&gt;-&lt;/button&gt;&lt;button type=&quot;button&quot; class=&quot;btn btn-secondary btn-number btn-sm btn-push&quot; data-type=&quot;plus&quot; data-deck=&quot;main&quot; data-id=&quot;1-5&quot;&gt;+&lt;/button&gt;&lt;button type=&quot;button&quot; class=&quot;btn btn-secondary btn-number btn-sm btn-drop&quot; data-type=&quot;drop&quot; data-id=&quot;1-5&quot;&gt;v&lt;/button&gt;&lt;/div&gt;" calcext:value-type="string">
            <text:p>&lt;div class="container-card" id="main-1-5"&gt;&lt;img class="img-card" width="80" height="112" src="https://one-draw.jp/ijinden/cardlist/001/card/01_005.png" /&gt;&lt;div class="container-num-copies" id="main-1-5-num-copies"&gt;0&lt;/div&gt;&lt;button type="button" class="btn btn-secondary btn-number btn-sm btn-pop" data-type="minus" data-deck="main" data-id="1-5"&gt;-&lt;/button&gt;&lt;button type="button" class="btn btn-secondary btn-number btn-sm btn-push" data-type="plus" data-deck="main" data-id="1-5"&gt;+&lt;/button&gt;&lt;button type="button" class="btn btn-secondary btn-number btn-sm btn-drop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&quot; id=&quot;side-1-5&quot;&gt;&lt;img class=&quot;d-block&quot; width=&quot;80&quot; height=&quot;112&quot; src=&quot;https://one-draw.jp/ijinden/cardlist/001/card/01_005.png&quot; /&gt;&lt;div class=&quot;container-num-copies&quot; id=&quot;side-1-5-num-copies&quot;&gt;0&lt;/div&gt;&lt;button type=&quot;button&quot; class=&quot;btn btn-secondary btn-number btn-sm btn-pop&quot; data-type=&quot;minus&quot; data-deck=&quot;side&quot; data-id=&quot;1-5&quot;&gt;-&lt;/button&gt;&lt;button type=&quot;button&quot; class=&quot;btn btn-secondary btn-number btn-sm btn-push&quot; data-type=&quot;plus&quot; data-deck=&quot;side&quot; data-id=&quot;1-5&quot;&gt;+&lt;/button&gt;&lt;button type=&quot;button&quot; class=&quot;btn btn-secondary btn-number btn-sm btn-raise&quot; data-type=&quot;raise&quot; data-id=&quot;1-5&quot;&gt;^&lt;/button&gt;&lt;/div&gt;" calcext:value-type="string">
            <text:p>&lt;div class="container-card" id="side-1-5"&gt;&lt;img class="d-block" width="80" height="112" src="https://one-draw.jp/ijinden/cardlist/001/card/01_005.png" /&gt;&lt;div class="container-num-copies" id="side-1-5-num-copies"&gt;0&lt;/div&gt;&lt;button type="button" class="btn btn-secondary btn-number btn-sm btn-pop" data-type="minus" data-deck="side" data-id="1-5"&gt;-&lt;/button&gt;&lt;button type="button" class="btn btn-secondary btn-number btn-sm btn-push" data-type="plus" data-deck="side" data-id="1-5"&gt;+&lt;/button&gt;&lt;button type="button" class="btn btn-secondary btn-number btn-sm btn-raise" data-type="raise" data-id="1-5"&gt;^&lt;/button&gt;&lt;/div&gt;</text:p>
          </table:table-cell>
          <table:table-cell table:formula="of:=CONCATENATE([$HTML.$A$3];[.F45];[$HTML.$B$3];[.H45];[$HTML.$C$3];[.J45];[$HTML.$D$3];[.N45];[$HTML.$E$3];[.B45];[$HTML.$F$3];[.D45];[$HTML.$G$3];[.B45];[$HTML.$H$3];[.B45];[$HTML.$I$3];[.B45];[$HTML.$J$3];[.B45];[$HTML.$K$3];[.B45];[$HTML.$L$3];[.B45];[$HTML.$M$3];[.B45];[$HTML.$N$3];[.B45];[$HTML.$O$3])" office:value-type="string" office:string-value="&lt;tr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&quot; id=&quot;main-1-6&quot;&gt;&lt;img class=&quot;img-card&quot; width=&quot;80&quot; height=&quot;112&quot; src=&quot;https://one-draw.jp/ijinden/cardlist/001/card/01_006.png&quot; /&gt;&lt;div class=&quot;container-num-copies&quot; id=&quot;main-1-6-num-copies&quot;&gt;0&lt;/div&gt;&lt;button type=&quot;button&quot; class=&quot;btn btn-secondary btn-number btn-sm btn-pop&quot; data-type=&quot;minus&quot; data-deck=&quot;main&quot; data-id=&quot;1-6&quot;&gt;-&lt;/button&gt;&lt;button type=&quot;button&quot; class=&quot;btn btn-secondary btn-number btn-sm btn-push&quot; data-type=&quot;plus&quot; data-deck=&quot;main&quot; data-id=&quot;1-6&quot;&gt;+&lt;/button&gt;&lt;button type=&quot;button&quot; class=&quot;btn btn-secondary btn-number btn-sm btn-drop&quot; data-type=&quot;drop&quot; data-id=&quot;1-6&quot;&gt;v&lt;/button&gt;&lt;/div&gt;" calcext:value-type="string">
            <text:p>&lt;div class="container-card" id="main-1-6"&gt;&lt;img class="img-card" width="80" height="112" src="https://one-draw.jp/ijinden/cardlist/001/card/01_006.png" /&gt;&lt;div class="container-num-copies" id="main-1-6-num-copies"&gt;0&lt;/div&gt;&lt;button type="button" class="btn btn-secondary btn-number btn-sm btn-pop" data-type="minus" data-deck="main" data-id="1-6"&gt;-&lt;/button&gt;&lt;button type="button" class="btn btn-secondary btn-number btn-sm btn-push" data-type="plus" data-deck="main" data-id="1-6"&gt;+&lt;/button&gt;&lt;button type="button" class="btn btn-secondary btn-number btn-sm btn-drop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&quot; id=&quot;side-1-6&quot;&gt;&lt;img class=&quot;d-block&quot; width=&quot;80&quot; height=&quot;112&quot; src=&quot;https://one-draw.jp/ijinden/cardlist/001/card/01_006.png&quot; /&gt;&lt;div class=&quot;container-num-copies&quot; id=&quot;side-1-6-num-copies&quot;&gt;0&lt;/div&gt;&lt;button type=&quot;button&quot; class=&quot;btn btn-secondary btn-number btn-sm btn-pop&quot; data-type=&quot;minus&quot; data-deck=&quot;side&quot; data-id=&quot;1-6&quot;&gt;-&lt;/button&gt;&lt;button type=&quot;button&quot; class=&quot;btn btn-secondary btn-number btn-sm btn-push&quot; data-type=&quot;plus&quot; data-deck=&quot;side&quot; data-id=&quot;1-6&quot;&gt;+&lt;/button&gt;&lt;button type=&quot;button&quot; class=&quot;btn btn-secondary btn-number btn-sm btn-raise&quot; data-type=&quot;raise&quot; data-id=&quot;1-6&quot;&gt;^&lt;/button&gt;&lt;/div&gt;" calcext:value-type="string">
            <text:p>&lt;div class="container-card" id="side-1-6"&gt;&lt;img class="d-block" width="80" height="112" src="https://one-draw.jp/ijinden/cardlist/001/card/01_006.png" /&gt;&lt;div class="container-num-copies" id="side-1-6-num-copies"&gt;0&lt;/div&gt;&lt;button type="button" class="btn btn-secondary btn-number btn-sm btn-pop" data-type="minus" data-deck="side" data-id="1-6"&gt;-&lt;/button&gt;&lt;button type="button" class="btn btn-secondary btn-number btn-sm btn-push" data-type="plus" data-deck="side" data-id="1-6"&gt;+&lt;/button&gt;&lt;button type="button" class="btn btn-secondary btn-number btn-sm btn-raise" data-type="raise" data-id="1-6"&gt;^&lt;/button&gt;&lt;/div&gt;</text:p>
          </table:table-cell>
          <table:table-cell table:formula="of:=CONCATENATE([$HTML.$A$3];[.F46];[$HTML.$B$3];[.H46];[$HTML.$C$3];[.J46];[$HTML.$D$3];[.N46];[$HTML.$E$3];[.B46];[$HTML.$F$3];[.D46];[$HTML.$G$3];[.B46];[$HTML.$H$3];[.B46];[$HTML.$I$3];[.B46];[$HTML.$J$3];[.B46];[$HTML.$K$3];[.B46];[$HTML.$L$3];[.B46];[$HTML.$M$3];[.B46];[$HTML.$N$3];[.B46];[$HTML.$O$3])" office:value-type="string" office:string-value="&lt;tr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data-expansion="15" data-type="1" data-color="8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&quot; id=&quot;main-1-7&quot;&gt;&lt;img class=&quot;img-card&quot; width=&quot;80&quot; height=&quot;112&quot; src=&quot;https://one-draw.jp/ijinden/cardlist/001/card/01_007.png&quot; /&gt;&lt;div class=&quot;container-num-copies&quot; id=&quot;main-1-7-num-copies&quot;&gt;0&lt;/div&gt;&lt;button type=&quot;button&quot; class=&quot;btn btn-secondary btn-number btn-sm btn-pop&quot; data-type=&quot;minus&quot; data-deck=&quot;main&quot; data-id=&quot;1-7&quot;&gt;-&lt;/button&gt;&lt;button type=&quot;button&quot; class=&quot;btn btn-secondary btn-number btn-sm btn-push&quot; data-type=&quot;plus&quot; data-deck=&quot;main&quot; data-id=&quot;1-7&quot;&gt;+&lt;/button&gt;&lt;button type=&quot;button&quot; class=&quot;btn btn-secondary btn-number btn-sm btn-drop&quot; data-type=&quot;drop&quot; data-id=&quot;1-7&quot;&gt;v&lt;/button&gt;&lt;/div&gt;" calcext:value-type="string">
            <text:p>&lt;div class="container-card" id="main-1-7"&gt;&lt;img class="img-card" width="80" height="112" src="https://one-draw.jp/ijinden/cardlist/001/card/01_007.png" /&gt;&lt;div class="container-num-copies" id="main-1-7-num-copies"&gt;0&lt;/div&gt;&lt;button type="button" class="btn btn-secondary btn-number btn-sm btn-pop" data-type="minus" data-deck="main" data-id="1-7"&gt;-&lt;/button&gt;&lt;button type="button" class="btn btn-secondary btn-number btn-sm btn-push" data-type="plus" data-deck="main" data-id="1-7"&gt;+&lt;/button&gt;&lt;button type="button" class="btn btn-secondary btn-number btn-sm btn-drop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&quot; id=&quot;side-1-7&quot;&gt;&lt;img class=&quot;d-block&quot; width=&quot;80&quot; height=&quot;112&quot; src=&quot;https://one-draw.jp/ijinden/cardlist/001/card/01_007.png&quot; /&gt;&lt;div class=&quot;container-num-copies&quot; id=&quot;side-1-7-num-copies&quot;&gt;0&lt;/div&gt;&lt;button type=&quot;button&quot; class=&quot;btn btn-secondary btn-number btn-sm btn-pop&quot; data-type=&quot;minus&quot; data-deck=&quot;side&quot; data-id=&quot;1-7&quot;&gt;-&lt;/button&gt;&lt;button type=&quot;button&quot; class=&quot;btn btn-secondary btn-number btn-sm btn-push&quot; data-type=&quot;plus&quot; data-deck=&quot;side&quot; data-id=&quot;1-7&quot;&gt;+&lt;/button&gt;&lt;button type=&quot;button&quot; class=&quot;btn btn-secondary btn-number btn-sm btn-raise&quot; data-type=&quot;raise&quot; data-id=&quot;1-7&quot;&gt;^&lt;/button&gt;&lt;/div&gt;" calcext:value-type="string">
            <text:p>&lt;div class="container-card" id="side-1-7"&gt;&lt;img class="d-block" width="80" height="112" src="https://one-draw.jp/ijinden/cardlist/001/card/01_007.png" /&gt;&lt;div class="container-num-copies" id="side-1-7-num-copies"&gt;0&lt;/div&gt;&lt;button type="button" class="btn btn-secondary btn-number btn-sm btn-pop" data-type="minus" data-deck="side" data-id="1-7"&gt;-&lt;/button&gt;&lt;button type="button" class="btn btn-secondary btn-number btn-sm btn-push" data-type="plus" data-deck="side" data-id="1-7"&gt;+&lt;/button&gt;&lt;button type="button" class="btn btn-secondary btn-number btn-sm btn-raise" data-type="raise" data-id="1-7"&gt;^&lt;/button&gt;&lt;/div&gt;</text:p>
          </table:table-cell>
          <table:table-cell table:formula="of:=CONCATENATE([$HTML.$A$3];[.F47];[$HTML.$B$3];[.H47];[$HTML.$C$3];[.J47];[$HTML.$D$3];[.N47];[$HTML.$E$3];[.B47];[$HTML.$F$3];[.D47];[$HTML.$G$3];[.B47];[$HTML.$H$3];[.B47];[$HTML.$I$3];[.B47];[$HTML.$J$3];[.B47];[$HTML.$K$3];[.B47];[$HTML.$L$3];[.B47];[$HTML.$M$3];[.B47];[$HTML.$N$3];[.B47];[$HTML.$O$3])" office:value-type="string" office:string-value="&lt;tr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data-expansion="15" data-type="1" data-color="2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&quot; id=&quot;main-1-8&quot;&gt;&lt;img class=&quot;img-card&quot; width=&quot;80&quot; height=&quot;112&quot; src=&quot;https://one-draw.jp/ijinden/cardlist/001/card/01_008.png&quot; /&gt;&lt;div class=&quot;container-num-copies&quot; id=&quot;main-1-8-num-copies&quot;&gt;0&lt;/div&gt;&lt;button type=&quot;button&quot; class=&quot;btn btn-secondary btn-number btn-sm btn-pop&quot; data-type=&quot;minus&quot; data-deck=&quot;main&quot; data-id=&quot;1-8&quot;&gt;-&lt;/button&gt;&lt;button type=&quot;button&quot; class=&quot;btn btn-secondary btn-number btn-sm btn-push&quot; data-type=&quot;plus&quot; data-deck=&quot;main&quot; data-id=&quot;1-8&quot;&gt;+&lt;/button&gt;&lt;button type=&quot;button&quot; class=&quot;btn btn-secondary btn-number btn-sm btn-drop&quot; data-type=&quot;drop&quot; data-id=&quot;1-8&quot;&gt;v&lt;/button&gt;&lt;/div&gt;" calcext:value-type="string">
            <text:p>&lt;div class="container-card" id="main-1-8"&gt;&lt;img class="img-card" width="80" height="112" src="https://one-draw.jp/ijinden/cardlist/001/card/01_008.png" /&gt;&lt;div class="container-num-copies" id="main-1-8-num-copies"&gt;0&lt;/div&gt;&lt;button type="button" class="btn btn-secondary btn-number btn-sm btn-pop" data-type="minus" data-deck="main" data-id="1-8"&gt;-&lt;/button&gt;&lt;button type="button" class="btn btn-secondary btn-number btn-sm btn-push" data-type="plus" data-deck="main" data-id="1-8"&gt;+&lt;/button&gt;&lt;button type="button" class="btn btn-secondary btn-number btn-sm btn-drop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&quot; id=&quot;side-1-8&quot;&gt;&lt;img class=&quot;d-block&quot; width=&quot;80&quot; height=&quot;112&quot; src=&quot;https://one-draw.jp/ijinden/cardlist/001/card/01_008.png&quot; /&gt;&lt;div class=&quot;container-num-copies&quot; id=&quot;side-1-8-num-copies&quot;&gt;0&lt;/div&gt;&lt;button type=&quot;button&quot; class=&quot;btn btn-secondary btn-number btn-sm btn-pop&quot; data-type=&quot;minus&quot; data-deck=&quot;side&quot; data-id=&quot;1-8&quot;&gt;-&lt;/button&gt;&lt;button type=&quot;button&quot; class=&quot;btn btn-secondary btn-number btn-sm btn-push&quot; data-type=&quot;plus&quot; data-deck=&quot;side&quot; data-id=&quot;1-8&quot;&gt;+&lt;/button&gt;&lt;button type=&quot;button&quot; class=&quot;btn btn-secondary btn-number btn-sm btn-raise&quot; data-type=&quot;raise&quot; data-id=&quot;1-8&quot;&gt;^&lt;/button&gt;&lt;/div&gt;" calcext:value-type="string">
            <text:p>&lt;div class="container-card" id="side-1-8"&gt;&lt;img class="d-block" width="80" height="112" src="https://one-draw.jp/ijinden/cardlist/001/card/01_008.png" /&gt;&lt;div class="container-num-copies" id="side-1-8-num-copies"&gt;0&lt;/div&gt;&lt;button type="button" class="btn btn-secondary btn-number btn-sm btn-pop" data-type="minus" data-deck="side" data-id="1-8"&gt;-&lt;/button&gt;&lt;button type="button" class="btn btn-secondary btn-number btn-sm btn-push" data-type="plus" data-deck="side" data-id="1-8"&gt;+&lt;/button&gt;&lt;button type="button" class="btn btn-secondary btn-number btn-sm btn-raise" data-type="raise" data-id="1-8"&gt;^&lt;/button&gt;&lt;/div&gt;</text:p>
          </table:table-cell>
          <table:table-cell table:formula="of:=CONCATENATE([$HTML.$A$3];[.F48];[$HTML.$B$3];[.H48];[$HTML.$C$3];[.J48];[$HTML.$D$3];[.N48];[$HTML.$E$3];[.B48];[$HTML.$F$3];[.D48];[$HTML.$G$3];[.B48];[$HTML.$H$3];[.B48];[$HTML.$I$3];[.B48];[$HTML.$J$3];[.B48];[$HTML.$K$3];[.B48];[$HTML.$L$3];[.B48];[$HTML.$M$3];[.B48];[$HTML.$N$3];[.B48];[$HTML.$O$3])" office:value-type="string" office:string-value="&lt;tr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data-expansion="15" data-type="1" data-color="2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&quot; id=&quot;main-1-9&quot;&gt;&lt;img class=&quot;img-card&quot; width=&quot;80&quot; height=&quot;112&quot; src=&quot;https://one-draw.jp/ijinden/cardlist/001/card/01_009.png&quot; /&gt;&lt;div class=&quot;container-num-copies&quot; id=&quot;main-1-9-num-copies&quot;&gt;0&lt;/div&gt;&lt;button type=&quot;button&quot; class=&quot;btn btn-secondary btn-number btn-sm btn-pop&quot; data-type=&quot;minus&quot; data-deck=&quot;main&quot; data-id=&quot;1-9&quot;&gt;-&lt;/button&gt;&lt;button type=&quot;button&quot; class=&quot;btn btn-secondary btn-number btn-sm btn-push&quot; data-type=&quot;plus&quot; data-deck=&quot;main&quot; data-id=&quot;1-9&quot;&gt;+&lt;/button&gt;&lt;button type=&quot;button&quot; class=&quot;btn btn-secondary btn-number btn-sm btn-drop&quot; data-type=&quot;drop&quot; data-id=&quot;1-9&quot;&gt;v&lt;/button&gt;&lt;/div&gt;" calcext:value-type="string">
            <text:p>&lt;div class="container-card" id="main-1-9"&gt;&lt;img class="img-card" width="80" height="112" src="https://one-draw.jp/ijinden/cardlist/001/card/01_009.png" /&gt;&lt;div class="container-num-copies" id="main-1-9-num-copies"&gt;0&lt;/div&gt;&lt;button type="button" class="btn btn-secondary btn-number btn-sm btn-pop" data-type="minus" data-deck="main" data-id="1-9"&gt;-&lt;/button&gt;&lt;button type="button" class="btn btn-secondary btn-number btn-sm btn-push" data-type="plus" data-deck="main" data-id="1-9"&gt;+&lt;/button&gt;&lt;button type="button" class="btn btn-secondary btn-number btn-sm btn-drop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&quot; id=&quot;side-1-9&quot;&gt;&lt;img class=&quot;d-block&quot; width=&quot;80&quot; height=&quot;112&quot; src=&quot;https://one-draw.jp/ijinden/cardlist/001/card/01_009.png&quot; /&gt;&lt;div class=&quot;container-num-copies&quot; id=&quot;side-1-9-num-copies&quot;&gt;0&lt;/div&gt;&lt;button type=&quot;button&quot; class=&quot;btn btn-secondary btn-number btn-sm btn-pop&quot; data-type=&quot;minus&quot; data-deck=&quot;side&quot; data-id=&quot;1-9&quot;&gt;-&lt;/button&gt;&lt;button type=&quot;button&quot; class=&quot;btn btn-secondary btn-number btn-sm btn-push&quot; data-type=&quot;plus&quot; data-deck=&quot;side&quot; data-id=&quot;1-9&quot;&gt;+&lt;/button&gt;&lt;button type=&quot;button&quot; class=&quot;btn btn-secondary btn-number btn-sm btn-raise&quot; data-type=&quot;raise&quot; data-id=&quot;1-9&quot;&gt;^&lt;/button&gt;&lt;/div&gt;" calcext:value-type="string">
            <text:p>&lt;div class="container-card" id="side-1-9"&gt;&lt;img class="d-block" width="80" height="112" src="https://one-draw.jp/ijinden/cardlist/001/card/01_009.png" /&gt;&lt;div class="container-num-copies" id="side-1-9-num-copies"&gt;0&lt;/div&gt;&lt;button type="button" class="btn btn-secondary btn-number btn-sm btn-pop" data-type="minus" data-deck="side" data-id="1-9"&gt;-&lt;/button&gt;&lt;button type="button" class="btn btn-secondary btn-number btn-sm btn-push" data-type="plus" data-deck="side" data-id="1-9"&gt;+&lt;/button&gt;&lt;button type="button" class="btn btn-secondary btn-number btn-sm btn-raise" data-type="raise" data-id="1-9"&gt;^&lt;/button&gt;&lt;/div&gt;</text:p>
          </table:table-cell>
          <table:table-cell table:formula="of:=CONCATENATE([$HTML.$A$3];[.F49];[$HTML.$B$3];[.H49];[$HTML.$C$3];[.J49];[$HTML.$D$3];[.N49];[$HTML.$E$3];[.B49];[$HTML.$F$3];[.D49];[$HTML.$G$3];[.B49];[$HTML.$H$3];[.B49];[$HTML.$I$3];[.B49];[$HTML.$J$3];[.B49];[$HTML.$K$3];[.B49];[$HTML.$L$3];[.B49];[$HTML.$M$3];[.B49];[$HTML.$N$3];[.B49];[$HTML.$O$3])" office:value-type="string" office:string-value="&lt;tr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data-expansion="15" data-type="1" data-color="2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&quot; id=&quot;main-1-10&quot;&gt;&lt;img class=&quot;img-card&quot; width=&quot;80&quot; height=&quot;112&quot; src=&quot;https://one-draw.jp/ijinden/cardlist/001/card/01_010.png&quot; /&gt;&lt;div class=&quot;container-num-copies&quot; id=&quot;main-1-10-num-copies&quot;&gt;0&lt;/div&gt;&lt;button type=&quot;button&quot; class=&quot;btn btn-secondary btn-number btn-sm btn-pop&quot; data-type=&quot;minus&quot; data-deck=&quot;main&quot; data-id=&quot;1-10&quot;&gt;-&lt;/button&gt;&lt;button type=&quot;button&quot; class=&quot;btn btn-secondary btn-number btn-sm btn-push&quot; data-type=&quot;plus&quot; data-deck=&quot;main&quot; data-id=&quot;1-10&quot;&gt;+&lt;/button&gt;&lt;button type=&quot;button&quot; class=&quot;btn btn-secondary btn-number btn-sm btn-drop&quot; data-type=&quot;drop&quot; data-id=&quot;1-10&quot;&gt;v&lt;/button&gt;&lt;/div&gt;" calcext:value-type="string">
            <text:p>&lt;div class="container-card" id="main-1-10"&gt;&lt;img class="img-card" width="80" height="112" src="https://one-draw.jp/ijinden/cardlist/001/card/01_010.png" /&gt;&lt;div class="container-num-copies" id="main-1-10-num-copies"&gt;0&lt;/div&gt;&lt;button type="button" class="btn btn-secondary btn-number btn-sm btn-pop" data-type="minus" data-deck="main" data-id="1-10"&gt;-&lt;/button&gt;&lt;button type="button" class="btn btn-secondary btn-number btn-sm btn-push" data-type="plus" data-deck="main" data-id="1-10"&gt;+&lt;/button&gt;&lt;button type="button" class="btn btn-secondary btn-number btn-sm btn-drop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&quot; id=&quot;side-1-10&quot;&gt;&lt;img class=&quot;d-block&quot; width=&quot;80&quot; height=&quot;112&quot; src=&quot;https://one-draw.jp/ijinden/cardlist/001/card/01_010.png&quot; /&gt;&lt;div class=&quot;container-num-copies&quot; id=&quot;side-1-10-num-copies&quot;&gt;0&lt;/div&gt;&lt;button type=&quot;button&quot; class=&quot;btn btn-secondary btn-number btn-sm btn-pop&quot; data-type=&quot;minus&quot; data-deck=&quot;side&quot; data-id=&quot;1-10&quot;&gt;-&lt;/button&gt;&lt;button type=&quot;button&quot; class=&quot;btn btn-secondary btn-number btn-sm btn-push&quot; data-type=&quot;plus&quot; data-deck=&quot;side&quot; data-id=&quot;1-10&quot;&gt;+&lt;/button&gt;&lt;button type=&quot;button&quot; class=&quot;btn btn-secondary btn-number btn-sm btn-raise&quot; data-type=&quot;raise&quot; data-id=&quot;1-10&quot;&gt;^&lt;/button&gt;&lt;/div&gt;" calcext:value-type="string">
            <text:p>&lt;div class="container-card" id="side-1-10"&gt;&lt;img class="d-block" width="80" height="112" src="https://one-draw.jp/ijinden/cardlist/001/card/01_010.png" /&gt;&lt;div class="container-num-copies" id="side-1-10-num-copies"&gt;0&lt;/div&gt;&lt;button type="button" class="btn btn-secondary btn-number btn-sm btn-pop" data-type="minus" data-deck="side" data-id="1-10"&gt;-&lt;/button&gt;&lt;button type="button" class="btn btn-secondary btn-number btn-sm btn-push" data-type="plus" data-deck="side" data-id="1-10"&gt;+&lt;/button&gt;&lt;button type="button" class="btn btn-secondary btn-number btn-sm btn-raise" data-type="raise" data-id="1-10"&gt;^&lt;/button&gt;&lt;/div&gt;</text:p>
          </table:table-cell>
          <table:table-cell table:formula="of:=CONCATENATE([$HTML.$A$3];[.F50];[$HTML.$B$3];[.H50];[$HTML.$C$3];[.J50];[$HTML.$D$3];[.N50];[$HTML.$E$3];[.B50];[$HTML.$F$3];[.D50];[$HTML.$G$3];[.B50];[$HTML.$H$3];[.B50];[$HTML.$I$3];[.B50];[$HTML.$J$3];[.B50];[$HTML.$K$3];[.B50];[$HTML.$L$3];[.B50];[$HTML.$M$3];[.B50];[$HTML.$N$3];[.B50];[$HTML.$O$3])" office:value-type="string" office:string-value="&lt;tr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data-expansion="15" data-type="1" data-color="2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&quot; id=&quot;main-1-11&quot;&gt;&lt;img class=&quot;img-card&quot; width=&quot;80&quot; height=&quot;112&quot; src=&quot;https://one-draw.jp/ijinden/cardlist/001/card/01_011.png&quot; /&gt;&lt;div class=&quot;container-num-copies&quot; id=&quot;main-1-11-num-copies&quot;&gt;0&lt;/div&gt;&lt;button type=&quot;button&quot; class=&quot;btn btn-secondary btn-number btn-sm btn-pop&quot; data-type=&quot;minus&quot; data-deck=&quot;main&quot; data-id=&quot;1-11&quot;&gt;-&lt;/button&gt;&lt;button type=&quot;button&quot; class=&quot;btn btn-secondary btn-number btn-sm btn-push&quot; data-type=&quot;plus&quot; data-deck=&quot;main&quot; data-id=&quot;1-11&quot;&gt;+&lt;/button&gt;&lt;button type=&quot;button&quot; class=&quot;btn btn-secondary btn-number btn-sm btn-drop&quot; data-type=&quot;drop&quot; data-id=&quot;1-11&quot;&gt;v&lt;/button&gt;&lt;/div&gt;" calcext:value-type="string">
            <text:p>&lt;div class="container-card" id="main-1-11"&gt;&lt;img class="img-card" width="80" height="112" src="https://one-draw.jp/ijinden/cardlist/001/card/01_011.png" /&gt;&lt;div class="container-num-copies" id="main-1-11-num-copies"&gt;0&lt;/div&gt;&lt;button type="button" class="btn btn-secondary btn-number btn-sm btn-pop" data-type="minus" data-deck="main" data-id="1-11"&gt;-&lt;/button&gt;&lt;button type="button" class="btn btn-secondary btn-number btn-sm btn-push" data-type="plus" data-deck="main" data-id="1-11"&gt;+&lt;/button&gt;&lt;button type="button" class="btn btn-secondary btn-number btn-sm btn-drop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&quot; id=&quot;side-1-11&quot;&gt;&lt;img class=&quot;d-block&quot; width=&quot;80&quot; height=&quot;112&quot; src=&quot;https://one-draw.jp/ijinden/cardlist/001/card/01_011.png&quot; /&gt;&lt;div class=&quot;container-num-copies&quot; id=&quot;side-1-11-num-copies&quot;&gt;0&lt;/div&gt;&lt;button type=&quot;button&quot; class=&quot;btn btn-secondary btn-number btn-sm btn-pop&quot; data-type=&quot;minus&quot; data-deck=&quot;side&quot; data-id=&quot;1-11&quot;&gt;-&lt;/button&gt;&lt;button type=&quot;button&quot; class=&quot;btn btn-secondary btn-number btn-sm btn-push&quot; data-type=&quot;plus&quot; data-deck=&quot;side&quot; data-id=&quot;1-11&quot;&gt;+&lt;/button&gt;&lt;button type=&quot;button&quot; class=&quot;btn btn-secondary btn-number btn-sm btn-raise&quot; data-type=&quot;raise&quot; data-id=&quot;1-11&quot;&gt;^&lt;/button&gt;&lt;/div&gt;" calcext:value-type="string">
            <text:p>&lt;div class="container-card" id="side-1-11"&gt;&lt;img class="d-block" width="80" height="112" src="https://one-draw.jp/ijinden/cardlist/001/card/01_011.png" /&gt;&lt;div class="container-num-copies" id="side-1-11-num-copies"&gt;0&lt;/div&gt;&lt;button type="button" class="btn btn-secondary btn-number btn-sm btn-pop" data-type="minus" data-deck="side" data-id="1-11"&gt;-&lt;/button&gt;&lt;button type="button" class="btn btn-secondary btn-number btn-sm btn-push" data-type="plus" data-deck="side" data-id="1-11"&gt;+&lt;/button&gt;&lt;button type="button" class="btn btn-secondary btn-number btn-sm btn-raise" data-type="raise" data-id="1-11"&gt;^&lt;/button&gt;&lt;/div&gt;</text:p>
          </table:table-cell>
          <table:table-cell table:formula="of:=CONCATENATE([$HTML.$A$3];[.F51];[$HTML.$B$3];[.H51];[$HTML.$C$3];[.J51];[$HTML.$D$3];[.N51];[$HTML.$E$3];[.B51];[$HTML.$F$3];[.D51];[$HTML.$G$3];[.B51];[$HTML.$H$3];[.B51];[$HTML.$I$3];[.B51];[$HTML.$J$3];[.B51];[$HTML.$K$3];[.B51];[$HTML.$L$3];[.B51];[$HTML.$M$3];[.B51];[$HTML.$N$3];[.B51];[$HTML.$O$3])" office:value-type="string" office:string-value="&lt;tr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data-expansion="15" data-type="1" data-color="2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&quot; id=&quot;main-1-12&quot;&gt;&lt;img class=&quot;img-card&quot; width=&quot;80&quot; height=&quot;112&quot; src=&quot;https://one-draw.jp/ijinden/cardlist/001/card/01_012.png&quot; /&gt;&lt;div class=&quot;container-num-copies&quot; id=&quot;main-1-12-num-copies&quot;&gt;0&lt;/div&gt;&lt;button type=&quot;button&quot; class=&quot;btn btn-secondary btn-number btn-sm btn-pop&quot; data-type=&quot;minus&quot; data-deck=&quot;main&quot; data-id=&quot;1-12&quot;&gt;-&lt;/button&gt;&lt;button type=&quot;button&quot; class=&quot;btn btn-secondary btn-number btn-sm btn-push&quot; data-type=&quot;plus&quot; data-deck=&quot;main&quot; data-id=&quot;1-12&quot;&gt;+&lt;/button&gt;&lt;button type=&quot;button&quot; class=&quot;btn btn-secondary btn-number btn-sm btn-drop&quot; data-type=&quot;drop&quot; data-id=&quot;1-12&quot;&gt;v&lt;/button&gt;&lt;/div&gt;" calcext:value-type="string">
            <text:p>&lt;div class="container-card" id="main-1-12"&gt;&lt;img class="img-card" width="80" height="112" src="https://one-draw.jp/ijinden/cardlist/001/card/01_012.png" /&gt;&lt;div class="container-num-copies" id="main-1-12-num-copies"&gt;0&lt;/div&gt;&lt;button type="button" class="btn btn-secondary btn-number btn-sm btn-pop" data-type="minus" data-deck="main" data-id="1-12"&gt;-&lt;/button&gt;&lt;button type="button" class="btn btn-secondary btn-number btn-sm btn-push" data-type="plus" data-deck="main" data-id="1-12"&gt;+&lt;/button&gt;&lt;button type="button" class="btn btn-secondary btn-number btn-sm btn-drop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&quot; id=&quot;side-1-12&quot;&gt;&lt;img class=&quot;d-block&quot; width=&quot;80&quot; height=&quot;112&quot; src=&quot;https://one-draw.jp/ijinden/cardlist/001/card/01_012.png&quot; /&gt;&lt;div class=&quot;container-num-copies&quot; id=&quot;side-1-12-num-copies&quot;&gt;0&lt;/div&gt;&lt;button type=&quot;button&quot; class=&quot;btn btn-secondary btn-number btn-sm btn-pop&quot; data-type=&quot;minus&quot; data-deck=&quot;side&quot; data-id=&quot;1-12&quot;&gt;-&lt;/button&gt;&lt;button type=&quot;button&quot; class=&quot;btn btn-secondary btn-number btn-sm btn-push&quot; data-type=&quot;plus&quot; data-deck=&quot;side&quot; data-id=&quot;1-12&quot;&gt;+&lt;/button&gt;&lt;button type=&quot;button&quot; class=&quot;btn btn-secondary btn-number btn-sm btn-raise&quot; data-type=&quot;raise&quot; data-id=&quot;1-12&quot;&gt;^&lt;/button&gt;&lt;/div&gt;" calcext:value-type="string">
            <text:p>&lt;div class="container-card" id="side-1-12"&gt;&lt;img class="d-block" width="80" height="112" src="https://one-draw.jp/ijinden/cardlist/001/card/01_012.png" /&gt;&lt;div class="container-num-copies" id="side-1-12-num-copies"&gt;0&lt;/div&gt;&lt;button type="button" class="btn btn-secondary btn-number btn-sm btn-pop" data-type="minus" data-deck="side" data-id="1-12"&gt;-&lt;/button&gt;&lt;button type="button" class="btn btn-secondary btn-number btn-sm btn-push" data-type="plus" data-deck="side" data-id="1-12"&gt;+&lt;/button&gt;&lt;button type="button" class="btn btn-secondary btn-number btn-sm btn-raise" data-type="raise" data-id="1-12"&gt;^&lt;/button&gt;&lt;/div&gt;</text:p>
          </table:table-cell>
          <table:table-cell table:formula="of:=CONCATENATE([$HTML.$A$3];[.F52];[$HTML.$B$3];[.H52];[$HTML.$C$3];[.J52];[$HTML.$D$3];[.N52];[$HTML.$E$3];[.B52];[$HTML.$F$3];[.D52];[$HTML.$G$3];[.B52];[$HTML.$H$3];[.B52];[$HTML.$I$3];[.B52];[$HTML.$J$3];[.B52];[$HTML.$K$3];[.B52];[$HTML.$L$3];[.B52];[$HTML.$M$3];[.B52];[$HTML.$N$3];[.B52];[$HTML.$O$3])" office:value-type="string" office:string-value="&lt;tr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data-expansion="15" data-type="1" data-color="2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&quot; id=&quot;main-1-13&quot;&gt;&lt;img class=&quot;img-card&quot; width=&quot;80&quot; height=&quot;112&quot; src=&quot;https://one-draw.jp/ijinden/cardlist/001/card/01_013.png&quot; /&gt;&lt;div class=&quot;container-num-copies&quot; id=&quot;main-1-13-num-copies&quot;&gt;0&lt;/div&gt;&lt;button type=&quot;button&quot; class=&quot;btn btn-secondary btn-number btn-sm btn-pop&quot; data-type=&quot;minus&quot; data-deck=&quot;main&quot; data-id=&quot;1-13&quot;&gt;-&lt;/button&gt;&lt;button type=&quot;button&quot; class=&quot;btn btn-secondary btn-number btn-sm btn-push&quot; data-type=&quot;plus&quot; data-deck=&quot;main&quot; data-id=&quot;1-13&quot;&gt;+&lt;/button&gt;&lt;button type=&quot;button&quot; class=&quot;btn btn-secondary btn-number btn-sm btn-drop&quot; data-type=&quot;drop&quot; data-id=&quot;1-13&quot;&gt;v&lt;/button&gt;&lt;/div&gt;" calcext:value-type="string">
            <text:p>&lt;div class="container-card" id="main-1-13"&gt;&lt;img class="img-card" width="80" height="112" src="https://one-draw.jp/ijinden/cardlist/001/card/01_013.png" /&gt;&lt;div class="container-num-copies" id="main-1-13-num-copies"&gt;0&lt;/div&gt;&lt;button type="button" class="btn btn-secondary btn-number btn-sm btn-pop" data-type="minus" data-deck="main" data-id="1-13"&gt;-&lt;/button&gt;&lt;button type="button" class="btn btn-secondary btn-number btn-sm btn-push" data-type="plus" data-deck="main" data-id="1-13"&gt;+&lt;/button&gt;&lt;button type="button" class="btn btn-secondary btn-number btn-sm btn-drop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&quot; id=&quot;side-1-13&quot;&gt;&lt;img class=&quot;d-block&quot; width=&quot;80&quot; height=&quot;112&quot; src=&quot;https://one-draw.jp/ijinden/cardlist/001/card/01_013.png&quot; /&gt;&lt;div class=&quot;container-num-copies&quot; id=&quot;side-1-13-num-copies&quot;&gt;0&lt;/div&gt;&lt;button type=&quot;button&quot; class=&quot;btn btn-secondary btn-number btn-sm btn-pop&quot; data-type=&quot;minus&quot; data-deck=&quot;side&quot; data-id=&quot;1-13&quot;&gt;-&lt;/button&gt;&lt;button type=&quot;button&quot; class=&quot;btn btn-secondary btn-number btn-sm btn-push&quot; data-type=&quot;plus&quot; data-deck=&quot;side&quot; data-id=&quot;1-13&quot;&gt;+&lt;/button&gt;&lt;button type=&quot;button&quot; class=&quot;btn btn-secondary btn-number btn-sm btn-raise&quot; data-type=&quot;raise&quot; data-id=&quot;1-13&quot;&gt;^&lt;/button&gt;&lt;/div&gt;" calcext:value-type="string">
            <text:p>&lt;div class="container-card" id="side-1-13"&gt;&lt;img class="d-block" width="80" height="112" src="https://one-draw.jp/ijinden/cardlist/001/card/01_013.png" /&gt;&lt;div class="container-num-copies" id="side-1-13-num-copies"&gt;0&lt;/div&gt;&lt;button type="button" class="btn btn-secondary btn-number btn-sm btn-pop" data-type="minus" data-deck="side" data-id="1-13"&gt;-&lt;/button&gt;&lt;button type="button" class="btn btn-secondary btn-number btn-sm btn-push" data-type="plus" data-deck="side" data-id="1-13"&gt;+&lt;/button&gt;&lt;button type="button" class="btn btn-secondary btn-number btn-sm btn-raise" data-type="raise" data-id="1-13"&gt;^&lt;/button&gt;&lt;/div&gt;</text:p>
          </table:table-cell>
          <table:table-cell table:formula="of:=CONCATENATE([$HTML.$A$3];[.F53];[$HTML.$B$3];[.H53];[$HTML.$C$3];[.J53];[$HTML.$D$3];[.N53];[$HTML.$E$3];[.B53];[$HTML.$F$3];[.D53];[$HTML.$G$3];[.B53];[$HTML.$H$3];[.B53];[$HTML.$I$3];[.B53];[$HTML.$J$3];[.B53];[$HTML.$K$3];[.B53];[$HTML.$L$3];[.B53];[$HTML.$M$3];[.B53];[$HTML.$N$3];[.B53];[$HTML.$O$3])" office:value-type="string" office:string-value="&lt;tr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data-expansion="15" data-type="1" data-color="2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&quot; id=&quot;main-1-14&quot;&gt;&lt;img class=&quot;img-card&quot; width=&quot;80&quot; height=&quot;112&quot; src=&quot;https://one-draw.jp/ijinden/cardlist/001/card/01_014.png&quot; /&gt;&lt;div class=&quot;container-num-copies&quot; id=&quot;main-1-14-num-copies&quot;&gt;0&lt;/div&gt;&lt;button type=&quot;button&quot; class=&quot;btn btn-secondary btn-number btn-sm btn-pop&quot; data-type=&quot;minus&quot; data-deck=&quot;main&quot; data-id=&quot;1-14&quot;&gt;-&lt;/button&gt;&lt;button type=&quot;button&quot; class=&quot;btn btn-secondary btn-number btn-sm btn-push&quot; data-type=&quot;plus&quot; data-deck=&quot;main&quot; data-id=&quot;1-14&quot;&gt;+&lt;/button&gt;&lt;button type=&quot;button&quot; class=&quot;btn btn-secondary btn-number btn-sm btn-drop&quot; data-type=&quot;drop&quot; data-id=&quot;1-14&quot;&gt;v&lt;/button&gt;&lt;/div&gt;" calcext:value-type="string">
            <text:p>&lt;div class="container-card" id="main-1-14"&gt;&lt;img class="img-card" width="80" height="112" src="https://one-draw.jp/ijinden/cardlist/001/card/01_014.png" /&gt;&lt;div class="container-num-copies" id="main-1-14-num-copies"&gt;0&lt;/div&gt;&lt;button type="button" class="btn btn-secondary btn-number btn-sm btn-pop" data-type="minus" data-deck="main" data-id="1-14"&gt;-&lt;/button&gt;&lt;button type="button" class="btn btn-secondary btn-number btn-sm btn-push" data-type="plus" data-deck="main" data-id="1-14"&gt;+&lt;/button&gt;&lt;button type="button" class="btn btn-secondary btn-number btn-sm btn-drop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&quot; id=&quot;side-1-14&quot;&gt;&lt;img class=&quot;d-block&quot; width=&quot;80&quot; height=&quot;112&quot; src=&quot;https://one-draw.jp/ijinden/cardlist/001/card/01_014.png&quot; /&gt;&lt;div class=&quot;container-num-copies&quot; id=&quot;side-1-14-num-copies&quot;&gt;0&lt;/div&gt;&lt;button type=&quot;button&quot; class=&quot;btn btn-secondary btn-number btn-sm btn-pop&quot; data-type=&quot;minus&quot; data-deck=&quot;side&quot; data-id=&quot;1-14&quot;&gt;-&lt;/button&gt;&lt;button type=&quot;button&quot; class=&quot;btn btn-secondary btn-number btn-sm btn-push&quot; data-type=&quot;plus&quot; data-deck=&quot;side&quot; data-id=&quot;1-14&quot;&gt;+&lt;/button&gt;&lt;button type=&quot;button&quot; class=&quot;btn btn-secondary btn-number btn-sm btn-raise&quot; data-type=&quot;raise&quot; data-id=&quot;1-14&quot;&gt;^&lt;/button&gt;&lt;/div&gt;" calcext:value-type="string">
            <text:p>&lt;div class="container-card" id="side-1-14"&gt;&lt;img class="d-block" width="80" height="112" src="https://one-draw.jp/ijinden/cardlist/001/card/01_014.png" /&gt;&lt;div class="container-num-copies" id="side-1-14-num-copies"&gt;0&lt;/div&gt;&lt;button type="button" class="btn btn-secondary btn-number btn-sm btn-pop" data-type="minus" data-deck="side" data-id="1-14"&gt;-&lt;/button&gt;&lt;button type="button" class="btn btn-secondary btn-number btn-sm btn-push" data-type="plus" data-deck="side" data-id="1-14"&gt;+&lt;/button&gt;&lt;button type="button" class="btn btn-secondary btn-number btn-sm btn-raise" data-type="raise" data-id="1-14"&gt;^&lt;/button&gt;&lt;/div&gt;</text:p>
          </table:table-cell>
          <table:table-cell table:formula="of:=CONCATENATE([$HTML.$A$3];[.F54];[$HTML.$B$3];[.H54];[$HTML.$C$3];[.J54];[$HTML.$D$3];[.N54];[$HTML.$E$3];[.B54];[$HTML.$F$3];[.D54];[$HTML.$G$3];[.B54];[$HTML.$H$3];[.B54];[$HTML.$I$3];[.B54];[$HTML.$J$3];[.B54];[$HTML.$K$3];[.B54];[$HTML.$L$3];[.B54];[$HTML.$M$3];[.B54];[$HTML.$N$3];[.B54];[$HTML.$O$3])" office:value-type="string" office:string-value="&lt;tr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data-expansion="15" data-type="1" data-color="2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&quot; id=&quot;main-1-15&quot;&gt;&lt;img class=&quot;img-card&quot; width=&quot;80&quot; height=&quot;112&quot; src=&quot;https://one-draw.jp/ijinden/cardlist/001/card/01_015.png&quot; /&gt;&lt;div class=&quot;container-num-copies&quot; id=&quot;main-1-15-num-copies&quot;&gt;0&lt;/div&gt;&lt;button type=&quot;button&quot; class=&quot;btn btn-secondary btn-number btn-sm btn-pop&quot; data-type=&quot;minus&quot; data-deck=&quot;main&quot; data-id=&quot;1-15&quot;&gt;-&lt;/button&gt;&lt;button type=&quot;button&quot; class=&quot;btn btn-secondary btn-number btn-sm btn-push&quot; data-type=&quot;plus&quot; data-deck=&quot;main&quot; data-id=&quot;1-15&quot;&gt;+&lt;/button&gt;&lt;button type=&quot;button&quot; class=&quot;btn btn-secondary btn-number btn-sm btn-drop&quot; data-type=&quot;drop&quot; data-id=&quot;1-15&quot;&gt;v&lt;/button&gt;&lt;/div&gt;" calcext:value-type="string">
            <text:p>&lt;div class="container-card" id="main-1-15"&gt;&lt;img class="img-card" width="80" height="112" src="https://one-draw.jp/ijinden/cardlist/001/card/01_015.png" /&gt;&lt;div class="container-num-copies" id="main-1-15-num-copies"&gt;0&lt;/div&gt;&lt;button type="button" class="btn btn-secondary btn-number btn-sm btn-pop" data-type="minus" data-deck="main" data-id="1-15"&gt;-&lt;/button&gt;&lt;button type="button" class="btn btn-secondary btn-number btn-sm btn-push" data-type="plus" data-deck="main" data-id="1-15"&gt;+&lt;/button&gt;&lt;button type="button" class="btn btn-secondary btn-number btn-sm btn-drop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&quot; id=&quot;side-1-15&quot;&gt;&lt;img class=&quot;d-block&quot; width=&quot;80&quot; height=&quot;112&quot; src=&quot;https://one-draw.jp/ijinden/cardlist/001/card/01_015.png&quot; /&gt;&lt;div class=&quot;container-num-copies&quot; id=&quot;side-1-15-num-copies&quot;&gt;0&lt;/div&gt;&lt;button type=&quot;button&quot; class=&quot;btn btn-secondary btn-number btn-sm btn-pop&quot; data-type=&quot;minus&quot; data-deck=&quot;side&quot; data-id=&quot;1-15&quot;&gt;-&lt;/button&gt;&lt;button type=&quot;button&quot; class=&quot;btn btn-secondary btn-number btn-sm btn-push&quot; data-type=&quot;plus&quot; data-deck=&quot;side&quot; data-id=&quot;1-15&quot;&gt;+&lt;/button&gt;&lt;button type=&quot;button&quot; class=&quot;btn btn-secondary btn-number btn-sm btn-raise&quot; data-type=&quot;raise&quot; data-id=&quot;1-15&quot;&gt;^&lt;/button&gt;&lt;/div&gt;" calcext:value-type="string">
            <text:p>&lt;div class="container-card" id="side-1-15"&gt;&lt;img class="d-block" width="80" height="112" src="https://one-draw.jp/ijinden/cardlist/001/card/01_015.png" /&gt;&lt;div class="container-num-copies" id="side-1-15-num-copies"&gt;0&lt;/div&gt;&lt;button type="button" class="btn btn-secondary btn-number btn-sm btn-pop" data-type="minus" data-deck="side" data-id="1-15"&gt;-&lt;/button&gt;&lt;button type="button" class="btn btn-secondary btn-number btn-sm btn-push" data-type="plus" data-deck="side" data-id="1-15"&gt;+&lt;/button&gt;&lt;button type="button" class="btn btn-secondary btn-number btn-sm btn-raise" data-type="raise" data-id="1-15"&gt;^&lt;/button&gt;&lt;/div&gt;</text:p>
          </table:table-cell>
          <table:table-cell table:formula="of:=CONCATENATE([$HTML.$A$3];[.F55];[$HTML.$B$3];[.H55];[$HTML.$C$3];[.J55];[$HTML.$D$3];[.N55];[$HTML.$E$3];[.B55];[$HTML.$F$3];[.D55];[$HTML.$G$3];[.B55];[$HTML.$H$3];[.B55];[$HTML.$I$3];[.B55];[$HTML.$J$3];[.B55];[$HTML.$K$3];[.B55];[$HTML.$L$3];[.B55];[$HTML.$M$3];[.B55];[$HTML.$N$3];[.B55];[$HTML.$O$3])" office:value-type="string" office:string-value="&lt;tr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data-expansion="15" data-type="1" data-color="2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&quot; id=&quot;main-1-16&quot;&gt;&lt;img class=&quot;img-card&quot; width=&quot;80&quot; height=&quot;112&quot; src=&quot;https://one-draw.jp/ijinden/cardlist/001/card/01_016.png&quot; /&gt;&lt;div class=&quot;container-num-copies&quot; id=&quot;main-1-16-num-copies&quot;&gt;0&lt;/div&gt;&lt;button type=&quot;button&quot; class=&quot;btn btn-secondary btn-number btn-sm btn-pop&quot; data-type=&quot;minus&quot; data-deck=&quot;main&quot; data-id=&quot;1-16&quot;&gt;-&lt;/button&gt;&lt;button type=&quot;button&quot; class=&quot;btn btn-secondary btn-number btn-sm btn-push&quot; data-type=&quot;plus&quot; data-deck=&quot;main&quot; data-id=&quot;1-16&quot;&gt;+&lt;/button&gt;&lt;button type=&quot;button&quot; class=&quot;btn btn-secondary btn-number btn-sm btn-drop&quot; data-type=&quot;drop&quot; data-id=&quot;1-16&quot;&gt;v&lt;/button&gt;&lt;/div&gt;" calcext:value-type="string">
            <text:p>&lt;div class="container-card" id="main-1-16"&gt;&lt;img class="img-card" width="80" height="112" src="https://one-draw.jp/ijinden/cardlist/001/card/01_016.png" /&gt;&lt;div class="container-num-copies" id="main-1-16-num-copies"&gt;0&lt;/div&gt;&lt;button type="button" class="btn btn-secondary btn-number btn-sm btn-pop" data-type="minus" data-deck="main" data-id="1-16"&gt;-&lt;/button&gt;&lt;button type="button" class="btn btn-secondary btn-number btn-sm btn-push" data-type="plus" data-deck="main" data-id="1-16"&gt;+&lt;/button&gt;&lt;button type="button" class="btn btn-secondary btn-number btn-sm btn-drop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&quot; id=&quot;side-1-16&quot;&gt;&lt;img class=&quot;d-block&quot; width=&quot;80&quot; height=&quot;112&quot; src=&quot;https://one-draw.jp/ijinden/cardlist/001/card/01_016.png&quot; /&gt;&lt;div class=&quot;container-num-copies&quot; id=&quot;side-1-16-num-copies&quot;&gt;0&lt;/div&gt;&lt;button type=&quot;button&quot; class=&quot;btn btn-secondary btn-number btn-sm btn-pop&quot; data-type=&quot;minus&quot; data-deck=&quot;side&quot; data-id=&quot;1-16&quot;&gt;-&lt;/button&gt;&lt;button type=&quot;button&quot; class=&quot;btn btn-secondary btn-number btn-sm btn-push&quot; data-type=&quot;plus&quot; data-deck=&quot;side&quot; data-id=&quot;1-16&quot;&gt;+&lt;/button&gt;&lt;button type=&quot;button&quot; class=&quot;btn btn-secondary btn-number btn-sm btn-raise&quot; data-type=&quot;raise&quot; data-id=&quot;1-16&quot;&gt;^&lt;/button&gt;&lt;/div&gt;" calcext:value-type="string">
            <text:p>&lt;div class="container-card" id="side-1-16"&gt;&lt;img class="d-block" width="80" height="112" src="https://one-draw.jp/ijinden/cardlist/001/card/01_016.png" /&gt;&lt;div class="container-num-copies" id="side-1-16-num-copies"&gt;0&lt;/div&gt;&lt;button type="button" class="btn btn-secondary btn-number btn-sm btn-pop" data-type="minus" data-deck="side" data-id="1-16"&gt;-&lt;/button&gt;&lt;button type="button" class="btn btn-secondary btn-number btn-sm btn-push" data-type="plus" data-deck="side" data-id="1-16"&gt;+&lt;/button&gt;&lt;button type="button" class="btn btn-secondary btn-number btn-sm btn-raise" data-type="raise" data-id="1-16"&gt;^&lt;/button&gt;&lt;/div&gt;</text:p>
          </table:table-cell>
          <table:table-cell table:formula="of:=CONCATENATE([$HTML.$A$3];[.F56];[$HTML.$B$3];[.H56];[$HTML.$C$3];[.J56];[$HTML.$D$3];[.N56];[$HTML.$E$3];[.B56];[$HTML.$F$3];[.D56];[$HTML.$G$3];[.B56];[$HTML.$H$3];[.B56];[$HTML.$I$3];[.B56];[$HTML.$J$3];[.B56];[$HTML.$K$3];[.B56];[$HTML.$L$3];[.B56];[$HTML.$M$3];[.B56];[$HTML.$N$3];[.B56];[$HTML.$O$3])" office:value-type="string" office:string-value="&lt;tr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data-expansion="15" data-type="1" data-color="2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&quot; id=&quot;main-1-17&quot;&gt;&lt;img class=&quot;img-card&quot; width=&quot;80&quot; height=&quot;112&quot; src=&quot;https://one-draw.jp/ijinden/cardlist/001/card/01_017.png&quot; /&gt;&lt;div class=&quot;container-num-copies&quot; id=&quot;main-1-17-num-copies&quot;&gt;0&lt;/div&gt;&lt;button type=&quot;button&quot; class=&quot;btn btn-secondary btn-number btn-sm btn-pop&quot; data-type=&quot;minus&quot; data-deck=&quot;main&quot; data-id=&quot;1-17&quot;&gt;-&lt;/button&gt;&lt;button type=&quot;button&quot; class=&quot;btn btn-secondary btn-number btn-sm btn-push&quot; data-type=&quot;plus&quot; data-deck=&quot;main&quot; data-id=&quot;1-17&quot;&gt;+&lt;/button&gt;&lt;button type=&quot;button&quot; class=&quot;btn btn-secondary btn-number btn-sm btn-drop&quot; data-type=&quot;drop&quot; data-id=&quot;1-17&quot;&gt;v&lt;/button&gt;&lt;/div&gt;" calcext:value-type="string">
            <text:p>&lt;div class="container-card" id="main-1-17"&gt;&lt;img class="img-card" width="80" height="112" src="https://one-draw.jp/ijinden/cardlist/001/card/01_017.png" /&gt;&lt;div class="container-num-copies" id="main-1-17-num-copies"&gt;0&lt;/div&gt;&lt;button type="button" class="btn btn-secondary btn-number btn-sm btn-pop" data-type="minus" data-deck="main" data-id="1-17"&gt;-&lt;/button&gt;&lt;button type="button" class="btn btn-secondary btn-number btn-sm btn-push" data-type="plus" data-deck="main" data-id="1-17"&gt;+&lt;/button&gt;&lt;button type="button" class="btn btn-secondary btn-number btn-sm btn-drop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&quot; id=&quot;side-1-17&quot;&gt;&lt;img class=&quot;d-block&quot; width=&quot;80&quot; height=&quot;112&quot; src=&quot;https://one-draw.jp/ijinden/cardlist/001/card/01_017.png&quot; /&gt;&lt;div class=&quot;container-num-copies&quot; id=&quot;side-1-17-num-copies&quot;&gt;0&lt;/div&gt;&lt;button type=&quot;button&quot; class=&quot;btn btn-secondary btn-number btn-sm btn-pop&quot; data-type=&quot;minus&quot; data-deck=&quot;side&quot; data-id=&quot;1-17&quot;&gt;-&lt;/button&gt;&lt;button type=&quot;button&quot; class=&quot;btn btn-secondary btn-number btn-sm btn-push&quot; data-type=&quot;plus&quot; data-deck=&quot;side&quot; data-id=&quot;1-17&quot;&gt;+&lt;/button&gt;&lt;button type=&quot;button&quot; class=&quot;btn btn-secondary btn-number btn-sm btn-raise&quot; data-type=&quot;raise&quot; data-id=&quot;1-17&quot;&gt;^&lt;/button&gt;&lt;/div&gt;" calcext:value-type="string">
            <text:p>&lt;div class="container-card" id="side-1-17"&gt;&lt;img class="d-block" width="80" height="112" src="https://one-draw.jp/ijinden/cardlist/001/card/01_017.png" /&gt;&lt;div class="container-num-copies" id="side-1-17-num-copies"&gt;0&lt;/div&gt;&lt;button type="button" class="btn btn-secondary btn-number btn-sm btn-pop" data-type="minus" data-deck="side" data-id="1-17"&gt;-&lt;/button&gt;&lt;button type="button" class="btn btn-secondary btn-number btn-sm btn-push" data-type="plus" data-deck="side" data-id="1-17"&gt;+&lt;/button&gt;&lt;button type="button" class="btn btn-secondary btn-number btn-sm btn-raise" data-type="raise" data-id="1-17"&gt;^&lt;/button&gt;&lt;/div&gt;</text:p>
          </table:table-cell>
          <table:table-cell table:formula="of:=CONCATENATE([$HTML.$A$3];[.F57];[$HTML.$B$3];[.H57];[$HTML.$C$3];[.J57];[$HTML.$D$3];[.N57];[$HTML.$E$3];[.B57];[$HTML.$F$3];[.D57];[$HTML.$G$3];[.B57];[$HTML.$H$3];[.B57];[$HTML.$I$3];[.B57];[$HTML.$J$3];[.B57];[$HTML.$K$3];[.B57];[$HTML.$L$3];[.B57];[$HTML.$M$3];[.B57];[$HTML.$N$3];[.B57];[$HTML.$O$3])" office:value-type="string" office:string-value="&lt;tr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data-expansion="15" data-type="1" data-color="2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&quot; id=&quot;main-1-18&quot;&gt;&lt;img class=&quot;img-card&quot; width=&quot;80&quot; height=&quot;112&quot; src=&quot;https://one-draw.jp/ijinden/cardlist/001/card/01_018.png&quot; /&gt;&lt;div class=&quot;container-num-copies&quot; id=&quot;main-1-18-num-copies&quot;&gt;0&lt;/div&gt;&lt;button type=&quot;button&quot; class=&quot;btn btn-secondary btn-number btn-sm btn-pop&quot; data-type=&quot;minus&quot; data-deck=&quot;main&quot; data-id=&quot;1-18&quot;&gt;-&lt;/button&gt;&lt;button type=&quot;button&quot; class=&quot;btn btn-secondary btn-number btn-sm btn-push&quot; data-type=&quot;plus&quot; data-deck=&quot;main&quot; data-id=&quot;1-18&quot;&gt;+&lt;/button&gt;&lt;button type=&quot;button&quot; class=&quot;btn btn-secondary btn-number btn-sm btn-drop&quot; data-type=&quot;drop&quot; data-id=&quot;1-18&quot;&gt;v&lt;/button&gt;&lt;/div&gt;" calcext:value-type="string">
            <text:p>&lt;div class="container-card" id="main-1-18"&gt;&lt;img class="img-card" width="80" height="112" src="https://one-draw.jp/ijinden/cardlist/001/card/01_018.png" /&gt;&lt;div class="container-num-copies" id="main-1-18-num-copies"&gt;0&lt;/div&gt;&lt;button type="button" class="btn btn-secondary btn-number btn-sm btn-pop" data-type="minus" data-deck="main" data-id="1-18"&gt;-&lt;/button&gt;&lt;button type="button" class="btn btn-secondary btn-number btn-sm btn-push" data-type="plus" data-deck="main" data-id="1-18"&gt;+&lt;/button&gt;&lt;button type="button" class="btn btn-secondary btn-number btn-sm btn-drop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&quot; id=&quot;side-1-18&quot;&gt;&lt;img class=&quot;d-block&quot; width=&quot;80&quot; height=&quot;112&quot; src=&quot;https://one-draw.jp/ijinden/cardlist/001/card/01_018.png&quot; /&gt;&lt;div class=&quot;container-num-copies&quot; id=&quot;side-1-18-num-copies&quot;&gt;0&lt;/div&gt;&lt;button type=&quot;button&quot; class=&quot;btn btn-secondary btn-number btn-sm btn-pop&quot; data-type=&quot;minus&quot; data-deck=&quot;side&quot; data-id=&quot;1-18&quot;&gt;-&lt;/button&gt;&lt;button type=&quot;button&quot; class=&quot;btn btn-secondary btn-number btn-sm btn-push&quot; data-type=&quot;plus&quot; data-deck=&quot;side&quot; data-id=&quot;1-18&quot;&gt;+&lt;/button&gt;&lt;button type=&quot;button&quot; class=&quot;btn btn-secondary btn-number btn-sm btn-raise&quot; data-type=&quot;raise&quot; data-id=&quot;1-18&quot;&gt;^&lt;/button&gt;&lt;/div&gt;" calcext:value-type="string">
            <text:p>&lt;div class="container-card" id="side-1-18"&gt;&lt;img class="d-block" width="80" height="112" src="https://one-draw.jp/ijinden/cardlist/001/card/01_018.png" /&gt;&lt;div class="container-num-copies" id="side-1-18-num-copies"&gt;0&lt;/div&gt;&lt;button type="button" class="btn btn-secondary btn-number btn-sm btn-pop" data-type="minus" data-deck="side" data-id="1-18"&gt;-&lt;/button&gt;&lt;button type="button" class="btn btn-secondary btn-number btn-sm btn-push" data-type="plus" data-deck="side" data-id="1-18"&gt;+&lt;/button&gt;&lt;button type="button" class="btn btn-secondary btn-number btn-sm btn-raise" data-type="raise" data-id="1-18"&gt;^&lt;/button&gt;&lt;/div&gt;</text:p>
          </table:table-cell>
          <table:table-cell table:formula="of:=CONCATENATE([$HTML.$A$3];[.F58];[$HTML.$B$3];[.H58];[$HTML.$C$3];[.J58];[$HTML.$D$3];[.N58];[$HTML.$E$3];[.B58];[$HTML.$F$3];[.D58];[$HTML.$G$3];[.B58];[$HTML.$H$3];[.B58];[$HTML.$I$3];[.B58];[$HTML.$J$3];[.B58];[$HTML.$K$3];[.B58];[$HTML.$L$3];[.B58];[$HTML.$M$3];[.B58];[$HTML.$N$3];[.B58];[$HTML.$O$3])" office:value-type="string" office:string-value="&lt;tr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data-expansion="15" data-type="1" data-color="2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&quot; id=&quot;main-1-19&quot;&gt;&lt;img class=&quot;img-card&quot; width=&quot;80&quot; height=&quot;112&quot; src=&quot;https://one-draw.jp/ijinden/cardlist/001/card/01_019.png&quot; /&gt;&lt;div class=&quot;container-num-copies&quot; id=&quot;main-1-19-num-copies&quot;&gt;0&lt;/div&gt;&lt;button type=&quot;button&quot; class=&quot;btn btn-secondary btn-number btn-sm btn-pop&quot; data-type=&quot;minus&quot; data-deck=&quot;main&quot; data-id=&quot;1-19&quot;&gt;-&lt;/button&gt;&lt;button type=&quot;button&quot; class=&quot;btn btn-secondary btn-number btn-sm btn-push&quot; data-type=&quot;plus&quot; data-deck=&quot;main&quot; data-id=&quot;1-19&quot;&gt;+&lt;/button&gt;&lt;button type=&quot;button&quot; class=&quot;btn btn-secondary btn-number btn-sm btn-drop&quot; data-type=&quot;drop&quot; data-id=&quot;1-19&quot;&gt;v&lt;/button&gt;&lt;/div&gt;" calcext:value-type="string">
            <text:p>&lt;div class="container-card" id="main-1-19"&gt;&lt;img class="img-card" width="80" height="112" src="https://one-draw.jp/ijinden/cardlist/001/card/01_019.png" /&gt;&lt;div class="container-num-copies" id="main-1-19-num-copies"&gt;0&lt;/div&gt;&lt;button type="button" class="btn btn-secondary btn-number btn-sm btn-pop" data-type="minus" data-deck="main" data-id="1-19"&gt;-&lt;/button&gt;&lt;button type="button" class="btn btn-secondary btn-number btn-sm btn-push" data-type="plus" data-deck="main" data-id="1-19"&gt;+&lt;/button&gt;&lt;button type="button" class="btn btn-secondary btn-number btn-sm btn-drop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&quot; id=&quot;side-1-19&quot;&gt;&lt;img class=&quot;d-block&quot; width=&quot;80&quot; height=&quot;112&quot; src=&quot;https://one-draw.jp/ijinden/cardlist/001/card/01_019.png&quot; /&gt;&lt;div class=&quot;container-num-copies&quot; id=&quot;side-1-19-num-copies&quot;&gt;0&lt;/div&gt;&lt;button type=&quot;button&quot; class=&quot;btn btn-secondary btn-number btn-sm btn-pop&quot; data-type=&quot;minus&quot; data-deck=&quot;side&quot; data-id=&quot;1-19&quot;&gt;-&lt;/button&gt;&lt;button type=&quot;button&quot; class=&quot;btn btn-secondary btn-number btn-sm btn-push&quot; data-type=&quot;plus&quot; data-deck=&quot;side&quot; data-id=&quot;1-19&quot;&gt;+&lt;/button&gt;&lt;button type=&quot;button&quot; class=&quot;btn btn-secondary btn-number btn-sm btn-raise&quot; data-type=&quot;raise&quot; data-id=&quot;1-19&quot;&gt;^&lt;/button&gt;&lt;/div&gt;" calcext:value-type="string">
            <text:p>&lt;div class="container-card" id="side-1-19"&gt;&lt;img class="d-block" width="80" height="112" src="https://one-draw.jp/ijinden/cardlist/001/card/01_019.png" /&gt;&lt;div class="container-num-copies" id="side-1-19-num-copies"&gt;0&lt;/div&gt;&lt;button type="button" class="btn btn-secondary btn-number btn-sm btn-pop" data-type="minus" data-deck="side" data-id="1-19"&gt;-&lt;/button&gt;&lt;button type="button" class="btn btn-secondary btn-number btn-sm btn-push" data-type="plus" data-deck="side" data-id="1-19"&gt;+&lt;/button&gt;&lt;button type="button" class="btn btn-secondary btn-number btn-sm btn-raise" data-type="raise" data-id="1-19"&gt;^&lt;/button&gt;&lt;/div&gt;</text:p>
          </table:table-cell>
          <table:table-cell table:formula="of:=CONCATENATE([$HTML.$A$3];[.F59];[$HTML.$B$3];[.H59];[$HTML.$C$3];[.J59];[$HTML.$D$3];[.N59];[$HTML.$E$3];[.B59];[$HTML.$F$3];[.D59];[$HTML.$G$3];[.B59];[$HTML.$H$3];[.B59];[$HTML.$I$3];[.B59];[$HTML.$J$3];[.B59];[$HTML.$K$3];[.B59];[$HTML.$L$3];[.B59];[$HTML.$M$3];[.B59];[$HTML.$N$3];[.B59];[$HTML.$O$3])" office:value-type="string" office:string-value="&lt;tr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data-expansion="15" data-type="1" data-color="2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&quot; id=&quot;main-1-20&quot;&gt;&lt;img class=&quot;img-card&quot; width=&quot;80&quot; height=&quot;112&quot; src=&quot;https://one-draw.jp/ijinden/cardlist/001/card/01_020.png&quot; /&gt;&lt;div class=&quot;container-num-copies&quot; id=&quot;main-1-20-num-copies&quot;&gt;0&lt;/div&gt;&lt;button type=&quot;button&quot; class=&quot;btn btn-secondary btn-number btn-sm btn-pop&quot; data-type=&quot;minus&quot; data-deck=&quot;main&quot; data-id=&quot;1-20&quot;&gt;-&lt;/button&gt;&lt;button type=&quot;button&quot; class=&quot;btn btn-secondary btn-number btn-sm btn-push&quot; data-type=&quot;plus&quot; data-deck=&quot;main&quot; data-id=&quot;1-20&quot;&gt;+&lt;/button&gt;&lt;button type=&quot;button&quot; class=&quot;btn btn-secondary btn-number btn-sm btn-drop&quot; data-type=&quot;drop&quot; data-id=&quot;1-20&quot;&gt;v&lt;/button&gt;&lt;/div&gt;" calcext:value-type="string">
            <text:p>&lt;div class="container-card" id="main-1-20"&gt;&lt;img class="img-card" width="80" height="112" src="https://one-draw.jp/ijinden/cardlist/001/card/01_020.png" /&gt;&lt;div class="container-num-copies" id="main-1-20-num-copies"&gt;0&lt;/div&gt;&lt;button type="button" class="btn btn-secondary btn-number btn-sm btn-pop" data-type="minus" data-deck="main" data-id="1-20"&gt;-&lt;/button&gt;&lt;button type="button" class="btn btn-secondary btn-number btn-sm btn-push" data-type="plus" data-deck="main" data-id="1-20"&gt;+&lt;/button&gt;&lt;button type="button" class="btn btn-secondary btn-number btn-sm btn-drop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&quot; id=&quot;side-1-20&quot;&gt;&lt;img class=&quot;d-block&quot; width=&quot;80&quot; height=&quot;112&quot; src=&quot;https://one-draw.jp/ijinden/cardlist/001/card/01_020.png&quot; /&gt;&lt;div class=&quot;container-num-copies&quot; id=&quot;side-1-20-num-copies&quot;&gt;0&lt;/div&gt;&lt;button type=&quot;button&quot; class=&quot;btn btn-secondary btn-number btn-sm btn-pop&quot; data-type=&quot;minus&quot; data-deck=&quot;side&quot; data-id=&quot;1-20&quot;&gt;-&lt;/button&gt;&lt;button type=&quot;button&quot; class=&quot;btn btn-secondary btn-number btn-sm btn-push&quot; data-type=&quot;plus&quot; data-deck=&quot;side&quot; data-id=&quot;1-20&quot;&gt;+&lt;/button&gt;&lt;button type=&quot;button&quot; class=&quot;btn btn-secondary btn-number btn-sm btn-raise&quot; data-type=&quot;raise&quot; data-id=&quot;1-20&quot;&gt;^&lt;/button&gt;&lt;/div&gt;" calcext:value-type="string">
            <text:p>&lt;div class="container-card" id="side-1-20"&gt;&lt;img class="d-block" width="80" height="112" src="https://one-draw.jp/ijinden/cardlist/001/card/01_020.png" /&gt;&lt;div class="container-num-copies" id="side-1-20-num-copies"&gt;0&lt;/div&gt;&lt;button type="button" class="btn btn-secondary btn-number btn-sm btn-pop" data-type="minus" data-deck="side" data-id="1-20"&gt;-&lt;/button&gt;&lt;button type="button" class="btn btn-secondary btn-number btn-sm btn-push" data-type="plus" data-deck="side" data-id="1-20"&gt;+&lt;/button&gt;&lt;button type="button" class="btn btn-secondary btn-number btn-sm btn-raise" data-type="raise" data-id="1-20"&gt;^&lt;/button&gt;&lt;/div&gt;</text:p>
          </table:table-cell>
          <table:table-cell table:formula="of:=CONCATENATE([$HTML.$A$3];[.F60];[$HTML.$B$3];[.H60];[$HTML.$C$3];[.J60];[$HTML.$D$3];[.N60];[$HTML.$E$3];[.B60];[$HTML.$F$3];[.D60];[$HTML.$G$3];[.B60];[$HTML.$H$3];[.B60];[$HTML.$I$3];[.B60];[$HTML.$J$3];[.B60];[$HTML.$K$3];[.B60];[$HTML.$L$3];[.B60];[$HTML.$M$3];[.B60];[$HTML.$N$3];[.B60];[$HTML.$O$3])" office:value-type="string" office:string-value="&lt;tr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data-expansion="15" data-type="1" data-color="4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&quot; id=&quot;main-1-21&quot;&gt;&lt;img class=&quot;img-card&quot; width=&quot;80&quot; height=&quot;112&quot; src=&quot;https://one-draw.jp/ijinden/cardlist/001/card/01_021.png&quot; /&gt;&lt;div class=&quot;container-num-copies&quot; id=&quot;main-1-21-num-copies&quot;&gt;0&lt;/div&gt;&lt;button type=&quot;button&quot; class=&quot;btn btn-secondary btn-number btn-sm btn-pop&quot; data-type=&quot;minus&quot; data-deck=&quot;main&quot; data-id=&quot;1-21&quot;&gt;-&lt;/button&gt;&lt;button type=&quot;button&quot; class=&quot;btn btn-secondary btn-number btn-sm btn-push&quot; data-type=&quot;plus&quot; data-deck=&quot;main&quot; data-id=&quot;1-21&quot;&gt;+&lt;/button&gt;&lt;button type=&quot;button&quot; class=&quot;btn btn-secondary btn-number btn-sm btn-drop&quot; data-type=&quot;drop&quot; data-id=&quot;1-21&quot;&gt;v&lt;/button&gt;&lt;/div&gt;" calcext:value-type="string">
            <text:p>&lt;div class="container-card" id="main-1-21"&gt;&lt;img class="img-card" width="80" height="112" src="https://one-draw.jp/ijinden/cardlist/001/card/01_021.png" /&gt;&lt;div class="container-num-copies" id="main-1-21-num-copies"&gt;0&lt;/div&gt;&lt;button type="button" class="btn btn-secondary btn-number btn-sm btn-pop" data-type="minus" data-deck="main" data-id="1-21"&gt;-&lt;/button&gt;&lt;button type="button" class="btn btn-secondary btn-number btn-sm btn-push" data-type="plus" data-deck="main" data-id="1-21"&gt;+&lt;/button&gt;&lt;button type="button" class="btn btn-secondary btn-number btn-sm btn-drop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&quot; id=&quot;side-1-21&quot;&gt;&lt;img class=&quot;d-block&quot; width=&quot;80&quot; height=&quot;112&quot; src=&quot;https://one-draw.jp/ijinden/cardlist/001/card/01_021.png&quot; /&gt;&lt;div class=&quot;container-num-copies&quot; id=&quot;side-1-21-num-copies&quot;&gt;0&lt;/div&gt;&lt;button type=&quot;button&quot; class=&quot;btn btn-secondary btn-number btn-sm btn-pop&quot; data-type=&quot;minus&quot; data-deck=&quot;side&quot; data-id=&quot;1-21&quot;&gt;-&lt;/button&gt;&lt;button type=&quot;button&quot; class=&quot;btn btn-secondary btn-number btn-sm btn-push&quot; data-type=&quot;plus&quot; data-deck=&quot;side&quot; data-id=&quot;1-21&quot;&gt;+&lt;/button&gt;&lt;button type=&quot;button&quot; class=&quot;btn btn-secondary btn-number btn-sm btn-raise&quot; data-type=&quot;raise&quot; data-id=&quot;1-21&quot;&gt;^&lt;/button&gt;&lt;/div&gt;" calcext:value-type="string">
            <text:p>&lt;div class="container-card" id="side-1-21"&gt;&lt;img class="d-block" width="80" height="112" src="https://one-draw.jp/ijinden/cardlist/001/card/01_021.png" /&gt;&lt;div class="container-num-copies" id="side-1-21-num-copies"&gt;0&lt;/div&gt;&lt;button type="button" class="btn btn-secondary btn-number btn-sm btn-pop" data-type="minus" data-deck="side" data-id="1-21"&gt;-&lt;/button&gt;&lt;button type="button" class="btn btn-secondary btn-number btn-sm btn-push" data-type="plus" data-deck="side" data-id="1-21"&gt;+&lt;/button&gt;&lt;button type="button" class="btn btn-secondary btn-number btn-sm btn-raise" data-type="raise" data-id="1-21"&gt;^&lt;/button&gt;&lt;/div&gt;</text:p>
          </table:table-cell>
          <table:table-cell table:formula="of:=CONCATENATE([$HTML.$A$3];[.F61];[$HTML.$B$3];[.H61];[$HTML.$C$3];[.J61];[$HTML.$D$3];[.N61];[$HTML.$E$3];[.B61];[$HTML.$F$3];[.D61];[$HTML.$G$3];[.B61];[$HTML.$H$3];[.B61];[$HTML.$I$3];[.B61];[$HTML.$J$3];[.B61];[$HTML.$K$3];[.B61];[$HTML.$L$3];[.B61];[$HTML.$M$3];[.B61];[$HTML.$N$3];[.B61];[$HTML.$O$3])" office:value-type="string" office:string-value="&lt;tr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data-expansion="15" data-type="1" data-color="4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&quot; id=&quot;main-1-22&quot;&gt;&lt;img class=&quot;img-card&quot; width=&quot;80&quot; height=&quot;112&quot; src=&quot;https://one-draw.jp/ijinden/cardlist/001/card/01_022.png&quot; /&gt;&lt;div class=&quot;container-num-copies&quot; id=&quot;main-1-22-num-copies&quot;&gt;0&lt;/div&gt;&lt;button type=&quot;button&quot; class=&quot;btn btn-secondary btn-number btn-sm btn-pop&quot; data-type=&quot;minus&quot; data-deck=&quot;main&quot; data-id=&quot;1-22&quot;&gt;-&lt;/button&gt;&lt;button type=&quot;button&quot; class=&quot;btn btn-secondary btn-number btn-sm btn-push&quot; data-type=&quot;plus&quot; data-deck=&quot;main&quot; data-id=&quot;1-22&quot;&gt;+&lt;/button&gt;&lt;button type=&quot;button&quot; class=&quot;btn btn-secondary btn-number btn-sm btn-drop&quot; data-type=&quot;drop&quot; data-id=&quot;1-22&quot;&gt;v&lt;/button&gt;&lt;/div&gt;" calcext:value-type="string">
            <text:p>&lt;div class="container-card" id="main-1-22"&gt;&lt;img class="img-card" width="80" height="112" src="https://one-draw.jp/ijinden/cardlist/001/card/01_022.png" /&gt;&lt;div class="container-num-copies" id="main-1-22-num-copies"&gt;0&lt;/div&gt;&lt;button type="button" class="btn btn-secondary btn-number btn-sm btn-pop" data-type="minus" data-deck="main" data-id="1-22"&gt;-&lt;/button&gt;&lt;button type="button" class="btn btn-secondary btn-number btn-sm btn-push" data-type="plus" data-deck="main" data-id="1-22"&gt;+&lt;/button&gt;&lt;button type="button" class="btn btn-secondary btn-number btn-sm btn-drop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&quot; id=&quot;side-1-22&quot;&gt;&lt;img class=&quot;d-block&quot; width=&quot;80&quot; height=&quot;112&quot; src=&quot;https://one-draw.jp/ijinden/cardlist/001/card/01_022.png&quot; /&gt;&lt;div class=&quot;container-num-copies&quot; id=&quot;side-1-22-num-copies&quot;&gt;0&lt;/div&gt;&lt;button type=&quot;button&quot; class=&quot;btn btn-secondary btn-number btn-sm btn-pop&quot; data-type=&quot;minus&quot; data-deck=&quot;side&quot; data-id=&quot;1-22&quot;&gt;-&lt;/button&gt;&lt;button type=&quot;button&quot; class=&quot;btn btn-secondary btn-number btn-sm btn-push&quot; data-type=&quot;plus&quot; data-deck=&quot;side&quot; data-id=&quot;1-22&quot;&gt;+&lt;/button&gt;&lt;button type=&quot;button&quot; class=&quot;btn btn-secondary btn-number btn-sm btn-raise&quot; data-type=&quot;raise&quot; data-id=&quot;1-22&quot;&gt;^&lt;/button&gt;&lt;/div&gt;" calcext:value-type="string">
            <text:p>&lt;div class="container-card" id="side-1-22"&gt;&lt;img class="d-block" width="80" height="112" src="https://one-draw.jp/ijinden/cardlist/001/card/01_022.png" /&gt;&lt;div class="container-num-copies" id="side-1-22-num-copies"&gt;0&lt;/div&gt;&lt;button type="button" class="btn btn-secondary btn-number btn-sm btn-pop" data-type="minus" data-deck="side" data-id="1-22"&gt;-&lt;/button&gt;&lt;button type="button" class="btn btn-secondary btn-number btn-sm btn-push" data-type="plus" data-deck="side" data-id="1-22"&gt;+&lt;/button&gt;&lt;button type="button" class="btn btn-secondary btn-number btn-sm btn-raise" data-type="raise" data-id="1-22"&gt;^&lt;/button&gt;&lt;/div&gt;</text:p>
          </table:table-cell>
          <table:table-cell table:formula="of:=CONCATENATE([$HTML.$A$3];[.F62];[$HTML.$B$3];[.H62];[$HTML.$C$3];[.J62];[$HTML.$D$3];[.N62];[$HTML.$E$3];[.B62];[$HTML.$F$3];[.D62];[$HTML.$G$3];[.B62];[$HTML.$H$3];[.B62];[$HTML.$I$3];[.B62];[$HTML.$J$3];[.B62];[$HTML.$K$3];[.B62];[$HTML.$L$3];[.B62];[$HTML.$M$3];[.B62];[$HTML.$N$3];[.B62];[$HTML.$O$3])" office:value-type="string" office:string-value="&lt;tr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data-expansion="15" data-type="1" data-color="4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&quot; id=&quot;main-1-23&quot;&gt;&lt;img class=&quot;img-card&quot; width=&quot;80&quot; height=&quot;112&quot; src=&quot;https://one-draw.jp/ijinden/cardlist/001/card/01_023.png&quot; /&gt;&lt;div class=&quot;container-num-copies&quot; id=&quot;main-1-23-num-copies&quot;&gt;0&lt;/div&gt;&lt;button type=&quot;button&quot; class=&quot;btn btn-secondary btn-number btn-sm btn-pop&quot; data-type=&quot;minus&quot; data-deck=&quot;main&quot; data-id=&quot;1-23&quot;&gt;-&lt;/button&gt;&lt;button type=&quot;button&quot; class=&quot;btn btn-secondary btn-number btn-sm btn-push&quot; data-type=&quot;plus&quot; data-deck=&quot;main&quot; data-id=&quot;1-23&quot;&gt;+&lt;/button&gt;&lt;button type=&quot;button&quot; class=&quot;btn btn-secondary btn-number btn-sm btn-drop&quot; data-type=&quot;drop&quot; data-id=&quot;1-23&quot;&gt;v&lt;/button&gt;&lt;/div&gt;" calcext:value-type="string">
            <text:p>&lt;div class="container-card" id="main-1-23"&gt;&lt;img class="img-card" width="80" height="112" src="https://one-draw.jp/ijinden/cardlist/001/card/01_023.png" /&gt;&lt;div class="container-num-copies" id="main-1-23-num-copies"&gt;0&lt;/div&gt;&lt;button type="button" class="btn btn-secondary btn-number btn-sm btn-pop" data-type="minus" data-deck="main" data-id="1-23"&gt;-&lt;/button&gt;&lt;button type="button" class="btn btn-secondary btn-number btn-sm btn-push" data-type="plus" data-deck="main" data-id="1-23"&gt;+&lt;/button&gt;&lt;button type="button" class="btn btn-secondary btn-number btn-sm btn-drop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&quot; id=&quot;side-1-23&quot;&gt;&lt;img class=&quot;d-block&quot; width=&quot;80&quot; height=&quot;112&quot; src=&quot;https://one-draw.jp/ijinden/cardlist/001/card/01_023.png&quot; /&gt;&lt;div class=&quot;container-num-copies&quot; id=&quot;side-1-23-num-copies&quot;&gt;0&lt;/div&gt;&lt;button type=&quot;button&quot; class=&quot;btn btn-secondary btn-number btn-sm btn-pop&quot; data-type=&quot;minus&quot; data-deck=&quot;side&quot; data-id=&quot;1-23&quot;&gt;-&lt;/button&gt;&lt;button type=&quot;button&quot; class=&quot;btn btn-secondary btn-number btn-sm btn-push&quot; data-type=&quot;plus&quot; data-deck=&quot;side&quot; data-id=&quot;1-23&quot;&gt;+&lt;/button&gt;&lt;button type=&quot;button&quot; class=&quot;btn btn-secondary btn-number btn-sm btn-raise&quot; data-type=&quot;raise&quot; data-id=&quot;1-23&quot;&gt;^&lt;/button&gt;&lt;/div&gt;" calcext:value-type="string">
            <text:p>&lt;div class="container-card" id="side-1-23"&gt;&lt;img class="d-block" width="80" height="112" src="https://one-draw.jp/ijinden/cardlist/001/card/01_023.png" /&gt;&lt;div class="container-num-copies" id="side-1-23-num-copies"&gt;0&lt;/div&gt;&lt;button type="button" class="btn btn-secondary btn-number btn-sm btn-pop" data-type="minus" data-deck="side" data-id="1-23"&gt;-&lt;/button&gt;&lt;button type="button" class="btn btn-secondary btn-number btn-sm btn-push" data-type="plus" data-deck="side" data-id="1-23"&gt;+&lt;/button&gt;&lt;button type="button" class="btn btn-secondary btn-number btn-sm btn-raise" data-type="raise" data-id="1-23"&gt;^&lt;/button&gt;&lt;/div&gt;</text:p>
          </table:table-cell>
          <table:table-cell table:formula="of:=CONCATENATE([$HTML.$A$3];[.F63];[$HTML.$B$3];[.H63];[$HTML.$C$3];[.J63];[$HTML.$D$3];[.N63];[$HTML.$E$3];[.B63];[$HTML.$F$3];[.D63];[$HTML.$G$3];[.B63];[$HTML.$H$3];[.B63];[$HTML.$I$3];[.B63];[$HTML.$J$3];[.B63];[$HTML.$K$3];[.B63];[$HTML.$L$3];[.B63];[$HTML.$M$3];[.B63];[$HTML.$N$3];[.B63];[$HTML.$O$3])" office:value-type="string" office:string-value="&lt;tr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data-expansion="15" data-type="1" data-color="4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&quot; id=&quot;main-1-24&quot;&gt;&lt;img class=&quot;img-card&quot; width=&quot;80&quot; height=&quot;112&quot; src=&quot;https://one-draw.jp/ijinden/cardlist/001/card/01_024.png&quot; /&gt;&lt;div class=&quot;container-num-copies&quot; id=&quot;main-1-24-num-copies&quot;&gt;0&lt;/div&gt;&lt;button type=&quot;button&quot; class=&quot;btn btn-secondary btn-number btn-sm btn-pop&quot; data-type=&quot;minus&quot; data-deck=&quot;main&quot; data-id=&quot;1-24&quot;&gt;-&lt;/button&gt;&lt;button type=&quot;button&quot; class=&quot;btn btn-secondary btn-number btn-sm btn-push&quot; data-type=&quot;plus&quot; data-deck=&quot;main&quot; data-id=&quot;1-24&quot;&gt;+&lt;/button&gt;&lt;button type=&quot;button&quot; class=&quot;btn btn-secondary btn-number btn-sm btn-drop&quot; data-type=&quot;drop&quot; data-id=&quot;1-24&quot;&gt;v&lt;/button&gt;&lt;/div&gt;" calcext:value-type="string">
            <text:p>&lt;div class="container-card" id="main-1-24"&gt;&lt;img class="img-card" width="80" height="112" src="https://one-draw.jp/ijinden/cardlist/001/card/01_024.png" /&gt;&lt;div class="container-num-copies" id="main-1-24-num-copies"&gt;0&lt;/div&gt;&lt;button type="button" class="btn btn-secondary btn-number btn-sm btn-pop" data-type="minus" data-deck="main" data-id="1-24"&gt;-&lt;/button&gt;&lt;button type="button" class="btn btn-secondary btn-number btn-sm btn-push" data-type="plus" data-deck="main" data-id="1-24"&gt;+&lt;/button&gt;&lt;button type="button" class="btn btn-secondary btn-number btn-sm btn-drop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&quot; id=&quot;side-1-24&quot;&gt;&lt;img class=&quot;d-block&quot; width=&quot;80&quot; height=&quot;112&quot; src=&quot;https://one-draw.jp/ijinden/cardlist/001/card/01_024.png&quot; /&gt;&lt;div class=&quot;container-num-copies&quot; id=&quot;side-1-24-num-copies&quot;&gt;0&lt;/div&gt;&lt;button type=&quot;button&quot; class=&quot;btn btn-secondary btn-number btn-sm btn-pop&quot; data-type=&quot;minus&quot; data-deck=&quot;side&quot; data-id=&quot;1-24&quot;&gt;-&lt;/button&gt;&lt;button type=&quot;button&quot; class=&quot;btn btn-secondary btn-number btn-sm btn-push&quot; data-type=&quot;plus&quot; data-deck=&quot;side&quot; data-id=&quot;1-24&quot;&gt;+&lt;/button&gt;&lt;button type=&quot;button&quot; class=&quot;btn btn-secondary btn-number btn-sm btn-raise&quot; data-type=&quot;raise&quot; data-id=&quot;1-24&quot;&gt;^&lt;/button&gt;&lt;/div&gt;" calcext:value-type="string">
            <text:p>&lt;div class="container-card" id="side-1-24"&gt;&lt;img class="d-block" width="80" height="112" src="https://one-draw.jp/ijinden/cardlist/001/card/01_024.png" /&gt;&lt;div class="container-num-copies" id="side-1-24-num-copies"&gt;0&lt;/div&gt;&lt;button type="button" class="btn btn-secondary btn-number btn-sm btn-pop" data-type="minus" data-deck="side" data-id="1-24"&gt;-&lt;/button&gt;&lt;button type="button" class="btn btn-secondary btn-number btn-sm btn-push" data-type="plus" data-deck="side" data-id="1-24"&gt;+&lt;/button&gt;&lt;button type="button" class="btn btn-secondary btn-number btn-sm btn-raise" data-type="raise" data-id="1-24"&gt;^&lt;/button&gt;&lt;/div&gt;</text:p>
          </table:table-cell>
          <table:table-cell table:formula="of:=CONCATENATE([$HTML.$A$3];[.F64];[$HTML.$B$3];[.H64];[$HTML.$C$3];[.J64];[$HTML.$D$3];[.N64];[$HTML.$E$3];[.B64];[$HTML.$F$3];[.D64];[$HTML.$G$3];[.B64];[$HTML.$H$3];[.B64];[$HTML.$I$3];[.B64];[$HTML.$J$3];[.B64];[$HTML.$K$3];[.B64];[$HTML.$L$3];[.B64];[$HTML.$M$3];[.B64];[$HTML.$N$3];[.B64];[$HTML.$O$3])" office:value-type="string" office:string-value="&lt;tr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data-expansion="15" data-type="1" data-color="4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&quot; id=&quot;main-1-25&quot;&gt;&lt;img class=&quot;img-card&quot; width=&quot;80&quot; height=&quot;112&quot; src=&quot;https://one-draw.jp/ijinden/cardlist/001/card/01_025.png&quot; /&gt;&lt;div class=&quot;container-num-copies&quot; id=&quot;main-1-25-num-copies&quot;&gt;0&lt;/div&gt;&lt;button type=&quot;button&quot; class=&quot;btn btn-secondary btn-number btn-sm btn-pop&quot; data-type=&quot;minus&quot; data-deck=&quot;main&quot; data-id=&quot;1-25&quot;&gt;-&lt;/button&gt;&lt;button type=&quot;button&quot; class=&quot;btn btn-secondary btn-number btn-sm btn-push&quot; data-type=&quot;plus&quot; data-deck=&quot;main&quot; data-id=&quot;1-25&quot;&gt;+&lt;/button&gt;&lt;button type=&quot;button&quot; class=&quot;btn btn-secondary btn-number btn-sm btn-drop&quot; data-type=&quot;drop&quot; data-id=&quot;1-25&quot;&gt;v&lt;/button&gt;&lt;/div&gt;" calcext:value-type="string">
            <text:p>&lt;div class="container-card" id="main-1-25"&gt;&lt;img class="img-card" width="80" height="112" src="https://one-draw.jp/ijinden/cardlist/001/card/01_025.png" /&gt;&lt;div class="container-num-copies" id="main-1-25-num-copies"&gt;0&lt;/div&gt;&lt;button type="button" class="btn btn-secondary btn-number btn-sm btn-pop" data-type="minus" data-deck="main" data-id="1-25"&gt;-&lt;/button&gt;&lt;button type="button" class="btn btn-secondary btn-number btn-sm btn-push" data-type="plus" data-deck="main" data-id="1-25"&gt;+&lt;/button&gt;&lt;button type="button" class="btn btn-secondary btn-number btn-sm btn-drop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&quot; id=&quot;side-1-25&quot;&gt;&lt;img class=&quot;d-block&quot; width=&quot;80&quot; height=&quot;112&quot; src=&quot;https://one-draw.jp/ijinden/cardlist/001/card/01_025.png&quot; /&gt;&lt;div class=&quot;container-num-copies&quot; id=&quot;side-1-25-num-copies&quot;&gt;0&lt;/div&gt;&lt;button type=&quot;button&quot; class=&quot;btn btn-secondary btn-number btn-sm btn-pop&quot; data-type=&quot;minus&quot; data-deck=&quot;side&quot; data-id=&quot;1-25&quot;&gt;-&lt;/button&gt;&lt;button type=&quot;button&quot; class=&quot;btn btn-secondary btn-number btn-sm btn-push&quot; data-type=&quot;plus&quot; data-deck=&quot;side&quot; data-id=&quot;1-25&quot;&gt;+&lt;/button&gt;&lt;button type=&quot;button&quot; class=&quot;btn btn-secondary btn-number btn-sm btn-raise&quot; data-type=&quot;raise&quot; data-id=&quot;1-25&quot;&gt;^&lt;/button&gt;&lt;/div&gt;" calcext:value-type="string">
            <text:p>&lt;div class="container-card" id="side-1-25"&gt;&lt;img class="d-block" width="80" height="112" src="https://one-draw.jp/ijinden/cardlist/001/card/01_025.png" /&gt;&lt;div class="container-num-copies" id="side-1-25-num-copies"&gt;0&lt;/div&gt;&lt;button type="button" class="btn btn-secondary btn-number btn-sm btn-pop" data-type="minus" data-deck="side" data-id="1-25"&gt;-&lt;/button&gt;&lt;button type="button" class="btn btn-secondary btn-number btn-sm btn-push" data-type="plus" data-deck="side" data-id="1-25"&gt;+&lt;/button&gt;&lt;button type="button" class="btn btn-secondary btn-number btn-sm btn-raise" data-type="raise" data-id="1-25"&gt;^&lt;/button&gt;&lt;/div&gt;</text:p>
          </table:table-cell>
          <table:table-cell table:formula="of:=CONCATENATE([$HTML.$A$3];[.F65];[$HTML.$B$3];[.H65];[$HTML.$C$3];[.J65];[$HTML.$D$3];[.N65];[$HTML.$E$3];[.B65];[$HTML.$F$3];[.D65];[$HTML.$G$3];[.B65];[$HTML.$H$3];[.B65];[$HTML.$I$3];[.B65];[$HTML.$J$3];[.B65];[$HTML.$K$3];[.B65];[$HTML.$L$3];[.B65];[$HTML.$M$3];[.B65];[$HTML.$N$3];[.B65];[$HTML.$O$3])" office:value-type="string" office:string-value="&lt;tr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data-expansion="15" data-type="1" data-color="4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&quot; id=&quot;main-1-26&quot;&gt;&lt;img class=&quot;img-card&quot; width=&quot;80&quot; height=&quot;112&quot; src=&quot;https://one-draw.jp/ijinden/cardlist/001/card/01_026.png&quot; /&gt;&lt;div class=&quot;container-num-copies&quot; id=&quot;main-1-26-num-copies&quot;&gt;0&lt;/div&gt;&lt;button type=&quot;button&quot; class=&quot;btn btn-secondary btn-number btn-sm btn-pop&quot; data-type=&quot;minus&quot; data-deck=&quot;main&quot; data-id=&quot;1-26&quot;&gt;-&lt;/button&gt;&lt;button type=&quot;button&quot; class=&quot;btn btn-secondary btn-number btn-sm btn-push&quot; data-type=&quot;plus&quot; data-deck=&quot;main&quot; data-id=&quot;1-26&quot;&gt;+&lt;/button&gt;&lt;button type=&quot;button&quot; class=&quot;btn btn-secondary btn-number btn-sm btn-drop&quot; data-type=&quot;drop&quot; data-id=&quot;1-26&quot;&gt;v&lt;/button&gt;&lt;/div&gt;" calcext:value-type="string">
            <text:p>&lt;div class="container-card" id="main-1-26"&gt;&lt;img class="img-card" width="80" height="112" src="https://one-draw.jp/ijinden/cardlist/001/card/01_026.png" /&gt;&lt;div class="container-num-copies" id="main-1-26-num-copies"&gt;0&lt;/div&gt;&lt;button type="button" class="btn btn-secondary btn-number btn-sm btn-pop" data-type="minus" data-deck="main" data-id="1-26"&gt;-&lt;/button&gt;&lt;button type="button" class="btn btn-secondary btn-number btn-sm btn-push" data-type="plus" data-deck="main" data-id="1-26"&gt;+&lt;/button&gt;&lt;button type="button" class="btn btn-secondary btn-number btn-sm btn-drop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&quot; id=&quot;side-1-26&quot;&gt;&lt;img class=&quot;d-block&quot; width=&quot;80&quot; height=&quot;112&quot; src=&quot;https://one-draw.jp/ijinden/cardlist/001/card/01_026.png&quot; /&gt;&lt;div class=&quot;container-num-copies&quot; id=&quot;side-1-26-num-copies&quot;&gt;0&lt;/div&gt;&lt;button type=&quot;button&quot; class=&quot;btn btn-secondary btn-number btn-sm btn-pop&quot; data-type=&quot;minus&quot; data-deck=&quot;side&quot; data-id=&quot;1-26&quot;&gt;-&lt;/button&gt;&lt;button type=&quot;button&quot; class=&quot;btn btn-secondary btn-number btn-sm btn-push&quot; data-type=&quot;plus&quot; data-deck=&quot;side&quot; data-id=&quot;1-26&quot;&gt;+&lt;/button&gt;&lt;button type=&quot;button&quot; class=&quot;btn btn-secondary btn-number btn-sm btn-raise&quot; data-type=&quot;raise&quot; data-id=&quot;1-26&quot;&gt;^&lt;/button&gt;&lt;/div&gt;" calcext:value-type="string">
            <text:p>&lt;div class="container-card" id="side-1-26"&gt;&lt;img class="d-block" width="80" height="112" src="https://one-draw.jp/ijinden/cardlist/001/card/01_026.png" /&gt;&lt;div class="container-num-copies" id="side-1-26-num-copies"&gt;0&lt;/div&gt;&lt;button type="button" class="btn btn-secondary btn-number btn-sm btn-pop" data-type="minus" data-deck="side" data-id="1-26"&gt;-&lt;/button&gt;&lt;button type="button" class="btn btn-secondary btn-number btn-sm btn-push" data-type="plus" data-deck="side" data-id="1-26"&gt;+&lt;/button&gt;&lt;button type="button" class="btn btn-secondary btn-number btn-sm btn-raise" data-type="raise" data-id="1-26"&gt;^&lt;/button&gt;&lt;/div&gt;</text:p>
          </table:table-cell>
          <table:table-cell table:formula="of:=CONCATENATE([$HTML.$A$3];[.F66];[$HTML.$B$3];[.H66];[$HTML.$C$3];[.J66];[$HTML.$D$3];[.N66];[$HTML.$E$3];[.B66];[$HTML.$F$3];[.D66];[$HTML.$G$3];[.B66];[$HTML.$H$3];[.B66];[$HTML.$I$3];[.B66];[$HTML.$J$3];[.B66];[$HTML.$K$3];[.B66];[$HTML.$L$3];[.B66];[$HTML.$M$3];[.B66];[$HTML.$N$3];[.B66];[$HTML.$O$3])" office:value-type="string" office:string-value="&lt;tr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data-expansion="15" data-type="1" data-color="4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&quot; id=&quot;main-1-27&quot;&gt;&lt;img class=&quot;img-card&quot; width=&quot;80&quot; height=&quot;112&quot; src=&quot;https://one-draw.jp/ijinden/cardlist/001/card/01_027.png&quot; /&gt;&lt;div class=&quot;container-num-copies&quot; id=&quot;main-1-27-num-copies&quot;&gt;0&lt;/div&gt;&lt;button type=&quot;button&quot; class=&quot;btn btn-secondary btn-number btn-sm btn-pop&quot; data-type=&quot;minus&quot; data-deck=&quot;main&quot; data-id=&quot;1-27&quot;&gt;-&lt;/button&gt;&lt;button type=&quot;button&quot; class=&quot;btn btn-secondary btn-number btn-sm btn-push&quot; data-type=&quot;plus&quot; data-deck=&quot;main&quot; data-id=&quot;1-27&quot;&gt;+&lt;/button&gt;&lt;button type=&quot;button&quot; class=&quot;btn btn-secondary btn-number btn-sm btn-drop&quot; data-type=&quot;drop&quot; data-id=&quot;1-27&quot;&gt;v&lt;/button&gt;&lt;/div&gt;" calcext:value-type="string">
            <text:p>&lt;div class="container-card" id="main-1-27"&gt;&lt;img class="img-card" width="80" height="112" src="https://one-draw.jp/ijinden/cardlist/001/card/01_027.png" /&gt;&lt;div class="container-num-copies" id="main-1-27-num-copies"&gt;0&lt;/div&gt;&lt;button type="button" class="btn btn-secondary btn-number btn-sm btn-pop" data-type="minus" data-deck="main" data-id="1-27"&gt;-&lt;/button&gt;&lt;button type="button" class="btn btn-secondary btn-number btn-sm btn-push" data-type="plus" data-deck="main" data-id="1-27"&gt;+&lt;/button&gt;&lt;button type="button" class="btn btn-secondary btn-number btn-sm btn-drop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&quot; id=&quot;side-1-27&quot;&gt;&lt;img class=&quot;d-block&quot; width=&quot;80&quot; height=&quot;112&quot; src=&quot;https://one-draw.jp/ijinden/cardlist/001/card/01_027.png&quot; /&gt;&lt;div class=&quot;container-num-copies&quot; id=&quot;side-1-27-num-copies&quot;&gt;0&lt;/div&gt;&lt;button type=&quot;button&quot; class=&quot;btn btn-secondary btn-number btn-sm btn-pop&quot; data-type=&quot;minus&quot; data-deck=&quot;side&quot; data-id=&quot;1-27&quot;&gt;-&lt;/button&gt;&lt;button type=&quot;button&quot; class=&quot;btn btn-secondary btn-number btn-sm btn-push&quot; data-type=&quot;plus&quot; data-deck=&quot;side&quot; data-id=&quot;1-27&quot;&gt;+&lt;/button&gt;&lt;button type=&quot;button&quot; class=&quot;btn btn-secondary btn-number btn-sm btn-raise&quot; data-type=&quot;raise&quot; data-id=&quot;1-27&quot;&gt;^&lt;/button&gt;&lt;/div&gt;" calcext:value-type="string">
            <text:p>&lt;div class="container-card" id="side-1-27"&gt;&lt;img class="d-block" width="80" height="112" src="https://one-draw.jp/ijinden/cardlist/001/card/01_027.png" /&gt;&lt;div class="container-num-copies" id="side-1-27-num-copies"&gt;0&lt;/div&gt;&lt;button type="button" class="btn btn-secondary btn-number btn-sm btn-pop" data-type="minus" data-deck="side" data-id="1-27"&gt;-&lt;/button&gt;&lt;button type="button" class="btn btn-secondary btn-number btn-sm btn-push" data-type="plus" data-deck="side" data-id="1-27"&gt;+&lt;/button&gt;&lt;button type="button" class="btn btn-secondary btn-number btn-sm btn-raise" data-type="raise" data-id="1-27"&gt;^&lt;/button&gt;&lt;/div&gt;</text:p>
          </table:table-cell>
          <table:table-cell table:formula="of:=CONCATENATE([$HTML.$A$3];[.F67];[$HTML.$B$3];[.H67];[$HTML.$C$3];[.J67];[$HTML.$D$3];[.N67];[$HTML.$E$3];[.B67];[$HTML.$F$3];[.D67];[$HTML.$G$3];[.B67];[$HTML.$H$3];[.B67];[$HTML.$I$3];[.B67];[$HTML.$J$3];[.B67];[$HTML.$K$3];[.B67];[$HTML.$L$3];[.B67];[$HTML.$M$3];[.B67];[$HTML.$N$3];[.B67];[$HTML.$O$3])" office:value-type="string" office:string-value="&lt;tr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data-expansion="15" data-type="1" data-color="4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&quot; id=&quot;main-1-28&quot;&gt;&lt;img class=&quot;img-card&quot; width=&quot;80&quot; height=&quot;112&quot; src=&quot;https://one-draw.jp/ijinden/cardlist/001/card/01_028.png&quot; /&gt;&lt;div class=&quot;container-num-copies&quot; id=&quot;main-1-28-num-copies&quot;&gt;0&lt;/div&gt;&lt;button type=&quot;button&quot; class=&quot;btn btn-secondary btn-number btn-sm btn-pop&quot; data-type=&quot;minus&quot; data-deck=&quot;main&quot; data-id=&quot;1-28&quot;&gt;-&lt;/button&gt;&lt;button type=&quot;button&quot; class=&quot;btn btn-secondary btn-number btn-sm btn-push&quot; data-type=&quot;plus&quot; data-deck=&quot;main&quot; data-id=&quot;1-28&quot;&gt;+&lt;/button&gt;&lt;button type=&quot;button&quot; class=&quot;btn btn-secondary btn-number btn-sm btn-drop&quot; data-type=&quot;drop&quot; data-id=&quot;1-28&quot;&gt;v&lt;/button&gt;&lt;/div&gt;" calcext:value-type="string">
            <text:p>&lt;div class="container-card" id="main-1-28"&gt;&lt;img class="img-card" width="80" height="112" src="https://one-draw.jp/ijinden/cardlist/001/card/01_028.png" /&gt;&lt;div class="container-num-copies" id="main-1-28-num-copies"&gt;0&lt;/div&gt;&lt;button type="button" class="btn btn-secondary btn-number btn-sm btn-pop" data-type="minus" data-deck="main" data-id="1-28"&gt;-&lt;/button&gt;&lt;button type="button" class="btn btn-secondary btn-number btn-sm btn-push" data-type="plus" data-deck="main" data-id="1-28"&gt;+&lt;/button&gt;&lt;button type="button" class="btn btn-secondary btn-number btn-sm btn-drop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&quot; id=&quot;side-1-28&quot;&gt;&lt;img class=&quot;d-block&quot; width=&quot;80&quot; height=&quot;112&quot; src=&quot;https://one-draw.jp/ijinden/cardlist/001/card/01_028.png&quot; /&gt;&lt;div class=&quot;container-num-copies&quot; id=&quot;side-1-28-num-copies&quot;&gt;0&lt;/div&gt;&lt;button type=&quot;button&quot; class=&quot;btn btn-secondary btn-number btn-sm btn-pop&quot; data-type=&quot;minus&quot; data-deck=&quot;side&quot; data-id=&quot;1-28&quot;&gt;-&lt;/button&gt;&lt;button type=&quot;button&quot; class=&quot;btn btn-secondary btn-number btn-sm btn-push&quot; data-type=&quot;plus&quot; data-deck=&quot;side&quot; data-id=&quot;1-28&quot;&gt;+&lt;/button&gt;&lt;button type=&quot;button&quot; class=&quot;btn btn-secondary btn-number btn-sm btn-raise&quot; data-type=&quot;raise&quot; data-id=&quot;1-28&quot;&gt;^&lt;/button&gt;&lt;/div&gt;" calcext:value-type="string">
            <text:p>&lt;div class="container-card" id="side-1-28"&gt;&lt;img class="d-block" width="80" height="112" src="https://one-draw.jp/ijinden/cardlist/001/card/01_028.png" /&gt;&lt;div class="container-num-copies" id="side-1-28-num-copies"&gt;0&lt;/div&gt;&lt;button type="button" class="btn btn-secondary btn-number btn-sm btn-pop" data-type="minus" data-deck="side" data-id="1-28"&gt;-&lt;/button&gt;&lt;button type="button" class="btn btn-secondary btn-number btn-sm btn-push" data-type="plus" data-deck="side" data-id="1-28"&gt;+&lt;/button&gt;&lt;button type="button" class="btn btn-secondary btn-number btn-sm btn-raise" data-type="raise" data-id="1-28"&gt;^&lt;/button&gt;&lt;/div&gt;</text:p>
          </table:table-cell>
          <table:table-cell table:formula="of:=CONCATENATE([$HTML.$A$3];[.F68];[$HTML.$B$3];[.H68];[$HTML.$C$3];[.J68];[$HTML.$D$3];[.N68];[$HTML.$E$3];[.B68];[$HTML.$F$3];[.D68];[$HTML.$G$3];[.B68];[$HTML.$H$3];[.B68];[$HTML.$I$3];[.B68];[$HTML.$J$3];[.B68];[$HTML.$K$3];[.B68];[$HTML.$L$3];[.B68];[$HTML.$M$3];[.B68];[$HTML.$N$3];[.B68];[$HTML.$O$3])" office:value-type="string" office:string-value="&lt;tr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data-expansion="15" data-type="1" data-color="4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&quot; id=&quot;main-1-29&quot;&gt;&lt;img class=&quot;img-card&quot; width=&quot;80&quot; height=&quot;112&quot; src=&quot;https://one-draw.jp/ijinden/cardlist/001/card/01_029.png&quot; /&gt;&lt;div class=&quot;container-num-copies&quot; id=&quot;main-1-29-num-copies&quot;&gt;0&lt;/div&gt;&lt;button type=&quot;button&quot; class=&quot;btn btn-secondary btn-number btn-sm btn-pop&quot; data-type=&quot;minus&quot; data-deck=&quot;main&quot; data-id=&quot;1-29&quot;&gt;-&lt;/button&gt;&lt;button type=&quot;button&quot; class=&quot;btn btn-secondary btn-number btn-sm btn-push&quot; data-type=&quot;plus&quot; data-deck=&quot;main&quot; data-id=&quot;1-29&quot;&gt;+&lt;/button&gt;&lt;button type=&quot;button&quot; class=&quot;btn btn-secondary btn-number btn-sm btn-drop&quot; data-type=&quot;drop&quot; data-id=&quot;1-29&quot;&gt;v&lt;/button&gt;&lt;/div&gt;" calcext:value-type="string">
            <text:p>&lt;div class="container-card" id="main-1-29"&gt;&lt;img class="img-card" width="80" height="112" src="https://one-draw.jp/ijinden/cardlist/001/card/01_029.png" /&gt;&lt;div class="container-num-copies" id="main-1-29-num-copies"&gt;0&lt;/div&gt;&lt;button type="button" class="btn btn-secondary btn-number btn-sm btn-pop" data-type="minus" data-deck="main" data-id="1-29"&gt;-&lt;/button&gt;&lt;button type="button" class="btn btn-secondary btn-number btn-sm btn-push" data-type="plus" data-deck="main" data-id="1-29"&gt;+&lt;/button&gt;&lt;button type="button" class="btn btn-secondary btn-number btn-sm btn-drop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&quot; id=&quot;side-1-29&quot;&gt;&lt;img class=&quot;d-block&quot; width=&quot;80&quot; height=&quot;112&quot; src=&quot;https://one-draw.jp/ijinden/cardlist/001/card/01_029.png&quot; /&gt;&lt;div class=&quot;container-num-copies&quot; id=&quot;side-1-29-num-copies&quot;&gt;0&lt;/div&gt;&lt;button type=&quot;button&quot; class=&quot;btn btn-secondary btn-number btn-sm btn-pop&quot; data-type=&quot;minus&quot; data-deck=&quot;side&quot; data-id=&quot;1-29&quot;&gt;-&lt;/button&gt;&lt;button type=&quot;button&quot; class=&quot;btn btn-secondary btn-number btn-sm btn-push&quot; data-type=&quot;plus&quot; data-deck=&quot;side&quot; data-id=&quot;1-29&quot;&gt;+&lt;/button&gt;&lt;button type=&quot;button&quot; class=&quot;btn btn-secondary btn-number btn-sm btn-raise&quot; data-type=&quot;raise&quot; data-id=&quot;1-29&quot;&gt;^&lt;/button&gt;&lt;/div&gt;" calcext:value-type="string">
            <text:p>&lt;div class="container-card" id="side-1-29"&gt;&lt;img class="d-block" width="80" height="112" src="https://one-draw.jp/ijinden/cardlist/001/card/01_029.png" /&gt;&lt;div class="container-num-copies" id="side-1-29-num-copies"&gt;0&lt;/div&gt;&lt;button type="button" class="btn btn-secondary btn-number btn-sm btn-pop" data-type="minus" data-deck="side" data-id="1-29"&gt;-&lt;/button&gt;&lt;button type="button" class="btn btn-secondary btn-number btn-sm btn-push" data-type="plus" data-deck="side" data-id="1-29"&gt;+&lt;/button&gt;&lt;button type="button" class="btn btn-secondary btn-number btn-sm btn-raise" data-type="raise" data-id="1-29"&gt;^&lt;/button&gt;&lt;/div&gt;</text:p>
          </table:table-cell>
          <table:table-cell table:formula="of:=CONCATENATE([$HTML.$A$3];[.F69];[$HTML.$B$3];[.H69];[$HTML.$C$3];[.J69];[$HTML.$D$3];[.N69];[$HTML.$E$3];[.B69];[$HTML.$F$3];[.D69];[$HTML.$G$3];[.B69];[$HTML.$H$3];[.B69];[$HTML.$I$3];[.B69];[$HTML.$J$3];[.B69];[$HTML.$K$3];[.B69];[$HTML.$L$3];[.B69];[$HTML.$M$3];[.B69];[$HTML.$N$3];[.B69];[$HTML.$O$3])" office:value-type="string" office:string-value="&lt;tr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data-expansion="15" data-type="1" data-color="4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&quot; id=&quot;main-1-30&quot;&gt;&lt;img class=&quot;img-card&quot; width=&quot;80&quot; height=&quot;112&quot; src=&quot;https://one-draw.jp/ijinden/cardlist/001/card/01_030.png&quot; /&gt;&lt;div class=&quot;container-num-copies&quot; id=&quot;main-1-30-num-copies&quot;&gt;0&lt;/div&gt;&lt;button type=&quot;button&quot; class=&quot;btn btn-secondary btn-number btn-sm btn-pop&quot; data-type=&quot;minus&quot; data-deck=&quot;main&quot; data-id=&quot;1-30&quot;&gt;-&lt;/button&gt;&lt;button type=&quot;button&quot; class=&quot;btn btn-secondary btn-number btn-sm btn-push&quot; data-type=&quot;plus&quot; data-deck=&quot;main&quot; data-id=&quot;1-30&quot;&gt;+&lt;/button&gt;&lt;button type=&quot;button&quot; class=&quot;btn btn-secondary btn-number btn-sm btn-drop&quot; data-type=&quot;drop&quot; data-id=&quot;1-30&quot;&gt;v&lt;/button&gt;&lt;/div&gt;" calcext:value-type="string">
            <text:p>&lt;div class="container-card" id="main-1-30"&gt;&lt;img class="img-card" width="80" height="112" src="https://one-draw.jp/ijinden/cardlist/001/card/01_030.png" /&gt;&lt;div class="container-num-copies" id="main-1-30-num-copies"&gt;0&lt;/div&gt;&lt;button type="button" class="btn btn-secondary btn-number btn-sm btn-pop" data-type="minus" data-deck="main" data-id="1-30"&gt;-&lt;/button&gt;&lt;button type="button" class="btn btn-secondary btn-number btn-sm btn-push" data-type="plus" data-deck="main" data-id="1-30"&gt;+&lt;/button&gt;&lt;button type="button" class="btn btn-secondary btn-number btn-sm btn-drop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&quot; id=&quot;side-1-30&quot;&gt;&lt;img class=&quot;d-block&quot; width=&quot;80&quot; height=&quot;112&quot; src=&quot;https://one-draw.jp/ijinden/cardlist/001/card/01_030.png&quot; /&gt;&lt;div class=&quot;container-num-copies&quot; id=&quot;side-1-30-num-copies&quot;&gt;0&lt;/div&gt;&lt;button type=&quot;button&quot; class=&quot;btn btn-secondary btn-number btn-sm btn-pop&quot; data-type=&quot;minus&quot; data-deck=&quot;side&quot; data-id=&quot;1-30&quot;&gt;-&lt;/button&gt;&lt;button type=&quot;button&quot; class=&quot;btn btn-secondary btn-number btn-sm btn-push&quot; data-type=&quot;plus&quot; data-deck=&quot;side&quot; data-id=&quot;1-30&quot;&gt;+&lt;/button&gt;&lt;button type=&quot;button&quot; class=&quot;btn btn-secondary btn-number btn-sm btn-raise&quot; data-type=&quot;raise&quot; data-id=&quot;1-30&quot;&gt;^&lt;/button&gt;&lt;/div&gt;" calcext:value-type="string">
            <text:p>&lt;div class="container-card" id="side-1-30"&gt;&lt;img class="d-block" width="80" height="112" src="https://one-draw.jp/ijinden/cardlist/001/card/01_030.png" /&gt;&lt;div class="container-num-copies" id="side-1-30-num-copies"&gt;0&lt;/div&gt;&lt;button type="button" class="btn btn-secondary btn-number btn-sm btn-pop" data-type="minus" data-deck="side" data-id="1-30"&gt;-&lt;/button&gt;&lt;button type="button" class="btn btn-secondary btn-number btn-sm btn-push" data-type="plus" data-deck="side" data-id="1-30"&gt;+&lt;/button&gt;&lt;button type="button" class="btn btn-secondary btn-number btn-sm btn-raise" data-type="raise" data-id="1-30"&gt;^&lt;/button&gt;&lt;/div&gt;</text:p>
          </table:table-cell>
          <table:table-cell table:formula="of:=CONCATENATE([$HTML.$A$3];[.F70];[$HTML.$B$3];[.H70];[$HTML.$C$3];[.J70];[$HTML.$D$3];[.N70];[$HTML.$E$3];[.B70];[$HTML.$F$3];[.D70];[$HTML.$G$3];[.B70];[$HTML.$H$3];[.B70];[$HTML.$I$3];[.B70];[$HTML.$J$3];[.B70];[$HTML.$K$3];[.B70];[$HTML.$L$3];[.B70];[$HTML.$M$3];[.B70];[$HTML.$N$3];[.B70];[$HTML.$O$3])" office:value-type="string" office:string-value="&lt;tr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data-expansion="15" data-type="1" data-color="4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&quot; id=&quot;main-1-31&quot;&gt;&lt;img class=&quot;img-card&quot; width=&quot;80&quot; height=&quot;112&quot; src=&quot;https://one-draw.jp/ijinden/cardlist/001/card/01_031.png&quot; /&gt;&lt;div class=&quot;container-num-copies&quot; id=&quot;main-1-31-num-copies&quot;&gt;0&lt;/div&gt;&lt;button type=&quot;button&quot; class=&quot;btn btn-secondary btn-number btn-sm btn-pop&quot; data-type=&quot;minus&quot; data-deck=&quot;main&quot; data-id=&quot;1-31&quot;&gt;-&lt;/button&gt;&lt;button type=&quot;button&quot; class=&quot;btn btn-secondary btn-number btn-sm btn-push&quot; data-type=&quot;plus&quot; data-deck=&quot;main&quot; data-id=&quot;1-31&quot;&gt;+&lt;/button&gt;&lt;button type=&quot;button&quot; class=&quot;btn btn-secondary btn-number btn-sm btn-drop&quot; data-type=&quot;drop&quot; data-id=&quot;1-31&quot;&gt;v&lt;/button&gt;&lt;/div&gt;" calcext:value-type="string">
            <text:p>&lt;div class="container-card" id="main-1-31"&gt;&lt;img class="img-card" width="80" height="112" src="https://one-draw.jp/ijinden/cardlist/001/card/01_031.png" /&gt;&lt;div class="container-num-copies" id="main-1-31-num-copies"&gt;0&lt;/div&gt;&lt;button type="button" class="btn btn-secondary btn-number btn-sm btn-pop" data-type="minus" data-deck="main" data-id="1-31"&gt;-&lt;/button&gt;&lt;button type="button" class="btn btn-secondary btn-number btn-sm btn-push" data-type="plus" data-deck="main" data-id="1-31"&gt;+&lt;/button&gt;&lt;button type="button" class="btn btn-secondary btn-number btn-sm btn-drop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&quot; id=&quot;side-1-31&quot;&gt;&lt;img class=&quot;d-block&quot; width=&quot;80&quot; height=&quot;112&quot; src=&quot;https://one-draw.jp/ijinden/cardlist/001/card/01_031.png&quot; /&gt;&lt;div class=&quot;container-num-copies&quot; id=&quot;side-1-31-num-copies&quot;&gt;0&lt;/div&gt;&lt;button type=&quot;button&quot; class=&quot;btn btn-secondary btn-number btn-sm btn-pop&quot; data-type=&quot;minus&quot; data-deck=&quot;side&quot; data-id=&quot;1-31&quot;&gt;-&lt;/button&gt;&lt;button type=&quot;button&quot; class=&quot;btn btn-secondary btn-number btn-sm btn-push&quot; data-type=&quot;plus&quot; data-deck=&quot;side&quot; data-id=&quot;1-31&quot;&gt;+&lt;/button&gt;&lt;button type=&quot;button&quot; class=&quot;btn btn-secondary btn-number btn-sm btn-raise&quot; data-type=&quot;raise&quot; data-id=&quot;1-31&quot;&gt;^&lt;/button&gt;&lt;/div&gt;" calcext:value-type="string">
            <text:p>&lt;div class="container-card" id="side-1-31"&gt;&lt;img class="d-block" width="80" height="112" src="https://one-draw.jp/ijinden/cardlist/001/card/01_031.png" /&gt;&lt;div class="container-num-copies" id="side-1-31-num-copies"&gt;0&lt;/div&gt;&lt;button type="button" class="btn btn-secondary btn-number btn-sm btn-pop" data-type="minus" data-deck="side" data-id="1-31"&gt;-&lt;/button&gt;&lt;button type="button" class="btn btn-secondary btn-number btn-sm btn-push" data-type="plus" data-deck="side" data-id="1-31"&gt;+&lt;/button&gt;&lt;button type="button" class="btn btn-secondary btn-number btn-sm btn-raise" data-type="raise" data-id="1-31"&gt;^&lt;/button&gt;&lt;/div&gt;</text:p>
          </table:table-cell>
          <table:table-cell table:formula="of:=CONCATENATE([$HTML.$A$3];[.F71];[$HTML.$B$3];[.H71];[$HTML.$C$3];[.J71];[$HTML.$D$3];[.N71];[$HTML.$E$3];[.B71];[$HTML.$F$3];[.D71];[$HTML.$G$3];[.B71];[$HTML.$H$3];[.B71];[$HTML.$I$3];[.B71];[$HTML.$J$3];[.B71];[$HTML.$K$3];[.B71];[$HTML.$L$3];[.B71];[$HTML.$M$3];[.B71];[$HTML.$N$3];[.B71];[$HTML.$O$3])" office:value-type="string" office:string-value="&lt;tr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data-expansion="15" data-type="1" data-color="4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&quot; id=&quot;main-1-32&quot;&gt;&lt;img class=&quot;img-card&quot; width=&quot;80&quot; height=&quot;112&quot; src=&quot;https://one-draw.jp/ijinden/cardlist/001/card/01_032.png&quot; /&gt;&lt;div class=&quot;container-num-copies&quot; id=&quot;main-1-32-num-copies&quot;&gt;0&lt;/div&gt;&lt;button type=&quot;button&quot; class=&quot;btn btn-secondary btn-number btn-sm btn-pop&quot; data-type=&quot;minus&quot; data-deck=&quot;main&quot; data-id=&quot;1-32&quot;&gt;-&lt;/button&gt;&lt;button type=&quot;button&quot; class=&quot;btn btn-secondary btn-number btn-sm btn-push&quot; data-type=&quot;plus&quot; data-deck=&quot;main&quot; data-id=&quot;1-32&quot;&gt;+&lt;/button&gt;&lt;button type=&quot;button&quot; class=&quot;btn btn-secondary btn-number btn-sm btn-drop&quot; data-type=&quot;drop&quot; data-id=&quot;1-32&quot;&gt;v&lt;/button&gt;&lt;/div&gt;" calcext:value-type="string">
            <text:p>&lt;div class="container-card" id="main-1-32"&gt;&lt;img class="img-card" width="80" height="112" src="https://one-draw.jp/ijinden/cardlist/001/card/01_032.png" /&gt;&lt;div class="container-num-copies" id="main-1-32-num-copies"&gt;0&lt;/div&gt;&lt;button type="button" class="btn btn-secondary btn-number btn-sm btn-pop" data-type="minus" data-deck="main" data-id="1-32"&gt;-&lt;/button&gt;&lt;button type="button" class="btn btn-secondary btn-number btn-sm btn-push" data-type="plus" data-deck="main" data-id="1-32"&gt;+&lt;/button&gt;&lt;button type="button" class="btn btn-secondary btn-number btn-sm btn-drop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&quot; id=&quot;side-1-32&quot;&gt;&lt;img class=&quot;d-block&quot; width=&quot;80&quot; height=&quot;112&quot; src=&quot;https://one-draw.jp/ijinden/cardlist/001/card/01_032.png&quot; /&gt;&lt;div class=&quot;container-num-copies&quot; id=&quot;side-1-32-num-copies&quot;&gt;0&lt;/div&gt;&lt;button type=&quot;button&quot; class=&quot;btn btn-secondary btn-number btn-sm btn-pop&quot; data-type=&quot;minus&quot; data-deck=&quot;side&quot; data-id=&quot;1-32&quot;&gt;-&lt;/button&gt;&lt;button type=&quot;button&quot; class=&quot;btn btn-secondary btn-number btn-sm btn-push&quot; data-type=&quot;plus&quot; data-deck=&quot;side&quot; data-id=&quot;1-32&quot;&gt;+&lt;/button&gt;&lt;button type=&quot;button&quot; class=&quot;btn btn-secondary btn-number btn-sm btn-raise&quot; data-type=&quot;raise&quot; data-id=&quot;1-32&quot;&gt;^&lt;/button&gt;&lt;/div&gt;" calcext:value-type="string">
            <text:p>&lt;div class="container-card" id="side-1-32"&gt;&lt;img class="d-block" width="80" height="112" src="https://one-draw.jp/ijinden/cardlist/001/card/01_032.png" /&gt;&lt;div class="container-num-copies" id="side-1-32-num-copies"&gt;0&lt;/div&gt;&lt;button type="button" class="btn btn-secondary btn-number btn-sm btn-pop" data-type="minus" data-deck="side" data-id="1-32"&gt;-&lt;/button&gt;&lt;button type="button" class="btn btn-secondary btn-number btn-sm btn-push" data-type="plus" data-deck="side" data-id="1-32"&gt;+&lt;/button&gt;&lt;button type="button" class="btn btn-secondary btn-number btn-sm btn-raise" data-type="raise" data-id="1-32"&gt;^&lt;/button&gt;&lt;/div&gt;</text:p>
          </table:table-cell>
          <table:table-cell table:formula="of:=CONCATENATE([$HTML.$A$3];[.F72];[$HTML.$B$3];[.H72];[$HTML.$C$3];[.J72];[$HTML.$D$3];[.N72];[$HTML.$E$3];[.B72];[$HTML.$F$3];[.D72];[$HTML.$G$3];[.B72];[$HTML.$H$3];[.B72];[$HTML.$I$3];[.B72];[$HTML.$J$3];[.B72];[$HTML.$K$3];[.B72];[$HTML.$L$3];[.B72];[$HTML.$M$3];[.B72];[$HTML.$N$3];[.B72];[$HTML.$O$3])" office:value-type="string" office:string-value="&lt;tr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data-expansion="15" data-type="1" data-color="4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&quot; id=&quot;main-1-33&quot;&gt;&lt;img class=&quot;img-card&quot; width=&quot;80&quot; height=&quot;112&quot; src=&quot;https://one-draw.jp/ijinden/cardlist/001/card/01_033.png&quot; /&gt;&lt;div class=&quot;container-num-copies&quot; id=&quot;main-1-33-num-copies&quot;&gt;0&lt;/div&gt;&lt;button type=&quot;button&quot; class=&quot;btn btn-secondary btn-number btn-sm btn-pop&quot; data-type=&quot;minus&quot; data-deck=&quot;main&quot; data-id=&quot;1-33&quot;&gt;-&lt;/button&gt;&lt;button type=&quot;button&quot; class=&quot;btn btn-secondary btn-number btn-sm btn-push&quot; data-type=&quot;plus&quot; data-deck=&quot;main&quot; data-id=&quot;1-33&quot;&gt;+&lt;/button&gt;&lt;button type=&quot;button&quot; class=&quot;btn btn-secondary btn-number btn-sm btn-drop&quot; data-type=&quot;drop&quot; data-id=&quot;1-33&quot;&gt;v&lt;/button&gt;&lt;/div&gt;" calcext:value-type="string">
            <text:p>&lt;div class="container-card" id="main-1-33"&gt;&lt;img class="img-card" width="80" height="112" src="https://one-draw.jp/ijinden/cardlist/001/card/01_033.png" /&gt;&lt;div class="container-num-copies" id="main-1-33-num-copies"&gt;0&lt;/div&gt;&lt;button type="button" class="btn btn-secondary btn-number btn-sm btn-pop" data-type="minus" data-deck="main" data-id="1-33"&gt;-&lt;/button&gt;&lt;button type="button" class="btn btn-secondary btn-number btn-sm btn-push" data-type="plus" data-deck="main" data-id="1-33"&gt;+&lt;/button&gt;&lt;button type="button" class="btn btn-secondary btn-number btn-sm btn-drop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&quot; id=&quot;side-1-33&quot;&gt;&lt;img class=&quot;d-block&quot; width=&quot;80&quot; height=&quot;112&quot; src=&quot;https://one-draw.jp/ijinden/cardlist/001/card/01_033.png&quot; /&gt;&lt;div class=&quot;container-num-copies&quot; id=&quot;side-1-33-num-copies&quot;&gt;0&lt;/div&gt;&lt;button type=&quot;button&quot; class=&quot;btn btn-secondary btn-number btn-sm btn-pop&quot; data-type=&quot;minus&quot; data-deck=&quot;side&quot; data-id=&quot;1-33&quot;&gt;-&lt;/button&gt;&lt;button type=&quot;button&quot; class=&quot;btn btn-secondary btn-number btn-sm btn-push&quot; data-type=&quot;plus&quot; data-deck=&quot;side&quot; data-id=&quot;1-33&quot;&gt;+&lt;/button&gt;&lt;button type=&quot;button&quot; class=&quot;btn btn-secondary btn-number btn-sm btn-raise&quot; data-type=&quot;raise&quot; data-id=&quot;1-33&quot;&gt;^&lt;/button&gt;&lt;/div&gt;" calcext:value-type="string">
            <text:p>&lt;div class="container-card" id="side-1-33"&gt;&lt;img class="d-block" width="80" height="112" src="https://one-draw.jp/ijinden/cardlist/001/card/01_033.png" /&gt;&lt;div class="container-num-copies" id="side-1-33-num-copies"&gt;0&lt;/div&gt;&lt;button type="button" class="btn btn-secondary btn-number btn-sm btn-pop" data-type="minus" data-deck="side" data-id="1-33"&gt;-&lt;/button&gt;&lt;button type="button" class="btn btn-secondary btn-number btn-sm btn-push" data-type="plus" data-deck="side" data-id="1-33"&gt;+&lt;/button&gt;&lt;button type="button" class="btn btn-secondary btn-number btn-sm btn-raise" data-type="raise" data-id="1-33"&gt;^&lt;/button&gt;&lt;/div&gt;</text:p>
          </table:table-cell>
          <table:table-cell table:formula="of:=CONCATENATE([$HTML.$A$3];[.F73];[$HTML.$B$3];[.H73];[$HTML.$C$3];[.J73];[$HTML.$D$3];[.N73];[$HTML.$E$3];[.B73];[$HTML.$F$3];[.D73];[$HTML.$G$3];[.B73];[$HTML.$H$3];[.B73];[$HTML.$I$3];[.B73];[$HTML.$J$3];[.B73];[$HTML.$K$3];[.B73];[$HTML.$L$3];[.B73];[$HTML.$M$3];[.B73];[$HTML.$N$3];[.B73];[$HTML.$O$3])" office:value-type="string" office:string-value="&lt;tr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data-expansion="15" data-type="1" data-color="8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&quot; id=&quot;main-1-34&quot;&gt;&lt;img class=&quot;img-card&quot; width=&quot;80&quot; height=&quot;112&quot; src=&quot;https://one-draw.jp/ijinden/cardlist/001/card/01_034.png&quot; /&gt;&lt;div class=&quot;container-num-copies&quot; id=&quot;main-1-34-num-copies&quot;&gt;0&lt;/div&gt;&lt;button type=&quot;button&quot; class=&quot;btn btn-secondary btn-number btn-sm btn-pop&quot; data-type=&quot;minus&quot; data-deck=&quot;main&quot; data-id=&quot;1-34&quot;&gt;-&lt;/button&gt;&lt;button type=&quot;button&quot; class=&quot;btn btn-secondary btn-number btn-sm btn-push&quot; data-type=&quot;plus&quot; data-deck=&quot;main&quot; data-id=&quot;1-34&quot;&gt;+&lt;/button&gt;&lt;button type=&quot;button&quot; class=&quot;btn btn-secondary btn-number btn-sm btn-drop&quot; data-type=&quot;drop&quot; data-id=&quot;1-34&quot;&gt;v&lt;/button&gt;&lt;/div&gt;" calcext:value-type="string">
            <text:p>&lt;div class="container-card" id="main-1-34"&gt;&lt;img class="img-card" width="80" height="112" src="https://one-draw.jp/ijinden/cardlist/001/card/01_034.png" /&gt;&lt;div class="container-num-copies" id="main-1-34-num-copies"&gt;0&lt;/div&gt;&lt;button type="button" class="btn btn-secondary btn-number btn-sm btn-pop" data-type="minus" data-deck="main" data-id="1-34"&gt;-&lt;/button&gt;&lt;button type="button" class="btn btn-secondary btn-number btn-sm btn-push" data-type="plus" data-deck="main" data-id="1-34"&gt;+&lt;/button&gt;&lt;button type="button" class="btn btn-secondary btn-number btn-sm btn-drop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&quot; id=&quot;side-1-34&quot;&gt;&lt;img class=&quot;d-block&quot; width=&quot;80&quot; height=&quot;112&quot; src=&quot;https://one-draw.jp/ijinden/cardlist/001/card/01_034.png&quot; /&gt;&lt;div class=&quot;container-num-copies&quot; id=&quot;side-1-34-num-copies&quot;&gt;0&lt;/div&gt;&lt;button type=&quot;button&quot; class=&quot;btn btn-secondary btn-number btn-sm btn-pop&quot; data-type=&quot;minus&quot; data-deck=&quot;side&quot; data-id=&quot;1-34&quot;&gt;-&lt;/button&gt;&lt;button type=&quot;button&quot; class=&quot;btn btn-secondary btn-number btn-sm btn-push&quot; data-type=&quot;plus&quot; data-deck=&quot;side&quot; data-id=&quot;1-34&quot;&gt;+&lt;/button&gt;&lt;button type=&quot;button&quot; class=&quot;btn btn-secondary btn-number btn-sm btn-raise&quot; data-type=&quot;raise&quot; data-id=&quot;1-34&quot;&gt;^&lt;/button&gt;&lt;/div&gt;" calcext:value-type="string">
            <text:p>&lt;div class="container-card" id="side-1-34"&gt;&lt;img class="d-block" width="80" height="112" src="https://one-draw.jp/ijinden/cardlist/001/card/01_034.png" /&gt;&lt;div class="container-num-copies" id="side-1-34-num-copies"&gt;0&lt;/div&gt;&lt;button type="button" class="btn btn-secondary btn-number btn-sm btn-pop" data-type="minus" data-deck="side" data-id="1-34"&gt;-&lt;/button&gt;&lt;button type="button" class="btn btn-secondary btn-number btn-sm btn-push" data-type="plus" data-deck="side" data-id="1-34"&gt;+&lt;/button&gt;&lt;button type="button" class="btn btn-secondary btn-number btn-sm btn-raise" data-type="raise" data-id="1-34"&gt;^&lt;/button&gt;&lt;/div&gt;</text:p>
          </table:table-cell>
          <table:table-cell table:formula="of:=CONCATENATE([$HTML.$A$3];[.F74];[$HTML.$B$3];[.H74];[$HTML.$C$3];[.J74];[$HTML.$D$3];[.N74];[$HTML.$E$3];[.B74];[$HTML.$F$3];[.D74];[$HTML.$G$3];[.B74];[$HTML.$H$3];[.B74];[$HTML.$I$3];[.B74];[$HTML.$J$3];[.B74];[$HTML.$K$3];[.B74];[$HTML.$L$3];[.B74];[$HTML.$M$3];[.B74];[$HTML.$N$3];[.B74];[$HTML.$O$3])" office:value-type="string" office:string-value="&lt;tr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data-expansion="15" data-type="1" data-color="8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&quot; id=&quot;main-1-35&quot;&gt;&lt;img class=&quot;img-card&quot; width=&quot;80&quot; height=&quot;112&quot; src=&quot;https://one-draw.jp/ijinden/cardlist/001/card/01_035.png&quot; /&gt;&lt;div class=&quot;container-num-copies&quot; id=&quot;main-1-35-num-copies&quot;&gt;0&lt;/div&gt;&lt;button type=&quot;button&quot; class=&quot;btn btn-secondary btn-number btn-sm btn-pop&quot; data-type=&quot;minus&quot; data-deck=&quot;main&quot; data-id=&quot;1-35&quot;&gt;-&lt;/button&gt;&lt;button type=&quot;button&quot; class=&quot;btn btn-secondary btn-number btn-sm btn-push&quot; data-type=&quot;plus&quot; data-deck=&quot;main&quot; data-id=&quot;1-35&quot;&gt;+&lt;/button&gt;&lt;button type=&quot;button&quot; class=&quot;btn btn-secondary btn-number btn-sm btn-drop&quot; data-type=&quot;drop&quot; data-id=&quot;1-35&quot;&gt;v&lt;/button&gt;&lt;/div&gt;" calcext:value-type="string">
            <text:p>&lt;div class="container-card" id="main-1-35"&gt;&lt;img class="img-card" width="80" height="112" src="https://one-draw.jp/ijinden/cardlist/001/card/01_035.png" /&gt;&lt;div class="container-num-copies" id="main-1-35-num-copies"&gt;0&lt;/div&gt;&lt;button type="button" class="btn btn-secondary btn-number btn-sm btn-pop" data-type="minus" data-deck="main" data-id="1-35"&gt;-&lt;/button&gt;&lt;button type="button" class="btn btn-secondary btn-number btn-sm btn-push" data-type="plus" data-deck="main" data-id="1-35"&gt;+&lt;/button&gt;&lt;button type="button" class="btn btn-secondary btn-number btn-sm btn-drop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&quot; id=&quot;side-1-35&quot;&gt;&lt;img class=&quot;d-block&quot; width=&quot;80&quot; height=&quot;112&quot; src=&quot;https://one-draw.jp/ijinden/cardlist/001/card/01_035.png&quot; /&gt;&lt;div class=&quot;container-num-copies&quot; id=&quot;side-1-35-num-copies&quot;&gt;0&lt;/div&gt;&lt;button type=&quot;button&quot; class=&quot;btn btn-secondary btn-number btn-sm btn-pop&quot; data-type=&quot;minus&quot; data-deck=&quot;side&quot; data-id=&quot;1-35&quot;&gt;-&lt;/button&gt;&lt;button type=&quot;button&quot; class=&quot;btn btn-secondary btn-number btn-sm btn-push&quot; data-type=&quot;plus&quot; data-deck=&quot;side&quot; data-id=&quot;1-35&quot;&gt;+&lt;/button&gt;&lt;button type=&quot;button&quot; class=&quot;btn btn-secondary btn-number btn-sm btn-raise&quot; data-type=&quot;raise&quot; data-id=&quot;1-35&quot;&gt;^&lt;/button&gt;&lt;/div&gt;" calcext:value-type="string">
            <text:p>&lt;div class="container-card" id="side-1-35"&gt;&lt;img class="d-block" width="80" height="112" src="https://one-draw.jp/ijinden/cardlist/001/card/01_035.png" /&gt;&lt;div class="container-num-copies" id="side-1-35-num-copies"&gt;0&lt;/div&gt;&lt;button type="button" class="btn btn-secondary btn-number btn-sm btn-pop" data-type="minus" data-deck="side" data-id="1-35"&gt;-&lt;/button&gt;&lt;button type="button" class="btn btn-secondary btn-number btn-sm btn-push" data-type="plus" data-deck="side" data-id="1-35"&gt;+&lt;/button&gt;&lt;button type="button" class="btn btn-secondary btn-number btn-sm btn-raise" data-type="raise" data-id="1-35"&gt;^&lt;/button&gt;&lt;/div&gt;</text:p>
          </table:table-cell>
          <table:table-cell table:formula="of:=CONCATENATE([$HTML.$A$3];[.F75];[$HTML.$B$3];[.H75];[$HTML.$C$3];[.J75];[$HTML.$D$3];[.N75];[$HTML.$E$3];[.B75];[$HTML.$F$3];[.D75];[$HTML.$G$3];[.B75];[$HTML.$H$3];[.B75];[$HTML.$I$3];[.B75];[$HTML.$J$3];[.B75];[$HTML.$K$3];[.B75];[$HTML.$L$3];[.B75];[$HTML.$M$3];[.B75];[$HTML.$N$3];[.B75];[$HTML.$O$3])" office:value-type="string" office:string-value="&lt;tr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data-expansion="15" data-type="1" data-color="8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&quot; id=&quot;main-1-36&quot;&gt;&lt;img class=&quot;img-card&quot; width=&quot;80&quot; height=&quot;112&quot; src=&quot;https://one-draw.jp/ijinden/cardlist/001/card/01_036.png&quot; /&gt;&lt;div class=&quot;container-num-copies&quot; id=&quot;main-1-36-num-copies&quot;&gt;0&lt;/div&gt;&lt;button type=&quot;button&quot; class=&quot;btn btn-secondary btn-number btn-sm btn-pop&quot; data-type=&quot;minus&quot; data-deck=&quot;main&quot; data-id=&quot;1-36&quot;&gt;-&lt;/button&gt;&lt;button type=&quot;button&quot; class=&quot;btn btn-secondary btn-number btn-sm btn-push&quot; data-type=&quot;plus&quot; data-deck=&quot;main&quot; data-id=&quot;1-36&quot;&gt;+&lt;/button&gt;&lt;button type=&quot;button&quot; class=&quot;btn btn-secondary btn-number btn-sm btn-drop&quot; data-type=&quot;drop&quot; data-id=&quot;1-36&quot;&gt;v&lt;/button&gt;&lt;/div&gt;" calcext:value-type="string">
            <text:p>&lt;div class="container-card" id="main-1-36"&gt;&lt;img class="img-card" width="80" height="112" src="https://one-draw.jp/ijinden/cardlist/001/card/01_036.png" /&gt;&lt;div class="container-num-copies" id="main-1-36-num-copies"&gt;0&lt;/div&gt;&lt;button type="button" class="btn btn-secondary btn-number btn-sm btn-pop" data-type="minus" data-deck="main" data-id="1-36"&gt;-&lt;/button&gt;&lt;button type="button" class="btn btn-secondary btn-number btn-sm btn-push" data-type="plus" data-deck="main" data-id="1-36"&gt;+&lt;/button&gt;&lt;button type="button" class="btn btn-secondary btn-number btn-sm btn-drop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&quot; id=&quot;side-1-36&quot;&gt;&lt;img class=&quot;d-block&quot; width=&quot;80&quot; height=&quot;112&quot; src=&quot;https://one-draw.jp/ijinden/cardlist/001/card/01_036.png&quot; /&gt;&lt;div class=&quot;container-num-copies&quot; id=&quot;side-1-36-num-copies&quot;&gt;0&lt;/div&gt;&lt;button type=&quot;button&quot; class=&quot;btn btn-secondary btn-number btn-sm btn-pop&quot; data-type=&quot;minus&quot; data-deck=&quot;side&quot; data-id=&quot;1-36&quot;&gt;-&lt;/button&gt;&lt;button type=&quot;button&quot; class=&quot;btn btn-secondary btn-number btn-sm btn-push&quot; data-type=&quot;plus&quot; data-deck=&quot;side&quot; data-id=&quot;1-36&quot;&gt;+&lt;/button&gt;&lt;button type=&quot;button&quot; class=&quot;btn btn-secondary btn-number btn-sm btn-raise&quot; data-type=&quot;raise&quot; data-id=&quot;1-36&quot;&gt;^&lt;/button&gt;&lt;/div&gt;" calcext:value-type="string">
            <text:p>&lt;div class="container-card" id="side-1-36"&gt;&lt;img class="d-block" width="80" height="112" src="https://one-draw.jp/ijinden/cardlist/001/card/01_036.png" /&gt;&lt;div class="container-num-copies" id="side-1-36-num-copies"&gt;0&lt;/div&gt;&lt;button type="button" class="btn btn-secondary btn-number btn-sm btn-pop" data-type="minus" data-deck="side" data-id="1-36"&gt;-&lt;/button&gt;&lt;button type="button" class="btn btn-secondary btn-number btn-sm btn-push" data-type="plus" data-deck="side" data-id="1-36"&gt;+&lt;/button&gt;&lt;button type="button" class="btn btn-secondary btn-number btn-sm btn-raise" data-type="raise" data-id="1-36"&gt;^&lt;/button&gt;&lt;/div&gt;</text:p>
          </table:table-cell>
          <table:table-cell table:formula="of:=CONCATENATE([$HTML.$A$3];[.F76];[$HTML.$B$3];[.H76];[$HTML.$C$3];[.J76];[$HTML.$D$3];[.N76];[$HTML.$E$3];[.B76];[$HTML.$F$3];[.D76];[$HTML.$G$3];[.B76];[$HTML.$H$3];[.B76];[$HTML.$I$3];[.B76];[$HTML.$J$3];[.B76];[$HTML.$K$3];[.B76];[$HTML.$L$3];[.B76];[$HTML.$M$3];[.B76];[$HTML.$N$3];[.B76];[$HTML.$O$3])" office:value-type="string" office:string-value="&lt;tr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data-expansion="15" data-type="1" data-color="8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&quot; id=&quot;main-1-37&quot;&gt;&lt;img class=&quot;img-card&quot; width=&quot;80&quot; height=&quot;112&quot; src=&quot;https://one-draw.jp/ijinden/cardlist/001/card/01_037.png&quot; /&gt;&lt;div class=&quot;container-num-copies&quot; id=&quot;main-1-37-num-copies&quot;&gt;0&lt;/div&gt;&lt;button type=&quot;button&quot; class=&quot;btn btn-secondary btn-number btn-sm btn-pop&quot; data-type=&quot;minus&quot; data-deck=&quot;main&quot; data-id=&quot;1-37&quot;&gt;-&lt;/button&gt;&lt;button type=&quot;button&quot; class=&quot;btn btn-secondary btn-number btn-sm btn-push&quot; data-type=&quot;plus&quot; data-deck=&quot;main&quot; data-id=&quot;1-37&quot;&gt;+&lt;/button&gt;&lt;button type=&quot;button&quot; class=&quot;btn btn-secondary btn-number btn-sm btn-drop&quot; data-type=&quot;drop&quot; data-id=&quot;1-37&quot;&gt;v&lt;/button&gt;&lt;/div&gt;" calcext:value-type="string">
            <text:p>&lt;div class="container-card" id="main-1-37"&gt;&lt;img class="img-card" width="80" height="112" src="https://one-draw.jp/ijinden/cardlist/001/card/01_037.png" /&gt;&lt;div class="container-num-copies" id="main-1-37-num-copies"&gt;0&lt;/div&gt;&lt;button type="button" class="btn btn-secondary btn-number btn-sm btn-pop" data-type="minus" data-deck="main" data-id="1-37"&gt;-&lt;/button&gt;&lt;button type="button" class="btn btn-secondary btn-number btn-sm btn-push" data-type="plus" data-deck="main" data-id="1-37"&gt;+&lt;/button&gt;&lt;button type="button" class="btn btn-secondary btn-number btn-sm btn-drop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&quot; id=&quot;side-1-37&quot;&gt;&lt;img class=&quot;d-block&quot; width=&quot;80&quot; height=&quot;112&quot; src=&quot;https://one-draw.jp/ijinden/cardlist/001/card/01_037.png&quot; /&gt;&lt;div class=&quot;container-num-copies&quot; id=&quot;side-1-37-num-copies&quot;&gt;0&lt;/div&gt;&lt;button type=&quot;button&quot; class=&quot;btn btn-secondary btn-number btn-sm btn-pop&quot; data-type=&quot;minus&quot; data-deck=&quot;side&quot; data-id=&quot;1-37&quot;&gt;-&lt;/button&gt;&lt;button type=&quot;button&quot; class=&quot;btn btn-secondary btn-number btn-sm btn-push&quot; data-type=&quot;plus&quot; data-deck=&quot;side&quot; data-id=&quot;1-37&quot;&gt;+&lt;/button&gt;&lt;button type=&quot;button&quot; class=&quot;btn btn-secondary btn-number btn-sm btn-raise&quot; data-type=&quot;raise&quot; data-id=&quot;1-37&quot;&gt;^&lt;/button&gt;&lt;/div&gt;" calcext:value-type="string">
            <text:p>&lt;div class="container-card" id="side-1-37"&gt;&lt;img class="d-block" width="80" height="112" src="https://one-draw.jp/ijinden/cardlist/001/card/01_037.png" /&gt;&lt;div class="container-num-copies" id="side-1-37-num-copies"&gt;0&lt;/div&gt;&lt;button type="button" class="btn btn-secondary btn-number btn-sm btn-pop" data-type="minus" data-deck="side" data-id="1-37"&gt;-&lt;/button&gt;&lt;button type="button" class="btn btn-secondary btn-number btn-sm btn-push" data-type="plus" data-deck="side" data-id="1-37"&gt;+&lt;/button&gt;&lt;button type="button" class="btn btn-secondary btn-number btn-sm btn-raise" data-type="raise" data-id="1-37"&gt;^&lt;/button&gt;&lt;/div&gt;</text:p>
          </table:table-cell>
          <table:table-cell table:formula="of:=CONCATENATE([$HTML.$A$3];[.F77];[$HTML.$B$3];[.H77];[$HTML.$C$3];[.J77];[$HTML.$D$3];[.N77];[$HTML.$E$3];[.B77];[$HTML.$F$3];[.D77];[$HTML.$G$3];[.B77];[$HTML.$H$3];[.B77];[$HTML.$I$3];[.B77];[$HTML.$J$3];[.B77];[$HTML.$K$3];[.B77];[$HTML.$L$3];[.B77];[$HTML.$M$3];[.B77];[$HTML.$N$3];[.B77];[$HTML.$O$3])" office:value-type="string" office:string-value="&lt;tr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data-expansion="15" data-type="1" data-color="8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&quot; id=&quot;main-1-38&quot;&gt;&lt;img class=&quot;img-card&quot; width=&quot;80&quot; height=&quot;112&quot; src=&quot;https://one-draw.jp/ijinden/cardlist/001/card/01_038.png&quot; /&gt;&lt;div class=&quot;container-num-copies&quot; id=&quot;main-1-38-num-copies&quot;&gt;0&lt;/div&gt;&lt;button type=&quot;button&quot; class=&quot;btn btn-secondary btn-number btn-sm btn-pop&quot; data-type=&quot;minus&quot; data-deck=&quot;main&quot; data-id=&quot;1-38&quot;&gt;-&lt;/button&gt;&lt;button type=&quot;button&quot; class=&quot;btn btn-secondary btn-number btn-sm btn-push&quot; data-type=&quot;plus&quot; data-deck=&quot;main&quot; data-id=&quot;1-38&quot;&gt;+&lt;/button&gt;&lt;button type=&quot;button&quot; class=&quot;btn btn-secondary btn-number btn-sm btn-drop&quot; data-type=&quot;drop&quot; data-id=&quot;1-38&quot;&gt;v&lt;/button&gt;&lt;/div&gt;" calcext:value-type="string">
            <text:p>&lt;div class="container-card" id="main-1-38"&gt;&lt;img class="img-card" width="80" height="112" src="https://one-draw.jp/ijinden/cardlist/001/card/01_038.png" /&gt;&lt;div class="container-num-copies" id="main-1-38-num-copies"&gt;0&lt;/div&gt;&lt;button type="button" class="btn btn-secondary btn-number btn-sm btn-pop" data-type="minus" data-deck="main" data-id="1-38"&gt;-&lt;/button&gt;&lt;button type="button" class="btn btn-secondary btn-number btn-sm btn-push" data-type="plus" data-deck="main" data-id="1-38"&gt;+&lt;/button&gt;&lt;button type="button" class="btn btn-secondary btn-number btn-sm btn-drop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&quot; id=&quot;side-1-38&quot;&gt;&lt;img class=&quot;d-block&quot; width=&quot;80&quot; height=&quot;112&quot; src=&quot;https://one-draw.jp/ijinden/cardlist/001/card/01_038.png&quot; /&gt;&lt;div class=&quot;container-num-copies&quot; id=&quot;side-1-38-num-copies&quot;&gt;0&lt;/div&gt;&lt;button type=&quot;button&quot; class=&quot;btn btn-secondary btn-number btn-sm btn-pop&quot; data-type=&quot;minus&quot; data-deck=&quot;side&quot; data-id=&quot;1-38&quot;&gt;-&lt;/button&gt;&lt;button type=&quot;button&quot; class=&quot;btn btn-secondary btn-number btn-sm btn-push&quot; data-type=&quot;plus&quot; data-deck=&quot;side&quot; data-id=&quot;1-38&quot;&gt;+&lt;/button&gt;&lt;button type=&quot;button&quot; class=&quot;btn btn-secondary btn-number btn-sm btn-raise&quot; data-type=&quot;raise&quot; data-id=&quot;1-38&quot;&gt;^&lt;/button&gt;&lt;/div&gt;" calcext:value-type="string">
            <text:p>&lt;div class="container-card" id="side-1-38"&gt;&lt;img class="d-block" width="80" height="112" src="https://one-draw.jp/ijinden/cardlist/001/card/01_038.png" /&gt;&lt;div class="container-num-copies" id="side-1-38-num-copies"&gt;0&lt;/div&gt;&lt;button type="button" class="btn btn-secondary btn-number btn-sm btn-pop" data-type="minus" data-deck="side" data-id="1-38"&gt;-&lt;/button&gt;&lt;button type="button" class="btn btn-secondary btn-number btn-sm btn-push" data-type="plus" data-deck="side" data-id="1-38"&gt;+&lt;/button&gt;&lt;button type="button" class="btn btn-secondary btn-number btn-sm btn-raise" data-type="raise" data-id="1-38"&gt;^&lt;/button&gt;&lt;/div&gt;</text:p>
          </table:table-cell>
          <table:table-cell table:formula="of:=CONCATENATE([$HTML.$A$3];[.F78];[$HTML.$B$3];[.H78];[$HTML.$C$3];[.J78];[$HTML.$D$3];[.N78];[$HTML.$E$3];[.B78];[$HTML.$F$3];[.D78];[$HTML.$G$3];[.B78];[$HTML.$H$3];[.B78];[$HTML.$I$3];[.B78];[$HTML.$J$3];[.B78];[$HTML.$K$3];[.B78];[$HTML.$L$3];[.B78];[$HTML.$M$3];[.B78];[$HTML.$N$3];[.B78];[$HTML.$O$3])" office:value-type="string" office:string-value="&lt;tr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data-expansion="15" data-type="1" data-color="8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&quot; id=&quot;main-1-39&quot;&gt;&lt;img class=&quot;img-card&quot; width=&quot;80&quot; height=&quot;112&quot; src=&quot;https://one-draw.jp/ijinden/cardlist/001/card/01_039.png&quot; /&gt;&lt;div class=&quot;container-num-copies&quot; id=&quot;main-1-39-num-copies&quot;&gt;0&lt;/div&gt;&lt;button type=&quot;button&quot; class=&quot;btn btn-secondary btn-number btn-sm btn-pop&quot; data-type=&quot;minus&quot; data-deck=&quot;main&quot; data-id=&quot;1-39&quot;&gt;-&lt;/button&gt;&lt;button type=&quot;button&quot; class=&quot;btn btn-secondary btn-number btn-sm btn-push&quot; data-type=&quot;plus&quot; data-deck=&quot;main&quot; data-id=&quot;1-39&quot;&gt;+&lt;/button&gt;&lt;button type=&quot;button&quot; class=&quot;btn btn-secondary btn-number btn-sm btn-drop&quot; data-type=&quot;drop&quot; data-id=&quot;1-39&quot;&gt;v&lt;/button&gt;&lt;/div&gt;" calcext:value-type="string">
            <text:p>&lt;div class="container-card" id="main-1-39"&gt;&lt;img class="img-card" width="80" height="112" src="https://one-draw.jp/ijinden/cardlist/001/card/01_039.png" /&gt;&lt;div class="container-num-copies" id="main-1-39-num-copies"&gt;0&lt;/div&gt;&lt;button type="button" class="btn btn-secondary btn-number btn-sm btn-pop" data-type="minus" data-deck="main" data-id="1-39"&gt;-&lt;/button&gt;&lt;button type="button" class="btn btn-secondary btn-number btn-sm btn-push" data-type="plus" data-deck="main" data-id="1-39"&gt;+&lt;/button&gt;&lt;button type="button" class="btn btn-secondary btn-number btn-sm btn-drop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&quot; id=&quot;side-1-39&quot;&gt;&lt;img class=&quot;d-block&quot; width=&quot;80&quot; height=&quot;112&quot; src=&quot;https://one-draw.jp/ijinden/cardlist/001/card/01_039.png&quot; /&gt;&lt;div class=&quot;container-num-copies&quot; id=&quot;side-1-39-num-copies&quot;&gt;0&lt;/div&gt;&lt;button type=&quot;button&quot; class=&quot;btn btn-secondary btn-number btn-sm btn-pop&quot; data-type=&quot;minus&quot; data-deck=&quot;side&quot; data-id=&quot;1-39&quot;&gt;-&lt;/button&gt;&lt;button type=&quot;button&quot; class=&quot;btn btn-secondary btn-number btn-sm btn-push&quot; data-type=&quot;plus&quot; data-deck=&quot;side&quot; data-id=&quot;1-39&quot;&gt;+&lt;/button&gt;&lt;button type=&quot;button&quot; class=&quot;btn btn-secondary btn-number btn-sm btn-raise&quot; data-type=&quot;raise&quot; data-id=&quot;1-39&quot;&gt;^&lt;/button&gt;&lt;/div&gt;" calcext:value-type="string">
            <text:p>&lt;div class="container-card" id="side-1-39"&gt;&lt;img class="d-block" width="80" height="112" src="https://one-draw.jp/ijinden/cardlist/001/card/01_039.png" /&gt;&lt;div class="container-num-copies" id="side-1-39-num-copies"&gt;0&lt;/div&gt;&lt;button type="button" class="btn btn-secondary btn-number btn-sm btn-pop" data-type="minus" data-deck="side" data-id="1-39"&gt;-&lt;/button&gt;&lt;button type="button" class="btn btn-secondary btn-number btn-sm btn-push" data-type="plus" data-deck="side" data-id="1-39"&gt;+&lt;/button&gt;&lt;button type="button" class="btn btn-secondary btn-number btn-sm btn-raise" data-type="raise" data-id="1-39"&gt;^&lt;/button&gt;&lt;/div&gt;</text:p>
          </table:table-cell>
          <table:table-cell table:formula="of:=CONCATENATE([$HTML.$A$3];[.F79];[$HTML.$B$3];[.H79];[$HTML.$C$3];[.J79];[$HTML.$D$3];[.N79];[$HTML.$E$3];[.B79];[$HTML.$F$3];[.D79];[$HTML.$G$3];[.B79];[$HTML.$H$3];[.B79];[$HTML.$I$3];[.B79];[$HTML.$J$3];[.B79];[$HTML.$K$3];[.B79];[$HTML.$L$3];[.B79];[$HTML.$M$3];[.B79];[$HTML.$N$3];[.B79];[$HTML.$O$3])" office:value-type="string" office:string-value="&lt;tr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data-expansion="15" data-type="1" data-color="8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&quot; id=&quot;main-1-40&quot;&gt;&lt;img class=&quot;img-card&quot; width=&quot;80&quot; height=&quot;112&quot; src=&quot;https://one-draw.jp/ijinden/cardlist/001/card/01_040.png&quot; /&gt;&lt;div class=&quot;container-num-copies&quot; id=&quot;main-1-40-num-copies&quot;&gt;0&lt;/div&gt;&lt;button type=&quot;button&quot; class=&quot;btn btn-secondary btn-number btn-sm btn-pop&quot; data-type=&quot;minus&quot; data-deck=&quot;main&quot; data-id=&quot;1-40&quot;&gt;-&lt;/button&gt;&lt;button type=&quot;button&quot; class=&quot;btn btn-secondary btn-number btn-sm btn-push&quot; data-type=&quot;plus&quot; data-deck=&quot;main&quot; data-id=&quot;1-40&quot;&gt;+&lt;/button&gt;&lt;button type=&quot;button&quot; class=&quot;btn btn-secondary btn-number btn-sm btn-drop&quot; data-type=&quot;drop&quot; data-id=&quot;1-40&quot;&gt;v&lt;/button&gt;&lt;/div&gt;" calcext:value-type="string">
            <text:p>&lt;div class="container-card" id="main-1-40"&gt;&lt;img class="img-card" width="80" height="112" src="https://one-draw.jp/ijinden/cardlist/001/card/01_040.png" /&gt;&lt;div class="container-num-copies" id="main-1-40-num-copies"&gt;0&lt;/div&gt;&lt;button type="button" class="btn btn-secondary btn-number btn-sm btn-pop" data-type="minus" data-deck="main" data-id="1-40"&gt;-&lt;/button&gt;&lt;button type="button" class="btn btn-secondary btn-number btn-sm btn-push" data-type="plus" data-deck="main" data-id="1-40"&gt;+&lt;/button&gt;&lt;button type="button" class="btn btn-secondary btn-number btn-sm btn-drop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&quot; id=&quot;side-1-40&quot;&gt;&lt;img class=&quot;d-block&quot; width=&quot;80&quot; height=&quot;112&quot; src=&quot;https://one-draw.jp/ijinden/cardlist/001/card/01_040.png&quot; /&gt;&lt;div class=&quot;container-num-copies&quot; id=&quot;side-1-40-num-copies&quot;&gt;0&lt;/div&gt;&lt;button type=&quot;button&quot; class=&quot;btn btn-secondary btn-number btn-sm btn-pop&quot; data-type=&quot;minus&quot; data-deck=&quot;side&quot; data-id=&quot;1-40&quot;&gt;-&lt;/button&gt;&lt;button type=&quot;button&quot; class=&quot;btn btn-secondary btn-number btn-sm btn-push&quot; data-type=&quot;plus&quot; data-deck=&quot;side&quot; data-id=&quot;1-40&quot;&gt;+&lt;/button&gt;&lt;button type=&quot;button&quot; class=&quot;btn btn-secondary btn-number btn-sm btn-raise&quot; data-type=&quot;raise&quot; data-id=&quot;1-40&quot;&gt;^&lt;/button&gt;&lt;/div&gt;" calcext:value-type="string">
            <text:p>&lt;div class="container-card" id="side-1-40"&gt;&lt;img class="d-block" width="80" height="112" src="https://one-draw.jp/ijinden/cardlist/001/card/01_040.png" /&gt;&lt;div class="container-num-copies" id="side-1-40-num-copies"&gt;0&lt;/div&gt;&lt;button type="button" class="btn btn-secondary btn-number btn-sm btn-pop" data-type="minus" data-deck="side" data-id="1-40"&gt;-&lt;/button&gt;&lt;button type="button" class="btn btn-secondary btn-number btn-sm btn-push" data-type="plus" data-deck="side" data-id="1-40"&gt;+&lt;/button&gt;&lt;button type="button" class="btn btn-secondary btn-number btn-sm btn-raise" data-type="raise" data-id="1-40"&gt;^&lt;/button&gt;&lt;/div&gt;</text:p>
          </table:table-cell>
          <table:table-cell table:formula="of:=CONCATENATE([$HTML.$A$3];[.F80];[$HTML.$B$3];[.H80];[$HTML.$C$3];[.J80];[$HTML.$D$3];[.N80];[$HTML.$E$3];[.B80];[$HTML.$F$3];[.D80];[$HTML.$G$3];[.B80];[$HTML.$H$3];[.B80];[$HTML.$I$3];[.B80];[$HTML.$J$3];[.B80];[$HTML.$K$3];[.B80];[$HTML.$L$3];[.B80];[$HTML.$M$3];[.B80];[$HTML.$N$3];[.B80];[$HTML.$O$3])" office:value-type="string" office:string-value="&lt;tr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data-expansion="15" data-type="1" data-color="8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&quot; id=&quot;main-1-41&quot;&gt;&lt;img class=&quot;img-card&quot; width=&quot;80&quot; height=&quot;112&quot; src=&quot;https://one-draw.jp/ijinden/cardlist/001/card/01_041.png&quot; /&gt;&lt;div class=&quot;container-num-copies&quot; id=&quot;main-1-41-num-copies&quot;&gt;0&lt;/div&gt;&lt;button type=&quot;button&quot; class=&quot;btn btn-secondary btn-number btn-sm btn-pop&quot; data-type=&quot;minus&quot; data-deck=&quot;main&quot; data-id=&quot;1-41&quot;&gt;-&lt;/button&gt;&lt;button type=&quot;button&quot; class=&quot;btn btn-secondary btn-number btn-sm btn-push&quot; data-type=&quot;plus&quot; data-deck=&quot;main&quot; data-id=&quot;1-41&quot;&gt;+&lt;/button&gt;&lt;button type=&quot;button&quot; class=&quot;btn btn-secondary btn-number btn-sm btn-drop&quot; data-type=&quot;drop&quot; data-id=&quot;1-41&quot;&gt;v&lt;/button&gt;&lt;/div&gt;" calcext:value-type="string">
            <text:p>&lt;div class="container-card" id="main-1-41"&gt;&lt;img class="img-card" width="80" height="112" src="https://one-draw.jp/ijinden/cardlist/001/card/01_041.png" /&gt;&lt;div class="container-num-copies" id="main-1-41-num-copies"&gt;0&lt;/div&gt;&lt;button type="button" class="btn btn-secondary btn-number btn-sm btn-pop" data-type="minus" data-deck="main" data-id="1-41"&gt;-&lt;/button&gt;&lt;button type="button" class="btn btn-secondary btn-number btn-sm btn-push" data-type="plus" data-deck="main" data-id="1-41"&gt;+&lt;/button&gt;&lt;button type="button" class="btn btn-secondary btn-number btn-sm btn-drop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&quot; id=&quot;side-1-41&quot;&gt;&lt;img class=&quot;d-block&quot; width=&quot;80&quot; height=&quot;112&quot; src=&quot;https://one-draw.jp/ijinden/cardlist/001/card/01_041.png&quot; /&gt;&lt;div class=&quot;container-num-copies&quot; id=&quot;side-1-41-num-copies&quot;&gt;0&lt;/div&gt;&lt;button type=&quot;button&quot; class=&quot;btn btn-secondary btn-number btn-sm btn-pop&quot; data-type=&quot;minus&quot; data-deck=&quot;side&quot; data-id=&quot;1-41&quot;&gt;-&lt;/button&gt;&lt;button type=&quot;button&quot; class=&quot;btn btn-secondary btn-number btn-sm btn-push&quot; data-type=&quot;plus&quot; data-deck=&quot;side&quot; data-id=&quot;1-41&quot;&gt;+&lt;/button&gt;&lt;button type=&quot;button&quot; class=&quot;btn btn-secondary btn-number btn-sm btn-raise&quot; data-type=&quot;raise&quot; data-id=&quot;1-41&quot;&gt;^&lt;/button&gt;&lt;/div&gt;" calcext:value-type="string">
            <text:p>&lt;div class="container-card" id="side-1-41"&gt;&lt;img class="d-block" width="80" height="112" src="https://one-draw.jp/ijinden/cardlist/001/card/01_041.png" /&gt;&lt;div class="container-num-copies" id="side-1-41-num-copies"&gt;0&lt;/div&gt;&lt;button type="button" class="btn btn-secondary btn-number btn-sm btn-pop" data-type="minus" data-deck="side" data-id="1-41"&gt;-&lt;/button&gt;&lt;button type="button" class="btn btn-secondary btn-number btn-sm btn-push" data-type="plus" data-deck="side" data-id="1-41"&gt;+&lt;/button&gt;&lt;button type="button" class="btn btn-secondary btn-number btn-sm btn-raise" data-type="raise" data-id="1-41"&gt;^&lt;/button&gt;&lt;/div&gt;</text:p>
          </table:table-cell>
          <table:table-cell table:formula="of:=CONCATENATE([$HTML.$A$3];[.F81];[$HTML.$B$3];[.H81];[$HTML.$C$3];[.J81];[$HTML.$D$3];[.N81];[$HTML.$E$3];[.B81];[$HTML.$F$3];[.D81];[$HTML.$G$3];[.B81];[$HTML.$H$3];[.B81];[$HTML.$I$3];[.B81];[$HTML.$J$3];[.B81];[$HTML.$K$3];[.B81];[$HTML.$L$3];[.B81];[$HTML.$M$3];[.B81];[$HTML.$N$3];[.B81];[$HTML.$O$3])" office:value-type="string" office:string-value="&lt;tr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data-expansion="15" data-type="1" data-color="8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&quot; id=&quot;main-1-42&quot;&gt;&lt;img class=&quot;img-card&quot; width=&quot;80&quot; height=&quot;112&quot; src=&quot;https://one-draw.jp/ijinden/cardlist/001/card/01_042.png&quot; /&gt;&lt;div class=&quot;container-num-copies&quot; id=&quot;main-1-42-num-copies&quot;&gt;0&lt;/div&gt;&lt;button type=&quot;button&quot; class=&quot;btn btn-secondary btn-number btn-sm btn-pop&quot; data-type=&quot;minus&quot; data-deck=&quot;main&quot; data-id=&quot;1-42&quot;&gt;-&lt;/button&gt;&lt;button type=&quot;button&quot; class=&quot;btn btn-secondary btn-number btn-sm btn-push&quot; data-type=&quot;plus&quot; data-deck=&quot;main&quot; data-id=&quot;1-42&quot;&gt;+&lt;/button&gt;&lt;button type=&quot;button&quot; class=&quot;btn btn-secondary btn-number btn-sm btn-drop&quot; data-type=&quot;drop&quot; data-id=&quot;1-42&quot;&gt;v&lt;/button&gt;&lt;/div&gt;" calcext:value-type="string">
            <text:p>&lt;div class="container-card" id="main-1-42"&gt;&lt;img class="img-card" width="80" height="112" src="https://one-draw.jp/ijinden/cardlist/001/card/01_042.png" /&gt;&lt;div class="container-num-copies" id="main-1-42-num-copies"&gt;0&lt;/div&gt;&lt;button type="button" class="btn btn-secondary btn-number btn-sm btn-pop" data-type="minus" data-deck="main" data-id="1-42"&gt;-&lt;/button&gt;&lt;button type="button" class="btn btn-secondary btn-number btn-sm btn-push" data-type="plus" data-deck="main" data-id="1-42"&gt;+&lt;/button&gt;&lt;button type="button" class="btn btn-secondary btn-number btn-sm btn-drop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&quot; id=&quot;side-1-42&quot;&gt;&lt;img class=&quot;d-block&quot; width=&quot;80&quot; height=&quot;112&quot; src=&quot;https://one-draw.jp/ijinden/cardlist/001/card/01_042.png&quot; /&gt;&lt;div class=&quot;container-num-copies&quot; id=&quot;side-1-42-num-copies&quot;&gt;0&lt;/div&gt;&lt;button type=&quot;button&quot; class=&quot;btn btn-secondary btn-number btn-sm btn-pop&quot; data-type=&quot;minus&quot; data-deck=&quot;side&quot; data-id=&quot;1-42&quot;&gt;-&lt;/button&gt;&lt;button type=&quot;button&quot; class=&quot;btn btn-secondary btn-number btn-sm btn-push&quot; data-type=&quot;plus&quot; data-deck=&quot;side&quot; data-id=&quot;1-42&quot;&gt;+&lt;/button&gt;&lt;button type=&quot;button&quot; class=&quot;btn btn-secondary btn-number btn-sm btn-raise&quot; data-type=&quot;raise&quot; data-id=&quot;1-42&quot;&gt;^&lt;/button&gt;&lt;/div&gt;" calcext:value-type="string">
            <text:p>&lt;div class="container-card" id="side-1-42"&gt;&lt;img class="d-block" width="80" height="112" src="https://one-draw.jp/ijinden/cardlist/001/card/01_042.png" /&gt;&lt;div class="container-num-copies" id="side-1-42-num-copies"&gt;0&lt;/div&gt;&lt;button type="button" class="btn btn-secondary btn-number btn-sm btn-pop" data-type="minus" data-deck="side" data-id="1-42"&gt;-&lt;/button&gt;&lt;button type="button" class="btn btn-secondary btn-number btn-sm btn-push" data-type="plus" data-deck="side" data-id="1-42"&gt;+&lt;/button&gt;&lt;button type="button" class="btn btn-secondary btn-number btn-sm btn-raise" data-type="raise" data-id="1-42"&gt;^&lt;/button&gt;&lt;/div&gt;</text:p>
          </table:table-cell>
          <table:table-cell table:formula="of:=CONCATENATE([$HTML.$A$3];[.F82];[$HTML.$B$3];[.H82];[$HTML.$C$3];[.J82];[$HTML.$D$3];[.N82];[$HTML.$E$3];[.B82];[$HTML.$F$3];[.D82];[$HTML.$G$3];[.B82];[$HTML.$H$3];[.B82];[$HTML.$I$3];[.B82];[$HTML.$J$3];[.B82];[$HTML.$K$3];[.B82];[$HTML.$L$3];[.B82];[$HTML.$M$3];[.B82];[$HTML.$N$3];[.B82];[$HTML.$O$3])" office:value-type="string" office:string-value="&lt;tr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data-expansion="15" data-type="1" data-color="8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&quot; id=&quot;main-1-43&quot;&gt;&lt;img class=&quot;img-card&quot; width=&quot;80&quot; height=&quot;112&quot; src=&quot;https://one-draw.jp/ijinden/cardlist/001/card/01_043.png&quot; /&gt;&lt;div class=&quot;container-num-copies&quot; id=&quot;main-1-43-num-copies&quot;&gt;0&lt;/div&gt;&lt;button type=&quot;button&quot; class=&quot;btn btn-secondary btn-number btn-sm btn-pop&quot; data-type=&quot;minus&quot; data-deck=&quot;main&quot; data-id=&quot;1-43&quot;&gt;-&lt;/button&gt;&lt;button type=&quot;button&quot; class=&quot;btn btn-secondary btn-number btn-sm btn-push&quot; data-type=&quot;plus&quot; data-deck=&quot;main&quot; data-id=&quot;1-43&quot;&gt;+&lt;/button&gt;&lt;button type=&quot;button&quot; class=&quot;btn btn-secondary btn-number btn-sm btn-drop&quot; data-type=&quot;drop&quot; data-id=&quot;1-43&quot;&gt;v&lt;/button&gt;&lt;/div&gt;" calcext:value-type="string">
            <text:p>&lt;div class="container-card" id="main-1-43"&gt;&lt;img class="img-card" width="80" height="112" src="https://one-draw.jp/ijinden/cardlist/001/card/01_043.png" /&gt;&lt;div class="container-num-copies" id="main-1-43-num-copies"&gt;0&lt;/div&gt;&lt;button type="button" class="btn btn-secondary btn-number btn-sm btn-pop" data-type="minus" data-deck="main" data-id="1-43"&gt;-&lt;/button&gt;&lt;button type="button" class="btn btn-secondary btn-number btn-sm btn-push" data-type="plus" data-deck="main" data-id="1-43"&gt;+&lt;/button&gt;&lt;button type="button" class="btn btn-secondary btn-number btn-sm btn-drop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&quot; id=&quot;side-1-43&quot;&gt;&lt;img class=&quot;d-block&quot; width=&quot;80&quot; height=&quot;112&quot; src=&quot;https://one-draw.jp/ijinden/cardlist/001/card/01_043.png&quot; /&gt;&lt;div class=&quot;container-num-copies&quot; id=&quot;side-1-43-num-copies&quot;&gt;0&lt;/div&gt;&lt;button type=&quot;button&quot; class=&quot;btn btn-secondary btn-number btn-sm btn-pop&quot; data-type=&quot;minus&quot; data-deck=&quot;side&quot; data-id=&quot;1-43&quot;&gt;-&lt;/button&gt;&lt;button type=&quot;button&quot; class=&quot;btn btn-secondary btn-number btn-sm btn-push&quot; data-type=&quot;plus&quot; data-deck=&quot;side&quot; data-id=&quot;1-43&quot;&gt;+&lt;/button&gt;&lt;button type=&quot;button&quot; class=&quot;btn btn-secondary btn-number btn-sm btn-raise&quot; data-type=&quot;raise&quot; data-id=&quot;1-43&quot;&gt;^&lt;/button&gt;&lt;/div&gt;" calcext:value-type="string">
            <text:p>&lt;div class="container-card" id="side-1-43"&gt;&lt;img class="d-block" width="80" height="112" src="https://one-draw.jp/ijinden/cardlist/001/card/01_043.png" /&gt;&lt;div class="container-num-copies" id="side-1-43-num-copies"&gt;0&lt;/div&gt;&lt;button type="button" class="btn btn-secondary btn-number btn-sm btn-pop" data-type="minus" data-deck="side" data-id="1-43"&gt;-&lt;/button&gt;&lt;button type="button" class="btn btn-secondary btn-number btn-sm btn-push" data-type="plus" data-deck="side" data-id="1-43"&gt;+&lt;/button&gt;&lt;button type="button" class="btn btn-secondary btn-number btn-sm btn-raise" data-type="raise" data-id="1-43"&gt;^&lt;/button&gt;&lt;/div&gt;</text:p>
          </table:table-cell>
          <table:table-cell table:formula="of:=CONCATENATE([$HTML.$A$3];[.F83];[$HTML.$B$3];[.H83];[$HTML.$C$3];[.J83];[$HTML.$D$3];[.N83];[$HTML.$E$3];[.B83];[$HTML.$F$3];[.D83];[$HTML.$G$3];[.B83];[$HTML.$H$3];[.B83];[$HTML.$I$3];[.B83];[$HTML.$J$3];[.B83];[$HTML.$K$3];[.B83];[$HTML.$L$3];[.B83];[$HTML.$M$3];[.B83];[$HTML.$N$3];[.B83];[$HTML.$O$3])" office:value-type="string" office:string-value="&lt;tr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data-expansion="15" data-type="1" data-color="8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&quot; id=&quot;main-1-44&quot;&gt;&lt;img class=&quot;img-card&quot; width=&quot;80&quot; height=&quot;112&quot; src=&quot;https://one-draw.jp/ijinden/cardlist/001/card/01_044.png&quot; /&gt;&lt;div class=&quot;container-num-copies&quot; id=&quot;main-1-44-num-copies&quot;&gt;0&lt;/div&gt;&lt;button type=&quot;button&quot; class=&quot;btn btn-secondary btn-number btn-sm btn-pop&quot; data-type=&quot;minus&quot; data-deck=&quot;main&quot; data-id=&quot;1-44&quot;&gt;-&lt;/button&gt;&lt;button type=&quot;button&quot; class=&quot;btn btn-secondary btn-number btn-sm btn-push&quot; data-type=&quot;plus&quot; data-deck=&quot;main&quot; data-id=&quot;1-44&quot;&gt;+&lt;/button&gt;&lt;button type=&quot;button&quot; class=&quot;btn btn-secondary btn-number btn-sm btn-drop&quot; data-type=&quot;drop&quot; data-id=&quot;1-44&quot;&gt;v&lt;/button&gt;&lt;/div&gt;" calcext:value-type="string">
            <text:p>&lt;div class="container-card" id="main-1-44"&gt;&lt;img class="img-card" width="80" height="112" src="https://one-draw.jp/ijinden/cardlist/001/card/01_044.png" /&gt;&lt;div class="container-num-copies" id="main-1-44-num-copies"&gt;0&lt;/div&gt;&lt;button type="button" class="btn btn-secondary btn-number btn-sm btn-pop" data-type="minus" data-deck="main" data-id="1-44"&gt;-&lt;/button&gt;&lt;button type="button" class="btn btn-secondary btn-number btn-sm btn-push" data-type="plus" data-deck="main" data-id="1-44"&gt;+&lt;/button&gt;&lt;button type="button" class="btn btn-secondary btn-number btn-sm btn-drop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&quot; id=&quot;side-1-44&quot;&gt;&lt;img class=&quot;d-block&quot; width=&quot;80&quot; height=&quot;112&quot; src=&quot;https://one-draw.jp/ijinden/cardlist/001/card/01_044.png&quot; /&gt;&lt;div class=&quot;container-num-copies&quot; id=&quot;side-1-44-num-copies&quot;&gt;0&lt;/div&gt;&lt;button type=&quot;button&quot; class=&quot;btn btn-secondary btn-number btn-sm btn-pop&quot; data-type=&quot;minus&quot; data-deck=&quot;side&quot; data-id=&quot;1-44&quot;&gt;-&lt;/button&gt;&lt;button type=&quot;button&quot; class=&quot;btn btn-secondary btn-number btn-sm btn-push&quot; data-type=&quot;plus&quot; data-deck=&quot;side&quot; data-id=&quot;1-44&quot;&gt;+&lt;/button&gt;&lt;button type=&quot;button&quot; class=&quot;btn btn-secondary btn-number btn-sm btn-raise&quot; data-type=&quot;raise&quot; data-id=&quot;1-44&quot;&gt;^&lt;/button&gt;&lt;/div&gt;" calcext:value-type="string">
            <text:p>&lt;div class="container-card" id="side-1-44"&gt;&lt;img class="d-block" width="80" height="112" src="https://one-draw.jp/ijinden/cardlist/001/card/01_044.png" /&gt;&lt;div class="container-num-copies" id="side-1-44-num-copies"&gt;0&lt;/div&gt;&lt;button type="button" class="btn btn-secondary btn-number btn-sm btn-pop" data-type="minus" data-deck="side" data-id="1-44"&gt;-&lt;/button&gt;&lt;button type="button" class="btn btn-secondary btn-number btn-sm btn-push" data-type="plus" data-deck="side" data-id="1-44"&gt;+&lt;/button&gt;&lt;button type="button" class="btn btn-secondary btn-number btn-sm btn-raise" data-type="raise" data-id="1-44"&gt;^&lt;/button&gt;&lt;/div&gt;</text:p>
          </table:table-cell>
          <table:table-cell table:formula="of:=CONCATENATE([$HTML.$A$3];[.F84];[$HTML.$B$3];[.H84];[$HTML.$C$3];[.J84];[$HTML.$D$3];[.N84];[$HTML.$E$3];[.B84];[$HTML.$F$3];[.D84];[$HTML.$G$3];[.B84];[$HTML.$H$3];[.B84];[$HTML.$I$3];[.B84];[$HTML.$J$3];[.B84];[$HTML.$K$3];[.B84];[$HTML.$L$3];[.B84];[$HTML.$M$3];[.B84];[$HTML.$N$3];[.B84];[$HTML.$O$3])" office:value-type="string" office:string-value="&lt;tr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data-expansion="15" data-type="1" data-color="8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&quot; id=&quot;main-1-45&quot;&gt;&lt;img class=&quot;img-card&quot; width=&quot;80&quot; height=&quot;112&quot; src=&quot;https://one-draw.jp/ijinden/cardlist/001/card/01_045.png&quot; /&gt;&lt;div class=&quot;container-num-copies&quot; id=&quot;main-1-45-num-copies&quot;&gt;0&lt;/div&gt;&lt;button type=&quot;button&quot; class=&quot;btn btn-secondary btn-number btn-sm btn-pop&quot; data-type=&quot;minus&quot; data-deck=&quot;main&quot; data-id=&quot;1-45&quot;&gt;-&lt;/button&gt;&lt;button type=&quot;button&quot; class=&quot;btn btn-secondary btn-number btn-sm btn-push&quot; data-type=&quot;plus&quot; data-deck=&quot;main&quot; data-id=&quot;1-45&quot;&gt;+&lt;/button&gt;&lt;button type=&quot;button&quot; class=&quot;btn btn-secondary btn-number btn-sm btn-drop&quot; data-type=&quot;drop&quot; data-id=&quot;1-45&quot;&gt;v&lt;/button&gt;&lt;/div&gt;" calcext:value-type="string">
            <text:p>&lt;div class="container-card" id="main-1-45"&gt;&lt;img class="img-card" width="80" height="112" src="https://one-draw.jp/ijinden/cardlist/001/card/01_045.png" /&gt;&lt;div class="container-num-copies" id="main-1-45-num-copies"&gt;0&lt;/div&gt;&lt;button type="button" class="btn btn-secondary btn-number btn-sm btn-pop" data-type="minus" data-deck="main" data-id="1-45"&gt;-&lt;/button&gt;&lt;button type="button" class="btn btn-secondary btn-number btn-sm btn-push" data-type="plus" data-deck="main" data-id="1-45"&gt;+&lt;/button&gt;&lt;button type="button" class="btn btn-secondary btn-number btn-sm btn-drop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&quot; id=&quot;side-1-45&quot;&gt;&lt;img class=&quot;d-block&quot; width=&quot;80&quot; height=&quot;112&quot; src=&quot;https://one-draw.jp/ijinden/cardlist/001/card/01_045.png&quot; /&gt;&lt;div class=&quot;container-num-copies&quot; id=&quot;side-1-45-num-copies&quot;&gt;0&lt;/div&gt;&lt;button type=&quot;button&quot; class=&quot;btn btn-secondary btn-number btn-sm btn-pop&quot; data-type=&quot;minus&quot; data-deck=&quot;side&quot; data-id=&quot;1-45&quot;&gt;-&lt;/button&gt;&lt;button type=&quot;button&quot; class=&quot;btn btn-secondary btn-number btn-sm btn-push&quot; data-type=&quot;plus&quot; data-deck=&quot;side&quot; data-id=&quot;1-45&quot;&gt;+&lt;/button&gt;&lt;button type=&quot;button&quot; class=&quot;btn btn-secondary btn-number btn-sm btn-raise&quot; data-type=&quot;raise&quot; data-id=&quot;1-45&quot;&gt;^&lt;/button&gt;&lt;/div&gt;" calcext:value-type="string">
            <text:p>&lt;div class="container-card" id="side-1-45"&gt;&lt;img class="d-block" width="80" height="112" src="https://one-draw.jp/ijinden/cardlist/001/card/01_045.png" /&gt;&lt;div class="container-num-copies" id="side-1-45-num-copies"&gt;0&lt;/div&gt;&lt;button type="button" class="btn btn-secondary btn-number btn-sm btn-pop" data-type="minus" data-deck="side" data-id="1-45"&gt;-&lt;/button&gt;&lt;button type="button" class="btn btn-secondary btn-number btn-sm btn-push" data-type="plus" data-deck="side" data-id="1-45"&gt;+&lt;/button&gt;&lt;button type="button" class="btn btn-secondary btn-number btn-sm btn-raise" data-type="raise" data-id="1-45"&gt;^&lt;/button&gt;&lt;/div&gt;</text:p>
          </table:table-cell>
          <table:table-cell table:formula="of:=CONCATENATE([$HTML.$A$3];[.F85];[$HTML.$B$3];[.H85];[$HTML.$C$3];[.J85];[$HTML.$D$3];[.N85];[$HTML.$E$3];[.B85];[$HTML.$F$3];[.D85];[$HTML.$G$3];[.B85];[$HTML.$H$3];[.B85];[$HTML.$I$3];[.B85];[$HTML.$J$3];[.B85];[$HTML.$K$3];[.B85];[$HTML.$L$3];[.B85];[$HTML.$M$3];[.B85];[$HTML.$N$3];[.B85];[$HTML.$O$3])" office:value-type="string" office:string-value="&lt;tr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data-expansion="15" data-type="1" data-color="8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&quot; id=&quot;main-1-46&quot;&gt;&lt;img class=&quot;img-card&quot; width=&quot;80&quot; height=&quot;112&quot; src=&quot;https://one-draw.jp/ijinden/cardlist/001/card/01_046.png&quot; /&gt;&lt;div class=&quot;container-num-copies&quot; id=&quot;main-1-46-num-copies&quot;&gt;0&lt;/div&gt;&lt;button type=&quot;button&quot; class=&quot;btn btn-secondary btn-number btn-sm btn-pop&quot; data-type=&quot;minus&quot; data-deck=&quot;main&quot; data-id=&quot;1-46&quot;&gt;-&lt;/button&gt;&lt;button type=&quot;button&quot; class=&quot;btn btn-secondary btn-number btn-sm btn-push&quot; data-type=&quot;plus&quot; data-deck=&quot;main&quot; data-id=&quot;1-46&quot;&gt;+&lt;/button&gt;&lt;button type=&quot;button&quot; class=&quot;btn btn-secondary btn-number btn-sm btn-drop&quot; data-type=&quot;drop&quot; data-id=&quot;1-46&quot;&gt;v&lt;/button&gt;&lt;/div&gt;" calcext:value-type="string">
            <text:p>&lt;div class="container-card" id="main-1-46"&gt;&lt;img class="img-card" width="80" height="112" src="https://one-draw.jp/ijinden/cardlist/001/card/01_046.png" /&gt;&lt;div class="container-num-copies" id="main-1-46-num-copies"&gt;0&lt;/div&gt;&lt;button type="button" class="btn btn-secondary btn-number btn-sm btn-pop" data-type="minus" data-deck="main" data-id="1-46"&gt;-&lt;/button&gt;&lt;button type="button" class="btn btn-secondary btn-number btn-sm btn-push" data-type="plus" data-deck="main" data-id="1-46"&gt;+&lt;/button&gt;&lt;button type="button" class="btn btn-secondary btn-number btn-sm btn-drop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&quot; id=&quot;side-1-46&quot;&gt;&lt;img class=&quot;d-block&quot; width=&quot;80&quot; height=&quot;112&quot; src=&quot;https://one-draw.jp/ijinden/cardlist/001/card/01_046.png&quot; /&gt;&lt;div class=&quot;container-num-copies&quot; id=&quot;side-1-46-num-copies&quot;&gt;0&lt;/div&gt;&lt;button type=&quot;button&quot; class=&quot;btn btn-secondary btn-number btn-sm btn-pop&quot; data-type=&quot;minus&quot; data-deck=&quot;side&quot; data-id=&quot;1-46&quot;&gt;-&lt;/button&gt;&lt;button type=&quot;button&quot; class=&quot;btn btn-secondary btn-number btn-sm btn-push&quot; data-type=&quot;plus&quot; data-deck=&quot;side&quot; data-id=&quot;1-46&quot;&gt;+&lt;/button&gt;&lt;button type=&quot;button&quot; class=&quot;btn btn-secondary btn-number btn-sm btn-raise&quot; data-type=&quot;raise&quot; data-id=&quot;1-46&quot;&gt;^&lt;/button&gt;&lt;/div&gt;" calcext:value-type="string">
            <text:p>&lt;div class="container-card" id="side-1-46"&gt;&lt;img class="d-block" width="80" height="112" src="https://one-draw.jp/ijinden/cardlist/001/card/01_046.png" /&gt;&lt;div class="container-num-copies" id="side-1-46-num-copies"&gt;0&lt;/div&gt;&lt;button type="button" class="btn btn-secondary btn-number btn-sm btn-pop" data-type="minus" data-deck="side" data-id="1-46"&gt;-&lt;/button&gt;&lt;button type="button" class="btn btn-secondary btn-number btn-sm btn-push" data-type="plus" data-deck="side" data-id="1-46"&gt;+&lt;/button&gt;&lt;button type="button" class="btn btn-secondary btn-number btn-sm btn-raise" data-type="raise" data-id="1-46"&gt;^&lt;/button&gt;&lt;/div&gt;</text:p>
          </table:table-cell>
          <table:table-cell table:formula="of:=CONCATENATE([$HTML.$A$3];[.F86];[$HTML.$B$3];[.H86];[$HTML.$C$3];[.J86];[$HTML.$D$3];[.N86];[$HTML.$E$3];[.B86];[$HTML.$F$3];[.D86];[$HTML.$G$3];[.B86];[$HTML.$H$3];[.B86];[$HTML.$I$3];[.B86];[$HTML.$J$3];[.B86];[$HTML.$K$3];[.B86];[$HTML.$L$3];[.B86];[$HTML.$M$3];[.B86];[$HTML.$N$3];[.B86];[$HTML.$O$3])" office:value-type="string" office:string-value="&lt;tr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data-expansion="15" data-type="2" data-color="2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&quot; id=&quot;main-1-47&quot;&gt;&lt;img class=&quot;img-card&quot; width=&quot;80&quot; height=&quot;112&quot; src=&quot;https://one-draw.jp/ijinden/cardlist/001/card/01_047.png&quot; /&gt;&lt;div class=&quot;container-num-copies&quot; id=&quot;main-1-47-num-copies&quot;&gt;0&lt;/div&gt;&lt;button type=&quot;button&quot; class=&quot;btn btn-secondary btn-number btn-sm btn-pop&quot; data-type=&quot;minus&quot; data-deck=&quot;main&quot; data-id=&quot;1-47&quot;&gt;-&lt;/button&gt;&lt;button type=&quot;button&quot; class=&quot;btn btn-secondary btn-number btn-sm btn-push&quot; data-type=&quot;plus&quot; data-deck=&quot;main&quot; data-id=&quot;1-47&quot;&gt;+&lt;/button&gt;&lt;button type=&quot;button&quot; class=&quot;btn btn-secondary btn-number btn-sm btn-drop&quot; data-type=&quot;drop&quot; data-id=&quot;1-47&quot;&gt;v&lt;/button&gt;&lt;/div&gt;" calcext:value-type="string">
            <text:p>&lt;div class="container-card" id="main-1-47"&gt;&lt;img class="img-card" width="80" height="112" src="https://one-draw.jp/ijinden/cardlist/001/card/01_047.png" /&gt;&lt;div class="container-num-copies" id="main-1-47-num-copies"&gt;0&lt;/div&gt;&lt;button type="button" class="btn btn-secondary btn-number btn-sm btn-pop" data-type="minus" data-deck="main" data-id="1-47"&gt;-&lt;/button&gt;&lt;button type="button" class="btn btn-secondary btn-number btn-sm btn-push" data-type="plus" data-deck="main" data-id="1-47"&gt;+&lt;/button&gt;&lt;button type="button" class="btn btn-secondary btn-number btn-sm btn-drop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&quot; id=&quot;side-1-47&quot;&gt;&lt;img class=&quot;d-block&quot; width=&quot;80&quot; height=&quot;112&quot; src=&quot;https://one-draw.jp/ijinden/cardlist/001/card/01_047.png&quot; /&gt;&lt;div class=&quot;container-num-copies&quot; id=&quot;side-1-47-num-copies&quot;&gt;0&lt;/div&gt;&lt;button type=&quot;button&quot; class=&quot;btn btn-secondary btn-number btn-sm btn-pop&quot; data-type=&quot;minus&quot; data-deck=&quot;side&quot; data-id=&quot;1-47&quot;&gt;-&lt;/button&gt;&lt;button type=&quot;button&quot; class=&quot;btn btn-secondary btn-number btn-sm btn-push&quot; data-type=&quot;plus&quot; data-deck=&quot;side&quot; data-id=&quot;1-47&quot;&gt;+&lt;/button&gt;&lt;button type=&quot;button&quot; class=&quot;btn btn-secondary btn-number btn-sm btn-raise&quot; data-type=&quot;raise&quot; data-id=&quot;1-47&quot;&gt;^&lt;/button&gt;&lt;/div&gt;" calcext:value-type="string">
            <text:p>&lt;div class="container-card" id="side-1-47"&gt;&lt;img class="d-block" width="80" height="112" src="https://one-draw.jp/ijinden/cardlist/001/card/01_047.png" /&gt;&lt;div class="container-num-copies" id="side-1-47-num-copies"&gt;0&lt;/div&gt;&lt;button type="button" class="btn btn-secondary btn-number btn-sm btn-pop" data-type="minus" data-deck="side" data-id="1-47"&gt;-&lt;/button&gt;&lt;button type="button" class="btn btn-secondary btn-number btn-sm btn-push" data-type="plus" data-deck="side" data-id="1-47"&gt;+&lt;/button&gt;&lt;button type="button" class="btn btn-secondary btn-number btn-sm btn-raise" data-type="raise" data-id="1-47"&gt;^&lt;/button&gt;&lt;/div&gt;</text:p>
          </table:table-cell>
          <table:table-cell table:formula="of:=CONCATENATE([$HTML.$A$3];[.F87];[$HTML.$B$3];[.H87];[$HTML.$C$3];[.J87];[$HTML.$D$3];[.N87];[$HTML.$E$3];[.B87];[$HTML.$F$3];[.D87];[$HTML.$G$3];[.B87];[$HTML.$H$3];[.B87];[$HTML.$I$3];[.B87];[$HTML.$J$3];[.B87];[$HTML.$K$3];[.B87];[$HTML.$L$3];[.B87];[$HTML.$M$3];[.B87];[$HTML.$N$3];[.B87];[$HTML.$O$3])" office:value-type="string" office:string-value="&lt;tr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data-expansion="15" data-type="2" data-color="4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&quot; id=&quot;main-1-48&quot;&gt;&lt;img class=&quot;img-card&quot; width=&quot;80&quot; height=&quot;112&quot; src=&quot;https://one-draw.jp/ijinden/cardlist/001/card/01_048.png&quot; /&gt;&lt;div class=&quot;container-num-copies&quot; id=&quot;main-1-48-num-copies&quot;&gt;0&lt;/div&gt;&lt;button type=&quot;button&quot; class=&quot;btn btn-secondary btn-number btn-sm btn-pop&quot; data-type=&quot;minus&quot; data-deck=&quot;main&quot; data-id=&quot;1-48&quot;&gt;-&lt;/button&gt;&lt;button type=&quot;button&quot; class=&quot;btn btn-secondary btn-number btn-sm btn-push&quot; data-type=&quot;plus&quot; data-deck=&quot;main&quot; data-id=&quot;1-48&quot;&gt;+&lt;/button&gt;&lt;button type=&quot;button&quot; class=&quot;btn btn-secondary btn-number btn-sm btn-drop&quot; data-type=&quot;drop&quot; data-id=&quot;1-48&quot;&gt;v&lt;/button&gt;&lt;/div&gt;" calcext:value-type="string">
            <text:p>&lt;div class="container-card" id="main-1-48"&gt;&lt;img class="img-card" width="80" height="112" src="https://one-draw.jp/ijinden/cardlist/001/card/01_048.png" /&gt;&lt;div class="container-num-copies" id="main-1-48-num-copies"&gt;0&lt;/div&gt;&lt;button type="button" class="btn btn-secondary btn-number btn-sm btn-pop" data-type="minus" data-deck="main" data-id="1-48"&gt;-&lt;/button&gt;&lt;button type="button" class="btn btn-secondary btn-number btn-sm btn-push" data-type="plus" data-deck="main" data-id="1-48"&gt;+&lt;/button&gt;&lt;button type="button" class="btn btn-secondary btn-number btn-sm btn-drop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&quot; id=&quot;side-1-48&quot;&gt;&lt;img class=&quot;d-block&quot; width=&quot;80&quot; height=&quot;112&quot; src=&quot;https://one-draw.jp/ijinden/cardlist/001/card/01_048.png&quot; /&gt;&lt;div class=&quot;container-num-copies&quot; id=&quot;side-1-48-num-copies&quot;&gt;0&lt;/div&gt;&lt;button type=&quot;button&quot; class=&quot;btn btn-secondary btn-number btn-sm btn-pop&quot; data-type=&quot;minus&quot; data-deck=&quot;side&quot; data-id=&quot;1-48&quot;&gt;-&lt;/button&gt;&lt;button type=&quot;button&quot; class=&quot;btn btn-secondary btn-number btn-sm btn-push&quot; data-type=&quot;plus&quot; data-deck=&quot;side&quot; data-id=&quot;1-48&quot;&gt;+&lt;/button&gt;&lt;button type=&quot;button&quot; class=&quot;btn btn-secondary btn-number btn-sm btn-raise&quot; data-type=&quot;raise&quot; data-id=&quot;1-48&quot;&gt;^&lt;/button&gt;&lt;/div&gt;" calcext:value-type="string">
            <text:p>&lt;div class="container-card" id="side-1-48"&gt;&lt;img class="d-block" width="80" height="112" src="https://one-draw.jp/ijinden/cardlist/001/card/01_048.png" /&gt;&lt;div class="container-num-copies" id="side-1-48-num-copies"&gt;0&lt;/div&gt;&lt;button type="button" class="btn btn-secondary btn-number btn-sm btn-pop" data-type="minus" data-deck="side" data-id="1-48"&gt;-&lt;/button&gt;&lt;button type="button" class="btn btn-secondary btn-number btn-sm btn-push" data-type="plus" data-deck="side" data-id="1-48"&gt;+&lt;/button&gt;&lt;button type="button" class="btn btn-secondary btn-number btn-sm btn-raise" data-type="raise" data-id="1-48"&gt;^&lt;/button&gt;&lt;/div&gt;</text:p>
          </table:table-cell>
          <table:table-cell table:formula="of:=CONCATENATE([$HTML.$A$3];[.F88];[$HTML.$B$3];[.H88];[$HTML.$C$3];[.J88];[$HTML.$D$3];[.N88];[$HTML.$E$3];[.B88];[$HTML.$F$3];[.D88];[$HTML.$G$3];[.B88];[$HTML.$H$3];[.B88];[$HTML.$I$3];[.B88];[$HTML.$J$3];[.B88];[$HTML.$K$3];[.B88];[$HTML.$L$3];[.B88];[$HTML.$M$3];[.B88];[$HTML.$N$3];[.B88];[$HTML.$O$3])" office:value-type="string" office:string-value="&lt;tr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data-expansion="15" data-type="2" data-color="4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&quot; id=&quot;main-1-49&quot;&gt;&lt;img class=&quot;img-card&quot; width=&quot;80&quot; height=&quot;112&quot; src=&quot;https://one-draw.jp/ijinden/cardlist/001/card/01_049.png&quot; /&gt;&lt;div class=&quot;container-num-copies&quot; id=&quot;main-1-49-num-copies&quot;&gt;0&lt;/div&gt;&lt;button type=&quot;button&quot; class=&quot;btn btn-secondary btn-number btn-sm btn-pop&quot; data-type=&quot;minus&quot; data-deck=&quot;main&quot; data-id=&quot;1-49&quot;&gt;-&lt;/button&gt;&lt;button type=&quot;button&quot; class=&quot;btn btn-secondary btn-number btn-sm btn-push&quot; data-type=&quot;plus&quot; data-deck=&quot;main&quot; data-id=&quot;1-49&quot;&gt;+&lt;/button&gt;&lt;button type=&quot;button&quot; class=&quot;btn btn-secondary btn-number btn-sm btn-drop&quot; data-type=&quot;drop&quot; data-id=&quot;1-49&quot;&gt;v&lt;/button&gt;&lt;/div&gt;" calcext:value-type="string">
            <text:p>&lt;div class="container-card" id="main-1-49"&gt;&lt;img class="img-card" width="80" height="112" src="https://one-draw.jp/ijinden/cardlist/001/card/01_049.png" /&gt;&lt;div class="container-num-copies" id="main-1-49-num-copies"&gt;0&lt;/div&gt;&lt;button type="button" class="btn btn-secondary btn-number btn-sm btn-pop" data-type="minus" data-deck="main" data-id="1-49"&gt;-&lt;/button&gt;&lt;button type="button" class="btn btn-secondary btn-number btn-sm btn-push" data-type="plus" data-deck="main" data-id="1-49"&gt;+&lt;/button&gt;&lt;button type="button" class="btn btn-secondary btn-number btn-sm btn-drop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&quot; id=&quot;side-1-49&quot;&gt;&lt;img class=&quot;d-block&quot; width=&quot;80&quot; height=&quot;112&quot; src=&quot;https://one-draw.jp/ijinden/cardlist/001/card/01_049.png&quot; /&gt;&lt;div class=&quot;container-num-copies&quot; id=&quot;side-1-49-num-copies&quot;&gt;0&lt;/div&gt;&lt;button type=&quot;button&quot; class=&quot;btn btn-secondary btn-number btn-sm btn-pop&quot; data-type=&quot;minus&quot; data-deck=&quot;side&quot; data-id=&quot;1-49&quot;&gt;-&lt;/button&gt;&lt;button type=&quot;button&quot; class=&quot;btn btn-secondary btn-number btn-sm btn-push&quot; data-type=&quot;plus&quot; data-deck=&quot;side&quot; data-id=&quot;1-49&quot;&gt;+&lt;/button&gt;&lt;button type=&quot;button&quot; class=&quot;btn btn-secondary btn-number btn-sm btn-raise&quot; data-type=&quot;raise&quot; data-id=&quot;1-49&quot;&gt;^&lt;/button&gt;&lt;/div&gt;" calcext:value-type="string">
            <text:p>&lt;div class="container-card" id="side-1-49"&gt;&lt;img class="d-block" width="80" height="112" src="https://one-draw.jp/ijinden/cardlist/001/card/01_049.png" /&gt;&lt;div class="container-num-copies" id="side-1-49-num-copies"&gt;0&lt;/div&gt;&lt;button type="button" class="btn btn-secondary btn-number btn-sm btn-pop" data-type="minus" data-deck="side" data-id="1-49"&gt;-&lt;/button&gt;&lt;button type="button" class="btn btn-secondary btn-number btn-sm btn-push" data-type="plus" data-deck="side" data-id="1-49"&gt;+&lt;/button&gt;&lt;button type="button" class="btn btn-secondary btn-number btn-sm btn-raise" data-type="raise" data-id="1-49"&gt;^&lt;/button&gt;&lt;/div&gt;</text:p>
          </table:table-cell>
          <table:table-cell table:formula="of:=CONCATENATE([$HTML.$A$3];[.F89];[$HTML.$B$3];[.H89];[$HTML.$C$3];[.J89];[$HTML.$D$3];[.N89];[$HTML.$E$3];[.B89];[$HTML.$F$3];[.D89];[$HTML.$G$3];[.B89];[$HTML.$H$3];[.B89];[$HTML.$I$3];[.B89];[$HTML.$J$3];[.B89];[$HTML.$K$3];[.B89];[$HTML.$L$3];[.B89];[$HTML.$M$3];[.B89];[$HTML.$N$3];[.B89];[$HTML.$O$3])" office:value-type="string" office:string-value="&lt;tr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data-expansion="15" data-type="2" data-color="8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&quot; id=&quot;main-1-50&quot;&gt;&lt;img class=&quot;img-card&quot; width=&quot;80&quot; height=&quot;112&quot; src=&quot;https://one-draw.jp/ijinden/cardlist/001/card/01_050.png&quot; /&gt;&lt;div class=&quot;container-num-copies&quot; id=&quot;main-1-50-num-copies&quot;&gt;0&lt;/div&gt;&lt;button type=&quot;button&quot; class=&quot;btn btn-secondary btn-number btn-sm btn-pop&quot; data-type=&quot;minus&quot; data-deck=&quot;main&quot; data-id=&quot;1-50&quot;&gt;-&lt;/button&gt;&lt;button type=&quot;button&quot; class=&quot;btn btn-secondary btn-number btn-sm btn-push&quot; data-type=&quot;plus&quot; data-deck=&quot;main&quot; data-id=&quot;1-50&quot;&gt;+&lt;/button&gt;&lt;button type=&quot;button&quot; class=&quot;btn btn-secondary btn-number btn-sm btn-drop&quot; data-type=&quot;drop&quot; data-id=&quot;1-50&quot;&gt;v&lt;/button&gt;&lt;/div&gt;" calcext:value-type="string">
            <text:p>&lt;div class="container-card" id="main-1-50"&gt;&lt;img class="img-card" width="80" height="112" src="https://one-draw.jp/ijinden/cardlist/001/card/01_050.png" /&gt;&lt;div class="container-num-copies" id="main-1-50-num-copies"&gt;0&lt;/div&gt;&lt;button type="button" class="btn btn-secondary btn-number btn-sm btn-pop" data-type="minus" data-deck="main" data-id="1-50"&gt;-&lt;/button&gt;&lt;button type="button" class="btn btn-secondary btn-number btn-sm btn-push" data-type="plus" data-deck="main" data-id="1-50"&gt;+&lt;/button&gt;&lt;button type="button" class="btn btn-secondary btn-number btn-sm btn-drop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&quot; id=&quot;side-1-50&quot;&gt;&lt;img class=&quot;d-block&quot; width=&quot;80&quot; height=&quot;112&quot; src=&quot;https://one-draw.jp/ijinden/cardlist/001/card/01_050.png&quot; /&gt;&lt;div class=&quot;container-num-copies&quot; id=&quot;side-1-50-num-copies&quot;&gt;0&lt;/div&gt;&lt;button type=&quot;button&quot; class=&quot;btn btn-secondary btn-number btn-sm btn-pop&quot; data-type=&quot;minus&quot; data-deck=&quot;side&quot; data-id=&quot;1-50&quot;&gt;-&lt;/button&gt;&lt;button type=&quot;button&quot; class=&quot;btn btn-secondary btn-number btn-sm btn-push&quot; data-type=&quot;plus&quot; data-deck=&quot;side&quot; data-id=&quot;1-50&quot;&gt;+&lt;/button&gt;&lt;button type=&quot;button&quot; class=&quot;btn btn-secondary btn-number btn-sm btn-raise&quot; data-type=&quot;raise&quot; data-id=&quot;1-50&quot;&gt;^&lt;/button&gt;&lt;/div&gt;" calcext:value-type="string">
            <text:p>&lt;div class="container-card" id="side-1-50"&gt;&lt;img class="d-block" width="80" height="112" src="https://one-draw.jp/ijinden/cardlist/001/card/01_050.png" /&gt;&lt;div class="container-num-copies" id="side-1-50-num-copies"&gt;0&lt;/div&gt;&lt;button type="button" class="btn btn-secondary btn-number btn-sm btn-pop" data-type="minus" data-deck="side" data-id="1-50"&gt;-&lt;/button&gt;&lt;button type="button" class="btn btn-secondary btn-number btn-sm btn-push" data-type="plus" data-deck="side" data-id="1-50"&gt;+&lt;/button&gt;&lt;button type="button" class="btn btn-secondary btn-number btn-sm btn-raise" data-type="raise" data-id="1-50"&gt;^&lt;/button&gt;&lt;/div&gt;</text:p>
          </table:table-cell>
          <table:table-cell table:formula="of:=CONCATENATE([$HTML.$A$3];[.F90];[$HTML.$B$3];[.H90];[$HTML.$C$3];[.J90];[$HTML.$D$3];[.N90];[$HTML.$E$3];[.B90];[$HTML.$F$3];[.D90];[$HTML.$G$3];[.B90];[$HTML.$H$3];[.B90];[$HTML.$I$3];[.B90];[$HTML.$J$3];[.B90];[$HTML.$K$3];[.B90];[$HTML.$L$3];[.B90];[$HTML.$M$3];[.B90];[$HTML.$N$3];[.B90];[$HTML.$O$3])" office:value-type="string" office:string-value="&lt;tr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data-expansion="15" data-type="2" data-color="8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&quot; id=&quot;main-1-51&quot;&gt;&lt;img class=&quot;img-card&quot; width=&quot;80&quot; height=&quot;112&quot; src=&quot;https://one-draw.jp/ijinden/cardlist/001/card/01_051.png&quot; /&gt;&lt;div class=&quot;container-num-copies&quot; id=&quot;main-1-51-num-copies&quot;&gt;0&lt;/div&gt;&lt;button type=&quot;button&quot; class=&quot;btn btn-secondary btn-number btn-sm btn-pop&quot; data-type=&quot;minus&quot; data-deck=&quot;main&quot; data-id=&quot;1-51&quot;&gt;-&lt;/button&gt;&lt;button type=&quot;button&quot; class=&quot;btn btn-secondary btn-number btn-sm btn-push&quot; data-type=&quot;plus&quot; data-deck=&quot;main&quot; data-id=&quot;1-51&quot;&gt;+&lt;/button&gt;&lt;button type=&quot;button&quot; class=&quot;btn btn-secondary btn-number btn-sm btn-drop&quot; data-type=&quot;drop&quot; data-id=&quot;1-51&quot;&gt;v&lt;/button&gt;&lt;/div&gt;" calcext:value-type="string">
            <text:p>&lt;div class="container-card" id="main-1-51"&gt;&lt;img class="img-card" width="80" height="112" src="https://one-draw.jp/ijinden/cardlist/001/card/01_051.png" /&gt;&lt;div class="container-num-copies" id="main-1-51-num-copies"&gt;0&lt;/div&gt;&lt;button type="button" class="btn btn-secondary btn-number btn-sm btn-pop" data-type="minus" data-deck="main" data-id="1-51"&gt;-&lt;/button&gt;&lt;button type="button" class="btn btn-secondary btn-number btn-sm btn-push" data-type="plus" data-deck="main" data-id="1-51"&gt;+&lt;/button&gt;&lt;button type="button" class="btn btn-secondary btn-number btn-sm btn-drop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&quot; id=&quot;side-1-51&quot;&gt;&lt;img class=&quot;d-block&quot; width=&quot;80&quot; height=&quot;112&quot; src=&quot;https://one-draw.jp/ijinden/cardlist/001/card/01_051.png&quot; /&gt;&lt;div class=&quot;container-num-copies&quot; id=&quot;side-1-51-num-copies&quot;&gt;0&lt;/div&gt;&lt;button type=&quot;button&quot; class=&quot;btn btn-secondary btn-number btn-sm btn-pop&quot; data-type=&quot;minus&quot; data-deck=&quot;side&quot; data-id=&quot;1-51&quot;&gt;-&lt;/button&gt;&lt;button type=&quot;button&quot; class=&quot;btn btn-secondary btn-number btn-sm btn-push&quot; data-type=&quot;plus&quot; data-deck=&quot;side&quot; data-id=&quot;1-51&quot;&gt;+&lt;/button&gt;&lt;button type=&quot;button&quot; class=&quot;btn btn-secondary btn-number btn-sm btn-raise&quot; data-type=&quot;raise&quot; data-id=&quot;1-51&quot;&gt;^&lt;/button&gt;&lt;/div&gt;" calcext:value-type="string">
            <text:p>&lt;div class="container-card" id="side-1-51"&gt;&lt;img class="d-block" width="80" height="112" src="https://one-draw.jp/ijinden/cardlist/001/card/01_051.png" /&gt;&lt;div class="container-num-copies" id="side-1-51-num-copies"&gt;0&lt;/div&gt;&lt;button type="button" class="btn btn-secondary btn-number btn-sm btn-pop" data-type="minus" data-deck="side" data-id="1-51"&gt;-&lt;/button&gt;&lt;button type="button" class="btn btn-secondary btn-number btn-sm btn-push" data-type="plus" data-deck="side" data-id="1-51"&gt;+&lt;/button&gt;&lt;button type="button" class="btn btn-secondary btn-number btn-sm btn-raise" data-type="raise" data-id="1-51"&gt;^&lt;/button&gt;&lt;/div&gt;</text:p>
          </table:table-cell>
          <table:table-cell table:formula="of:=CONCATENATE([$HTML.$A$3];[.F91];[$HTML.$B$3];[.H91];[$HTML.$C$3];[.J91];[$HTML.$D$3];[.N91];[$HTML.$E$3];[.B91];[$HTML.$F$3];[.D91];[$HTML.$G$3];[.B91];[$HTML.$H$3];[.B91];[$HTML.$I$3];[.B91];[$HTML.$J$3];[.B91];[$HTML.$K$3];[.B91];[$HTML.$L$3];[.B91];[$HTML.$M$3];[.B91];[$HTML.$N$3];[.B91];[$HTML.$O$3])" office:value-type="string" office:string-value="&lt;tr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data-expansion="15" data-type="2" data-color="8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&quot; id=&quot;main-1-52&quot;&gt;&lt;img class=&quot;img-card&quot; width=&quot;80&quot; height=&quot;112&quot; src=&quot;https://one-draw.jp/ijinden/cardlist/001/card/01_052.png&quot; /&gt;&lt;div class=&quot;container-num-copies&quot; id=&quot;main-1-52-num-copies&quot;&gt;0&lt;/div&gt;&lt;button type=&quot;button&quot; class=&quot;btn btn-secondary btn-number btn-sm btn-pop&quot; data-type=&quot;minus&quot; data-deck=&quot;main&quot; data-id=&quot;1-52&quot;&gt;-&lt;/button&gt;&lt;button type=&quot;button&quot; class=&quot;btn btn-secondary btn-number btn-sm btn-push&quot; data-type=&quot;plus&quot; data-deck=&quot;main&quot; data-id=&quot;1-52&quot;&gt;+&lt;/button&gt;&lt;button type=&quot;button&quot; class=&quot;btn btn-secondary btn-number btn-sm btn-drop&quot; data-type=&quot;drop&quot; data-id=&quot;1-52&quot;&gt;v&lt;/button&gt;&lt;/div&gt;" calcext:value-type="string">
            <text:p>&lt;div class="container-card" id="main-1-52"&gt;&lt;img class="img-card" width="80" height="112" src="https://one-draw.jp/ijinden/cardlist/001/card/01_052.png" /&gt;&lt;div class="container-num-copies" id="main-1-52-num-copies"&gt;0&lt;/div&gt;&lt;button type="button" class="btn btn-secondary btn-number btn-sm btn-pop" data-type="minus" data-deck="main" data-id="1-52"&gt;-&lt;/button&gt;&lt;button type="button" class="btn btn-secondary btn-number btn-sm btn-push" data-type="plus" data-deck="main" data-id="1-52"&gt;+&lt;/button&gt;&lt;button type="button" class="btn btn-secondary btn-number btn-sm btn-drop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&quot; id=&quot;side-1-52&quot;&gt;&lt;img class=&quot;d-block&quot; width=&quot;80&quot; height=&quot;112&quot; src=&quot;https://one-draw.jp/ijinden/cardlist/001/card/01_052.png&quot; /&gt;&lt;div class=&quot;container-num-copies&quot; id=&quot;side-1-52-num-copies&quot;&gt;0&lt;/div&gt;&lt;button type=&quot;button&quot; class=&quot;btn btn-secondary btn-number btn-sm btn-pop&quot; data-type=&quot;minus&quot; data-deck=&quot;side&quot; data-id=&quot;1-52&quot;&gt;-&lt;/button&gt;&lt;button type=&quot;button&quot; class=&quot;btn btn-secondary btn-number btn-sm btn-push&quot; data-type=&quot;plus&quot; data-deck=&quot;side&quot; data-id=&quot;1-52&quot;&gt;+&lt;/button&gt;&lt;button type=&quot;button&quot; class=&quot;btn btn-secondary btn-number btn-sm btn-raise&quot; data-type=&quot;raise&quot; data-id=&quot;1-52&quot;&gt;^&lt;/button&gt;&lt;/div&gt;" calcext:value-type="string">
            <text:p>&lt;div class="container-card" id="side-1-52"&gt;&lt;img class="d-block" width="80" height="112" src="https://one-draw.jp/ijinden/cardlist/001/card/01_052.png" /&gt;&lt;div class="container-num-copies" id="side-1-52-num-copies"&gt;0&lt;/div&gt;&lt;button type="button" class="btn btn-secondary btn-number btn-sm btn-pop" data-type="minus" data-deck="side" data-id="1-52"&gt;-&lt;/button&gt;&lt;button type="button" class="btn btn-secondary btn-number btn-sm btn-push" data-type="plus" data-deck="side" data-id="1-52"&gt;+&lt;/button&gt;&lt;button type="button" class="btn btn-secondary btn-number btn-sm btn-raise" data-type="raise" data-id="1-52"&gt;^&lt;/button&gt;&lt;/div&gt;</text:p>
          </table:table-cell>
          <table:table-cell table:formula="of:=CONCATENATE([$HTML.$A$3];[.F92];[$HTML.$B$3];[.H92];[$HTML.$C$3];[.J92];[$HTML.$D$3];[.N92];[$HTML.$E$3];[.B92];[$HTML.$F$3];[.D92];[$HTML.$G$3];[.B92];[$HTML.$H$3];[.B92];[$HTML.$I$3];[.B92];[$HTML.$J$3];[.B92];[$HTML.$K$3];[.B92];[$HTML.$L$3];[.B92];[$HTML.$M$3];[.B92];[$HTML.$N$3];[.B92];[$HTML.$O$3])" office:value-type="string" office:string-value="&lt;tr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data-expansion="15" data-type="3" data-color="2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&quot; id=&quot;main-1-53&quot;&gt;&lt;img class=&quot;img-card&quot; width=&quot;80&quot; height=&quot;112&quot; src=&quot;https://one-draw.jp/ijinden/cardlist/001/card/01_053.png&quot; /&gt;&lt;div class=&quot;container-num-copies&quot; id=&quot;main-1-53-num-copies&quot;&gt;0&lt;/div&gt;&lt;button type=&quot;button&quot; class=&quot;btn btn-secondary btn-number btn-sm btn-pop&quot; data-type=&quot;minus&quot; data-deck=&quot;main&quot; data-id=&quot;1-53&quot;&gt;-&lt;/button&gt;&lt;button type=&quot;button&quot; class=&quot;btn btn-secondary btn-number btn-sm btn-push&quot; data-type=&quot;plus&quot; data-deck=&quot;main&quot; data-id=&quot;1-53&quot;&gt;+&lt;/button&gt;&lt;button type=&quot;button&quot; class=&quot;btn btn-secondary btn-number btn-sm btn-drop&quot; data-type=&quot;drop&quot; data-id=&quot;1-53&quot;&gt;v&lt;/button&gt;&lt;/div&gt;" calcext:value-type="string">
            <text:p>&lt;div class="container-card" id="main-1-53"&gt;&lt;img class="img-card" width="80" height="112" src="https://one-draw.jp/ijinden/cardlist/001/card/01_053.png" /&gt;&lt;div class="container-num-copies" id="main-1-53-num-copies"&gt;0&lt;/div&gt;&lt;button type="button" class="btn btn-secondary btn-number btn-sm btn-pop" data-type="minus" data-deck="main" data-id="1-53"&gt;-&lt;/button&gt;&lt;button type="button" class="btn btn-secondary btn-number btn-sm btn-push" data-type="plus" data-deck="main" data-id="1-53"&gt;+&lt;/button&gt;&lt;button type="button" class="btn btn-secondary btn-number btn-sm btn-drop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&quot; id=&quot;side-1-53&quot;&gt;&lt;img class=&quot;d-block&quot; width=&quot;80&quot; height=&quot;112&quot; src=&quot;https://one-draw.jp/ijinden/cardlist/001/card/01_053.png&quot; /&gt;&lt;div class=&quot;container-num-copies&quot; id=&quot;side-1-53-num-copies&quot;&gt;0&lt;/div&gt;&lt;button type=&quot;button&quot; class=&quot;btn btn-secondary btn-number btn-sm btn-pop&quot; data-type=&quot;minus&quot; data-deck=&quot;side&quot; data-id=&quot;1-53&quot;&gt;-&lt;/button&gt;&lt;button type=&quot;button&quot; class=&quot;btn btn-secondary btn-number btn-sm btn-push&quot; data-type=&quot;plus&quot; data-deck=&quot;side&quot; data-id=&quot;1-53&quot;&gt;+&lt;/button&gt;&lt;button type=&quot;button&quot; class=&quot;btn btn-secondary btn-number btn-sm btn-raise&quot; data-type=&quot;raise&quot; data-id=&quot;1-53&quot;&gt;^&lt;/button&gt;&lt;/div&gt;" calcext:value-type="string">
            <text:p>&lt;div class="container-card" id="side-1-53"&gt;&lt;img class="d-block" width="80" height="112" src="https://one-draw.jp/ijinden/cardlist/001/card/01_053.png" /&gt;&lt;div class="container-num-copies" id="side-1-53-num-copies"&gt;0&lt;/div&gt;&lt;button type="button" class="btn btn-secondary btn-number btn-sm btn-pop" data-type="minus" data-deck="side" data-id="1-53"&gt;-&lt;/button&gt;&lt;button type="button" class="btn btn-secondary btn-number btn-sm btn-push" data-type="plus" data-deck="side" data-id="1-53"&gt;+&lt;/button&gt;&lt;button type="button" class="btn btn-secondary btn-number btn-sm btn-raise" data-type="raise" data-id="1-53"&gt;^&lt;/button&gt;&lt;/div&gt;</text:p>
          </table:table-cell>
          <table:table-cell table:formula="of:=CONCATENATE([$HTML.$A$3];[.F93];[$HTML.$B$3];[.H93];[$HTML.$C$3];[.J93];[$HTML.$D$3];[.N93];[$HTML.$E$3];[.B93];[$HTML.$F$3];[.D93];[$HTML.$G$3];[.B93];[$HTML.$H$3];[.B93];[$HTML.$I$3];[.B93];[$HTML.$J$3];[.B93];[$HTML.$K$3];[.B93];[$HTML.$L$3];[.B93];[$HTML.$M$3];[.B93];[$HTML.$N$3];[.B93];[$HTML.$O$3])" office:value-type="string" office:string-value="&lt;tr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data-expansion="15" data-type="3" data-color="2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&quot; id=&quot;main-1-54&quot;&gt;&lt;img class=&quot;img-card&quot; width=&quot;80&quot; height=&quot;112&quot; src=&quot;https://one-draw.jp/ijinden/cardlist/001/card/01_054.png&quot; /&gt;&lt;div class=&quot;container-num-copies&quot; id=&quot;main-1-54-num-copies&quot;&gt;0&lt;/div&gt;&lt;button type=&quot;button&quot; class=&quot;btn btn-secondary btn-number btn-sm btn-pop&quot; data-type=&quot;minus&quot; data-deck=&quot;main&quot; data-id=&quot;1-54&quot;&gt;-&lt;/button&gt;&lt;button type=&quot;button&quot; class=&quot;btn btn-secondary btn-number btn-sm btn-push&quot; data-type=&quot;plus&quot; data-deck=&quot;main&quot; data-id=&quot;1-54&quot;&gt;+&lt;/button&gt;&lt;button type=&quot;button&quot; class=&quot;btn btn-secondary btn-number btn-sm btn-drop&quot; data-type=&quot;drop&quot; data-id=&quot;1-54&quot;&gt;v&lt;/button&gt;&lt;/div&gt;" calcext:value-type="string">
            <text:p>&lt;div class="container-card" id="main-1-54"&gt;&lt;img class="img-card" width="80" height="112" src="https://one-draw.jp/ijinden/cardlist/001/card/01_054.png" /&gt;&lt;div class="container-num-copies" id="main-1-54-num-copies"&gt;0&lt;/div&gt;&lt;button type="button" class="btn btn-secondary btn-number btn-sm btn-pop" data-type="minus" data-deck="main" data-id="1-54"&gt;-&lt;/button&gt;&lt;button type="button" class="btn btn-secondary btn-number btn-sm btn-push" data-type="plus" data-deck="main" data-id="1-54"&gt;+&lt;/button&gt;&lt;button type="button" class="btn btn-secondary btn-number btn-sm btn-drop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&quot; id=&quot;side-1-54&quot;&gt;&lt;img class=&quot;d-block&quot; width=&quot;80&quot; height=&quot;112&quot; src=&quot;https://one-draw.jp/ijinden/cardlist/001/card/01_054.png&quot; /&gt;&lt;div class=&quot;container-num-copies&quot; id=&quot;side-1-54-num-copies&quot;&gt;0&lt;/div&gt;&lt;button type=&quot;button&quot; class=&quot;btn btn-secondary btn-number btn-sm btn-pop&quot; data-type=&quot;minus&quot; data-deck=&quot;side&quot; data-id=&quot;1-54&quot;&gt;-&lt;/button&gt;&lt;button type=&quot;button&quot; class=&quot;btn btn-secondary btn-number btn-sm btn-push&quot; data-type=&quot;plus&quot; data-deck=&quot;side&quot; data-id=&quot;1-54&quot;&gt;+&lt;/button&gt;&lt;button type=&quot;button&quot; class=&quot;btn btn-secondary btn-number btn-sm btn-raise&quot; data-type=&quot;raise&quot; data-id=&quot;1-54&quot;&gt;^&lt;/button&gt;&lt;/div&gt;" calcext:value-type="string">
            <text:p>&lt;div class="container-card" id="side-1-54"&gt;&lt;img class="d-block" width="80" height="112" src="https://one-draw.jp/ijinden/cardlist/001/card/01_054.png" /&gt;&lt;div class="container-num-copies" id="side-1-54-num-copies"&gt;0&lt;/div&gt;&lt;button type="button" class="btn btn-secondary btn-number btn-sm btn-pop" data-type="minus" data-deck="side" data-id="1-54"&gt;-&lt;/button&gt;&lt;button type="button" class="btn btn-secondary btn-number btn-sm btn-push" data-type="plus" data-deck="side" data-id="1-54"&gt;+&lt;/button&gt;&lt;button type="button" class="btn btn-secondary btn-number btn-sm btn-raise" data-type="raise" data-id="1-54"&gt;^&lt;/button&gt;&lt;/div&gt;</text:p>
          </table:table-cell>
          <table:table-cell table:formula="of:=CONCATENATE([$HTML.$A$3];[.F94];[$HTML.$B$3];[.H94];[$HTML.$C$3];[.J94];[$HTML.$D$3];[.N94];[$HTML.$E$3];[.B94];[$HTML.$F$3];[.D94];[$HTML.$G$3];[.B94];[$HTML.$H$3];[.B94];[$HTML.$I$3];[.B94];[$HTML.$J$3];[.B94];[$HTML.$K$3];[.B94];[$HTML.$L$3];[.B94];[$HTML.$M$3];[.B94];[$HTML.$N$3];[.B94];[$HTML.$O$3])" office:value-type="string" office:string-value="&lt;tr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data-expansion="15" data-type="3" data-color="2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&quot; id=&quot;main-1-55&quot;&gt;&lt;img class=&quot;img-card&quot; width=&quot;80&quot; height=&quot;112&quot; src=&quot;https://one-draw.jp/ijinden/cardlist/001/card/01_055.png&quot; /&gt;&lt;div class=&quot;container-num-copies&quot; id=&quot;main-1-55-num-copies&quot;&gt;0&lt;/div&gt;&lt;button type=&quot;button&quot; class=&quot;btn btn-secondary btn-number btn-sm btn-pop&quot; data-type=&quot;minus&quot; data-deck=&quot;main&quot; data-id=&quot;1-55&quot;&gt;-&lt;/button&gt;&lt;button type=&quot;button&quot; class=&quot;btn btn-secondary btn-number btn-sm btn-push&quot; data-type=&quot;plus&quot; data-deck=&quot;main&quot; data-id=&quot;1-55&quot;&gt;+&lt;/button&gt;&lt;button type=&quot;button&quot; class=&quot;btn btn-secondary btn-number btn-sm btn-drop&quot; data-type=&quot;drop&quot; data-id=&quot;1-55&quot;&gt;v&lt;/button&gt;&lt;/div&gt;" calcext:value-type="string">
            <text:p>&lt;div class="container-card" id="main-1-55"&gt;&lt;img class="img-card" width="80" height="112" src="https://one-draw.jp/ijinden/cardlist/001/card/01_055.png" /&gt;&lt;div class="container-num-copies" id="main-1-55-num-copies"&gt;0&lt;/div&gt;&lt;button type="button" class="btn btn-secondary btn-number btn-sm btn-pop" data-type="minus" data-deck="main" data-id="1-55"&gt;-&lt;/button&gt;&lt;button type="button" class="btn btn-secondary btn-number btn-sm btn-push" data-type="plus" data-deck="main" data-id="1-55"&gt;+&lt;/button&gt;&lt;button type="button" class="btn btn-secondary btn-number btn-sm btn-drop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&quot; id=&quot;side-1-55&quot;&gt;&lt;img class=&quot;d-block&quot; width=&quot;80&quot; height=&quot;112&quot; src=&quot;https://one-draw.jp/ijinden/cardlist/001/card/01_055.png&quot; /&gt;&lt;div class=&quot;container-num-copies&quot; id=&quot;side-1-55-num-copies&quot;&gt;0&lt;/div&gt;&lt;button type=&quot;button&quot; class=&quot;btn btn-secondary btn-number btn-sm btn-pop&quot; data-type=&quot;minus&quot; data-deck=&quot;side&quot; data-id=&quot;1-55&quot;&gt;-&lt;/button&gt;&lt;button type=&quot;button&quot; class=&quot;btn btn-secondary btn-number btn-sm btn-push&quot; data-type=&quot;plus&quot; data-deck=&quot;side&quot; data-id=&quot;1-55&quot;&gt;+&lt;/button&gt;&lt;button type=&quot;button&quot; class=&quot;btn btn-secondary btn-number btn-sm btn-raise&quot; data-type=&quot;raise&quot; data-id=&quot;1-55&quot;&gt;^&lt;/button&gt;&lt;/div&gt;" calcext:value-type="string">
            <text:p>&lt;div class="container-card" id="side-1-55"&gt;&lt;img class="d-block" width="80" height="112" src="https://one-draw.jp/ijinden/cardlist/001/card/01_055.png" /&gt;&lt;div class="container-num-copies" id="side-1-55-num-copies"&gt;0&lt;/div&gt;&lt;button type="button" class="btn btn-secondary btn-number btn-sm btn-pop" data-type="minus" data-deck="side" data-id="1-55"&gt;-&lt;/button&gt;&lt;button type="button" class="btn btn-secondary btn-number btn-sm btn-push" data-type="plus" data-deck="side" data-id="1-55"&gt;+&lt;/button&gt;&lt;button type="button" class="btn btn-secondary btn-number btn-sm btn-raise" data-type="raise" data-id="1-55"&gt;^&lt;/button&gt;&lt;/div&gt;</text:p>
          </table:table-cell>
          <table:table-cell table:formula="of:=CONCATENATE([$HTML.$A$3];[.F95];[$HTML.$B$3];[.H95];[$HTML.$C$3];[.J95];[$HTML.$D$3];[.N95];[$HTML.$E$3];[.B95];[$HTML.$F$3];[.D95];[$HTML.$G$3];[.B95];[$HTML.$H$3];[.B95];[$HTML.$I$3];[.B95];[$HTML.$J$3];[.B95];[$HTML.$K$3];[.B95];[$HTML.$L$3];[.B95];[$HTML.$M$3];[.B95];[$HTML.$N$3];[.B95];[$HTML.$O$3])" office:value-type="string" office:string-value="&lt;tr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data-expansion="15" data-type="3" data-color="4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&quot; id=&quot;main-1-56&quot;&gt;&lt;img class=&quot;img-card&quot; width=&quot;80&quot; height=&quot;112&quot; src=&quot;https://one-draw.jp/ijinden/cardlist/001/card/01_056.png&quot; /&gt;&lt;div class=&quot;container-num-copies&quot; id=&quot;main-1-56-num-copies&quot;&gt;0&lt;/div&gt;&lt;button type=&quot;button&quot; class=&quot;btn btn-secondary btn-number btn-sm btn-pop&quot; data-type=&quot;minus&quot; data-deck=&quot;main&quot; data-id=&quot;1-56&quot;&gt;-&lt;/button&gt;&lt;button type=&quot;button&quot; class=&quot;btn btn-secondary btn-number btn-sm btn-push&quot; data-type=&quot;plus&quot; data-deck=&quot;main&quot; data-id=&quot;1-56&quot;&gt;+&lt;/button&gt;&lt;button type=&quot;button&quot; class=&quot;btn btn-secondary btn-number btn-sm btn-drop&quot; data-type=&quot;drop&quot; data-id=&quot;1-56&quot;&gt;v&lt;/button&gt;&lt;/div&gt;" calcext:value-type="string">
            <text:p>&lt;div class="container-card" id="main-1-56"&gt;&lt;img class="img-card" width="80" height="112" src="https://one-draw.jp/ijinden/cardlist/001/card/01_056.png" /&gt;&lt;div class="container-num-copies" id="main-1-56-num-copies"&gt;0&lt;/div&gt;&lt;button type="button" class="btn btn-secondary btn-number btn-sm btn-pop" data-type="minus" data-deck="main" data-id="1-56"&gt;-&lt;/button&gt;&lt;button type="button" class="btn btn-secondary btn-number btn-sm btn-push" data-type="plus" data-deck="main" data-id="1-56"&gt;+&lt;/button&gt;&lt;button type="button" class="btn btn-secondary btn-number btn-sm btn-drop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&quot; id=&quot;side-1-56&quot;&gt;&lt;img class=&quot;d-block&quot; width=&quot;80&quot; height=&quot;112&quot; src=&quot;https://one-draw.jp/ijinden/cardlist/001/card/01_056.png&quot; /&gt;&lt;div class=&quot;container-num-copies&quot; id=&quot;side-1-56-num-copies&quot;&gt;0&lt;/div&gt;&lt;button type=&quot;button&quot; class=&quot;btn btn-secondary btn-number btn-sm btn-pop&quot; data-type=&quot;minus&quot; data-deck=&quot;side&quot; data-id=&quot;1-56&quot;&gt;-&lt;/button&gt;&lt;button type=&quot;button&quot; class=&quot;btn btn-secondary btn-number btn-sm btn-push&quot; data-type=&quot;plus&quot; data-deck=&quot;side&quot; data-id=&quot;1-56&quot;&gt;+&lt;/button&gt;&lt;button type=&quot;button&quot; class=&quot;btn btn-secondary btn-number btn-sm btn-raise&quot; data-type=&quot;raise&quot; data-id=&quot;1-56&quot;&gt;^&lt;/button&gt;&lt;/div&gt;" calcext:value-type="string">
            <text:p>&lt;div class="container-card" id="side-1-56"&gt;&lt;img class="d-block" width="80" height="112" src="https://one-draw.jp/ijinden/cardlist/001/card/01_056.png" /&gt;&lt;div class="container-num-copies" id="side-1-56-num-copies"&gt;0&lt;/div&gt;&lt;button type="button" class="btn btn-secondary btn-number btn-sm btn-pop" data-type="minus" data-deck="side" data-id="1-56"&gt;-&lt;/button&gt;&lt;button type="button" class="btn btn-secondary btn-number btn-sm btn-push" data-type="plus" data-deck="side" data-id="1-56"&gt;+&lt;/button&gt;&lt;button type="button" class="btn btn-secondary btn-number btn-sm btn-raise" data-type="raise" data-id="1-56"&gt;^&lt;/button&gt;&lt;/div&gt;</text:p>
          </table:table-cell>
          <table:table-cell table:formula="of:=CONCATENATE([$HTML.$A$3];[.F96];[$HTML.$B$3];[.H96];[$HTML.$C$3];[.J96];[$HTML.$D$3];[.N96];[$HTML.$E$3];[.B96];[$HTML.$F$3];[.D96];[$HTML.$G$3];[.B96];[$HTML.$H$3];[.B96];[$HTML.$I$3];[.B96];[$HTML.$J$3];[.B96];[$HTML.$K$3];[.B96];[$HTML.$L$3];[.B96];[$HTML.$M$3];[.B96];[$HTML.$N$3];[.B96];[$HTML.$O$3])" office:value-type="string" office:string-value="&lt;tr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data-expansion="15" data-type="3" data-color="4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&quot; id=&quot;main-1-57&quot;&gt;&lt;img class=&quot;img-card&quot; width=&quot;80&quot; height=&quot;112&quot; src=&quot;https://one-draw.jp/ijinden/cardlist/001/card/01_057.png&quot; /&gt;&lt;div class=&quot;container-num-copies&quot; id=&quot;main-1-57-num-copies&quot;&gt;0&lt;/div&gt;&lt;button type=&quot;button&quot; class=&quot;btn btn-secondary btn-number btn-sm btn-pop&quot; data-type=&quot;minus&quot; data-deck=&quot;main&quot; data-id=&quot;1-57&quot;&gt;-&lt;/button&gt;&lt;button type=&quot;button&quot; class=&quot;btn btn-secondary btn-number btn-sm btn-push&quot; data-type=&quot;plus&quot; data-deck=&quot;main&quot; data-id=&quot;1-57&quot;&gt;+&lt;/button&gt;&lt;button type=&quot;button&quot; class=&quot;btn btn-secondary btn-number btn-sm btn-drop&quot; data-type=&quot;drop&quot; data-id=&quot;1-57&quot;&gt;v&lt;/button&gt;&lt;/div&gt;" calcext:value-type="string">
            <text:p>&lt;div class="container-card" id="main-1-57"&gt;&lt;img class="img-card" width="80" height="112" src="https://one-draw.jp/ijinden/cardlist/001/card/01_057.png" /&gt;&lt;div class="container-num-copies" id="main-1-57-num-copies"&gt;0&lt;/div&gt;&lt;button type="button" class="btn btn-secondary btn-number btn-sm btn-pop" data-type="minus" data-deck="main" data-id="1-57"&gt;-&lt;/button&gt;&lt;button type="button" class="btn btn-secondary btn-number btn-sm btn-push" data-type="plus" data-deck="main" data-id="1-57"&gt;+&lt;/button&gt;&lt;button type="button" class="btn btn-secondary btn-number btn-sm btn-drop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&quot; id=&quot;side-1-57&quot;&gt;&lt;img class=&quot;d-block&quot; width=&quot;80&quot; height=&quot;112&quot; src=&quot;https://one-draw.jp/ijinden/cardlist/001/card/01_057.png&quot; /&gt;&lt;div class=&quot;container-num-copies&quot; id=&quot;side-1-57-num-copies&quot;&gt;0&lt;/div&gt;&lt;button type=&quot;button&quot; class=&quot;btn btn-secondary btn-number btn-sm btn-pop&quot; data-type=&quot;minus&quot; data-deck=&quot;side&quot; data-id=&quot;1-57&quot;&gt;-&lt;/button&gt;&lt;button type=&quot;button&quot; class=&quot;btn btn-secondary btn-number btn-sm btn-push&quot; data-type=&quot;plus&quot; data-deck=&quot;side&quot; data-id=&quot;1-57&quot;&gt;+&lt;/button&gt;&lt;button type=&quot;button&quot; class=&quot;btn btn-secondary btn-number btn-sm btn-raise&quot; data-type=&quot;raise&quot; data-id=&quot;1-57&quot;&gt;^&lt;/button&gt;&lt;/div&gt;" calcext:value-type="string">
            <text:p>&lt;div class="container-card" id="side-1-57"&gt;&lt;img class="d-block" width="80" height="112" src="https://one-draw.jp/ijinden/cardlist/001/card/01_057.png" /&gt;&lt;div class="container-num-copies" id="side-1-57-num-copies"&gt;0&lt;/div&gt;&lt;button type="button" class="btn btn-secondary btn-number btn-sm btn-pop" data-type="minus" data-deck="side" data-id="1-57"&gt;-&lt;/button&gt;&lt;button type="button" class="btn btn-secondary btn-number btn-sm btn-push" data-type="plus" data-deck="side" data-id="1-57"&gt;+&lt;/button&gt;&lt;button type="button" class="btn btn-secondary btn-number btn-sm btn-raise" data-type="raise" data-id="1-57"&gt;^&lt;/button&gt;&lt;/div&gt;</text:p>
          </table:table-cell>
          <table:table-cell table:formula="of:=CONCATENATE([$HTML.$A$3];[.F97];[$HTML.$B$3];[.H97];[$HTML.$C$3];[.J97];[$HTML.$D$3];[.N97];[$HTML.$E$3];[.B97];[$HTML.$F$3];[.D97];[$HTML.$G$3];[.B97];[$HTML.$H$3];[.B97];[$HTML.$I$3];[.B97];[$HTML.$J$3];[.B97];[$HTML.$K$3];[.B97];[$HTML.$L$3];[.B97];[$HTML.$M$3];[.B97];[$HTML.$N$3];[.B97];[$HTML.$O$3])" office:value-type="string" office:string-value="&lt;tr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data-expansion="15" data-type="3" data-color="8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&quot; id=&quot;main-1-58&quot;&gt;&lt;img class=&quot;img-card&quot; width=&quot;80&quot; height=&quot;112&quot; src=&quot;https://one-draw.jp/ijinden/cardlist/001/card/01_058.png&quot; /&gt;&lt;div class=&quot;container-num-copies&quot; id=&quot;main-1-58-num-copies&quot;&gt;0&lt;/div&gt;&lt;button type=&quot;button&quot; class=&quot;btn btn-secondary btn-number btn-sm btn-pop&quot; data-type=&quot;minus&quot; data-deck=&quot;main&quot; data-id=&quot;1-58&quot;&gt;-&lt;/button&gt;&lt;button type=&quot;button&quot; class=&quot;btn btn-secondary btn-number btn-sm btn-push&quot; data-type=&quot;plus&quot; data-deck=&quot;main&quot; data-id=&quot;1-58&quot;&gt;+&lt;/button&gt;&lt;button type=&quot;button&quot; class=&quot;btn btn-secondary btn-number btn-sm btn-drop&quot; data-type=&quot;drop&quot; data-id=&quot;1-58&quot;&gt;v&lt;/button&gt;&lt;/div&gt;" calcext:value-type="string">
            <text:p>&lt;div class="container-card" id="main-1-58"&gt;&lt;img class="img-card" width="80" height="112" src="https://one-draw.jp/ijinden/cardlist/001/card/01_058.png" /&gt;&lt;div class="container-num-copies" id="main-1-58-num-copies"&gt;0&lt;/div&gt;&lt;button type="button" class="btn btn-secondary btn-number btn-sm btn-pop" data-type="minus" data-deck="main" data-id="1-58"&gt;-&lt;/button&gt;&lt;button type="button" class="btn btn-secondary btn-number btn-sm btn-push" data-type="plus" data-deck="main" data-id="1-58"&gt;+&lt;/button&gt;&lt;button type="button" class="btn btn-secondary btn-number btn-sm btn-drop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&quot; id=&quot;side-1-58&quot;&gt;&lt;img class=&quot;d-block&quot; width=&quot;80&quot; height=&quot;112&quot; src=&quot;https://one-draw.jp/ijinden/cardlist/001/card/01_058.png&quot; /&gt;&lt;div class=&quot;container-num-copies&quot; id=&quot;side-1-58-num-copies&quot;&gt;0&lt;/div&gt;&lt;button type=&quot;button&quot; class=&quot;btn btn-secondary btn-number btn-sm btn-pop&quot; data-type=&quot;minus&quot; data-deck=&quot;side&quot; data-id=&quot;1-58&quot;&gt;-&lt;/button&gt;&lt;button type=&quot;button&quot; class=&quot;btn btn-secondary btn-number btn-sm btn-push&quot; data-type=&quot;plus&quot; data-deck=&quot;side&quot; data-id=&quot;1-58&quot;&gt;+&lt;/button&gt;&lt;button type=&quot;button&quot; class=&quot;btn btn-secondary btn-number btn-sm btn-raise&quot; data-type=&quot;raise&quot; data-id=&quot;1-58&quot;&gt;^&lt;/button&gt;&lt;/div&gt;" calcext:value-type="string">
            <text:p>&lt;div class="container-card" id="side-1-58"&gt;&lt;img class="d-block" width="80" height="112" src="https://one-draw.jp/ijinden/cardlist/001/card/01_058.png" /&gt;&lt;div class="container-num-copies" id="side-1-58-num-copies"&gt;0&lt;/div&gt;&lt;button type="button" class="btn btn-secondary btn-number btn-sm btn-pop" data-type="minus" data-deck="side" data-id="1-58"&gt;-&lt;/button&gt;&lt;button type="button" class="btn btn-secondary btn-number btn-sm btn-push" data-type="plus" data-deck="side" data-id="1-58"&gt;+&lt;/button&gt;&lt;button type="button" class="btn btn-secondary btn-number btn-sm btn-raise" data-type="raise" data-id="1-58"&gt;^&lt;/button&gt;&lt;/div&gt;</text:p>
          </table:table-cell>
          <table:table-cell table:formula="of:=CONCATENATE([$HTML.$A$3];[.F98];[$HTML.$B$3];[.H98];[$HTML.$C$3];[.J98];[$HTML.$D$3];[.N98];[$HTML.$E$3];[.B98];[$HTML.$F$3];[.D98];[$HTML.$G$3];[.B98];[$HTML.$H$3];[.B98];[$HTML.$I$3];[.B98];[$HTML.$J$3];[.B98];[$HTML.$K$3];[.B98];[$HTML.$L$3];[.B98];[$HTML.$M$3];[.B98];[$HTML.$N$3];[.B98];[$HTML.$O$3])" office:value-type="string" office:string-value="&lt;tr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data-expansion="15" data-type="4" data-color="2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&quot; id=&quot;main-1-59&quot;&gt;&lt;img class=&quot;img-card&quot; width=&quot;80&quot; height=&quot;112&quot; src=&quot;https://one-draw.jp/ijinden/cardlist/001/card/01_059.png&quot; /&gt;&lt;div class=&quot;container-num-copies&quot; id=&quot;main-1-59-num-copies&quot;&gt;0&lt;/div&gt;&lt;button type=&quot;button&quot; class=&quot;btn btn-secondary btn-number btn-sm btn-pop&quot; data-type=&quot;minus&quot; data-deck=&quot;main&quot; data-id=&quot;1-59&quot;&gt;-&lt;/button&gt;&lt;button type=&quot;button&quot; class=&quot;btn btn-secondary btn-number btn-sm btn-push&quot; data-type=&quot;plus&quot; data-deck=&quot;main&quot; data-id=&quot;1-59&quot;&gt;+&lt;/button&gt;&lt;button type=&quot;button&quot; class=&quot;btn btn-secondary btn-number btn-sm btn-drop&quot; data-type=&quot;drop&quot; data-id=&quot;1-59&quot;&gt;v&lt;/button&gt;&lt;/div&gt;" calcext:value-type="string">
            <text:p>&lt;div class="container-card" id="main-1-59"&gt;&lt;img class="img-card" width="80" height="112" src="https://one-draw.jp/ijinden/cardlist/001/card/01_059.png" /&gt;&lt;div class="container-num-copies" id="main-1-59-num-copies"&gt;0&lt;/div&gt;&lt;button type="button" class="btn btn-secondary btn-number btn-sm btn-pop" data-type="minus" data-deck="main" data-id="1-59"&gt;-&lt;/button&gt;&lt;button type="button" class="btn btn-secondary btn-number btn-sm btn-push" data-type="plus" data-deck="main" data-id="1-59"&gt;+&lt;/button&gt;&lt;button type="button" class="btn btn-secondary btn-number btn-sm btn-drop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&quot; id=&quot;side-1-59&quot;&gt;&lt;img class=&quot;d-block&quot; width=&quot;80&quot; height=&quot;112&quot; src=&quot;https://one-draw.jp/ijinden/cardlist/001/card/01_059.png&quot; /&gt;&lt;div class=&quot;container-num-copies&quot; id=&quot;side-1-59-num-copies&quot;&gt;0&lt;/div&gt;&lt;button type=&quot;button&quot; class=&quot;btn btn-secondary btn-number btn-sm btn-pop&quot; data-type=&quot;minus&quot; data-deck=&quot;side&quot; data-id=&quot;1-59&quot;&gt;-&lt;/button&gt;&lt;button type=&quot;button&quot; class=&quot;btn btn-secondary btn-number btn-sm btn-push&quot; data-type=&quot;plus&quot; data-deck=&quot;side&quot; data-id=&quot;1-59&quot;&gt;+&lt;/button&gt;&lt;button type=&quot;button&quot; class=&quot;btn btn-secondary btn-number btn-sm btn-raise&quot; data-type=&quot;raise&quot; data-id=&quot;1-59&quot;&gt;^&lt;/button&gt;&lt;/div&gt;" calcext:value-type="string">
            <text:p>&lt;div class="container-card" id="side-1-59"&gt;&lt;img class="d-block" width="80" height="112" src="https://one-draw.jp/ijinden/cardlist/001/card/01_059.png" /&gt;&lt;div class="container-num-copies" id="side-1-59-num-copies"&gt;0&lt;/div&gt;&lt;button type="button" class="btn btn-secondary btn-number btn-sm btn-pop" data-type="minus" data-deck="side" data-id="1-59"&gt;-&lt;/button&gt;&lt;button type="button" class="btn btn-secondary btn-number btn-sm btn-push" data-type="plus" data-deck="side" data-id="1-59"&gt;+&lt;/button&gt;&lt;button type="button" class="btn btn-secondary btn-number btn-sm btn-raise" data-type="raise" data-id="1-59"&gt;^&lt;/button&gt;&lt;/div&gt;</text:p>
          </table:table-cell>
          <table:table-cell table:formula="of:=CONCATENATE([$HTML.$A$3];[.F99];[$HTML.$B$3];[.H99];[$HTML.$C$3];[.J99];[$HTML.$D$3];[.N99];[$HTML.$E$3];[.B99];[$HTML.$F$3];[.D99];[$HTML.$G$3];[.B99];[$HTML.$H$3];[.B99];[$HTML.$I$3];[.B99];[$HTML.$J$3];[.B99];[$HTML.$K$3];[.B99];[$HTML.$L$3];[.B99];[$HTML.$M$3];[.B99];[$HTML.$N$3];[.B99];[$HTML.$O$3])" office:value-type="string" office:string-value="&lt;tr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data-expansion="15" data-type="4" data-color="2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&quot; id=&quot;main-1-60&quot;&gt;&lt;img class=&quot;img-card&quot; width=&quot;80&quot; height=&quot;112&quot; src=&quot;https://one-draw.jp/ijinden/cardlist/001/card/01_060.png&quot; /&gt;&lt;div class=&quot;container-num-copies&quot; id=&quot;main-1-60-num-copies&quot;&gt;0&lt;/div&gt;&lt;button type=&quot;button&quot; class=&quot;btn btn-secondary btn-number btn-sm btn-pop&quot; data-type=&quot;minus&quot; data-deck=&quot;main&quot; data-id=&quot;1-60&quot;&gt;-&lt;/button&gt;&lt;button type=&quot;button&quot; class=&quot;btn btn-secondary btn-number btn-sm btn-push&quot; data-type=&quot;plus&quot; data-deck=&quot;main&quot; data-id=&quot;1-60&quot;&gt;+&lt;/button&gt;&lt;button type=&quot;button&quot; class=&quot;btn btn-secondary btn-number btn-sm btn-drop&quot; data-type=&quot;drop&quot; data-id=&quot;1-60&quot;&gt;v&lt;/button&gt;&lt;/div&gt;" calcext:value-type="string">
            <text:p>&lt;div class="container-card" id="main-1-60"&gt;&lt;img class="img-card" width="80" height="112" src="https://one-draw.jp/ijinden/cardlist/001/card/01_060.png" /&gt;&lt;div class="container-num-copies" id="main-1-60-num-copies"&gt;0&lt;/div&gt;&lt;button type="button" class="btn btn-secondary btn-number btn-sm btn-pop" data-type="minus" data-deck="main" data-id="1-60"&gt;-&lt;/button&gt;&lt;button type="button" class="btn btn-secondary btn-number btn-sm btn-push" data-type="plus" data-deck="main" data-id="1-60"&gt;+&lt;/button&gt;&lt;button type="button" class="btn btn-secondary btn-number btn-sm btn-drop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&quot; id=&quot;side-1-60&quot;&gt;&lt;img class=&quot;d-block&quot; width=&quot;80&quot; height=&quot;112&quot; src=&quot;https://one-draw.jp/ijinden/cardlist/001/card/01_060.png&quot; /&gt;&lt;div class=&quot;container-num-copies&quot; id=&quot;side-1-60-num-copies&quot;&gt;0&lt;/div&gt;&lt;button type=&quot;button&quot; class=&quot;btn btn-secondary btn-number btn-sm btn-pop&quot; data-type=&quot;minus&quot; data-deck=&quot;side&quot; data-id=&quot;1-60&quot;&gt;-&lt;/button&gt;&lt;button type=&quot;button&quot; class=&quot;btn btn-secondary btn-number btn-sm btn-push&quot; data-type=&quot;plus&quot; data-deck=&quot;side&quot; data-id=&quot;1-60&quot;&gt;+&lt;/button&gt;&lt;button type=&quot;button&quot; class=&quot;btn btn-secondary btn-number btn-sm btn-raise&quot; data-type=&quot;raise&quot; data-id=&quot;1-60&quot;&gt;^&lt;/button&gt;&lt;/div&gt;" calcext:value-type="string">
            <text:p>&lt;div class="container-card" id="side-1-60"&gt;&lt;img class="d-block" width="80" height="112" src="https://one-draw.jp/ijinden/cardlist/001/card/01_060.png" /&gt;&lt;div class="container-num-copies" id="side-1-60-num-copies"&gt;0&lt;/div&gt;&lt;button type="button" class="btn btn-secondary btn-number btn-sm btn-pop" data-type="minus" data-deck="side" data-id="1-60"&gt;-&lt;/button&gt;&lt;button type="button" class="btn btn-secondary btn-number btn-sm btn-push" data-type="plus" data-deck="side" data-id="1-60"&gt;+&lt;/button&gt;&lt;button type="button" class="btn btn-secondary btn-number btn-sm btn-raise" data-type="raise" data-id="1-60"&gt;^&lt;/button&gt;&lt;/div&gt;</text:p>
          </table:table-cell>
          <table:table-cell table:formula="of:=CONCATENATE([$HTML.$A$3];[.F100];[$HTML.$B$3];[.H100];[$HTML.$C$3];[.J100];[$HTML.$D$3];[.N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data-expansion="15" data-type="4" data-color="2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&quot; id=&quot;main-1-61&quot;&gt;&lt;img class=&quot;img-card&quot; width=&quot;80&quot; height=&quot;112&quot; src=&quot;https://one-draw.jp/ijinden/cardlist/001/card/01_061.png&quot; /&gt;&lt;div class=&quot;container-num-copies&quot; id=&quot;main-1-61-num-copies&quot;&gt;0&lt;/div&gt;&lt;button type=&quot;button&quot; class=&quot;btn btn-secondary btn-number btn-sm btn-pop&quot; data-type=&quot;minus&quot; data-deck=&quot;main&quot; data-id=&quot;1-61&quot;&gt;-&lt;/button&gt;&lt;button type=&quot;button&quot; class=&quot;btn btn-secondary btn-number btn-sm btn-push&quot; data-type=&quot;plus&quot; data-deck=&quot;main&quot; data-id=&quot;1-61&quot;&gt;+&lt;/button&gt;&lt;button type=&quot;button&quot; class=&quot;btn btn-secondary btn-number btn-sm btn-drop&quot; data-type=&quot;drop&quot; data-id=&quot;1-61&quot;&gt;v&lt;/button&gt;&lt;/div&gt;" calcext:value-type="string">
            <text:p>&lt;div class="container-card" id="main-1-61"&gt;&lt;img class="img-card" width="80" height="112" src="https://one-draw.jp/ijinden/cardlist/001/card/01_061.png" /&gt;&lt;div class="container-num-copies" id="main-1-61-num-copies"&gt;0&lt;/div&gt;&lt;button type="button" class="btn btn-secondary btn-number btn-sm btn-pop" data-type="minus" data-deck="main" data-id="1-61"&gt;-&lt;/button&gt;&lt;button type="button" class="btn btn-secondary btn-number btn-sm btn-push" data-type="plus" data-deck="main" data-id="1-61"&gt;+&lt;/button&gt;&lt;button type="button" class="btn btn-secondary btn-number btn-sm btn-drop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&quot; id=&quot;side-1-61&quot;&gt;&lt;img class=&quot;d-block&quot; width=&quot;80&quot; height=&quot;112&quot; src=&quot;https://one-draw.jp/ijinden/cardlist/001/card/01_061.png&quot; /&gt;&lt;div class=&quot;container-num-copies&quot; id=&quot;side-1-61-num-copies&quot;&gt;0&lt;/div&gt;&lt;button type=&quot;button&quot; class=&quot;btn btn-secondary btn-number btn-sm btn-pop&quot; data-type=&quot;minus&quot; data-deck=&quot;side&quot; data-id=&quot;1-61&quot;&gt;-&lt;/button&gt;&lt;button type=&quot;button&quot; class=&quot;btn btn-secondary btn-number btn-sm btn-push&quot; data-type=&quot;plus&quot; data-deck=&quot;side&quot; data-id=&quot;1-61&quot;&gt;+&lt;/button&gt;&lt;button type=&quot;button&quot; class=&quot;btn btn-secondary btn-number btn-sm btn-raise&quot; data-type=&quot;raise&quot; data-id=&quot;1-61&quot;&gt;^&lt;/button&gt;&lt;/div&gt;" calcext:value-type="string">
            <text:p>&lt;div class="container-card" id="side-1-61"&gt;&lt;img class="d-block" width="80" height="112" src="https://one-draw.jp/ijinden/cardlist/001/card/01_061.png" /&gt;&lt;div class="container-num-copies" id="side-1-61-num-copies"&gt;0&lt;/div&gt;&lt;button type="button" class="btn btn-secondary btn-number btn-sm btn-pop" data-type="minus" data-deck="side" data-id="1-61"&gt;-&lt;/button&gt;&lt;button type="button" class="btn btn-secondary btn-number btn-sm btn-push" data-type="plus" data-deck="side" data-id="1-61"&gt;+&lt;/button&gt;&lt;button type="button" class="btn btn-secondary btn-number btn-sm btn-raise" data-type="raise" data-id="1-61"&gt;^&lt;/button&gt;&lt;/div&gt;</text:p>
          </table:table-cell>
          <table:table-cell table:formula="of:=CONCATENATE([$HTML.$A$3];[.F101];[$HTML.$B$3];[.H101];[$HTML.$C$3];[.J101];[$HTML.$D$3];[.N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data-expansion="15" data-type="4" data-color="2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&quot; id=&quot;main-1-62&quot;&gt;&lt;img class=&quot;img-card&quot; width=&quot;80&quot; height=&quot;112&quot; src=&quot;https://one-draw.jp/ijinden/cardlist/001/card/01_062.png&quot; /&gt;&lt;div class=&quot;container-num-copies&quot; id=&quot;main-1-62-num-copies&quot;&gt;0&lt;/div&gt;&lt;button type=&quot;button&quot; class=&quot;btn btn-secondary btn-number btn-sm btn-pop&quot; data-type=&quot;minus&quot; data-deck=&quot;main&quot; data-id=&quot;1-62&quot;&gt;-&lt;/button&gt;&lt;button type=&quot;button&quot; class=&quot;btn btn-secondary btn-number btn-sm btn-push&quot; data-type=&quot;plus&quot; data-deck=&quot;main&quot; data-id=&quot;1-62&quot;&gt;+&lt;/button&gt;&lt;button type=&quot;button&quot; class=&quot;btn btn-secondary btn-number btn-sm btn-drop&quot; data-type=&quot;drop&quot; data-id=&quot;1-62&quot;&gt;v&lt;/button&gt;&lt;/div&gt;" calcext:value-type="string">
            <text:p>&lt;div class="container-card" id="main-1-62"&gt;&lt;img class="img-card" width="80" height="112" src="https://one-draw.jp/ijinden/cardlist/001/card/01_062.png" /&gt;&lt;div class="container-num-copies" id="main-1-62-num-copies"&gt;0&lt;/div&gt;&lt;button type="button" class="btn btn-secondary btn-number btn-sm btn-pop" data-type="minus" data-deck="main" data-id="1-62"&gt;-&lt;/button&gt;&lt;button type="button" class="btn btn-secondary btn-number btn-sm btn-push" data-type="plus" data-deck="main" data-id="1-62"&gt;+&lt;/button&gt;&lt;button type="button" class="btn btn-secondary btn-number btn-sm btn-drop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&quot; id=&quot;side-1-62&quot;&gt;&lt;img class=&quot;d-block&quot; width=&quot;80&quot; height=&quot;112&quot; src=&quot;https://one-draw.jp/ijinden/cardlist/001/card/01_062.png&quot; /&gt;&lt;div class=&quot;container-num-copies&quot; id=&quot;side-1-62-num-copies&quot;&gt;0&lt;/div&gt;&lt;button type=&quot;button&quot; class=&quot;btn btn-secondary btn-number btn-sm btn-pop&quot; data-type=&quot;minus&quot; data-deck=&quot;side&quot; data-id=&quot;1-62&quot;&gt;-&lt;/button&gt;&lt;button type=&quot;button&quot; class=&quot;btn btn-secondary btn-number btn-sm btn-push&quot; data-type=&quot;plus&quot; data-deck=&quot;side&quot; data-id=&quot;1-62&quot;&gt;+&lt;/button&gt;&lt;button type=&quot;button&quot; class=&quot;btn btn-secondary btn-number btn-sm btn-raise&quot; data-type=&quot;raise&quot; data-id=&quot;1-62&quot;&gt;^&lt;/button&gt;&lt;/div&gt;" calcext:value-type="string">
            <text:p>&lt;div class="container-card" id="side-1-62"&gt;&lt;img class="d-block" width="80" height="112" src="https://one-draw.jp/ijinden/cardlist/001/card/01_062.png" /&gt;&lt;div class="container-num-copies" id="side-1-62-num-copies"&gt;0&lt;/div&gt;&lt;button type="button" class="btn btn-secondary btn-number btn-sm btn-pop" data-type="minus" data-deck="side" data-id="1-62"&gt;-&lt;/button&gt;&lt;button type="button" class="btn btn-secondary btn-number btn-sm btn-push" data-type="plus" data-deck="side" data-id="1-62"&gt;+&lt;/button&gt;&lt;button type="button" class="btn btn-secondary btn-number btn-sm btn-raise" data-type="raise" data-id="1-62"&gt;^&lt;/button&gt;&lt;/div&gt;</text:p>
          </table:table-cell>
          <table:table-cell table:formula="of:=CONCATENATE([$HTML.$A$3];[.F102];[$HTML.$B$3];[.H102];[$HTML.$C$3];[.J102];[$HTML.$D$3];[.N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data-expansion="15" data-type="4" data-color="4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&quot; id=&quot;main-1-63&quot;&gt;&lt;img class=&quot;img-card&quot; width=&quot;80&quot; height=&quot;112&quot; src=&quot;https://one-draw.jp/ijinden/cardlist/001/card/01_063.png&quot; /&gt;&lt;div class=&quot;container-num-copies&quot; id=&quot;main-1-63-num-copies&quot;&gt;0&lt;/div&gt;&lt;button type=&quot;button&quot; class=&quot;btn btn-secondary btn-number btn-sm btn-pop&quot; data-type=&quot;minus&quot; data-deck=&quot;main&quot; data-id=&quot;1-63&quot;&gt;-&lt;/button&gt;&lt;button type=&quot;button&quot; class=&quot;btn btn-secondary btn-number btn-sm btn-push&quot; data-type=&quot;plus&quot; data-deck=&quot;main&quot; data-id=&quot;1-63&quot;&gt;+&lt;/button&gt;&lt;button type=&quot;button&quot; class=&quot;btn btn-secondary btn-number btn-sm btn-drop&quot; data-type=&quot;drop&quot; data-id=&quot;1-63&quot;&gt;v&lt;/button&gt;&lt;/div&gt;" calcext:value-type="string">
            <text:p>&lt;div class="container-card" id="main-1-63"&gt;&lt;img class="img-card" width="80" height="112" src="https://one-draw.jp/ijinden/cardlist/001/card/01_063.png" /&gt;&lt;div class="container-num-copies" id="main-1-63-num-copies"&gt;0&lt;/div&gt;&lt;button type="button" class="btn btn-secondary btn-number btn-sm btn-pop" data-type="minus" data-deck="main" data-id="1-63"&gt;-&lt;/button&gt;&lt;button type="button" class="btn btn-secondary btn-number btn-sm btn-push" data-type="plus" data-deck="main" data-id="1-63"&gt;+&lt;/button&gt;&lt;button type="button" class="btn btn-secondary btn-number btn-sm btn-drop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&quot; id=&quot;side-1-63&quot;&gt;&lt;img class=&quot;d-block&quot; width=&quot;80&quot; height=&quot;112&quot; src=&quot;https://one-draw.jp/ijinden/cardlist/001/card/01_063.png&quot; /&gt;&lt;div class=&quot;container-num-copies&quot; id=&quot;side-1-63-num-copies&quot;&gt;0&lt;/div&gt;&lt;button type=&quot;button&quot; class=&quot;btn btn-secondary btn-number btn-sm btn-pop&quot; data-type=&quot;minus&quot; data-deck=&quot;side&quot; data-id=&quot;1-63&quot;&gt;-&lt;/button&gt;&lt;button type=&quot;button&quot; class=&quot;btn btn-secondary btn-number btn-sm btn-push&quot; data-type=&quot;plus&quot; data-deck=&quot;side&quot; data-id=&quot;1-63&quot;&gt;+&lt;/button&gt;&lt;button type=&quot;button&quot; class=&quot;btn btn-secondary btn-number btn-sm btn-raise&quot; data-type=&quot;raise&quot; data-id=&quot;1-63&quot;&gt;^&lt;/button&gt;&lt;/div&gt;" calcext:value-type="string">
            <text:p>&lt;div class="container-card" id="side-1-63"&gt;&lt;img class="d-block" width="80" height="112" src="https://one-draw.jp/ijinden/cardlist/001/card/01_063.png" /&gt;&lt;div class="container-num-copies" id="side-1-63-num-copies"&gt;0&lt;/div&gt;&lt;button type="button" class="btn btn-secondary btn-number btn-sm btn-pop" data-type="minus" data-deck="side" data-id="1-63"&gt;-&lt;/button&gt;&lt;button type="button" class="btn btn-secondary btn-number btn-sm btn-push" data-type="plus" data-deck="side" data-id="1-63"&gt;+&lt;/button&gt;&lt;button type="button" class="btn btn-secondary btn-number btn-sm btn-raise" data-type="raise" data-id="1-63"&gt;^&lt;/button&gt;&lt;/div&gt;</text:p>
          </table:table-cell>
          <table:table-cell table:formula="of:=CONCATENATE([$HTML.$A$3];[.F103];[$HTML.$B$3];[.H103];[$HTML.$C$3];[.J103];[$HTML.$D$3];[.N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data-expansion="15" data-type="4" data-color="4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&quot; id=&quot;main-1-64&quot;&gt;&lt;img class=&quot;img-card&quot; width=&quot;80&quot; height=&quot;112&quot; src=&quot;https://one-draw.jp/ijinden/cardlist/001/card/01_064.png&quot; /&gt;&lt;div class=&quot;container-num-copies&quot; id=&quot;main-1-64-num-copies&quot;&gt;0&lt;/div&gt;&lt;button type=&quot;button&quot; class=&quot;btn btn-secondary btn-number btn-sm btn-pop&quot; data-type=&quot;minus&quot; data-deck=&quot;main&quot; data-id=&quot;1-64&quot;&gt;-&lt;/button&gt;&lt;button type=&quot;button&quot; class=&quot;btn btn-secondary btn-number btn-sm btn-push&quot; data-type=&quot;plus&quot; data-deck=&quot;main&quot; data-id=&quot;1-64&quot;&gt;+&lt;/button&gt;&lt;button type=&quot;button&quot; class=&quot;btn btn-secondary btn-number btn-sm btn-drop&quot; data-type=&quot;drop&quot; data-id=&quot;1-64&quot;&gt;v&lt;/button&gt;&lt;/div&gt;" calcext:value-type="string">
            <text:p>&lt;div class="container-card" id="main-1-64"&gt;&lt;img class="img-card" width="80" height="112" src="https://one-draw.jp/ijinden/cardlist/001/card/01_064.png" /&gt;&lt;div class="container-num-copies" id="main-1-64-num-copies"&gt;0&lt;/div&gt;&lt;button type="button" class="btn btn-secondary btn-number btn-sm btn-pop" data-type="minus" data-deck="main" data-id="1-64"&gt;-&lt;/button&gt;&lt;button type="button" class="btn btn-secondary btn-number btn-sm btn-push" data-type="plus" data-deck="main" data-id="1-64"&gt;+&lt;/button&gt;&lt;button type="button" class="btn btn-secondary btn-number btn-sm btn-drop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&quot; id=&quot;side-1-64&quot;&gt;&lt;img class=&quot;d-block&quot; width=&quot;80&quot; height=&quot;112&quot; src=&quot;https://one-draw.jp/ijinden/cardlist/001/card/01_064.png&quot; /&gt;&lt;div class=&quot;container-num-copies&quot; id=&quot;side-1-64-num-copies&quot;&gt;0&lt;/div&gt;&lt;button type=&quot;button&quot; class=&quot;btn btn-secondary btn-number btn-sm btn-pop&quot; data-type=&quot;minus&quot; data-deck=&quot;side&quot; data-id=&quot;1-64&quot;&gt;-&lt;/button&gt;&lt;button type=&quot;button&quot; class=&quot;btn btn-secondary btn-number btn-sm btn-push&quot; data-type=&quot;plus&quot; data-deck=&quot;side&quot; data-id=&quot;1-64&quot;&gt;+&lt;/button&gt;&lt;button type=&quot;button&quot; class=&quot;btn btn-secondary btn-number btn-sm btn-raise&quot; data-type=&quot;raise&quot; data-id=&quot;1-64&quot;&gt;^&lt;/button&gt;&lt;/div&gt;" calcext:value-type="string">
            <text:p>&lt;div class="container-card" id="side-1-64"&gt;&lt;img class="d-block" width="80" height="112" src="https://one-draw.jp/ijinden/cardlist/001/card/01_064.png" /&gt;&lt;div class="container-num-copies" id="side-1-64-num-copies"&gt;0&lt;/div&gt;&lt;button type="button" class="btn btn-secondary btn-number btn-sm btn-pop" data-type="minus" data-deck="side" data-id="1-64"&gt;-&lt;/button&gt;&lt;button type="button" class="btn btn-secondary btn-number btn-sm btn-push" data-type="plus" data-deck="side" data-id="1-64"&gt;+&lt;/button&gt;&lt;button type="button" class="btn btn-secondary btn-number btn-sm btn-raise" data-type="raise" data-id="1-64"&gt;^&lt;/button&gt;&lt;/div&gt;</text:p>
          </table:table-cell>
          <table:table-cell table:formula="of:=CONCATENATE([$HTML.$A$3];[.F104];[$HTML.$B$3];[.H104];[$HTML.$C$3];[.J104];[$HTML.$D$3];[.N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data-expansion="15" data-type="4" data-color="4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&quot; id=&quot;main-1-65&quot;&gt;&lt;img class=&quot;img-card&quot; width=&quot;80&quot; height=&quot;112&quot; src=&quot;https://one-draw.jp/ijinden/cardlist/001/card/01_065.png&quot; /&gt;&lt;div class=&quot;container-num-copies&quot; id=&quot;main-1-65-num-copies&quot;&gt;0&lt;/div&gt;&lt;button type=&quot;button&quot; class=&quot;btn btn-secondary btn-number btn-sm btn-pop&quot; data-type=&quot;minus&quot; data-deck=&quot;main&quot; data-id=&quot;1-65&quot;&gt;-&lt;/button&gt;&lt;button type=&quot;button&quot; class=&quot;btn btn-secondary btn-number btn-sm btn-push&quot; data-type=&quot;plus&quot; data-deck=&quot;main&quot; data-id=&quot;1-65&quot;&gt;+&lt;/button&gt;&lt;button type=&quot;button&quot; class=&quot;btn btn-secondary btn-number btn-sm btn-drop&quot; data-type=&quot;drop&quot; data-id=&quot;1-65&quot;&gt;v&lt;/button&gt;&lt;/div&gt;" calcext:value-type="string">
            <text:p>&lt;div class="container-card" id="main-1-65"&gt;&lt;img class="img-card" width="80" height="112" src="https://one-draw.jp/ijinden/cardlist/001/card/01_065.png" /&gt;&lt;div class="container-num-copies" id="main-1-65-num-copies"&gt;0&lt;/div&gt;&lt;button type="button" class="btn btn-secondary btn-number btn-sm btn-pop" data-type="minus" data-deck="main" data-id="1-65"&gt;-&lt;/button&gt;&lt;button type="button" class="btn btn-secondary btn-number btn-sm btn-push" data-type="plus" data-deck="main" data-id="1-65"&gt;+&lt;/button&gt;&lt;button type="button" class="btn btn-secondary btn-number btn-sm btn-drop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&quot; id=&quot;side-1-65&quot;&gt;&lt;img class=&quot;d-block&quot; width=&quot;80&quot; height=&quot;112&quot; src=&quot;https://one-draw.jp/ijinden/cardlist/001/card/01_065.png&quot; /&gt;&lt;div class=&quot;container-num-copies&quot; id=&quot;side-1-65-num-copies&quot;&gt;0&lt;/div&gt;&lt;button type=&quot;button&quot; class=&quot;btn btn-secondary btn-number btn-sm btn-pop&quot; data-type=&quot;minus&quot; data-deck=&quot;side&quot; data-id=&quot;1-65&quot;&gt;-&lt;/button&gt;&lt;button type=&quot;button&quot; class=&quot;btn btn-secondary btn-number btn-sm btn-push&quot; data-type=&quot;plus&quot; data-deck=&quot;side&quot; data-id=&quot;1-65&quot;&gt;+&lt;/button&gt;&lt;button type=&quot;button&quot; class=&quot;btn btn-secondary btn-number btn-sm btn-raise&quot; data-type=&quot;raise&quot; data-id=&quot;1-65&quot;&gt;^&lt;/button&gt;&lt;/div&gt;" calcext:value-type="string">
            <text:p>&lt;div class="container-card" id="side-1-65"&gt;&lt;img class="d-block" width="80" height="112" src="https://one-draw.jp/ijinden/cardlist/001/card/01_065.png" /&gt;&lt;div class="container-num-copies" id="side-1-65-num-copies"&gt;0&lt;/div&gt;&lt;button type="button" class="btn btn-secondary btn-number btn-sm btn-pop" data-type="minus" data-deck="side" data-id="1-65"&gt;-&lt;/button&gt;&lt;button type="button" class="btn btn-secondary btn-number btn-sm btn-push" data-type="plus" data-deck="side" data-id="1-65"&gt;+&lt;/button&gt;&lt;button type="button" class="btn btn-secondary btn-number btn-sm btn-raise" data-type="raise" data-id="1-65"&gt;^&lt;/button&gt;&lt;/div&gt;</text:p>
          </table:table-cell>
          <table:table-cell table:formula="of:=CONCATENATE([$HTML.$A$3];[.F105];[$HTML.$B$3];[.H105];[$HTML.$C$3];[.J105];[$HTML.$D$3];[.N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data-expansion="15" data-type="4" data-color="4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&quot; id=&quot;main-1-66&quot;&gt;&lt;img class=&quot;img-card&quot; width=&quot;80&quot; height=&quot;112&quot; src=&quot;https://one-draw.jp/ijinden/cardlist/001/card/01_066.png&quot; /&gt;&lt;div class=&quot;container-num-copies&quot; id=&quot;main-1-66-num-copies&quot;&gt;0&lt;/div&gt;&lt;button type=&quot;button&quot; class=&quot;btn btn-secondary btn-number btn-sm btn-pop&quot; data-type=&quot;minus&quot; data-deck=&quot;main&quot; data-id=&quot;1-66&quot;&gt;-&lt;/button&gt;&lt;button type=&quot;button&quot; class=&quot;btn btn-secondary btn-number btn-sm btn-push&quot; data-type=&quot;plus&quot; data-deck=&quot;main&quot; data-id=&quot;1-66&quot;&gt;+&lt;/button&gt;&lt;button type=&quot;button&quot; class=&quot;btn btn-secondary btn-number btn-sm btn-drop&quot; data-type=&quot;drop&quot; data-id=&quot;1-66&quot;&gt;v&lt;/button&gt;&lt;/div&gt;" calcext:value-type="string">
            <text:p>&lt;div class="container-card" id="main-1-66"&gt;&lt;img class="img-card" width="80" height="112" src="https://one-draw.jp/ijinden/cardlist/001/card/01_066.png" /&gt;&lt;div class="container-num-copies" id="main-1-66-num-copies"&gt;0&lt;/div&gt;&lt;button type="button" class="btn btn-secondary btn-number btn-sm btn-pop" data-type="minus" data-deck="main" data-id="1-66"&gt;-&lt;/button&gt;&lt;button type="button" class="btn btn-secondary btn-number btn-sm btn-push" data-type="plus" data-deck="main" data-id="1-66"&gt;+&lt;/button&gt;&lt;button type="button" class="btn btn-secondary btn-number btn-sm btn-drop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&quot; id=&quot;side-1-66&quot;&gt;&lt;img class=&quot;d-block&quot; width=&quot;80&quot; height=&quot;112&quot; src=&quot;https://one-draw.jp/ijinden/cardlist/001/card/01_066.png&quot; /&gt;&lt;div class=&quot;container-num-copies&quot; id=&quot;side-1-66-num-copies&quot;&gt;0&lt;/div&gt;&lt;button type=&quot;button&quot; class=&quot;btn btn-secondary btn-number btn-sm btn-pop&quot; data-type=&quot;minus&quot; data-deck=&quot;side&quot; data-id=&quot;1-66&quot;&gt;-&lt;/button&gt;&lt;button type=&quot;button&quot; class=&quot;btn btn-secondary btn-number btn-sm btn-push&quot; data-type=&quot;plus&quot; data-deck=&quot;side&quot; data-id=&quot;1-66&quot;&gt;+&lt;/button&gt;&lt;button type=&quot;button&quot; class=&quot;btn btn-secondary btn-number btn-sm btn-raise&quot; data-type=&quot;raise&quot; data-id=&quot;1-66&quot;&gt;^&lt;/button&gt;&lt;/div&gt;" calcext:value-type="string">
            <text:p>&lt;div class="container-card" id="side-1-66"&gt;&lt;img class="d-block" width="80" height="112" src="https://one-draw.jp/ijinden/cardlist/001/card/01_066.png" /&gt;&lt;div class="container-num-copies" id="side-1-66-num-copies"&gt;0&lt;/div&gt;&lt;button type="button" class="btn btn-secondary btn-number btn-sm btn-pop" data-type="minus" data-deck="side" data-id="1-66"&gt;-&lt;/button&gt;&lt;button type="button" class="btn btn-secondary btn-number btn-sm btn-push" data-type="plus" data-deck="side" data-id="1-66"&gt;+&lt;/button&gt;&lt;button type="button" class="btn btn-secondary btn-number btn-sm btn-raise" data-type="raise" data-id="1-66"&gt;^&lt;/button&gt;&lt;/div&gt;</text:p>
          </table:table-cell>
          <table:table-cell table:formula="of:=CONCATENATE([$HTML.$A$3];[.F106];[$HTML.$B$3];[.H106];[$HTML.$C$3];[.J106];[$HTML.$D$3];[.N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data-expansion="15" data-type="4" data-color="8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&quot; id=&quot;main-1-67&quot;&gt;&lt;img class=&quot;img-card&quot; width=&quot;80&quot; height=&quot;112&quot; src=&quot;https://one-draw.jp/ijinden/cardlist/001/card/01_067.png&quot; /&gt;&lt;div class=&quot;container-num-copies&quot; id=&quot;main-1-67-num-copies&quot;&gt;0&lt;/div&gt;&lt;button type=&quot;button&quot; class=&quot;btn btn-secondary btn-number btn-sm btn-pop&quot; data-type=&quot;minus&quot; data-deck=&quot;main&quot; data-id=&quot;1-67&quot;&gt;-&lt;/button&gt;&lt;button type=&quot;button&quot; class=&quot;btn btn-secondary btn-number btn-sm btn-push&quot; data-type=&quot;plus&quot; data-deck=&quot;main&quot; data-id=&quot;1-67&quot;&gt;+&lt;/button&gt;&lt;button type=&quot;button&quot; class=&quot;btn btn-secondary btn-number btn-sm btn-drop&quot; data-type=&quot;drop&quot; data-id=&quot;1-67&quot;&gt;v&lt;/button&gt;&lt;/div&gt;" calcext:value-type="string">
            <text:p>&lt;div class="container-card" id="main-1-67"&gt;&lt;img class="img-card" width="80" height="112" src="https://one-draw.jp/ijinden/cardlist/001/card/01_067.png" /&gt;&lt;div class="container-num-copies" id="main-1-67-num-copies"&gt;0&lt;/div&gt;&lt;button type="button" class="btn btn-secondary btn-number btn-sm btn-pop" data-type="minus" data-deck="main" data-id="1-67"&gt;-&lt;/button&gt;&lt;button type="button" class="btn btn-secondary btn-number btn-sm btn-push" data-type="plus" data-deck="main" data-id="1-67"&gt;+&lt;/button&gt;&lt;button type="button" class="btn btn-secondary btn-number btn-sm btn-drop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&quot; id=&quot;side-1-67&quot;&gt;&lt;img class=&quot;d-block&quot; width=&quot;80&quot; height=&quot;112&quot; src=&quot;https://one-draw.jp/ijinden/cardlist/001/card/01_067.png&quot; /&gt;&lt;div class=&quot;container-num-copies&quot; id=&quot;side-1-67-num-copies&quot;&gt;0&lt;/div&gt;&lt;button type=&quot;button&quot; class=&quot;btn btn-secondary btn-number btn-sm btn-pop&quot; data-type=&quot;minus&quot; data-deck=&quot;side&quot; data-id=&quot;1-67&quot;&gt;-&lt;/button&gt;&lt;button type=&quot;button&quot; class=&quot;btn btn-secondary btn-number btn-sm btn-push&quot; data-type=&quot;plus&quot; data-deck=&quot;side&quot; data-id=&quot;1-67&quot;&gt;+&lt;/button&gt;&lt;button type=&quot;button&quot; class=&quot;btn btn-secondary btn-number btn-sm btn-raise&quot; data-type=&quot;raise&quot; data-id=&quot;1-67&quot;&gt;^&lt;/button&gt;&lt;/div&gt;" calcext:value-type="string">
            <text:p>&lt;div class="container-card" id="side-1-67"&gt;&lt;img class="d-block" width="80" height="112" src="https://one-draw.jp/ijinden/cardlist/001/card/01_067.png" /&gt;&lt;div class="container-num-copies" id="side-1-67-num-copies"&gt;0&lt;/div&gt;&lt;button type="button" class="btn btn-secondary btn-number btn-sm btn-pop" data-type="minus" data-deck="side" data-id="1-67"&gt;-&lt;/button&gt;&lt;button type="button" class="btn btn-secondary btn-number btn-sm btn-push" data-type="plus" data-deck="side" data-id="1-67"&gt;+&lt;/button&gt;&lt;button type="button" class="btn btn-secondary btn-number btn-sm btn-raise" data-type="raise" data-id="1-67"&gt;^&lt;/button&gt;&lt;/div&gt;</text:p>
          </table:table-cell>
          <table:table-cell table:formula="of:=CONCATENATE([$HTML.$A$3];[.F107];[$HTML.$B$3];[.H107];[$HTML.$C$3];[.J107];[$HTML.$D$3];[.N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data-expansion="15" data-type="4" data-color="8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&quot; id=&quot;main-1-68&quot;&gt;&lt;img class=&quot;img-card&quot; width=&quot;80&quot; height=&quot;112&quot; src=&quot;https://one-draw.jp/ijinden/cardlist/001/card/01_068.png&quot; /&gt;&lt;div class=&quot;container-num-copies&quot; id=&quot;main-1-68-num-copies&quot;&gt;0&lt;/div&gt;&lt;button type=&quot;button&quot; class=&quot;btn btn-secondary btn-number btn-sm btn-pop&quot; data-type=&quot;minus&quot; data-deck=&quot;main&quot; data-id=&quot;1-68&quot;&gt;-&lt;/button&gt;&lt;button type=&quot;button&quot; class=&quot;btn btn-secondary btn-number btn-sm btn-push&quot; data-type=&quot;plus&quot; data-deck=&quot;main&quot; data-id=&quot;1-68&quot;&gt;+&lt;/button&gt;&lt;button type=&quot;button&quot; class=&quot;btn btn-secondary btn-number btn-sm btn-drop&quot; data-type=&quot;drop&quot; data-id=&quot;1-68&quot;&gt;v&lt;/button&gt;&lt;/div&gt;" calcext:value-type="string">
            <text:p>&lt;div class="container-card" id="main-1-68"&gt;&lt;img class="img-card" width="80" height="112" src="https://one-draw.jp/ijinden/cardlist/001/card/01_068.png" /&gt;&lt;div class="container-num-copies" id="main-1-68-num-copies"&gt;0&lt;/div&gt;&lt;button type="button" class="btn btn-secondary btn-number btn-sm btn-pop" data-type="minus" data-deck="main" data-id="1-68"&gt;-&lt;/button&gt;&lt;button type="button" class="btn btn-secondary btn-number btn-sm btn-push" data-type="plus" data-deck="main" data-id="1-68"&gt;+&lt;/button&gt;&lt;button type="button" class="btn btn-secondary btn-number btn-sm btn-drop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&quot; id=&quot;side-1-68&quot;&gt;&lt;img class=&quot;d-block&quot; width=&quot;80&quot; height=&quot;112&quot; src=&quot;https://one-draw.jp/ijinden/cardlist/001/card/01_068.png&quot; /&gt;&lt;div class=&quot;container-num-copies&quot; id=&quot;side-1-68-num-copies&quot;&gt;0&lt;/div&gt;&lt;button type=&quot;button&quot; class=&quot;btn btn-secondary btn-number btn-sm btn-pop&quot; data-type=&quot;minus&quot; data-deck=&quot;side&quot; data-id=&quot;1-68&quot;&gt;-&lt;/button&gt;&lt;button type=&quot;button&quot; class=&quot;btn btn-secondary btn-number btn-sm btn-push&quot; data-type=&quot;plus&quot; data-deck=&quot;side&quot; data-id=&quot;1-68&quot;&gt;+&lt;/button&gt;&lt;button type=&quot;button&quot; class=&quot;btn btn-secondary btn-number btn-sm btn-raise&quot; data-type=&quot;raise&quot; data-id=&quot;1-68&quot;&gt;^&lt;/button&gt;&lt;/div&gt;" calcext:value-type="string">
            <text:p>&lt;div class="container-card" id="side-1-68"&gt;&lt;img class="d-block" width="80" height="112" src="https://one-draw.jp/ijinden/cardlist/001/card/01_068.png" /&gt;&lt;div class="container-num-copies" id="side-1-68-num-copies"&gt;0&lt;/div&gt;&lt;button type="button" class="btn btn-secondary btn-number btn-sm btn-pop" data-type="minus" data-deck="side" data-id="1-68"&gt;-&lt;/button&gt;&lt;button type="button" class="btn btn-secondary btn-number btn-sm btn-push" data-type="plus" data-deck="side" data-id="1-68"&gt;+&lt;/button&gt;&lt;button type="button" class="btn btn-secondary btn-number btn-sm btn-raise" data-type="raise" data-id="1-68"&gt;^&lt;/button&gt;&lt;/div&gt;</text:p>
          </table:table-cell>
          <table:table-cell table:formula="of:=CONCATENATE([$HTML.$A$3];[.F108];[$HTML.$B$3];[.H108];[$HTML.$C$3];[.J108];[$HTML.$D$3];[.N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data-expansion="15" data-type="4" data-color="8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&quot; id=&quot;main-1-69&quot;&gt;&lt;img class=&quot;img-card&quot; width=&quot;80&quot; height=&quot;112&quot; src=&quot;https://one-draw.jp/ijinden/cardlist/001/card/01_069.png&quot; /&gt;&lt;div class=&quot;container-num-copies&quot; id=&quot;main-1-69-num-copies&quot;&gt;0&lt;/div&gt;&lt;button type=&quot;button&quot; class=&quot;btn btn-secondary btn-number btn-sm btn-pop&quot; data-type=&quot;minus&quot; data-deck=&quot;main&quot; data-id=&quot;1-69&quot;&gt;-&lt;/button&gt;&lt;button type=&quot;button&quot; class=&quot;btn btn-secondary btn-number btn-sm btn-push&quot; data-type=&quot;plus&quot; data-deck=&quot;main&quot; data-id=&quot;1-69&quot;&gt;+&lt;/button&gt;&lt;button type=&quot;button&quot; class=&quot;btn btn-secondary btn-number btn-sm btn-drop&quot; data-type=&quot;drop&quot; data-id=&quot;1-69&quot;&gt;v&lt;/button&gt;&lt;/div&gt;" calcext:value-type="string">
            <text:p>&lt;div class="container-card" id="main-1-69"&gt;&lt;img class="img-card" width="80" height="112" src="https://one-draw.jp/ijinden/cardlist/001/card/01_069.png" /&gt;&lt;div class="container-num-copies" id="main-1-69-num-copies"&gt;0&lt;/div&gt;&lt;button type="button" class="btn btn-secondary btn-number btn-sm btn-pop" data-type="minus" data-deck="main" data-id="1-69"&gt;-&lt;/button&gt;&lt;button type="button" class="btn btn-secondary btn-number btn-sm btn-push" data-type="plus" data-deck="main" data-id="1-69"&gt;+&lt;/button&gt;&lt;button type="button" class="btn btn-secondary btn-number btn-sm btn-drop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&quot; id=&quot;side-1-69&quot;&gt;&lt;img class=&quot;d-block&quot; width=&quot;80&quot; height=&quot;112&quot; src=&quot;https://one-draw.jp/ijinden/cardlist/001/card/01_069.png&quot; /&gt;&lt;div class=&quot;container-num-copies&quot; id=&quot;side-1-69-num-copies&quot;&gt;0&lt;/div&gt;&lt;button type=&quot;button&quot; class=&quot;btn btn-secondary btn-number btn-sm btn-pop&quot; data-type=&quot;minus&quot; data-deck=&quot;side&quot; data-id=&quot;1-69&quot;&gt;-&lt;/button&gt;&lt;button type=&quot;button&quot; class=&quot;btn btn-secondary btn-number btn-sm btn-push&quot; data-type=&quot;plus&quot; data-deck=&quot;side&quot; data-id=&quot;1-69&quot;&gt;+&lt;/button&gt;&lt;button type=&quot;button&quot; class=&quot;btn btn-secondary btn-number btn-sm btn-raise&quot; data-type=&quot;raise&quot; data-id=&quot;1-69&quot;&gt;^&lt;/button&gt;&lt;/div&gt;" calcext:value-type="string">
            <text:p>&lt;div class="container-card" id="side-1-69"&gt;&lt;img class="d-block" width="80" height="112" src="https://one-draw.jp/ijinden/cardlist/001/card/01_069.png" /&gt;&lt;div class="container-num-copies" id="side-1-69-num-copies"&gt;0&lt;/div&gt;&lt;button type="button" class="btn btn-secondary btn-number btn-sm btn-pop" data-type="minus" data-deck="side" data-id="1-69"&gt;-&lt;/button&gt;&lt;button type="button" class="btn btn-secondary btn-number btn-sm btn-push" data-type="plus" data-deck="side" data-id="1-69"&gt;+&lt;/button&gt;&lt;button type="button" class="btn btn-secondary btn-number btn-sm btn-raise" data-type="raise" data-id="1-69"&gt;^&lt;/button&gt;&lt;/div&gt;</text:p>
          </table:table-cell>
          <table:table-cell table:formula="of:=CONCATENATE([$HTML.$A$3];[.F109];[$HTML.$B$3];[.H109];[$HTML.$C$3];[.J109];[$HTML.$D$3];[.N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data-expansion="15" data-type="4" data-color="8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&quot; id=&quot;main-1-70&quot;&gt;&lt;img class=&quot;img-card&quot; width=&quot;80&quot; height=&quot;112&quot; src=&quot;https://one-draw.jp/ijinden/cardlist/001/card/01_070.png&quot; /&gt;&lt;div class=&quot;container-num-copies&quot; id=&quot;main-1-70-num-copies&quot;&gt;0&lt;/div&gt;&lt;button type=&quot;button&quot; class=&quot;btn btn-secondary btn-number btn-sm btn-pop&quot; data-type=&quot;minus&quot; data-deck=&quot;main&quot; data-id=&quot;1-70&quot;&gt;-&lt;/button&gt;&lt;button type=&quot;button&quot; class=&quot;btn btn-secondary btn-number btn-sm btn-push&quot; data-type=&quot;plus&quot; data-deck=&quot;main&quot; data-id=&quot;1-70&quot;&gt;+&lt;/button&gt;&lt;button type=&quot;button&quot; class=&quot;btn btn-secondary btn-number btn-sm btn-drop&quot; data-type=&quot;drop&quot; data-id=&quot;1-70&quot;&gt;v&lt;/button&gt;&lt;/div&gt;" calcext:value-type="string">
            <text:p>&lt;div class="container-card" id="main-1-70"&gt;&lt;img class="img-card" width="80" height="112" src="https://one-draw.jp/ijinden/cardlist/001/card/01_070.png" /&gt;&lt;div class="container-num-copies" id="main-1-70-num-copies"&gt;0&lt;/div&gt;&lt;button type="button" class="btn btn-secondary btn-number btn-sm btn-pop" data-type="minus" data-deck="main" data-id="1-70"&gt;-&lt;/button&gt;&lt;button type="button" class="btn btn-secondary btn-number btn-sm btn-push" data-type="plus" data-deck="main" data-id="1-70"&gt;+&lt;/button&gt;&lt;button type="button" class="btn btn-secondary btn-number btn-sm btn-drop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&quot; id=&quot;side-1-70&quot;&gt;&lt;img class=&quot;d-block&quot; width=&quot;80&quot; height=&quot;112&quot; src=&quot;https://one-draw.jp/ijinden/cardlist/001/card/01_070.png&quot; /&gt;&lt;div class=&quot;container-num-copies&quot; id=&quot;side-1-70-num-copies&quot;&gt;0&lt;/div&gt;&lt;button type=&quot;button&quot; class=&quot;btn btn-secondary btn-number btn-sm btn-pop&quot; data-type=&quot;minus&quot; data-deck=&quot;side&quot; data-id=&quot;1-70&quot;&gt;-&lt;/button&gt;&lt;button type=&quot;button&quot; class=&quot;btn btn-secondary btn-number btn-sm btn-push&quot; data-type=&quot;plus&quot; data-deck=&quot;side&quot; data-id=&quot;1-70&quot;&gt;+&lt;/button&gt;&lt;button type=&quot;button&quot; class=&quot;btn btn-secondary btn-number btn-sm btn-raise&quot; data-type=&quot;raise&quot; data-id=&quot;1-70&quot;&gt;^&lt;/button&gt;&lt;/div&gt;" calcext:value-type="string">
            <text:p>&lt;div class="container-card" id="side-1-70"&gt;&lt;img class="d-block" width="80" height="112" src="https://one-draw.jp/ijinden/cardlist/001/card/01_070.png" /&gt;&lt;div class="container-num-copies" id="side-1-70-num-copies"&gt;0&lt;/div&gt;&lt;button type="button" class="btn btn-secondary btn-number btn-sm btn-pop" data-type="minus" data-deck="side" data-id="1-70"&gt;-&lt;/button&gt;&lt;button type="button" class="btn btn-secondary btn-number btn-sm btn-push" data-type="plus" data-deck="side" data-id="1-70"&gt;+&lt;/button&gt;&lt;button type="button" class="btn btn-secondary btn-number btn-sm btn-raise" data-type="raise" data-id="1-70"&gt;^&lt;/button&gt;&lt;/div&gt;</text:p>
          </table:table-cell>
          <table:table-cell table:formula="of:=CONCATENATE([$HTML.$A$3];[.F110];[$HTML.$B$3];[.H110];[$HTML.$C$3];[.J110];[$HTML.$D$3];[.N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data-expansion="15" data-type="1" data-color="2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&quot; id=&quot;main-1-71&quot;&gt;&lt;img class=&quot;img-card&quot; width=&quot;80&quot; height=&quot;112&quot; src=&quot;https://one-draw.jp/ijinden/cardlist/001/card/01_071.png&quot; /&gt;&lt;div class=&quot;container-num-copies&quot; id=&quot;main-1-71-num-copies&quot;&gt;0&lt;/div&gt;&lt;button type=&quot;button&quot; class=&quot;btn btn-secondary btn-number btn-sm btn-pop&quot; data-type=&quot;minus&quot; data-deck=&quot;main&quot; data-id=&quot;1-71&quot;&gt;-&lt;/button&gt;&lt;button type=&quot;button&quot; class=&quot;btn btn-secondary btn-number btn-sm btn-push&quot; data-type=&quot;plus&quot; data-deck=&quot;main&quot; data-id=&quot;1-71&quot;&gt;+&lt;/button&gt;&lt;button type=&quot;button&quot; class=&quot;btn btn-secondary btn-number btn-sm btn-drop&quot; data-type=&quot;drop&quot; data-id=&quot;1-71&quot;&gt;v&lt;/button&gt;&lt;/div&gt;" calcext:value-type="string">
            <text:p>&lt;div class="container-card" id="main-1-71"&gt;&lt;img class="img-card" width="80" height="112" src="https://one-draw.jp/ijinden/cardlist/001/card/01_071.png" /&gt;&lt;div class="container-num-copies" id="main-1-71-num-copies"&gt;0&lt;/div&gt;&lt;button type="button" class="btn btn-secondary btn-number btn-sm btn-pop" data-type="minus" data-deck="main" data-id="1-71"&gt;-&lt;/button&gt;&lt;button type="button" class="btn btn-secondary btn-number btn-sm btn-push" data-type="plus" data-deck="main" data-id="1-71"&gt;+&lt;/button&gt;&lt;button type="button" class="btn btn-secondary btn-number btn-sm btn-drop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&quot; id=&quot;side-1-71&quot;&gt;&lt;img class=&quot;d-block&quot; width=&quot;80&quot; height=&quot;112&quot; src=&quot;https://one-draw.jp/ijinden/cardlist/001/card/01_071.png&quot; /&gt;&lt;div class=&quot;container-num-copies&quot; id=&quot;side-1-71-num-copies&quot;&gt;0&lt;/div&gt;&lt;button type=&quot;button&quot; class=&quot;btn btn-secondary btn-number btn-sm btn-pop&quot; data-type=&quot;minus&quot; data-deck=&quot;side&quot; data-id=&quot;1-71&quot;&gt;-&lt;/button&gt;&lt;button type=&quot;button&quot; class=&quot;btn btn-secondary btn-number btn-sm btn-push&quot; data-type=&quot;plus&quot; data-deck=&quot;side&quot; data-id=&quot;1-71&quot;&gt;+&lt;/button&gt;&lt;button type=&quot;button&quot; class=&quot;btn btn-secondary btn-number btn-sm btn-raise&quot; data-type=&quot;raise&quot; data-id=&quot;1-71&quot;&gt;^&lt;/button&gt;&lt;/div&gt;" calcext:value-type="string">
            <text:p>&lt;div class="container-card" id="side-1-71"&gt;&lt;img class="d-block" width="80" height="112" src="https://one-draw.jp/ijinden/cardlist/001/card/01_071.png" /&gt;&lt;div class="container-num-copies" id="side-1-71-num-copies"&gt;0&lt;/div&gt;&lt;button type="button" class="btn btn-secondary btn-number btn-sm btn-pop" data-type="minus" data-deck="side" data-id="1-71"&gt;-&lt;/button&gt;&lt;button type="button" class="btn btn-secondary btn-number btn-sm btn-push" data-type="plus" data-deck="side" data-id="1-71"&gt;+&lt;/button&gt;&lt;button type="button" class="btn btn-secondary btn-number btn-sm btn-raise" data-type="raise" data-id="1-71"&gt;^&lt;/button&gt;&lt;/div&gt;</text:p>
          </table:table-cell>
          <table:table-cell table:formula="of:=CONCATENATE([$HTML.$A$3];[.F111];[$HTML.$B$3];[.H111];[$HTML.$C$3];[.J111];[$HTML.$D$3];[.N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data-expansion="15" data-type="1" data-color="2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&quot; id=&quot;main-1-72&quot;&gt;&lt;img class=&quot;img-card&quot; width=&quot;80&quot; height=&quot;112&quot; src=&quot;https://one-draw.jp/ijinden/cardlist/001/card/01_072.png&quot; /&gt;&lt;div class=&quot;container-num-copies&quot; id=&quot;main-1-72-num-copies&quot;&gt;0&lt;/div&gt;&lt;button type=&quot;button&quot; class=&quot;btn btn-secondary btn-number btn-sm btn-pop&quot; data-type=&quot;minus&quot; data-deck=&quot;main&quot; data-id=&quot;1-72&quot;&gt;-&lt;/button&gt;&lt;button type=&quot;button&quot; class=&quot;btn btn-secondary btn-number btn-sm btn-push&quot; data-type=&quot;plus&quot; data-deck=&quot;main&quot; data-id=&quot;1-72&quot;&gt;+&lt;/button&gt;&lt;button type=&quot;button&quot; class=&quot;btn btn-secondary btn-number btn-sm btn-drop&quot; data-type=&quot;drop&quot; data-id=&quot;1-72&quot;&gt;v&lt;/button&gt;&lt;/div&gt;" calcext:value-type="string">
            <text:p>&lt;div class="container-card" id="main-1-72"&gt;&lt;img class="img-card" width="80" height="112" src="https://one-draw.jp/ijinden/cardlist/001/card/01_072.png" /&gt;&lt;div class="container-num-copies" id="main-1-72-num-copies"&gt;0&lt;/div&gt;&lt;button type="button" class="btn btn-secondary btn-number btn-sm btn-pop" data-type="minus" data-deck="main" data-id="1-72"&gt;-&lt;/button&gt;&lt;button type="button" class="btn btn-secondary btn-number btn-sm btn-push" data-type="plus" data-deck="main" data-id="1-72"&gt;+&lt;/button&gt;&lt;button type="button" class="btn btn-secondary btn-number btn-sm btn-drop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&quot; id=&quot;side-1-72&quot;&gt;&lt;img class=&quot;d-block&quot; width=&quot;80&quot; height=&quot;112&quot; src=&quot;https://one-draw.jp/ijinden/cardlist/001/card/01_072.png&quot; /&gt;&lt;div class=&quot;container-num-copies&quot; id=&quot;side-1-72-num-copies&quot;&gt;0&lt;/div&gt;&lt;button type=&quot;button&quot; class=&quot;btn btn-secondary btn-number btn-sm btn-pop&quot; data-type=&quot;minus&quot; data-deck=&quot;side&quot; data-id=&quot;1-72&quot;&gt;-&lt;/button&gt;&lt;button type=&quot;button&quot; class=&quot;btn btn-secondary btn-number btn-sm btn-push&quot; data-type=&quot;plus&quot; data-deck=&quot;side&quot; data-id=&quot;1-72&quot;&gt;+&lt;/button&gt;&lt;button type=&quot;button&quot; class=&quot;btn btn-secondary btn-number btn-sm btn-raise&quot; data-type=&quot;raise&quot; data-id=&quot;1-72&quot;&gt;^&lt;/button&gt;&lt;/div&gt;" calcext:value-type="string">
            <text:p>&lt;div class="container-card" id="side-1-72"&gt;&lt;img class="d-block" width="80" height="112" src="https://one-draw.jp/ijinden/cardlist/001/card/01_072.png" /&gt;&lt;div class="container-num-copies" id="side-1-72-num-copies"&gt;0&lt;/div&gt;&lt;button type="button" class="btn btn-secondary btn-number btn-sm btn-pop" data-type="minus" data-deck="side" data-id="1-72"&gt;-&lt;/button&gt;&lt;button type="button" class="btn btn-secondary btn-number btn-sm btn-push" data-type="plus" data-deck="side" data-id="1-72"&gt;+&lt;/button&gt;&lt;button type="button" class="btn btn-secondary btn-number btn-sm btn-raise" data-type="raise" data-id="1-72"&gt;^&lt;/button&gt;&lt;/div&gt;</text:p>
          </table:table-cell>
          <table:table-cell table:formula="of:=CONCATENATE([$HTML.$A$3];[.F112];[$HTML.$B$3];[.H112];[$HTML.$C$3];[.J112];[$HTML.$D$3];[.N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data-expansion="15" data-type="1" data-color="2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&quot; id=&quot;main-1-73&quot;&gt;&lt;img class=&quot;img-card&quot; width=&quot;80&quot; height=&quot;112&quot; src=&quot;https://one-draw.jp/ijinden/cardlist/001/card/01_073.png&quot; /&gt;&lt;div class=&quot;container-num-copies&quot; id=&quot;main-1-73-num-copies&quot;&gt;0&lt;/div&gt;&lt;button type=&quot;button&quot; class=&quot;btn btn-secondary btn-number btn-sm btn-pop&quot; data-type=&quot;minus&quot; data-deck=&quot;main&quot; data-id=&quot;1-73&quot;&gt;-&lt;/button&gt;&lt;button type=&quot;button&quot; class=&quot;btn btn-secondary btn-number btn-sm btn-push&quot; data-type=&quot;plus&quot; data-deck=&quot;main&quot; data-id=&quot;1-73&quot;&gt;+&lt;/button&gt;&lt;button type=&quot;button&quot; class=&quot;btn btn-secondary btn-number btn-sm btn-drop&quot; data-type=&quot;drop&quot; data-id=&quot;1-73&quot;&gt;v&lt;/button&gt;&lt;/div&gt;" calcext:value-type="string">
            <text:p>&lt;div class="container-card" id="main-1-73"&gt;&lt;img class="img-card" width="80" height="112" src="https://one-draw.jp/ijinden/cardlist/001/card/01_073.png" /&gt;&lt;div class="container-num-copies" id="main-1-73-num-copies"&gt;0&lt;/div&gt;&lt;button type="button" class="btn btn-secondary btn-number btn-sm btn-pop" data-type="minus" data-deck="main" data-id="1-73"&gt;-&lt;/button&gt;&lt;button type="button" class="btn btn-secondary btn-number btn-sm btn-push" data-type="plus" data-deck="main" data-id="1-73"&gt;+&lt;/button&gt;&lt;button type="button" class="btn btn-secondary btn-number btn-sm btn-drop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&quot; id=&quot;side-1-73&quot;&gt;&lt;img class=&quot;d-block&quot; width=&quot;80&quot; height=&quot;112&quot; src=&quot;https://one-draw.jp/ijinden/cardlist/001/card/01_073.png&quot; /&gt;&lt;div class=&quot;container-num-copies&quot; id=&quot;side-1-73-num-copies&quot;&gt;0&lt;/div&gt;&lt;button type=&quot;button&quot; class=&quot;btn btn-secondary btn-number btn-sm btn-pop&quot; data-type=&quot;minus&quot; data-deck=&quot;side&quot; data-id=&quot;1-73&quot;&gt;-&lt;/button&gt;&lt;button type=&quot;button&quot; class=&quot;btn btn-secondary btn-number btn-sm btn-push&quot; data-type=&quot;plus&quot; data-deck=&quot;side&quot; data-id=&quot;1-73&quot;&gt;+&lt;/button&gt;&lt;button type=&quot;button&quot; class=&quot;btn btn-secondary btn-number btn-sm btn-raise&quot; data-type=&quot;raise&quot; data-id=&quot;1-73&quot;&gt;^&lt;/button&gt;&lt;/div&gt;" calcext:value-type="string">
            <text:p>&lt;div class="container-card" id="side-1-73"&gt;&lt;img class="d-block" width="80" height="112" src="https://one-draw.jp/ijinden/cardlist/001/card/01_073.png" /&gt;&lt;div class="container-num-copies" id="side-1-73-num-copies"&gt;0&lt;/div&gt;&lt;button type="button" class="btn btn-secondary btn-number btn-sm btn-pop" data-type="minus" data-deck="side" data-id="1-73"&gt;-&lt;/button&gt;&lt;button type="button" class="btn btn-secondary btn-number btn-sm btn-push" data-type="plus" data-deck="side" data-id="1-73"&gt;+&lt;/button&gt;&lt;button type="button" class="btn btn-secondary btn-number btn-sm btn-raise" data-type="raise" data-id="1-73"&gt;^&lt;/button&gt;&lt;/div&gt;</text:p>
          </table:table-cell>
          <table:table-cell table:formula="of:=CONCATENATE([$HTML.$A$3];[.F113];[$HTML.$B$3];[.H113];[$HTML.$C$3];[.J113];[$HTML.$D$3];[.N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data-expansion="15" data-type="1" data-color="4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&quot; id=&quot;main-1-74&quot;&gt;&lt;img class=&quot;img-card&quot; width=&quot;80&quot; height=&quot;112&quot; src=&quot;https://one-draw.jp/ijinden/cardlist/001/card/01_074.png&quot; /&gt;&lt;div class=&quot;container-num-copies&quot; id=&quot;main-1-74-num-copies&quot;&gt;0&lt;/div&gt;&lt;button type=&quot;button&quot; class=&quot;btn btn-secondary btn-number btn-sm btn-pop&quot; data-type=&quot;minus&quot; data-deck=&quot;main&quot; data-id=&quot;1-74&quot;&gt;-&lt;/button&gt;&lt;button type=&quot;button&quot; class=&quot;btn btn-secondary btn-number btn-sm btn-push&quot; data-type=&quot;plus&quot; data-deck=&quot;main&quot; data-id=&quot;1-74&quot;&gt;+&lt;/button&gt;&lt;button type=&quot;button&quot; class=&quot;btn btn-secondary btn-number btn-sm btn-drop&quot; data-type=&quot;drop&quot; data-id=&quot;1-74&quot;&gt;v&lt;/button&gt;&lt;/div&gt;" calcext:value-type="string">
            <text:p>&lt;div class="container-card" id="main-1-74"&gt;&lt;img class="img-card" width="80" height="112" src="https://one-draw.jp/ijinden/cardlist/001/card/01_074.png" /&gt;&lt;div class="container-num-copies" id="main-1-74-num-copies"&gt;0&lt;/div&gt;&lt;button type="button" class="btn btn-secondary btn-number btn-sm btn-pop" data-type="minus" data-deck="main" data-id="1-74"&gt;-&lt;/button&gt;&lt;button type="button" class="btn btn-secondary btn-number btn-sm btn-push" data-type="plus" data-deck="main" data-id="1-74"&gt;+&lt;/button&gt;&lt;button type="button" class="btn btn-secondary btn-number btn-sm btn-drop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&quot; id=&quot;side-1-74&quot;&gt;&lt;img class=&quot;d-block&quot; width=&quot;80&quot; height=&quot;112&quot; src=&quot;https://one-draw.jp/ijinden/cardlist/001/card/01_074.png&quot; /&gt;&lt;div class=&quot;container-num-copies&quot; id=&quot;side-1-74-num-copies&quot;&gt;0&lt;/div&gt;&lt;button type=&quot;button&quot; class=&quot;btn btn-secondary btn-number btn-sm btn-pop&quot; data-type=&quot;minus&quot; data-deck=&quot;side&quot; data-id=&quot;1-74&quot;&gt;-&lt;/button&gt;&lt;button type=&quot;button&quot; class=&quot;btn btn-secondary btn-number btn-sm btn-push&quot; data-type=&quot;plus&quot; data-deck=&quot;side&quot; data-id=&quot;1-74&quot;&gt;+&lt;/button&gt;&lt;button type=&quot;button&quot; class=&quot;btn btn-secondary btn-number btn-sm btn-raise&quot; data-type=&quot;raise&quot; data-id=&quot;1-74&quot;&gt;^&lt;/button&gt;&lt;/div&gt;" calcext:value-type="string">
            <text:p>&lt;div class="container-card" id="side-1-74"&gt;&lt;img class="d-block" width="80" height="112" src="https://one-draw.jp/ijinden/cardlist/001/card/01_074.png" /&gt;&lt;div class="container-num-copies" id="side-1-74-num-copies"&gt;0&lt;/div&gt;&lt;button type="button" class="btn btn-secondary btn-number btn-sm btn-pop" data-type="minus" data-deck="side" data-id="1-74"&gt;-&lt;/button&gt;&lt;button type="button" class="btn btn-secondary btn-number btn-sm btn-push" data-type="plus" data-deck="side" data-id="1-74"&gt;+&lt;/button&gt;&lt;button type="button" class="btn btn-secondary btn-number btn-sm btn-raise" data-type="raise" data-id="1-74"&gt;^&lt;/button&gt;&lt;/div&gt;</text:p>
          </table:table-cell>
          <table:table-cell table:formula="of:=CONCATENATE([$HTML.$A$3];[.F114];[$HTML.$B$3];[.H114];[$HTML.$C$3];[.J114];[$HTML.$D$3];[.N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data-expansion="15" data-type="1" data-color="4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&quot; id=&quot;main-1-75&quot;&gt;&lt;img class=&quot;img-card&quot; width=&quot;80&quot; height=&quot;112&quot; src=&quot;https://one-draw.jp/ijinden/cardlist/001/card/01_075.png&quot; /&gt;&lt;div class=&quot;container-num-copies&quot; id=&quot;main-1-75-num-copies&quot;&gt;0&lt;/div&gt;&lt;button type=&quot;button&quot; class=&quot;btn btn-secondary btn-number btn-sm btn-pop&quot; data-type=&quot;minus&quot; data-deck=&quot;main&quot; data-id=&quot;1-75&quot;&gt;-&lt;/button&gt;&lt;button type=&quot;button&quot; class=&quot;btn btn-secondary btn-number btn-sm btn-push&quot; data-type=&quot;plus&quot; data-deck=&quot;main&quot; data-id=&quot;1-75&quot;&gt;+&lt;/button&gt;&lt;button type=&quot;button&quot; class=&quot;btn btn-secondary btn-number btn-sm btn-drop&quot; data-type=&quot;drop&quot; data-id=&quot;1-75&quot;&gt;v&lt;/button&gt;&lt;/div&gt;" calcext:value-type="string">
            <text:p>&lt;div class="container-card" id="main-1-75"&gt;&lt;img class="img-card" width="80" height="112" src="https://one-draw.jp/ijinden/cardlist/001/card/01_075.png" /&gt;&lt;div class="container-num-copies" id="main-1-75-num-copies"&gt;0&lt;/div&gt;&lt;button type="button" class="btn btn-secondary btn-number btn-sm btn-pop" data-type="minus" data-deck="main" data-id="1-75"&gt;-&lt;/button&gt;&lt;button type="button" class="btn btn-secondary btn-number btn-sm btn-push" data-type="plus" data-deck="main" data-id="1-75"&gt;+&lt;/button&gt;&lt;button type="button" class="btn btn-secondary btn-number btn-sm btn-drop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&quot; id=&quot;side-1-75&quot;&gt;&lt;img class=&quot;d-block&quot; width=&quot;80&quot; height=&quot;112&quot; src=&quot;https://one-draw.jp/ijinden/cardlist/001/card/01_075.png&quot; /&gt;&lt;div class=&quot;container-num-copies&quot; id=&quot;side-1-75-num-copies&quot;&gt;0&lt;/div&gt;&lt;button type=&quot;button&quot; class=&quot;btn btn-secondary btn-number btn-sm btn-pop&quot; data-type=&quot;minus&quot; data-deck=&quot;side&quot; data-id=&quot;1-75&quot;&gt;-&lt;/button&gt;&lt;button type=&quot;button&quot; class=&quot;btn btn-secondary btn-number btn-sm btn-push&quot; data-type=&quot;plus&quot; data-deck=&quot;side&quot; data-id=&quot;1-75&quot;&gt;+&lt;/button&gt;&lt;button type=&quot;button&quot; class=&quot;btn btn-secondary btn-number btn-sm btn-raise&quot; data-type=&quot;raise&quot; data-id=&quot;1-75&quot;&gt;^&lt;/button&gt;&lt;/div&gt;" calcext:value-type="string">
            <text:p>&lt;div class="container-card" id="side-1-75"&gt;&lt;img class="d-block" width="80" height="112" src="https://one-draw.jp/ijinden/cardlist/001/card/01_075.png" /&gt;&lt;div class="container-num-copies" id="side-1-75-num-copies"&gt;0&lt;/div&gt;&lt;button type="button" class="btn btn-secondary btn-number btn-sm btn-pop" data-type="minus" data-deck="side" data-id="1-75"&gt;-&lt;/button&gt;&lt;button type="button" class="btn btn-secondary btn-number btn-sm btn-push" data-type="plus" data-deck="side" data-id="1-75"&gt;+&lt;/button&gt;&lt;button type="button" class="btn btn-secondary btn-number btn-sm btn-raise" data-type="raise" data-id="1-75"&gt;^&lt;/button&gt;&lt;/div&gt;</text:p>
          </table:table-cell>
          <table:table-cell table:formula="of:=CONCATENATE([$HTML.$A$3];[.F115];[$HTML.$B$3];[.H115];[$HTML.$C$3];[.J115];[$HTML.$D$3];[.N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data-expansion="15" data-type="1" data-color="4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&quot; id=&quot;main-1-76&quot;&gt;&lt;img class=&quot;img-card&quot; width=&quot;80&quot; height=&quot;112&quot; src=&quot;https://one-draw.jp/ijinden/cardlist/001/card/01_076.png&quot; /&gt;&lt;div class=&quot;container-num-copies&quot; id=&quot;main-1-76-num-copies&quot;&gt;0&lt;/div&gt;&lt;button type=&quot;button&quot; class=&quot;btn btn-secondary btn-number btn-sm btn-pop&quot; data-type=&quot;minus&quot; data-deck=&quot;main&quot; data-id=&quot;1-76&quot;&gt;-&lt;/button&gt;&lt;button type=&quot;button&quot; class=&quot;btn btn-secondary btn-number btn-sm btn-push&quot; data-type=&quot;plus&quot; data-deck=&quot;main&quot; data-id=&quot;1-76&quot;&gt;+&lt;/button&gt;&lt;button type=&quot;button&quot; class=&quot;btn btn-secondary btn-number btn-sm btn-drop&quot; data-type=&quot;drop&quot; data-id=&quot;1-76&quot;&gt;v&lt;/button&gt;&lt;/div&gt;" calcext:value-type="string">
            <text:p>&lt;div class="container-card" id="main-1-76"&gt;&lt;img class="img-card" width="80" height="112" src="https://one-draw.jp/ijinden/cardlist/001/card/01_076.png" /&gt;&lt;div class="container-num-copies" id="main-1-76-num-copies"&gt;0&lt;/div&gt;&lt;button type="button" class="btn btn-secondary btn-number btn-sm btn-pop" data-type="minus" data-deck="main" data-id="1-76"&gt;-&lt;/button&gt;&lt;button type="button" class="btn btn-secondary btn-number btn-sm btn-push" data-type="plus" data-deck="main" data-id="1-76"&gt;+&lt;/button&gt;&lt;button type="button" class="btn btn-secondary btn-number btn-sm btn-drop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&quot; id=&quot;side-1-76&quot;&gt;&lt;img class=&quot;d-block&quot; width=&quot;80&quot; height=&quot;112&quot; src=&quot;https://one-draw.jp/ijinden/cardlist/001/card/01_076.png&quot; /&gt;&lt;div class=&quot;container-num-copies&quot; id=&quot;side-1-76-num-copies&quot;&gt;0&lt;/div&gt;&lt;button type=&quot;button&quot; class=&quot;btn btn-secondary btn-number btn-sm btn-pop&quot; data-type=&quot;minus&quot; data-deck=&quot;side&quot; data-id=&quot;1-76&quot;&gt;-&lt;/button&gt;&lt;button type=&quot;button&quot; class=&quot;btn btn-secondary btn-number btn-sm btn-push&quot; data-type=&quot;plus&quot; data-deck=&quot;side&quot; data-id=&quot;1-76&quot;&gt;+&lt;/button&gt;&lt;button type=&quot;button&quot; class=&quot;btn btn-secondary btn-number btn-sm btn-raise&quot; data-type=&quot;raise&quot; data-id=&quot;1-76&quot;&gt;^&lt;/button&gt;&lt;/div&gt;" calcext:value-type="string">
            <text:p>&lt;div class="container-card" id="side-1-76"&gt;&lt;img class="d-block" width="80" height="112" src="https://one-draw.jp/ijinden/cardlist/001/card/01_076.png" /&gt;&lt;div class="container-num-copies" id="side-1-76-num-copies"&gt;0&lt;/div&gt;&lt;button type="button" class="btn btn-secondary btn-number btn-sm btn-pop" data-type="minus" data-deck="side" data-id="1-76"&gt;-&lt;/button&gt;&lt;button type="button" class="btn btn-secondary btn-number btn-sm btn-push" data-type="plus" data-deck="side" data-id="1-76"&gt;+&lt;/button&gt;&lt;button type="button" class="btn btn-secondary btn-number btn-sm btn-raise" data-type="raise" data-id="1-76"&gt;^&lt;/button&gt;&lt;/div&gt;</text:p>
          </table:table-cell>
          <table:table-cell table:formula="of:=CONCATENATE([$HTML.$A$3];[.F116];[$HTML.$B$3];[.H116];[$HTML.$C$3];[.J116];[$HTML.$D$3];[.N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data-expansion="15" data-type="1" data-color="8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&quot; id=&quot;main-1-77&quot;&gt;&lt;img class=&quot;img-card&quot; width=&quot;80&quot; height=&quot;112&quot; src=&quot;https://one-draw.jp/ijinden/cardlist/001/card/01_077.png&quot; /&gt;&lt;div class=&quot;container-num-copies&quot; id=&quot;main-1-77-num-copies&quot;&gt;0&lt;/div&gt;&lt;button type=&quot;button&quot; class=&quot;btn btn-secondary btn-number btn-sm btn-pop&quot; data-type=&quot;minus&quot; data-deck=&quot;main&quot; data-id=&quot;1-77&quot;&gt;-&lt;/button&gt;&lt;button type=&quot;button&quot; class=&quot;btn btn-secondary btn-number btn-sm btn-push&quot; data-type=&quot;plus&quot; data-deck=&quot;main&quot; data-id=&quot;1-77&quot;&gt;+&lt;/button&gt;&lt;button type=&quot;button&quot; class=&quot;btn btn-secondary btn-number btn-sm btn-drop&quot; data-type=&quot;drop&quot; data-id=&quot;1-77&quot;&gt;v&lt;/button&gt;&lt;/div&gt;" calcext:value-type="string">
            <text:p>&lt;div class="container-card" id="main-1-77"&gt;&lt;img class="img-card" width="80" height="112" src="https://one-draw.jp/ijinden/cardlist/001/card/01_077.png" /&gt;&lt;div class="container-num-copies" id="main-1-77-num-copies"&gt;0&lt;/div&gt;&lt;button type="button" class="btn btn-secondary btn-number btn-sm btn-pop" data-type="minus" data-deck="main" data-id="1-77"&gt;-&lt;/button&gt;&lt;button type="button" class="btn btn-secondary btn-number btn-sm btn-push" data-type="plus" data-deck="main" data-id="1-77"&gt;+&lt;/button&gt;&lt;button type="button" class="btn btn-secondary btn-number btn-sm btn-drop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&quot; id=&quot;side-1-77&quot;&gt;&lt;img class=&quot;d-block&quot; width=&quot;80&quot; height=&quot;112&quot; src=&quot;https://one-draw.jp/ijinden/cardlist/001/card/01_077.png&quot; /&gt;&lt;div class=&quot;container-num-copies&quot; id=&quot;side-1-77-num-copies&quot;&gt;0&lt;/div&gt;&lt;button type=&quot;button&quot; class=&quot;btn btn-secondary btn-number btn-sm btn-pop&quot; data-type=&quot;minus&quot; data-deck=&quot;side&quot; data-id=&quot;1-77&quot;&gt;-&lt;/button&gt;&lt;button type=&quot;button&quot; class=&quot;btn btn-secondary btn-number btn-sm btn-push&quot; data-type=&quot;plus&quot; data-deck=&quot;side&quot; data-id=&quot;1-77&quot;&gt;+&lt;/button&gt;&lt;button type=&quot;button&quot; class=&quot;btn btn-secondary btn-number btn-sm btn-raise&quot; data-type=&quot;raise&quot; data-id=&quot;1-77&quot;&gt;^&lt;/button&gt;&lt;/div&gt;" calcext:value-type="string">
            <text:p>&lt;div class="container-card" id="side-1-77"&gt;&lt;img class="d-block" width="80" height="112" src="https://one-draw.jp/ijinden/cardlist/001/card/01_077.png" /&gt;&lt;div class="container-num-copies" id="side-1-77-num-copies"&gt;0&lt;/div&gt;&lt;button type="button" class="btn btn-secondary btn-number btn-sm btn-pop" data-type="minus" data-deck="side" data-id="1-77"&gt;-&lt;/button&gt;&lt;button type="button" class="btn btn-secondary btn-number btn-sm btn-push" data-type="plus" data-deck="side" data-id="1-77"&gt;+&lt;/button&gt;&lt;button type="button" class="btn btn-secondary btn-number btn-sm btn-raise" data-type="raise" data-id="1-77"&gt;^&lt;/button&gt;&lt;/div&gt;</text:p>
          </table:table-cell>
          <table:table-cell table:formula="of:=CONCATENATE([$HTML.$A$3];[.F117];[$HTML.$B$3];[.H117];[$HTML.$C$3];[.J117];[$HTML.$D$3];[.N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data-expansion="15" data-type="1" data-color="8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&quot; id=&quot;main-1-78&quot;&gt;&lt;img class=&quot;img-card&quot; width=&quot;80&quot; height=&quot;112&quot; src=&quot;https://one-draw.jp/ijinden/cardlist/001/card/01_078.png&quot; /&gt;&lt;div class=&quot;container-num-copies&quot; id=&quot;main-1-78-num-copies&quot;&gt;0&lt;/div&gt;&lt;button type=&quot;button&quot; class=&quot;btn btn-secondary btn-number btn-sm btn-pop&quot; data-type=&quot;minus&quot; data-deck=&quot;main&quot; data-id=&quot;1-78&quot;&gt;-&lt;/button&gt;&lt;button type=&quot;button&quot; class=&quot;btn btn-secondary btn-number btn-sm btn-push&quot; data-type=&quot;plus&quot; data-deck=&quot;main&quot; data-id=&quot;1-78&quot;&gt;+&lt;/button&gt;&lt;button type=&quot;button&quot; class=&quot;btn btn-secondary btn-number btn-sm btn-drop&quot; data-type=&quot;drop&quot; data-id=&quot;1-78&quot;&gt;v&lt;/button&gt;&lt;/div&gt;" calcext:value-type="string">
            <text:p>&lt;div class="container-card" id="main-1-78"&gt;&lt;img class="img-card" width="80" height="112" src="https://one-draw.jp/ijinden/cardlist/001/card/01_078.png" /&gt;&lt;div class="container-num-copies" id="main-1-78-num-copies"&gt;0&lt;/div&gt;&lt;button type="button" class="btn btn-secondary btn-number btn-sm btn-pop" data-type="minus" data-deck="main" data-id="1-78"&gt;-&lt;/button&gt;&lt;button type="button" class="btn btn-secondary btn-number btn-sm btn-push" data-type="plus" data-deck="main" data-id="1-78"&gt;+&lt;/button&gt;&lt;button type="button" class="btn btn-secondary btn-number btn-sm btn-drop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&quot; id=&quot;side-1-78&quot;&gt;&lt;img class=&quot;d-block&quot; width=&quot;80&quot; height=&quot;112&quot; src=&quot;https://one-draw.jp/ijinden/cardlist/001/card/01_078.png&quot; /&gt;&lt;div class=&quot;container-num-copies&quot; id=&quot;side-1-78-num-copies&quot;&gt;0&lt;/div&gt;&lt;button type=&quot;button&quot; class=&quot;btn btn-secondary btn-number btn-sm btn-pop&quot; data-type=&quot;minus&quot; data-deck=&quot;side&quot; data-id=&quot;1-78&quot;&gt;-&lt;/button&gt;&lt;button type=&quot;button&quot; class=&quot;btn btn-secondary btn-number btn-sm btn-push&quot; data-type=&quot;plus&quot; data-deck=&quot;side&quot; data-id=&quot;1-78&quot;&gt;+&lt;/button&gt;&lt;button type=&quot;button&quot; class=&quot;btn btn-secondary btn-number btn-sm btn-raise&quot; data-type=&quot;raise&quot; data-id=&quot;1-78&quot;&gt;^&lt;/button&gt;&lt;/div&gt;" calcext:value-type="string">
            <text:p>&lt;div class="container-card" id="side-1-78"&gt;&lt;img class="d-block" width="80" height="112" src="https://one-draw.jp/ijinden/cardlist/001/card/01_078.png" /&gt;&lt;div class="container-num-copies" id="side-1-78-num-copies"&gt;0&lt;/div&gt;&lt;button type="button" class="btn btn-secondary btn-number btn-sm btn-pop" data-type="minus" data-deck="side" data-id="1-78"&gt;-&lt;/button&gt;&lt;button type="button" class="btn btn-secondary btn-number btn-sm btn-push" data-type="plus" data-deck="side" data-id="1-78"&gt;+&lt;/button&gt;&lt;button type="button" class="btn btn-secondary btn-number btn-sm btn-raise" data-type="raise" data-id="1-78"&gt;^&lt;/button&gt;&lt;/div&gt;</text:p>
          </table:table-cell>
          <table:table-cell table:formula="of:=CONCATENATE([$HTML.$A$3];[.F118];[$HTML.$B$3];[.H118];[$HTML.$C$3];[.J118];[$HTML.$D$3];[.N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data-expansion="15" data-type="1" data-color="8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&quot; id=&quot;main-1-79&quot;&gt;&lt;img class=&quot;img-card&quot; width=&quot;80&quot; height=&quot;112&quot; src=&quot;https://one-draw.jp/ijinden/cardlist/001/card/01_079.png&quot; /&gt;&lt;div class=&quot;container-num-copies&quot; id=&quot;main-1-79-num-copies&quot;&gt;0&lt;/div&gt;&lt;button type=&quot;button&quot; class=&quot;btn btn-secondary btn-number btn-sm btn-pop&quot; data-type=&quot;minus&quot; data-deck=&quot;main&quot; data-id=&quot;1-79&quot;&gt;-&lt;/button&gt;&lt;button type=&quot;button&quot; class=&quot;btn btn-secondary btn-number btn-sm btn-push&quot; data-type=&quot;plus&quot; data-deck=&quot;main&quot; data-id=&quot;1-79&quot;&gt;+&lt;/button&gt;&lt;button type=&quot;button&quot; class=&quot;btn btn-secondary btn-number btn-sm btn-drop&quot; data-type=&quot;drop&quot; data-id=&quot;1-79&quot;&gt;v&lt;/button&gt;&lt;/div&gt;" calcext:value-type="string">
            <text:p>&lt;div class="container-card" id="main-1-79"&gt;&lt;img class="img-card" width="80" height="112" src="https://one-draw.jp/ijinden/cardlist/001/card/01_079.png" /&gt;&lt;div class="container-num-copies" id="main-1-79-num-copies"&gt;0&lt;/div&gt;&lt;button type="button" class="btn btn-secondary btn-number btn-sm btn-pop" data-type="minus" data-deck="main" data-id="1-79"&gt;-&lt;/button&gt;&lt;button type="button" class="btn btn-secondary btn-number btn-sm btn-push" data-type="plus" data-deck="main" data-id="1-79"&gt;+&lt;/button&gt;&lt;button type="button" class="btn btn-secondary btn-number btn-sm btn-drop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&quot; id=&quot;side-1-79&quot;&gt;&lt;img class=&quot;d-block&quot; width=&quot;80&quot; height=&quot;112&quot; src=&quot;https://one-draw.jp/ijinden/cardlist/001/card/01_079.png&quot; /&gt;&lt;div class=&quot;container-num-copies&quot; id=&quot;side-1-79-num-copies&quot;&gt;0&lt;/div&gt;&lt;button type=&quot;button&quot; class=&quot;btn btn-secondary btn-number btn-sm btn-pop&quot; data-type=&quot;minus&quot; data-deck=&quot;side&quot; data-id=&quot;1-79&quot;&gt;-&lt;/button&gt;&lt;button type=&quot;button&quot; class=&quot;btn btn-secondary btn-number btn-sm btn-push&quot; data-type=&quot;plus&quot; data-deck=&quot;side&quot; data-id=&quot;1-79&quot;&gt;+&lt;/button&gt;&lt;button type=&quot;button&quot; class=&quot;btn btn-secondary btn-number btn-sm btn-raise&quot; data-type=&quot;raise&quot; data-id=&quot;1-79&quot;&gt;^&lt;/button&gt;&lt;/div&gt;" calcext:value-type="string">
            <text:p>&lt;div class="container-card" id="side-1-79"&gt;&lt;img class="d-block" width="80" height="112" src="https://one-draw.jp/ijinden/cardlist/001/card/01_079.png" /&gt;&lt;div class="container-num-copies" id="side-1-79-num-copies"&gt;0&lt;/div&gt;&lt;button type="button" class="btn btn-secondary btn-number btn-sm btn-pop" data-type="minus" data-deck="side" data-id="1-79"&gt;-&lt;/button&gt;&lt;button type="button" class="btn btn-secondary btn-number btn-sm btn-push" data-type="plus" data-deck="side" data-id="1-79"&gt;+&lt;/button&gt;&lt;button type="button" class="btn btn-secondary btn-number btn-sm btn-raise" data-type="raise" data-id="1-79"&gt;^&lt;/button&gt;&lt;/div&gt;</text:p>
          </table:table-cell>
          <table:table-cell table:formula="of:=CONCATENATE([$HTML.$A$3];[.F119];[$HTML.$B$3];[.H119];[$HTML.$C$3];[.J119];[$HTML.$D$3];[.N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data-expansion="15" data-type="1" data-color="8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&quot; id=&quot;main-1-80&quot;&gt;&lt;img class=&quot;img-card&quot; width=&quot;80&quot; height=&quot;112&quot; src=&quot;https://one-draw.jp/ijinden/cardlist/001/card/01_080.png&quot; /&gt;&lt;div class=&quot;container-num-copies&quot; id=&quot;main-1-80-num-copies&quot;&gt;0&lt;/div&gt;&lt;button type=&quot;button&quot; class=&quot;btn btn-secondary btn-number btn-sm btn-pop&quot; data-type=&quot;minus&quot; data-deck=&quot;main&quot; data-id=&quot;1-80&quot;&gt;-&lt;/button&gt;&lt;button type=&quot;button&quot; class=&quot;btn btn-secondary btn-number btn-sm btn-push&quot; data-type=&quot;plus&quot; data-deck=&quot;main&quot; data-id=&quot;1-80&quot;&gt;+&lt;/button&gt;&lt;button type=&quot;button&quot; class=&quot;btn btn-secondary btn-number btn-sm btn-drop&quot; data-type=&quot;drop&quot; data-id=&quot;1-80&quot;&gt;v&lt;/button&gt;&lt;/div&gt;" calcext:value-type="string">
            <text:p>&lt;div class="container-card" id="main-1-80"&gt;&lt;img class="img-card" width="80" height="112" src="https://one-draw.jp/ijinden/cardlist/001/card/01_080.png" /&gt;&lt;div class="container-num-copies" id="main-1-80-num-copies"&gt;0&lt;/div&gt;&lt;button type="button" class="btn btn-secondary btn-number btn-sm btn-pop" data-type="minus" data-deck="main" data-id="1-80"&gt;-&lt;/button&gt;&lt;button type="button" class="btn btn-secondary btn-number btn-sm btn-push" data-type="plus" data-deck="main" data-id="1-80"&gt;+&lt;/button&gt;&lt;button type="button" class="btn btn-secondary btn-number btn-sm btn-drop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&quot; id=&quot;side-1-80&quot;&gt;&lt;img class=&quot;d-block&quot; width=&quot;80&quot; height=&quot;112&quot; src=&quot;https://one-draw.jp/ijinden/cardlist/001/card/01_080.png&quot; /&gt;&lt;div class=&quot;container-num-copies&quot; id=&quot;side-1-80-num-copies&quot;&gt;0&lt;/div&gt;&lt;button type=&quot;button&quot; class=&quot;btn btn-secondary btn-number btn-sm btn-pop&quot; data-type=&quot;minus&quot; data-deck=&quot;side&quot; data-id=&quot;1-80&quot;&gt;-&lt;/button&gt;&lt;button type=&quot;button&quot; class=&quot;btn btn-secondary btn-number btn-sm btn-push&quot; data-type=&quot;plus&quot; data-deck=&quot;side&quot; data-id=&quot;1-80&quot;&gt;+&lt;/button&gt;&lt;button type=&quot;button&quot; class=&quot;btn btn-secondary btn-number btn-sm btn-raise&quot; data-type=&quot;raise&quot; data-id=&quot;1-80&quot;&gt;^&lt;/button&gt;&lt;/div&gt;" calcext:value-type="string">
            <text:p>&lt;div class="container-card" id="side-1-80"&gt;&lt;img class="d-block" width="80" height="112" src="https://one-draw.jp/ijinden/cardlist/001/card/01_080.png" /&gt;&lt;div class="container-num-copies" id="side-1-80-num-copies"&gt;0&lt;/div&gt;&lt;button type="button" class="btn btn-secondary btn-number btn-sm btn-pop" data-type="minus" data-deck="side" data-id="1-80"&gt;-&lt;/button&gt;&lt;button type="button" class="btn btn-secondary btn-number btn-sm btn-push" data-type="plus" data-deck="side" data-id="1-80"&gt;+&lt;/button&gt;&lt;button type="button" class="btn btn-secondary btn-number btn-sm btn-raise" data-type="raise" data-id="1-80"&gt;^&lt;/button&gt;&lt;/div&gt;</text:p>
          </table:table-cell>
          <table:table-cell table:formula="of:=CONCATENATE([$HTML.$A$3];[.F120];[$HTML.$B$3];[.H120];[$HTML.$C$3];[.J120];[$HTML.$D$3];[.N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data-expansion="15" data-type="1" data-color="8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&quot; id=&quot;main-Y-1&quot;&gt;&lt;img class=&quot;img-card&quot; width=&quot;80&quot; height=&quot;112&quot; src=&quot;https://one-draw.jp/ijinden/cardlist/Y01/card/02_Y_001.png&quot; /&gt;&lt;div class=&quot;container-num-copies&quot; id=&quot;main-Y-1-num-copies&quot;&gt;0&lt;/div&gt;&lt;button type=&quot;button&quot; class=&quot;btn btn-secondary btn-number btn-sm btn-pop&quot; data-type=&quot;minus&quot; data-deck=&quot;main&quot; data-id=&quot;Y-1&quot;&gt;-&lt;/button&gt;&lt;button type=&quot;button&quot; class=&quot;btn btn-secondary btn-number btn-sm btn-push&quot; data-type=&quot;plus&quot; data-deck=&quot;main&quot; data-id=&quot;Y-1&quot;&gt;+&lt;/button&gt;&lt;button type=&quot;button&quot; class=&quot;btn btn-secondary btn-number btn-sm btn-drop&quot; data-type=&quot;drop&quot; data-id=&quot;Y-1&quot;&gt;v&lt;/button&gt;&lt;/div&gt;" calcext:value-type="string">
            <text:p>&lt;div class="container-card" id="main-Y-1"&gt;&lt;img class="img-card" width="80" height="112" src="https://one-draw.jp/ijinden/cardlist/Y01/card/02_Y_001.png" /&gt;&lt;div class="container-num-copies" id="main-Y-1-num-copies"&gt;0&lt;/div&gt;&lt;button type="button" class="btn btn-secondary btn-number btn-sm btn-pop" data-type="minus" data-deck="main" data-id="Y-1"&gt;-&lt;/button&gt;&lt;button type="button" class="btn btn-secondary btn-number btn-sm btn-push" data-type="plus" data-deck="main" data-id="Y-1"&gt;+&lt;/button&gt;&lt;button type="button" class="btn btn-secondary btn-number btn-sm btn-drop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&quot; id=&quot;side-Y-1&quot;&gt;&lt;img class=&quot;d-block&quot; width=&quot;80&quot; height=&quot;112&quot; src=&quot;https://one-draw.jp/ijinden/cardlist/Y01/card/02_Y_001.png&quot; /&gt;&lt;div class=&quot;container-num-copies&quot; id=&quot;side-Y-1-num-copies&quot;&gt;0&lt;/div&gt;&lt;button type=&quot;button&quot; class=&quot;btn btn-secondary btn-number btn-sm btn-pop&quot; data-type=&quot;minus&quot; data-deck=&quot;side&quot; data-id=&quot;Y-1&quot;&gt;-&lt;/button&gt;&lt;button type=&quot;button&quot; class=&quot;btn btn-secondary btn-number btn-sm btn-push&quot; data-type=&quot;plus&quot; data-deck=&quot;side&quot; data-id=&quot;Y-1&quot;&gt;+&lt;/button&gt;&lt;button type=&quot;button&quot; class=&quot;btn btn-secondary btn-number btn-sm btn-raise&quot; data-type=&quot;raise&quot; data-id=&quot;Y-1&quot;&gt;^&lt;/button&gt;&lt;/div&gt;" calcext:value-type="string">
            <text:p>&lt;div class="container-card" id="side-Y-1"&gt;&lt;img class="d-block" width="80" height="112" src="https://one-draw.jp/ijinden/cardlist/Y01/card/02_Y_001.png" /&gt;&lt;div class="container-num-copies" id="side-Y-1-num-copies"&gt;0&lt;/div&gt;&lt;button type="button" class="btn btn-secondary btn-number btn-sm btn-pop" data-type="minus" data-deck="side" data-id="Y-1"&gt;-&lt;/button&gt;&lt;button type="button" class="btn btn-secondary btn-number btn-sm btn-push" data-type="plus" data-deck="side" data-id="Y-1"&gt;+&lt;/button&gt;&lt;button type="button" class="btn btn-secondary btn-number btn-sm btn-raise" data-type="raise" data-id="Y-1"&gt;^&lt;/button&gt;&lt;/div&gt;</text:p>
          </table:table-cell>
          <table:table-cell table:formula="of:=CONCATENATE([$HTML.$A$3];[.F121];[$HTML.$B$3];[.H121];[$HTML.$C$3];[.J121];[$HTML.$D$3];[.N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data-expansion="20" data-type="1" data-color="16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&quot; id=&quot;main-Y-2&quot;&gt;&lt;img class=&quot;img-card&quot; width=&quot;80&quot; height=&quot;112&quot; src=&quot;https://one-draw.jp/ijinden/cardlist/Y01/card/02_Y_002.png&quot; /&gt;&lt;div class=&quot;container-num-copies&quot; id=&quot;main-Y-2-num-copies&quot;&gt;0&lt;/div&gt;&lt;button type=&quot;button&quot; class=&quot;btn btn-secondary btn-number btn-sm btn-pop&quot; data-type=&quot;minus&quot; data-deck=&quot;main&quot; data-id=&quot;Y-2&quot;&gt;-&lt;/button&gt;&lt;button type=&quot;button&quot; class=&quot;btn btn-secondary btn-number btn-sm btn-push&quot; data-type=&quot;plus&quot; data-deck=&quot;main&quot; data-id=&quot;Y-2&quot;&gt;+&lt;/button&gt;&lt;button type=&quot;button&quot; class=&quot;btn btn-secondary btn-number btn-sm btn-drop&quot; data-type=&quot;drop&quot; data-id=&quot;Y-2&quot;&gt;v&lt;/button&gt;&lt;/div&gt;" calcext:value-type="string">
            <text:p>&lt;div class="container-card" id="main-Y-2"&gt;&lt;img class="img-card" width="80" height="112" src="https://one-draw.jp/ijinden/cardlist/Y01/card/02_Y_002.png" /&gt;&lt;div class="container-num-copies" id="main-Y-2-num-copies"&gt;0&lt;/div&gt;&lt;button type="button" class="btn btn-secondary btn-number btn-sm btn-pop" data-type="minus" data-deck="main" data-id="Y-2"&gt;-&lt;/button&gt;&lt;button type="button" class="btn btn-secondary btn-number btn-sm btn-push" data-type="plus" data-deck="main" data-id="Y-2"&gt;+&lt;/button&gt;&lt;button type="button" class="btn btn-secondary btn-number btn-sm btn-drop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&quot; id=&quot;side-Y-2&quot;&gt;&lt;img class=&quot;d-block&quot; width=&quot;80&quot; height=&quot;112&quot; src=&quot;https://one-draw.jp/ijinden/cardlist/Y01/card/02_Y_002.png&quot; /&gt;&lt;div class=&quot;container-num-copies&quot; id=&quot;side-Y-2-num-copies&quot;&gt;0&lt;/div&gt;&lt;button type=&quot;button&quot; class=&quot;btn btn-secondary btn-number btn-sm btn-pop&quot; data-type=&quot;minus&quot; data-deck=&quot;side&quot; data-id=&quot;Y-2&quot;&gt;-&lt;/button&gt;&lt;button type=&quot;button&quot; class=&quot;btn btn-secondary btn-number btn-sm btn-push&quot; data-type=&quot;plus&quot; data-deck=&quot;side&quot; data-id=&quot;Y-2&quot;&gt;+&lt;/button&gt;&lt;button type=&quot;button&quot; class=&quot;btn btn-secondary btn-number btn-sm btn-raise&quot; data-type=&quot;raise&quot; data-id=&quot;Y-2&quot;&gt;^&lt;/button&gt;&lt;/div&gt;" calcext:value-type="string">
            <text:p>&lt;div class="container-card" id="side-Y-2"&gt;&lt;img class="d-block" width="80" height="112" src="https://one-draw.jp/ijinden/cardlist/Y01/card/02_Y_002.png" /&gt;&lt;div class="container-num-copies" id="side-Y-2-num-copies"&gt;0&lt;/div&gt;&lt;button type="button" class="btn btn-secondary btn-number btn-sm btn-pop" data-type="minus" data-deck="side" data-id="Y-2"&gt;-&lt;/button&gt;&lt;button type="button" class="btn btn-secondary btn-number btn-sm btn-push" data-type="plus" data-deck="side" data-id="Y-2"&gt;+&lt;/button&gt;&lt;button type="button" class="btn btn-secondary btn-number btn-sm btn-raise" data-type="raise" data-id="Y-2"&gt;^&lt;/button&gt;&lt;/div&gt;</text:p>
          </table:table-cell>
          <table:table-cell table:formula="of:=CONCATENATE([$HTML.$A$3];[.F122];[$HTML.$B$3];[.H122];[$HTML.$C$3];[.J122];[$HTML.$D$3];[.N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data-expansion="20" data-type="1" data-color="16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&quot; id=&quot;main-Y-3&quot;&gt;&lt;img class=&quot;img-card&quot; width=&quot;80&quot; height=&quot;112&quot; src=&quot;https://one-draw.jp/ijinden/cardlist/Y01/card/02_Y_003.png&quot; /&gt;&lt;div class=&quot;container-num-copies&quot; id=&quot;main-Y-3-num-copies&quot;&gt;0&lt;/div&gt;&lt;button type=&quot;button&quot; class=&quot;btn btn-secondary btn-number btn-sm btn-pop&quot; data-type=&quot;minus&quot; data-deck=&quot;main&quot; data-id=&quot;Y-3&quot;&gt;-&lt;/button&gt;&lt;button type=&quot;button&quot; class=&quot;btn btn-secondary btn-number btn-sm btn-push&quot; data-type=&quot;plus&quot; data-deck=&quot;main&quot; data-id=&quot;Y-3&quot;&gt;+&lt;/button&gt;&lt;button type=&quot;button&quot; class=&quot;btn btn-secondary btn-number btn-sm btn-drop&quot; data-type=&quot;drop&quot; data-id=&quot;Y-3&quot;&gt;v&lt;/button&gt;&lt;/div&gt;" calcext:value-type="string">
            <text:p>&lt;div class="container-card" id="main-Y-3"&gt;&lt;img class="img-card" width="80" height="112" src="https://one-draw.jp/ijinden/cardlist/Y01/card/02_Y_003.png" /&gt;&lt;div class="container-num-copies" id="main-Y-3-num-copies"&gt;0&lt;/div&gt;&lt;button type="button" class="btn btn-secondary btn-number btn-sm btn-pop" data-type="minus" data-deck="main" data-id="Y-3"&gt;-&lt;/button&gt;&lt;button type="button" class="btn btn-secondary btn-number btn-sm btn-push" data-type="plus" data-deck="main" data-id="Y-3"&gt;+&lt;/button&gt;&lt;button type="button" class="btn btn-secondary btn-number btn-sm btn-drop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&quot; id=&quot;side-Y-3&quot;&gt;&lt;img class=&quot;d-block&quot; width=&quot;80&quot; height=&quot;112&quot; src=&quot;https://one-draw.jp/ijinden/cardlist/Y01/card/02_Y_003.png&quot; /&gt;&lt;div class=&quot;container-num-copies&quot; id=&quot;side-Y-3-num-copies&quot;&gt;0&lt;/div&gt;&lt;button type=&quot;button&quot; class=&quot;btn btn-secondary btn-number btn-sm btn-pop&quot; data-type=&quot;minus&quot; data-deck=&quot;side&quot; data-id=&quot;Y-3&quot;&gt;-&lt;/button&gt;&lt;button type=&quot;button&quot; class=&quot;btn btn-secondary btn-number btn-sm btn-push&quot; data-type=&quot;plus&quot; data-deck=&quot;side&quot; data-id=&quot;Y-3&quot;&gt;+&lt;/button&gt;&lt;button type=&quot;button&quot; class=&quot;btn btn-secondary btn-number btn-sm btn-raise&quot; data-type=&quot;raise&quot; data-id=&quot;Y-3&quot;&gt;^&lt;/button&gt;&lt;/div&gt;" calcext:value-type="string">
            <text:p>&lt;div class="container-card" id="side-Y-3"&gt;&lt;img class="d-block" width="80" height="112" src="https://one-draw.jp/ijinden/cardlist/Y01/card/02_Y_003.png" /&gt;&lt;div class="container-num-copies" id="side-Y-3-num-copies"&gt;0&lt;/div&gt;&lt;button type="button" class="btn btn-secondary btn-number btn-sm btn-pop" data-type="minus" data-deck="side" data-id="Y-3"&gt;-&lt;/button&gt;&lt;button type="button" class="btn btn-secondary btn-number btn-sm btn-push" data-type="plus" data-deck="side" data-id="Y-3"&gt;+&lt;/button&gt;&lt;button type="button" class="btn btn-secondary btn-number btn-sm btn-raise" data-type="raise" data-id="Y-3"&gt;^&lt;/button&gt;&lt;/div&gt;</text:p>
          </table:table-cell>
          <table:table-cell table:formula="of:=CONCATENATE([$HTML.$A$3];[.F123];[$HTML.$B$3];[.H123];[$HTML.$C$3];[.J123];[$HTML.$D$3];[.N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data-expansion="20" data-type="1" data-color="16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&quot; id=&quot;main-Y-4&quot;&gt;&lt;img class=&quot;img-card&quot; width=&quot;80&quot; height=&quot;112&quot; src=&quot;https://one-draw.jp/ijinden/cardlist/Y01/card/02_Y_004.png&quot; /&gt;&lt;div class=&quot;container-num-copies&quot; id=&quot;main-Y-4-num-copies&quot;&gt;0&lt;/div&gt;&lt;button type=&quot;button&quot; class=&quot;btn btn-secondary btn-number btn-sm btn-pop&quot; data-type=&quot;minus&quot; data-deck=&quot;main&quot; data-id=&quot;Y-4&quot;&gt;-&lt;/button&gt;&lt;button type=&quot;button&quot; class=&quot;btn btn-secondary btn-number btn-sm btn-push&quot; data-type=&quot;plus&quot; data-deck=&quot;main&quot; data-id=&quot;Y-4&quot;&gt;+&lt;/button&gt;&lt;button type=&quot;button&quot; class=&quot;btn btn-secondary btn-number btn-sm btn-drop&quot; data-type=&quot;drop&quot; data-id=&quot;Y-4&quot;&gt;v&lt;/button&gt;&lt;/div&gt;" calcext:value-type="string">
            <text:p>&lt;div class="container-card" id="main-Y-4"&gt;&lt;img class="img-card" width="80" height="112" src="https://one-draw.jp/ijinden/cardlist/Y01/card/02_Y_004.png" /&gt;&lt;div class="container-num-copies" id="main-Y-4-num-copies"&gt;0&lt;/div&gt;&lt;button type="button" class="btn btn-secondary btn-number btn-sm btn-pop" data-type="minus" data-deck="main" data-id="Y-4"&gt;-&lt;/button&gt;&lt;button type="button" class="btn btn-secondary btn-number btn-sm btn-push" data-type="plus" data-deck="main" data-id="Y-4"&gt;+&lt;/button&gt;&lt;button type="button" class="btn btn-secondary btn-number btn-sm btn-drop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&quot; id=&quot;side-Y-4&quot;&gt;&lt;img class=&quot;d-block&quot; width=&quot;80&quot; height=&quot;112&quot; src=&quot;https://one-draw.jp/ijinden/cardlist/Y01/card/02_Y_004.png&quot; /&gt;&lt;div class=&quot;container-num-copies&quot; id=&quot;side-Y-4-num-copies&quot;&gt;0&lt;/div&gt;&lt;button type=&quot;button&quot; class=&quot;btn btn-secondary btn-number btn-sm btn-pop&quot; data-type=&quot;minus&quot; data-deck=&quot;side&quot; data-id=&quot;Y-4&quot;&gt;-&lt;/button&gt;&lt;button type=&quot;button&quot; class=&quot;btn btn-secondary btn-number btn-sm btn-push&quot; data-type=&quot;plus&quot; data-deck=&quot;side&quot; data-id=&quot;Y-4&quot;&gt;+&lt;/button&gt;&lt;button type=&quot;button&quot; class=&quot;btn btn-secondary btn-number btn-sm btn-raise&quot; data-type=&quot;raise&quot; data-id=&quot;Y-4&quot;&gt;^&lt;/button&gt;&lt;/div&gt;" calcext:value-type="string">
            <text:p>&lt;div class="container-card" id="side-Y-4"&gt;&lt;img class="d-block" width="80" height="112" src="https://one-draw.jp/ijinden/cardlist/Y01/card/02_Y_004.png" /&gt;&lt;div class="container-num-copies" id="side-Y-4-num-copies"&gt;0&lt;/div&gt;&lt;button type="button" class="btn btn-secondary btn-number btn-sm btn-pop" data-type="minus" data-deck="side" data-id="Y-4"&gt;-&lt;/button&gt;&lt;button type="button" class="btn btn-secondary btn-number btn-sm btn-push" data-type="plus" data-deck="side" data-id="Y-4"&gt;+&lt;/button&gt;&lt;button type="button" class="btn btn-secondary btn-number btn-sm btn-raise" data-type="raise" data-id="Y-4"&gt;^&lt;/button&gt;&lt;/div&gt;</text:p>
          </table:table-cell>
          <table:table-cell table:formula="of:=CONCATENATE([$HTML.$A$3];[.F124];[$HTML.$B$3];[.H124];[$HTML.$C$3];[.J124];[$HTML.$D$3];[.N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data-expansion="20" data-type="1" data-color="16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&quot; id=&quot;main-Y-5&quot;&gt;&lt;img class=&quot;img-card&quot; width=&quot;80&quot; height=&quot;112&quot; src=&quot;https://one-draw.jp/ijinden/cardlist/Y01/card/02_Y_005.png&quot; /&gt;&lt;div class=&quot;container-num-copies&quot; id=&quot;main-Y-5-num-copies&quot;&gt;0&lt;/div&gt;&lt;button type=&quot;button&quot; class=&quot;btn btn-secondary btn-number btn-sm btn-pop&quot; data-type=&quot;minus&quot; data-deck=&quot;main&quot; data-id=&quot;Y-5&quot;&gt;-&lt;/button&gt;&lt;button type=&quot;button&quot; class=&quot;btn btn-secondary btn-number btn-sm btn-push&quot; data-type=&quot;plus&quot; data-deck=&quot;main&quot; data-id=&quot;Y-5&quot;&gt;+&lt;/button&gt;&lt;button type=&quot;button&quot; class=&quot;btn btn-secondary btn-number btn-sm btn-drop&quot; data-type=&quot;drop&quot; data-id=&quot;Y-5&quot;&gt;v&lt;/button&gt;&lt;/div&gt;" calcext:value-type="string">
            <text:p>&lt;div class="container-card" id="main-Y-5"&gt;&lt;img class="img-card" width="80" height="112" src="https://one-draw.jp/ijinden/cardlist/Y01/card/02_Y_005.png" /&gt;&lt;div class="container-num-copies" id="main-Y-5-num-copies"&gt;0&lt;/div&gt;&lt;button type="button" class="btn btn-secondary btn-number btn-sm btn-pop" data-type="minus" data-deck="main" data-id="Y-5"&gt;-&lt;/button&gt;&lt;button type="button" class="btn btn-secondary btn-number btn-sm btn-push" data-type="plus" data-deck="main" data-id="Y-5"&gt;+&lt;/button&gt;&lt;button type="button" class="btn btn-secondary btn-number btn-sm btn-drop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&quot; id=&quot;side-Y-5&quot;&gt;&lt;img class=&quot;d-block&quot; width=&quot;80&quot; height=&quot;112&quot; src=&quot;https://one-draw.jp/ijinden/cardlist/Y01/card/02_Y_005.png&quot; /&gt;&lt;div class=&quot;container-num-copies&quot; id=&quot;side-Y-5-num-copies&quot;&gt;0&lt;/div&gt;&lt;button type=&quot;button&quot; class=&quot;btn btn-secondary btn-number btn-sm btn-pop&quot; data-type=&quot;minus&quot; data-deck=&quot;side&quot; data-id=&quot;Y-5&quot;&gt;-&lt;/button&gt;&lt;button type=&quot;button&quot; class=&quot;btn btn-secondary btn-number btn-sm btn-push&quot; data-type=&quot;plus&quot; data-deck=&quot;side&quot; data-id=&quot;Y-5&quot;&gt;+&lt;/button&gt;&lt;button type=&quot;button&quot; class=&quot;btn btn-secondary btn-number btn-sm btn-raise&quot; data-type=&quot;raise&quot; data-id=&quot;Y-5&quot;&gt;^&lt;/button&gt;&lt;/div&gt;" calcext:value-type="string">
            <text:p>&lt;div class="container-card" id="side-Y-5"&gt;&lt;img class="d-block" width="80" height="112" src="https://one-draw.jp/ijinden/cardlist/Y01/card/02_Y_005.png" /&gt;&lt;div class="container-num-copies" id="side-Y-5-num-copies"&gt;0&lt;/div&gt;&lt;button type="button" class="btn btn-secondary btn-number btn-sm btn-pop" data-type="minus" data-deck="side" data-id="Y-5"&gt;-&lt;/button&gt;&lt;button type="button" class="btn btn-secondary btn-number btn-sm btn-push" data-type="plus" data-deck="side" data-id="Y-5"&gt;+&lt;/button&gt;&lt;button type="button" class="btn btn-secondary btn-number btn-sm btn-raise" data-type="raise" data-id="Y-5"&gt;^&lt;/button&gt;&lt;/div&gt;</text:p>
          </table:table-cell>
          <table:table-cell table:formula="of:=CONCATENATE([$HTML.$A$3];[.F125];[$HTML.$B$3];[.H125];[$HTML.$C$3];[.J125];[$HTML.$D$3];[.N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data-expansion="20" data-type="1" data-color="16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&quot; id=&quot;main-Y-6&quot;&gt;&lt;img class=&quot;img-card&quot; width=&quot;80&quot; height=&quot;112&quot; src=&quot;https://one-draw.jp/ijinden/cardlist/Y01/card/02_Y_006.png&quot; /&gt;&lt;div class=&quot;container-num-copies&quot; id=&quot;main-Y-6-num-copies&quot;&gt;0&lt;/div&gt;&lt;button type=&quot;button&quot; class=&quot;btn btn-secondary btn-number btn-sm btn-pop&quot; data-type=&quot;minus&quot; data-deck=&quot;main&quot; data-id=&quot;Y-6&quot;&gt;-&lt;/button&gt;&lt;button type=&quot;button&quot; class=&quot;btn btn-secondary btn-number btn-sm btn-push&quot; data-type=&quot;plus&quot; data-deck=&quot;main&quot; data-id=&quot;Y-6&quot;&gt;+&lt;/button&gt;&lt;button type=&quot;button&quot; class=&quot;btn btn-secondary btn-number btn-sm btn-drop&quot; data-type=&quot;drop&quot; data-id=&quot;Y-6&quot;&gt;v&lt;/button&gt;&lt;/div&gt;" calcext:value-type="string">
            <text:p>&lt;div class="container-card" id="main-Y-6"&gt;&lt;img class="img-card" width="80" height="112" src="https://one-draw.jp/ijinden/cardlist/Y01/card/02_Y_006.png" /&gt;&lt;div class="container-num-copies" id="main-Y-6-num-copies"&gt;0&lt;/div&gt;&lt;button type="button" class="btn btn-secondary btn-number btn-sm btn-pop" data-type="minus" data-deck="main" data-id="Y-6"&gt;-&lt;/button&gt;&lt;button type="button" class="btn btn-secondary btn-number btn-sm btn-push" data-type="plus" data-deck="main" data-id="Y-6"&gt;+&lt;/button&gt;&lt;button type="button" class="btn btn-secondary btn-number btn-sm btn-drop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&quot; id=&quot;side-Y-6&quot;&gt;&lt;img class=&quot;d-block&quot; width=&quot;80&quot; height=&quot;112&quot; src=&quot;https://one-draw.jp/ijinden/cardlist/Y01/card/02_Y_006.png&quot; /&gt;&lt;div class=&quot;container-num-copies&quot; id=&quot;side-Y-6-num-copies&quot;&gt;0&lt;/div&gt;&lt;button type=&quot;button&quot; class=&quot;btn btn-secondary btn-number btn-sm btn-pop&quot; data-type=&quot;minus&quot; data-deck=&quot;side&quot; data-id=&quot;Y-6&quot;&gt;-&lt;/button&gt;&lt;button type=&quot;button&quot; class=&quot;btn btn-secondary btn-number btn-sm btn-push&quot; data-type=&quot;plus&quot; data-deck=&quot;side&quot; data-id=&quot;Y-6&quot;&gt;+&lt;/button&gt;&lt;button type=&quot;button&quot; class=&quot;btn btn-secondary btn-number btn-sm btn-raise&quot; data-type=&quot;raise&quot; data-id=&quot;Y-6&quot;&gt;^&lt;/button&gt;&lt;/div&gt;" calcext:value-type="string">
            <text:p>&lt;div class="container-card" id="side-Y-6"&gt;&lt;img class="d-block" width="80" height="112" src="https://one-draw.jp/ijinden/cardlist/Y01/card/02_Y_006.png" /&gt;&lt;div class="container-num-copies" id="side-Y-6-num-copies"&gt;0&lt;/div&gt;&lt;button type="button" class="btn btn-secondary btn-number btn-sm btn-pop" data-type="minus" data-deck="side" data-id="Y-6"&gt;-&lt;/button&gt;&lt;button type="button" class="btn btn-secondary btn-number btn-sm btn-push" data-type="plus" data-deck="side" data-id="Y-6"&gt;+&lt;/button&gt;&lt;button type="button" class="btn btn-secondary btn-number btn-sm btn-raise" data-type="raise" data-id="Y-6"&gt;^&lt;/button&gt;&lt;/div&gt;</text:p>
          </table:table-cell>
          <table:table-cell table:formula="of:=CONCATENATE([$HTML.$A$3];[.F126];[$HTML.$B$3];[.H126];[$HTML.$C$3];[.J126];[$HTML.$D$3];[.N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data-expansion="20" data-type="1" data-color="16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&quot; id=&quot;main-Y-7&quot;&gt;&lt;img class=&quot;img-card&quot; width=&quot;80&quot; height=&quot;112&quot; src=&quot;https://one-draw.jp/ijinden/cardlist/Y01/card/02_Y_007.png&quot; /&gt;&lt;div class=&quot;container-num-copies&quot; id=&quot;main-Y-7-num-copies&quot;&gt;0&lt;/div&gt;&lt;button type=&quot;button&quot; class=&quot;btn btn-secondary btn-number btn-sm btn-pop&quot; data-type=&quot;minus&quot; data-deck=&quot;main&quot; data-id=&quot;Y-7&quot;&gt;-&lt;/button&gt;&lt;button type=&quot;button&quot; class=&quot;btn btn-secondary btn-number btn-sm btn-push&quot; data-type=&quot;plus&quot; data-deck=&quot;main&quot; data-id=&quot;Y-7&quot;&gt;+&lt;/button&gt;&lt;button type=&quot;button&quot; class=&quot;btn btn-secondary btn-number btn-sm btn-drop&quot; data-type=&quot;drop&quot; data-id=&quot;Y-7&quot;&gt;v&lt;/button&gt;&lt;/div&gt;" calcext:value-type="string">
            <text:p>&lt;div class="container-card" id="main-Y-7"&gt;&lt;img class="img-card" width="80" height="112" src="https://one-draw.jp/ijinden/cardlist/Y01/card/02_Y_007.png" /&gt;&lt;div class="container-num-copies" id="main-Y-7-num-copies"&gt;0&lt;/div&gt;&lt;button type="button" class="btn btn-secondary btn-number btn-sm btn-pop" data-type="minus" data-deck="main" data-id="Y-7"&gt;-&lt;/button&gt;&lt;button type="button" class="btn btn-secondary btn-number btn-sm btn-push" data-type="plus" data-deck="main" data-id="Y-7"&gt;+&lt;/button&gt;&lt;button type="button" class="btn btn-secondary btn-number btn-sm btn-drop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&quot; id=&quot;side-Y-7&quot;&gt;&lt;img class=&quot;d-block&quot; width=&quot;80&quot; height=&quot;112&quot; src=&quot;https://one-draw.jp/ijinden/cardlist/Y01/card/02_Y_007.png&quot; /&gt;&lt;div class=&quot;container-num-copies&quot; id=&quot;side-Y-7-num-copies&quot;&gt;0&lt;/div&gt;&lt;button type=&quot;button&quot; class=&quot;btn btn-secondary btn-number btn-sm btn-pop&quot; data-type=&quot;minus&quot; data-deck=&quot;side&quot; data-id=&quot;Y-7&quot;&gt;-&lt;/button&gt;&lt;button type=&quot;button&quot; class=&quot;btn btn-secondary btn-number btn-sm btn-push&quot; data-type=&quot;plus&quot; data-deck=&quot;side&quot; data-id=&quot;Y-7&quot;&gt;+&lt;/button&gt;&lt;button type=&quot;button&quot; class=&quot;btn btn-secondary btn-number btn-sm btn-raise&quot; data-type=&quot;raise&quot; data-id=&quot;Y-7&quot;&gt;^&lt;/button&gt;&lt;/div&gt;" calcext:value-type="string">
            <text:p>&lt;div class="container-card" id="side-Y-7"&gt;&lt;img class="d-block" width="80" height="112" src="https://one-draw.jp/ijinden/cardlist/Y01/card/02_Y_007.png" /&gt;&lt;div class="container-num-copies" id="side-Y-7-num-copies"&gt;0&lt;/div&gt;&lt;button type="button" class="btn btn-secondary btn-number btn-sm btn-pop" data-type="minus" data-deck="side" data-id="Y-7"&gt;-&lt;/button&gt;&lt;button type="button" class="btn btn-secondary btn-number btn-sm btn-push" data-type="plus" data-deck="side" data-id="Y-7"&gt;+&lt;/button&gt;&lt;button type="button" class="btn btn-secondary btn-number btn-sm btn-raise" data-type="raise" data-id="Y-7"&gt;^&lt;/button&gt;&lt;/div&gt;</text:p>
          </table:table-cell>
          <table:table-cell table:formula="of:=CONCATENATE([$HTML.$A$3];[.F127];[$HTML.$B$3];[.H127];[$HTML.$C$3];[.J127];[$HTML.$D$3];[.N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data-expansion="20" data-type="1" data-color="16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&quot; id=&quot;main-Y-8&quot;&gt;&lt;img class=&quot;img-card&quot; width=&quot;80&quot; height=&quot;112&quot; src=&quot;https://one-draw.jp/ijinden/cardlist/Y01/card/02_Y_008.png&quot; /&gt;&lt;div class=&quot;container-num-copies&quot; id=&quot;main-Y-8-num-copies&quot;&gt;0&lt;/div&gt;&lt;button type=&quot;button&quot; class=&quot;btn btn-secondary btn-number btn-sm btn-pop&quot; data-type=&quot;minus&quot; data-deck=&quot;main&quot; data-id=&quot;Y-8&quot;&gt;-&lt;/button&gt;&lt;button type=&quot;button&quot; class=&quot;btn btn-secondary btn-number btn-sm btn-push&quot; data-type=&quot;plus&quot; data-deck=&quot;main&quot; data-id=&quot;Y-8&quot;&gt;+&lt;/button&gt;&lt;button type=&quot;button&quot; class=&quot;btn btn-secondary btn-number btn-sm btn-drop&quot; data-type=&quot;drop&quot; data-id=&quot;Y-8&quot;&gt;v&lt;/button&gt;&lt;/div&gt;" calcext:value-type="string">
            <text:p>&lt;div class="container-card" id="main-Y-8"&gt;&lt;img class="img-card" width="80" height="112" src="https://one-draw.jp/ijinden/cardlist/Y01/card/02_Y_008.png" /&gt;&lt;div class="container-num-copies" id="main-Y-8-num-copies"&gt;0&lt;/div&gt;&lt;button type="button" class="btn btn-secondary btn-number btn-sm btn-pop" data-type="minus" data-deck="main" data-id="Y-8"&gt;-&lt;/button&gt;&lt;button type="button" class="btn btn-secondary btn-number btn-sm btn-push" data-type="plus" data-deck="main" data-id="Y-8"&gt;+&lt;/button&gt;&lt;button type="button" class="btn btn-secondary btn-number btn-sm btn-drop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&quot; id=&quot;side-Y-8&quot;&gt;&lt;img class=&quot;d-block&quot; width=&quot;80&quot; height=&quot;112&quot; src=&quot;https://one-draw.jp/ijinden/cardlist/Y01/card/02_Y_008.png&quot; /&gt;&lt;div class=&quot;container-num-copies&quot; id=&quot;side-Y-8-num-copies&quot;&gt;0&lt;/div&gt;&lt;button type=&quot;button&quot; class=&quot;btn btn-secondary btn-number btn-sm btn-pop&quot; data-type=&quot;minus&quot; data-deck=&quot;side&quot; data-id=&quot;Y-8&quot;&gt;-&lt;/button&gt;&lt;button type=&quot;button&quot; class=&quot;btn btn-secondary btn-number btn-sm btn-push&quot; data-type=&quot;plus&quot; data-deck=&quot;side&quot; data-id=&quot;Y-8&quot;&gt;+&lt;/button&gt;&lt;button type=&quot;button&quot; class=&quot;btn btn-secondary btn-number btn-sm btn-raise&quot; data-type=&quot;raise&quot; data-id=&quot;Y-8&quot;&gt;^&lt;/button&gt;&lt;/div&gt;" calcext:value-type="string">
            <text:p>&lt;div class="container-card" id="side-Y-8"&gt;&lt;img class="d-block" width="80" height="112" src="https://one-draw.jp/ijinden/cardlist/Y01/card/02_Y_008.png" /&gt;&lt;div class="container-num-copies" id="side-Y-8-num-copies"&gt;0&lt;/div&gt;&lt;button type="button" class="btn btn-secondary btn-number btn-sm btn-pop" data-type="minus" data-deck="side" data-id="Y-8"&gt;-&lt;/button&gt;&lt;button type="button" class="btn btn-secondary btn-number btn-sm btn-push" data-type="plus" data-deck="side" data-id="Y-8"&gt;+&lt;/button&gt;&lt;button type="button" class="btn btn-secondary btn-number btn-sm btn-raise" data-type="raise" data-id="Y-8"&gt;^&lt;/button&gt;&lt;/div&gt;</text:p>
          </table:table-cell>
          <table:table-cell table:formula="of:=CONCATENATE([$HTML.$A$3];[.F128];[$HTML.$B$3];[.H128];[$HTML.$C$3];[.J128];[$HTML.$D$3];[.N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data-expansion="20" data-type="1" data-color="16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&quot; id=&quot;main-Y-9&quot;&gt;&lt;img class=&quot;img-card&quot; width=&quot;80&quot; height=&quot;112&quot; src=&quot;https://one-draw.jp/ijinden/cardlist/Y01/card/02_Y_009.png&quot; /&gt;&lt;div class=&quot;container-num-copies&quot; id=&quot;main-Y-9-num-copies&quot;&gt;0&lt;/div&gt;&lt;button type=&quot;button&quot; class=&quot;btn btn-secondary btn-number btn-sm btn-pop&quot; data-type=&quot;minus&quot; data-deck=&quot;main&quot; data-id=&quot;Y-9&quot;&gt;-&lt;/button&gt;&lt;button type=&quot;button&quot; class=&quot;btn btn-secondary btn-number btn-sm btn-push&quot; data-type=&quot;plus&quot; data-deck=&quot;main&quot; data-id=&quot;Y-9&quot;&gt;+&lt;/button&gt;&lt;button type=&quot;button&quot; class=&quot;btn btn-secondary btn-number btn-sm btn-drop&quot; data-type=&quot;drop&quot; data-id=&quot;Y-9&quot;&gt;v&lt;/button&gt;&lt;/div&gt;" calcext:value-type="string">
            <text:p>&lt;div class="container-card" id="main-Y-9"&gt;&lt;img class="img-card" width="80" height="112" src="https://one-draw.jp/ijinden/cardlist/Y01/card/02_Y_009.png" /&gt;&lt;div class="container-num-copies" id="main-Y-9-num-copies"&gt;0&lt;/div&gt;&lt;button type="button" class="btn btn-secondary btn-number btn-sm btn-pop" data-type="minus" data-deck="main" data-id="Y-9"&gt;-&lt;/button&gt;&lt;button type="button" class="btn btn-secondary btn-number btn-sm btn-push" data-type="plus" data-deck="main" data-id="Y-9"&gt;+&lt;/button&gt;&lt;button type="button" class="btn btn-secondary btn-number btn-sm btn-drop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&quot; id=&quot;side-Y-9&quot;&gt;&lt;img class=&quot;d-block&quot; width=&quot;80&quot; height=&quot;112&quot; src=&quot;https://one-draw.jp/ijinden/cardlist/Y01/card/02_Y_009.png&quot; /&gt;&lt;div class=&quot;container-num-copies&quot; id=&quot;side-Y-9-num-copies&quot;&gt;0&lt;/div&gt;&lt;button type=&quot;button&quot; class=&quot;btn btn-secondary btn-number btn-sm btn-pop&quot; data-type=&quot;minus&quot; data-deck=&quot;side&quot; data-id=&quot;Y-9&quot;&gt;-&lt;/button&gt;&lt;button type=&quot;button&quot; class=&quot;btn btn-secondary btn-number btn-sm btn-push&quot; data-type=&quot;plus&quot; data-deck=&quot;side&quot; data-id=&quot;Y-9&quot;&gt;+&lt;/button&gt;&lt;button type=&quot;button&quot; class=&quot;btn btn-secondary btn-number btn-sm btn-raise&quot; data-type=&quot;raise&quot; data-id=&quot;Y-9&quot;&gt;^&lt;/button&gt;&lt;/div&gt;" calcext:value-type="string">
            <text:p>&lt;div class="container-card" id="side-Y-9"&gt;&lt;img class="d-block" width="80" height="112" src="https://one-draw.jp/ijinden/cardlist/Y01/card/02_Y_009.png" /&gt;&lt;div class="container-num-copies" id="side-Y-9-num-copies"&gt;0&lt;/div&gt;&lt;button type="button" class="btn btn-secondary btn-number btn-sm btn-pop" data-type="minus" data-deck="side" data-id="Y-9"&gt;-&lt;/button&gt;&lt;button type="button" class="btn btn-secondary btn-number btn-sm btn-push" data-type="plus" data-deck="side" data-id="Y-9"&gt;+&lt;/button&gt;&lt;button type="button" class="btn btn-secondary btn-number btn-sm btn-raise" data-type="raise" data-id="Y-9"&gt;^&lt;/button&gt;&lt;/div&gt;</text:p>
          </table:table-cell>
          <table:table-cell table:formula="of:=CONCATENATE([$HTML.$A$3];[.F129];[$HTML.$B$3];[.H129];[$HTML.$C$3];[.J129];[$HTML.$D$3];[.N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data-expansion="20" data-type="2" data-color="16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&quot; id=&quot;main-Y-10&quot;&gt;&lt;img class=&quot;img-card&quot; width=&quot;80&quot; height=&quot;112&quot; src=&quot;https://one-draw.jp/ijinden/cardlist/Y01/card/02_Y_010.png&quot; /&gt;&lt;div class=&quot;container-num-copies&quot; id=&quot;main-Y-10-num-copies&quot;&gt;0&lt;/div&gt;&lt;button type=&quot;button&quot; class=&quot;btn btn-secondary btn-number btn-sm btn-pop&quot; data-type=&quot;minus&quot; data-deck=&quot;main&quot; data-id=&quot;Y-10&quot;&gt;-&lt;/button&gt;&lt;button type=&quot;button&quot; class=&quot;btn btn-secondary btn-number btn-sm btn-push&quot; data-type=&quot;plus&quot; data-deck=&quot;main&quot; data-id=&quot;Y-10&quot;&gt;+&lt;/button&gt;&lt;button type=&quot;button&quot; class=&quot;btn btn-secondary btn-number btn-sm btn-drop&quot; data-type=&quot;drop&quot; data-id=&quot;Y-10&quot;&gt;v&lt;/button&gt;&lt;/div&gt;" calcext:value-type="string">
            <text:p>&lt;div class="container-card" id="main-Y-10"&gt;&lt;img class="img-card" width="80" height="112" src="https://one-draw.jp/ijinden/cardlist/Y01/card/02_Y_010.png" /&gt;&lt;div class="container-num-copies" id="main-Y-10-num-copies"&gt;0&lt;/div&gt;&lt;button type="button" class="btn btn-secondary btn-number btn-sm btn-pop" data-type="minus" data-deck="main" data-id="Y-10"&gt;-&lt;/button&gt;&lt;button type="button" class="btn btn-secondary btn-number btn-sm btn-push" data-type="plus" data-deck="main" data-id="Y-10"&gt;+&lt;/button&gt;&lt;button type="button" class="btn btn-secondary btn-number btn-sm btn-drop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&quot; id=&quot;side-Y-10&quot;&gt;&lt;img class=&quot;d-block&quot; width=&quot;80&quot; height=&quot;112&quot; src=&quot;https://one-draw.jp/ijinden/cardlist/Y01/card/02_Y_010.png&quot; /&gt;&lt;div class=&quot;container-num-copies&quot; id=&quot;side-Y-10-num-copies&quot;&gt;0&lt;/div&gt;&lt;button type=&quot;button&quot; class=&quot;btn btn-secondary btn-number btn-sm btn-pop&quot; data-type=&quot;minus&quot; data-deck=&quot;side&quot; data-id=&quot;Y-10&quot;&gt;-&lt;/button&gt;&lt;button type=&quot;button&quot; class=&quot;btn btn-secondary btn-number btn-sm btn-push&quot; data-type=&quot;plus&quot; data-deck=&quot;side&quot; data-id=&quot;Y-10&quot;&gt;+&lt;/button&gt;&lt;button type=&quot;button&quot; class=&quot;btn btn-secondary btn-number btn-sm btn-raise&quot; data-type=&quot;raise&quot; data-id=&quot;Y-10&quot;&gt;^&lt;/button&gt;&lt;/div&gt;" calcext:value-type="string">
            <text:p>&lt;div class="container-card" id="side-Y-10"&gt;&lt;img class="d-block" width="80" height="112" src="https://one-draw.jp/ijinden/cardlist/Y01/card/02_Y_010.png" /&gt;&lt;div class="container-num-copies" id="side-Y-10-num-copies"&gt;0&lt;/div&gt;&lt;button type="button" class="btn btn-secondary btn-number btn-sm btn-pop" data-type="minus" data-deck="side" data-id="Y-10"&gt;-&lt;/button&gt;&lt;button type="button" class="btn btn-secondary btn-number btn-sm btn-push" data-type="plus" data-deck="side" data-id="Y-10"&gt;+&lt;/button&gt;&lt;button type="button" class="btn btn-secondary btn-number btn-sm btn-raise" data-type="raise" data-id="Y-10"&gt;^&lt;/button&gt;&lt;/div&gt;</text:p>
          </table:table-cell>
          <table:table-cell table:formula="of:=CONCATENATE([$HTML.$A$3];[.F130];[$HTML.$B$3];[.H130];[$HTML.$C$3];[.J130];[$HTML.$D$3];[.N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data-expansion="20" data-type="2" data-color="16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&quot; id=&quot;main-Y-11&quot;&gt;&lt;img class=&quot;img-card&quot; width=&quot;80&quot; height=&quot;112&quot; src=&quot;https://one-draw.jp/ijinden/cardlist/Y01/card/02_Y_011.png&quot; /&gt;&lt;div class=&quot;container-num-copies&quot; id=&quot;main-Y-11-num-copies&quot;&gt;0&lt;/div&gt;&lt;button type=&quot;button&quot; class=&quot;btn btn-secondary btn-number btn-sm btn-pop&quot; data-type=&quot;minus&quot; data-deck=&quot;main&quot; data-id=&quot;Y-11&quot;&gt;-&lt;/button&gt;&lt;button type=&quot;button&quot; class=&quot;btn btn-secondary btn-number btn-sm btn-push&quot; data-type=&quot;plus&quot; data-deck=&quot;main&quot; data-id=&quot;Y-11&quot;&gt;+&lt;/button&gt;&lt;button type=&quot;button&quot; class=&quot;btn btn-secondary btn-number btn-sm btn-drop&quot; data-type=&quot;drop&quot; data-id=&quot;Y-11&quot;&gt;v&lt;/button&gt;&lt;/div&gt;" calcext:value-type="string">
            <text:p>&lt;div class="container-card" id="main-Y-11"&gt;&lt;img class="img-card" width="80" height="112" src="https://one-draw.jp/ijinden/cardlist/Y01/card/02_Y_011.png" /&gt;&lt;div class="container-num-copies" id="main-Y-11-num-copies"&gt;0&lt;/div&gt;&lt;button type="button" class="btn btn-secondary btn-number btn-sm btn-pop" data-type="minus" data-deck="main" data-id="Y-11"&gt;-&lt;/button&gt;&lt;button type="button" class="btn btn-secondary btn-number btn-sm btn-push" data-type="plus" data-deck="main" data-id="Y-11"&gt;+&lt;/button&gt;&lt;button type="button" class="btn btn-secondary btn-number btn-sm btn-drop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&quot; id=&quot;side-Y-11&quot;&gt;&lt;img class=&quot;d-block&quot; width=&quot;80&quot; height=&quot;112&quot; src=&quot;https://one-draw.jp/ijinden/cardlist/Y01/card/02_Y_011.png&quot; /&gt;&lt;div class=&quot;container-num-copies&quot; id=&quot;side-Y-11-num-copies&quot;&gt;0&lt;/div&gt;&lt;button type=&quot;button&quot; class=&quot;btn btn-secondary btn-number btn-sm btn-pop&quot; data-type=&quot;minus&quot; data-deck=&quot;side&quot; data-id=&quot;Y-11&quot;&gt;-&lt;/button&gt;&lt;button type=&quot;button&quot; class=&quot;btn btn-secondary btn-number btn-sm btn-push&quot; data-type=&quot;plus&quot; data-deck=&quot;side&quot; data-id=&quot;Y-11&quot;&gt;+&lt;/button&gt;&lt;button type=&quot;button&quot; class=&quot;btn btn-secondary btn-number btn-sm btn-raise&quot; data-type=&quot;raise&quot; data-id=&quot;Y-11&quot;&gt;^&lt;/button&gt;&lt;/div&gt;" calcext:value-type="string">
            <text:p>&lt;div class="container-card" id="side-Y-11"&gt;&lt;img class="d-block" width="80" height="112" src="https://one-draw.jp/ijinden/cardlist/Y01/card/02_Y_011.png" /&gt;&lt;div class="container-num-copies" id="side-Y-11-num-copies"&gt;0&lt;/div&gt;&lt;button type="button" class="btn btn-secondary btn-number btn-sm btn-pop" data-type="minus" data-deck="side" data-id="Y-11"&gt;-&lt;/button&gt;&lt;button type="button" class="btn btn-secondary btn-number btn-sm btn-push" data-type="plus" data-deck="side" data-id="Y-11"&gt;+&lt;/button&gt;&lt;button type="button" class="btn btn-secondary btn-number btn-sm btn-raise" data-type="raise" data-id="Y-11"&gt;^&lt;/button&gt;&lt;/div&gt;</text:p>
          </table:table-cell>
          <table:table-cell table:formula="of:=CONCATENATE([$HTML.$A$3];[.F131];[$HTML.$B$3];[.H131];[$HTML.$C$3];[.J131];[$HTML.$D$3];[.N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data-expansion="20" data-type="3" data-color="16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&quot; id=&quot;main-Y-12&quot;&gt;&lt;img class=&quot;img-card&quot; width=&quot;80&quot; height=&quot;112&quot; src=&quot;https://one-draw.jp/ijinden/cardlist/Y01/card/02_Y_012.png&quot; /&gt;&lt;div class=&quot;container-num-copies&quot; id=&quot;main-Y-12-num-copies&quot;&gt;0&lt;/div&gt;&lt;button type=&quot;button&quot; class=&quot;btn btn-secondary btn-number btn-sm btn-pop&quot; data-type=&quot;minus&quot; data-deck=&quot;main&quot; data-id=&quot;Y-12&quot;&gt;-&lt;/button&gt;&lt;button type=&quot;button&quot; class=&quot;btn btn-secondary btn-number btn-sm btn-push&quot; data-type=&quot;plus&quot; data-deck=&quot;main&quot; data-id=&quot;Y-12&quot;&gt;+&lt;/button&gt;&lt;button type=&quot;button&quot; class=&quot;btn btn-secondary btn-number btn-sm btn-drop&quot; data-type=&quot;drop&quot; data-id=&quot;Y-12&quot;&gt;v&lt;/button&gt;&lt;/div&gt;" calcext:value-type="string">
            <text:p>&lt;div class="container-card" id="main-Y-12"&gt;&lt;img class="img-card" width="80" height="112" src="https://one-draw.jp/ijinden/cardlist/Y01/card/02_Y_012.png" /&gt;&lt;div class="container-num-copies" id="main-Y-12-num-copies"&gt;0&lt;/div&gt;&lt;button type="button" class="btn btn-secondary btn-number btn-sm btn-pop" data-type="minus" data-deck="main" data-id="Y-12"&gt;-&lt;/button&gt;&lt;button type="button" class="btn btn-secondary btn-number btn-sm btn-push" data-type="plus" data-deck="main" data-id="Y-12"&gt;+&lt;/button&gt;&lt;button type="button" class="btn btn-secondary btn-number btn-sm btn-drop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&quot; id=&quot;side-Y-12&quot;&gt;&lt;img class=&quot;d-block&quot; width=&quot;80&quot; height=&quot;112&quot; src=&quot;https://one-draw.jp/ijinden/cardlist/Y01/card/02_Y_012.png&quot; /&gt;&lt;div class=&quot;container-num-copies&quot; id=&quot;side-Y-12-num-copies&quot;&gt;0&lt;/div&gt;&lt;button type=&quot;button&quot; class=&quot;btn btn-secondary btn-number btn-sm btn-pop&quot; data-type=&quot;minus&quot; data-deck=&quot;side&quot; data-id=&quot;Y-12&quot;&gt;-&lt;/button&gt;&lt;button type=&quot;button&quot; class=&quot;btn btn-secondary btn-number btn-sm btn-push&quot; data-type=&quot;plus&quot; data-deck=&quot;side&quot; data-id=&quot;Y-12&quot;&gt;+&lt;/button&gt;&lt;button type=&quot;button&quot; class=&quot;btn btn-secondary btn-number btn-sm btn-raise&quot; data-type=&quot;raise&quot; data-id=&quot;Y-12&quot;&gt;^&lt;/button&gt;&lt;/div&gt;" calcext:value-type="string">
            <text:p>&lt;div class="container-card" id="side-Y-12"&gt;&lt;img class="d-block" width="80" height="112" src="https://one-draw.jp/ijinden/cardlist/Y01/card/02_Y_012.png" /&gt;&lt;div class="container-num-copies" id="side-Y-12-num-copies"&gt;0&lt;/div&gt;&lt;button type="button" class="btn btn-secondary btn-number btn-sm btn-pop" data-type="minus" data-deck="side" data-id="Y-12"&gt;-&lt;/button&gt;&lt;button type="button" class="btn btn-secondary btn-number btn-sm btn-push" data-type="plus" data-deck="side" data-id="Y-12"&gt;+&lt;/button&gt;&lt;button type="button" class="btn btn-secondary btn-number btn-sm btn-raise" data-type="raise" data-id="Y-12"&gt;^&lt;/button&gt;&lt;/div&gt;</text:p>
          </table:table-cell>
          <table:table-cell table:formula="of:=CONCATENATE([$HTML.$A$3];[.F132];[$HTML.$B$3];[.H132];[$HTML.$C$3];[.J132];[$HTML.$D$3];[.N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data-expansion="20" data-type="3" data-color="16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&quot; id=&quot;main-Y-13&quot;&gt;&lt;img class=&quot;img-card&quot; width=&quot;80&quot; height=&quot;112&quot; src=&quot;https://one-draw.jp/ijinden/cardlist/Y01/card/02_Y_013.png&quot; /&gt;&lt;div class=&quot;container-num-copies&quot; id=&quot;main-Y-13-num-copies&quot;&gt;0&lt;/div&gt;&lt;button type=&quot;button&quot; class=&quot;btn btn-secondary btn-number btn-sm btn-pop&quot; data-type=&quot;minus&quot; data-deck=&quot;main&quot; data-id=&quot;Y-13&quot;&gt;-&lt;/button&gt;&lt;button type=&quot;button&quot; class=&quot;btn btn-secondary btn-number btn-sm btn-push&quot; data-type=&quot;plus&quot; data-deck=&quot;main&quot; data-id=&quot;Y-13&quot;&gt;+&lt;/button&gt;&lt;button type=&quot;button&quot; class=&quot;btn btn-secondary btn-number btn-sm btn-drop&quot; data-type=&quot;drop&quot; data-id=&quot;Y-13&quot;&gt;v&lt;/button&gt;&lt;/div&gt;" calcext:value-type="string">
            <text:p>&lt;div class="container-card" id="main-Y-13"&gt;&lt;img class="img-card" width="80" height="112" src="https://one-draw.jp/ijinden/cardlist/Y01/card/02_Y_013.png" /&gt;&lt;div class="container-num-copies" id="main-Y-13-num-copies"&gt;0&lt;/div&gt;&lt;button type="button" class="btn btn-secondary btn-number btn-sm btn-pop" data-type="minus" data-deck="main" data-id="Y-13"&gt;-&lt;/button&gt;&lt;button type="button" class="btn btn-secondary btn-number btn-sm btn-push" data-type="plus" data-deck="main" data-id="Y-13"&gt;+&lt;/button&gt;&lt;button type="button" class="btn btn-secondary btn-number btn-sm btn-drop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&quot; id=&quot;side-Y-13&quot;&gt;&lt;img class=&quot;d-block&quot; width=&quot;80&quot; height=&quot;112&quot; src=&quot;https://one-draw.jp/ijinden/cardlist/Y01/card/02_Y_013.png&quot; /&gt;&lt;div class=&quot;container-num-copies&quot; id=&quot;side-Y-13-num-copies&quot;&gt;0&lt;/div&gt;&lt;button type=&quot;button&quot; class=&quot;btn btn-secondary btn-number btn-sm btn-pop&quot; data-type=&quot;minus&quot; data-deck=&quot;side&quot; data-id=&quot;Y-13&quot;&gt;-&lt;/button&gt;&lt;button type=&quot;button&quot; class=&quot;btn btn-secondary btn-number btn-sm btn-push&quot; data-type=&quot;plus&quot; data-deck=&quot;side&quot; data-id=&quot;Y-13&quot;&gt;+&lt;/button&gt;&lt;button type=&quot;button&quot; class=&quot;btn btn-secondary btn-number btn-sm btn-raise&quot; data-type=&quot;raise&quot; data-id=&quot;Y-13&quot;&gt;^&lt;/button&gt;&lt;/div&gt;" calcext:value-type="string">
            <text:p>&lt;div class="container-card" id="side-Y-13"&gt;&lt;img class="d-block" width="80" height="112" src="https://one-draw.jp/ijinden/cardlist/Y01/card/02_Y_013.png" /&gt;&lt;div class="container-num-copies" id="side-Y-13-num-copies"&gt;0&lt;/div&gt;&lt;button type="button" class="btn btn-secondary btn-number btn-sm btn-pop" data-type="minus" data-deck="side" data-id="Y-13"&gt;-&lt;/button&gt;&lt;button type="button" class="btn btn-secondary btn-number btn-sm btn-push" data-type="plus" data-deck="side" data-id="Y-13"&gt;+&lt;/button&gt;&lt;button type="button" class="btn btn-secondary btn-number btn-sm btn-raise" data-type="raise" data-id="Y-13"&gt;^&lt;/button&gt;&lt;/div&gt;</text:p>
          </table:table-cell>
          <table:table-cell table:formula="of:=CONCATENATE([$HTML.$A$3];[.F133];[$HTML.$B$3];[.H133];[$HTML.$C$3];[.J133];[$HTML.$D$3];[.N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data-expansion="20" data-type="4" data-color="16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&quot; id=&quot;main-2-1&quot;&gt;&lt;img class=&quot;img-card&quot; width=&quot;80&quot; height=&quot;112&quot; src=&quot;https://one-draw.jp/ijinden/cardlist/002/card/02_001.png&quot; /&gt;&lt;div class=&quot;container-num-copies&quot; id=&quot;main-2-1-num-copies&quot;&gt;0&lt;/div&gt;&lt;button type=&quot;button&quot; class=&quot;btn btn-secondary btn-number btn-sm btn-pop&quot; data-type=&quot;minus&quot; data-deck=&quot;main&quot; data-id=&quot;2-1&quot;&gt;-&lt;/button&gt;&lt;button type=&quot;button&quot; class=&quot;btn btn-secondary btn-number btn-sm btn-push&quot; data-type=&quot;plus&quot; data-deck=&quot;main&quot; data-id=&quot;2-1&quot;&gt;+&lt;/button&gt;&lt;button type=&quot;button&quot; class=&quot;btn btn-secondary btn-number btn-sm btn-drop&quot; data-type=&quot;drop&quot; data-id=&quot;2-1&quot;&gt;v&lt;/button&gt;&lt;/div&gt;" calcext:value-type="string">
            <text:p>&lt;div class="container-card" id="main-2-1"&gt;&lt;img class="img-card" width="80" height="112" src="https://one-draw.jp/ijinden/cardlist/002/card/02_001.png" /&gt;&lt;div class="container-num-copies" id="main-2-1-num-copies"&gt;0&lt;/div&gt;&lt;button type="button" class="btn btn-secondary btn-number btn-sm btn-pop" data-type="minus" data-deck="main" data-id="2-1"&gt;-&lt;/button&gt;&lt;button type="button" class="btn btn-secondary btn-number btn-sm btn-push" data-type="plus" data-deck="main" data-id="2-1"&gt;+&lt;/button&gt;&lt;button type="button" class="btn btn-secondary btn-number btn-sm btn-drop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&quot; id=&quot;side-2-1&quot;&gt;&lt;img class=&quot;d-block&quot; width=&quot;80&quot; height=&quot;112&quot; src=&quot;https://one-draw.jp/ijinden/cardlist/002/card/02_001.png&quot; /&gt;&lt;div class=&quot;container-num-copies&quot; id=&quot;side-2-1-num-copies&quot;&gt;0&lt;/div&gt;&lt;button type=&quot;button&quot; class=&quot;btn btn-secondary btn-number btn-sm btn-pop&quot; data-type=&quot;minus&quot; data-deck=&quot;side&quot; data-id=&quot;2-1&quot;&gt;-&lt;/button&gt;&lt;button type=&quot;button&quot; class=&quot;btn btn-secondary btn-number btn-sm btn-push&quot; data-type=&quot;plus&quot; data-deck=&quot;side&quot; data-id=&quot;2-1&quot;&gt;+&lt;/button&gt;&lt;button type=&quot;button&quot; class=&quot;btn btn-secondary btn-number btn-sm btn-raise&quot; data-type=&quot;raise&quot; data-id=&quot;2-1&quot;&gt;^&lt;/button&gt;&lt;/div&gt;" calcext:value-type="string">
            <text:p>&lt;div class="container-card" id="side-2-1"&gt;&lt;img class="d-block" width="80" height="112" src="https://one-draw.jp/ijinden/cardlist/002/card/02_001.png" /&gt;&lt;div class="container-num-copies" id="side-2-1-num-copies"&gt;0&lt;/div&gt;&lt;button type="button" class="btn btn-secondary btn-number btn-sm btn-pop" data-type="minus" data-deck="side" data-id="2-1"&gt;-&lt;/button&gt;&lt;button type="button" class="btn btn-secondary btn-number btn-sm btn-push" data-type="plus" data-deck="side" data-id="2-1"&gt;+&lt;/button&gt;&lt;button type="button" class="btn btn-secondary btn-number btn-sm btn-raise" data-type="raise" data-id="2-1"&gt;^&lt;/button&gt;&lt;/div&gt;</text:p>
          </table:table-cell>
          <table:table-cell table:formula="of:=CONCATENATE([$HTML.$A$3];[.F134];[$HTML.$B$3];[.H134];[$HTML.$C$3];[.J134];[$HTML.$D$3];[.N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data-expansion="25" data-type="1" data-color="2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&quot; id=&quot;main-2-2&quot;&gt;&lt;img class=&quot;img-card&quot; width=&quot;80&quot; height=&quot;112&quot; src=&quot;https://one-draw.jp/ijinden/cardlist/002/card/02_002.png&quot; /&gt;&lt;div class=&quot;container-num-copies&quot; id=&quot;main-2-2-num-copies&quot;&gt;0&lt;/div&gt;&lt;button type=&quot;button&quot; class=&quot;btn btn-secondary btn-number btn-sm btn-pop&quot; data-type=&quot;minus&quot; data-deck=&quot;main&quot; data-id=&quot;2-2&quot;&gt;-&lt;/button&gt;&lt;button type=&quot;button&quot; class=&quot;btn btn-secondary btn-number btn-sm btn-push&quot; data-type=&quot;plus&quot; data-deck=&quot;main&quot; data-id=&quot;2-2&quot;&gt;+&lt;/button&gt;&lt;button type=&quot;button&quot; class=&quot;btn btn-secondary btn-number btn-sm btn-drop&quot; data-type=&quot;drop&quot; data-id=&quot;2-2&quot;&gt;v&lt;/button&gt;&lt;/div&gt;" calcext:value-type="string">
            <text:p>&lt;div class="container-card" id="main-2-2"&gt;&lt;img class="img-card" width="80" height="112" src="https://one-draw.jp/ijinden/cardlist/002/card/02_002.png" /&gt;&lt;div class="container-num-copies" id="main-2-2-num-copies"&gt;0&lt;/div&gt;&lt;button type="button" class="btn btn-secondary btn-number btn-sm btn-pop" data-type="minus" data-deck="main" data-id="2-2"&gt;-&lt;/button&gt;&lt;button type="button" class="btn btn-secondary btn-number btn-sm btn-push" data-type="plus" data-deck="main" data-id="2-2"&gt;+&lt;/button&gt;&lt;button type="button" class="btn btn-secondary btn-number btn-sm btn-drop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&quot; id=&quot;side-2-2&quot;&gt;&lt;img class=&quot;d-block&quot; width=&quot;80&quot; height=&quot;112&quot; src=&quot;https://one-draw.jp/ijinden/cardlist/002/card/02_002.png&quot; /&gt;&lt;div class=&quot;container-num-copies&quot; id=&quot;side-2-2-num-copies&quot;&gt;0&lt;/div&gt;&lt;button type=&quot;button&quot; class=&quot;btn btn-secondary btn-number btn-sm btn-pop&quot; data-type=&quot;minus&quot; data-deck=&quot;side&quot; data-id=&quot;2-2&quot;&gt;-&lt;/button&gt;&lt;button type=&quot;button&quot; class=&quot;btn btn-secondary btn-number btn-sm btn-push&quot; data-type=&quot;plus&quot; data-deck=&quot;side&quot; data-id=&quot;2-2&quot;&gt;+&lt;/button&gt;&lt;button type=&quot;button&quot; class=&quot;btn btn-secondary btn-number btn-sm btn-raise&quot; data-type=&quot;raise&quot; data-id=&quot;2-2&quot;&gt;^&lt;/button&gt;&lt;/div&gt;" calcext:value-type="string">
            <text:p>&lt;div class="container-card" id="side-2-2"&gt;&lt;img class="d-block" width="80" height="112" src="https://one-draw.jp/ijinden/cardlist/002/card/02_002.png" /&gt;&lt;div class="container-num-copies" id="side-2-2-num-copies"&gt;0&lt;/div&gt;&lt;button type="button" class="btn btn-secondary btn-number btn-sm btn-pop" data-type="minus" data-deck="side" data-id="2-2"&gt;-&lt;/button&gt;&lt;button type="button" class="btn btn-secondary btn-number btn-sm btn-push" data-type="plus" data-deck="side" data-id="2-2"&gt;+&lt;/button&gt;&lt;button type="button" class="btn btn-secondary btn-number btn-sm btn-raise" data-type="raise" data-id="2-2"&gt;^&lt;/button&gt;&lt;/div&gt;</text:p>
          </table:table-cell>
          <table:table-cell table:formula="of:=CONCATENATE([$HTML.$A$3];[.F135];[$HTML.$B$3];[.H135];[$HTML.$C$3];[.J135];[$HTML.$D$3];[.N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data-expansion="25" data-type="1" data-color="4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&quot; id=&quot;main-2-3&quot;&gt;&lt;img class=&quot;img-card&quot; width=&quot;80&quot; height=&quot;112&quot; src=&quot;https://one-draw.jp/ijinden/cardlist/002/card/02_003.png&quot; /&gt;&lt;div class=&quot;container-num-copies&quot; id=&quot;main-2-3-num-copies&quot;&gt;0&lt;/div&gt;&lt;button type=&quot;button&quot; class=&quot;btn btn-secondary btn-number btn-sm btn-pop&quot; data-type=&quot;minus&quot; data-deck=&quot;main&quot; data-id=&quot;2-3&quot;&gt;-&lt;/button&gt;&lt;button type=&quot;button&quot; class=&quot;btn btn-secondary btn-number btn-sm btn-push&quot; data-type=&quot;plus&quot; data-deck=&quot;main&quot; data-id=&quot;2-3&quot;&gt;+&lt;/button&gt;&lt;button type=&quot;button&quot; class=&quot;btn btn-secondary btn-number btn-sm btn-drop&quot; data-type=&quot;drop&quot; data-id=&quot;2-3&quot;&gt;v&lt;/button&gt;&lt;/div&gt;" calcext:value-type="string">
            <text:p>&lt;div class="container-card" id="main-2-3"&gt;&lt;img class="img-card" width="80" height="112" src="https://one-draw.jp/ijinden/cardlist/002/card/02_003.png" /&gt;&lt;div class="container-num-copies" id="main-2-3-num-copies"&gt;0&lt;/div&gt;&lt;button type="button" class="btn btn-secondary btn-number btn-sm btn-pop" data-type="minus" data-deck="main" data-id="2-3"&gt;-&lt;/button&gt;&lt;button type="button" class="btn btn-secondary btn-number btn-sm btn-push" data-type="plus" data-deck="main" data-id="2-3"&gt;+&lt;/button&gt;&lt;button type="button" class="btn btn-secondary btn-number btn-sm btn-drop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&quot; id=&quot;side-2-3&quot;&gt;&lt;img class=&quot;d-block&quot; width=&quot;80&quot; height=&quot;112&quot; src=&quot;https://one-draw.jp/ijinden/cardlist/002/card/02_003.png&quot; /&gt;&lt;div class=&quot;container-num-copies&quot; id=&quot;side-2-3-num-copies&quot;&gt;0&lt;/div&gt;&lt;button type=&quot;button&quot; class=&quot;btn btn-secondary btn-number btn-sm btn-pop&quot; data-type=&quot;minus&quot; data-deck=&quot;side&quot; data-id=&quot;2-3&quot;&gt;-&lt;/button&gt;&lt;button type=&quot;button&quot; class=&quot;btn btn-secondary btn-number btn-sm btn-push&quot; data-type=&quot;plus&quot; data-deck=&quot;side&quot; data-id=&quot;2-3&quot;&gt;+&lt;/button&gt;&lt;button type=&quot;button&quot; class=&quot;btn btn-secondary btn-number btn-sm btn-raise&quot; data-type=&quot;raise&quot; data-id=&quot;2-3&quot;&gt;^&lt;/button&gt;&lt;/div&gt;" calcext:value-type="string">
            <text:p>&lt;div class="container-card" id="side-2-3"&gt;&lt;img class="d-block" width="80" height="112" src="https://one-draw.jp/ijinden/cardlist/002/card/02_003.png" /&gt;&lt;div class="container-num-copies" id="side-2-3-num-copies"&gt;0&lt;/div&gt;&lt;button type="button" class="btn btn-secondary btn-number btn-sm btn-pop" data-type="minus" data-deck="side" data-id="2-3"&gt;-&lt;/button&gt;&lt;button type="button" class="btn btn-secondary btn-number btn-sm btn-push" data-type="plus" data-deck="side" data-id="2-3"&gt;+&lt;/button&gt;&lt;button type="button" class="btn btn-secondary btn-number btn-sm btn-raise" data-type="raise" data-id="2-3"&gt;^&lt;/button&gt;&lt;/div&gt;</text:p>
          </table:table-cell>
          <table:table-cell table:formula="of:=CONCATENATE([$HTML.$A$3];[.F136];[$HTML.$B$3];[.H136];[$HTML.$C$3];[.J136];[$HTML.$D$3];[.N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data-expansion="25" data-type="1" data-color="8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&quot; id=&quot;main-2-4&quot;&gt;&lt;img class=&quot;img-card&quot; width=&quot;80&quot; height=&quot;112&quot; src=&quot;https://one-draw.jp/ijinden/cardlist/002/card/02_004.png&quot; /&gt;&lt;div class=&quot;container-num-copies&quot; id=&quot;main-2-4-num-copies&quot;&gt;0&lt;/div&gt;&lt;button type=&quot;button&quot; class=&quot;btn btn-secondary btn-number btn-sm btn-pop&quot; data-type=&quot;minus&quot; data-deck=&quot;main&quot; data-id=&quot;2-4&quot;&gt;-&lt;/button&gt;&lt;button type=&quot;button&quot; class=&quot;btn btn-secondary btn-number btn-sm btn-push&quot; data-type=&quot;plus&quot; data-deck=&quot;main&quot; data-id=&quot;2-4&quot;&gt;+&lt;/button&gt;&lt;button type=&quot;button&quot; class=&quot;btn btn-secondary btn-number btn-sm btn-drop&quot; data-type=&quot;drop&quot; data-id=&quot;2-4&quot;&gt;v&lt;/button&gt;&lt;/div&gt;" calcext:value-type="string">
            <text:p>&lt;div class="container-card" id="main-2-4"&gt;&lt;img class="img-card" width="80" height="112" src="https://one-draw.jp/ijinden/cardlist/002/card/02_004.png" /&gt;&lt;div class="container-num-copies" id="main-2-4-num-copies"&gt;0&lt;/div&gt;&lt;button type="button" class="btn btn-secondary btn-number btn-sm btn-pop" data-type="minus" data-deck="main" data-id="2-4"&gt;-&lt;/button&gt;&lt;button type="button" class="btn btn-secondary btn-number btn-sm btn-push" data-type="plus" data-deck="main" data-id="2-4"&gt;+&lt;/button&gt;&lt;button type="button" class="btn btn-secondary btn-number btn-sm btn-drop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&quot; id=&quot;side-2-4&quot;&gt;&lt;img class=&quot;d-block&quot; width=&quot;80&quot; height=&quot;112&quot; src=&quot;https://one-draw.jp/ijinden/cardlist/002/card/02_004.png&quot; /&gt;&lt;div class=&quot;container-num-copies&quot; id=&quot;side-2-4-num-copies&quot;&gt;0&lt;/div&gt;&lt;button type=&quot;button&quot; class=&quot;btn btn-secondary btn-number btn-sm btn-pop&quot; data-type=&quot;minus&quot; data-deck=&quot;side&quot; data-id=&quot;2-4&quot;&gt;-&lt;/button&gt;&lt;button type=&quot;button&quot; class=&quot;btn btn-secondary btn-number btn-sm btn-push&quot; data-type=&quot;plus&quot; data-deck=&quot;side&quot; data-id=&quot;2-4&quot;&gt;+&lt;/button&gt;&lt;button type=&quot;button&quot; class=&quot;btn btn-secondary btn-number btn-sm btn-raise&quot; data-type=&quot;raise&quot; data-id=&quot;2-4&quot;&gt;^&lt;/button&gt;&lt;/div&gt;" calcext:value-type="string">
            <text:p>&lt;div class="container-card" id="side-2-4"&gt;&lt;img class="d-block" width="80" height="112" src="https://one-draw.jp/ijinden/cardlist/002/card/02_004.png" /&gt;&lt;div class="container-num-copies" id="side-2-4-num-copies"&gt;0&lt;/div&gt;&lt;button type="button" class="btn btn-secondary btn-number btn-sm btn-pop" data-type="minus" data-deck="side" data-id="2-4"&gt;-&lt;/button&gt;&lt;button type="button" class="btn btn-secondary btn-number btn-sm btn-push" data-type="plus" data-deck="side" data-id="2-4"&gt;+&lt;/button&gt;&lt;button type="button" class="btn btn-secondary btn-number btn-sm btn-raise" data-type="raise" data-id="2-4"&gt;^&lt;/button&gt;&lt;/div&gt;</text:p>
          </table:table-cell>
          <table:table-cell table:formula="of:=CONCATENATE([$HTML.$A$3];[.F137];[$HTML.$B$3];[.H137];[$HTML.$C$3];[.J137];[$HTML.$D$3];[.N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data-expansion="25" data-type="1" data-color="16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&quot; id=&quot;main-2-5&quot;&gt;&lt;img class=&quot;img-card&quot; width=&quot;80&quot; height=&quot;112&quot; src=&quot;https://one-draw.jp/ijinden/cardlist/002/card/02_005.png&quot; /&gt;&lt;div class=&quot;container-num-copies&quot; id=&quot;main-2-5-num-copies&quot;&gt;0&lt;/div&gt;&lt;button type=&quot;button&quot; class=&quot;btn btn-secondary btn-number btn-sm btn-pop&quot; data-type=&quot;minus&quot; data-deck=&quot;main&quot; data-id=&quot;2-5&quot;&gt;-&lt;/button&gt;&lt;button type=&quot;button&quot; class=&quot;btn btn-secondary btn-number btn-sm btn-push&quot; data-type=&quot;plus&quot; data-deck=&quot;main&quot; data-id=&quot;2-5&quot;&gt;+&lt;/button&gt;&lt;button type=&quot;button&quot; class=&quot;btn btn-secondary btn-number btn-sm btn-drop&quot; data-type=&quot;drop&quot; data-id=&quot;2-5&quot;&gt;v&lt;/button&gt;&lt;/div&gt;" calcext:value-type="string">
            <text:p>&lt;div class="container-card" id="main-2-5"&gt;&lt;img class="img-card" width="80" height="112" src="https://one-draw.jp/ijinden/cardlist/002/card/02_005.png" /&gt;&lt;div class="container-num-copies" id="main-2-5-num-copies"&gt;0&lt;/div&gt;&lt;button type="button" class="btn btn-secondary btn-number btn-sm btn-pop" data-type="minus" data-deck="main" data-id="2-5"&gt;-&lt;/button&gt;&lt;button type="button" class="btn btn-secondary btn-number btn-sm btn-push" data-type="plus" data-deck="main" data-id="2-5"&gt;+&lt;/button&gt;&lt;button type="button" class="btn btn-secondary btn-number btn-sm btn-drop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&quot; id=&quot;side-2-5&quot;&gt;&lt;img class=&quot;d-block&quot; width=&quot;80&quot; height=&quot;112&quot; src=&quot;https://one-draw.jp/ijinden/cardlist/002/card/02_005.png&quot; /&gt;&lt;div class=&quot;container-num-copies&quot; id=&quot;side-2-5-num-copies&quot;&gt;0&lt;/div&gt;&lt;button type=&quot;button&quot; class=&quot;btn btn-secondary btn-number btn-sm btn-pop&quot; data-type=&quot;minus&quot; data-deck=&quot;side&quot; data-id=&quot;2-5&quot;&gt;-&lt;/button&gt;&lt;button type=&quot;button&quot; class=&quot;btn btn-secondary btn-number btn-sm btn-push&quot; data-type=&quot;plus&quot; data-deck=&quot;side&quot; data-id=&quot;2-5&quot;&gt;+&lt;/button&gt;&lt;button type=&quot;button&quot; class=&quot;btn btn-secondary btn-number btn-sm btn-raise&quot; data-type=&quot;raise&quot; data-id=&quot;2-5&quot;&gt;^&lt;/button&gt;&lt;/div&gt;" calcext:value-type="string">
            <text:p>&lt;div class="container-card" id="side-2-5"&gt;&lt;img class="d-block" width="80" height="112" src="https://one-draw.jp/ijinden/cardlist/002/card/02_005.png" /&gt;&lt;div class="container-num-copies" id="side-2-5-num-copies"&gt;0&lt;/div&gt;&lt;button type="button" class="btn btn-secondary btn-number btn-sm btn-pop" data-type="minus" data-deck="side" data-id="2-5"&gt;-&lt;/button&gt;&lt;button type="button" class="btn btn-secondary btn-number btn-sm btn-push" data-type="plus" data-deck="side" data-id="2-5"&gt;+&lt;/button&gt;&lt;button type="button" class="btn btn-secondary btn-number btn-sm btn-raise" data-type="raise" data-id="2-5"&gt;^&lt;/button&gt;&lt;/div&gt;</text:p>
          </table:table-cell>
          <table:table-cell table:formula="of:=CONCATENATE([$HTML.$A$3];[.F138];[$HTML.$B$3];[.H138];[$HTML.$C$3];[.J138];[$HTML.$D$3];[.N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data-expansion="25" data-type="1" data-color="16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&quot; id=&quot;main-2-6&quot;&gt;&lt;img class=&quot;img-card&quot; width=&quot;80&quot; height=&quot;112&quot; src=&quot;https://one-draw.jp/ijinden/cardlist/002/card/02_006.png&quot; /&gt;&lt;div class=&quot;container-num-copies&quot; id=&quot;main-2-6-num-copies&quot;&gt;0&lt;/div&gt;&lt;button type=&quot;button&quot; class=&quot;btn btn-secondary btn-number btn-sm btn-pop&quot; data-type=&quot;minus&quot; data-deck=&quot;main&quot; data-id=&quot;2-6&quot;&gt;-&lt;/button&gt;&lt;button type=&quot;button&quot; class=&quot;btn btn-secondary btn-number btn-sm btn-push&quot; data-type=&quot;plus&quot; data-deck=&quot;main&quot; data-id=&quot;2-6&quot;&gt;+&lt;/button&gt;&lt;button type=&quot;button&quot; class=&quot;btn btn-secondary btn-number btn-sm btn-drop&quot; data-type=&quot;drop&quot; data-id=&quot;2-6&quot;&gt;v&lt;/button&gt;&lt;/div&gt;" calcext:value-type="string">
            <text:p>&lt;div class="container-card" id="main-2-6"&gt;&lt;img class="img-card" width="80" height="112" src="https://one-draw.jp/ijinden/cardlist/002/card/02_006.png" /&gt;&lt;div class="container-num-copies" id="main-2-6-num-copies"&gt;0&lt;/div&gt;&lt;button type="button" class="btn btn-secondary btn-number btn-sm btn-pop" data-type="minus" data-deck="main" data-id="2-6"&gt;-&lt;/button&gt;&lt;button type="button" class="btn btn-secondary btn-number btn-sm btn-push" data-type="plus" data-deck="main" data-id="2-6"&gt;+&lt;/button&gt;&lt;button type="button" class="btn btn-secondary btn-number btn-sm btn-drop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&quot; id=&quot;side-2-6&quot;&gt;&lt;img class=&quot;d-block&quot; width=&quot;80&quot; height=&quot;112&quot; src=&quot;https://one-draw.jp/ijinden/cardlist/002/card/02_006.png&quot; /&gt;&lt;div class=&quot;container-num-copies&quot; id=&quot;side-2-6-num-copies&quot;&gt;0&lt;/div&gt;&lt;button type=&quot;button&quot; class=&quot;btn btn-secondary btn-number btn-sm btn-pop&quot; data-type=&quot;minus&quot; data-deck=&quot;side&quot; data-id=&quot;2-6&quot;&gt;-&lt;/button&gt;&lt;button type=&quot;button&quot; class=&quot;btn btn-secondary btn-number btn-sm btn-push&quot; data-type=&quot;plus&quot; data-deck=&quot;side&quot; data-id=&quot;2-6&quot;&gt;+&lt;/button&gt;&lt;button type=&quot;button&quot; class=&quot;btn btn-secondary btn-number btn-sm btn-raise&quot; data-type=&quot;raise&quot; data-id=&quot;2-6&quot;&gt;^&lt;/button&gt;&lt;/div&gt;" calcext:value-type="string">
            <text:p>&lt;div class="container-card" id="side-2-6"&gt;&lt;img class="d-block" width="80" height="112" src="https://one-draw.jp/ijinden/cardlist/002/card/02_006.png" /&gt;&lt;div class="container-num-copies" id="side-2-6-num-copies"&gt;0&lt;/div&gt;&lt;button type="button" class="btn btn-secondary btn-number btn-sm btn-pop" data-type="minus" data-deck="side" data-id="2-6"&gt;-&lt;/button&gt;&lt;button type="button" class="btn btn-secondary btn-number btn-sm btn-push" data-type="plus" data-deck="side" data-id="2-6"&gt;+&lt;/button&gt;&lt;button type="button" class="btn btn-secondary btn-number btn-sm btn-raise" data-type="raise" data-id="2-6"&gt;^&lt;/button&gt;&lt;/div&gt;</text:p>
          </table:table-cell>
          <table:table-cell table:formula="of:=CONCATENATE([$HTML.$A$3];[.F139];[$HTML.$B$3];[.H139];[$HTML.$C$3];[.J139];[$HTML.$D$3];[.N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data-expansion="25" data-type="1" data-color="16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&quot; id=&quot;main-2-7&quot;&gt;&lt;img class=&quot;img-card&quot; width=&quot;80&quot; height=&quot;112&quot; src=&quot;https://one-draw.jp/ijinden/cardlist/002/card/02_007.png&quot; /&gt;&lt;div class=&quot;container-num-copies&quot; id=&quot;main-2-7-num-copies&quot;&gt;0&lt;/div&gt;&lt;button type=&quot;button&quot; class=&quot;btn btn-secondary btn-number btn-sm btn-pop&quot; data-type=&quot;minus&quot; data-deck=&quot;main&quot; data-id=&quot;2-7&quot;&gt;-&lt;/button&gt;&lt;button type=&quot;button&quot; class=&quot;btn btn-secondary btn-number btn-sm btn-push&quot; data-type=&quot;plus&quot; data-deck=&quot;main&quot; data-id=&quot;2-7&quot;&gt;+&lt;/button&gt;&lt;button type=&quot;button&quot; class=&quot;btn btn-secondary btn-number btn-sm btn-drop&quot; data-type=&quot;drop&quot; data-id=&quot;2-7&quot;&gt;v&lt;/button&gt;&lt;/div&gt;" calcext:value-type="string">
            <text:p>&lt;div class="container-card" id="main-2-7"&gt;&lt;img class="img-card" width="80" height="112" src="https://one-draw.jp/ijinden/cardlist/002/card/02_007.png" /&gt;&lt;div class="container-num-copies" id="main-2-7-num-copies"&gt;0&lt;/div&gt;&lt;button type="button" class="btn btn-secondary btn-number btn-sm btn-pop" data-type="minus" data-deck="main" data-id="2-7"&gt;-&lt;/button&gt;&lt;button type="button" class="btn btn-secondary btn-number btn-sm btn-push" data-type="plus" data-deck="main" data-id="2-7"&gt;+&lt;/button&gt;&lt;button type="button" class="btn btn-secondary btn-number btn-sm btn-drop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&quot; id=&quot;side-2-7&quot;&gt;&lt;img class=&quot;d-block&quot; width=&quot;80&quot; height=&quot;112&quot; src=&quot;https://one-draw.jp/ijinden/cardlist/002/card/02_007.png&quot; /&gt;&lt;div class=&quot;container-num-copies&quot; id=&quot;side-2-7-num-copies&quot;&gt;0&lt;/div&gt;&lt;button type=&quot;button&quot; class=&quot;btn btn-secondary btn-number btn-sm btn-pop&quot; data-type=&quot;minus&quot; data-deck=&quot;side&quot; data-id=&quot;2-7&quot;&gt;-&lt;/button&gt;&lt;button type=&quot;button&quot; class=&quot;btn btn-secondary btn-number btn-sm btn-push&quot; data-type=&quot;plus&quot; data-deck=&quot;side&quot; data-id=&quot;2-7&quot;&gt;+&lt;/button&gt;&lt;button type=&quot;button&quot; class=&quot;btn btn-secondary btn-number btn-sm btn-raise&quot; data-type=&quot;raise&quot; data-id=&quot;2-7&quot;&gt;^&lt;/button&gt;&lt;/div&gt;" calcext:value-type="string">
            <text:p>&lt;div class="container-card" id="side-2-7"&gt;&lt;img class="d-block" width="80" height="112" src="https://one-draw.jp/ijinden/cardlist/002/card/02_007.png" /&gt;&lt;div class="container-num-copies" id="side-2-7-num-copies"&gt;0&lt;/div&gt;&lt;button type="button" class="btn btn-secondary btn-number btn-sm btn-pop" data-type="minus" data-deck="side" data-id="2-7"&gt;-&lt;/button&gt;&lt;button type="button" class="btn btn-secondary btn-number btn-sm btn-push" data-type="plus" data-deck="side" data-id="2-7"&gt;+&lt;/button&gt;&lt;button type="button" class="btn btn-secondary btn-number btn-sm btn-raise" data-type="raise" data-id="2-7"&gt;^&lt;/button&gt;&lt;/div&gt;</text:p>
          </table:table-cell>
          <table:table-cell table:formula="of:=CONCATENATE([$HTML.$A$3];[.F140];[$HTML.$B$3];[.H140];[$HTML.$C$3];[.J140];[$HTML.$D$3];[.N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data-expansion="25" data-type="1" data-color="2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&quot; id=&quot;main-2-8&quot;&gt;&lt;img class=&quot;img-card&quot; width=&quot;80&quot; height=&quot;112&quot; src=&quot;https://one-draw.jp/ijinden/cardlist/002/card/02_008.png&quot; /&gt;&lt;div class=&quot;container-num-copies&quot; id=&quot;main-2-8-num-copies&quot;&gt;0&lt;/div&gt;&lt;button type=&quot;button&quot; class=&quot;btn btn-secondary btn-number btn-sm btn-pop&quot; data-type=&quot;minus&quot; data-deck=&quot;main&quot; data-id=&quot;2-8&quot;&gt;-&lt;/button&gt;&lt;button type=&quot;button&quot; class=&quot;btn btn-secondary btn-number btn-sm btn-push&quot; data-type=&quot;plus&quot; data-deck=&quot;main&quot; data-id=&quot;2-8&quot;&gt;+&lt;/button&gt;&lt;button type=&quot;button&quot; class=&quot;btn btn-secondary btn-number btn-sm btn-drop&quot; data-type=&quot;drop&quot; data-id=&quot;2-8&quot;&gt;v&lt;/button&gt;&lt;/div&gt;" calcext:value-type="string">
            <text:p>&lt;div class="container-card" id="main-2-8"&gt;&lt;img class="img-card" width="80" height="112" src="https://one-draw.jp/ijinden/cardlist/002/card/02_008.png" /&gt;&lt;div class="container-num-copies" id="main-2-8-num-copies"&gt;0&lt;/div&gt;&lt;button type="button" class="btn btn-secondary btn-number btn-sm btn-pop" data-type="minus" data-deck="main" data-id="2-8"&gt;-&lt;/button&gt;&lt;button type="button" class="btn btn-secondary btn-number btn-sm btn-push" data-type="plus" data-deck="main" data-id="2-8"&gt;+&lt;/button&gt;&lt;button type="button" class="btn btn-secondary btn-number btn-sm btn-drop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&quot; id=&quot;side-2-8&quot;&gt;&lt;img class=&quot;d-block&quot; width=&quot;80&quot; height=&quot;112&quot; src=&quot;https://one-draw.jp/ijinden/cardlist/002/card/02_008.png&quot; /&gt;&lt;div class=&quot;container-num-copies&quot; id=&quot;side-2-8-num-copies&quot;&gt;0&lt;/div&gt;&lt;button type=&quot;button&quot; class=&quot;btn btn-secondary btn-number btn-sm btn-pop&quot; data-type=&quot;minus&quot; data-deck=&quot;side&quot; data-id=&quot;2-8&quot;&gt;-&lt;/button&gt;&lt;button type=&quot;button&quot; class=&quot;btn btn-secondary btn-number btn-sm btn-push&quot; data-type=&quot;plus&quot; data-deck=&quot;side&quot; data-id=&quot;2-8&quot;&gt;+&lt;/button&gt;&lt;button type=&quot;button&quot; class=&quot;btn btn-secondary btn-number btn-sm btn-raise&quot; data-type=&quot;raise&quot; data-id=&quot;2-8&quot;&gt;^&lt;/button&gt;&lt;/div&gt;" calcext:value-type="string">
            <text:p>&lt;div class="container-card" id="side-2-8"&gt;&lt;img class="d-block" width="80" height="112" src="https://one-draw.jp/ijinden/cardlist/002/card/02_008.png" /&gt;&lt;div class="container-num-copies" id="side-2-8-num-copies"&gt;0&lt;/div&gt;&lt;button type="button" class="btn btn-secondary btn-number btn-sm btn-pop" data-type="minus" data-deck="side" data-id="2-8"&gt;-&lt;/button&gt;&lt;button type="button" class="btn btn-secondary btn-number btn-sm btn-push" data-type="plus" data-deck="side" data-id="2-8"&gt;+&lt;/button&gt;&lt;button type="button" class="btn btn-secondary btn-number btn-sm btn-raise" data-type="raise" data-id="2-8"&gt;^&lt;/button&gt;&lt;/div&gt;</text:p>
          </table:table-cell>
          <table:table-cell table:formula="of:=CONCATENATE([$HTML.$A$3];[.F141];[$HTML.$B$3];[.H141];[$HTML.$C$3];[.J141];[$HTML.$D$3];[.N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data-expansion="25" data-type="1" data-color="2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&quot; id=&quot;main-2-9&quot;&gt;&lt;img class=&quot;img-card&quot; width=&quot;80&quot; height=&quot;112&quot; src=&quot;https://one-draw.jp/ijinden/cardlist/002/card/02_009.png&quot; /&gt;&lt;div class=&quot;container-num-copies&quot; id=&quot;main-2-9-num-copies&quot;&gt;0&lt;/div&gt;&lt;button type=&quot;button&quot; class=&quot;btn btn-secondary btn-number btn-sm btn-pop&quot; data-type=&quot;minus&quot; data-deck=&quot;main&quot; data-id=&quot;2-9&quot;&gt;-&lt;/button&gt;&lt;button type=&quot;button&quot; class=&quot;btn btn-secondary btn-number btn-sm btn-push&quot; data-type=&quot;plus&quot; data-deck=&quot;main&quot; data-id=&quot;2-9&quot;&gt;+&lt;/button&gt;&lt;button type=&quot;button&quot; class=&quot;btn btn-secondary btn-number btn-sm btn-drop&quot; data-type=&quot;drop&quot; data-id=&quot;2-9&quot;&gt;v&lt;/button&gt;&lt;/div&gt;" calcext:value-type="string">
            <text:p>&lt;div class="container-card" id="main-2-9"&gt;&lt;img class="img-card" width="80" height="112" src="https://one-draw.jp/ijinden/cardlist/002/card/02_009.png" /&gt;&lt;div class="container-num-copies" id="main-2-9-num-copies"&gt;0&lt;/div&gt;&lt;button type="button" class="btn btn-secondary btn-number btn-sm btn-pop" data-type="minus" data-deck="main" data-id="2-9"&gt;-&lt;/button&gt;&lt;button type="button" class="btn btn-secondary btn-number btn-sm btn-push" data-type="plus" data-deck="main" data-id="2-9"&gt;+&lt;/button&gt;&lt;button type="button" class="btn btn-secondary btn-number btn-sm btn-drop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&quot; id=&quot;side-2-9&quot;&gt;&lt;img class=&quot;d-block&quot; width=&quot;80&quot; height=&quot;112&quot; src=&quot;https://one-draw.jp/ijinden/cardlist/002/card/02_009.png&quot; /&gt;&lt;div class=&quot;container-num-copies&quot; id=&quot;side-2-9-num-copies&quot;&gt;0&lt;/div&gt;&lt;button type=&quot;button&quot; class=&quot;btn btn-secondary btn-number btn-sm btn-pop&quot; data-type=&quot;minus&quot; data-deck=&quot;side&quot; data-id=&quot;2-9&quot;&gt;-&lt;/button&gt;&lt;button type=&quot;button&quot; class=&quot;btn btn-secondary btn-number btn-sm btn-push&quot; data-type=&quot;plus&quot; data-deck=&quot;side&quot; data-id=&quot;2-9&quot;&gt;+&lt;/button&gt;&lt;button type=&quot;button&quot; class=&quot;btn btn-secondary btn-number btn-sm btn-raise&quot; data-type=&quot;raise&quot; data-id=&quot;2-9&quot;&gt;^&lt;/button&gt;&lt;/div&gt;" calcext:value-type="string">
            <text:p>&lt;div class="container-card" id="side-2-9"&gt;&lt;img class="d-block" width="80" height="112" src="https://one-draw.jp/ijinden/cardlist/002/card/02_009.png" /&gt;&lt;div class="container-num-copies" id="side-2-9-num-copies"&gt;0&lt;/div&gt;&lt;button type="button" class="btn btn-secondary btn-number btn-sm btn-pop" data-type="minus" data-deck="side" data-id="2-9"&gt;-&lt;/button&gt;&lt;button type="button" class="btn btn-secondary btn-number btn-sm btn-push" data-type="plus" data-deck="side" data-id="2-9"&gt;+&lt;/button&gt;&lt;button type="button" class="btn btn-secondary btn-number btn-sm btn-raise" data-type="raise" data-id="2-9"&gt;^&lt;/button&gt;&lt;/div&gt;</text:p>
          </table:table-cell>
          <table:table-cell table:formula="of:=CONCATENATE([$HTML.$A$3];[.F142];[$HTML.$B$3];[.H142];[$HTML.$C$3];[.J142];[$HTML.$D$3];[.N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data-expansion="25" data-type="1" data-color="2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&quot; id=&quot;main-2-10&quot;&gt;&lt;img class=&quot;img-card&quot; width=&quot;80&quot; height=&quot;112&quot; src=&quot;https://one-draw.jp/ijinden/cardlist/002/card/02_010.png&quot; /&gt;&lt;div class=&quot;container-num-copies&quot; id=&quot;main-2-10-num-copies&quot;&gt;0&lt;/div&gt;&lt;button type=&quot;button&quot; class=&quot;btn btn-secondary btn-number btn-sm btn-pop&quot; data-type=&quot;minus&quot; data-deck=&quot;main&quot; data-id=&quot;2-10&quot;&gt;-&lt;/button&gt;&lt;button type=&quot;button&quot; class=&quot;btn btn-secondary btn-number btn-sm btn-push&quot; data-type=&quot;plus&quot; data-deck=&quot;main&quot; data-id=&quot;2-10&quot;&gt;+&lt;/button&gt;&lt;button type=&quot;button&quot; class=&quot;btn btn-secondary btn-number btn-sm btn-drop&quot; data-type=&quot;drop&quot; data-id=&quot;2-10&quot;&gt;v&lt;/button&gt;&lt;/div&gt;" calcext:value-type="string">
            <text:p>&lt;div class="container-card" id="main-2-10"&gt;&lt;img class="img-card" width="80" height="112" src="https://one-draw.jp/ijinden/cardlist/002/card/02_010.png" /&gt;&lt;div class="container-num-copies" id="main-2-10-num-copies"&gt;0&lt;/div&gt;&lt;button type="button" class="btn btn-secondary btn-number btn-sm btn-pop" data-type="minus" data-deck="main" data-id="2-10"&gt;-&lt;/button&gt;&lt;button type="button" class="btn btn-secondary btn-number btn-sm btn-push" data-type="plus" data-deck="main" data-id="2-10"&gt;+&lt;/button&gt;&lt;button type="button" class="btn btn-secondary btn-number btn-sm btn-drop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&quot; id=&quot;side-2-10&quot;&gt;&lt;img class=&quot;d-block&quot; width=&quot;80&quot; height=&quot;112&quot; src=&quot;https://one-draw.jp/ijinden/cardlist/002/card/02_010.png&quot; /&gt;&lt;div class=&quot;container-num-copies&quot; id=&quot;side-2-10-num-copies&quot;&gt;0&lt;/div&gt;&lt;button type=&quot;button&quot; class=&quot;btn btn-secondary btn-number btn-sm btn-pop&quot; data-type=&quot;minus&quot; data-deck=&quot;side&quot; data-id=&quot;2-10&quot;&gt;-&lt;/button&gt;&lt;button type=&quot;button&quot; class=&quot;btn btn-secondary btn-number btn-sm btn-push&quot; data-type=&quot;plus&quot; data-deck=&quot;side&quot; data-id=&quot;2-10&quot;&gt;+&lt;/button&gt;&lt;button type=&quot;button&quot; class=&quot;btn btn-secondary btn-number btn-sm btn-raise&quot; data-type=&quot;raise&quot; data-id=&quot;2-10&quot;&gt;^&lt;/button&gt;&lt;/div&gt;" calcext:value-type="string">
            <text:p>&lt;div class="container-card" id="side-2-10"&gt;&lt;img class="d-block" width="80" height="112" src="https://one-draw.jp/ijinden/cardlist/002/card/02_010.png" /&gt;&lt;div class="container-num-copies" id="side-2-10-num-copies"&gt;0&lt;/div&gt;&lt;button type="button" class="btn btn-secondary btn-number btn-sm btn-pop" data-type="minus" data-deck="side" data-id="2-10"&gt;-&lt;/button&gt;&lt;button type="button" class="btn btn-secondary btn-number btn-sm btn-push" data-type="plus" data-deck="side" data-id="2-10"&gt;+&lt;/button&gt;&lt;button type="button" class="btn btn-secondary btn-number btn-sm btn-raise" data-type="raise" data-id="2-10"&gt;^&lt;/button&gt;&lt;/div&gt;</text:p>
          </table:table-cell>
          <table:table-cell table:formula="of:=CONCATENATE([$HTML.$A$3];[.F143];[$HTML.$B$3];[.H143];[$HTML.$C$3];[.J143];[$HTML.$D$3];[.N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data-expansion="25" data-type="1" data-color="2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&quot; id=&quot;main-2-11&quot;&gt;&lt;img class=&quot;img-card&quot; width=&quot;80&quot; height=&quot;112&quot; src=&quot;https://one-draw.jp/ijinden/cardlist/002/card/02_011.png&quot; /&gt;&lt;div class=&quot;container-num-copies&quot; id=&quot;main-2-11-num-copies&quot;&gt;0&lt;/div&gt;&lt;button type=&quot;button&quot; class=&quot;btn btn-secondary btn-number btn-sm btn-pop&quot; data-type=&quot;minus&quot; data-deck=&quot;main&quot; data-id=&quot;2-11&quot;&gt;-&lt;/button&gt;&lt;button type=&quot;button&quot; class=&quot;btn btn-secondary btn-number btn-sm btn-push&quot; data-type=&quot;plus&quot; data-deck=&quot;main&quot; data-id=&quot;2-11&quot;&gt;+&lt;/button&gt;&lt;button type=&quot;button&quot; class=&quot;btn btn-secondary btn-number btn-sm btn-drop&quot; data-type=&quot;drop&quot; data-id=&quot;2-11&quot;&gt;v&lt;/button&gt;&lt;/div&gt;" calcext:value-type="string">
            <text:p>&lt;div class="container-card" id="main-2-11"&gt;&lt;img class="img-card" width="80" height="112" src="https://one-draw.jp/ijinden/cardlist/002/card/02_011.png" /&gt;&lt;div class="container-num-copies" id="main-2-11-num-copies"&gt;0&lt;/div&gt;&lt;button type="button" class="btn btn-secondary btn-number btn-sm btn-pop" data-type="minus" data-deck="main" data-id="2-11"&gt;-&lt;/button&gt;&lt;button type="button" class="btn btn-secondary btn-number btn-sm btn-push" data-type="plus" data-deck="main" data-id="2-11"&gt;+&lt;/button&gt;&lt;button type="button" class="btn btn-secondary btn-number btn-sm btn-drop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&quot; id=&quot;side-2-11&quot;&gt;&lt;img class=&quot;d-block&quot; width=&quot;80&quot; height=&quot;112&quot; src=&quot;https://one-draw.jp/ijinden/cardlist/002/card/02_011.png&quot; /&gt;&lt;div class=&quot;container-num-copies&quot; id=&quot;side-2-11-num-copies&quot;&gt;0&lt;/div&gt;&lt;button type=&quot;button&quot; class=&quot;btn btn-secondary btn-number btn-sm btn-pop&quot; data-type=&quot;minus&quot; data-deck=&quot;side&quot; data-id=&quot;2-11&quot;&gt;-&lt;/button&gt;&lt;button type=&quot;button&quot; class=&quot;btn btn-secondary btn-number btn-sm btn-push&quot; data-type=&quot;plus&quot; data-deck=&quot;side&quot; data-id=&quot;2-11&quot;&gt;+&lt;/button&gt;&lt;button type=&quot;button&quot; class=&quot;btn btn-secondary btn-number btn-sm btn-raise&quot; data-type=&quot;raise&quot; data-id=&quot;2-11&quot;&gt;^&lt;/button&gt;&lt;/div&gt;" calcext:value-type="string">
            <text:p>&lt;div class="container-card" id="side-2-11"&gt;&lt;img class="d-block" width="80" height="112" src="https://one-draw.jp/ijinden/cardlist/002/card/02_011.png" /&gt;&lt;div class="container-num-copies" id="side-2-11-num-copies"&gt;0&lt;/div&gt;&lt;button type="button" class="btn btn-secondary btn-number btn-sm btn-pop" data-type="minus" data-deck="side" data-id="2-11"&gt;-&lt;/button&gt;&lt;button type="button" class="btn btn-secondary btn-number btn-sm btn-push" data-type="plus" data-deck="side" data-id="2-11"&gt;+&lt;/button&gt;&lt;button type="button" class="btn btn-secondary btn-number btn-sm btn-raise" data-type="raise" data-id="2-11"&gt;^&lt;/button&gt;&lt;/div&gt;</text:p>
          </table:table-cell>
          <table:table-cell table:formula="of:=CONCATENATE([$HTML.$A$3];[.F144];[$HTML.$B$3];[.H144];[$HTML.$C$3];[.J144];[$HTML.$D$3];[.N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data-expansion="25" data-type="1" data-color="2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&quot; id=&quot;main-2-12&quot;&gt;&lt;img class=&quot;img-card&quot; width=&quot;80&quot; height=&quot;112&quot; src=&quot;https://one-draw.jp/ijinden/cardlist/002/card/02_012.png&quot; /&gt;&lt;div class=&quot;container-num-copies&quot; id=&quot;main-2-12-num-copies&quot;&gt;0&lt;/div&gt;&lt;button type=&quot;button&quot; class=&quot;btn btn-secondary btn-number btn-sm btn-pop&quot; data-type=&quot;minus&quot; data-deck=&quot;main&quot; data-id=&quot;2-12&quot;&gt;-&lt;/button&gt;&lt;button type=&quot;button&quot; class=&quot;btn btn-secondary btn-number btn-sm btn-push&quot; data-type=&quot;plus&quot; data-deck=&quot;main&quot; data-id=&quot;2-12&quot;&gt;+&lt;/button&gt;&lt;button type=&quot;button&quot; class=&quot;btn btn-secondary btn-number btn-sm btn-drop&quot; data-type=&quot;drop&quot; data-id=&quot;2-12&quot;&gt;v&lt;/button&gt;&lt;/div&gt;" calcext:value-type="string">
            <text:p>&lt;div class="container-card" id="main-2-12"&gt;&lt;img class="img-card" width="80" height="112" src="https://one-draw.jp/ijinden/cardlist/002/card/02_012.png" /&gt;&lt;div class="container-num-copies" id="main-2-12-num-copies"&gt;0&lt;/div&gt;&lt;button type="button" class="btn btn-secondary btn-number btn-sm btn-pop" data-type="minus" data-deck="main" data-id="2-12"&gt;-&lt;/button&gt;&lt;button type="button" class="btn btn-secondary btn-number btn-sm btn-push" data-type="plus" data-deck="main" data-id="2-12"&gt;+&lt;/button&gt;&lt;button type="button" class="btn btn-secondary btn-number btn-sm btn-drop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&quot; id=&quot;side-2-12&quot;&gt;&lt;img class=&quot;d-block&quot; width=&quot;80&quot; height=&quot;112&quot; src=&quot;https://one-draw.jp/ijinden/cardlist/002/card/02_012.png&quot; /&gt;&lt;div class=&quot;container-num-copies&quot; id=&quot;side-2-12-num-copies&quot;&gt;0&lt;/div&gt;&lt;button type=&quot;button&quot; class=&quot;btn btn-secondary btn-number btn-sm btn-pop&quot; data-type=&quot;minus&quot; data-deck=&quot;side&quot; data-id=&quot;2-12&quot;&gt;-&lt;/button&gt;&lt;button type=&quot;button&quot; class=&quot;btn btn-secondary btn-number btn-sm btn-push&quot; data-type=&quot;plus&quot; data-deck=&quot;side&quot; data-id=&quot;2-12&quot;&gt;+&lt;/button&gt;&lt;button type=&quot;button&quot; class=&quot;btn btn-secondary btn-number btn-sm btn-raise&quot; data-type=&quot;raise&quot; data-id=&quot;2-12&quot;&gt;^&lt;/button&gt;&lt;/div&gt;" calcext:value-type="string">
            <text:p>&lt;div class="container-card" id="side-2-12"&gt;&lt;img class="d-block" width="80" height="112" src="https://one-draw.jp/ijinden/cardlist/002/card/02_012.png" /&gt;&lt;div class="container-num-copies" id="side-2-12-num-copies"&gt;0&lt;/div&gt;&lt;button type="button" class="btn btn-secondary btn-number btn-sm btn-pop" data-type="minus" data-deck="side" data-id="2-12"&gt;-&lt;/button&gt;&lt;button type="button" class="btn btn-secondary btn-number btn-sm btn-push" data-type="plus" data-deck="side" data-id="2-12"&gt;+&lt;/button&gt;&lt;button type="button" class="btn btn-secondary btn-number btn-sm btn-raise" data-type="raise" data-id="2-12"&gt;^&lt;/button&gt;&lt;/div&gt;</text:p>
          </table:table-cell>
          <table:table-cell table:formula="of:=CONCATENATE([$HTML.$A$3];[.F145];[$HTML.$B$3];[.H145];[$HTML.$C$3];[.J145];[$HTML.$D$3];[.N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data-expansion="25" data-type="1" data-color="2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&quot; id=&quot;main-2-13&quot;&gt;&lt;img class=&quot;img-card&quot; width=&quot;80&quot; height=&quot;112&quot; src=&quot;https://one-draw.jp/ijinden/cardlist/002/card/02_013.png&quot; /&gt;&lt;div class=&quot;container-num-copies&quot; id=&quot;main-2-13-num-copies&quot;&gt;0&lt;/div&gt;&lt;button type=&quot;button&quot; class=&quot;btn btn-secondary btn-number btn-sm btn-pop&quot; data-type=&quot;minus&quot; data-deck=&quot;main&quot; data-id=&quot;2-13&quot;&gt;-&lt;/button&gt;&lt;button type=&quot;button&quot; class=&quot;btn btn-secondary btn-number btn-sm btn-push&quot; data-type=&quot;plus&quot; data-deck=&quot;main&quot; data-id=&quot;2-13&quot;&gt;+&lt;/button&gt;&lt;button type=&quot;button&quot; class=&quot;btn btn-secondary btn-number btn-sm btn-drop&quot; data-type=&quot;drop&quot; data-id=&quot;2-13&quot;&gt;v&lt;/button&gt;&lt;/div&gt;" calcext:value-type="string">
            <text:p>&lt;div class="container-card" id="main-2-13"&gt;&lt;img class="img-card" width="80" height="112" src="https://one-draw.jp/ijinden/cardlist/002/card/02_013.png" /&gt;&lt;div class="container-num-copies" id="main-2-13-num-copies"&gt;0&lt;/div&gt;&lt;button type="button" class="btn btn-secondary btn-number btn-sm btn-pop" data-type="minus" data-deck="main" data-id="2-13"&gt;-&lt;/button&gt;&lt;button type="button" class="btn btn-secondary btn-number btn-sm btn-push" data-type="plus" data-deck="main" data-id="2-13"&gt;+&lt;/button&gt;&lt;button type="button" class="btn btn-secondary btn-number btn-sm btn-drop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&quot; id=&quot;side-2-13&quot;&gt;&lt;img class=&quot;d-block&quot; width=&quot;80&quot; height=&quot;112&quot; src=&quot;https://one-draw.jp/ijinden/cardlist/002/card/02_013.png&quot; /&gt;&lt;div class=&quot;container-num-copies&quot; id=&quot;side-2-13-num-copies&quot;&gt;0&lt;/div&gt;&lt;button type=&quot;button&quot; class=&quot;btn btn-secondary btn-number btn-sm btn-pop&quot; data-type=&quot;minus&quot; data-deck=&quot;side&quot; data-id=&quot;2-13&quot;&gt;-&lt;/button&gt;&lt;button type=&quot;button&quot; class=&quot;btn btn-secondary btn-number btn-sm btn-push&quot; data-type=&quot;plus&quot; data-deck=&quot;side&quot; data-id=&quot;2-13&quot;&gt;+&lt;/button&gt;&lt;button type=&quot;button&quot; class=&quot;btn btn-secondary btn-number btn-sm btn-raise&quot; data-type=&quot;raise&quot; data-id=&quot;2-13&quot;&gt;^&lt;/button&gt;&lt;/div&gt;" calcext:value-type="string">
            <text:p>&lt;div class="container-card" id="side-2-13"&gt;&lt;img class="d-block" width="80" height="112" src="https://one-draw.jp/ijinden/cardlist/002/card/02_013.png" /&gt;&lt;div class="container-num-copies" id="side-2-13-num-copies"&gt;0&lt;/div&gt;&lt;button type="button" class="btn btn-secondary btn-number btn-sm btn-pop" data-type="minus" data-deck="side" data-id="2-13"&gt;-&lt;/button&gt;&lt;button type="button" class="btn btn-secondary btn-number btn-sm btn-push" data-type="plus" data-deck="side" data-id="2-13"&gt;+&lt;/button&gt;&lt;button type="button" class="btn btn-secondary btn-number btn-sm btn-raise" data-type="raise" data-id="2-13"&gt;^&lt;/button&gt;&lt;/div&gt;</text:p>
          </table:table-cell>
          <table:table-cell table:formula="of:=CONCATENATE([$HTML.$A$3];[.F146];[$HTML.$B$3];[.H146];[$HTML.$C$3];[.J146];[$HTML.$D$3];[.N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data-expansion="25" data-type="1" data-color="2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&quot; id=&quot;main-2-14&quot;&gt;&lt;img class=&quot;img-card&quot; width=&quot;80&quot; height=&quot;112&quot; src=&quot;https://one-draw.jp/ijinden/cardlist/002/card/02_014.png&quot; /&gt;&lt;div class=&quot;container-num-copies&quot; id=&quot;main-2-14-num-copies&quot;&gt;0&lt;/div&gt;&lt;button type=&quot;button&quot; class=&quot;btn btn-secondary btn-number btn-sm btn-pop&quot; data-type=&quot;minus&quot; data-deck=&quot;main&quot; data-id=&quot;2-14&quot;&gt;-&lt;/button&gt;&lt;button type=&quot;button&quot; class=&quot;btn btn-secondary btn-number btn-sm btn-push&quot; data-type=&quot;plus&quot; data-deck=&quot;main&quot; data-id=&quot;2-14&quot;&gt;+&lt;/button&gt;&lt;button type=&quot;button&quot; class=&quot;btn btn-secondary btn-number btn-sm btn-drop&quot; data-type=&quot;drop&quot; data-id=&quot;2-14&quot;&gt;v&lt;/button&gt;&lt;/div&gt;" calcext:value-type="string">
            <text:p>&lt;div class="container-card" id="main-2-14"&gt;&lt;img class="img-card" width="80" height="112" src="https://one-draw.jp/ijinden/cardlist/002/card/02_014.png" /&gt;&lt;div class="container-num-copies" id="main-2-14-num-copies"&gt;0&lt;/div&gt;&lt;button type="button" class="btn btn-secondary btn-number btn-sm btn-pop" data-type="minus" data-deck="main" data-id="2-14"&gt;-&lt;/button&gt;&lt;button type="button" class="btn btn-secondary btn-number btn-sm btn-push" data-type="plus" data-deck="main" data-id="2-14"&gt;+&lt;/button&gt;&lt;button type="button" class="btn btn-secondary btn-number btn-sm btn-drop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&quot; id=&quot;side-2-14&quot;&gt;&lt;img class=&quot;d-block&quot; width=&quot;80&quot; height=&quot;112&quot; src=&quot;https://one-draw.jp/ijinden/cardlist/002/card/02_014.png&quot; /&gt;&lt;div class=&quot;container-num-copies&quot; id=&quot;side-2-14-num-copies&quot;&gt;0&lt;/div&gt;&lt;button type=&quot;button&quot; class=&quot;btn btn-secondary btn-number btn-sm btn-pop&quot; data-type=&quot;minus&quot; data-deck=&quot;side&quot; data-id=&quot;2-14&quot;&gt;-&lt;/button&gt;&lt;button type=&quot;button&quot; class=&quot;btn btn-secondary btn-number btn-sm btn-push&quot; data-type=&quot;plus&quot; data-deck=&quot;side&quot; data-id=&quot;2-14&quot;&gt;+&lt;/button&gt;&lt;button type=&quot;button&quot; class=&quot;btn btn-secondary btn-number btn-sm btn-raise&quot; data-type=&quot;raise&quot; data-id=&quot;2-14&quot;&gt;^&lt;/button&gt;&lt;/div&gt;" calcext:value-type="string">
            <text:p>&lt;div class="container-card" id="side-2-14"&gt;&lt;img class="d-block" width="80" height="112" src="https://one-draw.jp/ijinden/cardlist/002/card/02_014.png" /&gt;&lt;div class="container-num-copies" id="side-2-14-num-copies"&gt;0&lt;/div&gt;&lt;button type="button" class="btn btn-secondary btn-number btn-sm btn-pop" data-type="minus" data-deck="side" data-id="2-14"&gt;-&lt;/button&gt;&lt;button type="button" class="btn btn-secondary btn-number btn-sm btn-push" data-type="plus" data-deck="side" data-id="2-14"&gt;+&lt;/button&gt;&lt;button type="button" class="btn btn-secondary btn-number btn-sm btn-raise" data-type="raise" data-id="2-14"&gt;^&lt;/button&gt;&lt;/div&gt;</text:p>
          </table:table-cell>
          <table:table-cell table:formula="of:=CONCATENATE([$HTML.$A$3];[.F147];[$HTML.$B$3];[.H147];[$HTML.$C$3];[.J147];[$HTML.$D$3];[.N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data-expansion="25" data-type="1" data-color="2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&quot; id=&quot;main-2-15&quot;&gt;&lt;img class=&quot;img-card&quot; width=&quot;80&quot; height=&quot;112&quot; src=&quot;https://one-draw.jp/ijinden/cardlist/002/card/02_015.png&quot; /&gt;&lt;div class=&quot;container-num-copies&quot; id=&quot;main-2-15-num-copies&quot;&gt;0&lt;/div&gt;&lt;button type=&quot;button&quot; class=&quot;btn btn-secondary btn-number btn-sm btn-pop&quot; data-type=&quot;minus&quot; data-deck=&quot;main&quot; data-id=&quot;2-15&quot;&gt;-&lt;/button&gt;&lt;button type=&quot;button&quot; class=&quot;btn btn-secondary btn-number btn-sm btn-push&quot; data-type=&quot;plus&quot; data-deck=&quot;main&quot; data-id=&quot;2-15&quot;&gt;+&lt;/button&gt;&lt;button type=&quot;button&quot; class=&quot;btn btn-secondary btn-number btn-sm btn-drop&quot; data-type=&quot;drop&quot; data-id=&quot;2-15&quot;&gt;v&lt;/button&gt;&lt;/div&gt;" calcext:value-type="string">
            <text:p>&lt;div class="container-card" id="main-2-15"&gt;&lt;img class="img-card" width="80" height="112" src="https://one-draw.jp/ijinden/cardlist/002/card/02_015.png" /&gt;&lt;div class="container-num-copies" id="main-2-15-num-copies"&gt;0&lt;/div&gt;&lt;button type="button" class="btn btn-secondary btn-number btn-sm btn-pop" data-type="minus" data-deck="main" data-id="2-15"&gt;-&lt;/button&gt;&lt;button type="button" class="btn btn-secondary btn-number btn-sm btn-push" data-type="plus" data-deck="main" data-id="2-15"&gt;+&lt;/button&gt;&lt;button type="button" class="btn btn-secondary btn-number btn-sm btn-drop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&quot; id=&quot;side-2-15&quot;&gt;&lt;img class=&quot;d-block&quot; width=&quot;80&quot; height=&quot;112&quot; src=&quot;https://one-draw.jp/ijinden/cardlist/002/card/02_015.png&quot; /&gt;&lt;div class=&quot;container-num-copies&quot; id=&quot;side-2-15-num-copies&quot;&gt;0&lt;/div&gt;&lt;button type=&quot;button&quot; class=&quot;btn btn-secondary btn-number btn-sm btn-pop&quot; data-type=&quot;minus&quot; data-deck=&quot;side&quot; data-id=&quot;2-15&quot;&gt;-&lt;/button&gt;&lt;button type=&quot;button&quot; class=&quot;btn btn-secondary btn-number btn-sm btn-push&quot; data-type=&quot;plus&quot; data-deck=&quot;side&quot; data-id=&quot;2-15&quot;&gt;+&lt;/button&gt;&lt;button type=&quot;button&quot; class=&quot;btn btn-secondary btn-number btn-sm btn-raise&quot; data-type=&quot;raise&quot; data-id=&quot;2-15&quot;&gt;^&lt;/button&gt;&lt;/div&gt;" calcext:value-type="string">
            <text:p>&lt;div class="container-card" id="side-2-15"&gt;&lt;img class="d-block" width="80" height="112" src="https://one-draw.jp/ijinden/cardlist/002/card/02_015.png" /&gt;&lt;div class="container-num-copies" id="side-2-15-num-copies"&gt;0&lt;/div&gt;&lt;button type="button" class="btn btn-secondary btn-number btn-sm btn-pop" data-type="minus" data-deck="side" data-id="2-15"&gt;-&lt;/button&gt;&lt;button type="button" class="btn btn-secondary btn-number btn-sm btn-push" data-type="plus" data-deck="side" data-id="2-15"&gt;+&lt;/button&gt;&lt;button type="button" class="btn btn-secondary btn-number btn-sm btn-raise" data-type="raise" data-id="2-15"&gt;^&lt;/button&gt;&lt;/div&gt;</text:p>
          </table:table-cell>
          <table:table-cell table:formula="of:=CONCATENATE([$HTML.$A$3];[.F148];[$HTML.$B$3];[.H148];[$HTML.$C$3];[.J148];[$HTML.$D$3];[.N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data-expansion="25" data-type="1" data-color="2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&quot; id=&quot;main-2-16&quot;&gt;&lt;img class=&quot;img-card&quot; width=&quot;80&quot; height=&quot;112&quot; src=&quot;https://one-draw.jp/ijinden/cardlist/002/card/02_016.png&quot; /&gt;&lt;div class=&quot;container-num-copies&quot; id=&quot;main-2-16-num-copies&quot;&gt;0&lt;/div&gt;&lt;button type=&quot;button&quot; class=&quot;btn btn-secondary btn-number btn-sm btn-pop&quot; data-type=&quot;minus&quot; data-deck=&quot;main&quot; data-id=&quot;2-16&quot;&gt;-&lt;/button&gt;&lt;button type=&quot;button&quot; class=&quot;btn btn-secondary btn-number btn-sm btn-push&quot; data-type=&quot;plus&quot; data-deck=&quot;main&quot; data-id=&quot;2-16&quot;&gt;+&lt;/button&gt;&lt;button type=&quot;button&quot; class=&quot;btn btn-secondary btn-number btn-sm btn-drop&quot; data-type=&quot;drop&quot; data-id=&quot;2-16&quot;&gt;v&lt;/button&gt;&lt;/div&gt;" calcext:value-type="string">
            <text:p>&lt;div class="container-card" id="main-2-16"&gt;&lt;img class="img-card" width="80" height="112" src="https://one-draw.jp/ijinden/cardlist/002/card/02_016.png" /&gt;&lt;div class="container-num-copies" id="main-2-16-num-copies"&gt;0&lt;/div&gt;&lt;button type="button" class="btn btn-secondary btn-number btn-sm btn-pop" data-type="minus" data-deck="main" data-id="2-16"&gt;-&lt;/button&gt;&lt;button type="button" class="btn btn-secondary btn-number btn-sm btn-push" data-type="plus" data-deck="main" data-id="2-16"&gt;+&lt;/button&gt;&lt;button type="button" class="btn btn-secondary btn-number btn-sm btn-drop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&quot; id=&quot;side-2-16&quot;&gt;&lt;img class=&quot;d-block&quot; width=&quot;80&quot; height=&quot;112&quot; src=&quot;https://one-draw.jp/ijinden/cardlist/002/card/02_016.png&quot; /&gt;&lt;div class=&quot;container-num-copies&quot; id=&quot;side-2-16-num-copies&quot;&gt;0&lt;/div&gt;&lt;button type=&quot;button&quot; class=&quot;btn btn-secondary btn-number btn-sm btn-pop&quot; data-type=&quot;minus&quot; data-deck=&quot;side&quot; data-id=&quot;2-16&quot;&gt;-&lt;/button&gt;&lt;button type=&quot;button&quot; class=&quot;btn btn-secondary btn-number btn-sm btn-push&quot; data-type=&quot;plus&quot; data-deck=&quot;side&quot; data-id=&quot;2-16&quot;&gt;+&lt;/button&gt;&lt;button type=&quot;button&quot; class=&quot;btn btn-secondary btn-number btn-sm btn-raise&quot; data-type=&quot;raise&quot; data-id=&quot;2-16&quot;&gt;^&lt;/button&gt;&lt;/div&gt;" calcext:value-type="string">
            <text:p>&lt;div class="container-card" id="side-2-16"&gt;&lt;img class="d-block" width="80" height="112" src="https://one-draw.jp/ijinden/cardlist/002/card/02_016.png" /&gt;&lt;div class="container-num-copies" id="side-2-16-num-copies"&gt;0&lt;/div&gt;&lt;button type="button" class="btn btn-secondary btn-number btn-sm btn-pop" data-type="minus" data-deck="side" data-id="2-16"&gt;-&lt;/button&gt;&lt;button type="button" class="btn btn-secondary btn-number btn-sm btn-push" data-type="plus" data-deck="side" data-id="2-16"&gt;+&lt;/button&gt;&lt;button type="button" class="btn btn-secondary btn-number btn-sm btn-raise" data-type="raise" data-id="2-16"&gt;^&lt;/button&gt;&lt;/div&gt;</text:p>
          </table:table-cell>
          <table:table-cell table:formula="of:=CONCATENATE([$HTML.$A$3];[.F149];[$HTML.$B$3];[.H149];[$HTML.$C$3];[.J149];[$HTML.$D$3];[.N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data-expansion="25" data-type="1" data-color="4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&quot; id=&quot;main-2-17&quot;&gt;&lt;img class=&quot;img-card&quot; width=&quot;80&quot; height=&quot;112&quot; src=&quot;https://one-draw.jp/ijinden/cardlist/002/card/02_017.png&quot; /&gt;&lt;div class=&quot;container-num-copies&quot; id=&quot;main-2-17-num-copies&quot;&gt;0&lt;/div&gt;&lt;button type=&quot;button&quot; class=&quot;btn btn-secondary btn-number btn-sm btn-pop&quot; data-type=&quot;minus&quot; data-deck=&quot;main&quot; data-id=&quot;2-17&quot;&gt;-&lt;/button&gt;&lt;button type=&quot;button&quot; class=&quot;btn btn-secondary btn-number btn-sm btn-push&quot; data-type=&quot;plus&quot; data-deck=&quot;main&quot; data-id=&quot;2-17&quot;&gt;+&lt;/button&gt;&lt;button type=&quot;button&quot; class=&quot;btn btn-secondary btn-number btn-sm btn-drop&quot; data-type=&quot;drop&quot; data-id=&quot;2-17&quot;&gt;v&lt;/button&gt;&lt;/div&gt;" calcext:value-type="string">
            <text:p>&lt;div class="container-card" id="main-2-17"&gt;&lt;img class="img-card" width="80" height="112" src="https://one-draw.jp/ijinden/cardlist/002/card/02_017.png" /&gt;&lt;div class="container-num-copies" id="main-2-17-num-copies"&gt;0&lt;/div&gt;&lt;button type="button" class="btn btn-secondary btn-number btn-sm btn-pop" data-type="minus" data-deck="main" data-id="2-17"&gt;-&lt;/button&gt;&lt;button type="button" class="btn btn-secondary btn-number btn-sm btn-push" data-type="plus" data-deck="main" data-id="2-17"&gt;+&lt;/button&gt;&lt;button type="button" class="btn btn-secondary btn-number btn-sm btn-drop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&quot; id=&quot;side-2-17&quot;&gt;&lt;img class=&quot;d-block&quot; width=&quot;80&quot; height=&quot;112&quot; src=&quot;https://one-draw.jp/ijinden/cardlist/002/card/02_017.png&quot; /&gt;&lt;div class=&quot;container-num-copies&quot; id=&quot;side-2-17-num-copies&quot;&gt;0&lt;/div&gt;&lt;button type=&quot;button&quot; class=&quot;btn btn-secondary btn-number btn-sm btn-pop&quot; data-type=&quot;minus&quot; data-deck=&quot;side&quot; data-id=&quot;2-17&quot;&gt;-&lt;/button&gt;&lt;button type=&quot;button&quot; class=&quot;btn btn-secondary btn-number btn-sm btn-push&quot; data-type=&quot;plus&quot; data-deck=&quot;side&quot; data-id=&quot;2-17&quot;&gt;+&lt;/button&gt;&lt;button type=&quot;button&quot; class=&quot;btn btn-secondary btn-number btn-sm btn-raise&quot; data-type=&quot;raise&quot; data-id=&quot;2-17&quot;&gt;^&lt;/button&gt;&lt;/div&gt;" calcext:value-type="string">
            <text:p>&lt;div class="container-card" id="side-2-17"&gt;&lt;img class="d-block" width="80" height="112" src="https://one-draw.jp/ijinden/cardlist/002/card/02_017.png" /&gt;&lt;div class="container-num-copies" id="side-2-17-num-copies"&gt;0&lt;/div&gt;&lt;button type="button" class="btn btn-secondary btn-number btn-sm btn-pop" data-type="minus" data-deck="side" data-id="2-17"&gt;-&lt;/button&gt;&lt;button type="button" class="btn btn-secondary btn-number btn-sm btn-push" data-type="plus" data-deck="side" data-id="2-17"&gt;+&lt;/button&gt;&lt;button type="button" class="btn btn-secondary btn-number btn-sm btn-raise" data-type="raise" data-id="2-17"&gt;^&lt;/button&gt;&lt;/div&gt;</text:p>
          </table:table-cell>
          <table:table-cell table:formula="of:=CONCATENATE([$HTML.$A$3];[.F150];[$HTML.$B$3];[.H150];[$HTML.$C$3];[.J150];[$HTML.$D$3];[.N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data-expansion="25" data-type="1" data-color="4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&quot; id=&quot;main-2-18&quot;&gt;&lt;img class=&quot;img-card&quot; width=&quot;80&quot; height=&quot;112&quot; src=&quot;https://one-draw.jp/ijinden/cardlist/002/card/02_018.png&quot; /&gt;&lt;div class=&quot;container-num-copies&quot; id=&quot;main-2-18-num-copies&quot;&gt;0&lt;/div&gt;&lt;button type=&quot;button&quot; class=&quot;btn btn-secondary btn-number btn-sm btn-pop&quot; data-type=&quot;minus&quot; data-deck=&quot;main&quot; data-id=&quot;2-18&quot;&gt;-&lt;/button&gt;&lt;button type=&quot;button&quot; class=&quot;btn btn-secondary btn-number btn-sm btn-push&quot; data-type=&quot;plus&quot; data-deck=&quot;main&quot; data-id=&quot;2-18&quot;&gt;+&lt;/button&gt;&lt;button type=&quot;button&quot; class=&quot;btn btn-secondary btn-number btn-sm btn-drop&quot; data-type=&quot;drop&quot; data-id=&quot;2-18&quot;&gt;v&lt;/button&gt;&lt;/div&gt;" calcext:value-type="string">
            <text:p>&lt;div class="container-card" id="main-2-18"&gt;&lt;img class="img-card" width="80" height="112" src="https://one-draw.jp/ijinden/cardlist/002/card/02_018.png" /&gt;&lt;div class="container-num-copies" id="main-2-18-num-copies"&gt;0&lt;/div&gt;&lt;button type="button" class="btn btn-secondary btn-number btn-sm btn-pop" data-type="minus" data-deck="main" data-id="2-18"&gt;-&lt;/button&gt;&lt;button type="button" class="btn btn-secondary btn-number btn-sm btn-push" data-type="plus" data-deck="main" data-id="2-18"&gt;+&lt;/button&gt;&lt;button type="button" class="btn btn-secondary btn-number btn-sm btn-drop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&quot; id=&quot;side-2-18&quot;&gt;&lt;img class=&quot;d-block&quot; width=&quot;80&quot; height=&quot;112&quot; src=&quot;https://one-draw.jp/ijinden/cardlist/002/card/02_018.png&quot; /&gt;&lt;div class=&quot;container-num-copies&quot; id=&quot;side-2-18-num-copies&quot;&gt;0&lt;/div&gt;&lt;button type=&quot;button&quot; class=&quot;btn btn-secondary btn-number btn-sm btn-pop&quot; data-type=&quot;minus&quot; data-deck=&quot;side&quot; data-id=&quot;2-18&quot;&gt;-&lt;/button&gt;&lt;button type=&quot;button&quot; class=&quot;btn btn-secondary btn-number btn-sm btn-push&quot; data-type=&quot;plus&quot; data-deck=&quot;side&quot; data-id=&quot;2-18&quot;&gt;+&lt;/button&gt;&lt;button type=&quot;button&quot; class=&quot;btn btn-secondary btn-number btn-sm btn-raise&quot; data-type=&quot;raise&quot; data-id=&quot;2-18&quot;&gt;^&lt;/button&gt;&lt;/div&gt;" calcext:value-type="string">
            <text:p>&lt;div class="container-card" id="side-2-18"&gt;&lt;img class="d-block" width="80" height="112" src="https://one-draw.jp/ijinden/cardlist/002/card/02_018.png" /&gt;&lt;div class="container-num-copies" id="side-2-18-num-copies"&gt;0&lt;/div&gt;&lt;button type="button" class="btn btn-secondary btn-number btn-sm btn-pop" data-type="minus" data-deck="side" data-id="2-18"&gt;-&lt;/button&gt;&lt;button type="button" class="btn btn-secondary btn-number btn-sm btn-push" data-type="plus" data-deck="side" data-id="2-18"&gt;+&lt;/button&gt;&lt;button type="button" class="btn btn-secondary btn-number btn-sm btn-raise" data-type="raise" data-id="2-18"&gt;^&lt;/button&gt;&lt;/div&gt;</text:p>
          </table:table-cell>
          <table:table-cell table:formula="of:=CONCATENATE([$HTML.$A$3];[.F151];[$HTML.$B$3];[.H151];[$HTML.$C$3];[.J151];[$HTML.$D$3];[.N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data-expansion="25" data-type="1" data-color="4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&quot; id=&quot;main-2-19&quot;&gt;&lt;img class=&quot;img-card&quot; width=&quot;80&quot; height=&quot;112&quot; src=&quot;https://one-draw.jp/ijinden/cardlist/002/card/02_019.png&quot; /&gt;&lt;div class=&quot;container-num-copies&quot; id=&quot;main-2-19-num-copies&quot;&gt;0&lt;/div&gt;&lt;button type=&quot;button&quot; class=&quot;btn btn-secondary btn-number btn-sm btn-pop&quot; data-type=&quot;minus&quot; data-deck=&quot;main&quot; data-id=&quot;2-19&quot;&gt;-&lt;/button&gt;&lt;button type=&quot;button&quot; class=&quot;btn btn-secondary btn-number btn-sm btn-push&quot; data-type=&quot;plus&quot; data-deck=&quot;main&quot; data-id=&quot;2-19&quot;&gt;+&lt;/button&gt;&lt;button type=&quot;button&quot; class=&quot;btn btn-secondary btn-number btn-sm btn-drop&quot; data-type=&quot;drop&quot; data-id=&quot;2-19&quot;&gt;v&lt;/button&gt;&lt;/div&gt;" calcext:value-type="string">
            <text:p>&lt;div class="container-card" id="main-2-19"&gt;&lt;img class="img-card" width="80" height="112" src="https://one-draw.jp/ijinden/cardlist/002/card/02_019.png" /&gt;&lt;div class="container-num-copies" id="main-2-19-num-copies"&gt;0&lt;/div&gt;&lt;button type="button" class="btn btn-secondary btn-number btn-sm btn-pop" data-type="minus" data-deck="main" data-id="2-19"&gt;-&lt;/button&gt;&lt;button type="button" class="btn btn-secondary btn-number btn-sm btn-push" data-type="plus" data-deck="main" data-id="2-19"&gt;+&lt;/button&gt;&lt;button type="button" class="btn btn-secondary btn-number btn-sm btn-drop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&quot; id=&quot;side-2-19&quot;&gt;&lt;img class=&quot;d-block&quot; width=&quot;80&quot; height=&quot;112&quot; src=&quot;https://one-draw.jp/ijinden/cardlist/002/card/02_019.png&quot; /&gt;&lt;div class=&quot;container-num-copies&quot; id=&quot;side-2-19-num-copies&quot;&gt;0&lt;/div&gt;&lt;button type=&quot;button&quot; class=&quot;btn btn-secondary btn-number btn-sm btn-pop&quot; data-type=&quot;minus&quot; data-deck=&quot;side&quot; data-id=&quot;2-19&quot;&gt;-&lt;/button&gt;&lt;button type=&quot;button&quot; class=&quot;btn btn-secondary btn-number btn-sm btn-push&quot; data-type=&quot;plus&quot; data-deck=&quot;side&quot; data-id=&quot;2-19&quot;&gt;+&lt;/button&gt;&lt;button type=&quot;button&quot; class=&quot;btn btn-secondary btn-number btn-sm btn-raise&quot; data-type=&quot;raise&quot; data-id=&quot;2-19&quot;&gt;^&lt;/button&gt;&lt;/div&gt;" calcext:value-type="string">
            <text:p>&lt;div class="container-card" id="side-2-19"&gt;&lt;img class="d-block" width="80" height="112" src="https://one-draw.jp/ijinden/cardlist/002/card/02_019.png" /&gt;&lt;div class="container-num-copies" id="side-2-19-num-copies"&gt;0&lt;/div&gt;&lt;button type="button" class="btn btn-secondary btn-number btn-sm btn-pop" data-type="minus" data-deck="side" data-id="2-19"&gt;-&lt;/button&gt;&lt;button type="button" class="btn btn-secondary btn-number btn-sm btn-push" data-type="plus" data-deck="side" data-id="2-19"&gt;+&lt;/button&gt;&lt;button type="button" class="btn btn-secondary btn-number btn-sm btn-raise" data-type="raise" data-id="2-19"&gt;^&lt;/button&gt;&lt;/div&gt;</text:p>
          </table:table-cell>
          <table:table-cell table:formula="of:=CONCATENATE([$HTML.$A$3];[.F152];[$HTML.$B$3];[.H152];[$HTML.$C$3];[.J152];[$HTML.$D$3];[.N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data-expansion="25" data-type="1" data-color="4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&quot; id=&quot;main-2-20&quot;&gt;&lt;img class=&quot;img-card&quot; width=&quot;80&quot; height=&quot;112&quot; src=&quot;https://one-draw.jp/ijinden/cardlist/002/card/02_020.png&quot; /&gt;&lt;div class=&quot;container-num-copies&quot; id=&quot;main-2-20-num-copies&quot;&gt;0&lt;/div&gt;&lt;button type=&quot;button&quot; class=&quot;btn btn-secondary btn-number btn-sm btn-pop&quot; data-type=&quot;minus&quot; data-deck=&quot;main&quot; data-id=&quot;2-20&quot;&gt;-&lt;/button&gt;&lt;button type=&quot;button&quot; class=&quot;btn btn-secondary btn-number btn-sm btn-push&quot; data-type=&quot;plus&quot; data-deck=&quot;main&quot; data-id=&quot;2-20&quot;&gt;+&lt;/button&gt;&lt;button type=&quot;button&quot; class=&quot;btn btn-secondary btn-number btn-sm btn-drop&quot; data-type=&quot;drop&quot; data-id=&quot;2-20&quot;&gt;v&lt;/button&gt;&lt;/div&gt;" calcext:value-type="string">
            <text:p>&lt;div class="container-card" id="main-2-20"&gt;&lt;img class="img-card" width="80" height="112" src="https://one-draw.jp/ijinden/cardlist/002/card/02_020.png" /&gt;&lt;div class="container-num-copies" id="main-2-20-num-copies"&gt;0&lt;/div&gt;&lt;button type="button" class="btn btn-secondary btn-number btn-sm btn-pop" data-type="minus" data-deck="main" data-id="2-20"&gt;-&lt;/button&gt;&lt;button type="button" class="btn btn-secondary btn-number btn-sm btn-push" data-type="plus" data-deck="main" data-id="2-20"&gt;+&lt;/button&gt;&lt;button type="button" class="btn btn-secondary btn-number btn-sm btn-drop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&quot; id=&quot;side-2-20&quot;&gt;&lt;img class=&quot;d-block&quot; width=&quot;80&quot; height=&quot;112&quot; src=&quot;https://one-draw.jp/ijinden/cardlist/002/card/02_020.png&quot; /&gt;&lt;div class=&quot;container-num-copies&quot; id=&quot;side-2-20-num-copies&quot;&gt;0&lt;/div&gt;&lt;button type=&quot;button&quot; class=&quot;btn btn-secondary btn-number btn-sm btn-pop&quot; data-type=&quot;minus&quot; data-deck=&quot;side&quot; data-id=&quot;2-20&quot;&gt;-&lt;/button&gt;&lt;button type=&quot;button&quot; class=&quot;btn btn-secondary btn-number btn-sm btn-push&quot; data-type=&quot;plus&quot; data-deck=&quot;side&quot; data-id=&quot;2-20&quot;&gt;+&lt;/button&gt;&lt;button type=&quot;button&quot; class=&quot;btn btn-secondary btn-number btn-sm btn-raise&quot; data-type=&quot;raise&quot; data-id=&quot;2-20&quot;&gt;^&lt;/button&gt;&lt;/div&gt;" calcext:value-type="string">
            <text:p>&lt;div class="container-card" id="side-2-20"&gt;&lt;img class="d-block" width="80" height="112" src="https://one-draw.jp/ijinden/cardlist/002/card/02_020.png" /&gt;&lt;div class="container-num-copies" id="side-2-20-num-copies"&gt;0&lt;/div&gt;&lt;button type="button" class="btn btn-secondary btn-number btn-sm btn-pop" data-type="minus" data-deck="side" data-id="2-20"&gt;-&lt;/button&gt;&lt;button type="button" class="btn btn-secondary btn-number btn-sm btn-push" data-type="plus" data-deck="side" data-id="2-20"&gt;+&lt;/button&gt;&lt;button type="button" class="btn btn-secondary btn-number btn-sm btn-raise" data-type="raise" data-id="2-20"&gt;^&lt;/button&gt;&lt;/div&gt;</text:p>
          </table:table-cell>
          <table:table-cell table:formula="of:=CONCATENATE([$HTML.$A$3];[.F153];[$HTML.$B$3];[.H153];[$HTML.$C$3];[.J153];[$HTML.$D$3];[.N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data-expansion="25" data-type="1" data-color="4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&quot; id=&quot;main-2-21&quot;&gt;&lt;img class=&quot;img-card&quot; width=&quot;80&quot; height=&quot;112&quot; src=&quot;https://one-draw.jp/ijinden/cardlist/002/card/02_021.png&quot; /&gt;&lt;div class=&quot;container-num-copies&quot; id=&quot;main-2-21-num-copies&quot;&gt;0&lt;/div&gt;&lt;button type=&quot;button&quot; class=&quot;btn btn-secondary btn-number btn-sm btn-pop&quot; data-type=&quot;minus&quot; data-deck=&quot;main&quot; data-id=&quot;2-21&quot;&gt;-&lt;/button&gt;&lt;button type=&quot;button&quot; class=&quot;btn btn-secondary btn-number btn-sm btn-push&quot; data-type=&quot;plus&quot; data-deck=&quot;main&quot; data-id=&quot;2-21&quot;&gt;+&lt;/button&gt;&lt;button type=&quot;button&quot; class=&quot;btn btn-secondary btn-number btn-sm btn-drop&quot; data-type=&quot;drop&quot; data-id=&quot;2-21&quot;&gt;v&lt;/button&gt;&lt;/div&gt;" calcext:value-type="string">
            <text:p>&lt;div class="container-card" id="main-2-21"&gt;&lt;img class="img-card" width="80" height="112" src="https://one-draw.jp/ijinden/cardlist/002/card/02_021.png" /&gt;&lt;div class="container-num-copies" id="main-2-21-num-copies"&gt;0&lt;/div&gt;&lt;button type="button" class="btn btn-secondary btn-number btn-sm btn-pop" data-type="minus" data-deck="main" data-id="2-21"&gt;-&lt;/button&gt;&lt;button type="button" class="btn btn-secondary btn-number btn-sm btn-push" data-type="plus" data-deck="main" data-id="2-21"&gt;+&lt;/button&gt;&lt;button type="button" class="btn btn-secondary btn-number btn-sm btn-drop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&quot; id=&quot;side-2-21&quot;&gt;&lt;img class=&quot;d-block&quot; width=&quot;80&quot; height=&quot;112&quot; src=&quot;https://one-draw.jp/ijinden/cardlist/002/card/02_021.png&quot; /&gt;&lt;div class=&quot;container-num-copies&quot; id=&quot;side-2-21-num-copies&quot;&gt;0&lt;/div&gt;&lt;button type=&quot;button&quot; class=&quot;btn btn-secondary btn-number btn-sm btn-pop&quot; data-type=&quot;minus&quot; data-deck=&quot;side&quot; data-id=&quot;2-21&quot;&gt;-&lt;/button&gt;&lt;button type=&quot;button&quot; class=&quot;btn btn-secondary btn-number btn-sm btn-push&quot; data-type=&quot;plus&quot; data-deck=&quot;side&quot; data-id=&quot;2-21&quot;&gt;+&lt;/button&gt;&lt;button type=&quot;button&quot; class=&quot;btn btn-secondary btn-number btn-sm btn-raise&quot; data-type=&quot;raise&quot; data-id=&quot;2-21&quot;&gt;^&lt;/button&gt;&lt;/div&gt;" calcext:value-type="string">
            <text:p>&lt;div class="container-card" id="side-2-21"&gt;&lt;img class="d-block" width="80" height="112" src="https://one-draw.jp/ijinden/cardlist/002/card/02_021.png" /&gt;&lt;div class="container-num-copies" id="side-2-21-num-copies"&gt;0&lt;/div&gt;&lt;button type="button" class="btn btn-secondary btn-number btn-sm btn-pop" data-type="minus" data-deck="side" data-id="2-21"&gt;-&lt;/button&gt;&lt;button type="button" class="btn btn-secondary btn-number btn-sm btn-push" data-type="plus" data-deck="side" data-id="2-21"&gt;+&lt;/button&gt;&lt;button type="button" class="btn btn-secondary btn-number btn-sm btn-raise" data-type="raise" data-id="2-21"&gt;^&lt;/button&gt;&lt;/div&gt;</text:p>
          </table:table-cell>
          <table:table-cell table:formula="of:=CONCATENATE([$HTML.$A$3];[.F154];[$HTML.$B$3];[.H154];[$HTML.$C$3];[.J154];[$HTML.$D$3];[.N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data-expansion="25" data-type="1" data-color="4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&quot; id=&quot;main-2-22&quot;&gt;&lt;img class=&quot;img-card&quot; width=&quot;80&quot; height=&quot;112&quot; src=&quot;https://one-draw.jp/ijinden/cardlist/002/card/02_022.png&quot; /&gt;&lt;div class=&quot;container-num-copies&quot; id=&quot;main-2-22-num-copies&quot;&gt;0&lt;/div&gt;&lt;button type=&quot;button&quot; class=&quot;btn btn-secondary btn-number btn-sm btn-pop&quot; data-type=&quot;minus&quot; data-deck=&quot;main&quot; data-id=&quot;2-22&quot;&gt;-&lt;/button&gt;&lt;button type=&quot;button&quot; class=&quot;btn btn-secondary btn-number btn-sm btn-push&quot; data-type=&quot;plus&quot; data-deck=&quot;main&quot; data-id=&quot;2-22&quot;&gt;+&lt;/button&gt;&lt;button type=&quot;button&quot; class=&quot;btn btn-secondary btn-number btn-sm btn-drop&quot; data-type=&quot;drop&quot; data-id=&quot;2-22&quot;&gt;v&lt;/button&gt;&lt;/div&gt;" calcext:value-type="string">
            <text:p>&lt;div class="container-card" id="main-2-22"&gt;&lt;img class="img-card" width="80" height="112" src="https://one-draw.jp/ijinden/cardlist/002/card/02_022.png" /&gt;&lt;div class="container-num-copies" id="main-2-22-num-copies"&gt;0&lt;/div&gt;&lt;button type="button" class="btn btn-secondary btn-number btn-sm btn-pop" data-type="minus" data-deck="main" data-id="2-22"&gt;-&lt;/button&gt;&lt;button type="button" class="btn btn-secondary btn-number btn-sm btn-push" data-type="plus" data-deck="main" data-id="2-22"&gt;+&lt;/button&gt;&lt;button type="button" class="btn btn-secondary btn-number btn-sm btn-drop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&quot; id=&quot;side-2-22&quot;&gt;&lt;img class=&quot;d-block&quot; width=&quot;80&quot; height=&quot;112&quot; src=&quot;https://one-draw.jp/ijinden/cardlist/002/card/02_022.png&quot; /&gt;&lt;div class=&quot;container-num-copies&quot; id=&quot;side-2-22-num-copies&quot;&gt;0&lt;/div&gt;&lt;button type=&quot;button&quot; class=&quot;btn btn-secondary btn-number btn-sm btn-pop&quot; data-type=&quot;minus&quot; data-deck=&quot;side&quot; data-id=&quot;2-22&quot;&gt;-&lt;/button&gt;&lt;button type=&quot;button&quot; class=&quot;btn btn-secondary btn-number btn-sm btn-push&quot; data-type=&quot;plus&quot; data-deck=&quot;side&quot; data-id=&quot;2-22&quot;&gt;+&lt;/button&gt;&lt;button type=&quot;button&quot; class=&quot;btn btn-secondary btn-number btn-sm btn-raise&quot; data-type=&quot;raise&quot; data-id=&quot;2-22&quot;&gt;^&lt;/button&gt;&lt;/div&gt;" calcext:value-type="string">
            <text:p>&lt;div class="container-card" id="side-2-22"&gt;&lt;img class="d-block" width="80" height="112" src="https://one-draw.jp/ijinden/cardlist/002/card/02_022.png" /&gt;&lt;div class="container-num-copies" id="side-2-22-num-copies"&gt;0&lt;/div&gt;&lt;button type="button" class="btn btn-secondary btn-number btn-sm btn-pop" data-type="minus" data-deck="side" data-id="2-22"&gt;-&lt;/button&gt;&lt;button type="button" class="btn btn-secondary btn-number btn-sm btn-push" data-type="plus" data-deck="side" data-id="2-22"&gt;+&lt;/button&gt;&lt;button type="button" class="btn btn-secondary btn-number btn-sm btn-raise" data-type="raise" data-id="2-22"&gt;^&lt;/button&gt;&lt;/div&gt;</text:p>
          </table:table-cell>
          <table:table-cell table:formula="of:=CONCATENATE([$HTML.$A$3];[.F155];[$HTML.$B$3];[.H155];[$HTML.$C$3];[.J155];[$HTML.$D$3];[.N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data-expansion="25" data-type="1" data-color="4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&quot; id=&quot;main-2-23&quot;&gt;&lt;img class=&quot;img-card&quot; width=&quot;80&quot; height=&quot;112&quot; src=&quot;https://one-draw.jp/ijinden/cardlist/002/card/02_023.png&quot; /&gt;&lt;div class=&quot;container-num-copies&quot; id=&quot;main-2-23-num-copies&quot;&gt;0&lt;/div&gt;&lt;button type=&quot;button&quot; class=&quot;btn btn-secondary btn-number btn-sm btn-pop&quot; data-type=&quot;minus&quot; data-deck=&quot;main&quot; data-id=&quot;2-23&quot;&gt;-&lt;/button&gt;&lt;button type=&quot;button&quot; class=&quot;btn btn-secondary btn-number btn-sm btn-push&quot; data-type=&quot;plus&quot; data-deck=&quot;main&quot; data-id=&quot;2-23&quot;&gt;+&lt;/button&gt;&lt;button type=&quot;button&quot; class=&quot;btn btn-secondary btn-number btn-sm btn-drop&quot; data-type=&quot;drop&quot; data-id=&quot;2-23&quot;&gt;v&lt;/button&gt;&lt;/div&gt;" calcext:value-type="string">
            <text:p>&lt;div class="container-card" id="main-2-23"&gt;&lt;img class="img-card" width="80" height="112" src="https://one-draw.jp/ijinden/cardlist/002/card/02_023.png" /&gt;&lt;div class="container-num-copies" id="main-2-23-num-copies"&gt;0&lt;/div&gt;&lt;button type="button" class="btn btn-secondary btn-number btn-sm btn-pop" data-type="minus" data-deck="main" data-id="2-23"&gt;-&lt;/button&gt;&lt;button type="button" class="btn btn-secondary btn-number btn-sm btn-push" data-type="plus" data-deck="main" data-id="2-23"&gt;+&lt;/button&gt;&lt;button type="button" class="btn btn-secondary btn-number btn-sm btn-drop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&quot; id=&quot;side-2-23&quot;&gt;&lt;img class=&quot;d-block&quot; width=&quot;80&quot; height=&quot;112&quot; src=&quot;https://one-draw.jp/ijinden/cardlist/002/card/02_023.png&quot; /&gt;&lt;div class=&quot;container-num-copies&quot; id=&quot;side-2-23-num-copies&quot;&gt;0&lt;/div&gt;&lt;button type=&quot;button&quot; class=&quot;btn btn-secondary btn-number btn-sm btn-pop&quot; data-type=&quot;minus&quot; data-deck=&quot;side&quot; data-id=&quot;2-23&quot;&gt;-&lt;/button&gt;&lt;button type=&quot;button&quot; class=&quot;btn btn-secondary btn-number btn-sm btn-push&quot; data-type=&quot;plus&quot; data-deck=&quot;side&quot; data-id=&quot;2-23&quot;&gt;+&lt;/button&gt;&lt;button type=&quot;button&quot; class=&quot;btn btn-secondary btn-number btn-sm btn-raise&quot; data-type=&quot;raise&quot; data-id=&quot;2-23&quot;&gt;^&lt;/button&gt;&lt;/div&gt;" calcext:value-type="string">
            <text:p>&lt;div class="container-card" id="side-2-23"&gt;&lt;img class="d-block" width="80" height="112" src="https://one-draw.jp/ijinden/cardlist/002/card/02_023.png" /&gt;&lt;div class="container-num-copies" id="side-2-23-num-copies"&gt;0&lt;/div&gt;&lt;button type="button" class="btn btn-secondary btn-number btn-sm btn-pop" data-type="minus" data-deck="side" data-id="2-23"&gt;-&lt;/button&gt;&lt;button type="button" class="btn btn-secondary btn-number btn-sm btn-push" data-type="plus" data-deck="side" data-id="2-23"&gt;+&lt;/button&gt;&lt;button type="button" class="btn btn-secondary btn-number btn-sm btn-raise" data-type="raise" data-id="2-23"&gt;^&lt;/button&gt;&lt;/div&gt;</text:p>
          </table:table-cell>
          <table:table-cell table:formula="of:=CONCATENATE([$HTML.$A$3];[.F156];[$HTML.$B$3];[.H156];[$HTML.$C$3];[.J156];[$HTML.$D$3];[.N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data-expansion="25" data-type="1" data-color="4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&quot; id=&quot;main-2-24&quot;&gt;&lt;img class=&quot;img-card&quot; width=&quot;80&quot; height=&quot;112&quot; src=&quot;https://one-draw.jp/ijinden/cardlist/002/card/02_024.png&quot; /&gt;&lt;div class=&quot;container-num-copies&quot; id=&quot;main-2-24-num-copies&quot;&gt;0&lt;/div&gt;&lt;button type=&quot;button&quot; class=&quot;btn btn-secondary btn-number btn-sm btn-pop&quot; data-type=&quot;minus&quot; data-deck=&quot;main&quot; data-id=&quot;2-24&quot;&gt;-&lt;/button&gt;&lt;button type=&quot;button&quot; class=&quot;btn btn-secondary btn-number btn-sm btn-push&quot; data-type=&quot;plus&quot; data-deck=&quot;main&quot; data-id=&quot;2-24&quot;&gt;+&lt;/button&gt;&lt;button type=&quot;button&quot; class=&quot;btn btn-secondary btn-number btn-sm btn-drop&quot; data-type=&quot;drop&quot; data-id=&quot;2-24&quot;&gt;v&lt;/button&gt;&lt;/div&gt;" calcext:value-type="string">
            <text:p>&lt;div class="container-card" id="main-2-24"&gt;&lt;img class="img-card" width="80" height="112" src="https://one-draw.jp/ijinden/cardlist/002/card/02_024.png" /&gt;&lt;div class="container-num-copies" id="main-2-24-num-copies"&gt;0&lt;/div&gt;&lt;button type="button" class="btn btn-secondary btn-number btn-sm btn-pop" data-type="minus" data-deck="main" data-id="2-24"&gt;-&lt;/button&gt;&lt;button type="button" class="btn btn-secondary btn-number btn-sm btn-push" data-type="plus" data-deck="main" data-id="2-24"&gt;+&lt;/button&gt;&lt;button type="button" class="btn btn-secondary btn-number btn-sm btn-drop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&quot; id=&quot;side-2-24&quot;&gt;&lt;img class=&quot;d-block&quot; width=&quot;80&quot; height=&quot;112&quot; src=&quot;https://one-draw.jp/ijinden/cardlist/002/card/02_024.png&quot; /&gt;&lt;div class=&quot;container-num-copies&quot; id=&quot;side-2-24-num-copies&quot;&gt;0&lt;/div&gt;&lt;button type=&quot;button&quot; class=&quot;btn btn-secondary btn-number btn-sm btn-pop&quot; data-type=&quot;minus&quot; data-deck=&quot;side&quot; data-id=&quot;2-24&quot;&gt;-&lt;/button&gt;&lt;button type=&quot;button&quot; class=&quot;btn btn-secondary btn-number btn-sm btn-push&quot; data-type=&quot;plus&quot; data-deck=&quot;side&quot; data-id=&quot;2-24&quot;&gt;+&lt;/button&gt;&lt;button type=&quot;button&quot; class=&quot;btn btn-secondary btn-number btn-sm btn-raise&quot; data-type=&quot;raise&quot; data-id=&quot;2-24&quot;&gt;^&lt;/button&gt;&lt;/div&gt;" calcext:value-type="string">
            <text:p>&lt;div class="container-card" id="side-2-24"&gt;&lt;img class="d-block" width="80" height="112" src="https://one-draw.jp/ijinden/cardlist/002/card/02_024.png" /&gt;&lt;div class="container-num-copies" id="side-2-24-num-copies"&gt;0&lt;/div&gt;&lt;button type="button" class="btn btn-secondary btn-number btn-sm btn-pop" data-type="minus" data-deck="side" data-id="2-24"&gt;-&lt;/button&gt;&lt;button type="button" class="btn btn-secondary btn-number btn-sm btn-push" data-type="plus" data-deck="side" data-id="2-24"&gt;+&lt;/button&gt;&lt;button type="button" class="btn btn-secondary btn-number btn-sm btn-raise" data-type="raise" data-id="2-24"&gt;^&lt;/button&gt;&lt;/div&gt;</text:p>
          </table:table-cell>
          <table:table-cell table:formula="of:=CONCATENATE([$HTML.$A$3];[.F157];[$HTML.$B$3];[.H157];[$HTML.$C$3];[.J157];[$HTML.$D$3];[.N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data-expansion="25" data-type="1" data-color="4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&quot; id=&quot;main-2-25&quot;&gt;&lt;img class=&quot;img-card&quot; width=&quot;80&quot; height=&quot;112&quot; src=&quot;https://one-draw.jp/ijinden/cardlist/002/card/02_025.png&quot; /&gt;&lt;div class=&quot;container-num-copies&quot; id=&quot;main-2-25-num-copies&quot;&gt;0&lt;/div&gt;&lt;button type=&quot;button&quot; class=&quot;btn btn-secondary btn-number btn-sm btn-pop&quot; data-type=&quot;minus&quot; data-deck=&quot;main&quot; data-id=&quot;2-25&quot;&gt;-&lt;/button&gt;&lt;button type=&quot;button&quot; class=&quot;btn btn-secondary btn-number btn-sm btn-push&quot; data-type=&quot;plus&quot; data-deck=&quot;main&quot; data-id=&quot;2-25&quot;&gt;+&lt;/button&gt;&lt;button type=&quot;button&quot; class=&quot;btn btn-secondary btn-number btn-sm btn-drop&quot; data-type=&quot;drop&quot; data-id=&quot;2-25&quot;&gt;v&lt;/button&gt;&lt;/div&gt;" calcext:value-type="string">
            <text:p>&lt;div class="container-card" id="main-2-25"&gt;&lt;img class="img-card" width="80" height="112" src="https://one-draw.jp/ijinden/cardlist/002/card/02_025.png" /&gt;&lt;div class="container-num-copies" id="main-2-25-num-copies"&gt;0&lt;/div&gt;&lt;button type="button" class="btn btn-secondary btn-number btn-sm btn-pop" data-type="minus" data-deck="main" data-id="2-25"&gt;-&lt;/button&gt;&lt;button type="button" class="btn btn-secondary btn-number btn-sm btn-push" data-type="plus" data-deck="main" data-id="2-25"&gt;+&lt;/button&gt;&lt;button type="button" class="btn btn-secondary btn-number btn-sm btn-drop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&quot; id=&quot;side-2-25&quot;&gt;&lt;img class=&quot;d-block&quot; width=&quot;80&quot; height=&quot;112&quot; src=&quot;https://one-draw.jp/ijinden/cardlist/002/card/02_025.png&quot; /&gt;&lt;div class=&quot;container-num-copies&quot; id=&quot;side-2-25-num-copies&quot;&gt;0&lt;/div&gt;&lt;button type=&quot;button&quot; class=&quot;btn btn-secondary btn-number btn-sm btn-pop&quot; data-type=&quot;minus&quot; data-deck=&quot;side&quot; data-id=&quot;2-25&quot;&gt;-&lt;/button&gt;&lt;button type=&quot;button&quot; class=&quot;btn btn-secondary btn-number btn-sm btn-push&quot; data-type=&quot;plus&quot; data-deck=&quot;side&quot; data-id=&quot;2-25&quot;&gt;+&lt;/button&gt;&lt;button type=&quot;button&quot; class=&quot;btn btn-secondary btn-number btn-sm btn-raise&quot; data-type=&quot;raise&quot; data-id=&quot;2-25&quot;&gt;^&lt;/button&gt;&lt;/div&gt;" calcext:value-type="string">
            <text:p>&lt;div class="container-card" id="side-2-25"&gt;&lt;img class="d-block" width="80" height="112" src="https://one-draw.jp/ijinden/cardlist/002/card/02_025.png" /&gt;&lt;div class="container-num-copies" id="side-2-25-num-copies"&gt;0&lt;/div&gt;&lt;button type="button" class="btn btn-secondary btn-number btn-sm btn-pop" data-type="minus" data-deck="side" data-id="2-25"&gt;-&lt;/button&gt;&lt;button type="button" class="btn btn-secondary btn-number btn-sm btn-push" data-type="plus" data-deck="side" data-id="2-25"&gt;+&lt;/button&gt;&lt;button type="button" class="btn btn-secondary btn-number btn-sm btn-raise" data-type="raise" data-id="2-25"&gt;^&lt;/button&gt;&lt;/div&gt;</text:p>
          </table:table-cell>
          <table:table-cell table:formula="of:=CONCATENATE([$HTML.$A$3];[.F158];[$HTML.$B$3];[.H158];[$HTML.$C$3];[.J158];[$HTML.$D$3];[.N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data-expansion="25" data-type="1" data-color="8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&quot; id=&quot;main-2-26&quot;&gt;&lt;img class=&quot;img-card&quot; width=&quot;80&quot; height=&quot;112&quot; src=&quot;https://one-draw.jp/ijinden/cardlist/002/card/02_026.png&quot; /&gt;&lt;div class=&quot;container-num-copies&quot; id=&quot;main-2-26-num-copies&quot;&gt;0&lt;/div&gt;&lt;button type=&quot;button&quot; class=&quot;btn btn-secondary btn-number btn-sm btn-pop&quot; data-type=&quot;minus&quot; data-deck=&quot;main&quot; data-id=&quot;2-26&quot;&gt;-&lt;/button&gt;&lt;button type=&quot;button&quot; class=&quot;btn btn-secondary btn-number btn-sm btn-push&quot; data-type=&quot;plus&quot; data-deck=&quot;main&quot; data-id=&quot;2-26&quot;&gt;+&lt;/button&gt;&lt;button type=&quot;button&quot; class=&quot;btn btn-secondary btn-number btn-sm btn-drop&quot; data-type=&quot;drop&quot; data-id=&quot;2-26&quot;&gt;v&lt;/button&gt;&lt;/div&gt;" calcext:value-type="string">
            <text:p>&lt;div class="container-card" id="main-2-26"&gt;&lt;img class="img-card" width="80" height="112" src="https://one-draw.jp/ijinden/cardlist/002/card/02_026.png" /&gt;&lt;div class="container-num-copies" id="main-2-26-num-copies"&gt;0&lt;/div&gt;&lt;button type="button" class="btn btn-secondary btn-number btn-sm btn-pop" data-type="minus" data-deck="main" data-id="2-26"&gt;-&lt;/button&gt;&lt;button type="button" class="btn btn-secondary btn-number btn-sm btn-push" data-type="plus" data-deck="main" data-id="2-26"&gt;+&lt;/button&gt;&lt;button type="button" class="btn btn-secondary btn-number btn-sm btn-drop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&quot; id=&quot;side-2-26&quot;&gt;&lt;img class=&quot;d-block&quot; width=&quot;80&quot; height=&quot;112&quot; src=&quot;https://one-draw.jp/ijinden/cardlist/002/card/02_026.png&quot; /&gt;&lt;div class=&quot;container-num-copies&quot; id=&quot;side-2-26-num-copies&quot;&gt;0&lt;/div&gt;&lt;button type=&quot;button&quot; class=&quot;btn btn-secondary btn-number btn-sm btn-pop&quot; data-type=&quot;minus&quot; data-deck=&quot;side&quot; data-id=&quot;2-26&quot;&gt;-&lt;/button&gt;&lt;button type=&quot;button&quot; class=&quot;btn btn-secondary btn-number btn-sm btn-push&quot; data-type=&quot;plus&quot; data-deck=&quot;side&quot; data-id=&quot;2-26&quot;&gt;+&lt;/button&gt;&lt;button type=&quot;button&quot; class=&quot;btn btn-secondary btn-number btn-sm btn-raise&quot; data-type=&quot;raise&quot; data-id=&quot;2-26&quot;&gt;^&lt;/button&gt;&lt;/div&gt;" calcext:value-type="string">
            <text:p>&lt;div class="container-card" id="side-2-26"&gt;&lt;img class="d-block" width="80" height="112" src="https://one-draw.jp/ijinden/cardlist/002/card/02_026.png" /&gt;&lt;div class="container-num-copies" id="side-2-26-num-copies"&gt;0&lt;/div&gt;&lt;button type="button" class="btn btn-secondary btn-number btn-sm btn-pop" data-type="minus" data-deck="side" data-id="2-26"&gt;-&lt;/button&gt;&lt;button type="button" class="btn btn-secondary btn-number btn-sm btn-push" data-type="plus" data-deck="side" data-id="2-26"&gt;+&lt;/button&gt;&lt;button type="button" class="btn btn-secondary btn-number btn-sm btn-raise" data-type="raise" data-id="2-26"&gt;^&lt;/button&gt;&lt;/div&gt;</text:p>
          </table:table-cell>
          <table:table-cell table:formula="of:=CONCATENATE([$HTML.$A$3];[.F159];[$HTML.$B$3];[.H159];[$HTML.$C$3];[.J159];[$HTML.$D$3];[.N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data-expansion="25" data-type="1" data-color="8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&quot; id=&quot;main-2-27&quot;&gt;&lt;img class=&quot;img-card&quot; width=&quot;80&quot; height=&quot;112&quot; src=&quot;https://one-draw.jp/ijinden/cardlist/002/card/02_027.png&quot; /&gt;&lt;div class=&quot;container-num-copies&quot; id=&quot;main-2-27-num-copies&quot;&gt;0&lt;/div&gt;&lt;button type=&quot;button&quot; class=&quot;btn btn-secondary btn-number btn-sm btn-pop&quot; data-type=&quot;minus&quot; data-deck=&quot;main&quot; data-id=&quot;2-27&quot;&gt;-&lt;/button&gt;&lt;button type=&quot;button&quot; class=&quot;btn btn-secondary btn-number btn-sm btn-push&quot; data-type=&quot;plus&quot; data-deck=&quot;main&quot; data-id=&quot;2-27&quot;&gt;+&lt;/button&gt;&lt;button type=&quot;button&quot; class=&quot;btn btn-secondary btn-number btn-sm btn-drop&quot; data-type=&quot;drop&quot; data-id=&quot;2-27&quot;&gt;v&lt;/button&gt;&lt;/div&gt;" calcext:value-type="string">
            <text:p>&lt;div class="container-card" id="main-2-27"&gt;&lt;img class="img-card" width="80" height="112" src="https://one-draw.jp/ijinden/cardlist/002/card/02_027.png" /&gt;&lt;div class="container-num-copies" id="main-2-27-num-copies"&gt;0&lt;/div&gt;&lt;button type="button" class="btn btn-secondary btn-number btn-sm btn-pop" data-type="minus" data-deck="main" data-id="2-27"&gt;-&lt;/button&gt;&lt;button type="button" class="btn btn-secondary btn-number btn-sm btn-push" data-type="plus" data-deck="main" data-id="2-27"&gt;+&lt;/button&gt;&lt;button type="button" class="btn btn-secondary btn-number btn-sm btn-drop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&quot; id=&quot;side-2-27&quot;&gt;&lt;img class=&quot;d-block&quot; width=&quot;80&quot; height=&quot;112&quot; src=&quot;https://one-draw.jp/ijinden/cardlist/002/card/02_027.png&quot; /&gt;&lt;div class=&quot;container-num-copies&quot; id=&quot;side-2-27-num-copies&quot;&gt;0&lt;/div&gt;&lt;button type=&quot;button&quot; class=&quot;btn btn-secondary btn-number btn-sm btn-pop&quot; data-type=&quot;minus&quot; data-deck=&quot;side&quot; data-id=&quot;2-27&quot;&gt;-&lt;/button&gt;&lt;button type=&quot;button&quot; class=&quot;btn btn-secondary btn-number btn-sm btn-push&quot; data-type=&quot;plus&quot; data-deck=&quot;side&quot; data-id=&quot;2-27&quot;&gt;+&lt;/button&gt;&lt;button type=&quot;button&quot; class=&quot;btn btn-secondary btn-number btn-sm btn-raise&quot; data-type=&quot;raise&quot; data-id=&quot;2-27&quot;&gt;^&lt;/button&gt;&lt;/div&gt;" calcext:value-type="string">
            <text:p>&lt;div class="container-card" id="side-2-27"&gt;&lt;img class="d-block" width="80" height="112" src="https://one-draw.jp/ijinden/cardlist/002/card/02_027.png" /&gt;&lt;div class="container-num-copies" id="side-2-27-num-copies"&gt;0&lt;/div&gt;&lt;button type="button" class="btn btn-secondary btn-number btn-sm btn-pop" data-type="minus" data-deck="side" data-id="2-27"&gt;-&lt;/button&gt;&lt;button type="button" class="btn btn-secondary btn-number btn-sm btn-push" data-type="plus" data-deck="side" data-id="2-27"&gt;+&lt;/button&gt;&lt;button type="button" class="btn btn-secondary btn-number btn-sm btn-raise" data-type="raise" data-id="2-27"&gt;^&lt;/button&gt;&lt;/div&gt;</text:p>
          </table:table-cell>
          <table:table-cell table:formula="of:=CONCATENATE([$HTML.$A$3];[.F160];[$HTML.$B$3];[.H160];[$HTML.$C$3];[.J160];[$HTML.$D$3];[.N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data-expansion="25" data-type="1" data-color="8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&quot; id=&quot;main-2-28&quot;&gt;&lt;img class=&quot;img-card&quot; width=&quot;80&quot; height=&quot;112&quot; src=&quot;https://one-draw.jp/ijinden/cardlist/002/card/02_028.png&quot; /&gt;&lt;div class=&quot;container-num-copies&quot; id=&quot;main-2-28-num-copies&quot;&gt;0&lt;/div&gt;&lt;button type=&quot;button&quot; class=&quot;btn btn-secondary btn-number btn-sm btn-pop&quot; data-type=&quot;minus&quot; data-deck=&quot;main&quot; data-id=&quot;2-28&quot;&gt;-&lt;/button&gt;&lt;button type=&quot;button&quot; class=&quot;btn btn-secondary btn-number btn-sm btn-push&quot; data-type=&quot;plus&quot; data-deck=&quot;main&quot; data-id=&quot;2-28&quot;&gt;+&lt;/button&gt;&lt;button type=&quot;button&quot; class=&quot;btn btn-secondary btn-number btn-sm btn-drop&quot; data-type=&quot;drop&quot; data-id=&quot;2-28&quot;&gt;v&lt;/button&gt;&lt;/div&gt;" calcext:value-type="string">
            <text:p>&lt;div class="container-card" id="main-2-28"&gt;&lt;img class="img-card" width="80" height="112" src="https://one-draw.jp/ijinden/cardlist/002/card/02_028.png" /&gt;&lt;div class="container-num-copies" id="main-2-28-num-copies"&gt;0&lt;/div&gt;&lt;button type="button" class="btn btn-secondary btn-number btn-sm btn-pop" data-type="minus" data-deck="main" data-id="2-28"&gt;-&lt;/button&gt;&lt;button type="button" class="btn btn-secondary btn-number btn-sm btn-push" data-type="plus" data-deck="main" data-id="2-28"&gt;+&lt;/button&gt;&lt;button type="button" class="btn btn-secondary btn-number btn-sm btn-drop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&quot; id=&quot;side-2-28&quot;&gt;&lt;img class=&quot;d-block&quot; width=&quot;80&quot; height=&quot;112&quot; src=&quot;https://one-draw.jp/ijinden/cardlist/002/card/02_028.png&quot; /&gt;&lt;div class=&quot;container-num-copies&quot; id=&quot;side-2-28-num-copies&quot;&gt;0&lt;/div&gt;&lt;button type=&quot;button&quot; class=&quot;btn btn-secondary btn-number btn-sm btn-pop&quot; data-type=&quot;minus&quot; data-deck=&quot;side&quot; data-id=&quot;2-28&quot;&gt;-&lt;/button&gt;&lt;button type=&quot;button&quot; class=&quot;btn btn-secondary btn-number btn-sm btn-push&quot; data-type=&quot;plus&quot; data-deck=&quot;side&quot; data-id=&quot;2-28&quot;&gt;+&lt;/button&gt;&lt;button type=&quot;button&quot; class=&quot;btn btn-secondary btn-number btn-sm btn-raise&quot; data-type=&quot;raise&quot; data-id=&quot;2-28&quot;&gt;^&lt;/button&gt;&lt;/div&gt;" calcext:value-type="string">
            <text:p>&lt;div class="container-card" id="side-2-28"&gt;&lt;img class="d-block" width="80" height="112" src="https://one-draw.jp/ijinden/cardlist/002/card/02_028.png" /&gt;&lt;div class="container-num-copies" id="side-2-28-num-copies"&gt;0&lt;/div&gt;&lt;button type="button" class="btn btn-secondary btn-number btn-sm btn-pop" data-type="minus" data-deck="side" data-id="2-28"&gt;-&lt;/button&gt;&lt;button type="button" class="btn btn-secondary btn-number btn-sm btn-push" data-type="plus" data-deck="side" data-id="2-28"&gt;+&lt;/button&gt;&lt;button type="button" class="btn btn-secondary btn-number btn-sm btn-raise" data-type="raise" data-id="2-28"&gt;^&lt;/button&gt;&lt;/div&gt;</text:p>
          </table:table-cell>
          <table:table-cell table:formula="of:=CONCATENATE([$HTML.$A$3];[.F161];[$HTML.$B$3];[.H161];[$HTML.$C$3];[.J161];[$HTML.$D$3];[.N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data-expansion="25" data-type="1" data-color="8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&quot; id=&quot;main-2-29&quot;&gt;&lt;img class=&quot;img-card&quot; width=&quot;80&quot; height=&quot;112&quot; src=&quot;https://one-draw.jp/ijinden/cardlist/002/card/02_029.png&quot; /&gt;&lt;div class=&quot;container-num-copies&quot; id=&quot;main-2-29-num-copies&quot;&gt;0&lt;/div&gt;&lt;button type=&quot;button&quot; class=&quot;btn btn-secondary btn-number btn-sm btn-pop&quot; data-type=&quot;minus&quot; data-deck=&quot;main&quot; data-id=&quot;2-29&quot;&gt;-&lt;/button&gt;&lt;button type=&quot;button&quot; class=&quot;btn btn-secondary btn-number btn-sm btn-push&quot; data-type=&quot;plus&quot; data-deck=&quot;main&quot; data-id=&quot;2-29&quot;&gt;+&lt;/button&gt;&lt;button type=&quot;button&quot; class=&quot;btn btn-secondary btn-number btn-sm btn-drop&quot; data-type=&quot;drop&quot; data-id=&quot;2-29&quot;&gt;v&lt;/button&gt;&lt;/div&gt;" calcext:value-type="string">
            <text:p>&lt;div class="container-card" id="main-2-29"&gt;&lt;img class="img-card" width="80" height="112" src="https://one-draw.jp/ijinden/cardlist/002/card/02_029.png" /&gt;&lt;div class="container-num-copies" id="main-2-29-num-copies"&gt;0&lt;/div&gt;&lt;button type="button" class="btn btn-secondary btn-number btn-sm btn-pop" data-type="minus" data-deck="main" data-id="2-29"&gt;-&lt;/button&gt;&lt;button type="button" class="btn btn-secondary btn-number btn-sm btn-push" data-type="plus" data-deck="main" data-id="2-29"&gt;+&lt;/button&gt;&lt;button type="button" class="btn btn-secondary btn-number btn-sm btn-drop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&quot; id=&quot;side-2-29&quot;&gt;&lt;img class=&quot;d-block&quot; width=&quot;80&quot; height=&quot;112&quot; src=&quot;https://one-draw.jp/ijinden/cardlist/002/card/02_029.png&quot; /&gt;&lt;div class=&quot;container-num-copies&quot; id=&quot;side-2-29-num-copies&quot;&gt;0&lt;/div&gt;&lt;button type=&quot;button&quot; class=&quot;btn btn-secondary btn-number btn-sm btn-pop&quot; data-type=&quot;minus&quot; data-deck=&quot;side&quot; data-id=&quot;2-29&quot;&gt;-&lt;/button&gt;&lt;button type=&quot;button&quot; class=&quot;btn btn-secondary btn-number btn-sm btn-push&quot; data-type=&quot;plus&quot; data-deck=&quot;side&quot; data-id=&quot;2-29&quot;&gt;+&lt;/button&gt;&lt;button type=&quot;button&quot; class=&quot;btn btn-secondary btn-number btn-sm btn-raise&quot; data-type=&quot;raise&quot; data-id=&quot;2-29&quot;&gt;^&lt;/button&gt;&lt;/div&gt;" calcext:value-type="string">
            <text:p>&lt;div class="container-card" id="side-2-29"&gt;&lt;img class="d-block" width="80" height="112" src="https://one-draw.jp/ijinden/cardlist/002/card/02_029.png" /&gt;&lt;div class="container-num-copies" id="side-2-29-num-copies"&gt;0&lt;/div&gt;&lt;button type="button" class="btn btn-secondary btn-number btn-sm btn-pop" data-type="minus" data-deck="side" data-id="2-29"&gt;-&lt;/button&gt;&lt;button type="button" class="btn btn-secondary btn-number btn-sm btn-push" data-type="plus" data-deck="side" data-id="2-29"&gt;+&lt;/button&gt;&lt;button type="button" class="btn btn-secondary btn-number btn-sm btn-raise" data-type="raise" data-id="2-29"&gt;^&lt;/button&gt;&lt;/div&gt;</text:p>
          </table:table-cell>
          <table:table-cell table:formula="of:=CONCATENATE([$HTML.$A$3];[.F162];[$HTML.$B$3];[.H162];[$HTML.$C$3];[.J162];[$HTML.$D$3];[.N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data-expansion="25" data-type="1" data-color="8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&quot; id=&quot;main-2-30&quot;&gt;&lt;img class=&quot;img-card&quot; width=&quot;80&quot; height=&quot;112&quot; src=&quot;https://one-draw.jp/ijinden/cardlist/002/card/02_030.png&quot; /&gt;&lt;div class=&quot;container-num-copies&quot; id=&quot;main-2-30-num-copies&quot;&gt;0&lt;/div&gt;&lt;button type=&quot;button&quot; class=&quot;btn btn-secondary btn-number btn-sm btn-pop&quot; data-type=&quot;minus&quot; data-deck=&quot;main&quot; data-id=&quot;2-30&quot;&gt;-&lt;/button&gt;&lt;button type=&quot;button&quot; class=&quot;btn btn-secondary btn-number btn-sm btn-push&quot; data-type=&quot;plus&quot; data-deck=&quot;main&quot; data-id=&quot;2-30&quot;&gt;+&lt;/button&gt;&lt;button type=&quot;button&quot; class=&quot;btn btn-secondary btn-number btn-sm btn-drop&quot; data-type=&quot;drop&quot; data-id=&quot;2-30&quot;&gt;v&lt;/button&gt;&lt;/div&gt;" calcext:value-type="string">
            <text:p>&lt;div class="container-card" id="main-2-30"&gt;&lt;img class="img-card" width="80" height="112" src="https://one-draw.jp/ijinden/cardlist/002/card/02_030.png" /&gt;&lt;div class="container-num-copies" id="main-2-30-num-copies"&gt;0&lt;/div&gt;&lt;button type="button" class="btn btn-secondary btn-number btn-sm btn-pop" data-type="minus" data-deck="main" data-id="2-30"&gt;-&lt;/button&gt;&lt;button type="button" class="btn btn-secondary btn-number btn-sm btn-push" data-type="plus" data-deck="main" data-id="2-30"&gt;+&lt;/button&gt;&lt;button type="button" class="btn btn-secondary btn-number btn-sm btn-drop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&quot; id=&quot;side-2-30&quot;&gt;&lt;img class=&quot;d-block&quot; width=&quot;80&quot; height=&quot;112&quot; src=&quot;https://one-draw.jp/ijinden/cardlist/002/card/02_030.png&quot; /&gt;&lt;div class=&quot;container-num-copies&quot; id=&quot;side-2-30-num-copies&quot;&gt;0&lt;/div&gt;&lt;button type=&quot;button&quot; class=&quot;btn btn-secondary btn-number btn-sm btn-pop&quot; data-type=&quot;minus&quot; data-deck=&quot;side&quot; data-id=&quot;2-30&quot;&gt;-&lt;/button&gt;&lt;button type=&quot;button&quot; class=&quot;btn btn-secondary btn-number btn-sm btn-push&quot; data-type=&quot;plus&quot; data-deck=&quot;side&quot; data-id=&quot;2-30&quot;&gt;+&lt;/button&gt;&lt;button type=&quot;button&quot; class=&quot;btn btn-secondary btn-number btn-sm btn-raise&quot; data-type=&quot;raise&quot; data-id=&quot;2-30&quot;&gt;^&lt;/button&gt;&lt;/div&gt;" calcext:value-type="string">
            <text:p>&lt;div class="container-card" id="side-2-30"&gt;&lt;img class="d-block" width="80" height="112" src="https://one-draw.jp/ijinden/cardlist/002/card/02_030.png" /&gt;&lt;div class="container-num-copies" id="side-2-30-num-copies"&gt;0&lt;/div&gt;&lt;button type="button" class="btn btn-secondary btn-number btn-sm btn-pop" data-type="minus" data-deck="side" data-id="2-30"&gt;-&lt;/button&gt;&lt;button type="button" class="btn btn-secondary btn-number btn-sm btn-push" data-type="plus" data-deck="side" data-id="2-30"&gt;+&lt;/button&gt;&lt;button type="button" class="btn btn-secondary btn-number btn-sm btn-raise" data-type="raise" data-id="2-30"&gt;^&lt;/button&gt;&lt;/div&gt;</text:p>
          </table:table-cell>
          <table:table-cell table:formula="of:=CONCATENATE([$HTML.$A$3];[.F163];[$HTML.$B$3];[.H163];[$HTML.$C$3];[.J163];[$HTML.$D$3];[.N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data-expansion="25" data-type="1" data-color="8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&quot; id=&quot;main-2-31&quot;&gt;&lt;img class=&quot;img-card&quot; width=&quot;80&quot; height=&quot;112&quot; src=&quot;https://one-draw.jp/ijinden/cardlist/002/card/02_031.png&quot; /&gt;&lt;div class=&quot;container-num-copies&quot; id=&quot;main-2-31-num-copies&quot;&gt;0&lt;/div&gt;&lt;button type=&quot;button&quot; class=&quot;btn btn-secondary btn-number btn-sm btn-pop&quot; data-type=&quot;minus&quot; data-deck=&quot;main&quot; data-id=&quot;2-31&quot;&gt;-&lt;/button&gt;&lt;button type=&quot;button&quot; class=&quot;btn btn-secondary btn-number btn-sm btn-push&quot; data-type=&quot;plus&quot; data-deck=&quot;main&quot; data-id=&quot;2-31&quot;&gt;+&lt;/button&gt;&lt;button type=&quot;button&quot; class=&quot;btn btn-secondary btn-number btn-sm btn-drop&quot; data-type=&quot;drop&quot; data-id=&quot;2-31&quot;&gt;v&lt;/button&gt;&lt;/div&gt;" calcext:value-type="string">
            <text:p>&lt;div class="container-card" id="main-2-31"&gt;&lt;img class="img-card" width="80" height="112" src="https://one-draw.jp/ijinden/cardlist/002/card/02_031.png" /&gt;&lt;div class="container-num-copies" id="main-2-31-num-copies"&gt;0&lt;/div&gt;&lt;button type="button" class="btn btn-secondary btn-number btn-sm btn-pop" data-type="minus" data-deck="main" data-id="2-31"&gt;-&lt;/button&gt;&lt;button type="button" class="btn btn-secondary btn-number btn-sm btn-push" data-type="plus" data-deck="main" data-id="2-31"&gt;+&lt;/button&gt;&lt;button type="button" class="btn btn-secondary btn-number btn-sm btn-drop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&quot; id=&quot;side-2-31&quot;&gt;&lt;img class=&quot;d-block&quot; width=&quot;80&quot; height=&quot;112&quot; src=&quot;https://one-draw.jp/ijinden/cardlist/002/card/02_031.png&quot; /&gt;&lt;div class=&quot;container-num-copies&quot; id=&quot;side-2-31-num-copies&quot;&gt;0&lt;/div&gt;&lt;button type=&quot;button&quot; class=&quot;btn btn-secondary btn-number btn-sm btn-pop&quot; data-type=&quot;minus&quot; data-deck=&quot;side&quot; data-id=&quot;2-31&quot;&gt;-&lt;/button&gt;&lt;button type=&quot;button&quot; class=&quot;btn btn-secondary btn-number btn-sm btn-push&quot; data-type=&quot;plus&quot; data-deck=&quot;side&quot; data-id=&quot;2-31&quot;&gt;+&lt;/button&gt;&lt;button type=&quot;button&quot; class=&quot;btn btn-secondary btn-number btn-sm btn-raise&quot; data-type=&quot;raise&quot; data-id=&quot;2-31&quot;&gt;^&lt;/button&gt;&lt;/div&gt;" calcext:value-type="string">
            <text:p>&lt;div class="container-card" id="side-2-31"&gt;&lt;img class="d-block" width="80" height="112" src="https://one-draw.jp/ijinden/cardlist/002/card/02_031.png" /&gt;&lt;div class="container-num-copies" id="side-2-31-num-copies"&gt;0&lt;/div&gt;&lt;button type="button" class="btn btn-secondary btn-number btn-sm btn-pop" data-type="minus" data-deck="side" data-id="2-31"&gt;-&lt;/button&gt;&lt;button type="button" class="btn btn-secondary btn-number btn-sm btn-push" data-type="plus" data-deck="side" data-id="2-31"&gt;+&lt;/button&gt;&lt;button type="button" class="btn btn-secondary btn-number btn-sm btn-raise" data-type="raise" data-id="2-31"&gt;^&lt;/button&gt;&lt;/div&gt;</text:p>
          </table:table-cell>
          <table:table-cell table:formula="of:=CONCATENATE([$HTML.$A$3];[.F164];[$HTML.$B$3];[.H164];[$HTML.$C$3];[.J164];[$HTML.$D$3];[.N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data-expansion="25" data-type="1" data-color="8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&quot; id=&quot;main-2-32&quot;&gt;&lt;img class=&quot;img-card&quot; width=&quot;80&quot; height=&quot;112&quot; src=&quot;https://one-draw.jp/ijinden/cardlist/002/card/02_032.png&quot; /&gt;&lt;div class=&quot;container-num-copies&quot; id=&quot;main-2-32-num-copies&quot;&gt;0&lt;/div&gt;&lt;button type=&quot;button&quot; class=&quot;btn btn-secondary btn-number btn-sm btn-pop&quot; data-type=&quot;minus&quot; data-deck=&quot;main&quot; data-id=&quot;2-32&quot;&gt;-&lt;/button&gt;&lt;button type=&quot;button&quot; class=&quot;btn btn-secondary btn-number btn-sm btn-push&quot; data-type=&quot;plus&quot; data-deck=&quot;main&quot; data-id=&quot;2-32&quot;&gt;+&lt;/button&gt;&lt;button type=&quot;button&quot; class=&quot;btn btn-secondary btn-number btn-sm btn-drop&quot; data-type=&quot;drop&quot; data-id=&quot;2-32&quot;&gt;v&lt;/button&gt;&lt;/div&gt;" calcext:value-type="string">
            <text:p>&lt;div class="container-card" id="main-2-32"&gt;&lt;img class="img-card" width="80" height="112" src="https://one-draw.jp/ijinden/cardlist/002/card/02_032.png" /&gt;&lt;div class="container-num-copies" id="main-2-32-num-copies"&gt;0&lt;/div&gt;&lt;button type="button" class="btn btn-secondary btn-number btn-sm btn-pop" data-type="minus" data-deck="main" data-id="2-32"&gt;-&lt;/button&gt;&lt;button type="button" class="btn btn-secondary btn-number btn-sm btn-push" data-type="plus" data-deck="main" data-id="2-32"&gt;+&lt;/button&gt;&lt;button type="button" class="btn btn-secondary btn-number btn-sm btn-drop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&quot; id=&quot;side-2-32&quot;&gt;&lt;img class=&quot;d-block&quot; width=&quot;80&quot; height=&quot;112&quot; src=&quot;https://one-draw.jp/ijinden/cardlist/002/card/02_032.png&quot; /&gt;&lt;div class=&quot;container-num-copies&quot; id=&quot;side-2-32-num-copies&quot;&gt;0&lt;/div&gt;&lt;button type=&quot;button&quot; class=&quot;btn btn-secondary btn-number btn-sm btn-pop&quot; data-type=&quot;minus&quot; data-deck=&quot;side&quot; data-id=&quot;2-32&quot;&gt;-&lt;/button&gt;&lt;button type=&quot;button&quot; class=&quot;btn btn-secondary btn-number btn-sm btn-push&quot; data-type=&quot;plus&quot; data-deck=&quot;side&quot; data-id=&quot;2-32&quot;&gt;+&lt;/button&gt;&lt;button type=&quot;button&quot; class=&quot;btn btn-secondary btn-number btn-sm btn-raise&quot; data-type=&quot;raise&quot; data-id=&quot;2-32&quot;&gt;^&lt;/button&gt;&lt;/div&gt;" calcext:value-type="string">
            <text:p>&lt;div class="container-card" id="side-2-32"&gt;&lt;img class="d-block" width="80" height="112" src="https://one-draw.jp/ijinden/cardlist/002/card/02_032.png" /&gt;&lt;div class="container-num-copies" id="side-2-32-num-copies"&gt;0&lt;/div&gt;&lt;button type="button" class="btn btn-secondary btn-number btn-sm btn-pop" data-type="minus" data-deck="side" data-id="2-32"&gt;-&lt;/button&gt;&lt;button type="button" class="btn btn-secondary btn-number btn-sm btn-push" data-type="plus" data-deck="side" data-id="2-32"&gt;+&lt;/button&gt;&lt;button type="button" class="btn btn-secondary btn-number btn-sm btn-raise" data-type="raise" data-id="2-32"&gt;^&lt;/button&gt;&lt;/div&gt;</text:p>
          </table:table-cell>
          <table:table-cell table:formula="of:=CONCATENATE([$HTML.$A$3];[.F165];[$HTML.$B$3];[.H165];[$HTML.$C$3];[.J165];[$HTML.$D$3];[.N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data-expansion="25" data-type="1" data-color="16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&quot; id=&quot;main-2-33&quot;&gt;&lt;img class=&quot;img-card&quot; width=&quot;80&quot; height=&quot;112&quot; src=&quot;https://one-draw.jp/ijinden/cardlist/002/card/02_033.png&quot; /&gt;&lt;div class=&quot;container-num-copies&quot; id=&quot;main-2-33-num-copies&quot;&gt;0&lt;/div&gt;&lt;button type=&quot;button&quot; class=&quot;btn btn-secondary btn-number btn-sm btn-pop&quot; data-type=&quot;minus&quot; data-deck=&quot;main&quot; data-id=&quot;2-33&quot;&gt;-&lt;/button&gt;&lt;button type=&quot;button&quot; class=&quot;btn btn-secondary btn-number btn-sm btn-push&quot; data-type=&quot;plus&quot; data-deck=&quot;main&quot; data-id=&quot;2-33&quot;&gt;+&lt;/button&gt;&lt;button type=&quot;button&quot; class=&quot;btn btn-secondary btn-number btn-sm btn-drop&quot; data-type=&quot;drop&quot; data-id=&quot;2-33&quot;&gt;v&lt;/button&gt;&lt;/div&gt;" calcext:value-type="string">
            <text:p>&lt;div class="container-card" id="main-2-33"&gt;&lt;img class="img-card" width="80" height="112" src="https://one-draw.jp/ijinden/cardlist/002/card/02_033.png" /&gt;&lt;div class="container-num-copies" id="main-2-33-num-copies"&gt;0&lt;/div&gt;&lt;button type="button" class="btn btn-secondary btn-number btn-sm btn-pop" data-type="minus" data-deck="main" data-id="2-33"&gt;-&lt;/button&gt;&lt;button type="button" class="btn btn-secondary btn-number btn-sm btn-push" data-type="plus" data-deck="main" data-id="2-33"&gt;+&lt;/button&gt;&lt;button type="button" class="btn btn-secondary btn-number btn-sm btn-drop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&quot; id=&quot;side-2-33&quot;&gt;&lt;img class=&quot;d-block&quot; width=&quot;80&quot; height=&quot;112&quot; src=&quot;https://one-draw.jp/ijinden/cardlist/002/card/02_033.png&quot; /&gt;&lt;div class=&quot;container-num-copies&quot; id=&quot;side-2-33-num-copies&quot;&gt;0&lt;/div&gt;&lt;button type=&quot;button&quot; class=&quot;btn btn-secondary btn-number btn-sm btn-pop&quot; data-type=&quot;minus&quot; data-deck=&quot;side&quot; data-id=&quot;2-33&quot;&gt;-&lt;/button&gt;&lt;button type=&quot;button&quot; class=&quot;btn btn-secondary btn-number btn-sm btn-push&quot; data-type=&quot;plus&quot; data-deck=&quot;side&quot; data-id=&quot;2-33&quot;&gt;+&lt;/button&gt;&lt;button type=&quot;button&quot; class=&quot;btn btn-secondary btn-number btn-sm btn-raise&quot; data-type=&quot;raise&quot; data-id=&quot;2-33&quot;&gt;^&lt;/button&gt;&lt;/div&gt;" calcext:value-type="string">
            <text:p>&lt;div class="container-card" id="side-2-33"&gt;&lt;img class="d-block" width="80" height="112" src="https://one-draw.jp/ijinden/cardlist/002/card/02_033.png" /&gt;&lt;div class="container-num-copies" id="side-2-33-num-copies"&gt;0&lt;/div&gt;&lt;button type="button" class="btn btn-secondary btn-number btn-sm btn-pop" data-type="minus" data-deck="side" data-id="2-33"&gt;-&lt;/button&gt;&lt;button type="button" class="btn btn-secondary btn-number btn-sm btn-push" data-type="plus" data-deck="side" data-id="2-33"&gt;+&lt;/button&gt;&lt;button type="button" class="btn btn-secondary btn-number btn-sm btn-raise" data-type="raise" data-id="2-33"&gt;^&lt;/button&gt;&lt;/div&gt;</text:p>
          </table:table-cell>
          <table:table-cell table:formula="of:=CONCATENATE([$HTML.$A$3];[.F166];[$HTML.$B$3];[.H166];[$HTML.$C$3];[.J166];[$HTML.$D$3];[.N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data-expansion="25" data-type="1" data-color="16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&quot; id=&quot;main-2-34&quot;&gt;&lt;img class=&quot;img-card&quot; width=&quot;80&quot; height=&quot;112&quot; src=&quot;https://one-draw.jp/ijinden/cardlist/002/card/02_034.png&quot; /&gt;&lt;div class=&quot;container-num-copies&quot; id=&quot;main-2-34-num-copies&quot;&gt;0&lt;/div&gt;&lt;button type=&quot;button&quot; class=&quot;btn btn-secondary btn-number btn-sm btn-pop&quot; data-type=&quot;minus&quot; data-deck=&quot;main&quot; data-id=&quot;2-34&quot;&gt;-&lt;/button&gt;&lt;button type=&quot;button&quot; class=&quot;btn btn-secondary btn-number btn-sm btn-push&quot; data-type=&quot;plus&quot; data-deck=&quot;main&quot; data-id=&quot;2-34&quot;&gt;+&lt;/button&gt;&lt;button type=&quot;button&quot; class=&quot;btn btn-secondary btn-number btn-sm btn-drop&quot; data-type=&quot;drop&quot; data-id=&quot;2-34&quot;&gt;v&lt;/button&gt;&lt;/div&gt;" calcext:value-type="string">
            <text:p>&lt;div class="container-card" id="main-2-34"&gt;&lt;img class="img-card" width="80" height="112" src="https://one-draw.jp/ijinden/cardlist/002/card/02_034.png" /&gt;&lt;div class="container-num-copies" id="main-2-34-num-copies"&gt;0&lt;/div&gt;&lt;button type="button" class="btn btn-secondary btn-number btn-sm btn-pop" data-type="minus" data-deck="main" data-id="2-34"&gt;-&lt;/button&gt;&lt;button type="button" class="btn btn-secondary btn-number btn-sm btn-push" data-type="plus" data-deck="main" data-id="2-34"&gt;+&lt;/button&gt;&lt;button type="button" class="btn btn-secondary btn-number btn-sm btn-drop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&quot; id=&quot;side-2-34&quot;&gt;&lt;img class=&quot;d-block&quot; width=&quot;80&quot; height=&quot;112&quot; src=&quot;https://one-draw.jp/ijinden/cardlist/002/card/02_034.png&quot; /&gt;&lt;div class=&quot;container-num-copies&quot; id=&quot;side-2-34-num-copies&quot;&gt;0&lt;/div&gt;&lt;button type=&quot;button&quot; class=&quot;btn btn-secondary btn-number btn-sm btn-pop&quot; data-type=&quot;minus&quot; data-deck=&quot;side&quot; data-id=&quot;2-34&quot;&gt;-&lt;/button&gt;&lt;button type=&quot;button&quot; class=&quot;btn btn-secondary btn-number btn-sm btn-push&quot; data-type=&quot;plus&quot; data-deck=&quot;side&quot; data-id=&quot;2-34&quot;&gt;+&lt;/button&gt;&lt;button type=&quot;button&quot; class=&quot;btn btn-secondary btn-number btn-sm btn-raise&quot; data-type=&quot;raise&quot; data-id=&quot;2-34&quot;&gt;^&lt;/button&gt;&lt;/div&gt;" calcext:value-type="string">
            <text:p>&lt;div class="container-card" id="side-2-34"&gt;&lt;img class="d-block" width="80" height="112" src="https://one-draw.jp/ijinden/cardlist/002/card/02_034.png" /&gt;&lt;div class="container-num-copies" id="side-2-34-num-copies"&gt;0&lt;/div&gt;&lt;button type="button" class="btn btn-secondary btn-number btn-sm btn-pop" data-type="minus" data-deck="side" data-id="2-34"&gt;-&lt;/button&gt;&lt;button type="button" class="btn btn-secondary btn-number btn-sm btn-push" data-type="plus" data-deck="side" data-id="2-34"&gt;+&lt;/button&gt;&lt;button type="button" class="btn btn-secondary btn-number btn-sm btn-raise" data-type="raise" data-id="2-34"&gt;^&lt;/button&gt;&lt;/div&gt;</text:p>
          </table:table-cell>
          <table:table-cell table:formula="of:=CONCATENATE([$HTML.$A$3];[.F167];[$HTML.$B$3];[.H167];[$HTML.$C$3];[.J167];[$HTML.$D$3];[.N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data-expansion="25" data-type="1" data-color="16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&quot; id=&quot;main-2-35&quot;&gt;&lt;img class=&quot;img-card&quot; width=&quot;80&quot; height=&quot;112&quot; src=&quot;https://one-draw.jp/ijinden/cardlist/002/card/02_035.png&quot; /&gt;&lt;div class=&quot;container-num-copies&quot; id=&quot;main-2-35-num-copies&quot;&gt;0&lt;/div&gt;&lt;button type=&quot;button&quot; class=&quot;btn btn-secondary btn-number btn-sm btn-pop&quot; data-type=&quot;minus&quot; data-deck=&quot;main&quot; data-id=&quot;2-35&quot;&gt;-&lt;/button&gt;&lt;button type=&quot;button&quot; class=&quot;btn btn-secondary btn-number btn-sm btn-push&quot; data-type=&quot;plus&quot; data-deck=&quot;main&quot; data-id=&quot;2-35&quot;&gt;+&lt;/button&gt;&lt;button type=&quot;button&quot; class=&quot;btn btn-secondary btn-number btn-sm btn-drop&quot; data-type=&quot;drop&quot; data-id=&quot;2-35&quot;&gt;v&lt;/button&gt;&lt;/div&gt;" calcext:value-type="string">
            <text:p>&lt;div class="container-card" id="main-2-35"&gt;&lt;img class="img-card" width="80" height="112" src="https://one-draw.jp/ijinden/cardlist/002/card/02_035.png" /&gt;&lt;div class="container-num-copies" id="main-2-35-num-copies"&gt;0&lt;/div&gt;&lt;button type="button" class="btn btn-secondary btn-number btn-sm btn-pop" data-type="minus" data-deck="main" data-id="2-35"&gt;-&lt;/button&gt;&lt;button type="button" class="btn btn-secondary btn-number btn-sm btn-push" data-type="plus" data-deck="main" data-id="2-35"&gt;+&lt;/button&gt;&lt;button type="button" class="btn btn-secondary btn-number btn-sm btn-drop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&quot; id=&quot;side-2-35&quot;&gt;&lt;img class=&quot;d-block&quot; width=&quot;80&quot; height=&quot;112&quot; src=&quot;https://one-draw.jp/ijinden/cardlist/002/card/02_035.png&quot; /&gt;&lt;div class=&quot;container-num-copies&quot; id=&quot;side-2-35-num-copies&quot;&gt;0&lt;/div&gt;&lt;button type=&quot;button&quot; class=&quot;btn btn-secondary btn-number btn-sm btn-pop&quot; data-type=&quot;minus&quot; data-deck=&quot;side&quot; data-id=&quot;2-35&quot;&gt;-&lt;/button&gt;&lt;button type=&quot;button&quot; class=&quot;btn btn-secondary btn-number btn-sm btn-push&quot; data-type=&quot;plus&quot; data-deck=&quot;side&quot; data-id=&quot;2-35&quot;&gt;+&lt;/button&gt;&lt;button type=&quot;button&quot; class=&quot;btn btn-secondary btn-number btn-sm btn-raise&quot; data-type=&quot;raise&quot; data-id=&quot;2-35&quot;&gt;^&lt;/button&gt;&lt;/div&gt;" calcext:value-type="string">
            <text:p>&lt;div class="container-card" id="side-2-35"&gt;&lt;img class="d-block" width="80" height="112" src="https://one-draw.jp/ijinden/cardlist/002/card/02_035.png" /&gt;&lt;div class="container-num-copies" id="side-2-35-num-copies"&gt;0&lt;/div&gt;&lt;button type="button" class="btn btn-secondary btn-number btn-sm btn-pop" data-type="minus" data-deck="side" data-id="2-35"&gt;-&lt;/button&gt;&lt;button type="button" class="btn btn-secondary btn-number btn-sm btn-push" data-type="plus" data-deck="side" data-id="2-35"&gt;+&lt;/button&gt;&lt;button type="button" class="btn btn-secondary btn-number btn-sm btn-raise" data-type="raise" data-id="2-35"&gt;^&lt;/button&gt;&lt;/div&gt;</text:p>
          </table:table-cell>
          <table:table-cell table:formula="of:=CONCATENATE([$HTML.$A$3];[.F168];[$HTML.$B$3];[.H168];[$HTML.$C$3];[.J168];[$HTML.$D$3];[.N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data-expansion="25" data-type="1" data-color="16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&quot; id=&quot;main-2-36&quot;&gt;&lt;img class=&quot;img-card&quot; width=&quot;80&quot; height=&quot;112&quot; src=&quot;https://one-draw.jp/ijinden/cardlist/002/card/02_036.png&quot; /&gt;&lt;div class=&quot;container-num-copies&quot; id=&quot;main-2-36-num-copies&quot;&gt;0&lt;/div&gt;&lt;button type=&quot;button&quot; class=&quot;btn btn-secondary btn-number btn-sm btn-pop&quot; data-type=&quot;minus&quot; data-deck=&quot;main&quot; data-id=&quot;2-36&quot;&gt;-&lt;/button&gt;&lt;button type=&quot;button&quot; class=&quot;btn btn-secondary btn-number btn-sm btn-push&quot; data-type=&quot;plus&quot; data-deck=&quot;main&quot; data-id=&quot;2-36&quot;&gt;+&lt;/button&gt;&lt;button type=&quot;button&quot; class=&quot;btn btn-secondary btn-number btn-sm btn-drop&quot; data-type=&quot;drop&quot; data-id=&quot;2-36&quot;&gt;v&lt;/button&gt;&lt;/div&gt;" calcext:value-type="string">
            <text:p>&lt;div class="container-card" id="main-2-36"&gt;&lt;img class="img-card" width="80" height="112" src="https://one-draw.jp/ijinden/cardlist/002/card/02_036.png" /&gt;&lt;div class="container-num-copies" id="main-2-36-num-copies"&gt;0&lt;/div&gt;&lt;button type="button" class="btn btn-secondary btn-number btn-sm btn-pop" data-type="minus" data-deck="main" data-id="2-36"&gt;-&lt;/button&gt;&lt;button type="button" class="btn btn-secondary btn-number btn-sm btn-push" data-type="plus" data-deck="main" data-id="2-36"&gt;+&lt;/button&gt;&lt;button type="button" class="btn btn-secondary btn-number btn-sm btn-drop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&quot; id=&quot;side-2-36&quot;&gt;&lt;img class=&quot;d-block&quot; width=&quot;80&quot; height=&quot;112&quot; src=&quot;https://one-draw.jp/ijinden/cardlist/002/card/02_036.png&quot; /&gt;&lt;div class=&quot;container-num-copies&quot; id=&quot;side-2-36-num-copies&quot;&gt;0&lt;/div&gt;&lt;button type=&quot;button&quot; class=&quot;btn btn-secondary btn-number btn-sm btn-pop&quot; data-type=&quot;minus&quot; data-deck=&quot;side&quot; data-id=&quot;2-36&quot;&gt;-&lt;/button&gt;&lt;button type=&quot;button&quot; class=&quot;btn btn-secondary btn-number btn-sm btn-push&quot; data-type=&quot;plus&quot; data-deck=&quot;side&quot; data-id=&quot;2-36&quot;&gt;+&lt;/button&gt;&lt;button type=&quot;button&quot; class=&quot;btn btn-secondary btn-number btn-sm btn-raise&quot; data-type=&quot;raise&quot; data-id=&quot;2-36&quot;&gt;^&lt;/button&gt;&lt;/div&gt;" calcext:value-type="string">
            <text:p>&lt;div class="container-card" id="side-2-36"&gt;&lt;img class="d-block" width="80" height="112" src="https://one-draw.jp/ijinden/cardlist/002/card/02_036.png" /&gt;&lt;div class="container-num-copies" id="side-2-36-num-copies"&gt;0&lt;/div&gt;&lt;button type="button" class="btn btn-secondary btn-number btn-sm btn-pop" data-type="minus" data-deck="side" data-id="2-36"&gt;-&lt;/button&gt;&lt;button type="button" class="btn btn-secondary btn-number btn-sm btn-push" data-type="plus" data-deck="side" data-id="2-36"&gt;+&lt;/button&gt;&lt;button type="button" class="btn btn-secondary btn-number btn-sm btn-raise" data-type="raise" data-id="2-36"&gt;^&lt;/button&gt;&lt;/div&gt;</text:p>
          </table:table-cell>
          <table:table-cell table:formula="of:=CONCATENATE([$HTML.$A$3];[.F169];[$HTML.$B$3];[.H169];[$HTML.$C$3];[.J169];[$HTML.$D$3];[.N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data-expansion="25" data-type="1" data-color="16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&quot; id=&quot;main-2-37&quot;&gt;&lt;img class=&quot;img-card&quot; width=&quot;80&quot; height=&quot;112&quot; src=&quot;https://one-draw.jp/ijinden/cardlist/002/card/02_037.png&quot; /&gt;&lt;div class=&quot;container-num-copies&quot; id=&quot;main-2-37-num-copies&quot;&gt;0&lt;/div&gt;&lt;button type=&quot;button&quot; class=&quot;btn btn-secondary btn-number btn-sm btn-pop&quot; data-type=&quot;minus&quot; data-deck=&quot;main&quot; data-id=&quot;2-37&quot;&gt;-&lt;/button&gt;&lt;button type=&quot;button&quot; class=&quot;btn btn-secondary btn-number btn-sm btn-push&quot; data-type=&quot;plus&quot; data-deck=&quot;main&quot; data-id=&quot;2-37&quot;&gt;+&lt;/button&gt;&lt;button type=&quot;button&quot; class=&quot;btn btn-secondary btn-number btn-sm btn-drop&quot; data-type=&quot;drop&quot; data-id=&quot;2-37&quot;&gt;v&lt;/button&gt;&lt;/div&gt;" calcext:value-type="string">
            <text:p>&lt;div class="container-card" id="main-2-37"&gt;&lt;img class="img-card" width="80" height="112" src="https://one-draw.jp/ijinden/cardlist/002/card/02_037.png" /&gt;&lt;div class="container-num-copies" id="main-2-37-num-copies"&gt;0&lt;/div&gt;&lt;button type="button" class="btn btn-secondary btn-number btn-sm btn-pop" data-type="minus" data-deck="main" data-id="2-37"&gt;-&lt;/button&gt;&lt;button type="button" class="btn btn-secondary btn-number btn-sm btn-push" data-type="plus" data-deck="main" data-id="2-37"&gt;+&lt;/button&gt;&lt;button type="button" class="btn btn-secondary btn-number btn-sm btn-drop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&quot; id=&quot;side-2-37&quot;&gt;&lt;img class=&quot;d-block&quot; width=&quot;80&quot; height=&quot;112&quot; src=&quot;https://one-draw.jp/ijinden/cardlist/002/card/02_037.png&quot; /&gt;&lt;div class=&quot;container-num-copies&quot; id=&quot;side-2-37-num-copies&quot;&gt;0&lt;/div&gt;&lt;button type=&quot;button&quot; class=&quot;btn btn-secondary btn-number btn-sm btn-pop&quot; data-type=&quot;minus&quot; data-deck=&quot;side&quot; data-id=&quot;2-37&quot;&gt;-&lt;/button&gt;&lt;button type=&quot;button&quot; class=&quot;btn btn-secondary btn-number btn-sm btn-push&quot; data-type=&quot;plus&quot; data-deck=&quot;side&quot; data-id=&quot;2-37&quot;&gt;+&lt;/button&gt;&lt;button type=&quot;button&quot; class=&quot;btn btn-secondary btn-number btn-sm btn-raise&quot; data-type=&quot;raise&quot; data-id=&quot;2-37&quot;&gt;^&lt;/button&gt;&lt;/div&gt;" calcext:value-type="string">
            <text:p>&lt;div class="container-card" id="side-2-37"&gt;&lt;img class="d-block" width="80" height="112" src="https://one-draw.jp/ijinden/cardlist/002/card/02_037.png" /&gt;&lt;div class="container-num-copies" id="side-2-37-num-copies"&gt;0&lt;/div&gt;&lt;button type="button" class="btn btn-secondary btn-number btn-sm btn-pop" data-type="minus" data-deck="side" data-id="2-37"&gt;-&lt;/button&gt;&lt;button type="button" class="btn btn-secondary btn-number btn-sm btn-push" data-type="plus" data-deck="side" data-id="2-37"&gt;+&lt;/button&gt;&lt;button type="button" class="btn btn-secondary btn-number btn-sm btn-raise" data-type="raise" data-id="2-37"&gt;^&lt;/button&gt;&lt;/div&gt;</text:p>
          </table:table-cell>
          <table:table-cell table:formula="of:=CONCATENATE([$HTML.$A$3];[.F170];[$HTML.$B$3];[.H170];[$HTML.$C$3];[.J170];[$HTML.$D$3];[.N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data-expansion="25" data-type="1" data-color="16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&quot; id=&quot;main-2-38&quot;&gt;&lt;img class=&quot;img-card&quot; width=&quot;80&quot; height=&quot;112&quot; src=&quot;https://one-draw.jp/ijinden/cardlist/002/card/02_038.png&quot; /&gt;&lt;div class=&quot;container-num-copies&quot; id=&quot;main-2-38-num-copies&quot;&gt;0&lt;/div&gt;&lt;button type=&quot;button&quot; class=&quot;btn btn-secondary btn-number btn-sm btn-pop&quot; data-type=&quot;minus&quot; data-deck=&quot;main&quot; data-id=&quot;2-38&quot;&gt;-&lt;/button&gt;&lt;button type=&quot;button&quot; class=&quot;btn btn-secondary btn-number btn-sm btn-push&quot; data-type=&quot;plus&quot; data-deck=&quot;main&quot; data-id=&quot;2-38&quot;&gt;+&lt;/button&gt;&lt;button type=&quot;button&quot; class=&quot;btn btn-secondary btn-number btn-sm btn-drop&quot; data-type=&quot;drop&quot; data-id=&quot;2-38&quot;&gt;v&lt;/button&gt;&lt;/div&gt;" calcext:value-type="string">
            <text:p>&lt;div class="container-card" id="main-2-38"&gt;&lt;img class="img-card" width="80" height="112" src="https://one-draw.jp/ijinden/cardlist/002/card/02_038.png" /&gt;&lt;div class="container-num-copies" id="main-2-38-num-copies"&gt;0&lt;/div&gt;&lt;button type="button" class="btn btn-secondary btn-number btn-sm btn-pop" data-type="minus" data-deck="main" data-id="2-38"&gt;-&lt;/button&gt;&lt;button type="button" class="btn btn-secondary btn-number btn-sm btn-push" data-type="plus" data-deck="main" data-id="2-38"&gt;+&lt;/button&gt;&lt;button type="button" class="btn btn-secondary btn-number btn-sm btn-drop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&quot; id=&quot;side-2-38&quot;&gt;&lt;img class=&quot;d-block&quot; width=&quot;80&quot; height=&quot;112&quot; src=&quot;https://one-draw.jp/ijinden/cardlist/002/card/02_038.png&quot; /&gt;&lt;div class=&quot;container-num-copies&quot; id=&quot;side-2-38-num-copies&quot;&gt;0&lt;/div&gt;&lt;button type=&quot;button&quot; class=&quot;btn btn-secondary btn-number btn-sm btn-pop&quot; data-type=&quot;minus&quot; data-deck=&quot;side&quot; data-id=&quot;2-38&quot;&gt;-&lt;/button&gt;&lt;button type=&quot;button&quot; class=&quot;btn btn-secondary btn-number btn-sm btn-push&quot; data-type=&quot;plus&quot; data-deck=&quot;side&quot; data-id=&quot;2-38&quot;&gt;+&lt;/button&gt;&lt;button type=&quot;button&quot; class=&quot;btn btn-secondary btn-number btn-sm btn-raise&quot; data-type=&quot;raise&quot; data-id=&quot;2-38&quot;&gt;^&lt;/button&gt;&lt;/div&gt;" calcext:value-type="string">
            <text:p>&lt;div class="container-card" id="side-2-38"&gt;&lt;img class="d-block" width="80" height="112" src="https://one-draw.jp/ijinden/cardlist/002/card/02_038.png" /&gt;&lt;div class="container-num-copies" id="side-2-38-num-copies"&gt;0&lt;/div&gt;&lt;button type="button" class="btn btn-secondary btn-number btn-sm btn-pop" data-type="minus" data-deck="side" data-id="2-38"&gt;-&lt;/button&gt;&lt;button type="button" class="btn btn-secondary btn-number btn-sm btn-push" data-type="plus" data-deck="side" data-id="2-38"&gt;+&lt;/button&gt;&lt;button type="button" class="btn btn-secondary btn-number btn-sm btn-raise" data-type="raise" data-id="2-38"&gt;^&lt;/button&gt;&lt;/div&gt;</text:p>
          </table:table-cell>
          <table:table-cell table:formula="of:=CONCATENATE([$HTML.$A$3];[.F171];[$HTML.$B$3];[.H171];[$HTML.$C$3];[.J171];[$HTML.$D$3];[.N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data-expansion="25" data-type="1" data-color="16" data-term="2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&quot; id=&quot;main-2-39&quot;&gt;&lt;img class=&quot;img-card&quot; width=&quot;80&quot; height=&quot;112&quot; src=&quot;https://one-draw.jp/ijinden/cardlist/002/card/02_039.png&quot; /&gt;&lt;div class=&quot;container-num-copies&quot; id=&quot;main-2-39-num-copies&quot;&gt;0&lt;/div&gt;&lt;button type=&quot;button&quot; class=&quot;btn btn-secondary btn-number btn-sm btn-pop&quot; data-type=&quot;minus&quot; data-deck=&quot;main&quot; data-id=&quot;2-39&quot;&gt;-&lt;/button&gt;&lt;button type=&quot;button&quot; class=&quot;btn btn-secondary btn-number btn-sm btn-push&quot; data-type=&quot;plus&quot; data-deck=&quot;main&quot; data-id=&quot;2-39&quot;&gt;+&lt;/button&gt;&lt;button type=&quot;button&quot; class=&quot;btn btn-secondary btn-number btn-sm btn-drop&quot; data-type=&quot;drop&quot; data-id=&quot;2-39&quot;&gt;v&lt;/button&gt;&lt;/div&gt;" calcext:value-type="string">
            <text:p>&lt;div class="container-card" id="main-2-39"&gt;&lt;img class="img-card" width="80" height="112" src="https://one-draw.jp/ijinden/cardlist/002/card/02_039.png" /&gt;&lt;div class="container-num-copies" id="main-2-39-num-copies"&gt;0&lt;/div&gt;&lt;button type="button" class="btn btn-secondary btn-number btn-sm btn-pop" data-type="minus" data-deck="main" data-id="2-39"&gt;-&lt;/button&gt;&lt;button type="button" class="btn btn-secondary btn-number btn-sm btn-push" data-type="plus" data-deck="main" data-id="2-39"&gt;+&lt;/button&gt;&lt;button type="button" class="btn btn-secondary btn-number btn-sm btn-drop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&quot; id=&quot;side-2-39&quot;&gt;&lt;img class=&quot;d-block&quot; width=&quot;80&quot; height=&quot;112&quot; src=&quot;https://one-draw.jp/ijinden/cardlist/002/card/02_039.png&quot; /&gt;&lt;div class=&quot;container-num-copies&quot; id=&quot;side-2-39-num-copies&quot;&gt;0&lt;/div&gt;&lt;button type=&quot;button&quot; class=&quot;btn btn-secondary btn-number btn-sm btn-pop&quot; data-type=&quot;minus&quot; data-deck=&quot;side&quot; data-id=&quot;2-39&quot;&gt;-&lt;/button&gt;&lt;button type=&quot;button&quot; class=&quot;btn btn-secondary btn-number btn-sm btn-push&quot; data-type=&quot;plus&quot; data-deck=&quot;side&quot; data-id=&quot;2-39&quot;&gt;+&lt;/button&gt;&lt;button type=&quot;button&quot; class=&quot;btn btn-secondary btn-number btn-sm btn-raise&quot; data-type=&quot;raise&quot; data-id=&quot;2-39&quot;&gt;^&lt;/button&gt;&lt;/div&gt;" calcext:value-type="string">
            <text:p>&lt;div class="container-card" id="side-2-39"&gt;&lt;img class="d-block" width="80" height="112" src="https://one-draw.jp/ijinden/cardlist/002/card/02_039.png" /&gt;&lt;div class="container-num-copies" id="side-2-39-num-copies"&gt;0&lt;/div&gt;&lt;button type="button" class="btn btn-secondary btn-number btn-sm btn-pop" data-type="minus" data-deck="side" data-id="2-39"&gt;-&lt;/button&gt;&lt;button type="button" class="btn btn-secondary btn-number btn-sm btn-push" data-type="plus" data-deck="side" data-id="2-39"&gt;+&lt;/button&gt;&lt;button type="button" class="btn btn-secondary btn-number btn-sm btn-raise" data-type="raise" data-id="2-39"&gt;^&lt;/button&gt;&lt;/div&gt;</text:p>
          </table:table-cell>
          <table:table-cell table:formula="of:=CONCATENATE([$HTML.$A$3];[.F172];[$HTML.$B$3];[.H172];[$HTML.$C$3];[.J172];[$HTML.$D$3];[.N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data-expansion="25" data-type="1" data-color="16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&quot; id=&quot;main-2-40&quot;&gt;&lt;img class=&quot;img-card&quot; width=&quot;80&quot; height=&quot;112&quot; src=&quot;https://one-draw.jp/ijinden/cardlist/002/card/02_040.png&quot; /&gt;&lt;div class=&quot;container-num-copies&quot; id=&quot;main-2-40-num-copies&quot;&gt;0&lt;/div&gt;&lt;button type=&quot;button&quot; class=&quot;btn btn-secondary btn-number btn-sm btn-pop&quot; data-type=&quot;minus&quot; data-deck=&quot;main&quot; data-id=&quot;2-40&quot;&gt;-&lt;/button&gt;&lt;button type=&quot;button&quot; class=&quot;btn btn-secondary btn-number btn-sm btn-push&quot; data-type=&quot;plus&quot; data-deck=&quot;main&quot; data-id=&quot;2-40&quot;&gt;+&lt;/button&gt;&lt;button type=&quot;button&quot; class=&quot;btn btn-secondary btn-number btn-sm btn-drop&quot; data-type=&quot;drop&quot; data-id=&quot;2-40&quot;&gt;v&lt;/button&gt;&lt;/div&gt;" calcext:value-type="string">
            <text:p>&lt;div class="container-card" id="main-2-40"&gt;&lt;img class="img-card" width="80" height="112" src="https://one-draw.jp/ijinden/cardlist/002/card/02_040.png" /&gt;&lt;div class="container-num-copies" id="main-2-40-num-copies"&gt;0&lt;/div&gt;&lt;button type="button" class="btn btn-secondary btn-number btn-sm btn-pop" data-type="minus" data-deck="main" data-id="2-40"&gt;-&lt;/button&gt;&lt;button type="button" class="btn btn-secondary btn-number btn-sm btn-push" data-type="plus" data-deck="main" data-id="2-40"&gt;+&lt;/button&gt;&lt;button type="button" class="btn btn-secondary btn-number btn-sm btn-drop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&quot; id=&quot;side-2-40&quot;&gt;&lt;img class=&quot;d-block&quot; width=&quot;80&quot; height=&quot;112&quot; src=&quot;https://one-draw.jp/ijinden/cardlist/002/card/02_040.png&quot; /&gt;&lt;div class=&quot;container-num-copies&quot; id=&quot;side-2-40-num-copies&quot;&gt;0&lt;/div&gt;&lt;button type=&quot;button&quot; class=&quot;btn btn-secondary btn-number btn-sm btn-pop&quot; data-type=&quot;minus&quot; data-deck=&quot;side&quot; data-id=&quot;2-40&quot;&gt;-&lt;/button&gt;&lt;button type=&quot;button&quot; class=&quot;btn btn-secondary btn-number btn-sm btn-push&quot; data-type=&quot;plus&quot; data-deck=&quot;side&quot; data-id=&quot;2-40&quot;&gt;+&lt;/button&gt;&lt;button type=&quot;button&quot; class=&quot;btn btn-secondary btn-number btn-sm btn-raise&quot; data-type=&quot;raise&quot; data-id=&quot;2-40&quot;&gt;^&lt;/button&gt;&lt;/div&gt;" calcext:value-type="string">
            <text:p>&lt;div class="container-card" id="side-2-40"&gt;&lt;img class="d-block" width="80" height="112" src="https://one-draw.jp/ijinden/cardlist/002/card/02_040.png" /&gt;&lt;div class="container-num-copies" id="side-2-40-num-copies"&gt;0&lt;/div&gt;&lt;button type="button" class="btn btn-secondary btn-number btn-sm btn-pop" data-type="minus" data-deck="side" data-id="2-40"&gt;-&lt;/button&gt;&lt;button type="button" class="btn btn-secondary btn-number btn-sm btn-push" data-type="plus" data-deck="side" data-id="2-40"&gt;+&lt;/button&gt;&lt;button type="button" class="btn btn-secondary btn-number btn-sm btn-raise" data-type="raise" data-id="2-40"&gt;^&lt;/button&gt;&lt;/div&gt;</text:p>
          </table:table-cell>
          <table:table-cell table:formula="of:=CONCATENATE([$HTML.$A$3];[.F173];[$HTML.$B$3];[.H173];[$HTML.$C$3];[.J173];[$HTML.$D$3];[.N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data-expansion="25" data-type="1" data-color="16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&quot; id=&quot;main-2-41&quot;&gt;&lt;img class=&quot;img-card&quot; width=&quot;80&quot; height=&quot;112&quot; src=&quot;https://one-draw.jp/ijinden/cardlist/002/card/02_041.png&quot; /&gt;&lt;div class=&quot;container-num-copies&quot; id=&quot;main-2-41-num-copies&quot;&gt;0&lt;/div&gt;&lt;button type=&quot;button&quot; class=&quot;btn btn-secondary btn-number btn-sm btn-pop&quot; data-type=&quot;minus&quot; data-deck=&quot;main&quot; data-id=&quot;2-41&quot;&gt;-&lt;/button&gt;&lt;button type=&quot;button&quot; class=&quot;btn btn-secondary btn-number btn-sm btn-push&quot; data-type=&quot;plus&quot; data-deck=&quot;main&quot; data-id=&quot;2-41&quot;&gt;+&lt;/button&gt;&lt;button type=&quot;button&quot; class=&quot;btn btn-secondary btn-number btn-sm btn-drop&quot; data-type=&quot;drop&quot; data-id=&quot;2-41&quot;&gt;v&lt;/button&gt;&lt;/div&gt;" calcext:value-type="string">
            <text:p>&lt;div class="container-card" id="main-2-41"&gt;&lt;img class="img-card" width="80" height="112" src="https://one-draw.jp/ijinden/cardlist/002/card/02_041.png" /&gt;&lt;div class="container-num-copies" id="main-2-41-num-copies"&gt;0&lt;/div&gt;&lt;button type="button" class="btn btn-secondary btn-number btn-sm btn-pop" data-type="minus" data-deck="main" data-id="2-41"&gt;-&lt;/button&gt;&lt;button type="button" class="btn btn-secondary btn-number btn-sm btn-push" data-type="plus" data-deck="main" data-id="2-41"&gt;+&lt;/button&gt;&lt;button type="button" class="btn btn-secondary btn-number btn-sm btn-drop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&quot; id=&quot;side-2-41&quot;&gt;&lt;img class=&quot;d-block&quot; width=&quot;80&quot; height=&quot;112&quot; src=&quot;https://one-draw.jp/ijinden/cardlist/002/card/02_041.png&quot; /&gt;&lt;div class=&quot;container-num-copies&quot; id=&quot;side-2-41-num-copies&quot;&gt;0&lt;/div&gt;&lt;button type=&quot;button&quot; class=&quot;btn btn-secondary btn-number btn-sm btn-pop&quot; data-type=&quot;minus&quot; data-deck=&quot;side&quot; data-id=&quot;2-41&quot;&gt;-&lt;/button&gt;&lt;button type=&quot;button&quot; class=&quot;btn btn-secondary btn-number btn-sm btn-push&quot; data-type=&quot;plus&quot; data-deck=&quot;side&quot; data-id=&quot;2-41&quot;&gt;+&lt;/button&gt;&lt;button type=&quot;button&quot; class=&quot;btn btn-secondary btn-number btn-sm btn-raise&quot; data-type=&quot;raise&quot; data-id=&quot;2-41&quot;&gt;^&lt;/button&gt;&lt;/div&gt;" calcext:value-type="string">
            <text:p>&lt;div class="container-card" id="side-2-41"&gt;&lt;img class="d-block" width="80" height="112" src="https://one-draw.jp/ijinden/cardlist/002/card/02_041.png" /&gt;&lt;div class="container-num-copies" id="side-2-41-num-copies"&gt;0&lt;/div&gt;&lt;button type="button" class="btn btn-secondary btn-number btn-sm btn-pop" data-type="minus" data-deck="side" data-id="2-41"&gt;-&lt;/button&gt;&lt;button type="button" class="btn btn-secondary btn-number btn-sm btn-push" data-type="plus" data-deck="side" data-id="2-41"&gt;+&lt;/button&gt;&lt;button type="button" class="btn btn-secondary btn-number btn-sm btn-raise" data-type="raise" data-id="2-41"&gt;^&lt;/button&gt;&lt;/div&gt;</text:p>
          </table:table-cell>
          <table:table-cell table:formula="of:=CONCATENATE([$HTML.$A$3];[.F174];[$HTML.$B$3];[.H174];[$HTML.$C$3];[.J174];[$HTML.$D$3];[.N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data-expansion="25" data-type="1" data-color="16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&quot; id=&quot;main-2-42&quot;&gt;&lt;img class=&quot;img-card&quot; width=&quot;80&quot; height=&quot;112&quot; src=&quot;https://one-draw.jp/ijinden/cardlist/002/card/02_042.png&quot; /&gt;&lt;div class=&quot;container-num-copies&quot; id=&quot;main-2-42-num-copies&quot;&gt;0&lt;/div&gt;&lt;button type=&quot;button&quot; class=&quot;btn btn-secondary btn-number btn-sm btn-pop&quot; data-type=&quot;minus&quot; data-deck=&quot;main&quot; data-id=&quot;2-42&quot;&gt;-&lt;/button&gt;&lt;button type=&quot;button&quot; class=&quot;btn btn-secondary btn-number btn-sm btn-push&quot; data-type=&quot;plus&quot; data-deck=&quot;main&quot; data-id=&quot;2-42&quot;&gt;+&lt;/button&gt;&lt;button type=&quot;button&quot; class=&quot;btn btn-secondary btn-number btn-sm btn-drop&quot; data-type=&quot;drop&quot; data-id=&quot;2-42&quot;&gt;v&lt;/button&gt;&lt;/div&gt;" calcext:value-type="string">
            <text:p>&lt;div class="container-card" id="main-2-42"&gt;&lt;img class="img-card" width="80" height="112" src="https://one-draw.jp/ijinden/cardlist/002/card/02_042.png" /&gt;&lt;div class="container-num-copies" id="main-2-42-num-copies"&gt;0&lt;/div&gt;&lt;button type="button" class="btn btn-secondary btn-number btn-sm btn-pop" data-type="minus" data-deck="main" data-id="2-42"&gt;-&lt;/button&gt;&lt;button type="button" class="btn btn-secondary btn-number btn-sm btn-push" data-type="plus" data-deck="main" data-id="2-42"&gt;+&lt;/button&gt;&lt;button type="button" class="btn btn-secondary btn-number btn-sm btn-drop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&quot; id=&quot;side-2-42&quot;&gt;&lt;img class=&quot;d-block&quot; width=&quot;80&quot; height=&quot;112&quot; src=&quot;https://one-draw.jp/ijinden/cardlist/002/card/02_042.png&quot; /&gt;&lt;div class=&quot;container-num-copies&quot; id=&quot;side-2-42-num-copies&quot;&gt;0&lt;/div&gt;&lt;button type=&quot;button&quot; class=&quot;btn btn-secondary btn-number btn-sm btn-pop&quot; data-type=&quot;minus&quot; data-deck=&quot;side&quot; data-id=&quot;2-42&quot;&gt;-&lt;/button&gt;&lt;button type=&quot;button&quot; class=&quot;btn btn-secondary btn-number btn-sm btn-push&quot; data-type=&quot;plus&quot; data-deck=&quot;side&quot; data-id=&quot;2-42&quot;&gt;+&lt;/button&gt;&lt;button type=&quot;button&quot; class=&quot;btn btn-secondary btn-number btn-sm btn-raise&quot; data-type=&quot;raise&quot; data-id=&quot;2-42&quot;&gt;^&lt;/button&gt;&lt;/div&gt;" calcext:value-type="string">
            <text:p>&lt;div class="container-card" id="side-2-42"&gt;&lt;img class="d-block" width="80" height="112" src="https://one-draw.jp/ijinden/cardlist/002/card/02_042.png" /&gt;&lt;div class="container-num-copies" id="side-2-42-num-copies"&gt;0&lt;/div&gt;&lt;button type="button" class="btn btn-secondary btn-number btn-sm btn-pop" data-type="minus" data-deck="side" data-id="2-42"&gt;-&lt;/button&gt;&lt;button type="button" class="btn btn-secondary btn-number btn-sm btn-push" data-type="plus" data-deck="side" data-id="2-42"&gt;+&lt;/button&gt;&lt;button type="button" class="btn btn-secondary btn-number btn-sm btn-raise" data-type="raise" data-id="2-42"&gt;^&lt;/button&gt;&lt;/div&gt;</text:p>
          </table:table-cell>
          <table:table-cell table:formula="of:=CONCATENATE([$HTML.$A$3];[.F175];[$HTML.$B$3];[.H175];[$HTML.$C$3];[.J175];[$HTML.$D$3];[.N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data-expansion="25" data-type="1" data-color="16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&quot; id=&quot;main-2-43&quot;&gt;&lt;img class=&quot;img-card&quot; width=&quot;80&quot; height=&quot;112&quot; src=&quot;https://one-draw.jp/ijinden/cardlist/002/card/02_043.png&quot; /&gt;&lt;div class=&quot;container-num-copies&quot; id=&quot;main-2-43-num-copies&quot;&gt;0&lt;/div&gt;&lt;button type=&quot;button&quot; class=&quot;btn btn-secondary btn-number btn-sm btn-pop&quot; data-type=&quot;minus&quot; data-deck=&quot;main&quot; data-id=&quot;2-43&quot;&gt;-&lt;/button&gt;&lt;button type=&quot;button&quot; class=&quot;btn btn-secondary btn-number btn-sm btn-push&quot; data-type=&quot;plus&quot; data-deck=&quot;main&quot; data-id=&quot;2-43&quot;&gt;+&lt;/button&gt;&lt;button type=&quot;button&quot; class=&quot;btn btn-secondary btn-number btn-sm btn-drop&quot; data-type=&quot;drop&quot; data-id=&quot;2-43&quot;&gt;v&lt;/button&gt;&lt;/div&gt;" calcext:value-type="string">
            <text:p>&lt;div class="container-card" id="main-2-43"&gt;&lt;img class="img-card" width="80" height="112" src="https://one-draw.jp/ijinden/cardlist/002/card/02_043.png" /&gt;&lt;div class="container-num-copies" id="main-2-43-num-copies"&gt;0&lt;/div&gt;&lt;button type="button" class="btn btn-secondary btn-number btn-sm btn-pop" data-type="minus" data-deck="main" data-id="2-43"&gt;-&lt;/button&gt;&lt;button type="button" class="btn btn-secondary btn-number btn-sm btn-push" data-type="plus" data-deck="main" data-id="2-43"&gt;+&lt;/button&gt;&lt;button type="button" class="btn btn-secondary btn-number btn-sm btn-drop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&quot; id=&quot;side-2-43&quot;&gt;&lt;img class=&quot;d-block&quot; width=&quot;80&quot; height=&quot;112&quot; src=&quot;https://one-draw.jp/ijinden/cardlist/002/card/02_043.png&quot; /&gt;&lt;div class=&quot;container-num-copies&quot; id=&quot;side-2-43-num-copies&quot;&gt;0&lt;/div&gt;&lt;button type=&quot;button&quot; class=&quot;btn btn-secondary btn-number btn-sm btn-pop&quot; data-type=&quot;minus&quot; data-deck=&quot;side&quot; data-id=&quot;2-43&quot;&gt;-&lt;/button&gt;&lt;button type=&quot;button&quot; class=&quot;btn btn-secondary btn-number btn-sm btn-push&quot; data-type=&quot;plus&quot; data-deck=&quot;side&quot; data-id=&quot;2-43&quot;&gt;+&lt;/button&gt;&lt;button type=&quot;button&quot; class=&quot;btn btn-secondary btn-number btn-sm btn-raise&quot; data-type=&quot;raise&quot; data-id=&quot;2-43&quot;&gt;^&lt;/button&gt;&lt;/div&gt;" calcext:value-type="string">
            <text:p>&lt;div class="container-card" id="side-2-43"&gt;&lt;img class="d-block" width="80" height="112" src="https://one-draw.jp/ijinden/cardlist/002/card/02_043.png" /&gt;&lt;div class="container-num-copies" id="side-2-43-num-copies"&gt;0&lt;/div&gt;&lt;button type="button" class="btn btn-secondary btn-number btn-sm btn-pop" data-type="minus" data-deck="side" data-id="2-43"&gt;-&lt;/button&gt;&lt;button type="button" class="btn btn-secondary btn-number btn-sm btn-push" data-type="plus" data-deck="side" data-id="2-43"&gt;+&lt;/button&gt;&lt;button type="button" class="btn btn-secondary btn-number btn-sm btn-raise" data-type="raise" data-id="2-43"&gt;^&lt;/button&gt;&lt;/div&gt;</text:p>
          </table:table-cell>
          <table:table-cell table:formula="of:=CONCATENATE([$HTML.$A$3];[.F176];[$HTML.$B$3];[.H176];[$HTML.$C$3];[.J176];[$HTML.$D$3];[.N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data-expansion="25" data-type="1" data-color="16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&quot; id=&quot;main-2-44&quot;&gt;&lt;img class=&quot;img-card&quot; width=&quot;80&quot; height=&quot;112&quot; src=&quot;https://one-draw.jp/ijinden/cardlist/002/card/02_044.png&quot; /&gt;&lt;div class=&quot;container-num-copies&quot; id=&quot;main-2-44-num-copies&quot;&gt;0&lt;/div&gt;&lt;button type=&quot;button&quot; class=&quot;btn btn-secondary btn-number btn-sm btn-pop&quot; data-type=&quot;minus&quot; data-deck=&quot;main&quot; data-id=&quot;2-44&quot;&gt;-&lt;/button&gt;&lt;button type=&quot;button&quot; class=&quot;btn btn-secondary btn-number btn-sm btn-push&quot; data-type=&quot;plus&quot; data-deck=&quot;main&quot; data-id=&quot;2-44&quot;&gt;+&lt;/button&gt;&lt;button type=&quot;button&quot; class=&quot;btn btn-secondary btn-number btn-sm btn-drop&quot; data-type=&quot;drop&quot; data-id=&quot;2-44&quot;&gt;v&lt;/button&gt;&lt;/div&gt;" calcext:value-type="string">
            <text:p>&lt;div class="container-card" id="main-2-44"&gt;&lt;img class="img-card" width="80" height="112" src="https://one-draw.jp/ijinden/cardlist/002/card/02_044.png" /&gt;&lt;div class="container-num-copies" id="main-2-44-num-copies"&gt;0&lt;/div&gt;&lt;button type="button" class="btn btn-secondary btn-number btn-sm btn-pop" data-type="minus" data-deck="main" data-id="2-44"&gt;-&lt;/button&gt;&lt;button type="button" class="btn btn-secondary btn-number btn-sm btn-push" data-type="plus" data-deck="main" data-id="2-44"&gt;+&lt;/button&gt;&lt;button type="button" class="btn btn-secondary btn-number btn-sm btn-drop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&quot; id=&quot;side-2-44&quot;&gt;&lt;img class=&quot;d-block&quot; width=&quot;80&quot; height=&quot;112&quot; src=&quot;https://one-draw.jp/ijinden/cardlist/002/card/02_044.png&quot; /&gt;&lt;div class=&quot;container-num-copies&quot; id=&quot;side-2-44-num-copies&quot;&gt;0&lt;/div&gt;&lt;button type=&quot;button&quot; class=&quot;btn btn-secondary btn-number btn-sm btn-pop&quot; data-type=&quot;minus&quot; data-deck=&quot;side&quot; data-id=&quot;2-44&quot;&gt;-&lt;/button&gt;&lt;button type=&quot;button&quot; class=&quot;btn btn-secondary btn-number btn-sm btn-push&quot; data-type=&quot;plus&quot; data-deck=&quot;side&quot; data-id=&quot;2-44&quot;&gt;+&lt;/button&gt;&lt;button type=&quot;button&quot; class=&quot;btn btn-secondary btn-number btn-sm btn-raise&quot; data-type=&quot;raise&quot; data-id=&quot;2-44&quot;&gt;^&lt;/button&gt;&lt;/div&gt;" calcext:value-type="string">
            <text:p>&lt;div class="container-card" id="side-2-44"&gt;&lt;img class="d-block" width="80" height="112" src="https://one-draw.jp/ijinden/cardlist/002/card/02_044.png" /&gt;&lt;div class="container-num-copies" id="side-2-44-num-copies"&gt;0&lt;/div&gt;&lt;button type="button" class="btn btn-secondary btn-number btn-sm btn-pop" data-type="minus" data-deck="side" data-id="2-44"&gt;-&lt;/button&gt;&lt;button type="button" class="btn btn-secondary btn-number btn-sm btn-push" data-type="plus" data-deck="side" data-id="2-44"&gt;+&lt;/button&gt;&lt;button type="button" class="btn btn-secondary btn-number btn-sm btn-raise" data-type="raise" data-id="2-44"&gt;^&lt;/button&gt;&lt;/div&gt;</text:p>
          </table:table-cell>
          <table:table-cell table:formula="of:=CONCATENATE([$HTML.$A$3];[.F177];[$HTML.$B$3];[.H177];[$HTML.$C$3];[.J177];[$HTML.$D$3];[.N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data-expansion="25" data-type="1" data-color="16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&quot; id=&quot;main-2-45&quot;&gt;&lt;img class=&quot;img-card&quot; width=&quot;80&quot; height=&quot;112&quot; src=&quot;https://one-draw.jp/ijinden/cardlist/002/card/02_045.png&quot; /&gt;&lt;div class=&quot;container-num-copies&quot; id=&quot;main-2-45-num-copies&quot;&gt;0&lt;/div&gt;&lt;button type=&quot;button&quot; class=&quot;btn btn-secondary btn-number btn-sm btn-pop&quot; data-type=&quot;minus&quot; data-deck=&quot;main&quot; data-id=&quot;2-45&quot;&gt;-&lt;/button&gt;&lt;button type=&quot;button&quot; class=&quot;btn btn-secondary btn-number btn-sm btn-push&quot; data-type=&quot;plus&quot; data-deck=&quot;main&quot; data-id=&quot;2-45&quot;&gt;+&lt;/button&gt;&lt;button type=&quot;button&quot; class=&quot;btn btn-secondary btn-number btn-sm btn-drop&quot; data-type=&quot;drop&quot; data-id=&quot;2-45&quot;&gt;v&lt;/button&gt;&lt;/div&gt;" calcext:value-type="string">
            <text:p>&lt;div class="container-card" id="main-2-45"&gt;&lt;img class="img-card" width="80" height="112" src="https://one-draw.jp/ijinden/cardlist/002/card/02_045.png" /&gt;&lt;div class="container-num-copies" id="main-2-45-num-copies"&gt;0&lt;/div&gt;&lt;button type="button" class="btn btn-secondary btn-number btn-sm btn-pop" data-type="minus" data-deck="main" data-id="2-45"&gt;-&lt;/button&gt;&lt;button type="button" class="btn btn-secondary btn-number btn-sm btn-push" data-type="plus" data-deck="main" data-id="2-45"&gt;+&lt;/button&gt;&lt;button type="button" class="btn btn-secondary btn-number btn-sm btn-drop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&quot; id=&quot;side-2-45&quot;&gt;&lt;img class=&quot;d-block&quot; width=&quot;80&quot; height=&quot;112&quot; src=&quot;https://one-draw.jp/ijinden/cardlist/002/card/02_045.png&quot; /&gt;&lt;div class=&quot;container-num-copies&quot; id=&quot;side-2-45-num-copies&quot;&gt;0&lt;/div&gt;&lt;button type=&quot;button&quot; class=&quot;btn btn-secondary btn-number btn-sm btn-pop&quot; data-type=&quot;minus&quot; data-deck=&quot;side&quot; data-id=&quot;2-45&quot;&gt;-&lt;/button&gt;&lt;button type=&quot;button&quot; class=&quot;btn btn-secondary btn-number btn-sm btn-push&quot; data-type=&quot;plus&quot; data-deck=&quot;side&quot; data-id=&quot;2-45&quot;&gt;+&lt;/button&gt;&lt;button type=&quot;button&quot; class=&quot;btn btn-secondary btn-number btn-sm btn-raise&quot; data-type=&quot;raise&quot; data-id=&quot;2-45&quot;&gt;^&lt;/button&gt;&lt;/div&gt;" calcext:value-type="string">
            <text:p>&lt;div class="container-card" id="side-2-45"&gt;&lt;img class="d-block" width="80" height="112" src="https://one-draw.jp/ijinden/cardlist/002/card/02_045.png" /&gt;&lt;div class="container-num-copies" id="side-2-45-num-copies"&gt;0&lt;/div&gt;&lt;button type="button" class="btn btn-secondary btn-number btn-sm btn-pop" data-type="minus" data-deck="side" data-id="2-45"&gt;-&lt;/button&gt;&lt;button type="button" class="btn btn-secondary btn-number btn-sm btn-push" data-type="plus" data-deck="side" data-id="2-45"&gt;+&lt;/button&gt;&lt;button type="button" class="btn btn-secondary btn-number btn-sm btn-raise" data-type="raise" data-id="2-45"&gt;^&lt;/button&gt;&lt;/div&gt;</text:p>
          </table:table-cell>
          <table:table-cell table:formula="of:=CONCATENATE([$HTML.$A$3];[.F178];[$HTML.$B$3];[.H178];[$HTML.$C$3];[.J178];[$HTML.$D$3];[.N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data-expansion="25" data-type="1" data-color="16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&quot; id=&quot;main-2-46&quot;&gt;&lt;img class=&quot;img-card&quot; width=&quot;80&quot; height=&quot;112&quot; src=&quot;https://one-draw.jp/ijinden/cardlist/002/card/02_046.png&quot; /&gt;&lt;div class=&quot;container-num-copies&quot; id=&quot;main-2-46-num-copies&quot;&gt;0&lt;/div&gt;&lt;button type=&quot;button&quot; class=&quot;btn btn-secondary btn-number btn-sm btn-pop&quot; data-type=&quot;minus&quot; data-deck=&quot;main&quot; data-id=&quot;2-46&quot;&gt;-&lt;/button&gt;&lt;button type=&quot;button&quot; class=&quot;btn btn-secondary btn-number btn-sm btn-push&quot; data-type=&quot;plus&quot; data-deck=&quot;main&quot; data-id=&quot;2-46&quot;&gt;+&lt;/button&gt;&lt;button type=&quot;button&quot; class=&quot;btn btn-secondary btn-number btn-sm btn-drop&quot; data-type=&quot;drop&quot; data-id=&quot;2-46&quot;&gt;v&lt;/button&gt;&lt;/div&gt;" calcext:value-type="string">
            <text:p>&lt;div class="container-card" id="main-2-46"&gt;&lt;img class="img-card" width="80" height="112" src="https://one-draw.jp/ijinden/cardlist/002/card/02_046.png" /&gt;&lt;div class="container-num-copies" id="main-2-46-num-copies"&gt;0&lt;/div&gt;&lt;button type="button" class="btn btn-secondary btn-number btn-sm btn-pop" data-type="minus" data-deck="main" data-id="2-46"&gt;-&lt;/button&gt;&lt;button type="button" class="btn btn-secondary btn-number btn-sm btn-push" data-type="plus" data-deck="main" data-id="2-46"&gt;+&lt;/button&gt;&lt;button type="button" class="btn btn-secondary btn-number btn-sm btn-drop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&quot; id=&quot;side-2-46&quot;&gt;&lt;img class=&quot;d-block&quot; width=&quot;80&quot; height=&quot;112&quot; src=&quot;https://one-draw.jp/ijinden/cardlist/002/card/02_046.png&quot; /&gt;&lt;div class=&quot;container-num-copies&quot; id=&quot;side-2-46-num-copies&quot;&gt;0&lt;/div&gt;&lt;button type=&quot;button&quot; class=&quot;btn btn-secondary btn-number btn-sm btn-pop&quot; data-type=&quot;minus&quot; data-deck=&quot;side&quot; data-id=&quot;2-46&quot;&gt;-&lt;/button&gt;&lt;button type=&quot;button&quot; class=&quot;btn btn-secondary btn-number btn-sm btn-push&quot; data-type=&quot;plus&quot; data-deck=&quot;side&quot; data-id=&quot;2-46&quot;&gt;+&lt;/button&gt;&lt;button type=&quot;button&quot; class=&quot;btn btn-secondary btn-number btn-sm btn-raise&quot; data-type=&quot;raise&quot; data-id=&quot;2-46&quot;&gt;^&lt;/button&gt;&lt;/div&gt;" calcext:value-type="string">
            <text:p>&lt;div class="container-card" id="side-2-46"&gt;&lt;img class="d-block" width="80" height="112" src="https://one-draw.jp/ijinden/cardlist/002/card/02_046.png" /&gt;&lt;div class="container-num-copies" id="side-2-46-num-copies"&gt;0&lt;/div&gt;&lt;button type="button" class="btn btn-secondary btn-number btn-sm btn-pop" data-type="minus" data-deck="side" data-id="2-46"&gt;-&lt;/button&gt;&lt;button type="button" class="btn btn-secondary btn-number btn-sm btn-push" data-type="plus" data-deck="side" data-id="2-46"&gt;+&lt;/button&gt;&lt;button type="button" class="btn btn-secondary btn-number btn-sm btn-raise" data-type="raise" data-id="2-46"&gt;^&lt;/button&gt;&lt;/div&gt;</text:p>
          </table:table-cell>
          <table:table-cell table:formula="of:=CONCATENATE([$HTML.$A$3];[.F179];[$HTML.$B$3];[.H179];[$HTML.$C$3];[.J179];[$HTML.$D$3];[.N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data-expansion="25" data-type="1" data-color="16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&quot; id=&quot;main-2-47&quot;&gt;&lt;img class=&quot;img-card&quot; width=&quot;80&quot; height=&quot;112&quot; src=&quot;https://one-draw.jp/ijinden/cardlist/002/card/02_047.png&quot; /&gt;&lt;div class=&quot;container-num-copies&quot; id=&quot;main-2-47-num-copies&quot;&gt;0&lt;/div&gt;&lt;button type=&quot;button&quot; class=&quot;btn btn-secondary btn-number btn-sm btn-pop&quot; data-type=&quot;minus&quot; data-deck=&quot;main&quot; data-id=&quot;2-47&quot;&gt;-&lt;/button&gt;&lt;button type=&quot;button&quot; class=&quot;btn btn-secondary btn-number btn-sm btn-push&quot; data-type=&quot;plus&quot; data-deck=&quot;main&quot; data-id=&quot;2-47&quot;&gt;+&lt;/button&gt;&lt;button type=&quot;button&quot; class=&quot;btn btn-secondary btn-number btn-sm btn-drop&quot; data-type=&quot;drop&quot; data-id=&quot;2-47&quot;&gt;v&lt;/button&gt;&lt;/div&gt;" calcext:value-type="string">
            <text:p>&lt;div class="container-card" id="main-2-47"&gt;&lt;img class="img-card" width="80" height="112" src="https://one-draw.jp/ijinden/cardlist/002/card/02_047.png" /&gt;&lt;div class="container-num-copies" id="main-2-47-num-copies"&gt;0&lt;/div&gt;&lt;button type="button" class="btn btn-secondary btn-number btn-sm btn-pop" data-type="minus" data-deck="main" data-id="2-47"&gt;-&lt;/button&gt;&lt;button type="button" class="btn btn-secondary btn-number btn-sm btn-push" data-type="plus" data-deck="main" data-id="2-47"&gt;+&lt;/button&gt;&lt;button type="button" class="btn btn-secondary btn-number btn-sm btn-drop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&quot; id=&quot;side-2-47&quot;&gt;&lt;img class=&quot;d-block&quot; width=&quot;80&quot; height=&quot;112&quot; src=&quot;https://one-draw.jp/ijinden/cardlist/002/card/02_047.png&quot; /&gt;&lt;div class=&quot;container-num-copies&quot; id=&quot;side-2-47-num-copies&quot;&gt;0&lt;/div&gt;&lt;button type=&quot;button&quot; class=&quot;btn btn-secondary btn-number btn-sm btn-pop&quot; data-type=&quot;minus&quot; data-deck=&quot;side&quot; data-id=&quot;2-47&quot;&gt;-&lt;/button&gt;&lt;button type=&quot;button&quot; class=&quot;btn btn-secondary btn-number btn-sm btn-push&quot; data-type=&quot;plus&quot; data-deck=&quot;side&quot; data-id=&quot;2-47&quot;&gt;+&lt;/button&gt;&lt;button type=&quot;button&quot; class=&quot;btn btn-secondary btn-number btn-sm btn-raise&quot; data-type=&quot;raise&quot; data-id=&quot;2-47&quot;&gt;^&lt;/button&gt;&lt;/div&gt;" calcext:value-type="string">
            <text:p>&lt;div class="container-card" id="side-2-47"&gt;&lt;img class="d-block" width="80" height="112" src="https://one-draw.jp/ijinden/cardlist/002/card/02_047.png" /&gt;&lt;div class="container-num-copies" id="side-2-47-num-copies"&gt;0&lt;/div&gt;&lt;button type="button" class="btn btn-secondary btn-number btn-sm btn-pop" data-type="minus" data-deck="side" data-id="2-47"&gt;-&lt;/button&gt;&lt;button type="button" class="btn btn-secondary btn-number btn-sm btn-push" data-type="plus" data-deck="side" data-id="2-47"&gt;+&lt;/button&gt;&lt;button type="button" class="btn btn-secondary btn-number btn-sm btn-raise" data-type="raise" data-id="2-47"&gt;^&lt;/button&gt;&lt;/div&gt;</text:p>
          </table:table-cell>
          <table:table-cell table:formula="of:=CONCATENATE([$HTML.$A$3];[.F180];[$HTML.$B$3];[.H180];[$HTML.$C$3];[.J180];[$HTML.$D$3];[.N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data-expansion="25" data-type="1" data-color="16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&quot; id=&quot;main-2-48&quot;&gt;&lt;img class=&quot;img-card&quot; width=&quot;80&quot; height=&quot;112&quot; src=&quot;https://one-draw.jp/ijinden/cardlist/002/card/02_048.png&quot; /&gt;&lt;div class=&quot;container-num-copies&quot; id=&quot;main-2-48-num-copies&quot;&gt;0&lt;/div&gt;&lt;button type=&quot;button&quot; class=&quot;btn btn-secondary btn-number btn-sm btn-pop&quot; data-type=&quot;minus&quot; data-deck=&quot;main&quot; data-id=&quot;2-48&quot;&gt;-&lt;/button&gt;&lt;button type=&quot;button&quot; class=&quot;btn btn-secondary btn-number btn-sm btn-push&quot; data-type=&quot;plus&quot; data-deck=&quot;main&quot; data-id=&quot;2-48&quot;&gt;+&lt;/button&gt;&lt;button type=&quot;button&quot; class=&quot;btn btn-secondary btn-number btn-sm btn-drop&quot; data-type=&quot;drop&quot; data-id=&quot;2-48&quot;&gt;v&lt;/button&gt;&lt;/div&gt;" calcext:value-type="string">
            <text:p>&lt;div class="container-card" id="main-2-48"&gt;&lt;img class="img-card" width="80" height="112" src="https://one-draw.jp/ijinden/cardlist/002/card/02_048.png" /&gt;&lt;div class="container-num-copies" id="main-2-48-num-copies"&gt;0&lt;/div&gt;&lt;button type="button" class="btn btn-secondary btn-number btn-sm btn-pop" data-type="minus" data-deck="main" data-id="2-48"&gt;-&lt;/button&gt;&lt;button type="button" class="btn btn-secondary btn-number btn-sm btn-push" data-type="plus" data-deck="main" data-id="2-48"&gt;+&lt;/button&gt;&lt;button type="button" class="btn btn-secondary btn-number btn-sm btn-drop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&quot; id=&quot;side-2-48&quot;&gt;&lt;img class=&quot;d-block&quot; width=&quot;80&quot; height=&quot;112&quot; src=&quot;https://one-draw.jp/ijinden/cardlist/002/card/02_048.png&quot; /&gt;&lt;div class=&quot;container-num-copies&quot; id=&quot;side-2-48-num-copies&quot;&gt;0&lt;/div&gt;&lt;button type=&quot;button&quot; class=&quot;btn btn-secondary btn-number btn-sm btn-pop&quot; data-type=&quot;minus&quot; data-deck=&quot;side&quot; data-id=&quot;2-48&quot;&gt;-&lt;/button&gt;&lt;button type=&quot;button&quot; class=&quot;btn btn-secondary btn-number btn-sm btn-push&quot; data-type=&quot;plus&quot; data-deck=&quot;side&quot; data-id=&quot;2-48&quot;&gt;+&lt;/button&gt;&lt;button type=&quot;button&quot; class=&quot;btn btn-secondary btn-number btn-sm btn-raise&quot; data-type=&quot;raise&quot; data-id=&quot;2-48&quot;&gt;^&lt;/button&gt;&lt;/div&gt;" calcext:value-type="string">
            <text:p>&lt;div class="container-card" id="side-2-48"&gt;&lt;img class="d-block" width="80" height="112" src="https://one-draw.jp/ijinden/cardlist/002/card/02_048.png" /&gt;&lt;div class="container-num-copies" id="side-2-48-num-copies"&gt;0&lt;/div&gt;&lt;button type="button" class="btn btn-secondary btn-number btn-sm btn-pop" data-type="minus" data-deck="side" data-id="2-48"&gt;-&lt;/button&gt;&lt;button type="button" class="btn btn-secondary btn-number btn-sm btn-push" data-type="plus" data-deck="side" data-id="2-48"&gt;+&lt;/button&gt;&lt;button type="button" class="btn btn-secondary btn-number btn-sm btn-raise" data-type="raise" data-id="2-48"&gt;^&lt;/button&gt;&lt;/div&gt;</text:p>
          </table:table-cell>
          <table:table-cell table:formula="of:=CONCATENATE([$HTML.$A$3];[.F181];[$HTML.$B$3];[.H181];[$HTML.$C$3];[.J181];[$HTML.$D$3];[.N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data-expansion="25" data-type="1" data-color="16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&quot; id=&quot;main-2-49&quot;&gt;&lt;img class=&quot;img-card&quot; width=&quot;80&quot; height=&quot;112&quot; src=&quot;https://one-draw.jp/ijinden/cardlist/002/card/02_049.png&quot; /&gt;&lt;div class=&quot;container-num-copies&quot; id=&quot;main-2-49-num-copies&quot;&gt;0&lt;/div&gt;&lt;button type=&quot;button&quot; class=&quot;btn btn-secondary btn-number btn-sm btn-pop&quot; data-type=&quot;minus&quot; data-deck=&quot;main&quot; data-id=&quot;2-49&quot;&gt;-&lt;/button&gt;&lt;button type=&quot;button&quot; class=&quot;btn btn-secondary btn-number btn-sm btn-push&quot; data-type=&quot;plus&quot; data-deck=&quot;main&quot; data-id=&quot;2-49&quot;&gt;+&lt;/button&gt;&lt;button type=&quot;button&quot; class=&quot;btn btn-secondary btn-number btn-sm btn-drop&quot; data-type=&quot;drop&quot; data-id=&quot;2-49&quot;&gt;v&lt;/button&gt;&lt;/div&gt;" calcext:value-type="string">
            <text:p>&lt;div class="container-card" id="main-2-49"&gt;&lt;img class="img-card" width="80" height="112" src="https://one-draw.jp/ijinden/cardlist/002/card/02_049.png" /&gt;&lt;div class="container-num-copies" id="main-2-49-num-copies"&gt;0&lt;/div&gt;&lt;button type="button" class="btn btn-secondary btn-number btn-sm btn-pop" data-type="minus" data-deck="main" data-id="2-49"&gt;-&lt;/button&gt;&lt;button type="button" class="btn btn-secondary btn-number btn-sm btn-push" data-type="plus" data-deck="main" data-id="2-49"&gt;+&lt;/button&gt;&lt;button type="button" class="btn btn-secondary btn-number btn-sm btn-drop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&quot; id=&quot;side-2-49&quot;&gt;&lt;img class=&quot;d-block&quot; width=&quot;80&quot; height=&quot;112&quot; src=&quot;https://one-draw.jp/ijinden/cardlist/002/card/02_049.png&quot; /&gt;&lt;div class=&quot;container-num-copies&quot; id=&quot;side-2-49-num-copies&quot;&gt;0&lt;/div&gt;&lt;button type=&quot;button&quot; class=&quot;btn btn-secondary btn-number btn-sm btn-pop&quot; data-type=&quot;minus&quot; data-deck=&quot;side&quot; data-id=&quot;2-49&quot;&gt;-&lt;/button&gt;&lt;button type=&quot;button&quot; class=&quot;btn btn-secondary btn-number btn-sm btn-push&quot; data-type=&quot;plus&quot; data-deck=&quot;side&quot; data-id=&quot;2-49&quot;&gt;+&lt;/button&gt;&lt;button type=&quot;button&quot; class=&quot;btn btn-secondary btn-number btn-sm btn-raise&quot; data-type=&quot;raise&quot; data-id=&quot;2-49&quot;&gt;^&lt;/button&gt;&lt;/div&gt;" calcext:value-type="string">
            <text:p>&lt;div class="container-card" id="side-2-49"&gt;&lt;img class="d-block" width="80" height="112" src="https://one-draw.jp/ijinden/cardlist/002/card/02_049.png" /&gt;&lt;div class="container-num-copies" id="side-2-49-num-copies"&gt;0&lt;/div&gt;&lt;button type="button" class="btn btn-secondary btn-number btn-sm btn-pop" data-type="minus" data-deck="side" data-id="2-49"&gt;-&lt;/button&gt;&lt;button type="button" class="btn btn-secondary btn-number btn-sm btn-push" data-type="plus" data-deck="side" data-id="2-49"&gt;+&lt;/button&gt;&lt;button type="button" class="btn btn-secondary btn-number btn-sm btn-raise" data-type="raise" data-id="2-49"&gt;^&lt;/button&gt;&lt;/div&gt;</text:p>
          </table:table-cell>
          <table:table-cell table:formula="of:=CONCATENATE([$HTML.$A$3];[.F182];[$HTML.$B$3];[.H182];[$HTML.$C$3];[.J182];[$HTML.$D$3];[.N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data-expansion="25" data-type="2" data-color="2" data-term="3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&quot; id=&quot;main-2-50&quot;&gt;&lt;img class=&quot;img-card&quot; width=&quot;80&quot; height=&quot;112&quot; src=&quot;https://one-draw.jp/ijinden/cardlist/002/card/02_050.png&quot; /&gt;&lt;div class=&quot;container-num-copies&quot; id=&quot;main-2-50-num-copies&quot;&gt;0&lt;/div&gt;&lt;button type=&quot;button&quot; class=&quot;btn btn-secondary btn-number btn-sm btn-pop&quot; data-type=&quot;minus&quot; data-deck=&quot;main&quot; data-id=&quot;2-50&quot;&gt;-&lt;/button&gt;&lt;button type=&quot;button&quot; class=&quot;btn btn-secondary btn-number btn-sm btn-push&quot; data-type=&quot;plus&quot; data-deck=&quot;main&quot; data-id=&quot;2-50&quot;&gt;+&lt;/button&gt;&lt;button type=&quot;button&quot; class=&quot;btn btn-secondary btn-number btn-sm btn-drop&quot; data-type=&quot;drop&quot; data-id=&quot;2-50&quot;&gt;v&lt;/button&gt;&lt;/div&gt;" calcext:value-type="string">
            <text:p>&lt;div class="container-card" id="main-2-50"&gt;&lt;img class="img-card" width="80" height="112" src="https://one-draw.jp/ijinden/cardlist/002/card/02_050.png" /&gt;&lt;div class="container-num-copies" id="main-2-50-num-copies"&gt;0&lt;/div&gt;&lt;button type="button" class="btn btn-secondary btn-number btn-sm btn-pop" data-type="minus" data-deck="main" data-id="2-50"&gt;-&lt;/button&gt;&lt;button type="button" class="btn btn-secondary btn-number btn-sm btn-push" data-type="plus" data-deck="main" data-id="2-50"&gt;+&lt;/button&gt;&lt;button type="button" class="btn btn-secondary btn-number btn-sm btn-drop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&quot; id=&quot;side-2-50&quot;&gt;&lt;img class=&quot;d-block&quot; width=&quot;80&quot; height=&quot;112&quot; src=&quot;https://one-draw.jp/ijinden/cardlist/002/card/02_050.png&quot; /&gt;&lt;div class=&quot;container-num-copies&quot; id=&quot;side-2-50-num-copies&quot;&gt;0&lt;/div&gt;&lt;button type=&quot;button&quot; class=&quot;btn btn-secondary btn-number btn-sm btn-pop&quot; data-type=&quot;minus&quot; data-deck=&quot;side&quot; data-id=&quot;2-50&quot;&gt;-&lt;/button&gt;&lt;button type=&quot;button&quot; class=&quot;btn btn-secondary btn-number btn-sm btn-push&quot; data-type=&quot;plus&quot; data-deck=&quot;side&quot; data-id=&quot;2-50&quot;&gt;+&lt;/button&gt;&lt;button type=&quot;button&quot; class=&quot;btn btn-secondary btn-number btn-sm btn-raise&quot; data-type=&quot;raise&quot; data-id=&quot;2-50&quot;&gt;^&lt;/button&gt;&lt;/div&gt;" calcext:value-type="string">
            <text:p>&lt;div class="container-card" id="side-2-50"&gt;&lt;img class="d-block" width="80" height="112" src="https://one-draw.jp/ijinden/cardlist/002/card/02_050.png" /&gt;&lt;div class="container-num-copies" id="side-2-50-num-copies"&gt;0&lt;/div&gt;&lt;button type="button" class="btn btn-secondary btn-number btn-sm btn-pop" data-type="minus" data-deck="side" data-id="2-50"&gt;-&lt;/button&gt;&lt;button type="button" class="btn btn-secondary btn-number btn-sm btn-push" data-type="plus" data-deck="side" data-id="2-50"&gt;+&lt;/button&gt;&lt;button type="button" class="btn btn-secondary btn-number btn-sm btn-raise" data-type="raise" data-id="2-50"&gt;^&lt;/button&gt;&lt;/div&gt;</text:p>
          </table:table-cell>
          <table:table-cell table:formula="of:=CONCATENATE([$HTML.$A$3];[.F183];[$HTML.$B$3];[.H183];[$HTML.$C$3];[.J183];[$HTML.$D$3];[.N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data-expansion="25" data-type="2" data-color="2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&quot; id=&quot;main-2-51&quot;&gt;&lt;img class=&quot;img-card&quot; width=&quot;80&quot; height=&quot;112&quot; src=&quot;https://one-draw.jp/ijinden/cardlist/002/card/02_051.png&quot; /&gt;&lt;div class=&quot;container-num-copies&quot; id=&quot;main-2-51-num-copies&quot;&gt;0&lt;/div&gt;&lt;button type=&quot;button&quot; class=&quot;btn btn-secondary btn-number btn-sm btn-pop&quot; data-type=&quot;minus&quot; data-deck=&quot;main&quot; data-id=&quot;2-51&quot;&gt;-&lt;/button&gt;&lt;button type=&quot;button&quot; class=&quot;btn btn-secondary btn-number btn-sm btn-push&quot; data-type=&quot;plus&quot; data-deck=&quot;main&quot; data-id=&quot;2-51&quot;&gt;+&lt;/button&gt;&lt;button type=&quot;button&quot; class=&quot;btn btn-secondary btn-number btn-sm btn-drop&quot; data-type=&quot;drop&quot; data-id=&quot;2-51&quot;&gt;v&lt;/button&gt;&lt;/div&gt;" calcext:value-type="string">
            <text:p>&lt;div class="container-card" id="main-2-51"&gt;&lt;img class="img-card" width="80" height="112" src="https://one-draw.jp/ijinden/cardlist/002/card/02_051.png" /&gt;&lt;div class="container-num-copies" id="main-2-51-num-copies"&gt;0&lt;/div&gt;&lt;button type="button" class="btn btn-secondary btn-number btn-sm btn-pop" data-type="minus" data-deck="main" data-id="2-51"&gt;-&lt;/button&gt;&lt;button type="button" class="btn btn-secondary btn-number btn-sm btn-push" data-type="plus" data-deck="main" data-id="2-51"&gt;+&lt;/button&gt;&lt;button type="button" class="btn btn-secondary btn-number btn-sm btn-drop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&quot; id=&quot;side-2-51&quot;&gt;&lt;img class=&quot;d-block&quot; width=&quot;80&quot; height=&quot;112&quot; src=&quot;https://one-draw.jp/ijinden/cardlist/002/card/02_051.png&quot; /&gt;&lt;div class=&quot;container-num-copies&quot; id=&quot;side-2-51-num-copies&quot;&gt;0&lt;/div&gt;&lt;button type=&quot;button&quot; class=&quot;btn btn-secondary btn-number btn-sm btn-pop&quot; data-type=&quot;minus&quot; data-deck=&quot;side&quot; data-id=&quot;2-51&quot;&gt;-&lt;/button&gt;&lt;button type=&quot;button&quot; class=&quot;btn btn-secondary btn-number btn-sm btn-push&quot; data-type=&quot;plus&quot; data-deck=&quot;side&quot; data-id=&quot;2-51&quot;&gt;+&lt;/button&gt;&lt;button type=&quot;button&quot; class=&quot;btn btn-secondary btn-number btn-sm btn-raise&quot; data-type=&quot;raise&quot; data-id=&quot;2-51&quot;&gt;^&lt;/button&gt;&lt;/div&gt;" calcext:value-type="string">
            <text:p>&lt;div class="container-card" id="side-2-51"&gt;&lt;img class="d-block" width="80" height="112" src="https://one-draw.jp/ijinden/cardlist/002/card/02_051.png" /&gt;&lt;div class="container-num-copies" id="side-2-51-num-copies"&gt;0&lt;/div&gt;&lt;button type="button" class="btn btn-secondary btn-number btn-sm btn-pop" data-type="minus" data-deck="side" data-id="2-51"&gt;-&lt;/button&gt;&lt;button type="button" class="btn btn-secondary btn-number btn-sm btn-push" data-type="plus" data-deck="side" data-id="2-51"&gt;+&lt;/button&gt;&lt;button type="button" class="btn btn-secondary btn-number btn-sm btn-raise" data-type="raise" data-id="2-51"&gt;^&lt;/button&gt;&lt;/div&gt;</text:p>
          </table:table-cell>
          <table:table-cell table:formula="of:=CONCATENATE([$HTML.$A$3];[.F184];[$HTML.$B$3];[.H184];[$HTML.$C$3];[.J184];[$HTML.$D$3];[.N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data-expansion="25" data-type="2" data-color="4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&quot; id=&quot;main-2-52&quot;&gt;&lt;img class=&quot;img-card&quot; width=&quot;80&quot; height=&quot;112&quot; src=&quot;https://one-draw.jp/ijinden/cardlist/002/card/02_052.png&quot; /&gt;&lt;div class=&quot;container-num-copies&quot; id=&quot;main-2-52-num-copies&quot;&gt;0&lt;/div&gt;&lt;button type=&quot;button&quot; class=&quot;btn btn-secondary btn-number btn-sm btn-pop&quot; data-type=&quot;minus&quot; data-deck=&quot;main&quot; data-id=&quot;2-52&quot;&gt;-&lt;/button&gt;&lt;button type=&quot;button&quot; class=&quot;btn btn-secondary btn-number btn-sm btn-push&quot; data-type=&quot;plus&quot; data-deck=&quot;main&quot; data-id=&quot;2-52&quot;&gt;+&lt;/button&gt;&lt;button type=&quot;button&quot; class=&quot;btn btn-secondary btn-number btn-sm btn-drop&quot; data-type=&quot;drop&quot; data-id=&quot;2-52&quot;&gt;v&lt;/button&gt;&lt;/div&gt;" calcext:value-type="string">
            <text:p>&lt;div class="container-card" id="main-2-52"&gt;&lt;img class="img-card" width="80" height="112" src="https://one-draw.jp/ijinden/cardlist/002/card/02_052.png" /&gt;&lt;div class="container-num-copies" id="main-2-52-num-copies"&gt;0&lt;/div&gt;&lt;button type="button" class="btn btn-secondary btn-number btn-sm btn-pop" data-type="minus" data-deck="main" data-id="2-52"&gt;-&lt;/button&gt;&lt;button type="button" class="btn btn-secondary btn-number btn-sm btn-push" data-type="plus" data-deck="main" data-id="2-52"&gt;+&lt;/button&gt;&lt;button type="button" class="btn btn-secondary btn-number btn-sm btn-drop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&quot; id=&quot;side-2-52&quot;&gt;&lt;img class=&quot;d-block&quot; width=&quot;80&quot; height=&quot;112&quot; src=&quot;https://one-draw.jp/ijinden/cardlist/002/card/02_052.png&quot; /&gt;&lt;div class=&quot;container-num-copies&quot; id=&quot;side-2-52-num-copies&quot;&gt;0&lt;/div&gt;&lt;button type=&quot;button&quot; class=&quot;btn btn-secondary btn-number btn-sm btn-pop&quot; data-type=&quot;minus&quot; data-deck=&quot;side&quot; data-id=&quot;2-52&quot;&gt;-&lt;/button&gt;&lt;button type=&quot;button&quot; class=&quot;btn btn-secondary btn-number btn-sm btn-push&quot; data-type=&quot;plus&quot; data-deck=&quot;side&quot; data-id=&quot;2-52&quot;&gt;+&lt;/button&gt;&lt;button type=&quot;button&quot; class=&quot;btn btn-secondary btn-number btn-sm btn-raise&quot; data-type=&quot;raise&quot; data-id=&quot;2-52&quot;&gt;^&lt;/button&gt;&lt;/div&gt;" calcext:value-type="string">
            <text:p>&lt;div class="container-card" id="side-2-52"&gt;&lt;img class="d-block" width="80" height="112" src="https://one-draw.jp/ijinden/cardlist/002/card/02_052.png" /&gt;&lt;div class="container-num-copies" id="side-2-52-num-copies"&gt;0&lt;/div&gt;&lt;button type="button" class="btn btn-secondary btn-number btn-sm btn-pop" data-type="minus" data-deck="side" data-id="2-52"&gt;-&lt;/button&gt;&lt;button type="button" class="btn btn-secondary btn-number btn-sm btn-push" data-type="plus" data-deck="side" data-id="2-52"&gt;+&lt;/button&gt;&lt;button type="button" class="btn btn-secondary btn-number btn-sm btn-raise" data-type="raise" data-id="2-52"&gt;^&lt;/button&gt;&lt;/div&gt;</text:p>
          </table:table-cell>
          <table:table-cell table:formula="of:=CONCATENATE([$HTML.$A$3];[.F185];[$HTML.$B$3];[.H185];[$HTML.$C$3];[.J185];[$HTML.$D$3];[.N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data-expansion="25" data-type="2" data-color="4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&quot; id=&quot;main-2-53&quot;&gt;&lt;img class=&quot;img-card&quot; width=&quot;80&quot; height=&quot;112&quot; src=&quot;https://one-draw.jp/ijinden/cardlist/002/card/02_053.png&quot; /&gt;&lt;div class=&quot;container-num-copies&quot; id=&quot;main-2-53-num-copies&quot;&gt;0&lt;/div&gt;&lt;button type=&quot;button&quot; class=&quot;btn btn-secondary btn-number btn-sm btn-pop&quot; data-type=&quot;minus&quot; data-deck=&quot;main&quot; data-id=&quot;2-53&quot;&gt;-&lt;/button&gt;&lt;button type=&quot;button&quot; class=&quot;btn btn-secondary btn-number btn-sm btn-push&quot; data-type=&quot;plus&quot; data-deck=&quot;main&quot; data-id=&quot;2-53&quot;&gt;+&lt;/button&gt;&lt;button type=&quot;button&quot; class=&quot;btn btn-secondary btn-number btn-sm btn-drop&quot; data-type=&quot;drop&quot; data-id=&quot;2-53&quot;&gt;v&lt;/button&gt;&lt;/div&gt;" calcext:value-type="string">
            <text:p>&lt;div class="container-card" id="main-2-53"&gt;&lt;img class="img-card" width="80" height="112" src="https://one-draw.jp/ijinden/cardlist/002/card/02_053.png" /&gt;&lt;div class="container-num-copies" id="main-2-53-num-copies"&gt;0&lt;/div&gt;&lt;button type="button" class="btn btn-secondary btn-number btn-sm btn-pop" data-type="minus" data-deck="main" data-id="2-53"&gt;-&lt;/button&gt;&lt;button type="button" class="btn btn-secondary btn-number btn-sm btn-push" data-type="plus" data-deck="main" data-id="2-53"&gt;+&lt;/button&gt;&lt;button type="button" class="btn btn-secondary btn-number btn-sm btn-drop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&quot; id=&quot;side-2-53&quot;&gt;&lt;img class=&quot;d-block&quot; width=&quot;80&quot; height=&quot;112&quot; src=&quot;https://one-draw.jp/ijinden/cardlist/002/card/02_053.png&quot; /&gt;&lt;div class=&quot;container-num-copies&quot; id=&quot;side-2-53-num-copies&quot;&gt;0&lt;/div&gt;&lt;button type=&quot;button&quot; class=&quot;btn btn-secondary btn-number btn-sm btn-pop&quot; data-type=&quot;minus&quot; data-deck=&quot;side&quot; data-id=&quot;2-53&quot;&gt;-&lt;/button&gt;&lt;button type=&quot;button&quot; class=&quot;btn btn-secondary btn-number btn-sm btn-push&quot; data-type=&quot;plus&quot; data-deck=&quot;side&quot; data-id=&quot;2-53&quot;&gt;+&lt;/button&gt;&lt;button type=&quot;button&quot; class=&quot;btn btn-secondary btn-number btn-sm btn-raise&quot; data-type=&quot;raise&quot; data-id=&quot;2-53&quot;&gt;^&lt;/button&gt;&lt;/div&gt;" calcext:value-type="string">
            <text:p>&lt;div class="container-card" id="side-2-53"&gt;&lt;img class="d-block" width="80" height="112" src="https://one-draw.jp/ijinden/cardlist/002/card/02_053.png" /&gt;&lt;div class="container-num-copies" id="side-2-53-num-copies"&gt;0&lt;/div&gt;&lt;button type="button" class="btn btn-secondary btn-number btn-sm btn-pop" data-type="minus" data-deck="side" data-id="2-53"&gt;-&lt;/button&gt;&lt;button type="button" class="btn btn-secondary btn-number btn-sm btn-push" data-type="plus" data-deck="side" data-id="2-53"&gt;+&lt;/button&gt;&lt;button type="button" class="btn btn-secondary btn-number btn-sm btn-raise" data-type="raise" data-id="2-53"&gt;^&lt;/button&gt;&lt;/div&gt;</text:p>
          </table:table-cell>
          <table:table-cell table:formula="of:=CONCATENATE([$HTML.$A$3];[.F186];[$HTML.$B$3];[.H186];[$HTML.$C$3];[.J186];[$HTML.$D$3];[.N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data-expansion="25" data-type="2" data-color="8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&quot; id=&quot;main-2-54&quot;&gt;&lt;img class=&quot;img-card&quot; width=&quot;80&quot; height=&quot;112&quot; src=&quot;https://one-draw.jp/ijinden/cardlist/002/card/02_054.png&quot; /&gt;&lt;div class=&quot;container-num-copies&quot; id=&quot;main-2-54-num-copies&quot;&gt;0&lt;/div&gt;&lt;button type=&quot;button&quot; class=&quot;btn btn-secondary btn-number btn-sm btn-pop&quot; data-type=&quot;minus&quot; data-deck=&quot;main&quot; data-id=&quot;2-54&quot;&gt;-&lt;/button&gt;&lt;button type=&quot;button&quot; class=&quot;btn btn-secondary btn-number btn-sm btn-push&quot; data-type=&quot;plus&quot; data-deck=&quot;main&quot; data-id=&quot;2-54&quot;&gt;+&lt;/button&gt;&lt;button type=&quot;button&quot; class=&quot;btn btn-secondary btn-number btn-sm btn-drop&quot; data-type=&quot;drop&quot; data-id=&quot;2-54&quot;&gt;v&lt;/button&gt;&lt;/div&gt;" calcext:value-type="string">
            <text:p>&lt;div class="container-card" id="main-2-54"&gt;&lt;img class="img-card" width="80" height="112" src="https://one-draw.jp/ijinden/cardlist/002/card/02_054.png" /&gt;&lt;div class="container-num-copies" id="main-2-54-num-copies"&gt;0&lt;/div&gt;&lt;button type="button" class="btn btn-secondary btn-number btn-sm btn-pop" data-type="minus" data-deck="main" data-id="2-54"&gt;-&lt;/button&gt;&lt;button type="button" class="btn btn-secondary btn-number btn-sm btn-push" data-type="plus" data-deck="main" data-id="2-54"&gt;+&lt;/button&gt;&lt;button type="button" class="btn btn-secondary btn-number btn-sm btn-drop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&quot; id=&quot;side-2-54&quot;&gt;&lt;img class=&quot;d-block&quot; width=&quot;80&quot; height=&quot;112&quot; src=&quot;https://one-draw.jp/ijinden/cardlist/002/card/02_054.png&quot; /&gt;&lt;div class=&quot;container-num-copies&quot; id=&quot;side-2-54-num-copies&quot;&gt;0&lt;/div&gt;&lt;button type=&quot;button&quot; class=&quot;btn btn-secondary btn-number btn-sm btn-pop&quot; data-type=&quot;minus&quot; data-deck=&quot;side&quot; data-id=&quot;2-54&quot;&gt;-&lt;/button&gt;&lt;button type=&quot;button&quot; class=&quot;btn btn-secondary btn-number btn-sm btn-push&quot; data-type=&quot;plus&quot; data-deck=&quot;side&quot; data-id=&quot;2-54&quot;&gt;+&lt;/button&gt;&lt;button type=&quot;button&quot; class=&quot;btn btn-secondary btn-number btn-sm btn-raise&quot; data-type=&quot;raise&quot; data-id=&quot;2-54&quot;&gt;^&lt;/button&gt;&lt;/div&gt;" calcext:value-type="string">
            <text:p>&lt;div class="container-card" id="side-2-54"&gt;&lt;img class="d-block" width="80" height="112" src="https://one-draw.jp/ijinden/cardlist/002/card/02_054.png" /&gt;&lt;div class="container-num-copies" id="side-2-54-num-copies"&gt;0&lt;/div&gt;&lt;button type="button" class="btn btn-secondary btn-number btn-sm btn-pop" data-type="minus" data-deck="side" data-id="2-54"&gt;-&lt;/button&gt;&lt;button type="button" class="btn btn-secondary btn-number btn-sm btn-push" data-type="plus" data-deck="side" data-id="2-54"&gt;+&lt;/button&gt;&lt;button type="button" class="btn btn-secondary btn-number btn-sm btn-raise" data-type="raise" data-id="2-54"&gt;^&lt;/button&gt;&lt;/div&gt;</text:p>
          </table:table-cell>
          <table:table-cell table:formula="of:=CONCATENATE([$HTML.$A$3];[.F187];[$HTML.$B$3];[.H187];[$HTML.$C$3];[.J187];[$HTML.$D$3];[.N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data-expansion="25" data-type="2" data-color="8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&quot; id=&quot;main-2-55&quot;&gt;&lt;img class=&quot;img-card&quot; width=&quot;80&quot; height=&quot;112&quot; src=&quot;https://one-draw.jp/ijinden/cardlist/002/card/02_055.png&quot; /&gt;&lt;div class=&quot;container-num-copies&quot; id=&quot;main-2-55-num-copies&quot;&gt;0&lt;/div&gt;&lt;button type=&quot;button&quot; class=&quot;btn btn-secondary btn-number btn-sm btn-pop&quot; data-type=&quot;minus&quot; data-deck=&quot;main&quot; data-id=&quot;2-55&quot;&gt;-&lt;/button&gt;&lt;button type=&quot;button&quot; class=&quot;btn btn-secondary btn-number btn-sm btn-push&quot; data-type=&quot;plus&quot; data-deck=&quot;main&quot; data-id=&quot;2-55&quot;&gt;+&lt;/button&gt;&lt;button type=&quot;button&quot; class=&quot;btn btn-secondary btn-number btn-sm btn-drop&quot; data-type=&quot;drop&quot; data-id=&quot;2-55&quot;&gt;v&lt;/button&gt;&lt;/div&gt;" calcext:value-type="string">
            <text:p>&lt;div class="container-card" id="main-2-55"&gt;&lt;img class="img-card" width="80" height="112" src="https://one-draw.jp/ijinden/cardlist/002/card/02_055.png" /&gt;&lt;div class="container-num-copies" id="main-2-55-num-copies"&gt;0&lt;/div&gt;&lt;button type="button" class="btn btn-secondary btn-number btn-sm btn-pop" data-type="minus" data-deck="main" data-id="2-55"&gt;-&lt;/button&gt;&lt;button type="button" class="btn btn-secondary btn-number btn-sm btn-push" data-type="plus" data-deck="main" data-id="2-55"&gt;+&lt;/button&gt;&lt;button type="button" class="btn btn-secondary btn-number btn-sm btn-drop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&quot; id=&quot;side-2-55&quot;&gt;&lt;img class=&quot;d-block&quot; width=&quot;80&quot; height=&quot;112&quot; src=&quot;https://one-draw.jp/ijinden/cardlist/002/card/02_055.png&quot; /&gt;&lt;div class=&quot;container-num-copies&quot; id=&quot;side-2-55-num-copies&quot;&gt;0&lt;/div&gt;&lt;button type=&quot;button&quot; class=&quot;btn btn-secondary btn-number btn-sm btn-pop&quot; data-type=&quot;minus&quot; data-deck=&quot;side&quot; data-id=&quot;2-55&quot;&gt;-&lt;/button&gt;&lt;button type=&quot;button&quot; class=&quot;btn btn-secondary btn-number btn-sm btn-push&quot; data-type=&quot;plus&quot; data-deck=&quot;side&quot; data-id=&quot;2-55&quot;&gt;+&lt;/button&gt;&lt;button type=&quot;button&quot; class=&quot;btn btn-secondary btn-number btn-sm btn-raise&quot; data-type=&quot;raise&quot; data-id=&quot;2-55&quot;&gt;^&lt;/button&gt;&lt;/div&gt;" calcext:value-type="string">
            <text:p>&lt;div class="container-card" id="side-2-55"&gt;&lt;img class="d-block" width="80" height="112" src="https://one-draw.jp/ijinden/cardlist/002/card/02_055.png" /&gt;&lt;div class="container-num-copies" id="side-2-55-num-copies"&gt;0&lt;/div&gt;&lt;button type="button" class="btn btn-secondary btn-number btn-sm btn-pop" data-type="minus" data-deck="side" data-id="2-55"&gt;-&lt;/button&gt;&lt;button type="button" class="btn btn-secondary btn-number btn-sm btn-push" data-type="plus" data-deck="side" data-id="2-55"&gt;+&lt;/button&gt;&lt;button type="button" class="btn btn-secondary btn-number btn-sm btn-raise" data-type="raise" data-id="2-55"&gt;^&lt;/button&gt;&lt;/div&gt;</text:p>
          </table:table-cell>
          <table:table-cell table:formula="of:=CONCATENATE([$HTML.$A$3];[.F188];[$HTML.$B$3];[.H188];[$HTML.$C$3];[.J188];[$HTML.$D$3];[.N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data-expansion="25" data-type="2" data-color="16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&quot; id=&quot;main-2-56&quot;&gt;&lt;img class=&quot;img-card&quot; width=&quot;80&quot; height=&quot;112&quot; src=&quot;https://one-draw.jp/ijinden/cardlist/002/card/02_056.png&quot; /&gt;&lt;div class=&quot;container-num-copies&quot; id=&quot;main-2-56-num-copies&quot;&gt;0&lt;/div&gt;&lt;button type=&quot;button&quot; class=&quot;btn btn-secondary btn-number btn-sm btn-pop&quot; data-type=&quot;minus&quot; data-deck=&quot;main&quot; data-id=&quot;2-56&quot;&gt;-&lt;/button&gt;&lt;button type=&quot;button&quot; class=&quot;btn btn-secondary btn-number btn-sm btn-push&quot; data-type=&quot;plus&quot; data-deck=&quot;main&quot; data-id=&quot;2-56&quot;&gt;+&lt;/button&gt;&lt;button type=&quot;button&quot; class=&quot;btn btn-secondary btn-number btn-sm btn-drop&quot; data-type=&quot;drop&quot; data-id=&quot;2-56&quot;&gt;v&lt;/button&gt;&lt;/div&gt;" calcext:value-type="string">
            <text:p>&lt;div class="container-card" id="main-2-56"&gt;&lt;img class="img-card" width="80" height="112" src="https://one-draw.jp/ijinden/cardlist/002/card/02_056.png" /&gt;&lt;div class="container-num-copies" id="main-2-56-num-copies"&gt;0&lt;/div&gt;&lt;button type="button" class="btn btn-secondary btn-number btn-sm btn-pop" data-type="minus" data-deck="main" data-id="2-56"&gt;-&lt;/button&gt;&lt;button type="button" class="btn btn-secondary btn-number btn-sm btn-push" data-type="plus" data-deck="main" data-id="2-56"&gt;+&lt;/button&gt;&lt;button type="button" class="btn btn-secondary btn-number btn-sm btn-drop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&quot; id=&quot;side-2-56&quot;&gt;&lt;img class=&quot;d-block&quot; width=&quot;80&quot; height=&quot;112&quot; src=&quot;https://one-draw.jp/ijinden/cardlist/002/card/02_056.png&quot; /&gt;&lt;div class=&quot;container-num-copies&quot; id=&quot;side-2-56-num-copies&quot;&gt;0&lt;/div&gt;&lt;button type=&quot;button&quot; class=&quot;btn btn-secondary btn-number btn-sm btn-pop&quot; data-type=&quot;minus&quot; data-deck=&quot;side&quot; data-id=&quot;2-56&quot;&gt;-&lt;/button&gt;&lt;button type=&quot;button&quot; class=&quot;btn btn-secondary btn-number btn-sm btn-push&quot; data-type=&quot;plus&quot; data-deck=&quot;side&quot; data-id=&quot;2-56&quot;&gt;+&lt;/button&gt;&lt;button type=&quot;button&quot; class=&quot;btn btn-secondary btn-number btn-sm btn-raise&quot; data-type=&quot;raise&quot; data-id=&quot;2-56&quot;&gt;^&lt;/button&gt;&lt;/div&gt;" calcext:value-type="string">
            <text:p>&lt;div class="container-card" id="side-2-56"&gt;&lt;img class="d-block" width="80" height="112" src="https://one-draw.jp/ijinden/cardlist/002/card/02_056.png" /&gt;&lt;div class="container-num-copies" id="side-2-56-num-copies"&gt;0&lt;/div&gt;&lt;button type="button" class="btn btn-secondary btn-number btn-sm btn-pop" data-type="minus" data-deck="side" data-id="2-56"&gt;-&lt;/button&gt;&lt;button type="button" class="btn btn-secondary btn-number btn-sm btn-push" data-type="plus" data-deck="side" data-id="2-56"&gt;+&lt;/button&gt;&lt;button type="button" class="btn btn-secondary btn-number btn-sm btn-raise" data-type="raise" data-id="2-56"&gt;^&lt;/button&gt;&lt;/div&gt;</text:p>
          </table:table-cell>
          <table:table-cell table:formula="of:=CONCATENATE([$HTML.$A$3];[.F189];[$HTML.$B$3];[.H189];[$HTML.$C$3];[.J189];[$HTML.$D$3];[.N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data-expansion="25" data-type="2" data-color="16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&quot; id=&quot;main-2-57&quot;&gt;&lt;img class=&quot;img-card&quot; width=&quot;80&quot; height=&quot;112&quot; src=&quot;https://one-draw.jp/ijinden/cardlist/002/card/02_057.png&quot; /&gt;&lt;div class=&quot;container-num-copies&quot; id=&quot;main-2-57-num-copies&quot;&gt;0&lt;/div&gt;&lt;button type=&quot;button&quot; class=&quot;btn btn-secondary btn-number btn-sm btn-pop&quot; data-type=&quot;minus&quot; data-deck=&quot;main&quot; data-id=&quot;2-57&quot;&gt;-&lt;/button&gt;&lt;button type=&quot;button&quot; class=&quot;btn btn-secondary btn-number btn-sm btn-push&quot; data-type=&quot;plus&quot; data-deck=&quot;main&quot; data-id=&quot;2-57&quot;&gt;+&lt;/button&gt;&lt;button type=&quot;button&quot; class=&quot;btn btn-secondary btn-number btn-sm btn-drop&quot; data-type=&quot;drop&quot; data-id=&quot;2-57&quot;&gt;v&lt;/button&gt;&lt;/div&gt;" calcext:value-type="string">
            <text:p>&lt;div class="container-card" id="main-2-57"&gt;&lt;img class="img-card" width="80" height="112" src="https://one-draw.jp/ijinden/cardlist/002/card/02_057.png" /&gt;&lt;div class="container-num-copies" id="main-2-57-num-copies"&gt;0&lt;/div&gt;&lt;button type="button" class="btn btn-secondary btn-number btn-sm btn-pop" data-type="minus" data-deck="main" data-id="2-57"&gt;-&lt;/button&gt;&lt;button type="button" class="btn btn-secondary btn-number btn-sm btn-push" data-type="plus" data-deck="main" data-id="2-57"&gt;+&lt;/button&gt;&lt;button type="button" class="btn btn-secondary btn-number btn-sm btn-drop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&quot; id=&quot;side-2-57&quot;&gt;&lt;img class=&quot;d-block&quot; width=&quot;80&quot; height=&quot;112&quot; src=&quot;https://one-draw.jp/ijinden/cardlist/002/card/02_057.png&quot; /&gt;&lt;div class=&quot;container-num-copies&quot; id=&quot;side-2-57-num-copies&quot;&gt;0&lt;/div&gt;&lt;button type=&quot;button&quot; class=&quot;btn btn-secondary btn-number btn-sm btn-pop&quot; data-type=&quot;minus&quot; data-deck=&quot;side&quot; data-id=&quot;2-57&quot;&gt;-&lt;/button&gt;&lt;button type=&quot;button&quot; class=&quot;btn btn-secondary btn-number btn-sm btn-push&quot; data-type=&quot;plus&quot; data-deck=&quot;side&quot; data-id=&quot;2-57&quot;&gt;+&lt;/button&gt;&lt;button type=&quot;button&quot; class=&quot;btn btn-secondary btn-number btn-sm btn-raise&quot; data-type=&quot;raise&quot; data-id=&quot;2-57&quot;&gt;^&lt;/button&gt;&lt;/div&gt;" calcext:value-type="string">
            <text:p>&lt;div class="container-card" id="side-2-57"&gt;&lt;img class="d-block" width="80" height="112" src="https://one-draw.jp/ijinden/cardlist/002/card/02_057.png" /&gt;&lt;div class="container-num-copies" id="side-2-57-num-copies"&gt;0&lt;/div&gt;&lt;button type="button" class="btn btn-secondary btn-number btn-sm btn-pop" data-type="minus" data-deck="side" data-id="2-57"&gt;-&lt;/button&gt;&lt;button type="button" class="btn btn-secondary btn-number btn-sm btn-push" data-type="plus" data-deck="side" data-id="2-57"&gt;+&lt;/button&gt;&lt;button type="button" class="btn btn-secondary btn-number btn-sm btn-raise" data-type="raise" data-id="2-57"&gt;^&lt;/button&gt;&lt;/div&gt;</text:p>
          </table:table-cell>
          <table:table-cell table:formula="of:=CONCATENATE([$HTML.$A$3];[.F190];[$HTML.$B$3];[.H190];[$HTML.$C$3];[.J190];[$HTML.$D$3];[.N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data-expansion="25" data-type="3" data-color="2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&quot; id=&quot;main-2-58&quot;&gt;&lt;img class=&quot;img-card&quot; width=&quot;80&quot; height=&quot;112&quot; src=&quot;https://one-draw.jp/ijinden/cardlist/002/card/02_058.png&quot; /&gt;&lt;div class=&quot;container-num-copies&quot; id=&quot;main-2-58-num-copies&quot;&gt;0&lt;/div&gt;&lt;button type=&quot;button&quot; class=&quot;btn btn-secondary btn-number btn-sm btn-pop&quot; data-type=&quot;minus&quot; data-deck=&quot;main&quot; data-id=&quot;2-58&quot;&gt;-&lt;/button&gt;&lt;button type=&quot;button&quot; class=&quot;btn btn-secondary btn-number btn-sm btn-push&quot; data-type=&quot;plus&quot; data-deck=&quot;main&quot; data-id=&quot;2-58&quot;&gt;+&lt;/button&gt;&lt;button type=&quot;button&quot; class=&quot;btn btn-secondary btn-number btn-sm btn-drop&quot; data-type=&quot;drop&quot; data-id=&quot;2-58&quot;&gt;v&lt;/button&gt;&lt;/div&gt;" calcext:value-type="string">
            <text:p>&lt;div class="container-card" id="main-2-58"&gt;&lt;img class="img-card" width="80" height="112" src="https://one-draw.jp/ijinden/cardlist/002/card/02_058.png" /&gt;&lt;div class="container-num-copies" id="main-2-58-num-copies"&gt;0&lt;/div&gt;&lt;button type="button" class="btn btn-secondary btn-number btn-sm btn-pop" data-type="minus" data-deck="main" data-id="2-58"&gt;-&lt;/button&gt;&lt;button type="button" class="btn btn-secondary btn-number btn-sm btn-push" data-type="plus" data-deck="main" data-id="2-58"&gt;+&lt;/button&gt;&lt;button type="button" class="btn btn-secondary btn-number btn-sm btn-drop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&quot; id=&quot;side-2-58&quot;&gt;&lt;img class=&quot;d-block&quot; width=&quot;80&quot; height=&quot;112&quot; src=&quot;https://one-draw.jp/ijinden/cardlist/002/card/02_058.png&quot; /&gt;&lt;div class=&quot;container-num-copies&quot; id=&quot;side-2-58-num-copies&quot;&gt;0&lt;/div&gt;&lt;button type=&quot;button&quot; class=&quot;btn btn-secondary btn-number btn-sm btn-pop&quot; data-type=&quot;minus&quot; data-deck=&quot;side&quot; data-id=&quot;2-58&quot;&gt;-&lt;/button&gt;&lt;button type=&quot;button&quot; class=&quot;btn btn-secondary btn-number btn-sm btn-push&quot; data-type=&quot;plus&quot; data-deck=&quot;side&quot; data-id=&quot;2-58&quot;&gt;+&lt;/button&gt;&lt;button type=&quot;button&quot; class=&quot;btn btn-secondary btn-number btn-sm btn-raise&quot; data-type=&quot;raise&quot; data-id=&quot;2-58&quot;&gt;^&lt;/button&gt;&lt;/div&gt;" calcext:value-type="string">
            <text:p>&lt;div class="container-card" id="side-2-58"&gt;&lt;img class="d-block" width="80" height="112" src="https://one-draw.jp/ijinden/cardlist/002/card/02_058.png" /&gt;&lt;div class="container-num-copies" id="side-2-58-num-copies"&gt;0&lt;/div&gt;&lt;button type="button" class="btn btn-secondary btn-number btn-sm btn-pop" data-type="minus" data-deck="side" data-id="2-58"&gt;-&lt;/button&gt;&lt;button type="button" class="btn btn-secondary btn-number btn-sm btn-push" data-type="plus" data-deck="side" data-id="2-58"&gt;+&lt;/button&gt;&lt;button type="button" class="btn btn-secondary btn-number btn-sm btn-raise" data-type="raise" data-id="2-58"&gt;^&lt;/button&gt;&lt;/div&gt;</text:p>
          </table:table-cell>
          <table:table-cell table:formula="of:=CONCATENATE([$HTML.$A$3];[.F191];[$HTML.$B$3];[.H191];[$HTML.$C$3];[.J191];[$HTML.$D$3];[.N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data-expansion="25" data-type="3" data-color="2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&quot; id=&quot;main-2-59&quot;&gt;&lt;img class=&quot;img-card&quot; width=&quot;80&quot; height=&quot;112&quot; src=&quot;https://one-draw.jp/ijinden/cardlist/002/card/02_059.png&quot; /&gt;&lt;div class=&quot;container-num-copies&quot; id=&quot;main-2-59-num-copies&quot;&gt;0&lt;/div&gt;&lt;button type=&quot;button&quot; class=&quot;btn btn-secondary btn-number btn-sm btn-pop&quot; data-type=&quot;minus&quot; data-deck=&quot;main&quot; data-id=&quot;2-59&quot;&gt;-&lt;/button&gt;&lt;button type=&quot;button&quot; class=&quot;btn btn-secondary btn-number btn-sm btn-push&quot; data-type=&quot;plus&quot; data-deck=&quot;main&quot; data-id=&quot;2-59&quot;&gt;+&lt;/button&gt;&lt;button type=&quot;button&quot; class=&quot;btn btn-secondary btn-number btn-sm btn-drop&quot; data-type=&quot;drop&quot; data-id=&quot;2-59&quot;&gt;v&lt;/button&gt;&lt;/div&gt;" calcext:value-type="string">
            <text:p>&lt;div class="container-card" id="main-2-59"&gt;&lt;img class="img-card" width="80" height="112" src="https://one-draw.jp/ijinden/cardlist/002/card/02_059.png" /&gt;&lt;div class="container-num-copies" id="main-2-59-num-copies"&gt;0&lt;/div&gt;&lt;button type="button" class="btn btn-secondary btn-number btn-sm btn-pop" data-type="minus" data-deck="main" data-id="2-59"&gt;-&lt;/button&gt;&lt;button type="button" class="btn btn-secondary btn-number btn-sm btn-push" data-type="plus" data-deck="main" data-id="2-59"&gt;+&lt;/button&gt;&lt;button type="button" class="btn btn-secondary btn-number btn-sm btn-drop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&quot; id=&quot;side-2-59&quot;&gt;&lt;img class=&quot;d-block&quot; width=&quot;80&quot; height=&quot;112&quot; src=&quot;https://one-draw.jp/ijinden/cardlist/002/card/02_059.png&quot; /&gt;&lt;div class=&quot;container-num-copies&quot; id=&quot;side-2-59-num-copies&quot;&gt;0&lt;/div&gt;&lt;button type=&quot;button&quot; class=&quot;btn btn-secondary btn-number btn-sm btn-pop&quot; data-type=&quot;minus&quot; data-deck=&quot;side&quot; data-id=&quot;2-59&quot;&gt;-&lt;/button&gt;&lt;button type=&quot;button&quot; class=&quot;btn btn-secondary btn-number btn-sm btn-push&quot; data-type=&quot;plus&quot; data-deck=&quot;side&quot; data-id=&quot;2-59&quot;&gt;+&lt;/button&gt;&lt;button type=&quot;button&quot; class=&quot;btn btn-secondary btn-number btn-sm btn-raise&quot; data-type=&quot;raise&quot; data-id=&quot;2-59&quot;&gt;^&lt;/button&gt;&lt;/div&gt;" calcext:value-type="string">
            <text:p>&lt;div class="container-card" id="side-2-59"&gt;&lt;img class="d-block" width="80" height="112" src="https://one-draw.jp/ijinden/cardlist/002/card/02_059.png" /&gt;&lt;div class="container-num-copies" id="side-2-59-num-copies"&gt;0&lt;/div&gt;&lt;button type="button" class="btn btn-secondary btn-number btn-sm btn-pop" data-type="minus" data-deck="side" data-id="2-59"&gt;-&lt;/button&gt;&lt;button type="button" class="btn btn-secondary btn-number btn-sm btn-push" data-type="plus" data-deck="side" data-id="2-59"&gt;+&lt;/button&gt;&lt;button type="button" class="btn btn-secondary btn-number btn-sm btn-raise" data-type="raise" data-id="2-59"&gt;^&lt;/button&gt;&lt;/div&gt;</text:p>
          </table:table-cell>
          <table:table-cell table:formula="of:=CONCATENATE([$HTML.$A$3];[.F192];[$HTML.$B$3];[.H192];[$HTML.$C$3];[.J192];[$HTML.$D$3];[.N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data-expansion="25" data-type="3" data-color="2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&quot; id=&quot;main-2-60&quot;&gt;&lt;img class=&quot;img-card&quot; width=&quot;80&quot; height=&quot;112&quot; src=&quot;https://one-draw.jp/ijinden/cardlist/002/card/02_060.png&quot; /&gt;&lt;div class=&quot;container-num-copies&quot; id=&quot;main-2-60-num-copies&quot;&gt;0&lt;/div&gt;&lt;button type=&quot;button&quot; class=&quot;btn btn-secondary btn-number btn-sm btn-pop&quot; data-type=&quot;minus&quot; data-deck=&quot;main&quot; data-id=&quot;2-60&quot;&gt;-&lt;/button&gt;&lt;button type=&quot;button&quot; class=&quot;btn btn-secondary btn-number btn-sm btn-push&quot; data-type=&quot;plus&quot; data-deck=&quot;main&quot; data-id=&quot;2-60&quot;&gt;+&lt;/button&gt;&lt;button type=&quot;button&quot; class=&quot;btn btn-secondary btn-number btn-sm btn-drop&quot; data-type=&quot;drop&quot; data-id=&quot;2-60&quot;&gt;v&lt;/button&gt;&lt;/div&gt;" calcext:value-type="string">
            <text:p>&lt;div class="container-card" id="main-2-60"&gt;&lt;img class="img-card" width="80" height="112" src="https://one-draw.jp/ijinden/cardlist/002/card/02_060.png" /&gt;&lt;div class="container-num-copies" id="main-2-60-num-copies"&gt;0&lt;/div&gt;&lt;button type="button" class="btn btn-secondary btn-number btn-sm btn-pop" data-type="minus" data-deck="main" data-id="2-60"&gt;-&lt;/button&gt;&lt;button type="button" class="btn btn-secondary btn-number btn-sm btn-push" data-type="plus" data-deck="main" data-id="2-60"&gt;+&lt;/button&gt;&lt;button type="button" class="btn btn-secondary btn-number btn-sm btn-drop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&quot; id=&quot;side-2-60&quot;&gt;&lt;img class=&quot;d-block&quot; width=&quot;80&quot; height=&quot;112&quot; src=&quot;https://one-draw.jp/ijinden/cardlist/002/card/02_060.png&quot; /&gt;&lt;div class=&quot;container-num-copies&quot; id=&quot;side-2-60-num-copies&quot;&gt;0&lt;/div&gt;&lt;button type=&quot;button&quot; class=&quot;btn btn-secondary btn-number btn-sm btn-pop&quot; data-type=&quot;minus&quot; data-deck=&quot;side&quot; data-id=&quot;2-60&quot;&gt;-&lt;/button&gt;&lt;button type=&quot;button&quot; class=&quot;btn btn-secondary btn-number btn-sm btn-push&quot; data-type=&quot;plus&quot; data-deck=&quot;side&quot; data-id=&quot;2-60&quot;&gt;+&lt;/button&gt;&lt;button type=&quot;button&quot; class=&quot;btn btn-secondary btn-number btn-sm btn-raise&quot; data-type=&quot;raise&quot; data-id=&quot;2-60&quot;&gt;^&lt;/button&gt;&lt;/div&gt;" calcext:value-type="string">
            <text:p>&lt;div class="container-card" id="side-2-60"&gt;&lt;img class="d-block" width="80" height="112" src="https://one-draw.jp/ijinden/cardlist/002/card/02_060.png" /&gt;&lt;div class="container-num-copies" id="side-2-60-num-copies"&gt;0&lt;/div&gt;&lt;button type="button" class="btn btn-secondary btn-number btn-sm btn-pop" data-type="minus" data-deck="side" data-id="2-60"&gt;-&lt;/button&gt;&lt;button type="button" class="btn btn-secondary btn-number btn-sm btn-push" data-type="plus" data-deck="side" data-id="2-60"&gt;+&lt;/button&gt;&lt;button type="button" class="btn btn-secondary btn-number btn-sm btn-raise" data-type="raise" data-id="2-60"&gt;^&lt;/button&gt;&lt;/div&gt;</text:p>
          </table:table-cell>
          <table:table-cell table:formula="of:=CONCATENATE([$HTML.$A$3];[.F193];[$HTML.$B$3];[.H193];[$HTML.$C$3];[.J193];[$HTML.$D$3];[.N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data-expansion="25" data-type="3" data-color="4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&quot; id=&quot;main-2-61&quot;&gt;&lt;img class=&quot;img-card&quot; width=&quot;80&quot; height=&quot;112&quot; src=&quot;https://one-draw.jp/ijinden/cardlist/002/card/02_061.png&quot; /&gt;&lt;div class=&quot;container-num-copies&quot; id=&quot;main-2-61-num-copies&quot;&gt;0&lt;/div&gt;&lt;button type=&quot;button&quot; class=&quot;btn btn-secondary btn-number btn-sm btn-pop&quot; data-type=&quot;minus&quot; data-deck=&quot;main&quot; data-id=&quot;2-61&quot;&gt;-&lt;/button&gt;&lt;button type=&quot;button&quot; class=&quot;btn btn-secondary btn-number btn-sm btn-push&quot; data-type=&quot;plus&quot; data-deck=&quot;main&quot; data-id=&quot;2-61&quot;&gt;+&lt;/button&gt;&lt;button type=&quot;button&quot; class=&quot;btn btn-secondary btn-number btn-sm btn-drop&quot; data-type=&quot;drop&quot; data-id=&quot;2-61&quot;&gt;v&lt;/button&gt;&lt;/div&gt;" calcext:value-type="string">
            <text:p>&lt;div class="container-card" id="main-2-61"&gt;&lt;img class="img-card" width="80" height="112" src="https://one-draw.jp/ijinden/cardlist/002/card/02_061.png" /&gt;&lt;div class="container-num-copies" id="main-2-61-num-copies"&gt;0&lt;/div&gt;&lt;button type="button" class="btn btn-secondary btn-number btn-sm btn-pop" data-type="minus" data-deck="main" data-id="2-61"&gt;-&lt;/button&gt;&lt;button type="button" class="btn btn-secondary btn-number btn-sm btn-push" data-type="plus" data-deck="main" data-id="2-61"&gt;+&lt;/button&gt;&lt;button type="button" class="btn btn-secondary btn-number btn-sm btn-drop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&quot; id=&quot;side-2-61&quot;&gt;&lt;img class=&quot;d-block&quot; width=&quot;80&quot; height=&quot;112&quot; src=&quot;https://one-draw.jp/ijinden/cardlist/002/card/02_061.png&quot; /&gt;&lt;div class=&quot;container-num-copies&quot; id=&quot;side-2-61-num-copies&quot;&gt;0&lt;/div&gt;&lt;button type=&quot;button&quot; class=&quot;btn btn-secondary btn-number btn-sm btn-pop&quot; data-type=&quot;minus&quot; data-deck=&quot;side&quot; data-id=&quot;2-61&quot;&gt;-&lt;/button&gt;&lt;button type=&quot;button&quot; class=&quot;btn btn-secondary btn-number btn-sm btn-push&quot; data-type=&quot;plus&quot; data-deck=&quot;side&quot; data-id=&quot;2-61&quot;&gt;+&lt;/button&gt;&lt;button type=&quot;button&quot; class=&quot;btn btn-secondary btn-number btn-sm btn-raise&quot; data-type=&quot;raise&quot; data-id=&quot;2-61&quot;&gt;^&lt;/button&gt;&lt;/div&gt;" calcext:value-type="string">
            <text:p>&lt;div class="container-card" id="side-2-61"&gt;&lt;img class="d-block" width="80" height="112" src="https://one-draw.jp/ijinden/cardlist/002/card/02_061.png" /&gt;&lt;div class="container-num-copies" id="side-2-61-num-copies"&gt;0&lt;/div&gt;&lt;button type="button" class="btn btn-secondary btn-number btn-sm btn-pop" data-type="minus" data-deck="side" data-id="2-61"&gt;-&lt;/button&gt;&lt;button type="button" class="btn btn-secondary btn-number btn-sm btn-push" data-type="plus" data-deck="side" data-id="2-61"&gt;+&lt;/button&gt;&lt;button type="button" class="btn btn-secondary btn-number btn-sm btn-raise" data-type="raise" data-id="2-61"&gt;^&lt;/button&gt;&lt;/div&gt;</text:p>
          </table:table-cell>
          <table:table-cell table:formula="of:=CONCATENATE([$HTML.$A$3];[.F194];[$HTML.$B$3];[.H194];[$HTML.$C$3];[.J194];[$HTML.$D$3];[.N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data-expansion="25" data-type="3" data-color="4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&quot; id=&quot;main-2-62&quot;&gt;&lt;img class=&quot;img-card&quot; width=&quot;80&quot; height=&quot;112&quot; src=&quot;https://one-draw.jp/ijinden/cardlist/002/card/02_062.png&quot; /&gt;&lt;div class=&quot;container-num-copies&quot; id=&quot;main-2-62-num-copies&quot;&gt;0&lt;/div&gt;&lt;button type=&quot;button&quot; class=&quot;btn btn-secondary btn-number btn-sm btn-pop&quot; data-type=&quot;minus&quot; data-deck=&quot;main&quot; data-id=&quot;2-62&quot;&gt;-&lt;/button&gt;&lt;button type=&quot;button&quot; class=&quot;btn btn-secondary btn-number btn-sm btn-push&quot; data-type=&quot;plus&quot; data-deck=&quot;main&quot; data-id=&quot;2-62&quot;&gt;+&lt;/button&gt;&lt;button type=&quot;button&quot; class=&quot;btn btn-secondary btn-number btn-sm btn-drop&quot; data-type=&quot;drop&quot; data-id=&quot;2-62&quot;&gt;v&lt;/button&gt;&lt;/div&gt;" calcext:value-type="string">
            <text:p>&lt;div class="container-card" id="main-2-62"&gt;&lt;img class="img-card" width="80" height="112" src="https://one-draw.jp/ijinden/cardlist/002/card/02_062.png" /&gt;&lt;div class="container-num-copies" id="main-2-62-num-copies"&gt;0&lt;/div&gt;&lt;button type="button" class="btn btn-secondary btn-number btn-sm btn-pop" data-type="minus" data-deck="main" data-id="2-62"&gt;-&lt;/button&gt;&lt;button type="button" class="btn btn-secondary btn-number btn-sm btn-push" data-type="plus" data-deck="main" data-id="2-62"&gt;+&lt;/button&gt;&lt;button type="button" class="btn btn-secondary btn-number btn-sm btn-drop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&quot; id=&quot;side-2-62&quot;&gt;&lt;img class=&quot;d-block&quot; width=&quot;80&quot; height=&quot;112&quot; src=&quot;https://one-draw.jp/ijinden/cardlist/002/card/02_062.png&quot; /&gt;&lt;div class=&quot;container-num-copies&quot; id=&quot;side-2-62-num-copies&quot;&gt;0&lt;/div&gt;&lt;button type=&quot;button&quot; class=&quot;btn btn-secondary btn-number btn-sm btn-pop&quot; data-type=&quot;minus&quot; data-deck=&quot;side&quot; data-id=&quot;2-62&quot;&gt;-&lt;/button&gt;&lt;button type=&quot;button&quot; class=&quot;btn btn-secondary btn-number btn-sm btn-push&quot; data-type=&quot;plus&quot; data-deck=&quot;side&quot; data-id=&quot;2-62&quot;&gt;+&lt;/button&gt;&lt;button type=&quot;button&quot; class=&quot;btn btn-secondary btn-number btn-sm btn-raise&quot; data-type=&quot;raise&quot; data-id=&quot;2-62&quot;&gt;^&lt;/button&gt;&lt;/div&gt;" calcext:value-type="string">
            <text:p>&lt;div class="container-card" id="side-2-62"&gt;&lt;img class="d-block" width="80" height="112" src="https://one-draw.jp/ijinden/cardlist/002/card/02_062.png" /&gt;&lt;div class="container-num-copies" id="side-2-62-num-copies"&gt;0&lt;/div&gt;&lt;button type="button" class="btn btn-secondary btn-number btn-sm btn-pop" data-type="minus" data-deck="side" data-id="2-62"&gt;-&lt;/button&gt;&lt;button type="button" class="btn btn-secondary btn-number btn-sm btn-push" data-type="plus" data-deck="side" data-id="2-62"&gt;+&lt;/button&gt;&lt;button type="button" class="btn btn-secondary btn-number btn-sm btn-raise" data-type="raise" data-id="2-62"&gt;^&lt;/button&gt;&lt;/div&gt;</text:p>
          </table:table-cell>
          <table:table-cell table:formula="of:=CONCATENATE([$HTML.$A$3];[.F195];[$HTML.$B$3];[.H195];[$HTML.$C$3];[.J195];[$HTML.$D$3];[.N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data-expansion="25" data-type="3" data-color="4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&quot; id=&quot;main-2-63&quot;&gt;&lt;img class=&quot;img-card&quot; width=&quot;80&quot; height=&quot;112&quot; src=&quot;https://one-draw.jp/ijinden/cardlist/002/card/02_063.png&quot; /&gt;&lt;div class=&quot;container-num-copies&quot; id=&quot;main-2-63-num-copies&quot;&gt;0&lt;/div&gt;&lt;button type=&quot;button&quot; class=&quot;btn btn-secondary btn-number btn-sm btn-pop&quot; data-type=&quot;minus&quot; data-deck=&quot;main&quot; data-id=&quot;2-63&quot;&gt;-&lt;/button&gt;&lt;button type=&quot;button&quot; class=&quot;btn btn-secondary btn-number btn-sm btn-push&quot; data-type=&quot;plus&quot; data-deck=&quot;main&quot; data-id=&quot;2-63&quot;&gt;+&lt;/button&gt;&lt;button type=&quot;button&quot; class=&quot;btn btn-secondary btn-number btn-sm btn-drop&quot; data-type=&quot;drop&quot; data-id=&quot;2-63&quot;&gt;v&lt;/button&gt;&lt;/div&gt;" calcext:value-type="string">
            <text:p>&lt;div class="container-card" id="main-2-63"&gt;&lt;img class="img-card" width="80" height="112" src="https://one-draw.jp/ijinden/cardlist/002/card/02_063.png" /&gt;&lt;div class="container-num-copies" id="main-2-63-num-copies"&gt;0&lt;/div&gt;&lt;button type="button" class="btn btn-secondary btn-number btn-sm btn-pop" data-type="minus" data-deck="main" data-id="2-63"&gt;-&lt;/button&gt;&lt;button type="button" class="btn btn-secondary btn-number btn-sm btn-push" data-type="plus" data-deck="main" data-id="2-63"&gt;+&lt;/button&gt;&lt;button type="button" class="btn btn-secondary btn-number btn-sm btn-drop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&quot; id=&quot;side-2-63&quot;&gt;&lt;img class=&quot;d-block&quot; width=&quot;80&quot; height=&quot;112&quot; src=&quot;https://one-draw.jp/ijinden/cardlist/002/card/02_063.png&quot; /&gt;&lt;div class=&quot;container-num-copies&quot; id=&quot;side-2-63-num-copies&quot;&gt;0&lt;/div&gt;&lt;button type=&quot;button&quot; class=&quot;btn btn-secondary btn-number btn-sm btn-pop&quot; data-type=&quot;minus&quot; data-deck=&quot;side&quot; data-id=&quot;2-63&quot;&gt;-&lt;/button&gt;&lt;button type=&quot;button&quot; class=&quot;btn btn-secondary btn-number btn-sm btn-push&quot; data-type=&quot;plus&quot; data-deck=&quot;side&quot; data-id=&quot;2-63&quot;&gt;+&lt;/button&gt;&lt;button type=&quot;button&quot; class=&quot;btn btn-secondary btn-number btn-sm btn-raise&quot; data-type=&quot;raise&quot; data-id=&quot;2-63&quot;&gt;^&lt;/button&gt;&lt;/div&gt;" calcext:value-type="string">
            <text:p>&lt;div class="container-card" id="side-2-63"&gt;&lt;img class="d-block" width="80" height="112" src="https://one-draw.jp/ijinden/cardlist/002/card/02_063.png" /&gt;&lt;div class="container-num-copies" id="side-2-63-num-copies"&gt;0&lt;/div&gt;&lt;button type="button" class="btn btn-secondary btn-number btn-sm btn-pop" data-type="minus" data-deck="side" data-id="2-63"&gt;-&lt;/button&gt;&lt;button type="button" class="btn btn-secondary btn-number btn-sm btn-push" data-type="plus" data-deck="side" data-id="2-63"&gt;+&lt;/button&gt;&lt;button type="button" class="btn btn-secondary btn-number btn-sm btn-raise" data-type="raise" data-id="2-63"&gt;^&lt;/button&gt;&lt;/div&gt;</text:p>
          </table:table-cell>
          <table:table-cell table:formula="of:=CONCATENATE([$HTML.$A$3];[.F196];[$HTML.$B$3];[.H196];[$HTML.$C$3];[.J196];[$HTML.$D$3];[.N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data-expansion="25" data-type="3" data-color="8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&quot; id=&quot;main-2-64&quot;&gt;&lt;img class=&quot;img-card&quot; width=&quot;80&quot; height=&quot;112&quot; src=&quot;https://one-draw.jp/ijinden/cardlist/002/card/02_064.png&quot; /&gt;&lt;div class=&quot;container-num-copies&quot; id=&quot;main-2-64-num-copies&quot;&gt;0&lt;/div&gt;&lt;button type=&quot;button&quot; class=&quot;btn btn-secondary btn-number btn-sm btn-pop&quot; data-type=&quot;minus&quot; data-deck=&quot;main&quot; data-id=&quot;2-64&quot;&gt;-&lt;/button&gt;&lt;button type=&quot;button&quot; class=&quot;btn btn-secondary btn-number btn-sm btn-push&quot; data-type=&quot;plus&quot; data-deck=&quot;main&quot; data-id=&quot;2-64&quot;&gt;+&lt;/button&gt;&lt;button type=&quot;button&quot; class=&quot;btn btn-secondary btn-number btn-sm btn-drop&quot; data-type=&quot;drop&quot; data-id=&quot;2-64&quot;&gt;v&lt;/button&gt;&lt;/div&gt;" calcext:value-type="string">
            <text:p>&lt;div class="container-card" id="main-2-64"&gt;&lt;img class="img-card" width="80" height="112" src="https://one-draw.jp/ijinden/cardlist/002/card/02_064.png" /&gt;&lt;div class="container-num-copies" id="main-2-64-num-copies"&gt;0&lt;/div&gt;&lt;button type="button" class="btn btn-secondary btn-number btn-sm btn-pop" data-type="minus" data-deck="main" data-id="2-64"&gt;-&lt;/button&gt;&lt;button type="button" class="btn btn-secondary btn-number btn-sm btn-push" data-type="plus" data-deck="main" data-id="2-64"&gt;+&lt;/button&gt;&lt;button type="button" class="btn btn-secondary btn-number btn-sm btn-drop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&quot; id=&quot;side-2-64&quot;&gt;&lt;img class=&quot;d-block&quot; width=&quot;80&quot; height=&quot;112&quot; src=&quot;https://one-draw.jp/ijinden/cardlist/002/card/02_064.png&quot; /&gt;&lt;div class=&quot;container-num-copies&quot; id=&quot;side-2-64-num-copies&quot;&gt;0&lt;/div&gt;&lt;button type=&quot;button&quot; class=&quot;btn btn-secondary btn-number btn-sm btn-pop&quot; data-type=&quot;minus&quot; data-deck=&quot;side&quot; data-id=&quot;2-64&quot;&gt;-&lt;/button&gt;&lt;button type=&quot;button&quot; class=&quot;btn btn-secondary btn-number btn-sm btn-push&quot; data-type=&quot;plus&quot; data-deck=&quot;side&quot; data-id=&quot;2-64&quot;&gt;+&lt;/button&gt;&lt;button type=&quot;button&quot; class=&quot;btn btn-secondary btn-number btn-sm btn-raise&quot; data-type=&quot;raise&quot; data-id=&quot;2-64&quot;&gt;^&lt;/button&gt;&lt;/div&gt;" calcext:value-type="string">
            <text:p>&lt;div class="container-card" id="side-2-64"&gt;&lt;img class="d-block" width="80" height="112" src="https://one-draw.jp/ijinden/cardlist/002/card/02_064.png" /&gt;&lt;div class="container-num-copies" id="side-2-64-num-copies"&gt;0&lt;/div&gt;&lt;button type="button" class="btn btn-secondary btn-number btn-sm btn-pop" data-type="minus" data-deck="side" data-id="2-64"&gt;-&lt;/button&gt;&lt;button type="button" class="btn btn-secondary btn-number btn-sm btn-push" data-type="plus" data-deck="side" data-id="2-64"&gt;+&lt;/button&gt;&lt;button type="button" class="btn btn-secondary btn-number btn-sm btn-raise" data-type="raise" data-id="2-64"&gt;^&lt;/button&gt;&lt;/div&gt;</text:p>
          </table:table-cell>
          <table:table-cell table:formula="of:=CONCATENATE([$HTML.$A$3];[.F197];[$HTML.$B$3];[.H197];[$HTML.$C$3];[.J197];[$HTML.$D$3];[.N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data-expansion="25" data-type="3" data-color="8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&quot; id=&quot;main-2-65&quot;&gt;&lt;img class=&quot;img-card&quot; width=&quot;80&quot; height=&quot;112&quot; src=&quot;https://one-draw.jp/ijinden/cardlist/002/card/02_065.png&quot; /&gt;&lt;div class=&quot;container-num-copies&quot; id=&quot;main-2-65-num-copies&quot;&gt;0&lt;/div&gt;&lt;button type=&quot;button&quot; class=&quot;btn btn-secondary btn-number btn-sm btn-pop&quot; data-type=&quot;minus&quot; data-deck=&quot;main&quot; data-id=&quot;2-65&quot;&gt;-&lt;/button&gt;&lt;button type=&quot;button&quot; class=&quot;btn btn-secondary btn-number btn-sm btn-push&quot; data-type=&quot;plus&quot; data-deck=&quot;main&quot; data-id=&quot;2-65&quot;&gt;+&lt;/button&gt;&lt;button type=&quot;button&quot; class=&quot;btn btn-secondary btn-number btn-sm btn-drop&quot; data-type=&quot;drop&quot; data-id=&quot;2-65&quot;&gt;v&lt;/button&gt;&lt;/div&gt;" calcext:value-type="string">
            <text:p>&lt;div class="container-card" id="main-2-65"&gt;&lt;img class="img-card" width="80" height="112" src="https://one-draw.jp/ijinden/cardlist/002/card/02_065.png" /&gt;&lt;div class="container-num-copies" id="main-2-65-num-copies"&gt;0&lt;/div&gt;&lt;button type="button" class="btn btn-secondary btn-number btn-sm btn-pop" data-type="minus" data-deck="main" data-id="2-65"&gt;-&lt;/button&gt;&lt;button type="button" class="btn btn-secondary btn-number btn-sm btn-push" data-type="plus" data-deck="main" data-id="2-65"&gt;+&lt;/button&gt;&lt;button type="button" class="btn btn-secondary btn-number btn-sm btn-drop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&quot; id=&quot;side-2-65&quot;&gt;&lt;img class=&quot;d-block&quot; width=&quot;80&quot; height=&quot;112&quot; src=&quot;https://one-draw.jp/ijinden/cardlist/002/card/02_065.png&quot; /&gt;&lt;div class=&quot;container-num-copies&quot; id=&quot;side-2-65-num-copies&quot;&gt;0&lt;/div&gt;&lt;button type=&quot;button&quot; class=&quot;btn btn-secondary btn-number btn-sm btn-pop&quot; data-type=&quot;minus&quot; data-deck=&quot;side&quot; data-id=&quot;2-65&quot;&gt;-&lt;/button&gt;&lt;button type=&quot;button&quot; class=&quot;btn btn-secondary btn-number btn-sm btn-push&quot; data-type=&quot;plus&quot; data-deck=&quot;side&quot; data-id=&quot;2-65&quot;&gt;+&lt;/button&gt;&lt;button type=&quot;button&quot; class=&quot;btn btn-secondary btn-number btn-sm btn-raise&quot; data-type=&quot;raise&quot; data-id=&quot;2-65&quot;&gt;^&lt;/button&gt;&lt;/div&gt;" calcext:value-type="string">
            <text:p>&lt;div class="container-card" id="side-2-65"&gt;&lt;img class="d-block" width="80" height="112" src="https://one-draw.jp/ijinden/cardlist/002/card/02_065.png" /&gt;&lt;div class="container-num-copies" id="side-2-65-num-copies"&gt;0&lt;/div&gt;&lt;button type="button" class="btn btn-secondary btn-number btn-sm btn-pop" data-type="minus" data-deck="side" data-id="2-65"&gt;-&lt;/button&gt;&lt;button type="button" class="btn btn-secondary btn-number btn-sm btn-push" data-type="plus" data-deck="side" data-id="2-65"&gt;+&lt;/button&gt;&lt;button type="button" class="btn btn-secondary btn-number btn-sm btn-raise" data-type="raise" data-id="2-65"&gt;^&lt;/button&gt;&lt;/div&gt;</text:p>
          </table:table-cell>
          <table:table-cell table:formula="of:=CONCATENATE([$HTML.$A$3];[.F198];[$HTML.$B$3];[.H198];[$HTML.$C$3];[.J198];[$HTML.$D$3];[.N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data-expansion="25" data-type="3" data-color="8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&quot; id=&quot;main-2-66&quot;&gt;&lt;img class=&quot;img-card&quot; width=&quot;80&quot; height=&quot;112&quot; src=&quot;https://one-draw.jp/ijinden/cardlist/002/card/02_066.png&quot; /&gt;&lt;div class=&quot;container-num-copies&quot; id=&quot;main-2-66-num-copies&quot;&gt;0&lt;/div&gt;&lt;button type=&quot;button&quot; class=&quot;btn btn-secondary btn-number btn-sm btn-pop&quot; data-type=&quot;minus&quot; data-deck=&quot;main&quot; data-id=&quot;2-66&quot;&gt;-&lt;/button&gt;&lt;button type=&quot;button&quot; class=&quot;btn btn-secondary btn-number btn-sm btn-push&quot; data-type=&quot;plus&quot; data-deck=&quot;main&quot; data-id=&quot;2-66&quot;&gt;+&lt;/button&gt;&lt;button type=&quot;button&quot; class=&quot;btn btn-secondary btn-number btn-sm btn-drop&quot; data-type=&quot;drop&quot; data-id=&quot;2-66&quot;&gt;v&lt;/button&gt;&lt;/div&gt;" calcext:value-type="string">
            <text:p>&lt;div class="container-card" id="main-2-66"&gt;&lt;img class="img-card" width="80" height="112" src="https://one-draw.jp/ijinden/cardlist/002/card/02_066.png" /&gt;&lt;div class="container-num-copies" id="main-2-66-num-copies"&gt;0&lt;/div&gt;&lt;button type="button" class="btn btn-secondary btn-number btn-sm btn-pop" data-type="minus" data-deck="main" data-id="2-66"&gt;-&lt;/button&gt;&lt;button type="button" class="btn btn-secondary btn-number btn-sm btn-push" data-type="plus" data-deck="main" data-id="2-66"&gt;+&lt;/button&gt;&lt;button type="button" class="btn btn-secondary btn-number btn-sm btn-drop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&quot; id=&quot;side-2-66&quot;&gt;&lt;img class=&quot;d-block&quot; width=&quot;80&quot; height=&quot;112&quot; src=&quot;https://one-draw.jp/ijinden/cardlist/002/card/02_066.png&quot; /&gt;&lt;div class=&quot;container-num-copies&quot; id=&quot;side-2-66-num-copies&quot;&gt;0&lt;/div&gt;&lt;button type=&quot;button&quot; class=&quot;btn btn-secondary btn-number btn-sm btn-pop&quot; data-type=&quot;minus&quot; data-deck=&quot;side&quot; data-id=&quot;2-66&quot;&gt;-&lt;/button&gt;&lt;button type=&quot;button&quot; class=&quot;btn btn-secondary btn-number btn-sm btn-push&quot; data-type=&quot;plus&quot; data-deck=&quot;side&quot; data-id=&quot;2-66&quot;&gt;+&lt;/button&gt;&lt;button type=&quot;button&quot; class=&quot;btn btn-secondary btn-number btn-sm btn-raise&quot; data-type=&quot;raise&quot; data-id=&quot;2-66&quot;&gt;^&lt;/button&gt;&lt;/div&gt;" calcext:value-type="string">
            <text:p>&lt;div class="container-card" id="side-2-66"&gt;&lt;img class="d-block" width="80" height="112" src="https://one-draw.jp/ijinden/cardlist/002/card/02_066.png" /&gt;&lt;div class="container-num-copies" id="side-2-66-num-copies"&gt;0&lt;/div&gt;&lt;button type="button" class="btn btn-secondary btn-number btn-sm btn-pop" data-type="minus" data-deck="side" data-id="2-66"&gt;-&lt;/button&gt;&lt;button type="button" class="btn btn-secondary btn-number btn-sm btn-push" data-type="plus" data-deck="side" data-id="2-66"&gt;+&lt;/button&gt;&lt;button type="button" class="btn btn-secondary btn-number btn-sm btn-raise" data-type="raise" data-id="2-66"&gt;^&lt;/button&gt;&lt;/div&gt;</text:p>
          </table:table-cell>
          <table:table-cell table:formula="of:=CONCATENATE([$HTML.$A$3];[.F199];[$HTML.$B$3];[.H199];[$HTML.$C$3];[.J199];[$HTML.$D$3];[.N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data-expansion="25" data-type="3" data-color="16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&quot; id=&quot;main-2-67&quot;&gt;&lt;img class=&quot;img-card&quot; width=&quot;80&quot; height=&quot;112&quot; src=&quot;https://one-draw.jp/ijinden/cardlist/002/card/02_067.png&quot; /&gt;&lt;div class=&quot;container-num-copies&quot; id=&quot;main-2-67-num-copies&quot;&gt;0&lt;/div&gt;&lt;button type=&quot;button&quot; class=&quot;btn btn-secondary btn-number btn-sm btn-pop&quot; data-type=&quot;minus&quot; data-deck=&quot;main&quot; data-id=&quot;2-67&quot;&gt;-&lt;/button&gt;&lt;button type=&quot;button&quot; class=&quot;btn btn-secondary btn-number btn-sm btn-push&quot; data-type=&quot;plus&quot; data-deck=&quot;main&quot; data-id=&quot;2-67&quot;&gt;+&lt;/button&gt;&lt;button type=&quot;button&quot; class=&quot;btn btn-secondary btn-number btn-sm btn-drop&quot; data-type=&quot;drop&quot; data-id=&quot;2-67&quot;&gt;v&lt;/button&gt;&lt;/div&gt;" calcext:value-type="string">
            <text:p>&lt;div class="container-card" id="main-2-67"&gt;&lt;img class="img-card" width="80" height="112" src="https://one-draw.jp/ijinden/cardlist/002/card/02_067.png" /&gt;&lt;div class="container-num-copies" id="main-2-67-num-copies"&gt;0&lt;/div&gt;&lt;button type="button" class="btn btn-secondary btn-number btn-sm btn-pop" data-type="minus" data-deck="main" data-id="2-67"&gt;-&lt;/button&gt;&lt;button type="button" class="btn btn-secondary btn-number btn-sm btn-push" data-type="plus" data-deck="main" data-id="2-67"&gt;+&lt;/button&gt;&lt;button type="button" class="btn btn-secondary btn-number btn-sm btn-drop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&quot; id=&quot;side-2-67&quot;&gt;&lt;img class=&quot;d-block&quot; width=&quot;80&quot; height=&quot;112&quot; src=&quot;https://one-draw.jp/ijinden/cardlist/002/card/02_067.png&quot; /&gt;&lt;div class=&quot;container-num-copies&quot; id=&quot;side-2-67-num-copies&quot;&gt;0&lt;/div&gt;&lt;button type=&quot;button&quot; class=&quot;btn btn-secondary btn-number btn-sm btn-pop&quot; data-type=&quot;minus&quot; data-deck=&quot;side&quot; data-id=&quot;2-67&quot;&gt;-&lt;/button&gt;&lt;button type=&quot;button&quot; class=&quot;btn btn-secondary btn-number btn-sm btn-push&quot; data-type=&quot;plus&quot; data-deck=&quot;side&quot; data-id=&quot;2-67&quot;&gt;+&lt;/button&gt;&lt;button type=&quot;button&quot; class=&quot;btn btn-secondary btn-number btn-sm btn-raise&quot; data-type=&quot;raise&quot; data-id=&quot;2-67&quot;&gt;^&lt;/button&gt;&lt;/div&gt;" calcext:value-type="string">
            <text:p>&lt;div class="container-card" id="side-2-67"&gt;&lt;img class="d-block" width="80" height="112" src="https://one-draw.jp/ijinden/cardlist/002/card/02_067.png" /&gt;&lt;div class="container-num-copies" id="side-2-67-num-copies"&gt;0&lt;/div&gt;&lt;button type="button" class="btn btn-secondary btn-number btn-sm btn-pop" data-type="minus" data-deck="side" data-id="2-67"&gt;-&lt;/button&gt;&lt;button type="button" class="btn btn-secondary btn-number btn-sm btn-push" data-type="plus" data-deck="side" data-id="2-67"&gt;+&lt;/button&gt;&lt;button type="button" class="btn btn-secondary btn-number btn-sm btn-raise" data-type="raise" data-id="2-67"&gt;^&lt;/button&gt;&lt;/div&gt;</text:p>
          </table:table-cell>
          <table:table-cell table:formula="of:=CONCATENATE([$HTML.$A$3];[.F200];[$HTML.$B$3];[.H200];[$HTML.$C$3];[.J200];[$HTML.$D$3];[.N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data-expansion="25" data-type="3" data-color="16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&quot; id=&quot;main-2-68&quot;&gt;&lt;img class=&quot;img-card&quot; width=&quot;80&quot; height=&quot;112&quot; src=&quot;https://one-draw.jp/ijinden/cardlist/002/card/02_068.png&quot; /&gt;&lt;div class=&quot;container-num-copies&quot; id=&quot;main-2-68-num-copies&quot;&gt;0&lt;/div&gt;&lt;button type=&quot;button&quot; class=&quot;btn btn-secondary btn-number btn-sm btn-pop&quot; data-type=&quot;minus&quot; data-deck=&quot;main&quot; data-id=&quot;2-68&quot;&gt;-&lt;/button&gt;&lt;button type=&quot;button&quot; class=&quot;btn btn-secondary btn-number btn-sm btn-push&quot; data-type=&quot;plus&quot; data-deck=&quot;main&quot; data-id=&quot;2-68&quot;&gt;+&lt;/button&gt;&lt;button type=&quot;button&quot; class=&quot;btn btn-secondary btn-number btn-sm btn-drop&quot; data-type=&quot;drop&quot; data-id=&quot;2-68&quot;&gt;v&lt;/button&gt;&lt;/div&gt;" calcext:value-type="string">
            <text:p>&lt;div class="container-card" id="main-2-68"&gt;&lt;img class="img-card" width="80" height="112" src="https://one-draw.jp/ijinden/cardlist/002/card/02_068.png" /&gt;&lt;div class="container-num-copies" id="main-2-68-num-copies"&gt;0&lt;/div&gt;&lt;button type="button" class="btn btn-secondary btn-number btn-sm btn-pop" data-type="minus" data-deck="main" data-id="2-68"&gt;-&lt;/button&gt;&lt;button type="button" class="btn btn-secondary btn-number btn-sm btn-push" data-type="plus" data-deck="main" data-id="2-68"&gt;+&lt;/button&gt;&lt;button type="button" class="btn btn-secondary btn-number btn-sm btn-drop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&quot; id=&quot;side-2-68&quot;&gt;&lt;img class=&quot;d-block&quot; width=&quot;80&quot; height=&quot;112&quot; src=&quot;https://one-draw.jp/ijinden/cardlist/002/card/02_068.png&quot; /&gt;&lt;div class=&quot;container-num-copies&quot; id=&quot;side-2-68-num-copies&quot;&gt;0&lt;/div&gt;&lt;button type=&quot;button&quot; class=&quot;btn btn-secondary btn-number btn-sm btn-pop&quot; data-type=&quot;minus&quot; data-deck=&quot;side&quot; data-id=&quot;2-68&quot;&gt;-&lt;/button&gt;&lt;button type=&quot;button&quot; class=&quot;btn btn-secondary btn-number btn-sm btn-push&quot; data-type=&quot;plus&quot; data-deck=&quot;side&quot; data-id=&quot;2-68&quot;&gt;+&lt;/button&gt;&lt;button type=&quot;button&quot; class=&quot;btn btn-secondary btn-number btn-sm btn-raise&quot; data-type=&quot;raise&quot; data-id=&quot;2-68&quot;&gt;^&lt;/button&gt;&lt;/div&gt;" calcext:value-type="string">
            <text:p>&lt;div class="container-card" id="side-2-68"&gt;&lt;img class="d-block" width="80" height="112" src="https://one-draw.jp/ijinden/cardlist/002/card/02_068.png" /&gt;&lt;div class="container-num-copies" id="side-2-68-num-copies"&gt;0&lt;/div&gt;&lt;button type="button" class="btn btn-secondary btn-number btn-sm btn-pop" data-type="minus" data-deck="side" data-id="2-68"&gt;-&lt;/button&gt;&lt;button type="button" class="btn btn-secondary btn-number btn-sm btn-push" data-type="plus" data-deck="side" data-id="2-68"&gt;+&lt;/button&gt;&lt;button type="button" class="btn btn-secondary btn-number btn-sm btn-raise" data-type="raise" data-id="2-68"&gt;^&lt;/button&gt;&lt;/div&gt;</text:p>
          </table:table-cell>
          <table:table-cell table:formula="of:=CONCATENATE([$HTML.$A$3];[.F201];[$HTML.$B$3];[.H201];[$HTML.$C$3];[.J201];[$HTML.$D$3];[.N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data-expansion="25" data-type="3" data-color="16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&quot; id=&quot;main-2-69&quot;&gt;&lt;img class=&quot;img-card&quot; width=&quot;80&quot; height=&quot;112&quot; src=&quot;https://one-draw.jp/ijinden/cardlist/002/card/02_069.png&quot; /&gt;&lt;div class=&quot;container-num-copies&quot; id=&quot;main-2-69-num-copies&quot;&gt;0&lt;/div&gt;&lt;button type=&quot;button&quot; class=&quot;btn btn-secondary btn-number btn-sm btn-pop&quot; data-type=&quot;minus&quot; data-deck=&quot;main&quot; data-id=&quot;2-69&quot;&gt;-&lt;/button&gt;&lt;button type=&quot;button&quot; class=&quot;btn btn-secondary btn-number btn-sm btn-push&quot; data-type=&quot;plus&quot; data-deck=&quot;main&quot; data-id=&quot;2-69&quot;&gt;+&lt;/button&gt;&lt;button type=&quot;button&quot; class=&quot;btn btn-secondary btn-number btn-sm btn-drop&quot; data-type=&quot;drop&quot; data-id=&quot;2-69&quot;&gt;v&lt;/button&gt;&lt;/div&gt;" calcext:value-type="string">
            <text:p>&lt;div class="container-card" id="main-2-69"&gt;&lt;img class="img-card" width="80" height="112" src="https://one-draw.jp/ijinden/cardlist/002/card/02_069.png" /&gt;&lt;div class="container-num-copies" id="main-2-69-num-copies"&gt;0&lt;/div&gt;&lt;button type="button" class="btn btn-secondary btn-number btn-sm btn-pop" data-type="minus" data-deck="main" data-id="2-69"&gt;-&lt;/button&gt;&lt;button type="button" class="btn btn-secondary btn-number btn-sm btn-push" data-type="plus" data-deck="main" data-id="2-69"&gt;+&lt;/button&gt;&lt;button type="button" class="btn btn-secondary btn-number btn-sm btn-drop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&quot; id=&quot;side-2-69&quot;&gt;&lt;img class=&quot;d-block&quot; width=&quot;80&quot; height=&quot;112&quot; src=&quot;https://one-draw.jp/ijinden/cardlist/002/card/02_069.png&quot; /&gt;&lt;div class=&quot;container-num-copies&quot; id=&quot;side-2-69-num-copies&quot;&gt;0&lt;/div&gt;&lt;button type=&quot;button&quot; class=&quot;btn btn-secondary btn-number btn-sm btn-pop&quot; data-type=&quot;minus&quot; data-deck=&quot;side&quot; data-id=&quot;2-69&quot;&gt;-&lt;/button&gt;&lt;button type=&quot;button&quot; class=&quot;btn btn-secondary btn-number btn-sm btn-push&quot; data-type=&quot;plus&quot; data-deck=&quot;side&quot; data-id=&quot;2-69&quot;&gt;+&lt;/button&gt;&lt;button type=&quot;button&quot; class=&quot;btn btn-secondary btn-number btn-sm btn-raise&quot; data-type=&quot;raise&quot; data-id=&quot;2-69&quot;&gt;^&lt;/button&gt;&lt;/div&gt;" calcext:value-type="string">
            <text:p>&lt;div class="container-card" id="side-2-69"&gt;&lt;img class="d-block" width="80" height="112" src="https://one-draw.jp/ijinden/cardlist/002/card/02_069.png" /&gt;&lt;div class="container-num-copies" id="side-2-69-num-copies"&gt;0&lt;/div&gt;&lt;button type="button" class="btn btn-secondary btn-number btn-sm btn-pop" data-type="minus" data-deck="side" data-id="2-69"&gt;-&lt;/button&gt;&lt;button type="button" class="btn btn-secondary btn-number btn-sm btn-push" data-type="plus" data-deck="side" data-id="2-69"&gt;+&lt;/button&gt;&lt;button type="button" class="btn btn-secondary btn-number btn-sm btn-raise" data-type="raise" data-id="2-69"&gt;^&lt;/button&gt;&lt;/div&gt;</text:p>
          </table:table-cell>
          <table:table-cell table:formula="of:=CONCATENATE([$HTML.$A$3];[.F202];[$HTML.$B$3];[.H202];[$HTML.$C$3];[.J202];[$HTML.$D$3];[.N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data-expansion="25" data-type="3" data-color="16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&quot; id=&quot;main-2-70&quot;&gt;&lt;img class=&quot;img-card&quot; width=&quot;80&quot; height=&quot;112&quot; src=&quot;https://one-draw.jp/ijinden/cardlist/002/card/02_070.png&quot; /&gt;&lt;div class=&quot;container-num-copies&quot; id=&quot;main-2-70-num-copies&quot;&gt;0&lt;/div&gt;&lt;button type=&quot;button&quot; class=&quot;btn btn-secondary btn-number btn-sm btn-pop&quot; data-type=&quot;minus&quot; data-deck=&quot;main&quot; data-id=&quot;2-70&quot;&gt;-&lt;/button&gt;&lt;button type=&quot;button&quot; class=&quot;btn btn-secondary btn-number btn-sm btn-push&quot; data-type=&quot;plus&quot; data-deck=&quot;main&quot; data-id=&quot;2-70&quot;&gt;+&lt;/button&gt;&lt;button type=&quot;button&quot; class=&quot;btn btn-secondary btn-number btn-sm btn-drop&quot; data-type=&quot;drop&quot; data-id=&quot;2-70&quot;&gt;v&lt;/button&gt;&lt;/div&gt;" calcext:value-type="string">
            <text:p>&lt;div class="container-card" id="main-2-70"&gt;&lt;img class="img-card" width="80" height="112" src="https://one-draw.jp/ijinden/cardlist/002/card/02_070.png" /&gt;&lt;div class="container-num-copies" id="main-2-70-num-copies"&gt;0&lt;/div&gt;&lt;button type="button" class="btn btn-secondary btn-number btn-sm btn-pop" data-type="minus" data-deck="main" data-id="2-70"&gt;-&lt;/button&gt;&lt;button type="button" class="btn btn-secondary btn-number btn-sm btn-push" data-type="plus" data-deck="main" data-id="2-70"&gt;+&lt;/button&gt;&lt;button type="button" class="btn btn-secondary btn-number btn-sm btn-drop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&quot; id=&quot;side-2-70&quot;&gt;&lt;img class=&quot;d-block&quot; width=&quot;80&quot; height=&quot;112&quot; src=&quot;https://one-draw.jp/ijinden/cardlist/002/card/02_070.png&quot; /&gt;&lt;div class=&quot;container-num-copies&quot; id=&quot;side-2-70-num-copies&quot;&gt;0&lt;/div&gt;&lt;button type=&quot;button&quot; class=&quot;btn btn-secondary btn-number btn-sm btn-pop&quot; data-type=&quot;minus&quot; data-deck=&quot;side&quot; data-id=&quot;2-70&quot;&gt;-&lt;/button&gt;&lt;button type=&quot;button&quot; class=&quot;btn btn-secondary btn-number btn-sm btn-push&quot; data-type=&quot;plus&quot; data-deck=&quot;side&quot; data-id=&quot;2-70&quot;&gt;+&lt;/button&gt;&lt;button type=&quot;button&quot; class=&quot;btn btn-secondary btn-number btn-sm btn-raise&quot; data-type=&quot;raise&quot; data-id=&quot;2-70&quot;&gt;^&lt;/button&gt;&lt;/div&gt;" calcext:value-type="string">
            <text:p>&lt;div class="container-card" id="side-2-70"&gt;&lt;img class="d-block" width="80" height="112" src="https://one-draw.jp/ijinden/cardlist/002/card/02_070.png" /&gt;&lt;div class="container-num-copies" id="side-2-70-num-copies"&gt;0&lt;/div&gt;&lt;button type="button" class="btn btn-secondary btn-number btn-sm btn-pop" data-type="minus" data-deck="side" data-id="2-70"&gt;-&lt;/button&gt;&lt;button type="button" class="btn btn-secondary btn-number btn-sm btn-push" data-type="plus" data-deck="side" data-id="2-70"&gt;+&lt;/button&gt;&lt;button type="button" class="btn btn-secondary btn-number btn-sm btn-raise" data-type="raise" data-id="2-70"&gt;^&lt;/button&gt;&lt;/div&gt;</text:p>
          </table:table-cell>
          <table:table-cell table:formula="of:=CONCATENATE([$HTML.$A$3];[.F203];[$HTML.$B$3];[.H203];[$HTML.$C$3];[.J203];[$HTML.$D$3];[.N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data-expansion="25" data-type="3" data-color="16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&quot; id=&quot;main-2-71&quot;&gt;&lt;img class=&quot;img-card&quot; width=&quot;80&quot; height=&quot;112&quot; src=&quot;https://one-draw.jp/ijinden/cardlist/002/card/02_071.png&quot; /&gt;&lt;div class=&quot;container-num-copies&quot; id=&quot;main-2-71-num-copies&quot;&gt;0&lt;/div&gt;&lt;button type=&quot;button&quot; class=&quot;btn btn-secondary btn-number btn-sm btn-pop&quot; data-type=&quot;minus&quot; data-deck=&quot;main&quot; data-id=&quot;2-71&quot;&gt;-&lt;/button&gt;&lt;button type=&quot;button&quot; class=&quot;btn btn-secondary btn-number btn-sm btn-push&quot; data-type=&quot;plus&quot; data-deck=&quot;main&quot; data-id=&quot;2-71&quot;&gt;+&lt;/button&gt;&lt;button type=&quot;button&quot; class=&quot;btn btn-secondary btn-number btn-sm btn-drop&quot; data-type=&quot;drop&quot; data-id=&quot;2-71&quot;&gt;v&lt;/button&gt;&lt;/div&gt;" calcext:value-type="string">
            <text:p>&lt;div class="container-card" id="main-2-71"&gt;&lt;img class="img-card" width="80" height="112" src="https://one-draw.jp/ijinden/cardlist/002/card/02_071.png" /&gt;&lt;div class="container-num-copies" id="main-2-71-num-copies"&gt;0&lt;/div&gt;&lt;button type="button" class="btn btn-secondary btn-number btn-sm btn-pop" data-type="minus" data-deck="main" data-id="2-71"&gt;-&lt;/button&gt;&lt;button type="button" class="btn btn-secondary btn-number btn-sm btn-push" data-type="plus" data-deck="main" data-id="2-71"&gt;+&lt;/button&gt;&lt;button type="button" class="btn btn-secondary btn-number btn-sm btn-drop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&quot; id=&quot;side-2-71&quot;&gt;&lt;img class=&quot;d-block&quot; width=&quot;80&quot; height=&quot;112&quot; src=&quot;https://one-draw.jp/ijinden/cardlist/002/card/02_071.png&quot; /&gt;&lt;div class=&quot;container-num-copies&quot; id=&quot;side-2-71-num-copies&quot;&gt;0&lt;/div&gt;&lt;button type=&quot;button&quot; class=&quot;btn btn-secondary btn-number btn-sm btn-pop&quot; data-type=&quot;minus&quot; data-deck=&quot;side&quot; data-id=&quot;2-71&quot;&gt;-&lt;/button&gt;&lt;button type=&quot;button&quot; class=&quot;btn btn-secondary btn-number btn-sm btn-push&quot; data-type=&quot;plus&quot; data-deck=&quot;side&quot; data-id=&quot;2-71&quot;&gt;+&lt;/button&gt;&lt;button type=&quot;button&quot; class=&quot;btn btn-secondary btn-number btn-sm btn-raise&quot; data-type=&quot;raise&quot; data-id=&quot;2-71&quot;&gt;^&lt;/button&gt;&lt;/div&gt;" calcext:value-type="string">
            <text:p>&lt;div class="container-card" id="side-2-71"&gt;&lt;img class="d-block" width="80" height="112" src="https://one-draw.jp/ijinden/cardlist/002/card/02_071.png" /&gt;&lt;div class="container-num-copies" id="side-2-71-num-copies"&gt;0&lt;/div&gt;&lt;button type="button" class="btn btn-secondary btn-number btn-sm btn-pop" data-type="minus" data-deck="side" data-id="2-71"&gt;-&lt;/button&gt;&lt;button type="button" class="btn btn-secondary btn-number btn-sm btn-push" data-type="plus" data-deck="side" data-id="2-71"&gt;+&lt;/button&gt;&lt;button type="button" class="btn btn-secondary btn-number btn-sm btn-raise" data-type="raise" data-id="2-71"&gt;^&lt;/button&gt;&lt;/div&gt;</text:p>
          </table:table-cell>
          <table:table-cell table:formula="of:=CONCATENATE([$HTML.$A$3];[.F204];[$HTML.$B$3];[.H204];[$HTML.$C$3];[.J204];[$HTML.$D$3];[.N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data-expansion="25" data-type="3" data-color="16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&quot; id=&quot;main-2-72&quot;&gt;&lt;img class=&quot;img-card&quot; width=&quot;80&quot; height=&quot;112&quot; src=&quot;https://one-draw.jp/ijinden/cardlist/002/card/02_072.png&quot; /&gt;&lt;div class=&quot;container-num-copies&quot; id=&quot;main-2-72-num-copies&quot;&gt;0&lt;/div&gt;&lt;button type=&quot;button&quot; class=&quot;btn btn-secondary btn-number btn-sm btn-pop&quot; data-type=&quot;minus&quot; data-deck=&quot;main&quot; data-id=&quot;2-72&quot;&gt;-&lt;/button&gt;&lt;button type=&quot;button&quot; class=&quot;btn btn-secondary btn-number btn-sm btn-push&quot; data-type=&quot;plus&quot; data-deck=&quot;main&quot; data-id=&quot;2-72&quot;&gt;+&lt;/button&gt;&lt;button type=&quot;button&quot; class=&quot;btn btn-secondary btn-number btn-sm btn-drop&quot; data-type=&quot;drop&quot; data-id=&quot;2-72&quot;&gt;v&lt;/button&gt;&lt;/div&gt;" calcext:value-type="string">
            <text:p>&lt;div class="container-card" id="main-2-72"&gt;&lt;img class="img-card" width="80" height="112" src="https://one-draw.jp/ijinden/cardlist/002/card/02_072.png" /&gt;&lt;div class="container-num-copies" id="main-2-72-num-copies"&gt;0&lt;/div&gt;&lt;button type="button" class="btn btn-secondary btn-number btn-sm btn-pop" data-type="minus" data-deck="main" data-id="2-72"&gt;-&lt;/button&gt;&lt;button type="button" class="btn btn-secondary btn-number btn-sm btn-push" data-type="plus" data-deck="main" data-id="2-72"&gt;+&lt;/button&gt;&lt;button type="button" class="btn btn-secondary btn-number btn-sm btn-drop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&quot; id=&quot;side-2-72&quot;&gt;&lt;img class=&quot;d-block&quot; width=&quot;80&quot; height=&quot;112&quot; src=&quot;https://one-draw.jp/ijinden/cardlist/002/card/02_072.png&quot; /&gt;&lt;div class=&quot;container-num-copies&quot; id=&quot;side-2-72-num-copies&quot;&gt;0&lt;/div&gt;&lt;button type=&quot;button&quot; class=&quot;btn btn-secondary btn-number btn-sm btn-pop&quot; data-type=&quot;minus&quot; data-deck=&quot;side&quot; data-id=&quot;2-72&quot;&gt;-&lt;/button&gt;&lt;button type=&quot;button&quot; class=&quot;btn btn-secondary btn-number btn-sm btn-push&quot; data-type=&quot;plus&quot; data-deck=&quot;side&quot; data-id=&quot;2-72&quot;&gt;+&lt;/button&gt;&lt;button type=&quot;button&quot; class=&quot;btn btn-secondary btn-number btn-sm btn-raise&quot; data-type=&quot;raise&quot; data-id=&quot;2-72&quot;&gt;^&lt;/button&gt;&lt;/div&gt;" calcext:value-type="string">
            <text:p>&lt;div class="container-card" id="side-2-72"&gt;&lt;img class="d-block" width="80" height="112" src="https://one-draw.jp/ijinden/cardlist/002/card/02_072.png" /&gt;&lt;div class="container-num-copies" id="side-2-72-num-copies"&gt;0&lt;/div&gt;&lt;button type="button" class="btn btn-secondary btn-number btn-sm btn-pop" data-type="minus" data-deck="side" data-id="2-72"&gt;-&lt;/button&gt;&lt;button type="button" class="btn btn-secondary btn-number btn-sm btn-push" data-type="plus" data-deck="side" data-id="2-72"&gt;+&lt;/button&gt;&lt;button type="button" class="btn btn-secondary btn-number btn-sm btn-raise" data-type="raise" data-id="2-72"&gt;^&lt;/button&gt;&lt;/div&gt;</text:p>
          </table:table-cell>
          <table:table-cell table:formula="of:=CONCATENATE([$HTML.$A$3];[.F205];[$HTML.$B$3];[.H205];[$HTML.$C$3];[.J205];[$HTML.$D$3];[.N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data-expansion="25" data-type="4" data-color="16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&quot; id=&quot;main-2-73&quot;&gt;&lt;img class=&quot;img-card&quot; width=&quot;80&quot; height=&quot;112&quot; src=&quot;https://one-draw.jp/ijinden/cardlist/002/card/02_073.png&quot; /&gt;&lt;div class=&quot;container-num-copies&quot; id=&quot;main-2-73-num-copies&quot;&gt;0&lt;/div&gt;&lt;button type=&quot;button&quot; class=&quot;btn btn-secondary btn-number btn-sm btn-pop&quot; data-type=&quot;minus&quot; data-deck=&quot;main&quot; data-id=&quot;2-73&quot;&gt;-&lt;/button&gt;&lt;button type=&quot;button&quot; class=&quot;btn btn-secondary btn-number btn-sm btn-push&quot; data-type=&quot;plus&quot; data-deck=&quot;main&quot; data-id=&quot;2-73&quot;&gt;+&lt;/button&gt;&lt;button type=&quot;button&quot; class=&quot;btn btn-secondary btn-number btn-sm btn-drop&quot; data-type=&quot;drop&quot; data-id=&quot;2-73&quot;&gt;v&lt;/button&gt;&lt;/div&gt;" calcext:value-type="string">
            <text:p>&lt;div class="container-card" id="main-2-73"&gt;&lt;img class="img-card" width="80" height="112" src="https://one-draw.jp/ijinden/cardlist/002/card/02_073.png" /&gt;&lt;div class="container-num-copies" id="main-2-73-num-copies"&gt;0&lt;/div&gt;&lt;button type="button" class="btn btn-secondary btn-number btn-sm btn-pop" data-type="minus" data-deck="main" data-id="2-73"&gt;-&lt;/button&gt;&lt;button type="button" class="btn btn-secondary btn-number btn-sm btn-push" data-type="plus" data-deck="main" data-id="2-73"&gt;+&lt;/button&gt;&lt;button type="button" class="btn btn-secondary btn-number btn-sm btn-drop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&quot; id=&quot;side-2-73&quot;&gt;&lt;img class=&quot;d-block&quot; width=&quot;80&quot; height=&quot;112&quot; src=&quot;https://one-draw.jp/ijinden/cardlist/002/card/02_073.png&quot; /&gt;&lt;div class=&quot;container-num-copies&quot; id=&quot;side-2-73-num-copies&quot;&gt;0&lt;/div&gt;&lt;button type=&quot;button&quot; class=&quot;btn btn-secondary btn-number btn-sm btn-pop&quot; data-type=&quot;minus&quot; data-deck=&quot;side&quot; data-id=&quot;2-73&quot;&gt;-&lt;/button&gt;&lt;button type=&quot;button&quot; class=&quot;btn btn-secondary btn-number btn-sm btn-push&quot; data-type=&quot;plus&quot; data-deck=&quot;side&quot; data-id=&quot;2-73&quot;&gt;+&lt;/button&gt;&lt;button type=&quot;button&quot; class=&quot;btn btn-secondary btn-number btn-sm btn-raise&quot; data-type=&quot;raise&quot; data-id=&quot;2-73&quot;&gt;^&lt;/button&gt;&lt;/div&gt;" calcext:value-type="string">
            <text:p>&lt;div class="container-card" id="side-2-73"&gt;&lt;img class="d-block" width="80" height="112" src="https://one-draw.jp/ijinden/cardlist/002/card/02_073.png" /&gt;&lt;div class="container-num-copies" id="side-2-73-num-copies"&gt;0&lt;/div&gt;&lt;button type="button" class="btn btn-secondary btn-number btn-sm btn-pop" data-type="minus" data-deck="side" data-id="2-73"&gt;-&lt;/button&gt;&lt;button type="button" class="btn btn-secondary btn-number btn-sm btn-push" data-type="plus" data-deck="side" data-id="2-73"&gt;+&lt;/button&gt;&lt;button type="button" class="btn btn-secondary btn-number btn-sm btn-raise" data-type="raise" data-id="2-73"&gt;^&lt;/button&gt;&lt;/div&gt;</text:p>
          </table:table-cell>
          <table:table-cell table:formula="of:=CONCATENATE([$HTML.$A$3];[.F206];[$HTML.$B$3];[.H206];[$HTML.$C$3];[.J206];[$HTML.$D$3];[.N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data-expansion="25" data-type="4" data-color="16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&quot; id=&quot;main-2-74&quot;&gt;&lt;img class=&quot;img-card&quot; width=&quot;80&quot; height=&quot;112&quot; src=&quot;https://one-draw.jp/ijinden/cardlist/002/card/02_074.png&quot; /&gt;&lt;div class=&quot;container-num-copies&quot; id=&quot;main-2-74-num-copies&quot;&gt;0&lt;/div&gt;&lt;button type=&quot;button&quot; class=&quot;btn btn-secondary btn-number btn-sm btn-pop&quot; data-type=&quot;minus&quot; data-deck=&quot;main&quot; data-id=&quot;2-74&quot;&gt;-&lt;/button&gt;&lt;button type=&quot;button&quot; class=&quot;btn btn-secondary btn-number btn-sm btn-push&quot; data-type=&quot;plus&quot; data-deck=&quot;main&quot; data-id=&quot;2-74&quot;&gt;+&lt;/button&gt;&lt;button type=&quot;button&quot; class=&quot;btn btn-secondary btn-number btn-sm btn-drop&quot; data-type=&quot;drop&quot; data-id=&quot;2-74&quot;&gt;v&lt;/button&gt;&lt;/div&gt;" calcext:value-type="string">
            <text:p>&lt;div class="container-card" id="main-2-74"&gt;&lt;img class="img-card" width="80" height="112" src="https://one-draw.jp/ijinden/cardlist/002/card/02_074.png" /&gt;&lt;div class="container-num-copies" id="main-2-74-num-copies"&gt;0&lt;/div&gt;&lt;button type="button" class="btn btn-secondary btn-number btn-sm btn-pop" data-type="minus" data-deck="main" data-id="2-74"&gt;-&lt;/button&gt;&lt;button type="button" class="btn btn-secondary btn-number btn-sm btn-push" data-type="plus" data-deck="main" data-id="2-74"&gt;+&lt;/button&gt;&lt;button type="button" class="btn btn-secondary btn-number btn-sm btn-drop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&quot; id=&quot;side-2-74&quot;&gt;&lt;img class=&quot;d-block&quot; width=&quot;80&quot; height=&quot;112&quot; src=&quot;https://one-draw.jp/ijinden/cardlist/002/card/02_074.png&quot; /&gt;&lt;div class=&quot;container-num-copies&quot; id=&quot;side-2-74-num-copies&quot;&gt;0&lt;/div&gt;&lt;button type=&quot;button&quot; class=&quot;btn btn-secondary btn-number btn-sm btn-pop&quot; data-type=&quot;minus&quot; data-deck=&quot;side&quot; data-id=&quot;2-74&quot;&gt;-&lt;/button&gt;&lt;button type=&quot;button&quot; class=&quot;btn btn-secondary btn-number btn-sm btn-push&quot; data-type=&quot;plus&quot; data-deck=&quot;side&quot; data-id=&quot;2-74&quot;&gt;+&lt;/button&gt;&lt;button type=&quot;button&quot; class=&quot;btn btn-secondary btn-number btn-sm btn-raise&quot; data-type=&quot;raise&quot; data-id=&quot;2-74&quot;&gt;^&lt;/button&gt;&lt;/div&gt;" calcext:value-type="string">
            <text:p>&lt;div class="container-card" id="side-2-74"&gt;&lt;img class="d-block" width="80" height="112" src="https://one-draw.jp/ijinden/cardlist/002/card/02_074.png" /&gt;&lt;div class="container-num-copies" id="side-2-74-num-copies"&gt;0&lt;/div&gt;&lt;button type="button" class="btn btn-secondary btn-number btn-sm btn-pop" data-type="minus" data-deck="side" data-id="2-74"&gt;-&lt;/button&gt;&lt;button type="button" class="btn btn-secondary btn-number btn-sm btn-push" data-type="plus" data-deck="side" data-id="2-74"&gt;+&lt;/button&gt;&lt;button type="button" class="btn btn-secondary btn-number btn-sm btn-raise" data-type="raise" data-id="2-74"&gt;^&lt;/button&gt;&lt;/div&gt;</text:p>
          </table:table-cell>
          <table:table-cell table:formula="of:=CONCATENATE([$HTML.$A$3];[.F207];[$HTML.$B$3];[.H207];[$HTML.$C$3];[.J207];[$HTML.$D$3];[.N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data-expansion="25" data-type="4" data-color="16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&quot; id=&quot;main-2-75&quot;&gt;&lt;img class=&quot;img-card&quot; width=&quot;80&quot; height=&quot;112&quot; src=&quot;https://one-draw.jp/ijinden/cardlist/002/card/02_075.png&quot; /&gt;&lt;div class=&quot;container-num-copies&quot; id=&quot;main-2-75-num-copies&quot;&gt;0&lt;/div&gt;&lt;button type=&quot;button&quot; class=&quot;btn btn-secondary btn-number btn-sm btn-pop&quot; data-type=&quot;minus&quot; data-deck=&quot;main&quot; data-id=&quot;2-75&quot;&gt;-&lt;/button&gt;&lt;button type=&quot;button&quot; class=&quot;btn btn-secondary btn-number btn-sm btn-push&quot; data-type=&quot;plus&quot; data-deck=&quot;main&quot; data-id=&quot;2-75&quot;&gt;+&lt;/button&gt;&lt;button type=&quot;button&quot; class=&quot;btn btn-secondary btn-number btn-sm btn-drop&quot; data-type=&quot;drop&quot; data-id=&quot;2-75&quot;&gt;v&lt;/button&gt;&lt;/div&gt;" calcext:value-type="string">
            <text:p>&lt;div class="container-card" id="main-2-75"&gt;&lt;img class="img-card" width="80" height="112" src="https://one-draw.jp/ijinden/cardlist/002/card/02_075.png" /&gt;&lt;div class="container-num-copies" id="main-2-75-num-copies"&gt;0&lt;/div&gt;&lt;button type="button" class="btn btn-secondary btn-number btn-sm btn-pop" data-type="minus" data-deck="main" data-id="2-75"&gt;-&lt;/button&gt;&lt;button type="button" class="btn btn-secondary btn-number btn-sm btn-push" data-type="plus" data-deck="main" data-id="2-75"&gt;+&lt;/button&gt;&lt;button type="button" class="btn btn-secondary btn-number btn-sm btn-drop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&quot; id=&quot;side-2-75&quot;&gt;&lt;img class=&quot;d-block&quot; width=&quot;80&quot; height=&quot;112&quot; src=&quot;https://one-draw.jp/ijinden/cardlist/002/card/02_075.png&quot; /&gt;&lt;div class=&quot;container-num-copies&quot; id=&quot;side-2-75-num-copies&quot;&gt;0&lt;/div&gt;&lt;button type=&quot;button&quot; class=&quot;btn btn-secondary btn-number btn-sm btn-pop&quot; data-type=&quot;minus&quot; data-deck=&quot;side&quot; data-id=&quot;2-75&quot;&gt;-&lt;/button&gt;&lt;button type=&quot;button&quot; class=&quot;btn btn-secondary btn-number btn-sm btn-push&quot; data-type=&quot;plus&quot; data-deck=&quot;side&quot; data-id=&quot;2-75&quot;&gt;+&lt;/button&gt;&lt;button type=&quot;button&quot; class=&quot;btn btn-secondary btn-number btn-sm btn-raise&quot; data-type=&quot;raise&quot; data-id=&quot;2-75&quot;&gt;^&lt;/button&gt;&lt;/div&gt;" calcext:value-type="string">
            <text:p>&lt;div class="container-card" id="side-2-75"&gt;&lt;img class="d-block" width="80" height="112" src="https://one-draw.jp/ijinden/cardlist/002/card/02_075.png" /&gt;&lt;div class="container-num-copies" id="side-2-75-num-copies"&gt;0&lt;/div&gt;&lt;button type="button" class="btn btn-secondary btn-number btn-sm btn-pop" data-type="minus" data-deck="side" data-id="2-75"&gt;-&lt;/button&gt;&lt;button type="button" class="btn btn-secondary btn-number btn-sm btn-push" data-type="plus" data-deck="side" data-id="2-75"&gt;+&lt;/button&gt;&lt;button type="button" class="btn btn-secondary btn-number btn-sm btn-raise" data-type="raise" data-id="2-75"&gt;^&lt;/button&gt;&lt;/div&gt;</text:p>
          </table:table-cell>
          <table:table-cell table:formula="of:=CONCATENATE([$HTML.$A$3];[.F208];[$HTML.$B$3];[.H208];[$HTML.$C$3];[.J208];[$HTML.$D$3];[.N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data-expansion="25" data-type="4" data-color="18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&quot; id=&quot;main-2-76&quot;&gt;&lt;img class=&quot;img-card&quot; width=&quot;80&quot; height=&quot;112&quot; src=&quot;https://one-draw.jp/ijinden/cardlist/002/card/02_076.png&quot; /&gt;&lt;div class=&quot;container-num-copies&quot; id=&quot;main-2-76-num-copies&quot;&gt;0&lt;/div&gt;&lt;button type=&quot;button&quot; class=&quot;btn btn-secondary btn-number btn-sm btn-pop&quot; data-type=&quot;minus&quot; data-deck=&quot;main&quot; data-id=&quot;2-76&quot;&gt;-&lt;/button&gt;&lt;button type=&quot;button&quot; class=&quot;btn btn-secondary btn-number btn-sm btn-push&quot; data-type=&quot;plus&quot; data-deck=&quot;main&quot; data-id=&quot;2-76&quot;&gt;+&lt;/button&gt;&lt;button type=&quot;button&quot; class=&quot;btn btn-secondary btn-number btn-sm btn-drop&quot; data-type=&quot;drop&quot; data-id=&quot;2-76&quot;&gt;v&lt;/button&gt;&lt;/div&gt;" calcext:value-type="string">
            <text:p>&lt;div class="container-card" id="main-2-76"&gt;&lt;img class="img-card" width="80" height="112" src="https://one-draw.jp/ijinden/cardlist/002/card/02_076.png" /&gt;&lt;div class="container-num-copies" id="main-2-76-num-copies"&gt;0&lt;/div&gt;&lt;button type="button" class="btn btn-secondary btn-number btn-sm btn-pop" data-type="minus" data-deck="main" data-id="2-76"&gt;-&lt;/button&gt;&lt;button type="button" class="btn btn-secondary btn-number btn-sm btn-push" data-type="plus" data-deck="main" data-id="2-76"&gt;+&lt;/button&gt;&lt;button type="button" class="btn btn-secondary btn-number btn-sm btn-drop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&quot; id=&quot;side-2-76&quot;&gt;&lt;img class=&quot;d-block&quot; width=&quot;80&quot; height=&quot;112&quot; src=&quot;https://one-draw.jp/ijinden/cardlist/002/card/02_076.png&quot; /&gt;&lt;div class=&quot;container-num-copies&quot; id=&quot;side-2-76-num-copies&quot;&gt;0&lt;/div&gt;&lt;button type=&quot;button&quot; class=&quot;btn btn-secondary btn-number btn-sm btn-pop&quot; data-type=&quot;minus&quot; data-deck=&quot;side&quot; data-id=&quot;2-76&quot;&gt;-&lt;/button&gt;&lt;button type=&quot;button&quot; class=&quot;btn btn-secondary btn-number btn-sm btn-push&quot; data-type=&quot;plus&quot; data-deck=&quot;side&quot; data-id=&quot;2-76&quot;&gt;+&lt;/button&gt;&lt;button type=&quot;button&quot; class=&quot;btn btn-secondary btn-number btn-sm btn-raise&quot; data-type=&quot;raise&quot; data-id=&quot;2-76&quot;&gt;^&lt;/button&gt;&lt;/div&gt;" calcext:value-type="string">
            <text:p>&lt;div class="container-card" id="side-2-76"&gt;&lt;img class="d-block" width="80" height="112" src="https://one-draw.jp/ijinden/cardlist/002/card/02_076.png" /&gt;&lt;div class="container-num-copies" id="side-2-76-num-copies"&gt;0&lt;/div&gt;&lt;button type="button" class="btn btn-secondary btn-number btn-sm btn-pop" data-type="minus" data-deck="side" data-id="2-76"&gt;-&lt;/button&gt;&lt;button type="button" class="btn btn-secondary btn-number btn-sm btn-push" data-type="plus" data-deck="side" data-id="2-76"&gt;+&lt;/button&gt;&lt;button type="button" class="btn btn-secondary btn-number btn-sm btn-raise" data-type="raise" data-id="2-76"&gt;^&lt;/button&gt;&lt;/div&gt;</text:p>
          </table:table-cell>
          <table:table-cell table:formula="of:=CONCATENATE([$HTML.$A$3];[.F209];[$HTML.$B$3];[.H209];[$HTML.$C$3];[.J209];[$HTML.$D$3];[.N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data-expansion="25" data-type="4" data-color="20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&quot; id=&quot;main-2-77&quot;&gt;&lt;img class=&quot;img-card&quot; width=&quot;80&quot; height=&quot;112&quot; src=&quot;https://one-draw.jp/ijinden/cardlist/002/card/02_077.png&quot; /&gt;&lt;div class=&quot;container-num-copies&quot; id=&quot;main-2-77-num-copies&quot;&gt;0&lt;/div&gt;&lt;button type=&quot;button&quot; class=&quot;btn btn-secondary btn-number btn-sm btn-pop&quot; data-type=&quot;minus&quot; data-deck=&quot;main&quot; data-id=&quot;2-77&quot;&gt;-&lt;/button&gt;&lt;button type=&quot;button&quot; class=&quot;btn btn-secondary btn-number btn-sm btn-push&quot; data-type=&quot;plus&quot; data-deck=&quot;main&quot; data-id=&quot;2-77&quot;&gt;+&lt;/button&gt;&lt;button type=&quot;button&quot; class=&quot;btn btn-secondary btn-number btn-sm btn-drop&quot; data-type=&quot;drop&quot; data-id=&quot;2-77&quot;&gt;v&lt;/button&gt;&lt;/div&gt;" calcext:value-type="string">
            <text:p>&lt;div class="container-card" id="main-2-77"&gt;&lt;img class="img-card" width="80" height="112" src="https://one-draw.jp/ijinden/cardlist/002/card/02_077.png" /&gt;&lt;div class="container-num-copies" id="main-2-77-num-copies"&gt;0&lt;/div&gt;&lt;button type="button" class="btn btn-secondary btn-number btn-sm btn-pop" data-type="minus" data-deck="main" data-id="2-77"&gt;-&lt;/button&gt;&lt;button type="button" class="btn btn-secondary btn-number btn-sm btn-push" data-type="plus" data-deck="main" data-id="2-77"&gt;+&lt;/button&gt;&lt;button type="button" class="btn btn-secondary btn-number btn-sm btn-drop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&quot; id=&quot;side-2-77&quot;&gt;&lt;img class=&quot;d-block&quot; width=&quot;80&quot; height=&quot;112&quot; src=&quot;https://one-draw.jp/ijinden/cardlist/002/card/02_077.png&quot; /&gt;&lt;div class=&quot;container-num-copies&quot; id=&quot;side-2-77-num-copies&quot;&gt;0&lt;/div&gt;&lt;button type=&quot;button&quot; class=&quot;btn btn-secondary btn-number btn-sm btn-pop&quot; data-type=&quot;minus&quot; data-deck=&quot;side&quot; data-id=&quot;2-77&quot;&gt;-&lt;/button&gt;&lt;button type=&quot;button&quot; class=&quot;btn btn-secondary btn-number btn-sm btn-push&quot; data-type=&quot;plus&quot; data-deck=&quot;side&quot; data-id=&quot;2-77&quot;&gt;+&lt;/button&gt;&lt;button type=&quot;button&quot; class=&quot;btn btn-secondary btn-number btn-sm btn-raise&quot; data-type=&quot;raise&quot; data-id=&quot;2-77&quot;&gt;^&lt;/button&gt;&lt;/div&gt;" calcext:value-type="string">
            <text:p>&lt;div class="container-card" id="side-2-77"&gt;&lt;img class="d-block" width="80" height="112" src="https://one-draw.jp/ijinden/cardlist/002/card/02_077.png" /&gt;&lt;div class="container-num-copies" id="side-2-77-num-copies"&gt;0&lt;/div&gt;&lt;button type="button" class="btn btn-secondary btn-number btn-sm btn-pop" data-type="minus" data-deck="side" data-id="2-77"&gt;-&lt;/button&gt;&lt;button type="button" class="btn btn-secondary btn-number btn-sm btn-push" data-type="plus" data-deck="side" data-id="2-77"&gt;+&lt;/button&gt;&lt;button type="button" class="btn btn-secondary btn-number btn-sm btn-raise" data-type="raise" data-id="2-77"&gt;^&lt;/button&gt;&lt;/div&gt;</text:p>
          </table:table-cell>
          <table:table-cell table:formula="of:=CONCATENATE([$HTML.$A$3];[.F210];[$HTML.$B$3];[.H210];[$HTML.$C$3];[.J210];[$HTML.$D$3];[.N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data-expansion="25" data-type="4" data-color="24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&quot; id=&quot;main-2-78&quot;&gt;&lt;img class=&quot;img-card&quot; width=&quot;80&quot; height=&quot;112&quot; src=&quot;https://one-draw.jp/ijinden/cardlist/002/card/02_078.png&quot; /&gt;&lt;div class=&quot;container-num-copies&quot; id=&quot;main-2-78-num-copies&quot;&gt;0&lt;/div&gt;&lt;button type=&quot;button&quot; class=&quot;btn btn-secondary btn-number btn-sm btn-pop&quot; data-type=&quot;minus&quot; data-deck=&quot;main&quot; data-id=&quot;2-78&quot;&gt;-&lt;/button&gt;&lt;button type=&quot;button&quot; class=&quot;btn btn-secondary btn-number btn-sm btn-push&quot; data-type=&quot;plus&quot; data-deck=&quot;main&quot; data-id=&quot;2-78&quot;&gt;+&lt;/button&gt;&lt;button type=&quot;button&quot; class=&quot;btn btn-secondary btn-number btn-sm btn-drop&quot; data-type=&quot;drop&quot; data-id=&quot;2-78&quot;&gt;v&lt;/button&gt;&lt;/div&gt;" calcext:value-type="string">
            <text:p>&lt;div class="container-card" id="main-2-78"&gt;&lt;img class="img-card" width="80" height="112" src="https://one-draw.jp/ijinden/cardlist/002/card/02_078.png" /&gt;&lt;div class="container-num-copies" id="main-2-78-num-copies"&gt;0&lt;/div&gt;&lt;button type="button" class="btn btn-secondary btn-number btn-sm btn-pop" data-type="minus" data-deck="main" data-id="2-78"&gt;-&lt;/button&gt;&lt;button type="button" class="btn btn-secondary btn-number btn-sm btn-push" data-type="plus" data-deck="main" data-id="2-78"&gt;+&lt;/button&gt;&lt;button type="button" class="btn btn-secondary btn-number btn-sm btn-drop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&quot; id=&quot;side-2-78&quot;&gt;&lt;img class=&quot;d-block&quot; width=&quot;80&quot; height=&quot;112&quot; src=&quot;https://one-draw.jp/ijinden/cardlist/002/card/02_078.png&quot; /&gt;&lt;div class=&quot;container-num-copies&quot; id=&quot;side-2-78-num-copies&quot;&gt;0&lt;/div&gt;&lt;button type=&quot;button&quot; class=&quot;btn btn-secondary btn-number btn-sm btn-pop&quot; data-type=&quot;minus&quot; data-deck=&quot;side&quot; data-id=&quot;2-78&quot;&gt;-&lt;/button&gt;&lt;button type=&quot;button&quot; class=&quot;btn btn-secondary btn-number btn-sm btn-push&quot; data-type=&quot;plus&quot; data-deck=&quot;side&quot; data-id=&quot;2-78&quot;&gt;+&lt;/button&gt;&lt;button type=&quot;button&quot; class=&quot;btn btn-secondary btn-number btn-sm btn-raise&quot; data-type=&quot;raise&quot; data-id=&quot;2-78&quot;&gt;^&lt;/button&gt;&lt;/div&gt;" calcext:value-type="string">
            <text:p>&lt;div class="container-card" id="side-2-78"&gt;&lt;img class="d-block" width="80" height="112" src="https://one-draw.jp/ijinden/cardlist/002/card/02_078.png" /&gt;&lt;div class="container-num-copies" id="side-2-78-num-copies"&gt;0&lt;/div&gt;&lt;button type="button" class="btn btn-secondary btn-number btn-sm btn-pop" data-type="minus" data-deck="side" data-id="2-78"&gt;-&lt;/button&gt;&lt;button type="button" class="btn btn-secondary btn-number btn-sm btn-push" data-type="plus" data-deck="side" data-id="2-78"&gt;+&lt;/button&gt;&lt;button type="button" class="btn btn-secondary btn-number btn-sm btn-raise" data-type="raise" data-id="2-78"&gt;^&lt;/button&gt;&lt;/div&gt;</text:p>
          </table:table-cell>
          <table:table-cell table:formula="of:=CONCATENATE([$HTML.$A$3];[.F211];[$HTML.$B$3];[.H211];[$HTML.$C$3];[.J211];[$HTML.$D$3];[.N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data-expansion="25" data-type="4" data-color="18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&quot; id=&quot;main-2-79&quot;&gt;&lt;img class=&quot;img-card&quot; width=&quot;80&quot; height=&quot;112&quot; src=&quot;https://one-draw.jp/ijinden/cardlist/002/card/02_079.png&quot; /&gt;&lt;div class=&quot;container-num-copies&quot; id=&quot;main-2-79-num-copies&quot;&gt;0&lt;/div&gt;&lt;button type=&quot;button&quot; class=&quot;btn btn-secondary btn-number btn-sm btn-pop&quot; data-type=&quot;minus&quot; data-deck=&quot;main&quot; data-id=&quot;2-79&quot;&gt;-&lt;/button&gt;&lt;button type=&quot;button&quot; class=&quot;btn btn-secondary btn-number btn-sm btn-push&quot; data-type=&quot;plus&quot; data-deck=&quot;main&quot; data-id=&quot;2-79&quot;&gt;+&lt;/button&gt;&lt;button type=&quot;button&quot; class=&quot;btn btn-secondary btn-number btn-sm btn-drop&quot; data-type=&quot;drop&quot; data-id=&quot;2-79&quot;&gt;v&lt;/button&gt;&lt;/div&gt;" calcext:value-type="string">
            <text:p>&lt;div class="container-card" id="main-2-79"&gt;&lt;img class="img-card" width="80" height="112" src="https://one-draw.jp/ijinden/cardlist/002/card/02_079.png" /&gt;&lt;div class="container-num-copies" id="main-2-79-num-copies"&gt;0&lt;/div&gt;&lt;button type="button" class="btn btn-secondary btn-number btn-sm btn-pop" data-type="minus" data-deck="main" data-id="2-79"&gt;-&lt;/button&gt;&lt;button type="button" class="btn btn-secondary btn-number btn-sm btn-push" data-type="plus" data-deck="main" data-id="2-79"&gt;+&lt;/button&gt;&lt;button type="button" class="btn btn-secondary btn-number btn-sm btn-drop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&quot; id=&quot;side-2-79&quot;&gt;&lt;img class=&quot;d-block&quot; width=&quot;80&quot; height=&quot;112&quot; src=&quot;https://one-draw.jp/ijinden/cardlist/002/card/02_079.png&quot; /&gt;&lt;div class=&quot;container-num-copies&quot; id=&quot;side-2-79-num-copies&quot;&gt;0&lt;/div&gt;&lt;button type=&quot;button&quot; class=&quot;btn btn-secondary btn-number btn-sm btn-pop&quot; data-type=&quot;minus&quot; data-deck=&quot;side&quot; data-id=&quot;2-79&quot;&gt;-&lt;/button&gt;&lt;button type=&quot;button&quot; class=&quot;btn btn-secondary btn-number btn-sm btn-push&quot; data-type=&quot;plus&quot; data-deck=&quot;side&quot; data-id=&quot;2-79&quot;&gt;+&lt;/button&gt;&lt;button type=&quot;button&quot; class=&quot;btn btn-secondary btn-number btn-sm btn-raise&quot; data-type=&quot;raise&quot; data-id=&quot;2-79&quot;&gt;^&lt;/button&gt;&lt;/div&gt;" calcext:value-type="string">
            <text:p>&lt;div class="container-card" id="side-2-79"&gt;&lt;img class="d-block" width="80" height="112" src="https://one-draw.jp/ijinden/cardlist/002/card/02_079.png" /&gt;&lt;div class="container-num-copies" id="side-2-79-num-copies"&gt;0&lt;/div&gt;&lt;button type="button" class="btn btn-secondary btn-number btn-sm btn-pop" data-type="minus" data-deck="side" data-id="2-79"&gt;-&lt;/button&gt;&lt;button type="button" class="btn btn-secondary btn-number btn-sm btn-push" data-type="plus" data-deck="side" data-id="2-79"&gt;+&lt;/button&gt;&lt;button type="button" class="btn btn-secondary btn-number btn-sm btn-raise" data-type="raise" data-id="2-79"&gt;^&lt;/button&gt;&lt;/div&gt;</text:p>
          </table:table-cell>
          <table:table-cell table:formula="of:=CONCATENATE([$HTML.$A$3];[.F212];[$HTML.$B$3];[.H212];[$HTML.$C$3];[.J212];[$HTML.$D$3];[.N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data-expansion="25" data-type="4" data-color="20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&quot; id=&quot;main-2-80&quot;&gt;&lt;img class=&quot;img-card&quot; width=&quot;80&quot; height=&quot;112&quot; src=&quot;https://one-draw.jp/ijinden/cardlist/002/card/02_080.png&quot; /&gt;&lt;div class=&quot;container-num-copies&quot; id=&quot;main-2-80-num-copies&quot;&gt;0&lt;/div&gt;&lt;button type=&quot;button&quot; class=&quot;btn btn-secondary btn-number btn-sm btn-pop&quot; data-type=&quot;minus&quot; data-deck=&quot;main&quot; data-id=&quot;2-80&quot;&gt;-&lt;/button&gt;&lt;button type=&quot;button&quot; class=&quot;btn btn-secondary btn-number btn-sm btn-push&quot; data-type=&quot;plus&quot; data-deck=&quot;main&quot; data-id=&quot;2-80&quot;&gt;+&lt;/button&gt;&lt;button type=&quot;button&quot; class=&quot;btn btn-secondary btn-number btn-sm btn-drop&quot; data-type=&quot;drop&quot; data-id=&quot;2-80&quot;&gt;v&lt;/button&gt;&lt;/div&gt;" calcext:value-type="string">
            <text:p>&lt;div class="container-card" id="main-2-80"&gt;&lt;img class="img-card" width="80" height="112" src="https://one-draw.jp/ijinden/cardlist/002/card/02_080.png" /&gt;&lt;div class="container-num-copies" id="main-2-80-num-copies"&gt;0&lt;/div&gt;&lt;button type="button" class="btn btn-secondary btn-number btn-sm btn-pop" data-type="minus" data-deck="main" data-id="2-80"&gt;-&lt;/button&gt;&lt;button type="button" class="btn btn-secondary btn-number btn-sm btn-push" data-type="plus" data-deck="main" data-id="2-80"&gt;+&lt;/button&gt;&lt;button type="button" class="btn btn-secondary btn-number btn-sm btn-drop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&quot; id=&quot;side-2-80&quot;&gt;&lt;img class=&quot;d-block&quot; width=&quot;80&quot; height=&quot;112&quot; src=&quot;https://one-draw.jp/ijinden/cardlist/002/card/02_080.png&quot; /&gt;&lt;div class=&quot;container-num-copies&quot; id=&quot;side-2-80-num-copies&quot;&gt;0&lt;/div&gt;&lt;button type=&quot;button&quot; class=&quot;btn btn-secondary btn-number btn-sm btn-pop&quot; data-type=&quot;minus&quot; data-deck=&quot;side&quot; data-id=&quot;2-80&quot;&gt;-&lt;/button&gt;&lt;button type=&quot;button&quot; class=&quot;btn btn-secondary btn-number btn-sm btn-push&quot; data-type=&quot;plus&quot; data-deck=&quot;side&quot; data-id=&quot;2-80&quot;&gt;+&lt;/button&gt;&lt;button type=&quot;button&quot; class=&quot;btn btn-secondary btn-number btn-sm btn-raise&quot; data-type=&quot;raise&quot; data-id=&quot;2-80&quot;&gt;^&lt;/button&gt;&lt;/div&gt;" calcext:value-type="string">
            <text:p>&lt;div class="container-card" id="side-2-80"&gt;&lt;img class="d-block" width="80" height="112" src="https://one-draw.jp/ijinden/cardlist/002/card/02_080.png" /&gt;&lt;div class="container-num-copies" id="side-2-80-num-copies"&gt;0&lt;/div&gt;&lt;button type="button" class="btn btn-secondary btn-number btn-sm btn-pop" data-type="minus" data-deck="side" data-id="2-80"&gt;-&lt;/button&gt;&lt;button type="button" class="btn btn-secondary btn-number btn-sm btn-push" data-type="plus" data-deck="side" data-id="2-80"&gt;+&lt;/button&gt;&lt;button type="button" class="btn btn-secondary btn-number btn-sm btn-raise" data-type="raise" data-id="2-80"&gt;^&lt;/button&gt;&lt;/div&gt;</text:p>
          </table:table-cell>
          <table:table-cell table:formula="of:=CONCATENATE([$HTML.$A$3];[.F213];[$HTML.$B$3];[.H213];[$HTML.$C$3];[.J213];[$HTML.$D$3];[.N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data-expansion="25" data-type="4" data-color="24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&quot; id=&quot;main-P-1&quot;&gt;&lt;img class=&quot;img-card&quot; width=&quot;80&quot; height=&quot;112&quot; src=&quot;https://one-draw.jp/ijinden/cardlist/P01/card/03_P_001.png&quot; /&gt;&lt;div class=&quot;container-num-copies&quot; id=&quot;main-P-1-num-copies&quot;&gt;0&lt;/div&gt;&lt;button type=&quot;button&quot; class=&quot;btn btn-secondary btn-number btn-sm btn-pop&quot; data-type=&quot;minus&quot; data-deck=&quot;main&quot; data-id=&quot;P-1&quot;&gt;-&lt;/button&gt;&lt;button type=&quot;button&quot; class=&quot;btn btn-secondary btn-number btn-sm btn-push&quot; data-type=&quot;plus&quot; data-deck=&quot;main&quot; data-id=&quot;P-1&quot;&gt;+&lt;/button&gt;&lt;button type=&quot;button&quot; class=&quot;btn btn-secondary btn-number btn-sm btn-drop&quot; data-type=&quot;drop&quot; data-id=&quot;P-1&quot;&gt;v&lt;/button&gt;&lt;/div&gt;" calcext:value-type="string">
            <text:p>&lt;div class="container-card" id="main-P-1"&gt;&lt;img class="img-card" width="80" height="112" src="https://one-draw.jp/ijinden/cardlist/P01/card/03_P_001.png" /&gt;&lt;div class="container-num-copies" id="main-P-1-num-copies"&gt;0&lt;/div&gt;&lt;button type="button" class="btn btn-secondary btn-number btn-sm btn-pop" data-type="minus" data-deck="main" data-id="P-1"&gt;-&lt;/button&gt;&lt;button type="button" class="btn btn-secondary btn-number btn-sm btn-push" data-type="plus" data-deck="main" data-id="P-1"&gt;+&lt;/button&gt;&lt;button type="button" class="btn btn-secondary btn-number btn-sm btn-drop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&quot; id=&quot;side-P-1&quot;&gt;&lt;img class=&quot;d-block&quot; width=&quot;80&quot; height=&quot;112&quot; src=&quot;https://one-draw.jp/ijinden/cardlist/P01/card/03_P_001.png&quot; /&gt;&lt;div class=&quot;container-num-copies&quot; id=&quot;side-P-1-num-copies&quot;&gt;0&lt;/div&gt;&lt;button type=&quot;button&quot; class=&quot;btn btn-secondary btn-number btn-sm btn-pop&quot; data-type=&quot;minus&quot; data-deck=&quot;side&quot; data-id=&quot;P-1&quot;&gt;-&lt;/button&gt;&lt;button type=&quot;button&quot; class=&quot;btn btn-secondary btn-number btn-sm btn-push&quot; data-type=&quot;plus&quot; data-deck=&quot;side&quot; data-id=&quot;P-1&quot;&gt;+&lt;/button&gt;&lt;button type=&quot;button&quot; class=&quot;btn btn-secondary btn-number btn-sm btn-raise&quot; data-type=&quot;raise&quot; data-id=&quot;P-1&quot;&gt;^&lt;/button&gt;&lt;/div&gt;" calcext:value-type="string">
            <text:p>&lt;div class="container-card" id="side-P-1"&gt;&lt;img class="d-block" width="80" height="112" src="https://one-draw.jp/ijinden/cardlist/P01/card/03_P_001.png" /&gt;&lt;div class="container-num-copies" id="side-P-1-num-copies"&gt;0&lt;/div&gt;&lt;button type="button" class="btn btn-secondary btn-number btn-sm btn-pop" data-type="minus" data-deck="side" data-id="P-1"&gt;-&lt;/button&gt;&lt;button type="button" class="btn btn-secondary btn-number btn-sm btn-push" data-type="plus" data-deck="side" data-id="P-1"&gt;+&lt;/button&gt;&lt;button type="button" class="btn btn-secondary btn-number btn-sm btn-raise" data-type="raise" data-id="P-1"&gt;^&lt;/button&gt;&lt;/div&gt;</text:p>
          </table:table-cell>
          <table:table-cell table:formula="of:=CONCATENATE([$HTML.$A$3];[.F214];[$HTML.$B$3];[.H214];[$HTML.$C$3];[.J214];[$HTML.$D$3];[.N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data-expansion="30" data-type="1" data-color="32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&quot; id=&quot;main-P-2&quot;&gt;&lt;img class=&quot;img-card&quot; width=&quot;80&quot; height=&quot;112&quot; src=&quot;https://one-draw.jp/ijinden/cardlist/P01/card/03_P_002.png&quot; /&gt;&lt;div class=&quot;container-num-copies&quot; id=&quot;main-P-2-num-copies&quot;&gt;0&lt;/div&gt;&lt;button type=&quot;button&quot; class=&quot;btn btn-secondary btn-number btn-sm btn-pop&quot; data-type=&quot;minus&quot; data-deck=&quot;main&quot; data-id=&quot;P-2&quot;&gt;-&lt;/button&gt;&lt;button type=&quot;button&quot; class=&quot;btn btn-secondary btn-number btn-sm btn-push&quot; data-type=&quot;plus&quot; data-deck=&quot;main&quot; data-id=&quot;P-2&quot;&gt;+&lt;/button&gt;&lt;button type=&quot;button&quot; class=&quot;btn btn-secondary btn-number btn-sm btn-drop&quot; data-type=&quot;drop&quot; data-id=&quot;P-2&quot;&gt;v&lt;/button&gt;&lt;/div&gt;" calcext:value-type="string">
            <text:p>&lt;div class="container-card" id="main-P-2"&gt;&lt;img class="img-card" width="80" height="112" src="https://one-draw.jp/ijinden/cardlist/P01/card/03_P_002.png" /&gt;&lt;div class="container-num-copies" id="main-P-2-num-copies"&gt;0&lt;/div&gt;&lt;button type="button" class="btn btn-secondary btn-number btn-sm btn-pop" data-type="minus" data-deck="main" data-id="P-2"&gt;-&lt;/button&gt;&lt;button type="button" class="btn btn-secondary btn-number btn-sm btn-push" data-type="plus" data-deck="main" data-id="P-2"&gt;+&lt;/button&gt;&lt;button type="button" class="btn btn-secondary btn-number btn-sm btn-drop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&quot; id=&quot;side-P-2&quot;&gt;&lt;img class=&quot;d-block&quot; width=&quot;80&quot; height=&quot;112&quot; src=&quot;https://one-draw.jp/ijinden/cardlist/P01/card/03_P_002.png&quot; /&gt;&lt;div class=&quot;container-num-copies&quot; id=&quot;side-P-2-num-copies&quot;&gt;0&lt;/div&gt;&lt;button type=&quot;button&quot; class=&quot;btn btn-secondary btn-number btn-sm btn-pop&quot; data-type=&quot;minus&quot; data-deck=&quot;side&quot; data-id=&quot;P-2&quot;&gt;-&lt;/button&gt;&lt;button type=&quot;button&quot; class=&quot;btn btn-secondary btn-number btn-sm btn-push&quot; data-type=&quot;plus&quot; data-deck=&quot;side&quot; data-id=&quot;P-2&quot;&gt;+&lt;/button&gt;&lt;button type=&quot;button&quot; class=&quot;btn btn-secondary btn-number btn-sm btn-raise&quot; data-type=&quot;raise&quot; data-id=&quot;P-2&quot;&gt;^&lt;/button&gt;&lt;/div&gt;" calcext:value-type="string">
            <text:p>&lt;div class="container-card" id="side-P-2"&gt;&lt;img class="d-block" width="80" height="112" src="https://one-draw.jp/ijinden/cardlist/P01/card/03_P_002.png" /&gt;&lt;div class="container-num-copies" id="side-P-2-num-copies"&gt;0&lt;/div&gt;&lt;button type="button" class="btn btn-secondary btn-number btn-sm btn-pop" data-type="minus" data-deck="side" data-id="P-2"&gt;-&lt;/button&gt;&lt;button type="button" class="btn btn-secondary btn-number btn-sm btn-push" data-type="plus" data-deck="side" data-id="P-2"&gt;+&lt;/button&gt;&lt;button type="button" class="btn btn-secondary btn-number btn-sm btn-raise" data-type="raise" data-id="P-2"&gt;^&lt;/button&gt;&lt;/div&gt;</text:p>
          </table:table-cell>
          <table:table-cell table:formula="of:=CONCATENATE([$HTML.$A$3];[.F215];[$HTML.$B$3];[.H215];[$HTML.$C$3];[.J215];[$HTML.$D$3];[.N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data-expansion="30" data-type="1" data-color="32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&quot; id=&quot;main-P-3&quot;&gt;&lt;img class=&quot;img-card&quot; width=&quot;80&quot; height=&quot;112&quot; src=&quot;https://one-draw.jp/ijinden/cardlist/P01/card/03_P_003.png&quot; /&gt;&lt;div class=&quot;container-num-copies&quot; id=&quot;main-P-3-num-copies&quot;&gt;0&lt;/div&gt;&lt;button type=&quot;button&quot; class=&quot;btn btn-secondary btn-number btn-sm btn-pop&quot; data-type=&quot;minus&quot; data-deck=&quot;main&quot; data-id=&quot;P-3&quot;&gt;-&lt;/button&gt;&lt;button type=&quot;button&quot; class=&quot;btn btn-secondary btn-number btn-sm btn-push&quot; data-type=&quot;plus&quot; data-deck=&quot;main&quot; data-id=&quot;P-3&quot;&gt;+&lt;/button&gt;&lt;button type=&quot;button&quot; class=&quot;btn btn-secondary btn-number btn-sm btn-drop&quot; data-type=&quot;drop&quot; data-id=&quot;P-3&quot;&gt;v&lt;/button&gt;&lt;/div&gt;" calcext:value-type="string">
            <text:p>&lt;div class="container-card" id="main-P-3"&gt;&lt;img class="img-card" width="80" height="112" src="https://one-draw.jp/ijinden/cardlist/P01/card/03_P_003.png" /&gt;&lt;div class="container-num-copies" id="main-P-3-num-copies"&gt;0&lt;/div&gt;&lt;button type="button" class="btn btn-secondary btn-number btn-sm btn-pop" data-type="minus" data-deck="main" data-id="P-3"&gt;-&lt;/button&gt;&lt;button type="button" class="btn btn-secondary btn-number btn-sm btn-push" data-type="plus" data-deck="main" data-id="P-3"&gt;+&lt;/button&gt;&lt;button type="button" class="btn btn-secondary btn-number btn-sm btn-drop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&quot; id=&quot;side-P-3&quot;&gt;&lt;img class=&quot;d-block&quot; width=&quot;80&quot; height=&quot;112&quot; src=&quot;https://one-draw.jp/ijinden/cardlist/P01/card/03_P_003.png&quot; /&gt;&lt;div class=&quot;container-num-copies&quot; id=&quot;side-P-3-num-copies&quot;&gt;0&lt;/div&gt;&lt;button type=&quot;button&quot; class=&quot;btn btn-secondary btn-number btn-sm btn-pop&quot; data-type=&quot;minus&quot; data-deck=&quot;side&quot; data-id=&quot;P-3&quot;&gt;-&lt;/button&gt;&lt;button type=&quot;button&quot; class=&quot;btn btn-secondary btn-number btn-sm btn-push&quot; data-type=&quot;plus&quot; data-deck=&quot;side&quot; data-id=&quot;P-3&quot;&gt;+&lt;/button&gt;&lt;button type=&quot;button&quot; class=&quot;btn btn-secondary btn-number btn-sm btn-raise&quot; data-type=&quot;raise&quot; data-id=&quot;P-3&quot;&gt;^&lt;/button&gt;&lt;/div&gt;" calcext:value-type="string">
            <text:p>&lt;div class="container-card" id="side-P-3"&gt;&lt;img class="d-block" width="80" height="112" src="https://one-draw.jp/ijinden/cardlist/P01/card/03_P_003.png" /&gt;&lt;div class="container-num-copies" id="side-P-3-num-copies"&gt;0&lt;/div&gt;&lt;button type="button" class="btn btn-secondary btn-number btn-sm btn-pop" data-type="minus" data-deck="side" data-id="P-3"&gt;-&lt;/button&gt;&lt;button type="button" class="btn btn-secondary btn-number btn-sm btn-push" data-type="plus" data-deck="side" data-id="P-3"&gt;+&lt;/button&gt;&lt;button type="button" class="btn btn-secondary btn-number btn-sm btn-raise" data-type="raise" data-id="P-3"&gt;^&lt;/button&gt;&lt;/div&gt;</text:p>
          </table:table-cell>
          <table:table-cell table:formula="of:=CONCATENATE([$HTML.$A$3];[.F216];[$HTML.$B$3];[.H216];[$HTML.$C$3];[.J216];[$HTML.$D$3];[.N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data-expansion="30" data-type="1" data-color="32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&quot; id=&quot;main-P-4&quot;&gt;&lt;img class=&quot;img-card&quot; width=&quot;80&quot; height=&quot;112&quot; src=&quot;https://one-draw.jp/ijinden/cardlist/P01/card/03_P_004.png&quot; /&gt;&lt;div class=&quot;container-num-copies&quot; id=&quot;main-P-4-num-copies&quot;&gt;0&lt;/div&gt;&lt;button type=&quot;button&quot; class=&quot;btn btn-secondary btn-number btn-sm btn-pop&quot; data-type=&quot;minus&quot; data-deck=&quot;main&quot; data-id=&quot;P-4&quot;&gt;-&lt;/button&gt;&lt;button type=&quot;button&quot; class=&quot;btn btn-secondary btn-number btn-sm btn-push&quot; data-type=&quot;plus&quot; data-deck=&quot;main&quot; data-id=&quot;P-4&quot;&gt;+&lt;/button&gt;&lt;button type=&quot;button&quot; class=&quot;btn btn-secondary btn-number btn-sm btn-drop&quot; data-type=&quot;drop&quot; data-id=&quot;P-4&quot;&gt;v&lt;/button&gt;&lt;/div&gt;" calcext:value-type="string">
            <text:p>&lt;div class="container-card" id="main-P-4"&gt;&lt;img class="img-card" width="80" height="112" src="https://one-draw.jp/ijinden/cardlist/P01/card/03_P_004.png" /&gt;&lt;div class="container-num-copies" id="main-P-4-num-copies"&gt;0&lt;/div&gt;&lt;button type="button" class="btn btn-secondary btn-number btn-sm btn-pop" data-type="minus" data-deck="main" data-id="P-4"&gt;-&lt;/button&gt;&lt;button type="button" class="btn btn-secondary btn-number btn-sm btn-push" data-type="plus" data-deck="main" data-id="P-4"&gt;+&lt;/button&gt;&lt;button type="button" class="btn btn-secondary btn-number btn-sm btn-drop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&quot; id=&quot;side-P-4&quot;&gt;&lt;img class=&quot;d-block&quot; width=&quot;80&quot; height=&quot;112&quot; src=&quot;https://one-draw.jp/ijinden/cardlist/P01/card/03_P_004.png&quot; /&gt;&lt;div class=&quot;container-num-copies&quot; id=&quot;side-P-4-num-copies&quot;&gt;0&lt;/div&gt;&lt;button type=&quot;button&quot; class=&quot;btn btn-secondary btn-number btn-sm btn-pop&quot; data-type=&quot;minus&quot; data-deck=&quot;side&quot; data-id=&quot;P-4&quot;&gt;-&lt;/button&gt;&lt;button type=&quot;button&quot; class=&quot;btn btn-secondary btn-number btn-sm btn-push&quot; data-type=&quot;plus&quot; data-deck=&quot;side&quot; data-id=&quot;P-4&quot;&gt;+&lt;/button&gt;&lt;button type=&quot;button&quot; class=&quot;btn btn-secondary btn-number btn-sm btn-raise&quot; data-type=&quot;raise&quot; data-id=&quot;P-4&quot;&gt;^&lt;/button&gt;&lt;/div&gt;" calcext:value-type="string">
            <text:p>&lt;div class="container-card" id="side-P-4"&gt;&lt;img class="d-block" width="80" height="112" src="https://one-draw.jp/ijinden/cardlist/P01/card/03_P_004.png" /&gt;&lt;div class="container-num-copies" id="side-P-4-num-copies"&gt;0&lt;/div&gt;&lt;button type="button" class="btn btn-secondary btn-number btn-sm btn-pop" data-type="minus" data-deck="side" data-id="P-4"&gt;-&lt;/button&gt;&lt;button type="button" class="btn btn-secondary btn-number btn-sm btn-push" data-type="plus" data-deck="side" data-id="P-4"&gt;+&lt;/button&gt;&lt;button type="button" class="btn btn-secondary btn-number btn-sm btn-raise" data-type="raise" data-id="P-4"&gt;^&lt;/button&gt;&lt;/div&gt;</text:p>
          </table:table-cell>
          <table:table-cell table:formula="of:=CONCATENATE([$HTML.$A$3];[.F217];[$HTML.$B$3];[.H217];[$HTML.$C$3];[.J217];[$HTML.$D$3];[.N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data-expansion="30" data-type="1" data-color="32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&quot; id=&quot;main-P-5&quot;&gt;&lt;img class=&quot;img-card&quot; width=&quot;80&quot; height=&quot;112&quot; src=&quot;https://one-draw.jp/ijinden/cardlist/P01/card/03_P_005.png&quot; /&gt;&lt;div class=&quot;container-num-copies&quot; id=&quot;main-P-5-num-copies&quot;&gt;0&lt;/div&gt;&lt;button type=&quot;button&quot; class=&quot;btn btn-secondary btn-number btn-sm btn-pop&quot; data-type=&quot;minus&quot; data-deck=&quot;main&quot; data-id=&quot;P-5&quot;&gt;-&lt;/button&gt;&lt;button type=&quot;button&quot; class=&quot;btn btn-secondary btn-number btn-sm btn-push&quot; data-type=&quot;plus&quot; data-deck=&quot;main&quot; data-id=&quot;P-5&quot;&gt;+&lt;/button&gt;&lt;button type=&quot;button&quot; class=&quot;btn btn-secondary btn-number btn-sm btn-drop&quot; data-type=&quot;drop&quot; data-id=&quot;P-5&quot;&gt;v&lt;/button&gt;&lt;/div&gt;" calcext:value-type="string">
            <text:p>&lt;div class="container-card" id="main-P-5"&gt;&lt;img class="img-card" width="80" height="112" src="https://one-draw.jp/ijinden/cardlist/P01/card/03_P_005.png" /&gt;&lt;div class="container-num-copies" id="main-P-5-num-copies"&gt;0&lt;/div&gt;&lt;button type="button" class="btn btn-secondary btn-number btn-sm btn-pop" data-type="minus" data-deck="main" data-id="P-5"&gt;-&lt;/button&gt;&lt;button type="button" class="btn btn-secondary btn-number btn-sm btn-push" data-type="plus" data-deck="main" data-id="P-5"&gt;+&lt;/button&gt;&lt;button type="button" class="btn btn-secondary btn-number btn-sm btn-drop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&quot; id=&quot;side-P-5&quot;&gt;&lt;img class=&quot;d-block&quot; width=&quot;80&quot; height=&quot;112&quot; src=&quot;https://one-draw.jp/ijinden/cardlist/P01/card/03_P_005.png&quot; /&gt;&lt;div class=&quot;container-num-copies&quot; id=&quot;side-P-5-num-copies&quot;&gt;0&lt;/div&gt;&lt;button type=&quot;button&quot; class=&quot;btn btn-secondary btn-number btn-sm btn-pop&quot; data-type=&quot;minus&quot; data-deck=&quot;side&quot; data-id=&quot;P-5&quot;&gt;-&lt;/button&gt;&lt;button type=&quot;button&quot; class=&quot;btn btn-secondary btn-number btn-sm btn-push&quot; data-type=&quot;plus&quot; data-deck=&quot;side&quot; data-id=&quot;P-5&quot;&gt;+&lt;/button&gt;&lt;button type=&quot;button&quot; class=&quot;btn btn-secondary btn-number btn-sm btn-raise&quot; data-type=&quot;raise&quot; data-id=&quot;P-5&quot;&gt;^&lt;/button&gt;&lt;/div&gt;" calcext:value-type="string">
            <text:p>&lt;div class="container-card" id="side-P-5"&gt;&lt;img class="d-block" width="80" height="112" src="https://one-draw.jp/ijinden/cardlist/P01/card/03_P_005.png" /&gt;&lt;div class="container-num-copies" id="side-P-5-num-copies"&gt;0&lt;/div&gt;&lt;button type="button" class="btn btn-secondary btn-number btn-sm btn-pop" data-type="minus" data-deck="side" data-id="P-5"&gt;-&lt;/button&gt;&lt;button type="button" class="btn btn-secondary btn-number btn-sm btn-push" data-type="plus" data-deck="side" data-id="P-5"&gt;+&lt;/button&gt;&lt;button type="button" class="btn btn-secondary btn-number btn-sm btn-raise" data-type="raise" data-id="P-5"&gt;^&lt;/button&gt;&lt;/div&gt;</text:p>
          </table:table-cell>
          <table:table-cell table:formula="of:=CONCATENATE([$HTML.$A$3];[.F218];[$HTML.$B$3];[.H218];[$HTML.$C$3];[.J218];[$HTML.$D$3];[.N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data-expansion="30" data-type="1" data-color="32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&quot; id=&quot;main-P-6&quot;&gt;&lt;img class=&quot;img-card&quot; width=&quot;80&quot; height=&quot;112&quot; src=&quot;https://one-draw.jp/ijinden/cardlist/P01/card/03_P_006.png&quot; /&gt;&lt;div class=&quot;container-num-copies&quot; id=&quot;main-P-6-num-copies&quot;&gt;0&lt;/div&gt;&lt;button type=&quot;button&quot; class=&quot;btn btn-secondary btn-number btn-sm btn-pop&quot; data-type=&quot;minus&quot; data-deck=&quot;main&quot; data-id=&quot;P-6&quot;&gt;-&lt;/button&gt;&lt;button type=&quot;button&quot; class=&quot;btn btn-secondary btn-number btn-sm btn-push&quot; data-type=&quot;plus&quot; data-deck=&quot;main&quot; data-id=&quot;P-6&quot;&gt;+&lt;/button&gt;&lt;button type=&quot;button&quot; class=&quot;btn btn-secondary btn-number btn-sm btn-drop&quot; data-type=&quot;drop&quot; data-id=&quot;P-6&quot;&gt;v&lt;/button&gt;&lt;/div&gt;" calcext:value-type="string">
            <text:p>&lt;div class="container-card" id="main-P-6"&gt;&lt;img class="img-card" width="80" height="112" src="https://one-draw.jp/ijinden/cardlist/P01/card/03_P_006.png" /&gt;&lt;div class="container-num-copies" id="main-P-6-num-copies"&gt;0&lt;/div&gt;&lt;button type="button" class="btn btn-secondary btn-number btn-sm btn-pop" data-type="minus" data-deck="main" data-id="P-6"&gt;-&lt;/button&gt;&lt;button type="button" class="btn btn-secondary btn-number btn-sm btn-push" data-type="plus" data-deck="main" data-id="P-6"&gt;+&lt;/button&gt;&lt;button type="button" class="btn btn-secondary btn-number btn-sm btn-drop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&quot; id=&quot;side-P-6&quot;&gt;&lt;img class=&quot;d-block&quot; width=&quot;80&quot; height=&quot;112&quot; src=&quot;https://one-draw.jp/ijinden/cardlist/P01/card/03_P_006.png&quot; /&gt;&lt;div class=&quot;container-num-copies&quot; id=&quot;side-P-6-num-copies&quot;&gt;0&lt;/div&gt;&lt;button type=&quot;button&quot; class=&quot;btn btn-secondary btn-number btn-sm btn-pop&quot; data-type=&quot;minus&quot; data-deck=&quot;side&quot; data-id=&quot;P-6&quot;&gt;-&lt;/button&gt;&lt;button type=&quot;button&quot; class=&quot;btn btn-secondary btn-number btn-sm btn-push&quot; data-type=&quot;plus&quot; data-deck=&quot;side&quot; data-id=&quot;P-6&quot;&gt;+&lt;/button&gt;&lt;button type=&quot;button&quot; class=&quot;btn btn-secondary btn-number btn-sm btn-raise&quot; data-type=&quot;raise&quot; data-id=&quot;P-6&quot;&gt;^&lt;/button&gt;&lt;/div&gt;" calcext:value-type="string">
            <text:p>&lt;div class="container-card" id="side-P-6"&gt;&lt;img class="d-block" width="80" height="112" src="https://one-draw.jp/ijinden/cardlist/P01/card/03_P_006.png" /&gt;&lt;div class="container-num-copies" id="side-P-6-num-copies"&gt;0&lt;/div&gt;&lt;button type="button" class="btn btn-secondary btn-number btn-sm btn-pop" data-type="minus" data-deck="side" data-id="P-6"&gt;-&lt;/button&gt;&lt;button type="button" class="btn btn-secondary btn-number btn-sm btn-push" data-type="plus" data-deck="side" data-id="P-6"&gt;+&lt;/button&gt;&lt;button type="button" class="btn btn-secondary btn-number btn-sm btn-raise" data-type="raise" data-id="P-6"&gt;^&lt;/button&gt;&lt;/div&gt;</text:p>
          </table:table-cell>
          <table:table-cell table:formula="of:=CONCATENATE([$HTML.$A$3];[.F219];[$HTML.$B$3];[.H219];[$HTML.$C$3];[.J219];[$HTML.$D$3];[.N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data-expansion="30" data-type="1" data-color="32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&quot; id=&quot;main-P-7&quot;&gt;&lt;img class=&quot;img-card&quot; width=&quot;80&quot; height=&quot;112&quot; src=&quot;https://one-draw.jp/ijinden/cardlist/P01/card/03_P_007.png&quot; /&gt;&lt;div class=&quot;container-num-copies&quot; id=&quot;main-P-7-num-copies&quot;&gt;0&lt;/div&gt;&lt;button type=&quot;button&quot; class=&quot;btn btn-secondary btn-number btn-sm btn-pop&quot; data-type=&quot;minus&quot; data-deck=&quot;main&quot; data-id=&quot;P-7&quot;&gt;-&lt;/button&gt;&lt;button type=&quot;button&quot; class=&quot;btn btn-secondary btn-number btn-sm btn-push&quot; data-type=&quot;plus&quot; data-deck=&quot;main&quot; data-id=&quot;P-7&quot;&gt;+&lt;/button&gt;&lt;button type=&quot;button&quot; class=&quot;btn btn-secondary btn-number btn-sm btn-drop&quot; data-type=&quot;drop&quot; data-id=&quot;P-7&quot;&gt;v&lt;/button&gt;&lt;/div&gt;" calcext:value-type="string">
            <text:p>&lt;div class="container-card" id="main-P-7"&gt;&lt;img class="img-card" width="80" height="112" src="https://one-draw.jp/ijinden/cardlist/P01/card/03_P_007.png" /&gt;&lt;div class="container-num-copies" id="main-P-7-num-copies"&gt;0&lt;/div&gt;&lt;button type="button" class="btn btn-secondary btn-number btn-sm btn-pop" data-type="minus" data-deck="main" data-id="P-7"&gt;-&lt;/button&gt;&lt;button type="button" class="btn btn-secondary btn-number btn-sm btn-push" data-type="plus" data-deck="main" data-id="P-7"&gt;+&lt;/button&gt;&lt;button type="button" class="btn btn-secondary btn-number btn-sm btn-drop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&quot; id=&quot;side-P-7&quot;&gt;&lt;img class=&quot;d-block&quot; width=&quot;80&quot; height=&quot;112&quot; src=&quot;https://one-draw.jp/ijinden/cardlist/P01/card/03_P_007.png&quot; /&gt;&lt;div class=&quot;container-num-copies&quot; id=&quot;side-P-7-num-copies&quot;&gt;0&lt;/div&gt;&lt;button type=&quot;button&quot; class=&quot;btn btn-secondary btn-number btn-sm btn-pop&quot; data-type=&quot;minus&quot; data-deck=&quot;side&quot; data-id=&quot;P-7&quot;&gt;-&lt;/button&gt;&lt;button type=&quot;button&quot; class=&quot;btn btn-secondary btn-number btn-sm btn-push&quot; data-type=&quot;plus&quot; data-deck=&quot;side&quot; data-id=&quot;P-7&quot;&gt;+&lt;/button&gt;&lt;button type=&quot;button&quot; class=&quot;btn btn-secondary btn-number btn-sm btn-raise&quot; data-type=&quot;raise&quot; data-id=&quot;P-7&quot;&gt;^&lt;/button&gt;&lt;/div&gt;" calcext:value-type="string">
            <text:p>&lt;div class="container-card" id="side-P-7"&gt;&lt;img class="d-block" width="80" height="112" src="https://one-draw.jp/ijinden/cardlist/P01/card/03_P_007.png" /&gt;&lt;div class="container-num-copies" id="side-P-7-num-copies"&gt;0&lt;/div&gt;&lt;button type="button" class="btn btn-secondary btn-number btn-sm btn-pop" data-type="minus" data-deck="side" data-id="P-7"&gt;-&lt;/button&gt;&lt;button type="button" class="btn btn-secondary btn-number btn-sm btn-push" data-type="plus" data-deck="side" data-id="P-7"&gt;+&lt;/button&gt;&lt;button type="button" class="btn btn-secondary btn-number btn-sm btn-raise" data-type="raise" data-id="P-7"&gt;^&lt;/button&gt;&lt;/div&gt;</text:p>
          </table:table-cell>
          <table:table-cell table:formula="of:=CONCATENATE([$HTML.$A$3];[.F220];[$HTML.$B$3];[.H220];[$HTML.$C$3];[.J220];[$HTML.$D$3];[.N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data-expansion="30" data-type="1" data-color="32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&quot; id=&quot;main-P-8&quot;&gt;&lt;img class=&quot;img-card&quot; width=&quot;80&quot; height=&quot;112&quot; src=&quot;https://one-draw.jp/ijinden/cardlist/P01/card/03_P_008.png&quot; /&gt;&lt;div class=&quot;container-num-copies&quot; id=&quot;main-P-8-num-copies&quot;&gt;0&lt;/div&gt;&lt;button type=&quot;button&quot; class=&quot;btn btn-secondary btn-number btn-sm btn-pop&quot; data-type=&quot;minus&quot; data-deck=&quot;main&quot; data-id=&quot;P-8&quot;&gt;-&lt;/button&gt;&lt;button type=&quot;button&quot; class=&quot;btn btn-secondary btn-number btn-sm btn-push&quot; data-type=&quot;plus&quot; data-deck=&quot;main&quot; data-id=&quot;P-8&quot;&gt;+&lt;/button&gt;&lt;button type=&quot;button&quot; class=&quot;btn btn-secondary btn-number btn-sm btn-drop&quot; data-type=&quot;drop&quot; data-id=&quot;P-8&quot;&gt;v&lt;/button&gt;&lt;/div&gt;" calcext:value-type="string">
            <text:p>&lt;div class="container-card" id="main-P-8"&gt;&lt;img class="img-card" width="80" height="112" src="https://one-draw.jp/ijinden/cardlist/P01/card/03_P_008.png" /&gt;&lt;div class="container-num-copies" id="main-P-8-num-copies"&gt;0&lt;/div&gt;&lt;button type="button" class="btn btn-secondary btn-number btn-sm btn-pop" data-type="minus" data-deck="main" data-id="P-8"&gt;-&lt;/button&gt;&lt;button type="button" class="btn btn-secondary btn-number btn-sm btn-push" data-type="plus" data-deck="main" data-id="P-8"&gt;+&lt;/button&gt;&lt;button type="button" class="btn btn-secondary btn-number btn-sm btn-drop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&quot; id=&quot;side-P-8&quot;&gt;&lt;img class=&quot;d-block&quot; width=&quot;80&quot; height=&quot;112&quot; src=&quot;https://one-draw.jp/ijinden/cardlist/P01/card/03_P_008.png&quot; /&gt;&lt;div class=&quot;container-num-copies&quot; id=&quot;side-P-8-num-copies&quot;&gt;0&lt;/div&gt;&lt;button type=&quot;button&quot; class=&quot;btn btn-secondary btn-number btn-sm btn-pop&quot; data-type=&quot;minus&quot; data-deck=&quot;side&quot; data-id=&quot;P-8&quot;&gt;-&lt;/button&gt;&lt;button type=&quot;button&quot; class=&quot;btn btn-secondary btn-number btn-sm btn-push&quot; data-type=&quot;plus&quot; data-deck=&quot;side&quot; data-id=&quot;P-8&quot;&gt;+&lt;/button&gt;&lt;button type=&quot;button&quot; class=&quot;btn btn-secondary btn-number btn-sm btn-raise&quot; data-type=&quot;raise&quot; data-id=&quot;P-8&quot;&gt;^&lt;/button&gt;&lt;/div&gt;" calcext:value-type="string">
            <text:p>&lt;div class="container-card" id="side-P-8"&gt;&lt;img class="d-block" width="80" height="112" src="https://one-draw.jp/ijinden/cardlist/P01/card/03_P_008.png" /&gt;&lt;div class="container-num-copies" id="side-P-8-num-copies"&gt;0&lt;/div&gt;&lt;button type="button" class="btn btn-secondary btn-number btn-sm btn-pop" data-type="minus" data-deck="side" data-id="P-8"&gt;-&lt;/button&gt;&lt;button type="button" class="btn btn-secondary btn-number btn-sm btn-push" data-type="plus" data-deck="side" data-id="P-8"&gt;+&lt;/button&gt;&lt;button type="button" class="btn btn-secondary btn-number btn-sm btn-raise" data-type="raise" data-id="P-8"&gt;^&lt;/button&gt;&lt;/div&gt;</text:p>
          </table:table-cell>
          <table:table-cell table:formula="of:=CONCATENATE([$HTML.$A$3];[.F221];[$HTML.$B$3];[.H221];[$HTML.$C$3];[.J221];[$HTML.$D$3];[.N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data-expansion="30" data-type="1" data-color="32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&quot; id=&quot;main-P-9&quot;&gt;&lt;img class=&quot;img-card&quot; width=&quot;80&quot; height=&quot;112&quot; src=&quot;https://one-draw.jp/ijinden/cardlist/P01/card/03_P_009.png&quot; /&gt;&lt;div class=&quot;container-num-copies&quot; id=&quot;main-P-9-num-copies&quot;&gt;0&lt;/div&gt;&lt;button type=&quot;button&quot; class=&quot;btn btn-secondary btn-number btn-sm btn-pop&quot; data-type=&quot;minus&quot; data-deck=&quot;main&quot; data-id=&quot;P-9&quot;&gt;-&lt;/button&gt;&lt;button type=&quot;button&quot; class=&quot;btn btn-secondary btn-number btn-sm btn-push&quot; data-type=&quot;plus&quot; data-deck=&quot;main&quot; data-id=&quot;P-9&quot;&gt;+&lt;/button&gt;&lt;button type=&quot;button&quot; class=&quot;btn btn-secondary btn-number btn-sm btn-drop&quot; data-type=&quot;drop&quot; data-id=&quot;P-9&quot;&gt;v&lt;/button&gt;&lt;/div&gt;" calcext:value-type="string">
            <text:p>&lt;div class="container-card" id="main-P-9"&gt;&lt;img class="img-card" width="80" height="112" src="https://one-draw.jp/ijinden/cardlist/P01/card/03_P_009.png" /&gt;&lt;div class="container-num-copies" id="main-P-9-num-copies"&gt;0&lt;/div&gt;&lt;button type="button" class="btn btn-secondary btn-number btn-sm btn-pop" data-type="minus" data-deck="main" data-id="P-9"&gt;-&lt;/button&gt;&lt;button type="button" class="btn btn-secondary btn-number btn-sm btn-push" data-type="plus" data-deck="main" data-id="P-9"&gt;+&lt;/button&gt;&lt;button type="button" class="btn btn-secondary btn-number btn-sm btn-drop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&quot; id=&quot;side-P-9&quot;&gt;&lt;img class=&quot;d-block&quot; width=&quot;80&quot; height=&quot;112&quot; src=&quot;https://one-draw.jp/ijinden/cardlist/P01/card/03_P_009.png&quot; /&gt;&lt;div class=&quot;container-num-copies&quot; id=&quot;side-P-9-num-copies&quot;&gt;0&lt;/div&gt;&lt;button type=&quot;button&quot; class=&quot;btn btn-secondary btn-number btn-sm btn-pop&quot; data-type=&quot;minus&quot; data-deck=&quot;side&quot; data-id=&quot;P-9&quot;&gt;-&lt;/button&gt;&lt;button type=&quot;button&quot; class=&quot;btn btn-secondary btn-number btn-sm btn-push&quot; data-type=&quot;plus&quot; data-deck=&quot;side&quot; data-id=&quot;P-9&quot;&gt;+&lt;/button&gt;&lt;button type=&quot;button&quot; class=&quot;btn btn-secondary btn-number btn-sm btn-raise&quot; data-type=&quot;raise&quot; data-id=&quot;P-9&quot;&gt;^&lt;/button&gt;&lt;/div&gt;" calcext:value-type="string">
            <text:p>&lt;div class="container-card" id="side-P-9"&gt;&lt;img class="d-block" width="80" height="112" src="https://one-draw.jp/ijinden/cardlist/P01/card/03_P_009.png" /&gt;&lt;div class="container-num-copies" id="side-P-9-num-copies"&gt;0&lt;/div&gt;&lt;button type="button" class="btn btn-secondary btn-number btn-sm btn-pop" data-type="minus" data-deck="side" data-id="P-9"&gt;-&lt;/button&gt;&lt;button type="button" class="btn btn-secondary btn-number btn-sm btn-push" data-type="plus" data-deck="side" data-id="P-9"&gt;+&lt;/button&gt;&lt;button type="button" class="btn btn-secondary btn-number btn-sm btn-raise" data-type="raise" data-id="P-9"&gt;^&lt;/button&gt;&lt;/div&gt;</text:p>
          </table:table-cell>
          <table:table-cell table:formula="of:=CONCATENATE([$HTML.$A$3];[.F222];[$HTML.$B$3];[.H222];[$HTML.$C$3];[.J222];[$HTML.$D$3];[.N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data-expansion="30" data-type="2" data-color="32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&quot; id=&quot;main-P-10&quot;&gt;&lt;img class=&quot;img-card&quot; width=&quot;80&quot; height=&quot;112&quot; src=&quot;https://one-draw.jp/ijinden/cardlist/P01/card/03_P_010.png&quot; /&gt;&lt;div class=&quot;container-num-copies&quot; id=&quot;main-P-10-num-copies&quot;&gt;0&lt;/div&gt;&lt;button type=&quot;button&quot; class=&quot;btn btn-secondary btn-number btn-sm btn-pop&quot; data-type=&quot;minus&quot; data-deck=&quot;main&quot; data-id=&quot;P-10&quot;&gt;-&lt;/button&gt;&lt;button type=&quot;button&quot; class=&quot;btn btn-secondary btn-number btn-sm btn-push&quot; data-type=&quot;plus&quot; data-deck=&quot;main&quot; data-id=&quot;P-10&quot;&gt;+&lt;/button&gt;&lt;button type=&quot;button&quot; class=&quot;btn btn-secondary btn-number btn-sm btn-drop&quot; data-type=&quot;drop&quot; data-id=&quot;P-10&quot;&gt;v&lt;/button&gt;&lt;/div&gt;" calcext:value-type="string">
            <text:p>&lt;div class="container-card" id="main-P-10"&gt;&lt;img class="img-card" width="80" height="112" src="https://one-draw.jp/ijinden/cardlist/P01/card/03_P_010.png" /&gt;&lt;div class="container-num-copies" id="main-P-10-num-copies"&gt;0&lt;/div&gt;&lt;button type="button" class="btn btn-secondary btn-number btn-sm btn-pop" data-type="minus" data-deck="main" data-id="P-10"&gt;-&lt;/button&gt;&lt;button type="button" class="btn btn-secondary btn-number btn-sm btn-push" data-type="plus" data-deck="main" data-id="P-10"&gt;+&lt;/button&gt;&lt;button type="button" class="btn btn-secondary btn-number btn-sm btn-drop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&quot; id=&quot;side-P-10&quot;&gt;&lt;img class=&quot;d-block&quot; width=&quot;80&quot; height=&quot;112&quot; src=&quot;https://one-draw.jp/ijinden/cardlist/P01/card/03_P_010.png&quot; /&gt;&lt;div class=&quot;container-num-copies&quot; id=&quot;side-P-10-num-copies&quot;&gt;0&lt;/div&gt;&lt;button type=&quot;button&quot; class=&quot;btn btn-secondary btn-number btn-sm btn-pop&quot; data-type=&quot;minus&quot; data-deck=&quot;side&quot; data-id=&quot;P-10&quot;&gt;-&lt;/button&gt;&lt;button type=&quot;button&quot; class=&quot;btn btn-secondary btn-number btn-sm btn-push&quot; data-type=&quot;plus&quot; data-deck=&quot;side&quot; data-id=&quot;P-10&quot;&gt;+&lt;/button&gt;&lt;button type=&quot;button&quot; class=&quot;btn btn-secondary btn-number btn-sm btn-raise&quot; data-type=&quot;raise&quot; data-id=&quot;P-10&quot;&gt;^&lt;/button&gt;&lt;/div&gt;" calcext:value-type="string">
            <text:p>&lt;div class="container-card" id="side-P-10"&gt;&lt;img class="d-block" width="80" height="112" src="https://one-draw.jp/ijinden/cardlist/P01/card/03_P_010.png" /&gt;&lt;div class="container-num-copies" id="side-P-10-num-copies"&gt;0&lt;/div&gt;&lt;button type="button" class="btn btn-secondary btn-number btn-sm btn-pop" data-type="minus" data-deck="side" data-id="P-10"&gt;-&lt;/button&gt;&lt;button type="button" class="btn btn-secondary btn-number btn-sm btn-push" data-type="plus" data-deck="side" data-id="P-10"&gt;+&lt;/button&gt;&lt;button type="button" class="btn btn-secondary btn-number btn-sm btn-raise" data-type="raise" data-id="P-10"&gt;^&lt;/button&gt;&lt;/div&gt;</text:p>
          </table:table-cell>
          <table:table-cell table:formula="of:=CONCATENATE([$HTML.$A$3];[.F223];[$HTML.$B$3];[.H223];[$HTML.$C$3];[.J223];[$HTML.$D$3];[.N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data-expansion="30" data-type="2" data-color="32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&quot; id=&quot;main-P-11&quot;&gt;&lt;img class=&quot;img-card&quot; width=&quot;80&quot; height=&quot;112&quot; src=&quot;https://one-draw.jp/ijinden/cardlist/P01/card/03_P_011.png&quot; /&gt;&lt;div class=&quot;container-num-copies&quot; id=&quot;main-P-11-num-copies&quot;&gt;0&lt;/div&gt;&lt;button type=&quot;button&quot; class=&quot;btn btn-secondary btn-number btn-sm btn-pop&quot; data-type=&quot;minus&quot; data-deck=&quot;main&quot; data-id=&quot;P-11&quot;&gt;-&lt;/button&gt;&lt;button type=&quot;button&quot; class=&quot;btn btn-secondary btn-number btn-sm btn-push&quot; data-type=&quot;plus&quot; data-deck=&quot;main&quot; data-id=&quot;P-11&quot;&gt;+&lt;/button&gt;&lt;button type=&quot;button&quot; class=&quot;btn btn-secondary btn-number btn-sm btn-drop&quot; data-type=&quot;drop&quot; data-id=&quot;P-11&quot;&gt;v&lt;/button&gt;&lt;/div&gt;" calcext:value-type="string">
            <text:p>&lt;div class="container-card" id="main-P-11"&gt;&lt;img class="img-card" width="80" height="112" src="https://one-draw.jp/ijinden/cardlist/P01/card/03_P_011.png" /&gt;&lt;div class="container-num-copies" id="main-P-11-num-copies"&gt;0&lt;/div&gt;&lt;button type="button" class="btn btn-secondary btn-number btn-sm btn-pop" data-type="minus" data-deck="main" data-id="P-11"&gt;-&lt;/button&gt;&lt;button type="button" class="btn btn-secondary btn-number btn-sm btn-push" data-type="plus" data-deck="main" data-id="P-11"&gt;+&lt;/button&gt;&lt;button type="button" class="btn btn-secondary btn-number btn-sm btn-drop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&quot; id=&quot;side-P-11&quot;&gt;&lt;img class=&quot;d-block&quot; width=&quot;80&quot; height=&quot;112&quot; src=&quot;https://one-draw.jp/ijinden/cardlist/P01/card/03_P_011.png&quot; /&gt;&lt;div class=&quot;container-num-copies&quot; id=&quot;side-P-11-num-copies&quot;&gt;0&lt;/div&gt;&lt;button type=&quot;button&quot; class=&quot;btn btn-secondary btn-number btn-sm btn-pop&quot; data-type=&quot;minus&quot; data-deck=&quot;side&quot; data-id=&quot;P-11&quot;&gt;-&lt;/button&gt;&lt;button type=&quot;button&quot; class=&quot;btn btn-secondary btn-number btn-sm btn-push&quot; data-type=&quot;plus&quot; data-deck=&quot;side&quot; data-id=&quot;P-11&quot;&gt;+&lt;/button&gt;&lt;button type=&quot;button&quot; class=&quot;btn btn-secondary btn-number btn-sm btn-raise&quot; data-type=&quot;raise&quot; data-id=&quot;P-11&quot;&gt;^&lt;/button&gt;&lt;/div&gt;" calcext:value-type="string">
            <text:p>&lt;div class="container-card" id="side-P-11"&gt;&lt;img class="d-block" width="80" height="112" src="https://one-draw.jp/ijinden/cardlist/P01/card/03_P_011.png" /&gt;&lt;div class="container-num-copies" id="side-P-11-num-copies"&gt;0&lt;/div&gt;&lt;button type="button" class="btn btn-secondary btn-number btn-sm btn-pop" data-type="minus" data-deck="side" data-id="P-11"&gt;-&lt;/button&gt;&lt;button type="button" class="btn btn-secondary btn-number btn-sm btn-push" data-type="plus" data-deck="side" data-id="P-11"&gt;+&lt;/button&gt;&lt;button type="button" class="btn btn-secondary btn-number btn-sm btn-raise" data-type="raise" data-id="P-11"&gt;^&lt;/button&gt;&lt;/div&gt;</text:p>
          </table:table-cell>
          <table:table-cell table:formula="of:=CONCATENATE([$HTML.$A$3];[.F224];[$HTML.$B$3];[.H224];[$HTML.$C$3];[.J224];[$HTML.$D$3];[.N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data-expansion="30" data-type="3" data-color="32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&quot; id=&quot;main-P-12&quot;&gt;&lt;img class=&quot;img-card&quot; width=&quot;80&quot; height=&quot;112&quot; src=&quot;https://one-draw.jp/ijinden/cardlist/P01/card/03_P_012.png&quot; /&gt;&lt;div class=&quot;container-num-copies&quot; id=&quot;main-P-12-num-copies&quot;&gt;0&lt;/div&gt;&lt;button type=&quot;button&quot; class=&quot;btn btn-secondary btn-number btn-sm btn-pop&quot; data-type=&quot;minus&quot; data-deck=&quot;main&quot; data-id=&quot;P-12&quot;&gt;-&lt;/button&gt;&lt;button type=&quot;button&quot; class=&quot;btn btn-secondary btn-number btn-sm btn-push&quot; data-type=&quot;plus&quot; data-deck=&quot;main&quot; data-id=&quot;P-12&quot;&gt;+&lt;/button&gt;&lt;button type=&quot;button&quot; class=&quot;btn btn-secondary btn-number btn-sm btn-drop&quot; data-type=&quot;drop&quot; data-id=&quot;P-12&quot;&gt;v&lt;/button&gt;&lt;/div&gt;" calcext:value-type="string">
            <text:p>&lt;div class="container-card" id="main-P-12"&gt;&lt;img class="img-card" width="80" height="112" src="https://one-draw.jp/ijinden/cardlist/P01/card/03_P_012.png" /&gt;&lt;div class="container-num-copies" id="main-P-12-num-copies"&gt;0&lt;/div&gt;&lt;button type="button" class="btn btn-secondary btn-number btn-sm btn-pop" data-type="minus" data-deck="main" data-id="P-12"&gt;-&lt;/button&gt;&lt;button type="button" class="btn btn-secondary btn-number btn-sm btn-push" data-type="plus" data-deck="main" data-id="P-12"&gt;+&lt;/button&gt;&lt;button type="button" class="btn btn-secondary btn-number btn-sm btn-drop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&quot; id=&quot;side-P-12&quot;&gt;&lt;img class=&quot;d-block&quot; width=&quot;80&quot; height=&quot;112&quot; src=&quot;https://one-draw.jp/ijinden/cardlist/P01/card/03_P_012.png&quot; /&gt;&lt;div class=&quot;container-num-copies&quot; id=&quot;side-P-12-num-copies&quot;&gt;0&lt;/div&gt;&lt;button type=&quot;button&quot; class=&quot;btn btn-secondary btn-number btn-sm btn-pop&quot; data-type=&quot;minus&quot; data-deck=&quot;side&quot; data-id=&quot;P-12&quot;&gt;-&lt;/button&gt;&lt;button type=&quot;button&quot; class=&quot;btn btn-secondary btn-number btn-sm btn-push&quot; data-type=&quot;plus&quot; data-deck=&quot;side&quot; data-id=&quot;P-12&quot;&gt;+&lt;/button&gt;&lt;button type=&quot;button&quot; class=&quot;btn btn-secondary btn-number btn-sm btn-raise&quot; data-type=&quot;raise&quot; data-id=&quot;P-12&quot;&gt;^&lt;/button&gt;&lt;/div&gt;" calcext:value-type="string">
            <text:p>&lt;div class="container-card" id="side-P-12"&gt;&lt;img class="d-block" width="80" height="112" src="https://one-draw.jp/ijinden/cardlist/P01/card/03_P_012.png" /&gt;&lt;div class="container-num-copies" id="side-P-12-num-copies"&gt;0&lt;/div&gt;&lt;button type="button" class="btn btn-secondary btn-number btn-sm btn-pop" data-type="minus" data-deck="side" data-id="P-12"&gt;-&lt;/button&gt;&lt;button type="button" class="btn btn-secondary btn-number btn-sm btn-push" data-type="plus" data-deck="side" data-id="P-12"&gt;+&lt;/button&gt;&lt;button type="button" class="btn btn-secondary btn-number btn-sm btn-raise" data-type="raise" data-id="P-12"&gt;^&lt;/button&gt;&lt;/div&gt;</text:p>
          </table:table-cell>
          <table:table-cell table:formula="of:=CONCATENATE([$HTML.$A$3];[.F225];[$HTML.$B$3];[.H225];[$HTML.$C$3];[.J225];[$HTML.$D$3];[.N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data-expansion="30" data-type="3" data-color="32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&quot; id=&quot;main-P-13&quot;&gt;&lt;img class=&quot;img-card&quot; width=&quot;80&quot; height=&quot;112&quot; src=&quot;https://one-draw.jp/ijinden/cardlist/P01/card/03_P_013.png&quot; /&gt;&lt;div class=&quot;container-num-copies&quot; id=&quot;main-P-13-num-copies&quot;&gt;0&lt;/div&gt;&lt;button type=&quot;button&quot; class=&quot;btn btn-secondary btn-number btn-sm btn-pop&quot; data-type=&quot;minus&quot; data-deck=&quot;main&quot; data-id=&quot;P-13&quot;&gt;-&lt;/button&gt;&lt;button type=&quot;button&quot; class=&quot;btn btn-secondary btn-number btn-sm btn-push&quot; data-type=&quot;plus&quot; data-deck=&quot;main&quot; data-id=&quot;P-13&quot;&gt;+&lt;/button&gt;&lt;button type=&quot;button&quot; class=&quot;btn btn-secondary btn-number btn-sm btn-drop&quot; data-type=&quot;drop&quot; data-id=&quot;P-13&quot;&gt;v&lt;/button&gt;&lt;/div&gt;" calcext:value-type="string">
            <text:p>&lt;div class="container-card" id="main-P-13"&gt;&lt;img class="img-card" width="80" height="112" src="https://one-draw.jp/ijinden/cardlist/P01/card/03_P_013.png" /&gt;&lt;div class="container-num-copies" id="main-P-13-num-copies"&gt;0&lt;/div&gt;&lt;button type="button" class="btn btn-secondary btn-number btn-sm btn-pop" data-type="minus" data-deck="main" data-id="P-13"&gt;-&lt;/button&gt;&lt;button type="button" class="btn btn-secondary btn-number btn-sm btn-push" data-type="plus" data-deck="main" data-id="P-13"&gt;+&lt;/button&gt;&lt;button type="button" class="btn btn-secondary btn-number btn-sm btn-drop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&quot; id=&quot;side-P-13&quot;&gt;&lt;img class=&quot;d-block&quot; width=&quot;80&quot; height=&quot;112&quot; src=&quot;https://one-draw.jp/ijinden/cardlist/P01/card/03_P_013.png&quot; /&gt;&lt;div class=&quot;container-num-copies&quot; id=&quot;side-P-13-num-copies&quot;&gt;0&lt;/div&gt;&lt;button type=&quot;button&quot; class=&quot;btn btn-secondary btn-number btn-sm btn-pop&quot; data-type=&quot;minus&quot; data-deck=&quot;side&quot; data-id=&quot;P-13&quot;&gt;-&lt;/button&gt;&lt;button type=&quot;button&quot; class=&quot;btn btn-secondary btn-number btn-sm btn-push&quot; data-type=&quot;plus&quot; data-deck=&quot;side&quot; data-id=&quot;P-13&quot;&gt;+&lt;/button&gt;&lt;button type=&quot;button&quot; class=&quot;btn btn-secondary btn-number btn-sm btn-raise&quot; data-type=&quot;raise&quot; data-id=&quot;P-13&quot;&gt;^&lt;/button&gt;&lt;/div&gt;" calcext:value-type="string">
            <text:p>&lt;div class="container-card" id="side-P-13"&gt;&lt;img class="d-block" width="80" height="112" src="https://one-draw.jp/ijinden/cardlist/P01/card/03_P_013.png" /&gt;&lt;div class="container-num-copies" id="side-P-13-num-copies"&gt;0&lt;/div&gt;&lt;button type="button" class="btn btn-secondary btn-number btn-sm btn-pop" data-type="minus" data-deck="side" data-id="P-13"&gt;-&lt;/button&gt;&lt;button type="button" class="btn btn-secondary btn-number btn-sm btn-push" data-type="plus" data-deck="side" data-id="P-13"&gt;+&lt;/button&gt;&lt;button type="button" class="btn btn-secondary btn-number btn-sm btn-raise" data-type="raise" data-id="P-13"&gt;^&lt;/button&gt;&lt;/div&gt;</text:p>
          </table:table-cell>
          <table:table-cell table:formula="of:=CONCATENATE([$HTML.$A$3];[.F226];[$HTML.$B$3];[.H226];[$HTML.$C$3];[.J226];[$HTML.$D$3];[.N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data-expansion="30" data-type="4" data-color="32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&quot; id=&quot;main-P-14&quot;&gt;&lt;img class=&quot;img-card&quot; width=&quot;80&quot; height=&quot;112&quot; src=&quot;https://one-draw.jp/ijinden/cardlist/P01/card/03_P_014.png&quot; /&gt;&lt;div class=&quot;container-num-copies&quot; id=&quot;main-P-14-num-copies&quot;&gt;0&lt;/div&gt;&lt;button type=&quot;button&quot; class=&quot;btn btn-secondary btn-number btn-sm btn-pop&quot; data-type=&quot;minus&quot; data-deck=&quot;main&quot; data-id=&quot;P-14&quot;&gt;-&lt;/button&gt;&lt;button type=&quot;button&quot; class=&quot;btn btn-secondary btn-number btn-sm btn-push&quot; data-type=&quot;plus&quot; data-deck=&quot;main&quot; data-id=&quot;P-14&quot;&gt;+&lt;/button&gt;&lt;button type=&quot;button&quot; class=&quot;btn btn-secondary btn-number btn-sm btn-drop&quot; data-type=&quot;drop&quot; data-id=&quot;P-14&quot;&gt;v&lt;/button&gt;&lt;/div&gt;" calcext:value-type="string">
            <text:p>&lt;div class="container-card" id="main-P-14"&gt;&lt;img class="img-card" width="80" height="112" src="https://one-draw.jp/ijinden/cardlist/P01/card/03_P_014.png" /&gt;&lt;div class="container-num-copies" id="main-P-14-num-copies"&gt;0&lt;/div&gt;&lt;button type="button" class="btn btn-secondary btn-number btn-sm btn-pop" data-type="minus" data-deck="main" data-id="P-14"&gt;-&lt;/button&gt;&lt;button type="button" class="btn btn-secondary btn-number btn-sm btn-push" data-type="plus" data-deck="main" data-id="P-14"&gt;+&lt;/button&gt;&lt;button type="button" class="btn btn-secondary btn-number btn-sm btn-drop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&quot; id=&quot;side-P-14&quot;&gt;&lt;img class=&quot;d-block&quot; width=&quot;80&quot; height=&quot;112&quot; src=&quot;https://one-draw.jp/ijinden/cardlist/P01/card/03_P_014.png&quot; /&gt;&lt;div class=&quot;container-num-copies&quot; id=&quot;side-P-14-num-copies&quot;&gt;0&lt;/div&gt;&lt;button type=&quot;button&quot; class=&quot;btn btn-secondary btn-number btn-sm btn-pop&quot; data-type=&quot;minus&quot; data-deck=&quot;side&quot; data-id=&quot;P-14&quot;&gt;-&lt;/button&gt;&lt;button type=&quot;button&quot; class=&quot;btn btn-secondary btn-number btn-sm btn-push&quot; data-type=&quot;plus&quot; data-deck=&quot;side&quot; data-id=&quot;P-14&quot;&gt;+&lt;/button&gt;&lt;button type=&quot;button&quot; class=&quot;btn btn-secondary btn-number btn-sm btn-raise&quot; data-type=&quot;raise&quot; data-id=&quot;P-14&quot;&gt;^&lt;/button&gt;&lt;/div&gt;" calcext:value-type="string">
            <text:p>&lt;div class="container-card" id="side-P-14"&gt;&lt;img class="d-block" width="80" height="112" src="https://one-draw.jp/ijinden/cardlist/P01/card/03_P_014.png" /&gt;&lt;div class="container-num-copies" id="side-P-14-num-copies"&gt;0&lt;/div&gt;&lt;button type="button" class="btn btn-secondary btn-number btn-sm btn-pop" data-type="minus" data-deck="side" data-id="P-14"&gt;-&lt;/button&gt;&lt;button type="button" class="btn btn-secondary btn-number btn-sm btn-push" data-type="plus" data-deck="side" data-id="P-14"&gt;+&lt;/button&gt;&lt;button type="button" class="btn btn-secondary btn-number btn-sm btn-raise" data-type="raise" data-id="P-14"&gt;^&lt;/button&gt;&lt;/div&gt;</text:p>
          </table:table-cell>
          <table:table-cell table:formula="of:=CONCATENATE([$HTML.$A$3];[.F227];[$HTML.$B$3];[.H227];[$HTML.$C$3];[.J227];[$HTML.$D$3];[.N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data-expansion="30" data-type="4" data-color="32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&quot; id=&quot;main-P-15&quot;&gt;&lt;img class=&quot;img-card&quot; width=&quot;80&quot; height=&quot;112&quot; src=&quot;https://one-draw.jp/ijinden/cardlist/P01/card/03_P_015.png&quot; /&gt;&lt;div class=&quot;container-num-copies&quot; id=&quot;main-P-15-num-copies&quot;&gt;0&lt;/div&gt;&lt;button type=&quot;button&quot; class=&quot;btn btn-secondary btn-number btn-sm btn-pop&quot; data-type=&quot;minus&quot; data-deck=&quot;main&quot; data-id=&quot;P-15&quot;&gt;-&lt;/button&gt;&lt;button type=&quot;button&quot; class=&quot;btn btn-secondary btn-number btn-sm btn-push&quot; data-type=&quot;plus&quot; data-deck=&quot;main&quot; data-id=&quot;P-15&quot;&gt;+&lt;/button&gt;&lt;button type=&quot;button&quot; class=&quot;btn btn-secondary btn-number btn-sm btn-drop&quot; data-type=&quot;drop&quot; data-id=&quot;P-15&quot;&gt;v&lt;/button&gt;&lt;/div&gt;" calcext:value-type="string">
            <text:p>&lt;div class="container-card" id="main-P-15"&gt;&lt;img class="img-card" width="80" height="112" src="https://one-draw.jp/ijinden/cardlist/P01/card/03_P_015.png" /&gt;&lt;div class="container-num-copies" id="main-P-15-num-copies"&gt;0&lt;/div&gt;&lt;button type="button" class="btn btn-secondary btn-number btn-sm btn-pop" data-type="minus" data-deck="main" data-id="P-15"&gt;-&lt;/button&gt;&lt;button type="button" class="btn btn-secondary btn-number btn-sm btn-push" data-type="plus" data-deck="main" data-id="P-15"&gt;+&lt;/button&gt;&lt;button type="button" class="btn btn-secondary btn-number btn-sm btn-drop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&quot; id=&quot;side-P-15&quot;&gt;&lt;img class=&quot;d-block&quot; width=&quot;80&quot; height=&quot;112&quot; src=&quot;https://one-draw.jp/ijinden/cardlist/P01/card/03_P_015.png&quot; /&gt;&lt;div class=&quot;container-num-copies&quot; id=&quot;side-P-15-num-copies&quot;&gt;0&lt;/div&gt;&lt;button type=&quot;button&quot; class=&quot;btn btn-secondary btn-number btn-sm btn-pop&quot; data-type=&quot;minus&quot; data-deck=&quot;side&quot; data-id=&quot;P-15&quot;&gt;-&lt;/button&gt;&lt;button type=&quot;button&quot; class=&quot;btn btn-secondary btn-number btn-sm btn-push&quot; data-type=&quot;plus&quot; data-deck=&quot;side&quot; data-id=&quot;P-15&quot;&gt;+&lt;/button&gt;&lt;button type=&quot;button&quot; class=&quot;btn btn-secondary btn-number btn-sm btn-raise&quot; data-type=&quot;raise&quot; data-id=&quot;P-15&quot;&gt;^&lt;/button&gt;&lt;/div&gt;" calcext:value-type="string">
            <text:p>&lt;div class="container-card" id="side-P-15"&gt;&lt;img class="d-block" width="80" height="112" src="https://one-draw.jp/ijinden/cardlist/P01/card/03_P_015.png" /&gt;&lt;div class="container-num-copies" id="side-P-15-num-copies"&gt;0&lt;/div&gt;&lt;button type="button" class="btn btn-secondary btn-number btn-sm btn-pop" data-type="minus" data-deck="side" data-id="P-15"&gt;-&lt;/button&gt;&lt;button type="button" class="btn btn-secondary btn-number btn-sm btn-push" data-type="plus" data-deck="side" data-id="P-15"&gt;+&lt;/button&gt;&lt;button type="button" class="btn btn-secondary btn-number btn-sm btn-raise" data-type="raise" data-id="P-15"&gt;^&lt;/button&gt;&lt;/div&gt;</text:p>
          </table:table-cell>
          <table:table-cell table:formula="of:=CONCATENATE([$HTML.$A$3];[.F228];[$HTML.$B$3];[.H228];[$HTML.$C$3];[.J228];[$HTML.$D$3];[.N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data-expansion="30" data-type="4" data-color="32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&quot; id=&quot;main-P-16&quot;&gt;&lt;img class=&quot;img-card&quot; width=&quot;80&quot; height=&quot;112&quot; src=&quot;https://one-draw.jp/ijinden/cardlist/P01/card/03_P_016.png&quot; /&gt;&lt;div class=&quot;container-num-copies&quot; id=&quot;main-P-16-num-copies&quot;&gt;0&lt;/div&gt;&lt;button type=&quot;button&quot; class=&quot;btn btn-secondary btn-number btn-sm btn-pop&quot; data-type=&quot;minus&quot; data-deck=&quot;main&quot; data-id=&quot;P-16&quot;&gt;-&lt;/button&gt;&lt;button type=&quot;button&quot; class=&quot;btn btn-secondary btn-number btn-sm btn-push&quot; data-type=&quot;plus&quot; data-deck=&quot;main&quot; data-id=&quot;P-16&quot;&gt;+&lt;/button&gt;&lt;button type=&quot;button&quot; class=&quot;btn btn-secondary btn-number btn-sm btn-drop&quot; data-type=&quot;drop&quot; data-id=&quot;P-16&quot;&gt;v&lt;/button&gt;&lt;/div&gt;" calcext:value-type="string">
            <text:p>&lt;div class="container-card" id="main-P-16"&gt;&lt;img class="img-card" width="80" height="112" src="https://one-draw.jp/ijinden/cardlist/P01/card/03_P_016.png" /&gt;&lt;div class="container-num-copies" id="main-P-16-num-copies"&gt;0&lt;/div&gt;&lt;button type="button" class="btn btn-secondary btn-number btn-sm btn-pop" data-type="minus" data-deck="main" data-id="P-16"&gt;-&lt;/button&gt;&lt;button type="button" class="btn btn-secondary btn-number btn-sm btn-push" data-type="plus" data-deck="main" data-id="P-16"&gt;+&lt;/button&gt;&lt;button type="button" class="btn btn-secondary btn-number btn-sm btn-drop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&quot; id=&quot;side-P-16&quot;&gt;&lt;img class=&quot;d-block&quot; width=&quot;80&quot; height=&quot;112&quot; src=&quot;https://one-draw.jp/ijinden/cardlist/P01/card/03_P_016.png&quot; /&gt;&lt;div class=&quot;container-num-copies&quot; id=&quot;side-P-16-num-copies&quot;&gt;0&lt;/div&gt;&lt;button type=&quot;button&quot; class=&quot;btn btn-secondary btn-number btn-sm btn-pop&quot; data-type=&quot;minus&quot; data-deck=&quot;side&quot; data-id=&quot;P-16&quot;&gt;-&lt;/button&gt;&lt;button type=&quot;button&quot; class=&quot;btn btn-secondary btn-number btn-sm btn-push&quot; data-type=&quot;plus&quot; data-deck=&quot;side&quot; data-id=&quot;P-16&quot;&gt;+&lt;/button&gt;&lt;button type=&quot;button&quot; class=&quot;btn btn-secondary btn-number btn-sm btn-raise&quot; data-type=&quot;raise&quot; data-id=&quot;P-16&quot;&gt;^&lt;/button&gt;&lt;/div&gt;" calcext:value-type="string">
            <text:p>&lt;div class="container-card" id="side-P-16"&gt;&lt;img class="d-block" width="80" height="112" src="https://one-draw.jp/ijinden/cardlist/P01/card/03_P_016.png" /&gt;&lt;div class="container-num-copies" id="side-P-16-num-copies"&gt;0&lt;/div&gt;&lt;button type="button" class="btn btn-secondary btn-number btn-sm btn-pop" data-type="minus" data-deck="side" data-id="P-16"&gt;-&lt;/button&gt;&lt;button type="button" class="btn btn-secondary btn-number btn-sm btn-push" data-type="plus" data-deck="side" data-id="P-16"&gt;+&lt;/button&gt;&lt;button type="button" class="btn btn-secondary btn-number btn-sm btn-raise" data-type="raise" data-id="P-16"&gt;^&lt;/button&gt;&lt;/div&gt;</text:p>
          </table:table-cell>
          <table:table-cell table:formula="of:=CONCATENATE([$HTML.$A$3];[.F229];[$HTML.$B$3];[.H229];[$HTML.$C$3];[.J229];[$HTML.$D$3];[.N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data-expansion="30" data-type="4" data-color="32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&quot; id=&quot;main-3-1&quot;&gt;&lt;img class=&quot;img-card&quot; width=&quot;80&quot; height=&quot;112&quot; src=&quot;https://one-draw.jp/ijinden/cardlist/003/card/03_001.png&quot; /&gt;&lt;div class=&quot;container-num-copies&quot; id=&quot;main-3-1-num-copies&quot;&gt;0&lt;/div&gt;&lt;button type=&quot;button&quot; class=&quot;btn btn-secondary btn-number btn-sm btn-pop&quot; data-type=&quot;minus&quot; data-deck=&quot;main&quot; data-id=&quot;3-1&quot;&gt;-&lt;/button&gt;&lt;button type=&quot;button&quot; class=&quot;btn btn-secondary btn-number btn-sm btn-push&quot; data-type=&quot;plus&quot; data-deck=&quot;main&quot; data-id=&quot;3-1&quot;&gt;+&lt;/button&gt;&lt;button type=&quot;button&quot; class=&quot;btn btn-secondary btn-number btn-sm btn-drop&quot; data-type=&quot;drop&quot; data-id=&quot;3-1&quot;&gt;v&lt;/button&gt;&lt;/div&gt;" calcext:value-type="string">
            <text:p>&lt;div class="container-card" id="main-3-1"&gt;&lt;img class="img-card" width="80" height="112" src="https://one-draw.jp/ijinden/cardlist/003/card/03_001.png" /&gt;&lt;div class="container-num-copies" id="main-3-1-num-copies"&gt;0&lt;/div&gt;&lt;button type="button" class="btn btn-secondary btn-number btn-sm btn-pop" data-type="minus" data-deck="main" data-id="3-1"&gt;-&lt;/button&gt;&lt;button type="button" class="btn btn-secondary btn-number btn-sm btn-push" data-type="plus" data-deck="main" data-id="3-1"&gt;+&lt;/button&gt;&lt;button type="button" class="btn btn-secondary btn-number btn-sm btn-drop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&quot; id=&quot;side-3-1&quot;&gt;&lt;img class=&quot;d-block&quot; width=&quot;80&quot; height=&quot;112&quot; src=&quot;https://one-draw.jp/ijinden/cardlist/003/card/03_001.png&quot; /&gt;&lt;div class=&quot;container-num-copies&quot; id=&quot;side-3-1-num-copies&quot;&gt;0&lt;/div&gt;&lt;button type=&quot;button&quot; class=&quot;btn btn-secondary btn-number btn-sm btn-pop&quot; data-type=&quot;minus&quot; data-deck=&quot;side&quot; data-id=&quot;3-1&quot;&gt;-&lt;/button&gt;&lt;button type=&quot;button&quot; class=&quot;btn btn-secondary btn-number btn-sm btn-push&quot; data-type=&quot;plus&quot; data-deck=&quot;side&quot; data-id=&quot;3-1&quot;&gt;+&lt;/button&gt;&lt;button type=&quot;button&quot; class=&quot;btn btn-secondary btn-number btn-sm btn-raise&quot; data-type=&quot;raise&quot; data-id=&quot;3-1&quot;&gt;^&lt;/button&gt;&lt;/div&gt;" calcext:value-type="string">
            <text:p>&lt;div class="container-card" id="side-3-1"&gt;&lt;img class="d-block" width="80" height="112" src="https://one-draw.jp/ijinden/cardlist/003/card/03_001.png" /&gt;&lt;div class="container-num-copies" id="side-3-1-num-copies"&gt;0&lt;/div&gt;&lt;button type="button" class="btn btn-secondary btn-number btn-sm btn-pop" data-type="minus" data-deck="side" data-id="3-1"&gt;-&lt;/button&gt;&lt;button type="button" class="btn btn-secondary btn-number btn-sm btn-push" data-type="plus" data-deck="side" data-id="3-1"&gt;+&lt;/button&gt;&lt;button type="button" class="btn btn-secondary btn-number btn-sm btn-raise" data-type="raise" data-id="3-1"&gt;^&lt;/button&gt;&lt;/div&gt;</text:p>
          </table:table-cell>
          <table:table-cell table:formula="of:=CONCATENATE([$HTML.$A$3];[.F230];[$HTML.$B$3];[.H230];[$HTML.$C$3];[.J230];[$HTML.$D$3];[.N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data-expansion="35" data-type="1" data-color="2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&quot; id=&quot;main-3-2&quot;&gt;&lt;img class=&quot;img-card&quot; width=&quot;80&quot; height=&quot;112&quot; src=&quot;https://one-draw.jp/ijinden/cardlist/003/card/03_002.png&quot; /&gt;&lt;div class=&quot;container-num-copies&quot; id=&quot;main-3-2-num-copies&quot;&gt;0&lt;/div&gt;&lt;button type=&quot;button&quot; class=&quot;btn btn-secondary btn-number btn-sm btn-pop&quot; data-type=&quot;minus&quot; data-deck=&quot;main&quot; data-id=&quot;3-2&quot;&gt;-&lt;/button&gt;&lt;button type=&quot;button&quot; class=&quot;btn btn-secondary btn-number btn-sm btn-push&quot; data-type=&quot;plus&quot; data-deck=&quot;main&quot; data-id=&quot;3-2&quot;&gt;+&lt;/button&gt;&lt;button type=&quot;button&quot; class=&quot;btn btn-secondary btn-number btn-sm btn-drop&quot; data-type=&quot;drop&quot; data-id=&quot;3-2&quot;&gt;v&lt;/button&gt;&lt;/div&gt;" calcext:value-type="string">
            <text:p>&lt;div class="container-card" id="main-3-2"&gt;&lt;img class="img-card" width="80" height="112" src="https://one-draw.jp/ijinden/cardlist/003/card/03_002.png" /&gt;&lt;div class="container-num-copies" id="main-3-2-num-copies"&gt;0&lt;/div&gt;&lt;button type="button" class="btn btn-secondary btn-number btn-sm btn-pop" data-type="minus" data-deck="main" data-id="3-2"&gt;-&lt;/button&gt;&lt;button type="button" class="btn btn-secondary btn-number btn-sm btn-push" data-type="plus" data-deck="main" data-id="3-2"&gt;+&lt;/button&gt;&lt;button type="button" class="btn btn-secondary btn-number btn-sm btn-drop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&quot; id=&quot;side-3-2&quot;&gt;&lt;img class=&quot;d-block&quot; width=&quot;80&quot; height=&quot;112&quot; src=&quot;https://one-draw.jp/ijinden/cardlist/003/card/03_002.png&quot; /&gt;&lt;div class=&quot;container-num-copies&quot; id=&quot;side-3-2-num-copies&quot;&gt;0&lt;/div&gt;&lt;button type=&quot;button&quot; class=&quot;btn btn-secondary btn-number btn-sm btn-pop&quot; data-type=&quot;minus&quot; data-deck=&quot;side&quot; data-id=&quot;3-2&quot;&gt;-&lt;/button&gt;&lt;button type=&quot;button&quot; class=&quot;btn btn-secondary btn-number btn-sm btn-push&quot; data-type=&quot;plus&quot; data-deck=&quot;side&quot; data-id=&quot;3-2&quot;&gt;+&lt;/button&gt;&lt;button type=&quot;button&quot; class=&quot;btn btn-secondary btn-number btn-sm btn-raise&quot; data-type=&quot;raise&quot; data-id=&quot;3-2&quot;&gt;^&lt;/button&gt;&lt;/div&gt;" calcext:value-type="string">
            <text:p>&lt;div class="container-card" id="side-3-2"&gt;&lt;img class="d-block" width="80" height="112" src="https://one-draw.jp/ijinden/cardlist/003/card/03_002.png" /&gt;&lt;div class="container-num-copies" id="side-3-2-num-copies"&gt;0&lt;/div&gt;&lt;button type="button" class="btn btn-secondary btn-number btn-sm btn-pop" data-type="minus" data-deck="side" data-id="3-2"&gt;-&lt;/button&gt;&lt;button type="button" class="btn btn-secondary btn-number btn-sm btn-push" data-type="plus" data-deck="side" data-id="3-2"&gt;+&lt;/button&gt;&lt;button type="button" class="btn btn-secondary btn-number btn-sm btn-raise" data-type="raise" data-id="3-2"&gt;^&lt;/button&gt;&lt;/div&gt;</text:p>
          </table:table-cell>
          <table:table-cell table:formula="of:=CONCATENATE([$HTML.$A$3];[.F231];[$HTML.$B$3];[.H231];[$HTML.$C$3];[.J231];[$HTML.$D$3];[.N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data-expansion="35" data-type="1" data-color="2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&quot; id=&quot;main-3-3&quot;&gt;&lt;img class=&quot;img-card&quot; width=&quot;80&quot; height=&quot;112&quot; src=&quot;https://one-draw.jp/ijinden/cardlist/003/card/03_003.png&quot; /&gt;&lt;div class=&quot;container-num-copies&quot; id=&quot;main-3-3-num-copies&quot;&gt;0&lt;/div&gt;&lt;button type=&quot;button&quot; class=&quot;btn btn-secondary btn-number btn-sm btn-pop&quot; data-type=&quot;minus&quot; data-deck=&quot;main&quot; data-id=&quot;3-3&quot;&gt;-&lt;/button&gt;&lt;button type=&quot;button&quot; class=&quot;btn btn-secondary btn-number btn-sm btn-push&quot; data-type=&quot;plus&quot; data-deck=&quot;main&quot; data-id=&quot;3-3&quot;&gt;+&lt;/button&gt;&lt;button type=&quot;button&quot; class=&quot;btn btn-secondary btn-number btn-sm btn-drop&quot; data-type=&quot;drop&quot; data-id=&quot;3-3&quot;&gt;v&lt;/button&gt;&lt;/div&gt;" calcext:value-type="string">
            <text:p>&lt;div class="container-card" id="main-3-3"&gt;&lt;img class="img-card" width="80" height="112" src="https://one-draw.jp/ijinden/cardlist/003/card/03_003.png" /&gt;&lt;div class="container-num-copies" id="main-3-3-num-copies"&gt;0&lt;/div&gt;&lt;button type="button" class="btn btn-secondary btn-number btn-sm btn-pop" data-type="minus" data-deck="main" data-id="3-3"&gt;-&lt;/button&gt;&lt;button type="button" class="btn btn-secondary btn-number btn-sm btn-push" data-type="plus" data-deck="main" data-id="3-3"&gt;+&lt;/button&gt;&lt;button type="button" class="btn btn-secondary btn-number btn-sm btn-drop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&quot; id=&quot;side-3-3&quot;&gt;&lt;img class=&quot;d-block&quot; width=&quot;80&quot; height=&quot;112&quot; src=&quot;https://one-draw.jp/ijinden/cardlist/003/card/03_003.png&quot; /&gt;&lt;div class=&quot;container-num-copies&quot; id=&quot;side-3-3-num-copies&quot;&gt;0&lt;/div&gt;&lt;button type=&quot;button&quot; class=&quot;btn btn-secondary btn-number btn-sm btn-pop&quot; data-type=&quot;minus&quot; data-deck=&quot;side&quot; data-id=&quot;3-3&quot;&gt;-&lt;/button&gt;&lt;button type=&quot;button&quot; class=&quot;btn btn-secondary btn-number btn-sm btn-push&quot; data-type=&quot;plus&quot; data-deck=&quot;side&quot; data-id=&quot;3-3&quot;&gt;+&lt;/button&gt;&lt;button type=&quot;button&quot; class=&quot;btn btn-secondary btn-number btn-sm btn-raise&quot; data-type=&quot;raise&quot; data-id=&quot;3-3&quot;&gt;^&lt;/button&gt;&lt;/div&gt;" calcext:value-type="string">
            <text:p>&lt;div class="container-card" id="side-3-3"&gt;&lt;img class="d-block" width="80" height="112" src="https://one-draw.jp/ijinden/cardlist/003/card/03_003.png" /&gt;&lt;div class="container-num-copies" id="side-3-3-num-copies"&gt;0&lt;/div&gt;&lt;button type="button" class="btn btn-secondary btn-number btn-sm btn-pop" data-type="minus" data-deck="side" data-id="3-3"&gt;-&lt;/button&gt;&lt;button type="button" class="btn btn-secondary btn-number btn-sm btn-push" data-type="plus" data-deck="side" data-id="3-3"&gt;+&lt;/button&gt;&lt;button type="button" class="btn btn-secondary btn-number btn-sm btn-raise" data-type="raise" data-id="3-3"&gt;^&lt;/button&gt;&lt;/div&gt;</text:p>
          </table:table-cell>
          <table:table-cell table:formula="of:=CONCATENATE([$HTML.$A$3];[.F232];[$HTML.$B$3];[.H232];[$HTML.$C$3];[.J232];[$HTML.$D$3];[.N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data-expansion="35" data-type="1" data-color="4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&quot; id=&quot;main-3-4&quot;&gt;&lt;img class=&quot;img-card&quot; width=&quot;80&quot; height=&quot;112&quot; src=&quot;https://one-draw.jp/ijinden/cardlist/003/card/03_004.png&quot; /&gt;&lt;div class=&quot;container-num-copies&quot; id=&quot;main-3-4-num-copies&quot;&gt;0&lt;/div&gt;&lt;button type=&quot;button&quot; class=&quot;btn btn-secondary btn-number btn-sm btn-pop&quot; data-type=&quot;minus&quot; data-deck=&quot;main&quot; data-id=&quot;3-4&quot;&gt;-&lt;/button&gt;&lt;button type=&quot;button&quot; class=&quot;btn btn-secondary btn-number btn-sm btn-push&quot; data-type=&quot;plus&quot; data-deck=&quot;main&quot; data-id=&quot;3-4&quot;&gt;+&lt;/button&gt;&lt;button type=&quot;button&quot; class=&quot;btn btn-secondary btn-number btn-sm btn-drop&quot; data-type=&quot;drop&quot; data-id=&quot;3-4&quot;&gt;v&lt;/button&gt;&lt;/div&gt;" calcext:value-type="string">
            <text:p>&lt;div class="container-card" id="main-3-4"&gt;&lt;img class="img-card" width="80" height="112" src="https://one-draw.jp/ijinden/cardlist/003/card/03_004.png" /&gt;&lt;div class="container-num-copies" id="main-3-4-num-copies"&gt;0&lt;/div&gt;&lt;button type="button" class="btn btn-secondary btn-number btn-sm btn-pop" data-type="minus" data-deck="main" data-id="3-4"&gt;-&lt;/button&gt;&lt;button type="button" class="btn btn-secondary btn-number btn-sm btn-push" data-type="plus" data-deck="main" data-id="3-4"&gt;+&lt;/button&gt;&lt;button type="button" class="btn btn-secondary btn-number btn-sm btn-drop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&quot; id=&quot;side-3-4&quot;&gt;&lt;img class=&quot;d-block&quot; width=&quot;80&quot; height=&quot;112&quot; src=&quot;https://one-draw.jp/ijinden/cardlist/003/card/03_004.png&quot; /&gt;&lt;div class=&quot;container-num-copies&quot; id=&quot;side-3-4-num-copies&quot;&gt;0&lt;/div&gt;&lt;button type=&quot;button&quot; class=&quot;btn btn-secondary btn-number btn-sm btn-pop&quot; data-type=&quot;minus&quot; data-deck=&quot;side&quot; data-id=&quot;3-4&quot;&gt;-&lt;/button&gt;&lt;button type=&quot;button&quot; class=&quot;btn btn-secondary btn-number btn-sm btn-push&quot; data-type=&quot;plus&quot; data-deck=&quot;side&quot; data-id=&quot;3-4&quot;&gt;+&lt;/button&gt;&lt;button type=&quot;button&quot; class=&quot;btn btn-secondary btn-number btn-sm btn-raise&quot; data-type=&quot;raise&quot; data-id=&quot;3-4&quot;&gt;^&lt;/button&gt;&lt;/div&gt;" calcext:value-type="string">
            <text:p>&lt;div class="container-card" id="side-3-4"&gt;&lt;img class="d-block" width="80" height="112" src="https://one-draw.jp/ijinden/cardlist/003/card/03_004.png" /&gt;&lt;div class="container-num-copies" id="side-3-4-num-copies"&gt;0&lt;/div&gt;&lt;button type="button" class="btn btn-secondary btn-number btn-sm btn-pop" data-type="minus" data-deck="side" data-id="3-4"&gt;-&lt;/button&gt;&lt;button type="button" class="btn btn-secondary btn-number btn-sm btn-push" data-type="plus" data-deck="side" data-id="3-4"&gt;+&lt;/button&gt;&lt;button type="button" class="btn btn-secondary btn-number btn-sm btn-raise" data-type="raise" data-id="3-4"&gt;^&lt;/button&gt;&lt;/div&gt;</text:p>
          </table:table-cell>
          <table:table-cell table:formula="of:=CONCATENATE([$HTML.$A$3];[.F233];[$HTML.$B$3];[.H233];[$HTML.$C$3];[.J233];[$HTML.$D$3];[.N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data-expansion="35" data-type="1" data-color="4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&quot; id=&quot;main-3-5&quot;&gt;&lt;img class=&quot;img-card&quot; width=&quot;80&quot; height=&quot;112&quot; src=&quot;https://one-draw.jp/ijinden/cardlist/003/card/03_005.png&quot; /&gt;&lt;div class=&quot;container-num-copies&quot; id=&quot;main-3-5-num-copies&quot;&gt;0&lt;/div&gt;&lt;button type=&quot;button&quot; class=&quot;btn btn-secondary btn-number btn-sm btn-pop&quot; data-type=&quot;minus&quot; data-deck=&quot;main&quot; data-id=&quot;3-5&quot;&gt;-&lt;/button&gt;&lt;button type=&quot;button&quot; class=&quot;btn btn-secondary btn-number btn-sm btn-push&quot; data-type=&quot;plus&quot; data-deck=&quot;main&quot; data-id=&quot;3-5&quot;&gt;+&lt;/button&gt;&lt;button type=&quot;button&quot; class=&quot;btn btn-secondary btn-number btn-sm btn-drop&quot; data-type=&quot;drop&quot; data-id=&quot;3-5&quot;&gt;v&lt;/button&gt;&lt;/div&gt;" calcext:value-type="string">
            <text:p>&lt;div class="container-card" id="main-3-5"&gt;&lt;img class="img-card" width="80" height="112" src="https://one-draw.jp/ijinden/cardlist/003/card/03_005.png" /&gt;&lt;div class="container-num-copies" id="main-3-5-num-copies"&gt;0&lt;/div&gt;&lt;button type="button" class="btn btn-secondary btn-number btn-sm btn-pop" data-type="minus" data-deck="main" data-id="3-5"&gt;-&lt;/button&gt;&lt;button type="button" class="btn btn-secondary btn-number btn-sm btn-push" data-type="plus" data-deck="main" data-id="3-5"&gt;+&lt;/button&gt;&lt;button type="button" class="btn btn-secondary btn-number btn-sm btn-drop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&quot; id=&quot;side-3-5&quot;&gt;&lt;img class=&quot;d-block&quot; width=&quot;80&quot; height=&quot;112&quot; src=&quot;https://one-draw.jp/ijinden/cardlist/003/card/03_005.png&quot; /&gt;&lt;div class=&quot;container-num-copies&quot; id=&quot;side-3-5-num-copies&quot;&gt;0&lt;/div&gt;&lt;button type=&quot;button&quot; class=&quot;btn btn-secondary btn-number btn-sm btn-pop&quot; data-type=&quot;minus&quot; data-deck=&quot;side&quot; data-id=&quot;3-5&quot;&gt;-&lt;/button&gt;&lt;button type=&quot;button&quot; class=&quot;btn btn-secondary btn-number btn-sm btn-push&quot; data-type=&quot;plus&quot; data-deck=&quot;side&quot; data-id=&quot;3-5&quot;&gt;+&lt;/button&gt;&lt;button type=&quot;button&quot; class=&quot;btn btn-secondary btn-number btn-sm btn-raise&quot; data-type=&quot;raise&quot; data-id=&quot;3-5&quot;&gt;^&lt;/button&gt;&lt;/div&gt;" calcext:value-type="string">
            <text:p>&lt;div class="container-card" id="side-3-5"&gt;&lt;img class="d-block" width="80" height="112" src="https://one-draw.jp/ijinden/cardlist/003/card/03_005.png" /&gt;&lt;div class="container-num-copies" id="side-3-5-num-copies"&gt;0&lt;/div&gt;&lt;button type="button" class="btn btn-secondary btn-number btn-sm btn-pop" data-type="minus" data-deck="side" data-id="3-5"&gt;-&lt;/button&gt;&lt;button type="button" class="btn btn-secondary btn-number btn-sm btn-push" data-type="plus" data-deck="side" data-id="3-5"&gt;+&lt;/button&gt;&lt;button type="button" class="btn btn-secondary btn-number btn-sm btn-raise" data-type="raise" data-id="3-5"&gt;^&lt;/button&gt;&lt;/div&gt;</text:p>
          </table:table-cell>
          <table:table-cell table:formula="of:=CONCATENATE([$HTML.$A$3];[.F234];[$HTML.$B$3];[.H234];[$HTML.$C$3];[.J234];[$HTML.$D$3];[.N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data-expansion="35" data-type="1" data-color="8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&quot; id=&quot;main-3-6&quot;&gt;&lt;img class=&quot;img-card&quot; width=&quot;80&quot; height=&quot;112&quot; src=&quot;https://one-draw.jp/ijinden/cardlist/003/card/03_006.png&quot; /&gt;&lt;div class=&quot;container-num-copies&quot; id=&quot;main-3-6-num-copies&quot;&gt;0&lt;/div&gt;&lt;button type=&quot;button&quot; class=&quot;btn btn-secondary btn-number btn-sm btn-pop&quot; data-type=&quot;minus&quot; data-deck=&quot;main&quot; data-id=&quot;3-6&quot;&gt;-&lt;/button&gt;&lt;button type=&quot;button&quot; class=&quot;btn btn-secondary btn-number btn-sm btn-push&quot; data-type=&quot;plus&quot; data-deck=&quot;main&quot; data-id=&quot;3-6&quot;&gt;+&lt;/button&gt;&lt;button type=&quot;button&quot; class=&quot;btn btn-secondary btn-number btn-sm btn-drop&quot; data-type=&quot;drop&quot; data-id=&quot;3-6&quot;&gt;v&lt;/button&gt;&lt;/div&gt;" calcext:value-type="string">
            <text:p>&lt;div class="container-card" id="main-3-6"&gt;&lt;img class="img-card" width="80" height="112" src="https://one-draw.jp/ijinden/cardlist/003/card/03_006.png" /&gt;&lt;div class="container-num-copies" id="main-3-6-num-copies"&gt;0&lt;/div&gt;&lt;button type="button" class="btn btn-secondary btn-number btn-sm btn-pop" data-type="minus" data-deck="main" data-id="3-6"&gt;-&lt;/button&gt;&lt;button type="button" class="btn btn-secondary btn-number btn-sm btn-push" data-type="plus" data-deck="main" data-id="3-6"&gt;+&lt;/button&gt;&lt;button type="button" class="btn btn-secondary btn-number btn-sm btn-drop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&quot; id=&quot;side-3-6&quot;&gt;&lt;img class=&quot;d-block&quot; width=&quot;80&quot; height=&quot;112&quot; src=&quot;https://one-draw.jp/ijinden/cardlist/003/card/03_006.png&quot; /&gt;&lt;div class=&quot;container-num-copies&quot; id=&quot;side-3-6-num-copies&quot;&gt;0&lt;/div&gt;&lt;button type=&quot;button&quot; class=&quot;btn btn-secondary btn-number btn-sm btn-pop&quot; data-type=&quot;minus&quot; data-deck=&quot;side&quot; data-id=&quot;3-6&quot;&gt;-&lt;/button&gt;&lt;button type=&quot;button&quot; class=&quot;btn btn-secondary btn-number btn-sm btn-push&quot; data-type=&quot;plus&quot; data-deck=&quot;side&quot; data-id=&quot;3-6&quot;&gt;+&lt;/button&gt;&lt;button type=&quot;button&quot; class=&quot;btn btn-secondary btn-number btn-sm btn-raise&quot; data-type=&quot;raise&quot; data-id=&quot;3-6&quot;&gt;^&lt;/button&gt;&lt;/div&gt;" calcext:value-type="string">
            <text:p>&lt;div class="container-card" id="side-3-6"&gt;&lt;img class="d-block" width="80" height="112" src="https://one-draw.jp/ijinden/cardlist/003/card/03_006.png" /&gt;&lt;div class="container-num-copies" id="side-3-6-num-copies"&gt;0&lt;/div&gt;&lt;button type="button" class="btn btn-secondary btn-number btn-sm btn-pop" data-type="minus" data-deck="side" data-id="3-6"&gt;-&lt;/button&gt;&lt;button type="button" class="btn btn-secondary btn-number btn-sm btn-push" data-type="plus" data-deck="side" data-id="3-6"&gt;+&lt;/button&gt;&lt;button type="button" class="btn btn-secondary btn-number btn-sm btn-raise" data-type="raise" data-id="3-6"&gt;^&lt;/button&gt;&lt;/div&gt;</text:p>
          </table:table-cell>
          <table:table-cell table:formula="of:=CONCATENATE([$HTML.$A$3];[.F235];[$HTML.$B$3];[.H235];[$HTML.$C$3];[.J235];[$HTML.$D$3];[.N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data-expansion="35" data-type="1" data-color="8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&quot; id=&quot;main-3-7&quot;&gt;&lt;img class=&quot;img-card&quot; width=&quot;80&quot; height=&quot;112&quot; src=&quot;https://one-draw.jp/ijinden/cardlist/003/card/03_007.png&quot; /&gt;&lt;div class=&quot;container-num-copies&quot; id=&quot;main-3-7-num-copies&quot;&gt;0&lt;/div&gt;&lt;button type=&quot;button&quot; class=&quot;btn btn-secondary btn-number btn-sm btn-pop&quot; data-type=&quot;minus&quot; data-deck=&quot;main&quot; data-id=&quot;3-7&quot;&gt;-&lt;/button&gt;&lt;button type=&quot;button&quot; class=&quot;btn btn-secondary btn-number btn-sm btn-push&quot; data-type=&quot;plus&quot; data-deck=&quot;main&quot; data-id=&quot;3-7&quot;&gt;+&lt;/button&gt;&lt;button type=&quot;button&quot; class=&quot;btn btn-secondary btn-number btn-sm btn-drop&quot; data-type=&quot;drop&quot; data-id=&quot;3-7&quot;&gt;v&lt;/button&gt;&lt;/div&gt;" calcext:value-type="string">
            <text:p>&lt;div class="container-card" id="main-3-7"&gt;&lt;img class="img-card" width="80" height="112" src="https://one-draw.jp/ijinden/cardlist/003/card/03_007.png" /&gt;&lt;div class="container-num-copies" id="main-3-7-num-copies"&gt;0&lt;/div&gt;&lt;button type="button" class="btn btn-secondary btn-number btn-sm btn-pop" data-type="minus" data-deck="main" data-id="3-7"&gt;-&lt;/button&gt;&lt;button type="button" class="btn btn-secondary btn-number btn-sm btn-push" data-type="plus" data-deck="main" data-id="3-7"&gt;+&lt;/button&gt;&lt;button type="button" class="btn btn-secondary btn-number btn-sm btn-drop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&quot; id=&quot;side-3-7&quot;&gt;&lt;img class=&quot;d-block&quot; width=&quot;80&quot; height=&quot;112&quot; src=&quot;https://one-draw.jp/ijinden/cardlist/003/card/03_007.png&quot; /&gt;&lt;div class=&quot;container-num-copies&quot; id=&quot;side-3-7-num-copies&quot;&gt;0&lt;/div&gt;&lt;button type=&quot;button&quot; class=&quot;btn btn-secondary btn-number btn-sm btn-pop&quot; data-type=&quot;minus&quot; data-deck=&quot;side&quot; data-id=&quot;3-7&quot;&gt;-&lt;/button&gt;&lt;button type=&quot;button&quot; class=&quot;btn btn-secondary btn-number btn-sm btn-push&quot; data-type=&quot;plus&quot; data-deck=&quot;side&quot; data-id=&quot;3-7&quot;&gt;+&lt;/button&gt;&lt;button type=&quot;button&quot; class=&quot;btn btn-secondary btn-number btn-sm btn-raise&quot; data-type=&quot;raise&quot; data-id=&quot;3-7&quot;&gt;^&lt;/button&gt;&lt;/div&gt;" calcext:value-type="string">
            <text:p>&lt;div class="container-card" id="side-3-7"&gt;&lt;img class="d-block" width="80" height="112" src="https://one-draw.jp/ijinden/cardlist/003/card/03_007.png" /&gt;&lt;div class="container-num-copies" id="side-3-7-num-copies"&gt;0&lt;/div&gt;&lt;button type="button" class="btn btn-secondary btn-number btn-sm btn-pop" data-type="minus" data-deck="side" data-id="3-7"&gt;-&lt;/button&gt;&lt;button type="button" class="btn btn-secondary btn-number btn-sm btn-push" data-type="plus" data-deck="side" data-id="3-7"&gt;+&lt;/button&gt;&lt;button type="button" class="btn btn-secondary btn-number btn-sm btn-raise" data-type="raise" data-id="3-7"&gt;^&lt;/button&gt;&lt;/div&gt;</text:p>
          </table:table-cell>
          <table:table-cell table:formula="of:=CONCATENATE([$HTML.$A$3];[.F236];[$HTML.$B$3];[.H236];[$HTML.$C$3];[.J236];[$HTML.$D$3];[.N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data-expansion="35" data-type="1" data-color="16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&quot; id=&quot;main-3-8&quot;&gt;&lt;img class=&quot;img-card&quot; width=&quot;80&quot; height=&quot;112&quot; src=&quot;https://one-draw.jp/ijinden/cardlist/003/card/03_008.png&quot; /&gt;&lt;div class=&quot;container-num-copies&quot; id=&quot;main-3-8-num-copies&quot;&gt;0&lt;/div&gt;&lt;button type=&quot;button&quot; class=&quot;btn btn-secondary btn-number btn-sm btn-pop&quot; data-type=&quot;minus&quot; data-deck=&quot;main&quot; data-id=&quot;3-8&quot;&gt;-&lt;/button&gt;&lt;button type=&quot;button&quot; class=&quot;btn btn-secondary btn-number btn-sm btn-push&quot; data-type=&quot;plus&quot; data-deck=&quot;main&quot; data-id=&quot;3-8&quot;&gt;+&lt;/button&gt;&lt;button type=&quot;button&quot; class=&quot;btn btn-secondary btn-number btn-sm btn-drop&quot; data-type=&quot;drop&quot; data-id=&quot;3-8&quot;&gt;v&lt;/button&gt;&lt;/div&gt;" calcext:value-type="string">
            <text:p>&lt;div class="container-card" id="main-3-8"&gt;&lt;img class="img-card" width="80" height="112" src="https://one-draw.jp/ijinden/cardlist/003/card/03_008.png" /&gt;&lt;div class="container-num-copies" id="main-3-8-num-copies"&gt;0&lt;/div&gt;&lt;button type="button" class="btn btn-secondary btn-number btn-sm btn-pop" data-type="minus" data-deck="main" data-id="3-8"&gt;-&lt;/button&gt;&lt;button type="button" class="btn btn-secondary btn-number btn-sm btn-push" data-type="plus" data-deck="main" data-id="3-8"&gt;+&lt;/button&gt;&lt;button type="button" class="btn btn-secondary btn-number btn-sm btn-drop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&quot; id=&quot;side-3-8&quot;&gt;&lt;img class=&quot;d-block&quot; width=&quot;80&quot; height=&quot;112&quot; src=&quot;https://one-draw.jp/ijinden/cardlist/003/card/03_008.png&quot; /&gt;&lt;div class=&quot;container-num-copies&quot; id=&quot;side-3-8-num-copies&quot;&gt;0&lt;/div&gt;&lt;button type=&quot;button&quot; class=&quot;btn btn-secondary btn-number btn-sm btn-pop&quot; data-type=&quot;minus&quot; data-deck=&quot;side&quot; data-id=&quot;3-8&quot;&gt;-&lt;/button&gt;&lt;button type=&quot;button&quot; class=&quot;btn btn-secondary btn-number btn-sm btn-push&quot; data-type=&quot;plus&quot; data-deck=&quot;side&quot; data-id=&quot;3-8&quot;&gt;+&lt;/button&gt;&lt;button type=&quot;button&quot; class=&quot;btn btn-secondary btn-number btn-sm btn-raise&quot; data-type=&quot;raise&quot; data-id=&quot;3-8&quot;&gt;^&lt;/button&gt;&lt;/div&gt;" calcext:value-type="string">
            <text:p>&lt;div class="container-card" id="side-3-8"&gt;&lt;img class="d-block" width="80" height="112" src="https://one-draw.jp/ijinden/cardlist/003/card/03_008.png" /&gt;&lt;div class="container-num-copies" id="side-3-8-num-copies"&gt;0&lt;/div&gt;&lt;button type="button" class="btn btn-secondary btn-number btn-sm btn-pop" data-type="minus" data-deck="side" data-id="3-8"&gt;-&lt;/button&gt;&lt;button type="button" class="btn btn-secondary btn-number btn-sm btn-push" data-type="plus" data-deck="side" data-id="3-8"&gt;+&lt;/button&gt;&lt;button type="button" class="btn btn-secondary btn-number btn-sm btn-raise" data-type="raise" data-id="3-8"&gt;^&lt;/button&gt;&lt;/div&gt;</text:p>
          </table:table-cell>
          <table:table-cell table:formula="of:=CONCATENATE([$HTML.$A$3];[.F237];[$HTML.$B$3];[.H237];[$HTML.$C$3];[.J237];[$HTML.$D$3];[.N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data-expansion="35" data-type="1" data-color="16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&quot; id=&quot;main-3-9&quot;&gt;&lt;img class=&quot;img-card&quot; width=&quot;80&quot; height=&quot;112&quot; src=&quot;https://one-draw.jp/ijinden/cardlist/003/card/03_009.png&quot; /&gt;&lt;div class=&quot;container-num-copies&quot; id=&quot;main-3-9-num-copies&quot;&gt;0&lt;/div&gt;&lt;button type=&quot;button&quot; class=&quot;btn btn-secondary btn-number btn-sm btn-pop&quot; data-type=&quot;minus&quot; data-deck=&quot;main&quot; data-id=&quot;3-9&quot;&gt;-&lt;/button&gt;&lt;button type=&quot;button&quot; class=&quot;btn btn-secondary btn-number btn-sm btn-push&quot; data-type=&quot;plus&quot; data-deck=&quot;main&quot; data-id=&quot;3-9&quot;&gt;+&lt;/button&gt;&lt;button type=&quot;button&quot; class=&quot;btn btn-secondary btn-number btn-sm btn-drop&quot; data-type=&quot;drop&quot; data-id=&quot;3-9&quot;&gt;v&lt;/button&gt;&lt;/div&gt;" calcext:value-type="string">
            <text:p>&lt;div class="container-card" id="main-3-9"&gt;&lt;img class="img-card" width="80" height="112" src="https://one-draw.jp/ijinden/cardlist/003/card/03_009.png" /&gt;&lt;div class="container-num-copies" id="main-3-9-num-copies"&gt;0&lt;/div&gt;&lt;button type="button" class="btn btn-secondary btn-number btn-sm btn-pop" data-type="minus" data-deck="main" data-id="3-9"&gt;-&lt;/button&gt;&lt;button type="button" class="btn btn-secondary btn-number btn-sm btn-push" data-type="plus" data-deck="main" data-id="3-9"&gt;+&lt;/button&gt;&lt;button type="button" class="btn btn-secondary btn-number btn-sm btn-drop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&quot; id=&quot;side-3-9&quot;&gt;&lt;img class=&quot;d-block&quot; width=&quot;80&quot; height=&quot;112&quot; src=&quot;https://one-draw.jp/ijinden/cardlist/003/card/03_009.png&quot; /&gt;&lt;div class=&quot;container-num-copies&quot; id=&quot;side-3-9-num-copies&quot;&gt;0&lt;/div&gt;&lt;button type=&quot;button&quot; class=&quot;btn btn-secondary btn-number btn-sm btn-pop&quot; data-type=&quot;minus&quot; data-deck=&quot;side&quot; data-id=&quot;3-9&quot;&gt;-&lt;/button&gt;&lt;button type=&quot;button&quot; class=&quot;btn btn-secondary btn-number btn-sm btn-push&quot; data-type=&quot;plus&quot; data-deck=&quot;side&quot; data-id=&quot;3-9&quot;&gt;+&lt;/button&gt;&lt;button type=&quot;button&quot; class=&quot;btn btn-secondary btn-number btn-sm btn-raise&quot; data-type=&quot;raise&quot; data-id=&quot;3-9&quot;&gt;^&lt;/button&gt;&lt;/div&gt;" calcext:value-type="string">
            <text:p>&lt;div class="container-card" id="side-3-9"&gt;&lt;img class="d-block" width="80" height="112" src="https://one-draw.jp/ijinden/cardlist/003/card/03_009.png" /&gt;&lt;div class="container-num-copies" id="side-3-9-num-copies"&gt;0&lt;/div&gt;&lt;button type="button" class="btn btn-secondary btn-number btn-sm btn-pop" data-type="minus" data-deck="side" data-id="3-9"&gt;-&lt;/button&gt;&lt;button type="button" class="btn btn-secondary btn-number btn-sm btn-push" data-type="plus" data-deck="side" data-id="3-9"&gt;+&lt;/button&gt;&lt;button type="button" class="btn btn-secondary btn-number btn-sm btn-raise" data-type="raise" data-id="3-9"&gt;^&lt;/button&gt;&lt;/div&gt;</text:p>
          </table:table-cell>
          <table:table-cell table:formula="of:=CONCATENATE([$HTML.$A$3];[.F238];[$HTML.$B$3];[.H238];[$HTML.$C$3];[.J238];[$HTML.$D$3];[.N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data-expansion="35" data-type="1" data-color="32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&quot; id=&quot;main-3-10&quot;&gt;&lt;img class=&quot;img-card&quot; width=&quot;80&quot; height=&quot;112&quot; src=&quot;https://one-draw.jp/ijinden/cardlist/003/card/03_010.png&quot; /&gt;&lt;div class=&quot;container-num-copies&quot; id=&quot;main-3-10-num-copies&quot;&gt;0&lt;/div&gt;&lt;button type=&quot;button&quot; class=&quot;btn btn-secondary btn-number btn-sm btn-pop&quot; data-type=&quot;minus&quot; data-deck=&quot;main&quot; data-id=&quot;3-10&quot;&gt;-&lt;/button&gt;&lt;button type=&quot;button&quot; class=&quot;btn btn-secondary btn-number btn-sm btn-push&quot; data-type=&quot;plus&quot; data-deck=&quot;main&quot; data-id=&quot;3-10&quot;&gt;+&lt;/button&gt;&lt;button type=&quot;button&quot; class=&quot;btn btn-secondary btn-number btn-sm btn-drop&quot; data-type=&quot;drop&quot; data-id=&quot;3-10&quot;&gt;v&lt;/button&gt;&lt;/div&gt;" calcext:value-type="string">
            <text:p>&lt;div class="container-card" id="main-3-10"&gt;&lt;img class="img-card" width="80" height="112" src="https://one-draw.jp/ijinden/cardlist/003/card/03_010.png" /&gt;&lt;div class="container-num-copies" id="main-3-10-num-copies"&gt;0&lt;/div&gt;&lt;button type="button" class="btn btn-secondary btn-number btn-sm btn-pop" data-type="minus" data-deck="main" data-id="3-10"&gt;-&lt;/button&gt;&lt;button type="button" class="btn btn-secondary btn-number btn-sm btn-push" data-type="plus" data-deck="main" data-id="3-10"&gt;+&lt;/button&gt;&lt;button type="button" class="btn btn-secondary btn-number btn-sm btn-drop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&quot; id=&quot;side-3-10&quot;&gt;&lt;img class=&quot;d-block&quot; width=&quot;80&quot; height=&quot;112&quot; src=&quot;https://one-draw.jp/ijinden/cardlist/003/card/03_010.png&quot; /&gt;&lt;div class=&quot;container-num-copies&quot; id=&quot;side-3-10-num-copies&quot;&gt;0&lt;/div&gt;&lt;button type=&quot;button&quot; class=&quot;btn btn-secondary btn-number btn-sm btn-pop&quot; data-type=&quot;minus&quot; data-deck=&quot;side&quot; data-id=&quot;3-10&quot;&gt;-&lt;/button&gt;&lt;button type=&quot;button&quot; class=&quot;btn btn-secondary btn-number btn-sm btn-push&quot; data-type=&quot;plus&quot; data-deck=&quot;side&quot; data-id=&quot;3-10&quot;&gt;+&lt;/button&gt;&lt;button type=&quot;button&quot; class=&quot;btn btn-secondary btn-number btn-sm btn-raise&quot; data-type=&quot;raise&quot; data-id=&quot;3-10&quot;&gt;^&lt;/button&gt;&lt;/div&gt;" calcext:value-type="string">
            <text:p>&lt;div class="container-card" id="side-3-10"&gt;&lt;img class="d-block" width="80" height="112" src="https://one-draw.jp/ijinden/cardlist/003/card/03_010.png" /&gt;&lt;div class="container-num-copies" id="side-3-10-num-copies"&gt;0&lt;/div&gt;&lt;button type="button" class="btn btn-secondary btn-number btn-sm btn-pop" data-type="minus" data-deck="side" data-id="3-10"&gt;-&lt;/button&gt;&lt;button type="button" class="btn btn-secondary btn-number btn-sm btn-push" data-type="plus" data-deck="side" data-id="3-10"&gt;+&lt;/button&gt;&lt;button type="button" class="btn btn-secondary btn-number btn-sm btn-raise" data-type="raise" data-id="3-10"&gt;^&lt;/button&gt;&lt;/div&gt;</text:p>
          </table:table-cell>
          <table:table-cell table:formula="of:=CONCATENATE([$HTML.$A$3];[.F239];[$HTML.$B$3];[.H239];[$HTML.$C$3];[.J239];[$HTML.$D$3];[.N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data-expansion="35" data-type="1" data-color="32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&quot; id=&quot;main-3-11&quot;&gt;&lt;img class=&quot;img-card&quot; width=&quot;80&quot; height=&quot;112&quot; src=&quot;https://one-draw.jp/ijinden/cardlist/003/card/03_011.png&quot; /&gt;&lt;div class=&quot;container-num-copies&quot; id=&quot;main-3-11-num-copies&quot;&gt;0&lt;/div&gt;&lt;button type=&quot;button&quot; class=&quot;btn btn-secondary btn-number btn-sm btn-pop&quot; data-type=&quot;minus&quot; data-deck=&quot;main&quot; data-id=&quot;3-11&quot;&gt;-&lt;/button&gt;&lt;button type=&quot;button&quot; class=&quot;btn btn-secondary btn-number btn-sm btn-push&quot; data-type=&quot;plus&quot; data-deck=&quot;main&quot; data-id=&quot;3-11&quot;&gt;+&lt;/button&gt;&lt;button type=&quot;button&quot; class=&quot;btn btn-secondary btn-number btn-sm btn-drop&quot; data-type=&quot;drop&quot; data-id=&quot;3-11&quot;&gt;v&lt;/button&gt;&lt;/div&gt;" calcext:value-type="string">
            <text:p>&lt;div class="container-card" id="main-3-11"&gt;&lt;img class="img-card" width="80" height="112" src="https://one-draw.jp/ijinden/cardlist/003/card/03_011.png" /&gt;&lt;div class="container-num-copies" id="main-3-11-num-copies"&gt;0&lt;/div&gt;&lt;button type="button" class="btn btn-secondary btn-number btn-sm btn-pop" data-type="minus" data-deck="main" data-id="3-11"&gt;-&lt;/button&gt;&lt;button type="button" class="btn btn-secondary btn-number btn-sm btn-push" data-type="plus" data-deck="main" data-id="3-11"&gt;+&lt;/button&gt;&lt;button type="button" class="btn btn-secondary btn-number btn-sm btn-drop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&quot; id=&quot;side-3-11&quot;&gt;&lt;img class=&quot;d-block&quot; width=&quot;80&quot; height=&quot;112&quot; src=&quot;https://one-draw.jp/ijinden/cardlist/003/card/03_011.png&quot; /&gt;&lt;div class=&quot;container-num-copies&quot; id=&quot;side-3-11-num-copies&quot;&gt;0&lt;/div&gt;&lt;button type=&quot;button&quot; class=&quot;btn btn-secondary btn-number btn-sm btn-pop&quot; data-type=&quot;minus&quot; data-deck=&quot;side&quot; data-id=&quot;3-11&quot;&gt;-&lt;/button&gt;&lt;button type=&quot;button&quot; class=&quot;btn btn-secondary btn-number btn-sm btn-push&quot; data-type=&quot;plus&quot; data-deck=&quot;side&quot; data-id=&quot;3-11&quot;&gt;+&lt;/button&gt;&lt;button type=&quot;button&quot; class=&quot;btn btn-secondary btn-number btn-sm btn-raise&quot; data-type=&quot;raise&quot; data-id=&quot;3-11&quot;&gt;^&lt;/button&gt;&lt;/div&gt;" calcext:value-type="string">
            <text:p>&lt;div class="container-card" id="side-3-11"&gt;&lt;img class="d-block" width="80" height="112" src="https://one-draw.jp/ijinden/cardlist/003/card/03_011.png" /&gt;&lt;div class="container-num-copies" id="side-3-11-num-copies"&gt;0&lt;/div&gt;&lt;button type="button" class="btn btn-secondary btn-number btn-sm btn-pop" data-type="minus" data-deck="side" data-id="3-11"&gt;-&lt;/button&gt;&lt;button type="button" class="btn btn-secondary btn-number btn-sm btn-push" data-type="plus" data-deck="side" data-id="3-11"&gt;+&lt;/button&gt;&lt;button type="button" class="btn btn-secondary btn-number btn-sm btn-raise" data-type="raise" data-id="3-11"&gt;^&lt;/button&gt;&lt;/div&gt;</text:p>
          </table:table-cell>
          <table:table-cell table:formula="of:=CONCATENATE([$HTML.$A$3];[.F240];[$HTML.$B$3];[.H240];[$HTML.$C$3];[.J240];[$HTML.$D$3];[.N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data-expansion="35" data-type="1" data-color="2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&quot; id=&quot;main-3-12&quot;&gt;&lt;img class=&quot;img-card&quot; width=&quot;80&quot; height=&quot;112&quot; src=&quot;https://one-draw.jp/ijinden/cardlist/003/card/03_012.png&quot; /&gt;&lt;div class=&quot;container-num-copies&quot; id=&quot;main-3-12-num-copies&quot;&gt;0&lt;/div&gt;&lt;button type=&quot;button&quot; class=&quot;btn btn-secondary btn-number btn-sm btn-pop&quot; data-type=&quot;minus&quot; data-deck=&quot;main&quot; data-id=&quot;3-12&quot;&gt;-&lt;/button&gt;&lt;button type=&quot;button&quot; class=&quot;btn btn-secondary btn-number btn-sm btn-push&quot; data-type=&quot;plus&quot; data-deck=&quot;main&quot; data-id=&quot;3-12&quot;&gt;+&lt;/button&gt;&lt;button type=&quot;button&quot; class=&quot;btn btn-secondary btn-number btn-sm btn-drop&quot; data-type=&quot;drop&quot; data-id=&quot;3-12&quot;&gt;v&lt;/button&gt;&lt;/div&gt;" calcext:value-type="string">
            <text:p>&lt;div class="container-card" id="main-3-12"&gt;&lt;img class="img-card" width="80" height="112" src="https://one-draw.jp/ijinden/cardlist/003/card/03_012.png" /&gt;&lt;div class="container-num-copies" id="main-3-12-num-copies"&gt;0&lt;/div&gt;&lt;button type="button" class="btn btn-secondary btn-number btn-sm btn-pop" data-type="minus" data-deck="main" data-id="3-12"&gt;-&lt;/button&gt;&lt;button type="button" class="btn btn-secondary btn-number btn-sm btn-push" data-type="plus" data-deck="main" data-id="3-12"&gt;+&lt;/button&gt;&lt;button type="button" class="btn btn-secondary btn-number btn-sm btn-drop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&quot; id=&quot;side-3-12&quot;&gt;&lt;img class=&quot;d-block&quot; width=&quot;80&quot; height=&quot;112&quot; src=&quot;https://one-draw.jp/ijinden/cardlist/003/card/03_012.png&quot; /&gt;&lt;div class=&quot;container-num-copies&quot; id=&quot;side-3-12-num-copies&quot;&gt;0&lt;/div&gt;&lt;button type=&quot;button&quot; class=&quot;btn btn-secondary btn-number btn-sm btn-pop&quot; data-type=&quot;minus&quot; data-deck=&quot;side&quot; data-id=&quot;3-12&quot;&gt;-&lt;/button&gt;&lt;button type=&quot;button&quot; class=&quot;btn btn-secondary btn-number btn-sm btn-push&quot; data-type=&quot;plus&quot; data-deck=&quot;side&quot; data-id=&quot;3-12&quot;&gt;+&lt;/button&gt;&lt;button type=&quot;button&quot; class=&quot;btn btn-secondary btn-number btn-sm btn-raise&quot; data-type=&quot;raise&quot; data-id=&quot;3-12&quot;&gt;^&lt;/button&gt;&lt;/div&gt;" calcext:value-type="string">
            <text:p>&lt;div class="container-card" id="side-3-12"&gt;&lt;img class="d-block" width="80" height="112" src="https://one-draw.jp/ijinden/cardlist/003/card/03_012.png" /&gt;&lt;div class="container-num-copies" id="side-3-12-num-copies"&gt;0&lt;/div&gt;&lt;button type="button" class="btn btn-secondary btn-number btn-sm btn-pop" data-type="minus" data-deck="side" data-id="3-12"&gt;-&lt;/button&gt;&lt;button type="button" class="btn btn-secondary btn-number btn-sm btn-push" data-type="plus" data-deck="side" data-id="3-12"&gt;+&lt;/button&gt;&lt;button type="button" class="btn btn-secondary btn-number btn-sm btn-raise" data-type="raise" data-id="3-12"&gt;^&lt;/button&gt;&lt;/div&gt;</text:p>
          </table:table-cell>
          <table:table-cell table:formula="of:=CONCATENATE([$HTML.$A$3];[.F241];[$HTML.$B$3];[.H241];[$HTML.$C$3];[.J241];[$HTML.$D$3];[.N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data-expansion="35" data-type="1" data-color="2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&quot; id=&quot;main-3-13&quot;&gt;&lt;img class=&quot;img-card&quot; width=&quot;80&quot; height=&quot;112&quot; src=&quot;https://one-draw.jp/ijinden/cardlist/003/card/03_013.png&quot; /&gt;&lt;div class=&quot;container-num-copies&quot; id=&quot;main-3-13-num-copies&quot;&gt;0&lt;/div&gt;&lt;button type=&quot;button&quot; class=&quot;btn btn-secondary btn-number btn-sm btn-pop&quot; data-type=&quot;minus&quot; data-deck=&quot;main&quot; data-id=&quot;3-13&quot;&gt;-&lt;/button&gt;&lt;button type=&quot;button&quot; class=&quot;btn btn-secondary btn-number btn-sm btn-push&quot; data-type=&quot;plus&quot; data-deck=&quot;main&quot; data-id=&quot;3-13&quot;&gt;+&lt;/button&gt;&lt;button type=&quot;button&quot; class=&quot;btn btn-secondary btn-number btn-sm btn-drop&quot; data-type=&quot;drop&quot; data-id=&quot;3-13&quot;&gt;v&lt;/button&gt;&lt;/div&gt;" calcext:value-type="string">
            <text:p>&lt;div class="container-card" id="main-3-13"&gt;&lt;img class="img-card" width="80" height="112" src="https://one-draw.jp/ijinden/cardlist/003/card/03_013.png" /&gt;&lt;div class="container-num-copies" id="main-3-13-num-copies"&gt;0&lt;/div&gt;&lt;button type="button" class="btn btn-secondary btn-number btn-sm btn-pop" data-type="minus" data-deck="main" data-id="3-13"&gt;-&lt;/button&gt;&lt;button type="button" class="btn btn-secondary btn-number btn-sm btn-push" data-type="plus" data-deck="main" data-id="3-13"&gt;+&lt;/button&gt;&lt;button type="button" class="btn btn-secondary btn-number btn-sm btn-drop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&quot; id=&quot;side-3-13&quot;&gt;&lt;img class=&quot;d-block&quot; width=&quot;80&quot; height=&quot;112&quot; src=&quot;https://one-draw.jp/ijinden/cardlist/003/card/03_013.png&quot; /&gt;&lt;div class=&quot;container-num-copies&quot; id=&quot;side-3-13-num-copies&quot;&gt;0&lt;/div&gt;&lt;button type=&quot;button&quot; class=&quot;btn btn-secondary btn-number btn-sm btn-pop&quot; data-type=&quot;minus&quot; data-deck=&quot;side&quot; data-id=&quot;3-13&quot;&gt;-&lt;/button&gt;&lt;button type=&quot;button&quot; class=&quot;btn btn-secondary btn-number btn-sm btn-push&quot; data-type=&quot;plus&quot; data-deck=&quot;side&quot; data-id=&quot;3-13&quot;&gt;+&lt;/button&gt;&lt;button type=&quot;button&quot; class=&quot;btn btn-secondary btn-number btn-sm btn-raise&quot; data-type=&quot;raise&quot; data-id=&quot;3-13&quot;&gt;^&lt;/button&gt;&lt;/div&gt;" calcext:value-type="string">
            <text:p>&lt;div class="container-card" id="side-3-13"&gt;&lt;img class="d-block" width="80" height="112" src="https://one-draw.jp/ijinden/cardlist/003/card/03_013.png" /&gt;&lt;div class="container-num-copies" id="side-3-13-num-copies"&gt;0&lt;/div&gt;&lt;button type="button" class="btn btn-secondary btn-number btn-sm btn-pop" data-type="minus" data-deck="side" data-id="3-13"&gt;-&lt;/button&gt;&lt;button type="button" class="btn btn-secondary btn-number btn-sm btn-push" data-type="plus" data-deck="side" data-id="3-13"&gt;+&lt;/button&gt;&lt;button type="button" class="btn btn-secondary btn-number btn-sm btn-raise" data-type="raise" data-id="3-13"&gt;^&lt;/button&gt;&lt;/div&gt;</text:p>
          </table:table-cell>
          <table:table-cell table:formula="of:=CONCATENATE([$HTML.$A$3];[.F242];[$HTML.$B$3];[.H242];[$HTML.$C$3];[.J242];[$HTML.$D$3];[.N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data-expansion="35" data-type="1" data-color="2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&quot; id=&quot;main-3-14&quot;&gt;&lt;img class=&quot;img-card&quot; width=&quot;80&quot; height=&quot;112&quot; src=&quot;https://one-draw.jp/ijinden/cardlist/003/card/03_014.png&quot; /&gt;&lt;div class=&quot;container-num-copies&quot; id=&quot;main-3-14-num-copies&quot;&gt;0&lt;/div&gt;&lt;button type=&quot;button&quot; class=&quot;btn btn-secondary btn-number btn-sm btn-pop&quot; data-type=&quot;minus&quot; data-deck=&quot;main&quot; data-id=&quot;3-14&quot;&gt;-&lt;/button&gt;&lt;button type=&quot;button&quot; class=&quot;btn btn-secondary btn-number btn-sm btn-push&quot; data-type=&quot;plus&quot; data-deck=&quot;main&quot; data-id=&quot;3-14&quot;&gt;+&lt;/button&gt;&lt;button type=&quot;button&quot; class=&quot;btn btn-secondary btn-number btn-sm btn-drop&quot; data-type=&quot;drop&quot; data-id=&quot;3-14&quot;&gt;v&lt;/button&gt;&lt;/div&gt;" calcext:value-type="string">
            <text:p>&lt;div class="container-card" id="main-3-14"&gt;&lt;img class="img-card" width="80" height="112" src="https://one-draw.jp/ijinden/cardlist/003/card/03_014.png" /&gt;&lt;div class="container-num-copies" id="main-3-14-num-copies"&gt;0&lt;/div&gt;&lt;button type="button" class="btn btn-secondary btn-number btn-sm btn-pop" data-type="minus" data-deck="main" data-id="3-14"&gt;-&lt;/button&gt;&lt;button type="button" class="btn btn-secondary btn-number btn-sm btn-push" data-type="plus" data-deck="main" data-id="3-14"&gt;+&lt;/button&gt;&lt;button type="button" class="btn btn-secondary btn-number btn-sm btn-drop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&quot; id=&quot;side-3-14&quot;&gt;&lt;img class=&quot;d-block&quot; width=&quot;80&quot; height=&quot;112&quot; src=&quot;https://one-draw.jp/ijinden/cardlist/003/card/03_014.png&quot; /&gt;&lt;div class=&quot;container-num-copies&quot; id=&quot;side-3-14-num-copies&quot;&gt;0&lt;/div&gt;&lt;button type=&quot;button&quot; class=&quot;btn btn-secondary btn-number btn-sm btn-pop&quot; data-type=&quot;minus&quot; data-deck=&quot;side&quot; data-id=&quot;3-14&quot;&gt;-&lt;/button&gt;&lt;button type=&quot;button&quot; class=&quot;btn btn-secondary btn-number btn-sm btn-push&quot; data-type=&quot;plus&quot; data-deck=&quot;side&quot; data-id=&quot;3-14&quot;&gt;+&lt;/button&gt;&lt;button type=&quot;button&quot; class=&quot;btn btn-secondary btn-number btn-sm btn-raise&quot; data-type=&quot;raise&quot; data-id=&quot;3-14&quot;&gt;^&lt;/button&gt;&lt;/div&gt;" calcext:value-type="string">
            <text:p>&lt;div class="container-card" id="side-3-14"&gt;&lt;img class="d-block" width="80" height="112" src="https://one-draw.jp/ijinden/cardlist/003/card/03_014.png" /&gt;&lt;div class="container-num-copies" id="side-3-14-num-copies"&gt;0&lt;/div&gt;&lt;button type="button" class="btn btn-secondary btn-number btn-sm btn-pop" data-type="minus" data-deck="side" data-id="3-14"&gt;-&lt;/button&gt;&lt;button type="button" class="btn btn-secondary btn-number btn-sm btn-push" data-type="plus" data-deck="side" data-id="3-14"&gt;+&lt;/button&gt;&lt;button type="button" class="btn btn-secondary btn-number btn-sm btn-raise" data-type="raise" data-id="3-14"&gt;^&lt;/button&gt;&lt;/div&gt;</text:p>
          </table:table-cell>
          <table:table-cell table:formula="of:=CONCATENATE([$HTML.$A$3];[.F243];[$HTML.$B$3];[.H243];[$HTML.$C$3];[.J243];[$HTML.$D$3];[.N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data-expansion="35" data-type="1" data-color="2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&quot; id=&quot;main-3-15&quot;&gt;&lt;img class=&quot;img-card&quot; width=&quot;80&quot; height=&quot;112&quot; src=&quot;https://one-draw.jp/ijinden/cardlist/003/card/03_015.png&quot; /&gt;&lt;div class=&quot;container-num-copies&quot; id=&quot;main-3-15-num-copies&quot;&gt;0&lt;/div&gt;&lt;button type=&quot;button&quot; class=&quot;btn btn-secondary btn-number btn-sm btn-pop&quot; data-type=&quot;minus&quot; data-deck=&quot;main&quot; data-id=&quot;3-15&quot;&gt;-&lt;/button&gt;&lt;button type=&quot;button&quot; class=&quot;btn btn-secondary btn-number btn-sm btn-push&quot; data-type=&quot;plus&quot; data-deck=&quot;main&quot; data-id=&quot;3-15&quot;&gt;+&lt;/button&gt;&lt;button type=&quot;button&quot; class=&quot;btn btn-secondary btn-number btn-sm btn-drop&quot; data-type=&quot;drop&quot; data-id=&quot;3-15&quot;&gt;v&lt;/button&gt;&lt;/div&gt;" calcext:value-type="string">
            <text:p>&lt;div class="container-card" id="main-3-15"&gt;&lt;img class="img-card" width="80" height="112" src="https://one-draw.jp/ijinden/cardlist/003/card/03_015.png" /&gt;&lt;div class="container-num-copies" id="main-3-15-num-copies"&gt;0&lt;/div&gt;&lt;button type="button" class="btn btn-secondary btn-number btn-sm btn-pop" data-type="minus" data-deck="main" data-id="3-15"&gt;-&lt;/button&gt;&lt;button type="button" class="btn btn-secondary btn-number btn-sm btn-push" data-type="plus" data-deck="main" data-id="3-15"&gt;+&lt;/button&gt;&lt;button type="button" class="btn btn-secondary btn-number btn-sm btn-drop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&quot; id=&quot;side-3-15&quot;&gt;&lt;img class=&quot;d-block&quot; width=&quot;80&quot; height=&quot;112&quot; src=&quot;https://one-draw.jp/ijinden/cardlist/003/card/03_015.png&quot; /&gt;&lt;div class=&quot;container-num-copies&quot; id=&quot;side-3-15-num-copies&quot;&gt;0&lt;/div&gt;&lt;button type=&quot;button&quot; class=&quot;btn btn-secondary btn-number btn-sm btn-pop&quot; data-type=&quot;minus&quot; data-deck=&quot;side&quot; data-id=&quot;3-15&quot;&gt;-&lt;/button&gt;&lt;button type=&quot;button&quot; class=&quot;btn btn-secondary btn-number btn-sm btn-push&quot; data-type=&quot;plus&quot; data-deck=&quot;side&quot; data-id=&quot;3-15&quot;&gt;+&lt;/button&gt;&lt;button type=&quot;button&quot; class=&quot;btn btn-secondary btn-number btn-sm btn-raise&quot; data-type=&quot;raise&quot; data-id=&quot;3-15&quot;&gt;^&lt;/button&gt;&lt;/div&gt;" calcext:value-type="string">
            <text:p>&lt;div class="container-card" id="side-3-15"&gt;&lt;img class="d-block" width="80" height="112" src="https://one-draw.jp/ijinden/cardlist/003/card/03_015.png" /&gt;&lt;div class="container-num-copies" id="side-3-15-num-copies"&gt;0&lt;/div&gt;&lt;button type="button" class="btn btn-secondary btn-number btn-sm btn-pop" data-type="minus" data-deck="side" data-id="3-15"&gt;-&lt;/button&gt;&lt;button type="button" class="btn btn-secondary btn-number btn-sm btn-push" data-type="plus" data-deck="side" data-id="3-15"&gt;+&lt;/button&gt;&lt;button type="button" class="btn btn-secondary btn-number btn-sm btn-raise" data-type="raise" data-id="3-15"&gt;^&lt;/button&gt;&lt;/div&gt;</text:p>
          </table:table-cell>
          <table:table-cell table:formula="of:=CONCATENATE([$HTML.$A$3];[.F244];[$HTML.$B$3];[.H244];[$HTML.$C$3];[.J244];[$HTML.$D$3];[.N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data-expansion="35" data-type="1" data-color="2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&quot; id=&quot;main-3-16&quot;&gt;&lt;img class=&quot;img-card&quot; width=&quot;80&quot; height=&quot;112&quot; src=&quot;https://one-draw.jp/ijinden/cardlist/003/card/03_016.png&quot; /&gt;&lt;div class=&quot;container-num-copies&quot; id=&quot;main-3-16-num-copies&quot;&gt;0&lt;/div&gt;&lt;button type=&quot;button&quot; class=&quot;btn btn-secondary btn-number btn-sm btn-pop&quot; data-type=&quot;minus&quot; data-deck=&quot;main&quot; data-id=&quot;3-16&quot;&gt;-&lt;/button&gt;&lt;button type=&quot;button&quot; class=&quot;btn btn-secondary btn-number btn-sm btn-push&quot; data-type=&quot;plus&quot; data-deck=&quot;main&quot; data-id=&quot;3-16&quot;&gt;+&lt;/button&gt;&lt;button type=&quot;button&quot; class=&quot;btn btn-secondary btn-number btn-sm btn-drop&quot; data-type=&quot;drop&quot; data-id=&quot;3-16&quot;&gt;v&lt;/button&gt;&lt;/div&gt;" calcext:value-type="string">
            <text:p>&lt;div class="container-card" id="main-3-16"&gt;&lt;img class="img-card" width="80" height="112" src="https://one-draw.jp/ijinden/cardlist/003/card/03_016.png" /&gt;&lt;div class="container-num-copies" id="main-3-16-num-copies"&gt;0&lt;/div&gt;&lt;button type="button" class="btn btn-secondary btn-number btn-sm btn-pop" data-type="minus" data-deck="main" data-id="3-16"&gt;-&lt;/button&gt;&lt;button type="button" class="btn btn-secondary btn-number btn-sm btn-push" data-type="plus" data-deck="main" data-id="3-16"&gt;+&lt;/button&gt;&lt;button type="button" class="btn btn-secondary btn-number btn-sm btn-drop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&quot; id=&quot;side-3-16&quot;&gt;&lt;img class=&quot;d-block&quot; width=&quot;80&quot; height=&quot;112&quot; src=&quot;https://one-draw.jp/ijinden/cardlist/003/card/03_016.png&quot; /&gt;&lt;div class=&quot;container-num-copies&quot; id=&quot;side-3-16-num-copies&quot;&gt;0&lt;/div&gt;&lt;button type=&quot;button&quot; class=&quot;btn btn-secondary btn-number btn-sm btn-pop&quot; data-type=&quot;minus&quot; data-deck=&quot;side&quot; data-id=&quot;3-16&quot;&gt;-&lt;/button&gt;&lt;button type=&quot;button&quot; class=&quot;btn btn-secondary btn-number btn-sm btn-push&quot; data-type=&quot;plus&quot; data-deck=&quot;side&quot; data-id=&quot;3-16&quot;&gt;+&lt;/button&gt;&lt;button type=&quot;button&quot; class=&quot;btn btn-secondary btn-number btn-sm btn-raise&quot; data-type=&quot;raise&quot; data-id=&quot;3-16&quot;&gt;^&lt;/button&gt;&lt;/div&gt;" calcext:value-type="string">
            <text:p>&lt;div class="container-card" id="side-3-16"&gt;&lt;img class="d-block" width="80" height="112" src="https://one-draw.jp/ijinden/cardlist/003/card/03_016.png" /&gt;&lt;div class="container-num-copies" id="side-3-16-num-copies"&gt;0&lt;/div&gt;&lt;button type="button" class="btn btn-secondary btn-number btn-sm btn-pop" data-type="minus" data-deck="side" data-id="3-16"&gt;-&lt;/button&gt;&lt;button type="button" class="btn btn-secondary btn-number btn-sm btn-push" data-type="plus" data-deck="side" data-id="3-16"&gt;+&lt;/button&gt;&lt;button type="button" class="btn btn-secondary btn-number btn-sm btn-raise" data-type="raise" data-id="3-16"&gt;^&lt;/button&gt;&lt;/div&gt;</text:p>
          </table:table-cell>
          <table:table-cell table:formula="of:=CONCATENATE([$HTML.$A$3];[.F245];[$HTML.$B$3];[.H245];[$HTML.$C$3];[.J245];[$HTML.$D$3];[.N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data-expansion="35" data-type="1" data-color="2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&quot; id=&quot;main-3-17&quot;&gt;&lt;img class=&quot;img-card&quot; width=&quot;80&quot; height=&quot;112&quot; src=&quot;https://one-draw.jp/ijinden/cardlist/003/card/03_017.png&quot; /&gt;&lt;div class=&quot;container-num-copies&quot; id=&quot;main-3-17-num-copies&quot;&gt;0&lt;/div&gt;&lt;button type=&quot;button&quot; class=&quot;btn btn-secondary btn-number btn-sm btn-pop&quot; data-type=&quot;minus&quot; data-deck=&quot;main&quot; data-id=&quot;3-17&quot;&gt;-&lt;/button&gt;&lt;button type=&quot;button&quot; class=&quot;btn btn-secondary btn-number btn-sm btn-push&quot; data-type=&quot;plus&quot; data-deck=&quot;main&quot; data-id=&quot;3-17&quot;&gt;+&lt;/button&gt;&lt;button type=&quot;button&quot; class=&quot;btn btn-secondary btn-number btn-sm btn-drop&quot; data-type=&quot;drop&quot; data-id=&quot;3-17&quot;&gt;v&lt;/button&gt;&lt;/div&gt;" calcext:value-type="string">
            <text:p>&lt;div class="container-card" id="main-3-17"&gt;&lt;img class="img-card" width="80" height="112" src="https://one-draw.jp/ijinden/cardlist/003/card/03_017.png" /&gt;&lt;div class="container-num-copies" id="main-3-17-num-copies"&gt;0&lt;/div&gt;&lt;button type="button" class="btn btn-secondary btn-number btn-sm btn-pop" data-type="minus" data-deck="main" data-id="3-17"&gt;-&lt;/button&gt;&lt;button type="button" class="btn btn-secondary btn-number btn-sm btn-push" data-type="plus" data-deck="main" data-id="3-17"&gt;+&lt;/button&gt;&lt;button type="button" class="btn btn-secondary btn-number btn-sm btn-drop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&quot; id=&quot;side-3-17&quot;&gt;&lt;img class=&quot;d-block&quot; width=&quot;80&quot; height=&quot;112&quot; src=&quot;https://one-draw.jp/ijinden/cardlist/003/card/03_017.png&quot; /&gt;&lt;div class=&quot;container-num-copies&quot; id=&quot;side-3-17-num-copies&quot;&gt;0&lt;/div&gt;&lt;button type=&quot;button&quot; class=&quot;btn btn-secondary btn-number btn-sm btn-pop&quot; data-type=&quot;minus&quot; data-deck=&quot;side&quot; data-id=&quot;3-17&quot;&gt;-&lt;/button&gt;&lt;button type=&quot;button&quot; class=&quot;btn btn-secondary btn-number btn-sm btn-push&quot; data-type=&quot;plus&quot; data-deck=&quot;side&quot; data-id=&quot;3-17&quot;&gt;+&lt;/button&gt;&lt;button type=&quot;button&quot; class=&quot;btn btn-secondary btn-number btn-sm btn-raise&quot; data-type=&quot;raise&quot; data-id=&quot;3-17&quot;&gt;^&lt;/button&gt;&lt;/div&gt;" calcext:value-type="string">
            <text:p>&lt;div class="container-card" id="side-3-17"&gt;&lt;img class="d-block" width="80" height="112" src="https://one-draw.jp/ijinden/cardlist/003/card/03_017.png" /&gt;&lt;div class="container-num-copies" id="side-3-17-num-copies"&gt;0&lt;/div&gt;&lt;button type="button" class="btn btn-secondary btn-number btn-sm btn-pop" data-type="minus" data-deck="side" data-id="3-17"&gt;-&lt;/button&gt;&lt;button type="button" class="btn btn-secondary btn-number btn-sm btn-push" data-type="plus" data-deck="side" data-id="3-17"&gt;+&lt;/button&gt;&lt;button type="button" class="btn btn-secondary btn-number btn-sm btn-raise" data-type="raise" data-id="3-17"&gt;^&lt;/button&gt;&lt;/div&gt;</text:p>
          </table:table-cell>
          <table:table-cell table:formula="of:=CONCATENATE([$HTML.$A$3];[.F246];[$HTML.$B$3];[.H246];[$HTML.$C$3];[.J246];[$HTML.$D$3];[.N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data-expansion="35" data-type="1" data-color="2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&quot; id=&quot;main-3-18&quot;&gt;&lt;img class=&quot;img-card&quot; width=&quot;80&quot; height=&quot;112&quot; src=&quot;https://one-draw.jp/ijinden/cardlist/003/card/03_018.png&quot; /&gt;&lt;div class=&quot;container-num-copies&quot; id=&quot;main-3-18-num-copies&quot;&gt;0&lt;/div&gt;&lt;button type=&quot;button&quot; class=&quot;btn btn-secondary btn-number btn-sm btn-pop&quot; data-type=&quot;minus&quot; data-deck=&quot;main&quot; data-id=&quot;3-18&quot;&gt;-&lt;/button&gt;&lt;button type=&quot;button&quot; class=&quot;btn btn-secondary btn-number btn-sm btn-push&quot; data-type=&quot;plus&quot; data-deck=&quot;main&quot; data-id=&quot;3-18&quot;&gt;+&lt;/button&gt;&lt;button type=&quot;button&quot; class=&quot;btn btn-secondary btn-number btn-sm btn-drop&quot; data-type=&quot;drop&quot; data-id=&quot;3-18&quot;&gt;v&lt;/button&gt;&lt;/div&gt;" calcext:value-type="string">
            <text:p>&lt;div class="container-card" id="main-3-18"&gt;&lt;img class="img-card" width="80" height="112" src="https://one-draw.jp/ijinden/cardlist/003/card/03_018.png" /&gt;&lt;div class="container-num-copies" id="main-3-18-num-copies"&gt;0&lt;/div&gt;&lt;button type="button" class="btn btn-secondary btn-number btn-sm btn-pop" data-type="minus" data-deck="main" data-id="3-18"&gt;-&lt;/button&gt;&lt;button type="button" class="btn btn-secondary btn-number btn-sm btn-push" data-type="plus" data-deck="main" data-id="3-18"&gt;+&lt;/button&gt;&lt;button type="button" class="btn btn-secondary btn-number btn-sm btn-drop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&quot; id=&quot;side-3-18&quot;&gt;&lt;img class=&quot;d-block&quot; width=&quot;80&quot; height=&quot;112&quot; src=&quot;https://one-draw.jp/ijinden/cardlist/003/card/03_018.png&quot; /&gt;&lt;div class=&quot;container-num-copies&quot; id=&quot;side-3-18-num-copies&quot;&gt;0&lt;/div&gt;&lt;button type=&quot;button&quot; class=&quot;btn btn-secondary btn-number btn-sm btn-pop&quot; data-type=&quot;minus&quot; data-deck=&quot;side&quot; data-id=&quot;3-18&quot;&gt;-&lt;/button&gt;&lt;button type=&quot;button&quot; class=&quot;btn btn-secondary btn-number btn-sm btn-push&quot; data-type=&quot;plus&quot; data-deck=&quot;side&quot; data-id=&quot;3-18&quot;&gt;+&lt;/button&gt;&lt;button type=&quot;button&quot; class=&quot;btn btn-secondary btn-number btn-sm btn-raise&quot; data-type=&quot;raise&quot; data-id=&quot;3-18&quot;&gt;^&lt;/button&gt;&lt;/div&gt;" calcext:value-type="string">
            <text:p>&lt;div class="container-card" id="side-3-18"&gt;&lt;img class="d-block" width="80" height="112" src="https://one-draw.jp/ijinden/cardlist/003/card/03_018.png" /&gt;&lt;div class="container-num-copies" id="side-3-18-num-copies"&gt;0&lt;/div&gt;&lt;button type="button" class="btn btn-secondary btn-number btn-sm btn-pop" data-type="minus" data-deck="side" data-id="3-18"&gt;-&lt;/button&gt;&lt;button type="button" class="btn btn-secondary btn-number btn-sm btn-push" data-type="plus" data-deck="side" data-id="3-18"&gt;+&lt;/button&gt;&lt;button type="button" class="btn btn-secondary btn-number btn-sm btn-raise" data-type="raise" data-id="3-18"&gt;^&lt;/button&gt;&lt;/div&gt;</text:p>
          </table:table-cell>
          <table:table-cell table:formula="of:=CONCATENATE([$HTML.$A$3];[.F247];[$HTML.$B$3];[.H247];[$HTML.$C$3];[.J247];[$HTML.$D$3];[.N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data-expansion="35" data-type="1" data-color="2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&quot; id=&quot;main-3-19&quot;&gt;&lt;img class=&quot;img-card&quot; width=&quot;80&quot; height=&quot;112&quot; src=&quot;https://one-draw.jp/ijinden/cardlist/003/card/03_019.png&quot; /&gt;&lt;div class=&quot;container-num-copies&quot; id=&quot;main-3-19-num-copies&quot;&gt;0&lt;/div&gt;&lt;button type=&quot;button&quot; class=&quot;btn btn-secondary btn-number btn-sm btn-pop&quot; data-type=&quot;minus&quot; data-deck=&quot;main&quot; data-id=&quot;3-19&quot;&gt;-&lt;/button&gt;&lt;button type=&quot;button&quot; class=&quot;btn btn-secondary btn-number btn-sm btn-push&quot; data-type=&quot;plus&quot; data-deck=&quot;main&quot; data-id=&quot;3-19&quot;&gt;+&lt;/button&gt;&lt;button type=&quot;button&quot; class=&quot;btn btn-secondary btn-number btn-sm btn-drop&quot; data-type=&quot;drop&quot; data-id=&quot;3-19&quot;&gt;v&lt;/button&gt;&lt;/div&gt;" calcext:value-type="string">
            <text:p>&lt;div class="container-card" id="main-3-19"&gt;&lt;img class="img-card" width="80" height="112" src="https://one-draw.jp/ijinden/cardlist/003/card/03_019.png" /&gt;&lt;div class="container-num-copies" id="main-3-19-num-copies"&gt;0&lt;/div&gt;&lt;button type="button" class="btn btn-secondary btn-number btn-sm btn-pop" data-type="minus" data-deck="main" data-id="3-19"&gt;-&lt;/button&gt;&lt;button type="button" class="btn btn-secondary btn-number btn-sm btn-push" data-type="plus" data-deck="main" data-id="3-19"&gt;+&lt;/button&gt;&lt;button type="button" class="btn btn-secondary btn-number btn-sm btn-drop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&quot; id=&quot;side-3-19&quot;&gt;&lt;img class=&quot;d-block&quot; width=&quot;80&quot; height=&quot;112&quot; src=&quot;https://one-draw.jp/ijinden/cardlist/003/card/03_019.png&quot; /&gt;&lt;div class=&quot;container-num-copies&quot; id=&quot;side-3-19-num-copies&quot;&gt;0&lt;/div&gt;&lt;button type=&quot;button&quot; class=&quot;btn btn-secondary btn-number btn-sm btn-pop&quot; data-type=&quot;minus&quot; data-deck=&quot;side&quot; data-id=&quot;3-19&quot;&gt;-&lt;/button&gt;&lt;button type=&quot;button&quot; class=&quot;btn btn-secondary btn-number btn-sm btn-push&quot; data-type=&quot;plus&quot; data-deck=&quot;side&quot; data-id=&quot;3-19&quot;&gt;+&lt;/button&gt;&lt;button type=&quot;button&quot; class=&quot;btn btn-secondary btn-number btn-sm btn-raise&quot; data-type=&quot;raise&quot; data-id=&quot;3-19&quot;&gt;^&lt;/button&gt;&lt;/div&gt;" calcext:value-type="string">
            <text:p>&lt;div class="container-card" id="side-3-19"&gt;&lt;img class="d-block" width="80" height="112" src="https://one-draw.jp/ijinden/cardlist/003/card/03_019.png" /&gt;&lt;div class="container-num-copies" id="side-3-19-num-copies"&gt;0&lt;/div&gt;&lt;button type="button" class="btn btn-secondary btn-number btn-sm btn-pop" data-type="minus" data-deck="side" data-id="3-19"&gt;-&lt;/button&gt;&lt;button type="button" class="btn btn-secondary btn-number btn-sm btn-push" data-type="plus" data-deck="side" data-id="3-19"&gt;+&lt;/button&gt;&lt;button type="button" class="btn btn-secondary btn-number btn-sm btn-raise" data-type="raise" data-id="3-19"&gt;^&lt;/button&gt;&lt;/div&gt;</text:p>
          </table:table-cell>
          <table:table-cell table:formula="of:=CONCATENATE([$HTML.$A$3];[.F248];[$HTML.$B$3];[.H248];[$HTML.$C$3];[.J248];[$HTML.$D$3];[.N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data-expansion="35" data-type="1" data-color="4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&quot; id=&quot;main-3-20&quot;&gt;&lt;img class=&quot;img-card&quot; width=&quot;80&quot; height=&quot;112&quot; src=&quot;https://one-draw.jp/ijinden/cardlist/003/card/03_020.png&quot; /&gt;&lt;div class=&quot;container-num-copies&quot; id=&quot;main-3-20-num-copies&quot;&gt;0&lt;/div&gt;&lt;button type=&quot;button&quot; class=&quot;btn btn-secondary btn-number btn-sm btn-pop&quot; data-type=&quot;minus&quot; data-deck=&quot;main&quot; data-id=&quot;3-20&quot;&gt;-&lt;/button&gt;&lt;button type=&quot;button&quot; class=&quot;btn btn-secondary btn-number btn-sm btn-push&quot; data-type=&quot;plus&quot; data-deck=&quot;main&quot; data-id=&quot;3-20&quot;&gt;+&lt;/button&gt;&lt;button type=&quot;button&quot; class=&quot;btn btn-secondary btn-number btn-sm btn-drop&quot; data-type=&quot;drop&quot; data-id=&quot;3-20&quot;&gt;v&lt;/button&gt;&lt;/div&gt;" calcext:value-type="string">
            <text:p>&lt;div class="container-card" id="main-3-20"&gt;&lt;img class="img-card" width="80" height="112" src="https://one-draw.jp/ijinden/cardlist/003/card/03_020.png" /&gt;&lt;div class="container-num-copies" id="main-3-20-num-copies"&gt;0&lt;/div&gt;&lt;button type="button" class="btn btn-secondary btn-number btn-sm btn-pop" data-type="minus" data-deck="main" data-id="3-20"&gt;-&lt;/button&gt;&lt;button type="button" class="btn btn-secondary btn-number btn-sm btn-push" data-type="plus" data-deck="main" data-id="3-20"&gt;+&lt;/button&gt;&lt;button type="button" class="btn btn-secondary btn-number btn-sm btn-drop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&quot; id=&quot;side-3-20&quot;&gt;&lt;img class=&quot;d-block&quot; width=&quot;80&quot; height=&quot;112&quot; src=&quot;https://one-draw.jp/ijinden/cardlist/003/card/03_020.png&quot; /&gt;&lt;div class=&quot;container-num-copies&quot; id=&quot;side-3-20-num-copies&quot;&gt;0&lt;/div&gt;&lt;button type=&quot;button&quot; class=&quot;btn btn-secondary btn-number btn-sm btn-pop&quot; data-type=&quot;minus&quot; data-deck=&quot;side&quot; data-id=&quot;3-20&quot;&gt;-&lt;/button&gt;&lt;button type=&quot;button&quot; class=&quot;btn btn-secondary btn-number btn-sm btn-push&quot; data-type=&quot;plus&quot; data-deck=&quot;side&quot; data-id=&quot;3-20&quot;&gt;+&lt;/button&gt;&lt;button type=&quot;button&quot; class=&quot;btn btn-secondary btn-number btn-sm btn-raise&quot; data-type=&quot;raise&quot; data-id=&quot;3-20&quot;&gt;^&lt;/button&gt;&lt;/div&gt;" calcext:value-type="string">
            <text:p>&lt;div class="container-card" id="side-3-20"&gt;&lt;img class="d-block" width="80" height="112" src="https://one-draw.jp/ijinden/cardlist/003/card/03_020.png" /&gt;&lt;div class="container-num-copies" id="side-3-20-num-copies"&gt;0&lt;/div&gt;&lt;button type="button" class="btn btn-secondary btn-number btn-sm btn-pop" data-type="minus" data-deck="side" data-id="3-20"&gt;-&lt;/button&gt;&lt;button type="button" class="btn btn-secondary btn-number btn-sm btn-push" data-type="plus" data-deck="side" data-id="3-20"&gt;+&lt;/button&gt;&lt;button type="button" class="btn btn-secondary btn-number btn-sm btn-raise" data-type="raise" data-id="3-20"&gt;^&lt;/button&gt;&lt;/div&gt;</text:p>
          </table:table-cell>
          <table:table-cell table:formula="of:=CONCATENATE([$HTML.$A$3];[.F249];[$HTML.$B$3];[.H249];[$HTML.$C$3];[.J249];[$HTML.$D$3];[.N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data-expansion="35" data-type="1" data-color="4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&quot; id=&quot;main-3-21&quot;&gt;&lt;img class=&quot;img-card&quot; width=&quot;80&quot; height=&quot;112&quot; src=&quot;https://one-draw.jp/ijinden/cardlist/003/card/03_021.png&quot; /&gt;&lt;div class=&quot;container-num-copies&quot; id=&quot;main-3-21-num-copies&quot;&gt;0&lt;/div&gt;&lt;button type=&quot;button&quot; class=&quot;btn btn-secondary btn-number btn-sm btn-pop&quot; data-type=&quot;minus&quot; data-deck=&quot;main&quot; data-id=&quot;3-21&quot;&gt;-&lt;/button&gt;&lt;button type=&quot;button&quot; class=&quot;btn btn-secondary btn-number btn-sm btn-push&quot; data-type=&quot;plus&quot; data-deck=&quot;main&quot; data-id=&quot;3-21&quot;&gt;+&lt;/button&gt;&lt;button type=&quot;button&quot; class=&quot;btn btn-secondary btn-number btn-sm btn-drop&quot; data-type=&quot;drop&quot; data-id=&quot;3-21&quot;&gt;v&lt;/button&gt;&lt;/div&gt;" calcext:value-type="string">
            <text:p>&lt;div class="container-card" id="main-3-21"&gt;&lt;img class="img-card" width="80" height="112" src="https://one-draw.jp/ijinden/cardlist/003/card/03_021.png" /&gt;&lt;div class="container-num-copies" id="main-3-21-num-copies"&gt;0&lt;/div&gt;&lt;button type="button" class="btn btn-secondary btn-number btn-sm btn-pop" data-type="minus" data-deck="main" data-id="3-21"&gt;-&lt;/button&gt;&lt;button type="button" class="btn btn-secondary btn-number btn-sm btn-push" data-type="plus" data-deck="main" data-id="3-21"&gt;+&lt;/button&gt;&lt;button type="button" class="btn btn-secondary btn-number btn-sm btn-drop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&quot; id=&quot;side-3-21&quot;&gt;&lt;img class=&quot;d-block&quot; width=&quot;80&quot; height=&quot;112&quot; src=&quot;https://one-draw.jp/ijinden/cardlist/003/card/03_021.png&quot; /&gt;&lt;div class=&quot;container-num-copies&quot; id=&quot;side-3-21-num-copies&quot;&gt;0&lt;/div&gt;&lt;button type=&quot;button&quot; class=&quot;btn btn-secondary btn-number btn-sm btn-pop&quot; data-type=&quot;minus&quot; data-deck=&quot;side&quot; data-id=&quot;3-21&quot;&gt;-&lt;/button&gt;&lt;button type=&quot;button&quot; class=&quot;btn btn-secondary btn-number btn-sm btn-push&quot; data-type=&quot;plus&quot; data-deck=&quot;side&quot; data-id=&quot;3-21&quot;&gt;+&lt;/button&gt;&lt;button type=&quot;button&quot; class=&quot;btn btn-secondary btn-number btn-sm btn-raise&quot; data-type=&quot;raise&quot; data-id=&quot;3-21&quot;&gt;^&lt;/button&gt;&lt;/div&gt;" calcext:value-type="string">
            <text:p>&lt;div class="container-card" id="side-3-21"&gt;&lt;img class="d-block" width="80" height="112" src="https://one-draw.jp/ijinden/cardlist/003/card/03_021.png" /&gt;&lt;div class="container-num-copies" id="side-3-21-num-copies"&gt;0&lt;/div&gt;&lt;button type="button" class="btn btn-secondary btn-number btn-sm btn-pop" data-type="minus" data-deck="side" data-id="3-21"&gt;-&lt;/button&gt;&lt;button type="button" class="btn btn-secondary btn-number btn-sm btn-push" data-type="plus" data-deck="side" data-id="3-21"&gt;+&lt;/button&gt;&lt;button type="button" class="btn btn-secondary btn-number btn-sm btn-raise" data-type="raise" data-id="3-21"&gt;^&lt;/button&gt;&lt;/div&gt;</text:p>
          </table:table-cell>
          <table:table-cell table:formula="of:=CONCATENATE([$HTML.$A$3];[.F250];[$HTML.$B$3];[.H250];[$HTML.$C$3];[.J250];[$HTML.$D$3];[.N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data-expansion="35" data-type="1" data-color="4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&quot; id=&quot;main-3-22&quot;&gt;&lt;img class=&quot;img-card&quot; width=&quot;80&quot; height=&quot;112&quot; src=&quot;https://one-draw.jp/ijinden/cardlist/003/card/03_022.png&quot; /&gt;&lt;div class=&quot;container-num-copies&quot; id=&quot;main-3-22-num-copies&quot;&gt;0&lt;/div&gt;&lt;button type=&quot;button&quot; class=&quot;btn btn-secondary btn-number btn-sm btn-pop&quot; data-type=&quot;minus&quot; data-deck=&quot;main&quot; data-id=&quot;3-22&quot;&gt;-&lt;/button&gt;&lt;button type=&quot;button&quot; class=&quot;btn btn-secondary btn-number btn-sm btn-push&quot; data-type=&quot;plus&quot; data-deck=&quot;main&quot; data-id=&quot;3-22&quot;&gt;+&lt;/button&gt;&lt;button type=&quot;button&quot; class=&quot;btn btn-secondary btn-number btn-sm btn-drop&quot; data-type=&quot;drop&quot; data-id=&quot;3-22&quot;&gt;v&lt;/button&gt;&lt;/div&gt;" calcext:value-type="string">
            <text:p>&lt;div class="container-card" id="main-3-22"&gt;&lt;img class="img-card" width="80" height="112" src="https://one-draw.jp/ijinden/cardlist/003/card/03_022.png" /&gt;&lt;div class="container-num-copies" id="main-3-22-num-copies"&gt;0&lt;/div&gt;&lt;button type="button" class="btn btn-secondary btn-number btn-sm btn-pop" data-type="minus" data-deck="main" data-id="3-22"&gt;-&lt;/button&gt;&lt;button type="button" class="btn btn-secondary btn-number btn-sm btn-push" data-type="plus" data-deck="main" data-id="3-22"&gt;+&lt;/button&gt;&lt;button type="button" class="btn btn-secondary btn-number btn-sm btn-drop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&quot; id=&quot;side-3-22&quot;&gt;&lt;img class=&quot;d-block&quot; width=&quot;80&quot; height=&quot;112&quot; src=&quot;https://one-draw.jp/ijinden/cardlist/003/card/03_022.png&quot; /&gt;&lt;div class=&quot;container-num-copies&quot; id=&quot;side-3-22-num-copies&quot;&gt;0&lt;/div&gt;&lt;button type=&quot;button&quot; class=&quot;btn btn-secondary btn-number btn-sm btn-pop&quot; data-type=&quot;minus&quot; data-deck=&quot;side&quot; data-id=&quot;3-22&quot;&gt;-&lt;/button&gt;&lt;button type=&quot;button&quot; class=&quot;btn btn-secondary btn-number btn-sm btn-push&quot; data-type=&quot;plus&quot; data-deck=&quot;side&quot; data-id=&quot;3-22&quot;&gt;+&lt;/button&gt;&lt;button type=&quot;button&quot; class=&quot;btn btn-secondary btn-number btn-sm btn-raise&quot; data-type=&quot;raise&quot; data-id=&quot;3-22&quot;&gt;^&lt;/button&gt;&lt;/div&gt;" calcext:value-type="string">
            <text:p>&lt;div class="container-card" id="side-3-22"&gt;&lt;img class="d-block" width="80" height="112" src="https://one-draw.jp/ijinden/cardlist/003/card/03_022.png" /&gt;&lt;div class="container-num-copies" id="side-3-22-num-copies"&gt;0&lt;/div&gt;&lt;button type="button" class="btn btn-secondary btn-number btn-sm btn-pop" data-type="minus" data-deck="side" data-id="3-22"&gt;-&lt;/button&gt;&lt;button type="button" class="btn btn-secondary btn-number btn-sm btn-push" data-type="plus" data-deck="side" data-id="3-22"&gt;+&lt;/button&gt;&lt;button type="button" class="btn btn-secondary btn-number btn-sm btn-raise" data-type="raise" data-id="3-22"&gt;^&lt;/button&gt;&lt;/div&gt;</text:p>
          </table:table-cell>
          <table:table-cell table:formula="of:=CONCATENATE([$HTML.$A$3];[.F251];[$HTML.$B$3];[.H251];[$HTML.$C$3];[.J251];[$HTML.$D$3];[.N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data-expansion="35" data-type="1" data-color="4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&quot; id=&quot;main-3-23&quot;&gt;&lt;img class=&quot;img-card&quot; width=&quot;80&quot; height=&quot;112&quot; src=&quot;https://one-draw.jp/ijinden/cardlist/003/card/03_023.png&quot; /&gt;&lt;div class=&quot;container-num-copies&quot; id=&quot;main-3-23-num-copies&quot;&gt;0&lt;/div&gt;&lt;button type=&quot;button&quot; class=&quot;btn btn-secondary btn-number btn-sm btn-pop&quot; data-type=&quot;minus&quot; data-deck=&quot;main&quot; data-id=&quot;3-23&quot;&gt;-&lt;/button&gt;&lt;button type=&quot;button&quot; class=&quot;btn btn-secondary btn-number btn-sm btn-push&quot; data-type=&quot;plus&quot; data-deck=&quot;main&quot; data-id=&quot;3-23&quot;&gt;+&lt;/button&gt;&lt;button type=&quot;button&quot; class=&quot;btn btn-secondary btn-number btn-sm btn-drop&quot; data-type=&quot;drop&quot; data-id=&quot;3-23&quot;&gt;v&lt;/button&gt;&lt;/div&gt;" calcext:value-type="string">
            <text:p>&lt;div class="container-card" id="main-3-23"&gt;&lt;img class="img-card" width="80" height="112" src="https://one-draw.jp/ijinden/cardlist/003/card/03_023.png" /&gt;&lt;div class="container-num-copies" id="main-3-23-num-copies"&gt;0&lt;/div&gt;&lt;button type="button" class="btn btn-secondary btn-number btn-sm btn-pop" data-type="minus" data-deck="main" data-id="3-23"&gt;-&lt;/button&gt;&lt;button type="button" class="btn btn-secondary btn-number btn-sm btn-push" data-type="plus" data-deck="main" data-id="3-23"&gt;+&lt;/button&gt;&lt;button type="button" class="btn btn-secondary btn-number btn-sm btn-drop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&quot; id=&quot;side-3-23&quot;&gt;&lt;img class=&quot;d-block&quot; width=&quot;80&quot; height=&quot;112&quot; src=&quot;https://one-draw.jp/ijinden/cardlist/003/card/03_023.png&quot; /&gt;&lt;div class=&quot;container-num-copies&quot; id=&quot;side-3-23-num-copies&quot;&gt;0&lt;/div&gt;&lt;button type=&quot;button&quot; class=&quot;btn btn-secondary btn-number btn-sm btn-pop&quot; data-type=&quot;minus&quot; data-deck=&quot;side&quot; data-id=&quot;3-23&quot;&gt;-&lt;/button&gt;&lt;button type=&quot;button&quot; class=&quot;btn btn-secondary btn-number btn-sm btn-push&quot; data-type=&quot;plus&quot; data-deck=&quot;side&quot; data-id=&quot;3-23&quot;&gt;+&lt;/button&gt;&lt;button type=&quot;button&quot; class=&quot;btn btn-secondary btn-number btn-sm btn-raise&quot; data-type=&quot;raise&quot; data-id=&quot;3-23&quot;&gt;^&lt;/button&gt;&lt;/div&gt;" calcext:value-type="string">
            <text:p>&lt;div class="container-card" id="side-3-23"&gt;&lt;img class="d-block" width="80" height="112" src="https://one-draw.jp/ijinden/cardlist/003/card/03_023.png" /&gt;&lt;div class="container-num-copies" id="side-3-23-num-copies"&gt;0&lt;/div&gt;&lt;button type="button" class="btn btn-secondary btn-number btn-sm btn-pop" data-type="minus" data-deck="side" data-id="3-23"&gt;-&lt;/button&gt;&lt;button type="button" class="btn btn-secondary btn-number btn-sm btn-push" data-type="plus" data-deck="side" data-id="3-23"&gt;+&lt;/button&gt;&lt;button type="button" class="btn btn-secondary btn-number btn-sm btn-raise" data-type="raise" data-id="3-23"&gt;^&lt;/button&gt;&lt;/div&gt;</text:p>
          </table:table-cell>
          <table:table-cell table:formula="of:=CONCATENATE([$HTML.$A$3];[.F252];[$HTML.$B$3];[.H252];[$HTML.$C$3];[.J252];[$HTML.$D$3];[.N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data-expansion="35" data-type="1" data-color="4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&quot; id=&quot;main-3-24&quot;&gt;&lt;img class=&quot;img-card&quot; width=&quot;80&quot; height=&quot;112&quot; src=&quot;https://one-draw.jp/ijinden/cardlist/003/card/03_024.png&quot; /&gt;&lt;div class=&quot;container-num-copies&quot; id=&quot;main-3-24-num-copies&quot;&gt;0&lt;/div&gt;&lt;button type=&quot;button&quot; class=&quot;btn btn-secondary btn-number btn-sm btn-pop&quot; data-type=&quot;minus&quot; data-deck=&quot;main&quot; data-id=&quot;3-24&quot;&gt;-&lt;/button&gt;&lt;button type=&quot;button&quot; class=&quot;btn btn-secondary btn-number btn-sm btn-push&quot; data-type=&quot;plus&quot; data-deck=&quot;main&quot; data-id=&quot;3-24&quot;&gt;+&lt;/button&gt;&lt;button type=&quot;button&quot; class=&quot;btn btn-secondary btn-number btn-sm btn-drop&quot; data-type=&quot;drop&quot; data-id=&quot;3-24&quot;&gt;v&lt;/button&gt;&lt;/div&gt;" calcext:value-type="string">
            <text:p>&lt;div class="container-card" id="main-3-24"&gt;&lt;img class="img-card" width="80" height="112" src="https://one-draw.jp/ijinden/cardlist/003/card/03_024.png" /&gt;&lt;div class="container-num-copies" id="main-3-24-num-copies"&gt;0&lt;/div&gt;&lt;button type="button" class="btn btn-secondary btn-number btn-sm btn-pop" data-type="minus" data-deck="main" data-id="3-24"&gt;-&lt;/button&gt;&lt;button type="button" class="btn btn-secondary btn-number btn-sm btn-push" data-type="plus" data-deck="main" data-id="3-24"&gt;+&lt;/button&gt;&lt;button type="button" class="btn btn-secondary btn-number btn-sm btn-drop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&quot; id=&quot;side-3-24&quot;&gt;&lt;img class=&quot;d-block&quot; width=&quot;80&quot; height=&quot;112&quot; src=&quot;https://one-draw.jp/ijinden/cardlist/003/card/03_024.png&quot; /&gt;&lt;div class=&quot;container-num-copies&quot; id=&quot;side-3-24-num-copies&quot;&gt;0&lt;/div&gt;&lt;button type=&quot;button&quot; class=&quot;btn btn-secondary btn-number btn-sm btn-pop&quot; data-type=&quot;minus&quot; data-deck=&quot;side&quot; data-id=&quot;3-24&quot;&gt;-&lt;/button&gt;&lt;button type=&quot;button&quot; class=&quot;btn btn-secondary btn-number btn-sm btn-push&quot; data-type=&quot;plus&quot; data-deck=&quot;side&quot; data-id=&quot;3-24&quot;&gt;+&lt;/button&gt;&lt;button type=&quot;button&quot; class=&quot;btn btn-secondary btn-number btn-sm btn-raise&quot; data-type=&quot;raise&quot; data-id=&quot;3-24&quot;&gt;^&lt;/button&gt;&lt;/div&gt;" calcext:value-type="string">
            <text:p>&lt;div class="container-card" id="side-3-24"&gt;&lt;img class="d-block" width="80" height="112" src="https://one-draw.jp/ijinden/cardlist/003/card/03_024.png" /&gt;&lt;div class="container-num-copies" id="side-3-24-num-copies"&gt;0&lt;/div&gt;&lt;button type="button" class="btn btn-secondary btn-number btn-sm btn-pop" data-type="minus" data-deck="side" data-id="3-24"&gt;-&lt;/button&gt;&lt;button type="button" class="btn btn-secondary btn-number btn-sm btn-push" data-type="plus" data-deck="side" data-id="3-24"&gt;+&lt;/button&gt;&lt;button type="button" class="btn btn-secondary btn-number btn-sm btn-raise" data-type="raise" data-id="3-24"&gt;^&lt;/button&gt;&lt;/div&gt;</text:p>
          </table:table-cell>
          <table:table-cell table:formula="of:=CONCATENATE([$HTML.$A$3];[.F253];[$HTML.$B$3];[.H253];[$HTML.$C$3];[.J253];[$HTML.$D$3];[.N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data-expansion="35" data-type="1" data-color="4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&quot; id=&quot;main-3-25&quot;&gt;&lt;img class=&quot;img-card&quot; width=&quot;80&quot; height=&quot;112&quot; src=&quot;https://one-draw.jp/ijinden/cardlist/003/card/03_025.png&quot; /&gt;&lt;div class=&quot;container-num-copies&quot; id=&quot;main-3-25-num-copies&quot;&gt;0&lt;/div&gt;&lt;button type=&quot;button&quot; class=&quot;btn btn-secondary btn-number btn-sm btn-pop&quot; data-type=&quot;minus&quot; data-deck=&quot;main&quot; data-id=&quot;3-25&quot;&gt;-&lt;/button&gt;&lt;button type=&quot;button&quot; class=&quot;btn btn-secondary btn-number btn-sm btn-push&quot; data-type=&quot;plus&quot; data-deck=&quot;main&quot; data-id=&quot;3-25&quot;&gt;+&lt;/button&gt;&lt;button type=&quot;button&quot; class=&quot;btn btn-secondary btn-number btn-sm btn-drop&quot; data-type=&quot;drop&quot; data-id=&quot;3-25&quot;&gt;v&lt;/button&gt;&lt;/div&gt;" calcext:value-type="string">
            <text:p>&lt;div class="container-card" id="main-3-25"&gt;&lt;img class="img-card" width="80" height="112" src="https://one-draw.jp/ijinden/cardlist/003/card/03_025.png" /&gt;&lt;div class="container-num-copies" id="main-3-25-num-copies"&gt;0&lt;/div&gt;&lt;button type="button" class="btn btn-secondary btn-number btn-sm btn-pop" data-type="minus" data-deck="main" data-id="3-25"&gt;-&lt;/button&gt;&lt;button type="button" class="btn btn-secondary btn-number btn-sm btn-push" data-type="plus" data-deck="main" data-id="3-25"&gt;+&lt;/button&gt;&lt;button type="button" class="btn btn-secondary btn-number btn-sm btn-drop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&quot; id=&quot;side-3-25&quot;&gt;&lt;img class=&quot;d-block&quot; width=&quot;80&quot; height=&quot;112&quot; src=&quot;https://one-draw.jp/ijinden/cardlist/003/card/03_025.png&quot; /&gt;&lt;div class=&quot;container-num-copies&quot; id=&quot;side-3-25-num-copies&quot;&gt;0&lt;/div&gt;&lt;button type=&quot;button&quot; class=&quot;btn btn-secondary btn-number btn-sm btn-pop&quot; data-type=&quot;minus&quot; data-deck=&quot;side&quot; data-id=&quot;3-25&quot;&gt;-&lt;/button&gt;&lt;button type=&quot;button&quot; class=&quot;btn btn-secondary btn-number btn-sm btn-push&quot; data-type=&quot;plus&quot; data-deck=&quot;side&quot; data-id=&quot;3-25&quot;&gt;+&lt;/button&gt;&lt;button type=&quot;button&quot; class=&quot;btn btn-secondary btn-number btn-sm btn-raise&quot; data-type=&quot;raise&quot; data-id=&quot;3-25&quot;&gt;^&lt;/button&gt;&lt;/div&gt;" calcext:value-type="string">
            <text:p>&lt;div class="container-card" id="side-3-25"&gt;&lt;img class="d-block" width="80" height="112" src="https://one-draw.jp/ijinden/cardlist/003/card/03_025.png" /&gt;&lt;div class="container-num-copies" id="side-3-25-num-copies"&gt;0&lt;/div&gt;&lt;button type="button" class="btn btn-secondary btn-number btn-sm btn-pop" data-type="minus" data-deck="side" data-id="3-25"&gt;-&lt;/button&gt;&lt;button type="button" class="btn btn-secondary btn-number btn-sm btn-push" data-type="plus" data-deck="side" data-id="3-25"&gt;+&lt;/button&gt;&lt;button type="button" class="btn btn-secondary btn-number btn-sm btn-raise" data-type="raise" data-id="3-25"&gt;^&lt;/button&gt;&lt;/div&gt;</text:p>
          </table:table-cell>
          <table:table-cell table:formula="of:=CONCATENATE([$HTML.$A$3];[.F254];[$HTML.$B$3];[.H254];[$HTML.$C$3];[.J254];[$HTML.$D$3];[.N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data-expansion="35" data-type="1" data-color="4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&quot; id=&quot;main-3-26&quot;&gt;&lt;img class=&quot;img-card&quot; width=&quot;80&quot; height=&quot;112&quot; src=&quot;https://one-draw.jp/ijinden/cardlist/003/card/03_026.png&quot; /&gt;&lt;div class=&quot;container-num-copies&quot; id=&quot;main-3-26-num-copies&quot;&gt;0&lt;/div&gt;&lt;button type=&quot;button&quot; class=&quot;btn btn-secondary btn-number btn-sm btn-pop&quot; data-type=&quot;minus&quot; data-deck=&quot;main&quot; data-id=&quot;3-26&quot;&gt;-&lt;/button&gt;&lt;button type=&quot;button&quot; class=&quot;btn btn-secondary btn-number btn-sm btn-push&quot; data-type=&quot;plus&quot; data-deck=&quot;main&quot; data-id=&quot;3-26&quot;&gt;+&lt;/button&gt;&lt;button type=&quot;button&quot; class=&quot;btn btn-secondary btn-number btn-sm btn-drop&quot; data-type=&quot;drop&quot; data-id=&quot;3-26&quot;&gt;v&lt;/button&gt;&lt;/div&gt;" calcext:value-type="string">
            <text:p>&lt;div class="container-card" id="main-3-26"&gt;&lt;img class="img-card" width="80" height="112" src="https://one-draw.jp/ijinden/cardlist/003/card/03_026.png" /&gt;&lt;div class="container-num-copies" id="main-3-26-num-copies"&gt;0&lt;/div&gt;&lt;button type="button" class="btn btn-secondary btn-number btn-sm btn-pop" data-type="minus" data-deck="main" data-id="3-26"&gt;-&lt;/button&gt;&lt;button type="button" class="btn btn-secondary btn-number btn-sm btn-push" data-type="plus" data-deck="main" data-id="3-26"&gt;+&lt;/button&gt;&lt;button type="button" class="btn btn-secondary btn-number btn-sm btn-drop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&quot; id=&quot;side-3-26&quot;&gt;&lt;img class=&quot;d-block&quot; width=&quot;80&quot; height=&quot;112&quot; src=&quot;https://one-draw.jp/ijinden/cardlist/003/card/03_026.png&quot; /&gt;&lt;div class=&quot;container-num-copies&quot; id=&quot;side-3-26-num-copies&quot;&gt;0&lt;/div&gt;&lt;button type=&quot;button&quot; class=&quot;btn btn-secondary btn-number btn-sm btn-pop&quot; data-type=&quot;minus&quot; data-deck=&quot;side&quot; data-id=&quot;3-26&quot;&gt;-&lt;/button&gt;&lt;button type=&quot;button&quot; class=&quot;btn btn-secondary btn-number btn-sm btn-push&quot; data-type=&quot;plus&quot; data-deck=&quot;side&quot; data-id=&quot;3-26&quot;&gt;+&lt;/button&gt;&lt;button type=&quot;button&quot; class=&quot;btn btn-secondary btn-number btn-sm btn-raise&quot; data-type=&quot;raise&quot; data-id=&quot;3-26&quot;&gt;^&lt;/button&gt;&lt;/div&gt;" calcext:value-type="string">
            <text:p>&lt;div class="container-card" id="side-3-26"&gt;&lt;img class="d-block" width="80" height="112" src="https://one-draw.jp/ijinden/cardlist/003/card/03_026.png" /&gt;&lt;div class="container-num-copies" id="side-3-26-num-copies"&gt;0&lt;/div&gt;&lt;button type="button" class="btn btn-secondary btn-number btn-sm btn-pop" data-type="minus" data-deck="side" data-id="3-26"&gt;-&lt;/button&gt;&lt;button type="button" class="btn btn-secondary btn-number btn-sm btn-push" data-type="plus" data-deck="side" data-id="3-26"&gt;+&lt;/button&gt;&lt;button type="button" class="btn btn-secondary btn-number btn-sm btn-raise" data-type="raise" data-id="3-26"&gt;^&lt;/button&gt;&lt;/div&gt;</text:p>
          </table:table-cell>
          <table:table-cell table:formula="of:=CONCATENATE([$HTML.$A$3];[.F255];[$HTML.$B$3];[.H255];[$HTML.$C$3];[.J255];[$HTML.$D$3];[.N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data-expansion="35" data-type="1" data-color="4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&quot; id=&quot;main-3-27&quot;&gt;&lt;img class=&quot;img-card&quot; width=&quot;80&quot; height=&quot;112&quot; src=&quot;https://one-draw.jp/ijinden/cardlist/003/card/03_027.png&quot; /&gt;&lt;div class=&quot;container-num-copies&quot; id=&quot;main-3-27-num-copies&quot;&gt;0&lt;/div&gt;&lt;button type=&quot;button&quot; class=&quot;btn btn-secondary btn-number btn-sm btn-pop&quot; data-type=&quot;minus&quot; data-deck=&quot;main&quot; data-id=&quot;3-27&quot;&gt;-&lt;/button&gt;&lt;button type=&quot;button&quot; class=&quot;btn btn-secondary btn-number btn-sm btn-push&quot; data-type=&quot;plus&quot; data-deck=&quot;main&quot; data-id=&quot;3-27&quot;&gt;+&lt;/button&gt;&lt;button type=&quot;button&quot; class=&quot;btn btn-secondary btn-number btn-sm btn-drop&quot; data-type=&quot;drop&quot; data-id=&quot;3-27&quot;&gt;v&lt;/button&gt;&lt;/div&gt;" calcext:value-type="string">
            <text:p>&lt;div class="container-card" id="main-3-27"&gt;&lt;img class="img-card" width="80" height="112" src="https://one-draw.jp/ijinden/cardlist/003/card/03_027.png" /&gt;&lt;div class="container-num-copies" id="main-3-27-num-copies"&gt;0&lt;/div&gt;&lt;button type="button" class="btn btn-secondary btn-number btn-sm btn-pop" data-type="minus" data-deck="main" data-id="3-27"&gt;-&lt;/button&gt;&lt;button type="button" class="btn btn-secondary btn-number btn-sm btn-push" data-type="plus" data-deck="main" data-id="3-27"&gt;+&lt;/button&gt;&lt;button type="button" class="btn btn-secondary btn-number btn-sm btn-drop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&quot; id=&quot;side-3-27&quot;&gt;&lt;img class=&quot;d-block&quot; width=&quot;80&quot; height=&quot;112&quot; src=&quot;https://one-draw.jp/ijinden/cardlist/003/card/03_027.png&quot; /&gt;&lt;div class=&quot;container-num-copies&quot; id=&quot;side-3-27-num-copies&quot;&gt;0&lt;/div&gt;&lt;button type=&quot;button&quot; class=&quot;btn btn-secondary btn-number btn-sm btn-pop&quot; data-type=&quot;minus&quot; data-deck=&quot;side&quot; data-id=&quot;3-27&quot;&gt;-&lt;/button&gt;&lt;button type=&quot;button&quot; class=&quot;btn btn-secondary btn-number btn-sm btn-push&quot; data-type=&quot;plus&quot; data-deck=&quot;side&quot; data-id=&quot;3-27&quot;&gt;+&lt;/button&gt;&lt;button type=&quot;button&quot; class=&quot;btn btn-secondary btn-number btn-sm btn-raise&quot; data-type=&quot;raise&quot; data-id=&quot;3-27&quot;&gt;^&lt;/button&gt;&lt;/div&gt;" calcext:value-type="string">
            <text:p>&lt;div class="container-card" id="side-3-27"&gt;&lt;img class="d-block" width="80" height="112" src="https://one-draw.jp/ijinden/cardlist/003/card/03_027.png" /&gt;&lt;div class="container-num-copies" id="side-3-27-num-copies"&gt;0&lt;/div&gt;&lt;button type="button" class="btn btn-secondary btn-number btn-sm btn-pop" data-type="minus" data-deck="side" data-id="3-27"&gt;-&lt;/button&gt;&lt;button type="button" class="btn btn-secondary btn-number btn-sm btn-push" data-type="plus" data-deck="side" data-id="3-27"&gt;+&lt;/button&gt;&lt;button type="button" class="btn btn-secondary btn-number btn-sm btn-raise" data-type="raise" data-id="3-27"&gt;^&lt;/button&gt;&lt;/div&gt;</text:p>
          </table:table-cell>
          <table:table-cell table:formula="of:=CONCATENATE([$HTML.$A$3];[.F256];[$HTML.$B$3];[.H256];[$HTML.$C$3];[.J256];[$HTML.$D$3];[.N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data-expansion="35" data-type="1" data-color="8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&quot; id=&quot;main-3-28&quot;&gt;&lt;img class=&quot;img-card&quot; width=&quot;80&quot; height=&quot;112&quot; src=&quot;https://one-draw.jp/ijinden/cardlist/003/card/03_028.png&quot; /&gt;&lt;div class=&quot;container-num-copies&quot; id=&quot;main-3-28-num-copies&quot;&gt;0&lt;/div&gt;&lt;button type=&quot;button&quot; class=&quot;btn btn-secondary btn-number btn-sm btn-pop&quot; data-type=&quot;minus&quot; data-deck=&quot;main&quot; data-id=&quot;3-28&quot;&gt;-&lt;/button&gt;&lt;button type=&quot;button&quot; class=&quot;btn btn-secondary btn-number btn-sm btn-push&quot; data-type=&quot;plus&quot; data-deck=&quot;main&quot; data-id=&quot;3-28&quot;&gt;+&lt;/button&gt;&lt;button type=&quot;button&quot; class=&quot;btn btn-secondary btn-number btn-sm btn-drop&quot; data-type=&quot;drop&quot; data-id=&quot;3-28&quot;&gt;v&lt;/button&gt;&lt;/div&gt;" calcext:value-type="string">
            <text:p>&lt;div class="container-card" id="main-3-28"&gt;&lt;img class="img-card" width="80" height="112" src="https://one-draw.jp/ijinden/cardlist/003/card/03_028.png" /&gt;&lt;div class="container-num-copies" id="main-3-28-num-copies"&gt;0&lt;/div&gt;&lt;button type="button" class="btn btn-secondary btn-number btn-sm btn-pop" data-type="minus" data-deck="main" data-id="3-28"&gt;-&lt;/button&gt;&lt;button type="button" class="btn btn-secondary btn-number btn-sm btn-push" data-type="plus" data-deck="main" data-id="3-28"&gt;+&lt;/button&gt;&lt;button type="button" class="btn btn-secondary btn-number btn-sm btn-drop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&quot; id=&quot;side-3-28&quot;&gt;&lt;img class=&quot;d-block&quot; width=&quot;80&quot; height=&quot;112&quot; src=&quot;https://one-draw.jp/ijinden/cardlist/003/card/03_028.png&quot; /&gt;&lt;div class=&quot;container-num-copies&quot; id=&quot;side-3-28-num-copies&quot;&gt;0&lt;/div&gt;&lt;button type=&quot;button&quot; class=&quot;btn btn-secondary btn-number btn-sm btn-pop&quot; data-type=&quot;minus&quot; data-deck=&quot;side&quot; data-id=&quot;3-28&quot;&gt;-&lt;/button&gt;&lt;button type=&quot;button&quot; class=&quot;btn btn-secondary btn-number btn-sm btn-push&quot; data-type=&quot;plus&quot; data-deck=&quot;side&quot; data-id=&quot;3-28&quot;&gt;+&lt;/button&gt;&lt;button type=&quot;button&quot; class=&quot;btn btn-secondary btn-number btn-sm btn-raise&quot; data-type=&quot;raise&quot; data-id=&quot;3-28&quot;&gt;^&lt;/button&gt;&lt;/div&gt;" calcext:value-type="string">
            <text:p>&lt;div class="container-card" id="side-3-28"&gt;&lt;img class="d-block" width="80" height="112" src="https://one-draw.jp/ijinden/cardlist/003/card/03_028.png" /&gt;&lt;div class="container-num-copies" id="side-3-28-num-copies"&gt;0&lt;/div&gt;&lt;button type="button" class="btn btn-secondary btn-number btn-sm btn-pop" data-type="minus" data-deck="side" data-id="3-28"&gt;-&lt;/button&gt;&lt;button type="button" class="btn btn-secondary btn-number btn-sm btn-push" data-type="plus" data-deck="side" data-id="3-28"&gt;+&lt;/button&gt;&lt;button type="button" class="btn btn-secondary btn-number btn-sm btn-raise" data-type="raise" data-id="3-28"&gt;^&lt;/button&gt;&lt;/div&gt;</text:p>
          </table:table-cell>
          <table:table-cell table:formula="of:=CONCATENATE([$HTML.$A$3];[.F257];[$HTML.$B$3];[.H257];[$HTML.$C$3];[.J257];[$HTML.$D$3];[.N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data-expansion="35" data-type="1" data-color="8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&quot; id=&quot;main-3-29&quot;&gt;&lt;img class=&quot;img-card&quot; width=&quot;80&quot; height=&quot;112&quot; src=&quot;https://one-draw.jp/ijinden/cardlist/003/card/03_029.png&quot; /&gt;&lt;div class=&quot;container-num-copies&quot; id=&quot;main-3-29-num-copies&quot;&gt;0&lt;/div&gt;&lt;button type=&quot;button&quot; class=&quot;btn btn-secondary btn-number btn-sm btn-pop&quot; data-type=&quot;minus&quot; data-deck=&quot;main&quot; data-id=&quot;3-29&quot;&gt;-&lt;/button&gt;&lt;button type=&quot;button&quot; class=&quot;btn btn-secondary btn-number btn-sm btn-push&quot; data-type=&quot;plus&quot; data-deck=&quot;main&quot; data-id=&quot;3-29&quot;&gt;+&lt;/button&gt;&lt;button type=&quot;button&quot; class=&quot;btn btn-secondary btn-number btn-sm btn-drop&quot; data-type=&quot;drop&quot; data-id=&quot;3-29&quot;&gt;v&lt;/button&gt;&lt;/div&gt;" calcext:value-type="string">
            <text:p>&lt;div class="container-card" id="main-3-29"&gt;&lt;img class="img-card" width="80" height="112" src="https://one-draw.jp/ijinden/cardlist/003/card/03_029.png" /&gt;&lt;div class="container-num-copies" id="main-3-29-num-copies"&gt;0&lt;/div&gt;&lt;button type="button" class="btn btn-secondary btn-number btn-sm btn-pop" data-type="minus" data-deck="main" data-id="3-29"&gt;-&lt;/button&gt;&lt;button type="button" class="btn btn-secondary btn-number btn-sm btn-push" data-type="plus" data-deck="main" data-id="3-29"&gt;+&lt;/button&gt;&lt;button type="button" class="btn btn-secondary btn-number btn-sm btn-drop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&quot; id=&quot;side-3-29&quot;&gt;&lt;img class=&quot;d-block&quot; width=&quot;80&quot; height=&quot;112&quot; src=&quot;https://one-draw.jp/ijinden/cardlist/003/card/03_029.png&quot; /&gt;&lt;div class=&quot;container-num-copies&quot; id=&quot;side-3-29-num-copies&quot;&gt;0&lt;/div&gt;&lt;button type=&quot;button&quot; class=&quot;btn btn-secondary btn-number btn-sm btn-pop&quot; data-type=&quot;minus&quot; data-deck=&quot;side&quot; data-id=&quot;3-29&quot;&gt;-&lt;/button&gt;&lt;button type=&quot;button&quot; class=&quot;btn btn-secondary btn-number btn-sm btn-push&quot; data-type=&quot;plus&quot; data-deck=&quot;side&quot; data-id=&quot;3-29&quot;&gt;+&lt;/button&gt;&lt;button type=&quot;button&quot; class=&quot;btn btn-secondary btn-number btn-sm btn-raise&quot; data-type=&quot;raise&quot; data-id=&quot;3-29&quot;&gt;^&lt;/button&gt;&lt;/div&gt;" calcext:value-type="string">
            <text:p>&lt;div class="container-card" id="side-3-29"&gt;&lt;img class="d-block" width="80" height="112" src="https://one-draw.jp/ijinden/cardlist/003/card/03_029.png" /&gt;&lt;div class="container-num-copies" id="side-3-29-num-copies"&gt;0&lt;/div&gt;&lt;button type="button" class="btn btn-secondary btn-number btn-sm btn-pop" data-type="minus" data-deck="side" data-id="3-29"&gt;-&lt;/button&gt;&lt;button type="button" class="btn btn-secondary btn-number btn-sm btn-push" data-type="plus" data-deck="side" data-id="3-29"&gt;+&lt;/button&gt;&lt;button type="button" class="btn btn-secondary btn-number btn-sm btn-raise" data-type="raise" data-id="3-29"&gt;^&lt;/button&gt;&lt;/div&gt;</text:p>
          </table:table-cell>
          <table:table-cell table:formula="of:=CONCATENATE([$HTML.$A$3];[.F258];[$HTML.$B$3];[.H258];[$HTML.$C$3];[.J258];[$HTML.$D$3];[.N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data-expansion="35" data-type="1" data-color="8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&quot; id=&quot;main-3-30&quot;&gt;&lt;img class=&quot;img-card&quot; width=&quot;80&quot; height=&quot;112&quot; src=&quot;https://one-draw.jp/ijinden/cardlist/003/card/03_030.png&quot; /&gt;&lt;div class=&quot;container-num-copies&quot; id=&quot;main-3-30-num-copies&quot;&gt;0&lt;/div&gt;&lt;button type=&quot;button&quot; class=&quot;btn btn-secondary btn-number btn-sm btn-pop&quot; data-type=&quot;minus&quot; data-deck=&quot;main&quot; data-id=&quot;3-30&quot;&gt;-&lt;/button&gt;&lt;button type=&quot;button&quot; class=&quot;btn btn-secondary btn-number btn-sm btn-push&quot; data-type=&quot;plus&quot; data-deck=&quot;main&quot; data-id=&quot;3-30&quot;&gt;+&lt;/button&gt;&lt;button type=&quot;button&quot; class=&quot;btn btn-secondary btn-number btn-sm btn-drop&quot; data-type=&quot;drop&quot; data-id=&quot;3-30&quot;&gt;v&lt;/button&gt;&lt;/div&gt;" calcext:value-type="string">
            <text:p>&lt;div class="container-card" id="main-3-30"&gt;&lt;img class="img-card" width="80" height="112" src="https://one-draw.jp/ijinden/cardlist/003/card/03_030.png" /&gt;&lt;div class="container-num-copies" id="main-3-30-num-copies"&gt;0&lt;/div&gt;&lt;button type="button" class="btn btn-secondary btn-number btn-sm btn-pop" data-type="minus" data-deck="main" data-id="3-30"&gt;-&lt;/button&gt;&lt;button type="button" class="btn btn-secondary btn-number btn-sm btn-push" data-type="plus" data-deck="main" data-id="3-30"&gt;+&lt;/button&gt;&lt;button type="button" class="btn btn-secondary btn-number btn-sm btn-drop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&quot; id=&quot;side-3-30&quot;&gt;&lt;img class=&quot;d-block&quot; width=&quot;80&quot; height=&quot;112&quot; src=&quot;https://one-draw.jp/ijinden/cardlist/003/card/03_030.png&quot; /&gt;&lt;div class=&quot;container-num-copies&quot; id=&quot;side-3-30-num-copies&quot;&gt;0&lt;/div&gt;&lt;button type=&quot;button&quot; class=&quot;btn btn-secondary btn-number btn-sm btn-pop&quot; data-type=&quot;minus&quot; data-deck=&quot;side&quot; data-id=&quot;3-30&quot;&gt;-&lt;/button&gt;&lt;button type=&quot;button&quot; class=&quot;btn btn-secondary btn-number btn-sm btn-push&quot; data-type=&quot;plus&quot; data-deck=&quot;side&quot; data-id=&quot;3-30&quot;&gt;+&lt;/button&gt;&lt;button type=&quot;button&quot; class=&quot;btn btn-secondary btn-number btn-sm btn-raise&quot; data-type=&quot;raise&quot; data-id=&quot;3-30&quot;&gt;^&lt;/button&gt;&lt;/div&gt;" calcext:value-type="string">
            <text:p>&lt;div class="container-card" id="side-3-30"&gt;&lt;img class="d-block" width="80" height="112" src="https://one-draw.jp/ijinden/cardlist/003/card/03_030.png" /&gt;&lt;div class="container-num-copies" id="side-3-30-num-copies"&gt;0&lt;/div&gt;&lt;button type="button" class="btn btn-secondary btn-number btn-sm btn-pop" data-type="minus" data-deck="side" data-id="3-30"&gt;-&lt;/button&gt;&lt;button type="button" class="btn btn-secondary btn-number btn-sm btn-push" data-type="plus" data-deck="side" data-id="3-30"&gt;+&lt;/button&gt;&lt;button type="button" class="btn btn-secondary btn-number btn-sm btn-raise" data-type="raise" data-id="3-30"&gt;^&lt;/button&gt;&lt;/div&gt;</text:p>
          </table:table-cell>
          <table:table-cell table:formula="of:=CONCATENATE([$HTML.$A$3];[.F259];[$HTML.$B$3];[.H259];[$HTML.$C$3];[.J259];[$HTML.$D$3];[.N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data-expansion="35" data-type="1" data-color="8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&quot; id=&quot;main-3-31&quot;&gt;&lt;img class=&quot;img-card&quot; width=&quot;80&quot; height=&quot;112&quot; src=&quot;https://one-draw.jp/ijinden/cardlist/003/card/03_031.png&quot; /&gt;&lt;div class=&quot;container-num-copies&quot; id=&quot;main-3-31-num-copies&quot;&gt;0&lt;/div&gt;&lt;button type=&quot;button&quot; class=&quot;btn btn-secondary btn-number btn-sm btn-pop&quot; data-type=&quot;minus&quot; data-deck=&quot;main&quot; data-id=&quot;3-31&quot;&gt;-&lt;/button&gt;&lt;button type=&quot;button&quot; class=&quot;btn btn-secondary btn-number btn-sm btn-push&quot; data-type=&quot;plus&quot; data-deck=&quot;main&quot; data-id=&quot;3-31&quot;&gt;+&lt;/button&gt;&lt;button type=&quot;button&quot; class=&quot;btn btn-secondary btn-number btn-sm btn-drop&quot; data-type=&quot;drop&quot; data-id=&quot;3-31&quot;&gt;v&lt;/button&gt;&lt;/div&gt;" calcext:value-type="string">
            <text:p>&lt;div class="container-card" id="main-3-31"&gt;&lt;img class="img-card" width="80" height="112" src="https://one-draw.jp/ijinden/cardlist/003/card/03_031.png" /&gt;&lt;div class="container-num-copies" id="main-3-31-num-copies"&gt;0&lt;/div&gt;&lt;button type="button" class="btn btn-secondary btn-number btn-sm btn-pop" data-type="minus" data-deck="main" data-id="3-31"&gt;-&lt;/button&gt;&lt;button type="button" class="btn btn-secondary btn-number btn-sm btn-push" data-type="plus" data-deck="main" data-id="3-31"&gt;+&lt;/button&gt;&lt;button type="button" class="btn btn-secondary btn-number btn-sm btn-drop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&quot; id=&quot;side-3-31&quot;&gt;&lt;img class=&quot;d-block&quot; width=&quot;80&quot; height=&quot;112&quot; src=&quot;https://one-draw.jp/ijinden/cardlist/003/card/03_031.png&quot; /&gt;&lt;div class=&quot;container-num-copies&quot; id=&quot;side-3-31-num-copies&quot;&gt;0&lt;/div&gt;&lt;button type=&quot;button&quot; class=&quot;btn btn-secondary btn-number btn-sm btn-pop&quot; data-type=&quot;minus&quot; data-deck=&quot;side&quot; data-id=&quot;3-31&quot;&gt;-&lt;/button&gt;&lt;button type=&quot;button&quot; class=&quot;btn btn-secondary btn-number btn-sm btn-push&quot; data-type=&quot;plus&quot; data-deck=&quot;side&quot; data-id=&quot;3-31&quot;&gt;+&lt;/button&gt;&lt;button type=&quot;button&quot; class=&quot;btn btn-secondary btn-number btn-sm btn-raise&quot; data-type=&quot;raise&quot; data-id=&quot;3-31&quot;&gt;^&lt;/button&gt;&lt;/div&gt;" calcext:value-type="string">
            <text:p>&lt;div class="container-card" id="side-3-31"&gt;&lt;img class="d-block" width="80" height="112" src="https://one-draw.jp/ijinden/cardlist/003/card/03_031.png" /&gt;&lt;div class="container-num-copies" id="side-3-31-num-copies"&gt;0&lt;/div&gt;&lt;button type="button" class="btn btn-secondary btn-number btn-sm btn-pop" data-type="minus" data-deck="side" data-id="3-31"&gt;-&lt;/button&gt;&lt;button type="button" class="btn btn-secondary btn-number btn-sm btn-push" data-type="plus" data-deck="side" data-id="3-31"&gt;+&lt;/button&gt;&lt;button type="button" class="btn btn-secondary btn-number btn-sm btn-raise" data-type="raise" data-id="3-31"&gt;^&lt;/button&gt;&lt;/div&gt;</text:p>
          </table:table-cell>
          <table:table-cell table:formula="of:=CONCATENATE([$HTML.$A$3];[.F260];[$HTML.$B$3];[.H260];[$HTML.$C$3];[.J260];[$HTML.$D$3];[.N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data-expansion="35" data-type="1" data-color="8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&quot; id=&quot;main-3-32&quot;&gt;&lt;img class=&quot;img-card&quot; width=&quot;80&quot; height=&quot;112&quot; src=&quot;https://one-draw.jp/ijinden/cardlist/003/card/03_032.png&quot; /&gt;&lt;div class=&quot;container-num-copies&quot; id=&quot;main-3-32-num-copies&quot;&gt;0&lt;/div&gt;&lt;button type=&quot;button&quot; class=&quot;btn btn-secondary btn-number btn-sm btn-pop&quot; data-type=&quot;minus&quot; data-deck=&quot;main&quot; data-id=&quot;3-32&quot;&gt;-&lt;/button&gt;&lt;button type=&quot;button&quot; class=&quot;btn btn-secondary btn-number btn-sm btn-push&quot; data-type=&quot;plus&quot; data-deck=&quot;main&quot; data-id=&quot;3-32&quot;&gt;+&lt;/button&gt;&lt;button type=&quot;button&quot; class=&quot;btn btn-secondary btn-number btn-sm btn-drop&quot; data-type=&quot;drop&quot; data-id=&quot;3-32&quot;&gt;v&lt;/button&gt;&lt;/div&gt;" calcext:value-type="string">
            <text:p>&lt;div class="container-card" id="main-3-32"&gt;&lt;img class="img-card" width="80" height="112" src="https://one-draw.jp/ijinden/cardlist/003/card/03_032.png" /&gt;&lt;div class="container-num-copies" id="main-3-32-num-copies"&gt;0&lt;/div&gt;&lt;button type="button" class="btn btn-secondary btn-number btn-sm btn-pop" data-type="minus" data-deck="main" data-id="3-32"&gt;-&lt;/button&gt;&lt;button type="button" class="btn btn-secondary btn-number btn-sm btn-push" data-type="plus" data-deck="main" data-id="3-32"&gt;+&lt;/button&gt;&lt;button type="button" class="btn btn-secondary btn-number btn-sm btn-drop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&quot; id=&quot;side-3-32&quot;&gt;&lt;img class=&quot;d-block&quot; width=&quot;80&quot; height=&quot;112&quot; src=&quot;https://one-draw.jp/ijinden/cardlist/003/card/03_032.png&quot; /&gt;&lt;div class=&quot;container-num-copies&quot; id=&quot;side-3-32-num-copies&quot;&gt;0&lt;/div&gt;&lt;button type=&quot;button&quot; class=&quot;btn btn-secondary btn-number btn-sm btn-pop&quot; data-type=&quot;minus&quot; data-deck=&quot;side&quot; data-id=&quot;3-32&quot;&gt;-&lt;/button&gt;&lt;button type=&quot;button&quot; class=&quot;btn btn-secondary btn-number btn-sm btn-push&quot; data-type=&quot;plus&quot; data-deck=&quot;side&quot; data-id=&quot;3-32&quot;&gt;+&lt;/button&gt;&lt;button type=&quot;button&quot; class=&quot;btn btn-secondary btn-number btn-sm btn-raise&quot; data-type=&quot;raise&quot; data-id=&quot;3-32&quot;&gt;^&lt;/button&gt;&lt;/div&gt;" calcext:value-type="string">
            <text:p>&lt;div class="container-card" id="side-3-32"&gt;&lt;img class="d-block" width="80" height="112" src="https://one-draw.jp/ijinden/cardlist/003/card/03_032.png" /&gt;&lt;div class="container-num-copies" id="side-3-32-num-copies"&gt;0&lt;/div&gt;&lt;button type="button" class="btn btn-secondary btn-number btn-sm btn-pop" data-type="minus" data-deck="side" data-id="3-32"&gt;-&lt;/button&gt;&lt;button type="button" class="btn btn-secondary btn-number btn-sm btn-push" data-type="plus" data-deck="side" data-id="3-32"&gt;+&lt;/button&gt;&lt;button type="button" class="btn btn-secondary btn-number btn-sm btn-raise" data-type="raise" data-id="3-32"&gt;^&lt;/button&gt;&lt;/div&gt;</text:p>
          </table:table-cell>
          <table:table-cell table:formula="of:=CONCATENATE([$HTML.$A$3];[.F261];[$HTML.$B$3];[.H261];[$HTML.$C$3];[.J261];[$HTML.$D$3];[.N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data-expansion="35" data-type="1" data-color="8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&quot; id=&quot;main-3-33&quot;&gt;&lt;img class=&quot;img-card&quot; width=&quot;80&quot; height=&quot;112&quot; src=&quot;https://one-draw.jp/ijinden/cardlist/003/card/03_033.png&quot; /&gt;&lt;div class=&quot;container-num-copies&quot; id=&quot;main-3-33-num-copies&quot;&gt;0&lt;/div&gt;&lt;button type=&quot;button&quot; class=&quot;btn btn-secondary btn-number btn-sm btn-pop&quot; data-type=&quot;minus&quot; data-deck=&quot;main&quot; data-id=&quot;3-33&quot;&gt;-&lt;/button&gt;&lt;button type=&quot;button&quot; class=&quot;btn btn-secondary btn-number btn-sm btn-push&quot; data-type=&quot;plus&quot; data-deck=&quot;main&quot; data-id=&quot;3-33&quot;&gt;+&lt;/button&gt;&lt;button type=&quot;button&quot; class=&quot;btn btn-secondary btn-number btn-sm btn-drop&quot; data-type=&quot;drop&quot; data-id=&quot;3-33&quot;&gt;v&lt;/button&gt;&lt;/div&gt;" calcext:value-type="string">
            <text:p>&lt;div class="container-card" id="main-3-33"&gt;&lt;img class="img-card" width="80" height="112" src="https://one-draw.jp/ijinden/cardlist/003/card/03_033.png" /&gt;&lt;div class="container-num-copies" id="main-3-33-num-copies"&gt;0&lt;/div&gt;&lt;button type="button" class="btn btn-secondary btn-number btn-sm btn-pop" data-type="minus" data-deck="main" data-id="3-33"&gt;-&lt;/button&gt;&lt;button type="button" class="btn btn-secondary btn-number btn-sm btn-push" data-type="plus" data-deck="main" data-id="3-33"&gt;+&lt;/button&gt;&lt;button type="button" class="btn btn-secondary btn-number btn-sm btn-drop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&quot; id=&quot;side-3-33&quot;&gt;&lt;img class=&quot;d-block&quot; width=&quot;80&quot; height=&quot;112&quot; src=&quot;https://one-draw.jp/ijinden/cardlist/003/card/03_033.png&quot; /&gt;&lt;div class=&quot;container-num-copies&quot; id=&quot;side-3-33-num-copies&quot;&gt;0&lt;/div&gt;&lt;button type=&quot;button&quot; class=&quot;btn btn-secondary btn-number btn-sm btn-pop&quot; data-type=&quot;minus&quot; data-deck=&quot;side&quot; data-id=&quot;3-33&quot;&gt;-&lt;/button&gt;&lt;button type=&quot;button&quot; class=&quot;btn btn-secondary btn-number btn-sm btn-push&quot; data-type=&quot;plus&quot; data-deck=&quot;side&quot; data-id=&quot;3-33&quot;&gt;+&lt;/button&gt;&lt;button type=&quot;button&quot; class=&quot;btn btn-secondary btn-number btn-sm btn-raise&quot; data-type=&quot;raise&quot; data-id=&quot;3-33&quot;&gt;^&lt;/button&gt;&lt;/div&gt;" calcext:value-type="string">
            <text:p>&lt;div class="container-card" id="side-3-33"&gt;&lt;img class="d-block" width="80" height="112" src="https://one-draw.jp/ijinden/cardlist/003/card/03_033.png" /&gt;&lt;div class="container-num-copies" id="side-3-33-num-copies"&gt;0&lt;/div&gt;&lt;button type="button" class="btn btn-secondary btn-number btn-sm btn-pop" data-type="minus" data-deck="side" data-id="3-33"&gt;-&lt;/button&gt;&lt;button type="button" class="btn btn-secondary btn-number btn-sm btn-push" data-type="plus" data-deck="side" data-id="3-33"&gt;+&lt;/button&gt;&lt;button type="button" class="btn btn-secondary btn-number btn-sm btn-raise" data-type="raise" data-id="3-33"&gt;^&lt;/button&gt;&lt;/div&gt;</text:p>
          </table:table-cell>
          <table:table-cell table:formula="of:=CONCATENATE([$HTML.$A$3];[.F262];[$HTML.$B$3];[.H262];[$HTML.$C$3];[.J262];[$HTML.$D$3];[.N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data-expansion="35" data-type="1" data-color="8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&quot; id=&quot;main-3-34&quot;&gt;&lt;img class=&quot;img-card&quot; width=&quot;80&quot; height=&quot;112&quot; src=&quot;https://one-draw.jp/ijinden/cardlist/003/card/03_034.png&quot; /&gt;&lt;div class=&quot;container-num-copies&quot; id=&quot;main-3-34-num-copies&quot;&gt;0&lt;/div&gt;&lt;button type=&quot;button&quot; class=&quot;btn btn-secondary btn-number btn-sm btn-pop&quot; data-type=&quot;minus&quot; data-deck=&quot;main&quot; data-id=&quot;3-34&quot;&gt;-&lt;/button&gt;&lt;button type=&quot;button&quot; class=&quot;btn btn-secondary btn-number btn-sm btn-push&quot; data-type=&quot;plus&quot; data-deck=&quot;main&quot; data-id=&quot;3-34&quot;&gt;+&lt;/button&gt;&lt;button type=&quot;button&quot; class=&quot;btn btn-secondary btn-number btn-sm btn-drop&quot; data-type=&quot;drop&quot; data-id=&quot;3-34&quot;&gt;v&lt;/button&gt;&lt;/div&gt;" calcext:value-type="string">
            <text:p>&lt;div class="container-card" id="main-3-34"&gt;&lt;img class="img-card" width="80" height="112" src="https://one-draw.jp/ijinden/cardlist/003/card/03_034.png" /&gt;&lt;div class="container-num-copies" id="main-3-34-num-copies"&gt;0&lt;/div&gt;&lt;button type="button" class="btn btn-secondary btn-number btn-sm btn-pop" data-type="minus" data-deck="main" data-id="3-34"&gt;-&lt;/button&gt;&lt;button type="button" class="btn btn-secondary btn-number btn-sm btn-push" data-type="plus" data-deck="main" data-id="3-34"&gt;+&lt;/button&gt;&lt;button type="button" class="btn btn-secondary btn-number btn-sm btn-drop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&quot; id=&quot;side-3-34&quot;&gt;&lt;img class=&quot;d-block&quot; width=&quot;80&quot; height=&quot;112&quot; src=&quot;https://one-draw.jp/ijinden/cardlist/003/card/03_034.png&quot; /&gt;&lt;div class=&quot;container-num-copies&quot; id=&quot;side-3-34-num-copies&quot;&gt;0&lt;/div&gt;&lt;button type=&quot;button&quot; class=&quot;btn btn-secondary btn-number btn-sm btn-pop&quot; data-type=&quot;minus&quot; data-deck=&quot;side&quot; data-id=&quot;3-34&quot;&gt;-&lt;/button&gt;&lt;button type=&quot;button&quot; class=&quot;btn btn-secondary btn-number btn-sm btn-push&quot; data-type=&quot;plus&quot; data-deck=&quot;side&quot; data-id=&quot;3-34&quot;&gt;+&lt;/button&gt;&lt;button type=&quot;button&quot; class=&quot;btn btn-secondary btn-number btn-sm btn-raise&quot; data-type=&quot;raise&quot; data-id=&quot;3-34&quot;&gt;^&lt;/button&gt;&lt;/div&gt;" calcext:value-type="string">
            <text:p>&lt;div class="container-card" id="side-3-34"&gt;&lt;img class="d-block" width="80" height="112" src="https://one-draw.jp/ijinden/cardlist/003/card/03_034.png" /&gt;&lt;div class="container-num-copies" id="side-3-34-num-copies"&gt;0&lt;/div&gt;&lt;button type="button" class="btn btn-secondary btn-number btn-sm btn-pop" data-type="minus" data-deck="side" data-id="3-34"&gt;-&lt;/button&gt;&lt;button type="button" class="btn btn-secondary btn-number btn-sm btn-push" data-type="plus" data-deck="side" data-id="3-34"&gt;+&lt;/button&gt;&lt;button type="button" class="btn btn-secondary btn-number btn-sm btn-raise" data-type="raise" data-id="3-34"&gt;^&lt;/button&gt;&lt;/div&gt;</text:p>
          </table:table-cell>
          <table:table-cell table:formula="of:=CONCATENATE([$HTML.$A$3];[.F263];[$HTML.$B$3];[.H263];[$HTML.$C$3];[.J263];[$HTML.$D$3];[.N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data-expansion="35" data-type="1" data-color="8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&quot; id=&quot;main-3-35&quot;&gt;&lt;img class=&quot;img-card&quot; width=&quot;80&quot; height=&quot;112&quot; src=&quot;https://one-draw.jp/ijinden/cardlist/003/card/03_035.png&quot; /&gt;&lt;div class=&quot;container-num-copies&quot; id=&quot;main-3-35-num-copies&quot;&gt;0&lt;/div&gt;&lt;button type=&quot;button&quot; class=&quot;btn btn-secondary btn-number btn-sm btn-pop&quot; data-type=&quot;minus&quot; data-deck=&quot;main&quot; data-id=&quot;3-35&quot;&gt;-&lt;/button&gt;&lt;button type=&quot;button&quot; class=&quot;btn btn-secondary btn-number btn-sm btn-push&quot; data-type=&quot;plus&quot; data-deck=&quot;main&quot; data-id=&quot;3-35&quot;&gt;+&lt;/button&gt;&lt;button type=&quot;button&quot; class=&quot;btn btn-secondary btn-number btn-sm btn-drop&quot; data-type=&quot;drop&quot; data-id=&quot;3-35&quot;&gt;v&lt;/button&gt;&lt;/div&gt;" calcext:value-type="string">
            <text:p>&lt;div class="container-card" id="main-3-35"&gt;&lt;img class="img-card" width="80" height="112" src="https://one-draw.jp/ijinden/cardlist/003/card/03_035.png" /&gt;&lt;div class="container-num-copies" id="main-3-35-num-copies"&gt;0&lt;/div&gt;&lt;button type="button" class="btn btn-secondary btn-number btn-sm btn-pop" data-type="minus" data-deck="main" data-id="3-35"&gt;-&lt;/button&gt;&lt;button type="button" class="btn btn-secondary btn-number btn-sm btn-push" data-type="plus" data-deck="main" data-id="3-35"&gt;+&lt;/button&gt;&lt;button type="button" class="btn btn-secondary btn-number btn-sm btn-drop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&quot; id=&quot;side-3-35&quot;&gt;&lt;img class=&quot;d-block&quot; width=&quot;80&quot; height=&quot;112&quot; src=&quot;https://one-draw.jp/ijinden/cardlist/003/card/03_035.png&quot; /&gt;&lt;div class=&quot;container-num-copies&quot; id=&quot;side-3-35-num-copies&quot;&gt;0&lt;/div&gt;&lt;button type=&quot;button&quot; class=&quot;btn btn-secondary btn-number btn-sm btn-pop&quot; data-type=&quot;minus&quot; data-deck=&quot;side&quot; data-id=&quot;3-35&quot;&gt;-&lt;/button&gt;&lt;button type=&quot;button&quot; class=&quot;btn btn-secondary btn-number btn-sm btn-push&quot; data-type=&quot;plus&quot; data-deck=&quot;side&quot; data-id=&quot;3-35&quot;&gt;+&lt;/button&gt;&lt;button type=&quot;button&quot; class=&quot;btn btn-secondary btn-number btn-sm btn-raise&quot; data-type=&quot;raise&quot; data-id=&quot;3-35&quot;&gt;^&lt;/button&gt;&lt;/div&gt;" calcext:value-type="string">
            <text:p>&lt;div class="container-card" id="side-3-35"&gt;&lt;img class="d-block" width="80" height="112" src="https://one-draw.jp/ijinden/cardlist/003/card/03_035.png" /&gt;&lt;div class="container-num-copies" id="side-3-35-num-copies"&gt;0&lt;/div&gt;&lt;button type="button" class="btn btn-secondary btn-number btn-sm btn-pop" data-type="minus" data-deck="side" data-id="3-35"&gt;-&lt;/button&gt;&lt;button type="button" class="btn btn-secondary btn-number btn-sm btn-push" data-type="plus" data-deck="side" data-id="3-35"&gt;+&lt;/button&gt;&lt;button type="button" class="btn btn-secondary btn-number btn-sm btn-raise" data-type="raise" data-id="3-35"&gt;^&lt;/button&gt;&lt;/div&gt;</text:p>
          </table:table-cell>
          <table:table-cell table:formula="of:=CONCATENATE([$HTML.$A$3];[.F264];[$HTML.$B$3];[.H264];[$HTML.$C$3];[.J264];[$HTML.$D$3];[.N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data-expansion="35" data-type="1" data-color="16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&quot; id=&quot;main-3-36&quot;&gt;&lt;img class=&quot;img-card&quot; width=&quot;80&quot; height=&quot;112&quot; src=&quot;https://one-draw.jp/ijinden/cardlist/003/card/03_036.png&quot; /&gt;&lt;div class=&quot;container-num-copies&quot; id=&quot;main-3-36-num-copies&quot;&gt;0&lt;/div&gt;&lt;button type=&quot;button&quot; class=&quot;btn btn-secondary btn-number btn-sm btn-pop&quot; data-type=&quot;minus&quot; data-deck=&quot;main&quot; data-id=&quot;3-36&quot;&gt;-&lt;/button&gt;&lt;button type=&quot;button&quot; class=&quot;btn btn-secondary btn-number btn-sm btn-push&quot; data-type=&quot;plus&quot; data-deck=&quot;main&quot; data-id=&quot;3-36&quot;&gt;+&lt;/button&gt;&lt;button type=&quot;button&quot; class=&quot;btn btn-secondary btn-number btn-sm btn-drop&quot; data-type=&quot;drop&quot; data-id=&quot;3-36&quot;&gt;v&lt;/button&gt;&lt;/div&gt;" calcext:value-type="string">
            <text:p>&lt;div class="container-card" id="main-3-36"&gt;&lt;img class="img-card" width="80" height="112" src="https://one-draw.jp/ijinden/cardlist/003/card/03_036.png" /&gt;&lt;div class="container-num-copies" id="main-3-36-num-copies"&gt;0&lt;/div&gt;&lt;button type="button" class="btn btn-secondary btn-number btn-sm btn-pop" data-type="minus" data-deck="main" data-id="3-36"&gt;-&lt;/button&gt;&lt;button type="button" class="btn btn-secondary btn-number btn-sm btn-push" data-type="plus" data-deck="main" data-id="3-36"&gt;+&lt;/button&gt;&lt;button type="button" class="btn btn-secondary btn-number btn-sm btn-drop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&quot; id=&quot;side-3-36&quot;&gt;&lt;img class=&quot;d-block&quot; width=&quot;80&quot; height=&quot;112&quot; src=&quot;https://one-draw.jp/ijinden/cardlist/003/card/03_036.png&quot; /&gt;&lt;div class=&quot;container-num-copies&quot; id=&quot;side-3-36-num-copies&quot;&gt;0&lt;/div&gt;&lt;button type=&quot;button&quot; class=&quot;btn btn-secondary btn-number btn-sm btn-pop&quot; data-type=&quot;minus&quot; data-deck=&quot;side&quot; data-id=&quot;3-36&quot;&gt;-&lt;/button&gt;&lt;button type=&quot;button&quot; class=&quot;btn btn-secondary btn-number btn-sm btn-push&quot; data-type=&quot;plus&quot; data-deck=&quot;side&quot; data-id=&quot;3-36&quot;&gt;+&lt;/button&gt;&lt;button type=&quot;button&quot; class=&quot;btn btn-secondary btn-number btn-sm btn-raise&quot; data-type=&quot;raise&quot; data-id=&quot;3-36&quot;&gt;^&lt;/button&gt;&lt;/div&gt;" calcext:value-type="string">
            <text:p>&lt;div class="container-card" id="side-3-36"&gt;&lt;img class="d-block" width="80" height="112" src="https://one-draw.jp/ijinden/cardlist/003/card/03_036.png" /&gt;&lt;div class="container-num-copies" id="side-3-36-num-copies"&gt;0&lt;/div&gt;&lt;button type="button" class="btn btn-secondary btn-number btn-sm btn-pop" data-type="minus" data-deck="side" data-id="3-36"&gt;-&lt;/button&gt;&lt;button type="button" class="btn btn-secondary btn-number btn-sm btn-push" data-type="plus" data-deck="side" data-id="3-36"&gt;+&lt;/button&gt;&lt;button type="button" class="btn btn-secondary btn-number btn-sm btn-raise" data-type="raise" data-id="3-36"&gt;^&lt;/button&gt;&lt;/div&gt;</text:p>
          </table:table-cell>
          <table:table-cell table:formula="of:=CONCATENATE([$HTML.$A$3];[.F265];[$HTML.$B$3];[.H265];[$HTML.$C$3];[.J265];[$HTML.$D$3];[.N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data-expansion="35" data-type="1" data-color="16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&quot; id=&quot;main-3-37&quot;&gt;&lt;img class=&quot;img-card&quot; width=&quot;80&quot; height=&quot;112&quot; src=&quot;https://one-draw.jp/ijinden/cardlist/003/card/03_037.png&quot; /&gt;&lt;div class=&quot;container-num-copies&quot; id=&quot;main-3-37-num-copies&quot;&gt;0&lt;/div&gt;&lt;button type=&quot;button&quot; class=&quot;btn btn-secondary btn-number btn-sm btn-pop&quot; data-type=&quot;minus&quot; data-deck=&quot;main&quot; data-id=&quot;3-37&quot;&gt;-&lt;/button&gt;&lt;button type=&quot;button&quot; class=&quot;btn btn-secondary btn-number btn-sm btn-push&quot; data-type=&quot;plus&quot; data-deck=&quot;main&quot; data-id=&quot;3-37&quot;&gt;+&lt;/button&gt;&lt;button type=&quot;button&quot; class=&quot;btn btn-secondary btn-number btn-sm btn-drop&quot; data-type=&quot;drop&quot; data-id=&quot;3-37&quot;&gt;v&lt;/button&gt;&lt;/div&gt;" calcext:value-type="string">
            <text:p>&lt;div class="container-card" id="main-3-37"&gt;&lt;img class="img-card" width="80" height="112" src="https://one-draw.jp/ijinden/cardlist/003/card/03_037.png" /&gt;&lt;div class="container-num-copies" id="main-3-37-num-copies"&gt;0&lt;/div&gt;&lt;button type="button" class="btn btn-secondary btn-number btn-sm btn-pop" data-type="minus" data-deck="main" data-id="3-37"&gt;-&lt;/button&gt;&lt;button type="button" class="btn btn-secondary btn-number btn-sm btn-push" data-type="plus" data-deck="main" data-id="3-37"&gt;+&lt;/button&gt;&lt;button type="button" class="btn btn-secondary btn-number btn-sm btn-drop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&quot; id=&quot;side-3-37&quot;&gt;&lt;img class=&quot;d-block&quot; width=&quot;80&quot; height=&quot;112&quot; src=&quot;https://one-draw.jp/ijinden/cardlist/003/card/03_037.png&quot; /&gt;&lt;div class=&quot;container-num-copies&quot; id=&quot;side-3-37-num-copies&quot;&gt;0&lt;/div&gt;&lt;button type=&quot;button&quot; class=&quot;btn btn-secondary btn-number btn-sm btn-pop&quot; data-type=&quot;minus&quot; data-deck=&quot;side&quot; data-id=&quot;3-37&quot;&gt;-&lt;/button&gt;&lt;button type=&quot;button&quot; class=&quot;btn btn-secondary btn-number btn-sm btn-push&quot; data-type=&quot;plus&quot; data-deck=&quot;side&quot; data-id=&quot;3-37&quot;&gt;+&lt;/button&gt;&lt;button type=&quot;button&quot; class=&quot;btn btn-secondary btn-number btn-sm btn-raise&quot; data-type=&quot;raise&quot; data-id=&quot;3-37&quot;&gt;^&lt;/button&gt;&lt;/div&gt;" calcext:value-type="string">
            <text:p>&lt;div class="container-card" id="side-3-37"&gt;&lt;img class="d-block" width="80" height="112" src="https://one-draw.jp/ijinden/cardlist/003/card/03_037.png" /&gt;&lt;div class="container-num-copies" id="side-3-37-num-copies"&gt;0&lt;/div&gt;&lt;button type="button" class="btn btn-secondary btn-number btn-sm btn-pop" data-type="minus" data-deck="side" data-id="3-37"&gt;-&lt;/button&gt;&lt;button type="button" class="btn btn-secondary btn-number btn-sm btn-push" data-type="plus" data-deck="side" data-id="3-37"&gt;+&lt;/button&gt;&lt;button type="button" class="btn btn-secondary btn-number btn-sm btn-raise" data-type="raise" data-id="3-37"&gt;^&lt;/button&gt;&lt;/div&gt;</text:p>
          </table:table-cell>
          <table:table-cell table:formula="of:=CONCATENATE([$HTML.$A$3];[.F266];[$HTML.$B$3];[.H266];[$HTML.$C$3];[.J266];[$HTML.$D$3];[.N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data-expansion="35" data-type="1" data-color="16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&quot; id=&quot;main-3-38&quot;&gt;&lt;img class=&quot;img-card&quot; width=&quot;80&quot; height=&quot;112&quot; src=&quot;https://one-draw.jp/ijinden/cardlist/003/card/03_038.png&quot; /&gt;&lt;div class=&quot;container-num-copies&quot; id=&quot;main-3-38-num-copies&quot;&gt;0&lt;/div&gt;&lt;button type=&quot;button&quot; class=&quot;btn btn-secondary btn-number btn-sm btn-pop&quot; data-type=&quot;minus&quot; data-deck=&quot;main&quot; data-id=&quot;3-38&quot;&gt;-&lt;/button&gt;&lt;button type=&quot;button&quot; class=&quot;btn btn-secondary btn-number btn-sm btn-push&quot; data-type=&quot;plus&quot; data-deck=&quot;main&quot; data-id=&quot;3-38&quot;&gt;+&lt;/button&gt;&lt;button type=&quot;button&quot; class=&quot;btn btn-secondary btn-number btn-sm btn-drop&quot; data-type=&quot;drop&quot; data-id=&quot;3-38&quot;&gt;v&lt;/button&gt;&lt;/div&gt;" calcext:value-type="string">
            <text:p>&lt;div class="container-card" id="main-3-38"&gt;&lt;img class="img-card" width="80" height="112" src="https://one-draw.jp/ijinden/cardlist/003/card/03_038.png" /&gt;&lt;div class="container-num-copies" id="main-3-38-num-copies"&gt;0&lt;/div&gt;&lt;button type="button" class="btn btn-secondary btn-number btn-sm btn-pop" data-type="minus" data-deck="main" data-id="3-38"&gt;-&lt;/button&gt;&lt;button type="button" class="btn btn-secondary btn-number btn-sm btn-push" data-type="plus" data-deck="main" data-id="3-38"&gt;+&lt;/button&gt;&lt;button type="button" class="btn btn-secondary btn-number btn-sm btn-drop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&quot; id=&quot;side-3-38&quot;&gt;&lt;img class=&quot;d-block&quot; width=&quot;80&quot; height=&quot;112&quot; src=&quot;https://one-draw.jp/ijinden/cardlist/003/card/03_038.png&quot; /&gt;&lt;div class=&quot;container-num-copies&quot; id=&quot;side-3-38-num-copies&quot;&gt;0&lt;/div&gt;&lt;button type=&quot;button&quot; class=&quot;btn btn-secondary btn-number btn-sm btn-pop&quot; data-type=&quot;minus&quot; data-deck=&quot;side&quot; data-id=&quot;3-38&quot;&gt;-&lt;/button&gt;&lt;button type=&quot;button&quot; class=&quot;btn btn-secondary btn-number btn-sm btn-push&quot; data-type=&quot;plus&quot; data-deck=&quot;side&quot; data-id=&quot;3-38&quot;&gt;+&lt;/button&gt;&lt;button type=&quot;button&quot; class=&quot;btn btn-secondary btn-number btn-sm btn-raise&quot; data-type=&quot;raise&quot; data-id=&quot;3-38&quot;&gt;^&lt;/button&gt;&lt;/div&gt;" calcext:value-type="string">
            <text:p>&lt;div class="container-card" id="side-3-38"&gt;&lt;img class="d-block" width="80" height="112" src="https://one-draw.jp/ijinden/cardlist/003/card/03_038.png" /&gt;&lt;div class="container-num-copies" id="side-3-38-num-copies"&gt;0&lt;/div&gt;&lt;button type="button" class="btn btn-secondary btn-number btn-sm btn-pop" data-type="minus" data-deck="side" data-id="3-38"&gt;-&lt;/button&gt;&lt;button type="button" class="btn btn-secondary btn-number btn-sm btn-push" data-type="plus" data-deck="side" data-id="3-38"&gt;+&lt;/button&gt;&lt;button type="button" class="btn btn-secondary btn-number btn-sm btn-raise" data-type="raise" data-id="3-38"&gt;^&lt;/button&gt;&lt;/div&gt;</text:p>
          </table:table-cell>
          <table:table-cell table:formula="of:=CONCATENATE([$HTML.$A$3];[.F267];[$HTML.$B$3];[.H267];[$HTML.$C$3];[.J267];[$HTML.$D$3];[.N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data-expansion="35" data-type="1" data-color="16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&quot; id=&quot;main-3-39&quot;&gt;&lt;img class=&quot;img-card&quot; width=&quot;80&quot; height=&quot;112&quot; src=&quot;https://one-draw.jp/ijinden/cardlist/003/card/03_039.png&quot; /&gt;&lt;div class=&quot;container-num-copies&quot; id=&quot;main-3-39-num-copies&quot;&gt;0&lt;/div&gt;&lt;button type=&quot;button&quot; class=&quot;btn btn-secondary btn-number btn-sm btn-pop&quot; data-type=&quot;minus&quot; data-deck=&quot;main&quot; data-id=&quot;3-39&quot;&gt;-&lt;/button&gt;&lt;button type=&quot;button&quot; class=&quot;btn btn-secondary btn-number btn-sm btn-push&quot; data-type=&quot;plus&quot; data-deck=&quot;main&quot; data-id=&quot;3-39&quot;&gt;+&lt;/button&gt;&lt;button type=&quot;button&quot; class=&quot;btn btn-secondary btn-number btn-sm btn-drop&quot; data-type=&quot;drop&quot; data-id=&quot;3-39&quot;&gt;v&lt;/button&gt;&lt;/div&gt;" calcext:value-type="string">
            <text:p>&lt;div class="container-card" id="main-3-39"&gt;&lt;img class="img-card" width="80" height="112" src="https://one-draw.jp/ijinden/cardlist/003/card/03_039.png" /&gt;&lt;div class="container-num-copies" id="main-3-39-num-copies"&gt;0&lt;/div&gt;&lt;button type="button" class="btn btn-secondary btn-number btn-sm btn-pop" data-type="minus" data-deck="main" data-id="3-39"&gt;-&lt;/button&gt;&lt;button type="button" class="btn btn-secondary btn-number btn-sm btn-push" data-type="plus" data-deck="main" data-id="3-39"&gt;+&lt;/button&gt;&lt;button type="button" class="btn btn-secondary btn-number btn-sm btn-drop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&quot; id=&quot;side-3-39&quot;&gt;&lt;img class=&quot;d-block&quot; width=&quot;80&quot; height=&quot;112&quot; src=&quot;https://one-draw.jp/ijinden/cardlist/003/card/03_039.png&quot; /&gt;&lt;div class=&quot;container-num-copies&quot; id=&quot;side-3-39-num-copies&quot;&gt;0&lt;/div&gt;&lt;button type=&quot;button&quot; class=&quot;btn btn-secondary btn-number btn-sm btn-pop&quot; data-type=&quot;minus&quot; data-deck=&quot;side&quot; data-id=&quot;3-39&quot;&gt;-&lt;/button&gt;&lt;button type=&quot;button&quot; class=&quot;btn btn-secondary btn-number btn-sm btn-push&quot; data-type=&quot;plus&quot; data-deck=&quot;side&quot; data-id=&quot;3-39&quot;&gt;+&lt;/button&gt;&lt;button type=&quot;button&quot; class=&quot;btn btn-secondary btn-number btn-sm btn-raise&quot; data-type=&quot;raise&quot; data-id=&quot;3-39&quot;&gt;^&lt;/button&gt;&lt;/div&gt;" calcext:value-type="string">
            <text:p>&lt;div class="container-card" id="side-3-39"&gt;&lt;img class="d-block" width="80" height="112" src="https://one-draw.jp/ijinden/cardlist/003/card/03_039.png" /&gt;&lt;div class="container-num-copies" id="side-3-39-num-copies"&gt;0&lt;/div&gt;&lt;button type="button" class="btn btn-secondary btn-number btn-sm btn-pop" data-type="minus" data-deck="side" data-id="3-39"&gt;-&lt;/button&gt;&lt;button type="button" class="btn btn-secondary btn-number btn-sm btn-push" data-type="plus" data-deck="side" data-id="3-39"&gt;+&lt;/button&gt;&lt;button type="button" class="btn btn-secondary btn-number btn-sm btn-raise" data-type="raise" data-id="3-39"&gt;^&lt;/button&gt;&lt;/div&gt;</text:p>
          </table:table-cell>
          <table:table-cell table:formula="of:=CONCATENATE([$HTML.$A$3];[.F268];[$HTML.$B$3];[.H268];[$HTML.$C$3];[.J268];[$HTML.$D$3];[.N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data-expansion="35" data-type="1" data-color="16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&quot; id=&quot;main-3-40&quot;&gt;&lt;img class=&quot;img-card&quot; width=&quot;80&quot; height=&quot;112&quot; src=&quot;https://one-draw.jp/ijinden/cardlist/003/card/03_040.png&quot; /&gt;&lt;div class=&quot;container-num-copies&quot; id=&quot;main-3-40-num-copies&quot;&gt;0&lt;/div&gt;&lt;button type=&quot;button&quot; class=&quot;btn btn-secondary btn-number btn-sm btn-pop&quot; data-type=&quot;minus&quot; data-deck=&quot;main&quot; data-id=&quot;3-40&quot;&gt;-&lt;/button&gt;&lt;button type=&quot;button&quot; class=&quot;btn btn-secondary btn-number btn-sm btn-push&quot; data-type=&quot;plus&quot; data-deck=&quot;main&quot; data-id=&quot;3-40&quot;&gt;+&lt;/button&gt;&lt;button type=&quot;button&quot; class=&quot;btn btn-secondary btn-number btn-sm btn-drop&quot; data-type=&quot;drop&quot; data-id=&quot;3-40&quot;&gt;v&lt;/button&gt;&lt;/div&gt;" calcext:value-type="string">
            <text:p>&lt;div class="container-card" id="main-3-40"&gt;&lt;img class="img-card" width="80" height="112" src="https://one-draw.jp/ijinden/cardlist/003/card/03_040.png" /&gt;&lt;div class="container-num-copies" id="main-3-40-num-copies"&gt;0&lt;/div&gt;&lt;button type="button" class="btn btn-secondary btn-number btn-sm btn-pop" data-type="minus" data-deck="main" data-id="3-40"&gt;-&lt;/button&gt;&lt;button type="button" class="btn btn-secondary btn-number btn-sm btn-push" data-type="plus" data-deck="main" data-id="3-40"&gt;+&lt;/button&gt;&lt;button type="button" class="btn btn-secondary btn-number btn-sm btn-drop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&quot; id=&quot;side-3-40&quot;&gt;&lt;img class=&quot;d-block&quot; width=&quot;80&quot; height=&quot;112&quot; src=&quot;https://one-draw.jp/ijinden/cardlist/003/card/03_040.png&quot; /&gt;&lt;div class=&quot;container-num-copies&quot; id=&quot;side-3-40-num-copies&quot;&gt;0&lt;/div&gt;&lt;button type=&quot;button&quot; class=&quot;btn btn-secondary btn-number btn-sm btn-pop&quot; data-type=&quot;minus&quot; data-deck=&quot;side&quot; data-id=&quot;3-40&quot;&gt;-&lt;/button&gt;&lt;button type=&quot;button&quot; class=&quot;btn btn-secondary btn-number btn-sm btn-push&quot; data-type=&quot;plus&quot; data-deck=&quot;side&quot; data-id=&quot;3-40&quot;&gt;+&lt;/button&gt;&lt;button type=&quot;button&quot; class=&quot;btn btn-secondary btn-number btn-sm btn-raise&quot; data-type=&quot;raise&quot; data-id=&quot;3-40&quot;&gt;^&lt;/button&gt;&lt;/div&gt;" calcext:value-type="string">
            <text:p>&lt;div class="container-card" id="side-3-40"&gt;&lt;img class="d-block" width="80" height="112" src="https://one-draw.jp/ijinden/cardlist/003/card/03_040.png" /&gt;&lt;div class="container-num-copies" id="side-3-40-num-copies"&gt;0&lt;/div&gt;&lt;button type="button" class="btn btn-secondary btn-number btn-sm btn-pop" data-type="minus" data-deck="side" data-id="3-40"&gt;-&lt;/button&gt;&lt;button type="button" class="btn btn-secondary btn-number btn-sm btn-push" data-type="plus" data-deck="side" data-id="3-40"&gt;+&lt;/button&gt;&lt;button type="button" class="btn btn-secondary btn-number btn-sm btn-raise" data-type="raise" data-id="3-40"&gt;^&lt;/button&gt;&lt;/div&gt;</text:p>
          </table:table-cell>
          <table:table-cell table:formula="of:=CONCATENATE([$HTML.$A$3];[.F269];[$HTML.$B$3];[.H269];[$HTML.$C$3];[.J269];[$HTML.$D$3];[.N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data-expansion="35" data-type="1" data-color="16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&quot; id=&quot;main-3-41&quot;&gt;&lt;img class=&quot;img-card&quot; width=&quot;80&quot; height=&quot;112&quot; src=&quot;https://one-draw.jp/ijinden/cardlist/003/card/03_041.png&quot; /&gt;&lt;div class=&quot;container-num-copies&quot; id=&quot;main-3-41-num-copies&quot;&gt;0&lt;/div&gt;&lt;button type=&quot;button&quot; class=&quot;btn btn-secondary btn-number btn-sm btn-pop&quot; data-type=&quot;minus&quot; data-deck=&quot;main&quot; data-id=&quot;3-41&quot;&gt;-&lt;/button&gt;&lt;button type=&quot;button&quot; class=&quot;btn btn-secondary btn-number btn-sm btn-push&quot; data-type=&quot;plus&quot; data-deck=&quot;main&quot; data-id=&quot;3-41&quot;&gt;+&lt;/button&gt;&lt;button type=&quot;button&quot; class=&quot;btn btn-secondary btn-number btn-sm btn-drop&quot; data-type=&quot;drop&quot; data-id=&quot;3-41&quot;&gt;v&lt;/button&gt;&lt;/div&gt;" calcext:value-type="string">
            <text:p>&lt;div class="container-card" id="main-3-41"&gt;&lt;img class="img-card" width="80" height="112" src="https://one-draw.jp/ijinden/cardlist/003/card/03_041.png" /&gt;&lt;div class="container-num-copies" id="main-3-41-num-copies"&gt;0&lt;/div&gt;&lt;button type="button" class="btn btn-secondary btn-number btn-sm btn-pop" data-type="minus" data-deck="main" data-id="3-41"&gt;-&lt;/button&gt;&lt;button type="button" class="btn btn-secondary btn-number btn-sm btn-push" data-type="plus" data-deck="main" data-id="3-41"&gt;+&lt;/button&gt;&lt;button type="button" class="btn btn-secondary btn-number btn-sm btn-drop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&quot; id=&quot;side-3-41&quot;&gt;&lt;img class=&quot;d-block&quot; width=&quot;80&quot; height=&quot;112&quot; src=&quot;https://one-draw.jp/ijinden/cardlist/003/card/03_041.png&quot; /&gt;&lt;div class=&quot;container-num-copies&quot; id=&quot;side-3-41-num-copies&quot;&gt;0&lt;/div&gt;&lt;button type=&quot;button&quot; class=&quot;btn btn-secondary btn-number btn-sm btn-pop&quot; data-type=&quot;minus&quot; data-deck=&quot;side&quot; data-id=&quot;3-41&quot;&gt;-&lt;/button&gt;&lt;button type=&quot;button&quot; class=&quot;btn btn-secondary btn-number btn-sm btn-push&quot; data-type=&quot;plus&quot; data-deck=&quot;side&quot; data-id=&quot;3-41&quot;&gt;+&lt;/button&gt;&lt;button type=&quot;button&quot; class=&quot;btn btn-secondary btn-number btn-sm btn-raise&quot; data-type=&quot;raise&quot; data-id=&quot;3-41&quot;&gt;^&lt;/button&gt;&lt;/div&gt;" calcext:value-type="string">
            <text:p>&lt;div class="container-card" id="side-3-41"&gt;&lt;img class="d-block" width="80" height="112" src="https://one-draw.jp/ijinden/cardlist/003/card/03_041.png" /&gt;&lt;div class="container-num-copies" id="side-3-41-num-copies"&gt;0&lt;/div&gt;&lt;button type="button" class="btn btn-secondary btn-number btn-sm btn-pop" data-type="minus" data-deck="side" data-id="3-41"&gt;-&lt;/button&gt;&lt;button type="button" class="btn btn-secondary btn-number btn-sm btn-push" data-type="plus" data-deck="side" data-id="3-41"&gt;+&lt;/button&gt;&lt;button type="button" class="btn btn-secondary btn-number btn-sm btn-raise" data-type="raise" data-id="3-41"&gt;^&lt;/button&gt;&lt;/div&gt;</text:p>
          </table:table-cell>
          <table:table-cell table:formula="of:=CONCATENATE([$HTML.$A$3];[.F270];[$HTML.$B$3];[.H270];[$HTML.$C$3];[.J270];[$HTML.$D$3];[.N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data-expansion="35" data-type="1" data-color="16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&quot; id=&quot;main-3-42&quot;&gt;&lt;img class=&quot;img-card&quot; width=&quot;80&quot; height=&quot;112&quot; src=&quot;https://one-draw.jp/ijinden/cardlist/003/card/03_042.png&quot; /&gt;&lt;div class=&quot;container-num-copies&quot; id=&quot;main-3-42-num-copies&quot;&gt;0&lt;/div&gt;&lt;button type=&quot;button&quot; class=&quot;btn btn-secondary btn-number btn-sm btn-pop&quot; data-type=&quot;minus&quot; data-deck=&quot;main&quot; data-id=&quot;3-42&quot;&gt;-&lt;/button&gt;&lt;button type=&quot;button&quot; class=&quot;btn btn-secondary btn-number btn-sm btn-push&quot; data-type=&quot;plus&quot; data-deck=&quot;main&quot; data-id=&quot;3-42&quot;&gt;+&lt;/button&gt;&lt;button type=&quot;button&quot; class=&quot;btn btn-secondary btn-number btn-sm btn-drop&quot; data-type=&quot;drop&quot; data-id=&quot;3-42&quot;&gt;v&lt;/button&gt;&lt;/div&gt;" calcext:value-type="string">
            <text:p>&lt;div class="container-card" id="main-3-42"&gt;&lt;img class="img-card" width="80" height="112" src="https://one-draw.jp/ijinden/cardlist/003/card/03_042.png" /&gt;&lt;div class="container-num-copies" id="main-3-42-num-copies"&gt;0&lt;/div&gt;&lt;button type="button" class="btn btn-secondary btn-number btn-sm btn-pop" data-type="minus" data-deck="main" data-id="3-42"&gt;-&lt;/button&gt;&lt;button type="button" class="btn btn-secondary btn-number btn-sm btn-push" data-type="plus" data-deck="main" data-id="3-42"&gt;+&lt;/button&gt;&lt;button type="button" class="btn btn-secondary btn-number btn-sm btn-drop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&quot; id=&quot;side-3-42&quot;&gt;&lt;img class=&quot;d-block&quot; width=&quot;80&quot; height=&quot;112&quot; src=&quot;https://one-draw.jp/ijinden/cardlist/003/card/03_042.png&quot; /&gt;&lt;div class=&quot;container-num-copies&quot; id=&quot;side-3-42-num-copies&quot;&gt;0&lt;/div&gt;&lt;button type=&quot;button&quot; class=&quot;btn btn-secondary btn-number btn-sm btn-pop&quot; data-type=&quot;minus&quot; data-deck=&quot;side&quot; data-id=&quot;3-42&quot;&gt;-&lt;/button&gt;&lt;button type=&quot;button&quot; class=&quot;btn btn-secondary btn-number btn-sm btn-push&quot; data-type=&quot;plus&quot; data-deck=&quot;side&quot; data-id=&quot;3-42&quot;&gt;+&lt;/button&gt;&lt;button type=&quot;button&quot; class=&quot;btn btn-secondary btn-number btn-sm btn-raise&quot; data-type=&quot;raise&quot; data-id=&quot;3-42&quot;&gt;^&lt;/button&gt;&lt;/div&gt;" calcext:value-type="string">
            <text:p>&lt;div class="container-card" id="side-3-42"&gt;&lt;img class="d-block" width="80" height="112" src="https://one-draw.jp/ijinden/cardlist/003/card/03_042.png" /&gt;&lt;div class="container-num-copies" id="side-3-42-num-copies"&gt;0&lt;/div&gt;&lt;button type="button" class="btn btn-secondary btn-number btn-sm btn-pop" data-type="minus" data-deck="side" data-id="3-42"&gt;-&lt;/button&gt;&lt;button type="button" class="btn btn-secondary btn-number btn-sm btn-push" data-type="plus" data-deck="side" data-id="3-42"&gt;+&lt;/button&gt;&lt;button type="button" class="btn btn-secondary btn-number btn-sm btn-raise" data-type="raise" data-id="3-42"&gt;^&lt;/button&gt;&lt;/div&gt;</text:p>
          </table:table-cell>
          <table:table-cell table:formula="of:=CONCATENATE([$HTML.$A$3];[.F271];[$HTML.$B$3];[.H271];[$HTML.$C$3];[.J271];[$HTML.$D$3];[.N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data-expansion="35" data-type="1" data-color="16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&quot; id=&quot;main-3-43&quot;&gt;&lt;img class=&quot;img-card&quot; width=&quot;80&quot; height=&quot;112&quot; src=&quot;https://one-draw.jp/ijinden/cardlist/003/card/03_043.png&quot; /&gt;&lt;div class=&quot;container-num-copies&quot; id=&quot;main-3-43-num-copies&quot;&gt;0&lt;/div&gt;&lt;button type=&quot;button&quot; class=&quot;btn btn-secondary btn-number btn-sm btn-pop&quot; data-type=&quot;minus&quot; data-deck=&quot;main&quot; data-id=&quot;3-43&quot;&gt;-&lt;/button&gt;&lt;button type=&quot;button&quot; class=&quot;btn btn-secondary btn-number btn-sm btn-push&quot; data-type=&quot;plus&quot; data-deck=&quot;main&quot; data-id=&quot;3-43&quot;&gt;+&lt;/button&gt;&lt;button type=&quot;button&quot; class=&quot;btn btn-secondary btn-number btn-sm btn-drop&quot; data-type=&quot;drop&quot; data-id=&quot;3-43&quot;&gt;v&lt;/button&gt;&lt;/div&gt;" calcext:value-type="string">
            <text:p>&lt;div class="container-card" id="main-3-43"&gt;&lt;img class="img-card" width="80" height="112" src="https://one-draw.jp/ijinden/cardlist/003/card/03_043.png" /&gt;&lt;div class="container-num-copies" id="main-3-43-num-copies"&gt;0&lt;/div&gt;&lt;button type="button" class="btn btn-secondary btn-number btn-sm btn-pop" data-type="minus" data-deck="main" data-id="3-43"&gt;-&lt;/button&gt;&lt;button type="button" class="btn btn-secondary btn-number btn-sm btn-push" data-type="plus" data-deck="main" data-id="3-43"&gt;+&lt;/button&gt;&lt;button type="button" class="btn btn-secondary btn-number btn-sm btn-drop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&quot; id=&quot;side-3-43&quot;&gt;&lt;img class=&quot;d-block&quot; width=&quot;80&quot; height=&quot;112&quot; src=&quot;https://one-draw.jp/ijinden/cardlist/003/card/03_043.png&quot; /&gt;&lt;div class=&quot;container-num-copies&quot; id=&quot;side-3-43-num-copies&quot;&gt;0&lt;/div&gt;&lt;button type=&quot;button&quot; class=&quot;btn btn-secondary btn-number btn-sm btn-pop&quot; data-type=&quot;minus&quot; data-deck=&quot;side&quot; data-id=&quot;3-43&quot;&gt;-&lt;/button&gt;&lt;button type=&quot;button&quot; class=&quot;btn btn-secondary btn-number btn-sm btn-push&quot; data-type=&quot;plus&quot; data-deck=&quot;side&quot; data-id=&quot;3-43&quot;&gt;+&lt;/button&gt;&lt;button type=&quot;button&quot; class=&quot;btn btn-secondary btn-number btn-sm btn-raise&quot; data-type=&quot;raise&quot; data-id=&quot;3-43&quot;&gt;^&lt;/button&gt;&lt;/div&gt;" calcext:value-type="string">
            <text:p>&lt;div class="container-card" id="side-3-43"&gt;&lt;img class="d-block" width="80" height="112" src="https://one-draw.jp/ijinden/cardlist/003/card/03_043.png" /&gt;&lt;div class="container-num-copies" id="side-3-43-num-copies"&gt;0&lt;/div&gt;&lt;button type="button" class="btn btn-secondary btn-number btn-sm btn-pop" data-type="minus" data-deck="side" data-id="3-43"&gt;-&lt;/button&gt;&lt;button type="button" class="btn btn-secondary btn-number btn-sm btn-push" data-type="plus" data-deck="side" data-id="3-43"&gt;+&lt;/button&gt;&lt;button type="button" class="btn btn-secondary btn-number btn-sm btn-raise" data-type="raise" data-id="3-43"&gt;^&lt;/button&gt;&lt;/div&gt;</text:p>
          </table:table-cell>
          <table:table-cell table:formula="of:=CONCATENATE([$HTML.$A$3];[.F272];[$HTML.$B$3];[.H272];[$HTML.$C$3];[.J272];[$HTML.$D$3];[.N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data-expansion="35" data-type="1" data-color="32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&quot; id=&quot;main-3-44&quot;&gt;&lt;img class=&quot;img-card&quot; width=&quot;80&quot; height=&quot;112&quot; src=&quot;https://one-draw.jp/ijinden/cardlist/003/card/03_044.png&quot; /&gt;&lt;div class=&quot;container-num-copies&quot; id=&quot;main-3-44-num-copies&quot;&gt;0&lt;/div&gt;&lt;button type=&quot;button&quot; class=&quot;btn btn-secondary btn-number btn-sm btn-pop&quot; data-type=&quot;minus&quot; data-deck=&quot;main&quot; data-id=&quot;3-44&quot;&gt;-&lt;/button&gt;&lt;button type=&quot;button&quot; class=&quot;btn btn-secondary btn-number btn-sm btn-push&quot; data-type=&quot;plus&quot; data-deck=&quot;main&quot; data-id=&quot;3-44&quot;&gt;+&lt;/button&gt;&lt;button type=&quot;button&quot; class=&quot;btn btn-secondary btn-number btn-sm btn-drop&quot; data-type=&quot;drop&quot; data-id=&quot;3-44&quot;&gt;v&lt;/button&gt;&lt;/div&gt;" calcext:value-type="string">
            <text:p>&lt;div class="container-card" id="main-3-44"&gt;&lt;img class="img-card" width="80" height="112" src="https://one-draw.jp/ijinden/cardlist/003/card/03_044.png" /&gt;&lt;div class="container-num-copies" id="main-3-44-num-copies"&gt;0&lt;/div&gt;&lt;button type="button" class="btn btn-secondary btn-number btn-sm btn-pop" data-type="minus" data-deck="main" data-id="3-44"&gt;-&lt;/button&gt;&lt;button type="button" class="btn btn-secondary btn-number btn-sm btn-push" data-type="plus" data-deck="main" data-id="3-44"&gt;+&lt;/button&gt;&lt;button type="button" class="btn btn-secondary btn-number btn-sm btn-drop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&quot; id=&quot;side-3-44&quot;&gt;&lt;img class=&quot;d-block&quot; width=&quot;80&quot; height=&quot;112&quot; src=&quot;https://one-draw.jp/ijinden/cardlist/003/card/03_044.png&quot; /&gt;&lt;div class=&quot;container-num-copies&quot; id=&quot;side-3-44-num-copies&quot;&gt;0&lt;/div&gt;&lt;button type=&quot;button&quot; class=&quot;btn btn-secondary btn-number btn-sm btn-pop&quot; data-type=&quot;minus&quot; data-deck=&quot;side&quot; data-id=&quot;3-44&quot;&gt;-&lt;/button&gt;&lt;button type=&quot;button&quot; class=&quot;btn btn-secondary btn-number btn-sm btn-push&quot; data-type=&quot;plus&quot; data-deck=&quot;side&quot; data-id=&quot;3-44&quot;&gt;+&lt;/button&gt;&lt;button type=&quot;button&quot; class=&quot;btn btn-secondary btn-number btn-sm btn-raise&quot; data-type=&quot;raise&quot; data-id=&quot;3-44&quot;&gt;^&lt;/button&gt;&lt;/div&gt;" calcext:value-type="string">
            <text:p>&lt;div class="container-card" id="side-3-44"&gt;&lt;img class="d-block" width="80" height="112" src="https://one-draw.jp/ijinden/cardlist/003/card/03_044.png" /&gt;&lt;div class="container-num-copies" id="side-3-44-num-copies"&gt;0&lt;/div&gt;&lt;button type="button" class="btn btn-secondary btn-number btn-sm btn-pop" data-type="minus" data-deck="side" data-id="3-44"&gt;-&lt;/button&gt;&lt;button type="button" class="btn btn-secondary btn-number btn-sm btn-push" data-type="plus" data-deck="side" data-id="3-44"&gt;+&lt;/button&gt;&lt;button type="button" class="btn btn-secondary btn-number btn-sm btn-raise" data-type="raise" data-id="3-44"&gt;^&lt;/button&gt;&lt;/div&gt;</text:p>
          </table:table-cell>
          <table:table-cell table:formula="of:=CONCATENATE([$HTML.$A$3];[.F273];[$HTML.$B$3];[.H273];[$HTML.$C$3];[.J273];[$HTML.$D$3];[.N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data-expansion="35" data-type="1" data-color="32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&quot; id=&quot;main-3-45&quot;&gt;&lt;img class=&quot;img-card&quot; width=&quot;80&quot; height=&quot;112&quot; src=&quot;https://one-draw.jp/ijinden/cardlist/003/card/03_045.png&quot; /&gt;&lt;div class=&quot;container-num-copies&quot; id=&quot;main-3-45-num-copies&quot;&gt;0&lt;/div&gt;&lt;button type=&quot;button&quot; class=&quot;btn btn-secondary btn-number btn-sm btn-pop&quot; data-type=&quot;minus&quot; data-deck=&quot;main&quot; data-id=&quot;3-45&quot;&gt;-&lt;/button&gt;&lt;button type=&quot;button&quot; class=&quot;btn btn-secondary btn-number btn-sm btn-push&quot; data-type=&quot;plus&quot; data-deck=&quot;main&quot; data-id=&quot;3-45&quot;&gt;+&lt;/button&gt;&lt;button type=&quot;button&quot; class=&quot;btn btn-secondary btn-number btn-sm btn-drop&quot; data-type=&quot;drop&quot; data-id=&quot;3-45&quot;&gt;v&lt;/button&gt;&lt;/div&gt;" calcext:value-type="string">
            <text:p>&lt;div class="container-card" id="main-3-45"&gt;&lt;img class="img-card" width="80" height="112" src="https://one-draw.jp/ijinden/cardlist/003/card/03_045.png" /&gt;&lt;div class="container-num-copies" id="main-3-45-num-copies"&gt;0&lt;/div&gt;&lt;button type="button" class="btn btn-secondary btn-number btn-sm btn-pop" data-type="minus" data-deck="main" data-id="3-45"&gt;-&lt;/button&gt;&lt;button type="button" class="btn btn-secondary btn-number btn-sm btn-push" data-type="plus" data-deck="main" data-id="3-45"&gt;+&lt;/button&gt;&lt;button type="button" class="btn btn-secondary btn-number btn-sm btn-drop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&quot; id=&quot;side-3-45&quot;&gt;&lt;img class=&quot;d-block&quot; width=&quot;80&quot; height=&quot;112&quot; src=&quot;https://one-draw.jp/ijinden/cardlist/003/card/03_045.png&quot; /&gt;&lt;div class=&quot;container-num-copies&quot; id=&quot;side-3-45-num-copies&quot;&gt;0&lt;/div&gt;&lt;button type=&quot;button&quot; class=&quot;btn btn-secondary btn-number btn-sm btn-pop&quot; data-type=&quot;minus&quot; data-deck=&quot;side&quot; data-id=&quot;3-45&quot;&gt;-&lt;/button&gt;&lt;button type=&quot;button&quot; class=&quot;btn btn-secondary btn-number btn-sm btn-push&quot; data-type=&quot;plus&quot; data-deck=&quot;side&quot; data-id=&quot;3-45&quot;&gt;+&lt;/button&gt;&lt;button type=&quot;button&quot; class=&quot;btn btn-secondary btn-number btn-sm btn-raise&quot; data-type=&quot;raise&quot; data-id=&quot;3-45&quot;&gt;^&lt;/button&gt;&lt;/div&gt;" calcext:value-type="string">
            <text:p>&lt;div class="container-card" id="side-3-45"&gt;&lt;img class="d-block" width="80" height="112" src="https://one-draw.jp/ijinden/cardlist/003/card/03_045.png" /&gt;&lt;div class="container-num-copies" id="side-3-45-num-copies"&gt;0&lt;/div&gt;&lt;button type="button" class="btn btn-secondary btn-number btn-sm btn-pop" data-type="minus" data-deck="side" data-id="3-45"&gt;-&lt;/button&gt;&lt;button type="button" class="btn btn-secondary btn-number btn-sm btn-push" data-type="plus" data-deck="side" data-id="3-45"&gt;+&lt;/button&gt;&lt;button type="button" class="btn btn-secondary btn-number btn-sm btn-raise" data-type="raise" data-id="3-45"&gt;^&lt;/button&gt;&lt;/div&gt;</text:p>
          </table:table-cell>
          <table:table-cell table:formula="of:=CONCATENATE([$HTML.$A$3];[.F274];[$HTML.$B$3];[.H274];[$HTML.$C$3];[.J274];[$HTML.$D$3];[.N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data-expansion="35" data-type="1" data-color="32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&quot; id=&quot;main-3-46&quot;&gt;&lt;img class=&quot;img-card&quot; width=&quot;80&quot; height=&quot;112&quot; src=&quot;https://one-draw.jp/ijinden/cardlist/003/card/03_046.png&quot; /&gt;&lt;div class=&quot;container-num-copies&quot; id=&quot;main-3-46-num-copies&quot;&gt;0&lt;/div&gt;&lt;button type=&quot;button&quot; class=&quot;btn btn-secondary btn-number btn-sm btn-pop&quot; data-type=&quot;minus&quot; data-deck=&quot;main&quot; data-id=&quot;3-46&quot;&gt;-&lt;/button&gt;&lt;button type=&quot;button&quot; class=&quot;btn btn-secondary btn-number btn-sm btn-push&quot; data-type=&quot;plus&quot; data-deck=&quot;main&quot; data-id=&quot;3-46&quot;&gt;+&lt;/button&gt;&lt;button type=&quot;button&quot; class=&quot;btn btn-secondary btn-number btn-sm btn-drop&quot; data-type=&quot;drop&quot; data-id=&quot;3-46&quot;&gt;v&lt;/button&gt;&lt;/div&gt;" calcext:value-type="string">
            <text:p>&lt;div class="container-card" id="main-3-46"&gt;&lt;img class="img-card" width="80" height="112" src="https://one-draw.jp/ijinden/cardlist/003/card/03_046.png" /&gt;&lt;div class="container-num-copies" id="main-3-46-num-copies"&gt;0&lt;/div&gt;&lt;button type="button" class="btn btn-secondary btn-number btn-sm btn-pop" data-type="minus" data-deck="main" data-id="3-46"&gt;-&lt;/button&gt;&lt;button type="button" class="btn btn-secondary btn-number btn-sm btn-push" data-type="plus" data-deck="main" data-id="3-46"&gt;+&lt;/button&gt;&lt;button type="button" class="btn btn-secondary btn-number btn-sm btn-drop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&quot; id=&quot;side-3-46&quot;&gt;&lt;img class=&quot;d-block&quot; width=&quot;80&quot; height=&quot;112&quot; src=&quot;https://one-draw.jp/ijinden/cardlist/003/card/03_046.png&quot; /&gt;&lt;div class=&quot;container-num-copies&quot; id=&quot;side-3-46-num-copies&quot;&gt;0&lt;/div&gt;&lt;button type=&quot;button&quot; class=&quot;btn btn-secondary btn-number btn-sm btn-pop&quot; data-type=&quot;minus&quot; data-deck=&quot;side&quot; data-id=&quot;3-46&quot;&gt;-&lt;/button&gt;&lt;button type=&quot;button&quot; class=&quot;btn btn-secondary btn-number btn-sm btn-push&quot; data-type=&quot;plus&quot; data-deck=&quot;side&quot; data-id=&quot;3-46&quot;&gt;+&lt;/button&gt;&lt;button type=&quot;button&quot; class=&quot;btn btn-secondary btn-number btn-sm btn-raise&quot; data-type=&quot;raise&quot; data-id=&quot;3-46&quot;&gt;^&lt;/button&gt;&lt;/div&gt;" calcext:value-type="string">
            <text:p>&lt;div class="container-card" id="side-3-46"&gt;&lt;img class="d-block" width="80" height="112" src="https://one-draw.jp/ijinden/cardlist/003/card/03_046.png" /&gt;&lt;div class="container-num-copies" id="side-3-46-num-copies"&gt;0&lt;/div&gt;&lt;button type="button" class="btn btn-secondary btn-number btn-sm btn-pop" data-type="minus" data-deck="side" data-id="3-46"&gt;-&lt;/button&gt;&lt;button type="button" class="btn btn-secondary btn-number btn-sm btn-push" data-type="plus" data-deck="side" data-id="3-46"&gt;+&lt;/button&gt;&lt;button type="button" class="btn btn-secondary btn-number btn-sm btn-raise" data-type="raise" data-id="3-46"&gt;^&lt;/button&gt;&lt;/div&gt;</text:p>
          </table:table-cell>
          <table:table-cell table:formula="of:=CONCATENATE([$HTML.$A$3];[.F275];[$HTML.$B$3];[.H275];[$HTML.$C$3];[.J275];[$HTML.$D$3];[.N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data-expansion="35" data-type="1" data-color="32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&quot; id=&quot;main-3-47&quot;&gt;&lt;img class=&quot;img-card&quot; width=&quot;80&quot; height=&quot;112&quot; src=&quot;https://one-draw.jp/ijinden/cardlist/003/card/03_047.png&quot; /&gt;&lt;div class=&quot;container-num-copies&quot; id=&quot;main-3-47-num-copies&quot;&gt;0&lt;/div&gt;&lt;button type=&quot;button&quot; class=&quot;btn btn-secondary btn-number btn-sm btn-pop&quot; data-type=&quot;minus&quot; data-deck=&quot;main&quot; data-id=&quot;3-47&quot;&gt;-&lt;/button&gt;&lt;button type=&quot;button&quot; class=&quot;btn btn-secondary btn-number btn-sm btn-push&quot; data-type=&quot;plus&quot; data-deck=&quot;main&quot; data-id=&quot;3-47&quot;&gt;+&lt;/button&gt;&lt;button type=&quot;button&quot; class=&quot;btn btn-secondary btn-number btn-sm btn-drop&quot; data-type=&quot;drop&quot; data-id=&quot;3-47&quot;&gt;v&lt;/button&gt;&lt;/div&gt;" calcext:value-type="string">
            <text:p>&lt;div class="container-card" id="main-3-47"&gt;&lt;img class="img-card" width="80" height="112" src="https://one-draw.jp/ijinden/cardlist/003/card/03_047.png" /&gt;&lt;div class="container-num-copies" id="main-3-47-num-copies"&gt;0&lt;/div&gt;&lt;button type="button" class="btn btn-secondary btn-number btn-sm btn-pop" data-type="minus" data-deck="main" data-id="3-47"&gt;-&lt;/button&gt;&lt;button type="button" class="btn btn-secondary btn-number btn-sm btn-push" data-type="plus" data-deck="main" data-id="3-47"&gt;+&lt;/button&gt;&lt;button type="button" class="btn btn-secondary btn-number btn-sm btn-drop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&quot; id=&quot;side-3-47&quot;&gt;&lt;img class=&quot;d-block&quot; width=&quot;80&quot; height=&quot;112&quot; src=&quot;https://one-draw.jp/ijinden/cardlist/003/card/03_047.png&quot; /&gt;&lt;div class=&quot;container-num-copies&quot; id=&quot;side-3-47-num-copies&quot;&gt;0&lt;/div&gt;&lt;button type=&quot;button&quot; class=&quot;btn btn-secondary btn-number btn-sm btn-pop&quot; data-type=&quot;minus&quot; data-deck=&quot;side&quot; data-id=&quot;3-47&quot;&gt;-&lt;/button&gt;&lt;button type=&quot;button&quot; class=&quot;btn btn-secondary btn-number btn-sm btn-push&quot; data-type=&quot;plus&quot; data-deck=&quot;side&quot; data-id=&quot;3-47&quot;&gt;+&lt;/button&gt;&lt;button type=&quot;button&quot; class=&quot;btn btn-secondary btn-number btn-sm btn-raise&quot; data-type=&quot;raise&quot; data-id=&quot;3-47&quot;&gt;^&lt;/button&gt;&lt;/div&gt;" calcext:value-type="string">
            <text:p>&lt;div class="container-card" id="side-3-47"&gt;&lt;img class="d-block" width="80" height="112" src="https://one-draw.jp/ijinden/cardlist/003/card/03_047.png" /&gt;&lt;div class="container-num-copies" id="side-3-47-num-copies"&gt;0&lt;/div&gt;&lt;button type="button" class="btn btn-secondary btn-number btn-sm btn-pop" data-type="minus" data-deck="side" data-id="3-47"&gt;-&lt;/button&gt;&lt;button type="button" class="btn btn-secondary btn-number btn-sm btn-push" data-type="plus" data-deck="side" data-id="3-47"&gt;+&lt;/button&gt;&lt;button type="button" class="btn btn-secondary btn-number btn-sm btn-raise" data-type="raise" data-id="3-47"&gt;^&lt;/button&gt;&lt;/div&gt;</text:p>
          </table:table-cell>
          <table:table-cell table:formula="of:=CONCATENATE([$HTML.$A$3];[.F276];[$HTML.$B$3];[.H276];[$HTML.$C$3];[.J276];[$HTML.$D$3];[.N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data-expansion="35" data-type="1" data-color="32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&quot; id=&quot;main-3-48&quot;&gt;&lt;img class=&quot;img-card&quot; width=&quot;80&quot; height=&quot;112&quot; src=&quot;https://one-draw.jp/ijinden/cardlist/003/card/03_048.png&quot; /&gt;&lt;div class=&quot;container-num-copies&quot; id=&quot;main-3-48-num-copies&quot;&gt;0&lt;/div&gt;&lt;button type=&quot;button&quot; class=&quot;btn btn-secondary btn-number btn-sm btn-pop&quot; data-type=&quot;minus&quot; data-deck=&quot;main&quot; data-id=&quot;3-48&quot;&gt;-&lt;/button&gt;&lt;button type=&quot;button&quot; class=&quot;btn btn-secondary btn-number btn-sm btn-push&quot; data-type=&quot;plus&quot; data-deck=&quot;main&quot; data-id=&quot;3-48&quot;&gt;+&lt;/button&gt;&lt;button type=&quot;button&quot; class=&quot;btn btn-secondary btn-number btn-sm btn-drop&quot; data-type=&quot;drop&quot; data-id=&quot;3-48&quot;&gt;v&lt;/button&gt;&lt;/div&gt;" calcext:value-type="string">
            <text:p>&lt;div class="container-card" id="main-3-48"&gt;&lt;img class="img-card" width="80" height="112" src="https://one-draw.jp/ijinden/cardlist/003/card/03_048.png" /&gt;&lt;div class="container-num-copies" id="main-3-48-num-copies"&gt;0&lt;/div&gt;&lt;button type="button" class="btn btn-secondary btn-number btn-sm btn-pop" data-type="minus" data-deck="main" data-id="3-48"&gt;-&lt;/button&gt;&lt;button type="button" class="btn btn-secondary btn-number btn-sm btn-push" data-type="plus" data-deck="main" data-id="3-48"&gt;+&lt;/button&gt;&lt;button type="button" class="btn btn-secondary btn-number btn-sm btn-drop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&quot; id=&quot;side-3-48&quot;&gt;&lt;img class=&quot;d-block&quot; width=&quot;80&quot; height=&quot;112&quot; src=&quot;https://one-draw.jp/ijinden/cardlist/003/card/03_048.png&quot; /&gt;&lt;div class=&quot;container-num-copies&quot; id=&quot;side-3-48-num-copies&quot;&gt;0&lt;/div&gt;&lt;button type=&quot;button&quot; class=&quot;btn btn-secondary btn-number btn-sm btn-pop&quot; data-type=&quot;minus&quot; data-deck=&quot;side&quot; data-id=&quot;3-48&quot;&gt;-&lt;/button&gt;&lt;button type=&quot;button&quot; class=&quot;btn btn-secondary btn-number btn-sm btn-push&quot; data-type=&quot;plus&quot; data-deck=&quot;side&quot; data-id=&quot;3-48&quot;&gt;+&lt;/button&gt;&lt;button type=&quot;button&quot; class=&quot;btn btn-secondary btn-number btn-sm btn-raise&quot; data-type=&quot;raise&quot; data-id=&quot;3-48&quot;&gt;^&lt;/button&gt;&lt;/div&gt;" calcext:value-type="string">
            <text:p>&lt;div class="container-card" id="side-3-48"&gt;&lt;img class="d-block" width="80" height="112" src="https://one-draw.jp/ijinden/cardlist/003/card/03_048.png" /&gt;&lt;div class="container-num-copies" id="side-3-48-num-copies"&gt;0&lt;/div&gt;&lt;button type="button" class="btn btn-secondary btn-number btn-sm btn-pop" data-type="minus" data-deck="side" data-id="3-48"&gt;-&lt;/button&gt;&lt;button type="button" class="btn btn-secondary btn-number btn-sm btn-push" data-type="plus" data-deck="side" data-id="3-48"&gt;+&lt;/button&gt;&lt;button type="button" class="btn btn-secondary btn-number btn-sm btn-raise" data-type="raise" data-id="3-48"&gt;^&lt;/button&gt;&lt;/div&gt;</text:p>
          </table:table-cell>
          <table:table-cell table:formula="of:=CONCATENATE([$HTML.$A$3];[.F277];[$HTML.$B$3];[.H277];[$HTML.$C$3];[.J277];[$HTML.$D$3];[.N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data-expansion="35" data-type="1" data-color="32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&quot; id=&quot;main-3-49&quot;&gt;&lt;img class=&quot;img-card&quot; width=&quot;80&quot; height=&quot;112&quot; src=&quot;https://one-draw.jp/ijinden/cardlist/003/card/03_049.png&quot; /&gt;&lt;div class=&quot;container-num-copies&quot; id=&quot;main-3-49-num-copies&quot;&gt;0&lt;/div&gt;&lt;button type=&quot;button&quot; class=&quot;btn btn-secondary btn-number btn-sm btn-pop&quot; data-type=&quot;minus&quot; data-deck=&quot;main&quot; data-id=&quot;3-49&quot;&gt;-&lt;/button&gt;&lt;button type=&quot;button&quot; class=&quot;btn btn-secondary btn-number btn-sm btn-push&quot; data-type=&quot;plus&quot; data-deck=&quot;main&quot; data-id=&quot;3-49&quot;&gt;+&lt;/button&gt;&lt;button type=&quot;button&quot; class=&quot;btn btn-secondary btn-number btn-sm btn-drop&quot; data-type=&quot;drop&quot; data-id=&quot;3-49&quot;&gt;v&lt;/button&gt;&lt;/div&gt;" calcext:value-type="string">
            <text:p>&lt;div class="container-card" id="main-3-49"&gt;&lt;img class="img-card" width="80" height="112" src="https://one-draw.jp/ijinden/cardlist/003/card/03_049.png" /&gt;&lt;div class="container-num-copies" id="main-3-49-num-copies"&gt;0&lt;/div&gt;&lt;button type="button" class="btn btn-secondary btn-number btn-sm btn-pop" data-type="minus" data-deck="main" data-id="3-49"&gt;-&lt;/button&gt;&lt;button type="button" class="btn btn-secondary btn-number btn-sm btn-push" data-type="plus" data-deck="main" data-id="3-49"&gt;+&lt;/button&gt;&lt;button type="button" class="btn btn-secondary btn-number btn-sm btn-drop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&quot; id=&quot;side-3-49&quot;&gt;&lt;img class=&quot;d-block&quot; width=&quot;80&quot; height=&quot;112&quot; src=&quot;https://one-draw.jp/ijinden/cardlist/003/card/03_049.png&quot; /&gt;&lt;div class=&quot;container-num-copies&quot; id=&quot;side-3-49-num-copies&quot;&gt;0&lt;/div&gt;&lt;button type=&quot;button&quot; class=&quot;btn btn-secondary btn-number btn-sm btn-pop&quot; data-type=&quot;minus&quot; data-deck=&quot;side&quot; data-id=&quot;3-49&quot;&gt;-&lt;/button&gt;&lt;button type=&quot;button&quot; class=&quot;btn btn-secondary btn-number btn-sm btn-push&quot; data-type=&quot;plus&quot; data-deck=&quot;side&quot; data-id=&quot;3-49&quot;&gt;+&lt;/button&gt;&lt;button type=&quot;button&quot; class=&quot;btn btn-secondary btn-number btn-sm btn-raise&quot; data-type=&quot;raise&quot; data-id=&quot;3-49&quot;&gt;^&lt;/button&gt;&lt;/div&gt;" calcext:value-type="string">
            <text:p>&lt;div class="container-card" id="side-3-49"&gt;&lt;img class="d-block" width="80" height="112" src="https://one-draw.jp/ijinden/cardlist/003/card/03_049.png" /&gt;&lt;div class="container-num-copies" id="side-3-49-num-copies"&gt;0&lt;/div&gt;&lt;button type="button" class="btn btn-secondary btn-number btn-sm btn-pop" data-type="minus" data-deck="side" data-id="3-49"&gt;-&lt;/button&gt;&lt;button type="button" class="btn btn-secondary btn-number btn-sm btn-push" data-type="plus" data-deck="side" data-id="3-49"&gt;+&lt;/button&gt;&lt;button type="button" class="btn btn-secondary btn-number btn-sm btn-raise" data-type="raise" data-id="3-49"&gt;^&lt;/button&gt;&lt;/div&gt;</text:p>
          </table:table-cell>
          <table:table-cell table:formula="of:=CONCATENATE([$HTML.$A$3];[.F278];[$HTML.$B$3];[.H278];[$HTML.$C$3];[.J278];[$HTML.$D$3];[.N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data-expansion="35" data-type="1" data-color="32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&quot; id=&quot;main-3-50&quot;&gt;&lt;img class=&quot;img-card&quot; width=&quot;80&quot; height=&quot;112&quot; src=&quot;https://one-draw.jp/ijinden/cardlist/003/card/03_050.png&quot; /&gt;&lt;div class=&quot;container-num-copies&quot; id=&quot;main-3-50-num-copies&quot;&gt;0&lt;/div&gt;&lt;button type=&quot;button&quot; class=&quot;btn btn-secondary btn-number btn-sm btn-pop&quot; data-type=&quot;minus&quot; data-deck=&quot;main&quot; data-id=&quot;3-50&quot;&gt;-&lt;/button&gt;&lt;button type=&quot;button&quot; class=&quot;btn btn-secondary btn-number btn-sm btn-push&quot; data-type=&quot;plus&quot; data-deck=&quot;main&quot; data-id=&quot;3-50&quot;&gt;+&lt;/button&gt;&lt;button type=&quot;button&quot; class=&quot;btn btn-secondary btn-number btn-sm btn-drop&quot; data-type=&quot;drop&quot; data-id=&quot;3-50&quot;&gt;v&lt;/button&gt;&lt;/div&gt;" calcext:value-type="string">
            <text:p>&lt;div class="container-card" id="main-3-50"&gt;&lt;img class="img-card" width="80" height="112" src="https://one-draw.jp/ijinden/cardlist/003/card/03_050.png" /&gt;&lt;div class="container-num-copies" id="main-3-50-num-copies"&gt;0&lt;/div&gt;&lt;button type="button" class="btn btn-secondary btn-number btn-sm btn-pop" data-type="minus" data-deck="main" data-id="3-50"&gt;-&lt;/button&gt;&lt;button type="button" class="btn btn-secondary btn-number btn-sm btn-push" data-type="plus" data-deck="main" data-id="3-50"&gt;+&lt;/button&gt;&lt;button type="button" class="btn btn-secondary btn-number btn-sm btn-drop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&quot; id=&quot;side-3-50&quot;&gt;&lt;img class=&quot;d-block&quot; width=&quot;80&quot; height=&quot;112&quot; src=&quot;https://one-draw.jp/ijinden/cardlist/003/card/03_050.png&quot; /&gt;&lt;div class=&quot;container-num-copies&quot; id=&quot;side-3-50-num-copies&quot;&gt;0&lt;/div&gt;&lt;button type=&quot;button&quot; class=&quot;btn btn-secondary btn-number btn-sm btn-pop&quot; data-type=&quot;minus&quot; data-deck=&quot;side&quot; data-id=&quot;3-50&quot;&gt;-&lt;/button&gt;&lt;button type=&quot;button&quot; class=&quot;btn btn-secondary btn-number btn-sm btn-push&quot; data-type=&quot;plus&quot; data-deck=&quot;side&quot; data-id=&quot;3-50&quot;&gt;+&lt;/button&gt;&lt;button type=&quot;button&quot; class=&quot;btn btn-secondary btn-number btn-sm btn-raise&quot; data-type=&quot;raise&quot; data-id=&quot;3-50&quot;&gt;^&lt;/button&gt;&lt;/div&gt;" calcext:value-type="string">
            <text:p>&lt;div class="container-card" id="side-3-50"&gt;&lt;img class="d-block" width="80" height="112" src="https://one-draw.jp/ijinden/cardlist/003/card/03_050.png" /&gt;&lt;div class="container-num-copies" id="side-3-50-num-copies"&gt;0&lt;/div&gt;&lt;button type="button" class="btn btn-secondary btn-number btn-sm btn-pop" data-type="minus" data-deck="side" data-id="3-50"&gt;-&lt;/button&gt;&lt;button type="button" class="btn btn-secondary btn-number btn-sm btn-push" data-type="plus" data-deck="side" data-id="3-50"&gt;+&lt;/button&gt;&lt;button type="button" class="btn btn-secondary btn-number btn-sm btn-raise" data-type="raise" data-id="3-50"&gt;^&lt;/button&gt;&lt;/div&gt;</text:p>
          </table:table-cell>
          <table:table-cell table:formula="of:=CONCATENATE([$HTML.$A$3];[.F279];[$HTML.$B$3];[.H279];[$HTML.$C$3];[.J279];[$HTML.$D$3];[.N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data-expansion="35" data-type="1" data-color="32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&quot; id=&quot;main-3-51&quot;&gt;&lt;img class=&quot;img-card&quot; width=&quot;80&quot; height=&quot;112&quot; src=&quot;https://one-draw.jp/ijinden/cardlist/003/card/03_051.png&quot; /&gt;&lt;div class=&quot;container-num-copies&quot; id=&quot;main-3-51-num-copies&quot;&gt;0&lt;/div&gt;&lt;button type=&quot;button&quot; class=&quot;btn btn-secondary btn-number btn-sm btn-pop&quot; data-type=&quot;minus&quot; data-deck=&quot;main&quot; data-id=&quot;3-51&quot;&gt;-&lt;/button&gt;&lt;button type=&quot;button&quot; class=&quot;btn btn-secondary btn-number btn-sm btn-push&quot; data-type=&quot;plus&quot; data-deck=&quot;main&quot; data-id=&quot;3-51&quot;&gt;+&lt;/button&gt;&lt;button type=&quot;button&quot; class=&quot;btn btn-secondary btn-number btn-sm btn-drop&quot; data-type=&quot;drop&quot; data-id=&quot;3-51&quot;&gt;v&lt;/button&gt;&lt;/div&gt;" calcext:value-type="string">
            <text:p>&lt;div class="container-card" id="main-3-51"&gt;&lt;img class="img-card" width="80" height="112" src="https://one-draw.jp/ijinden/cardlist/003/card/03_051.png" /&gt;&lt;div class="container-num-copies" id="main-3-51-num-copies"&gt;0&lt;/div&gt;&lt;button type="button" class="btn btn-secondary btn-number btn-sm btn-pop" data-type="minus" data-deck="main" data-id="3-51"&gt;-&lt;/button&gt;&lt;button type="button" class="btn btn-secondary btn-number btn-sm btn-push" data-type="plus" data-deck="main" data-id="3-51"&gt;+&lt;/button&gt;&lt;button type="button" class="btn btn-secondary btn-number btn-sm btn-drop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&quot; id=&quot;side-3-51&quot;&gt;&lt;img class=&quot;d-block&quot; width=&quot;80&quot; height=&quot;112&quot; src=&quot;https://one-draw.jp/ijinden/cardlist/003/card/03_051.png&quot; /&gt;&lt;div class=&quot;container-num-copies&quot; id=&quot;side-3-51-num-copies&quot;&gt;0&lt;/div&gt;&lt;button type=&quot;button&quot; class=&quot;btn btn-secondary btn-number btn-sm btn-pop&quot; data-type=&quot;minus&quot; data-deck=&quot;side&quot; data-id=&quot;3-51&quot;&gt;-&lt;/button&gt;&lt;button type=&quot;button&quot; class=&quot;btn btn-secondary btn-number btn-sm btn-push&quot; data-type=&quot;plus&quot; data-deck=&quot;side&quot; data-id=&quot;3-51&quot;&gt;+&lt;/button&gt;&lt;button type=&quot;button&quot; class=&quot;btn btn-secondary btn-number btn-sm btn-raise&quot; data-type=&quot;raise&quot; data-id=&quot;3-51&quot;&gt;^&lt;/button&gt;&lt;/div&gt;" calcext:value-type="string">
            <text:p>&lt;div class="container-card" id="side-3-51"&gt;&lt;img class="d-block" width="80" height="112" src="https://one-draw.jp/ijinden/cardlist/003/card/03_051.png" /&gt;&lt;div class="container-num-copies" id="side-3-51-num-copies"&gt;0&lt;/div&gt;&lt;button type="button" class="btn btn-secondary btn-number btn-sm btn-pop" data-type="minus" data-deck="side" data-id="3-51"&gt;-&lt;/button&gt;&lt;button type="button" class="btn btn-secondary btn-number btn-sm btn-push" data-type="plus" data-deck="side" data-id="3-51"&gt;+&lt;/button&gt;&lt;button type="button" class="btn btn-secondary btn-number btn-sm btn-raise" data-type="raise" data-id="3-51"&gt;^&lt;/button&gt;&lt;/div&gt;</text:p>
          </table:table-cell>
          <table:table-cell table:formula="of:=CONCATENATE([$HTML.$A$3];[.F280];[$HTML.$B$3];[.H280];[$HTML.$C$3];[.J280];[$HTML.$D$3];[.N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data-expansion="35" data-type="2" data-color="2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&quot; id=&quot;main-3-52&quot;&gt;&lt;img class=&quot;img-card&quot; width=&quot;80&quot; height=&quot;112&quot; src=&quot;https://one-draw.jp/ijinden/cardlist/003/card/03_052.png&quot; /&gt;&lt;div class=&quot;container-num-copies&quot; id=&quot;main-3-52-num-copies&quot;&gt;0&lt;/div&gt;&lt;button type=&quot;button&quot; class=&quot;btn btn-secondary btn-number btn-sm btn-pop&quot; data-type=&quot;minus&quot; data-deck=&quot;main&quot; data-id=&quot;3-52&quot;&gt;-&lt;/button&gt;&lt;button type=&quot;button&quot; class=&quot;btn btn-secondary btn-number btn-sm btn-push&quot; data-type=&quot;plus&quot; data-deck=&quot;main&quot; data-id=&quot;3-52&quot;&gt;+&lt;/button&gt;&lt;button type=&quot;button&quot; class=&quot;btn btn-secondary btn-number btn-sm btn-drop&quot; data-type=&quot;drop&quot; data-id=&quot;3-52&quot;&gt;v&lt;/button&gt;&lt;/div&gt;" calcext:value-type="string">
            <text:p>&lt;div class="container-card" id="main-3-52"&gt;&lt;img class="img-card" width="80" height="112" src="https://one-draw.jp/ijinden/cardlist/003/card/03_052.png" /&gt;&lt;div class="container-num-copies" id="main-3-52-num-copies"&gt;0&lt;/div&gt;&lt;button type="button" class="btn btn-secondary btn-number btn-sm btn-pop" data-type="minus" data-deck="main" data-id="3-52"&gt;-&lt;/button&gt;&lt;button type="button" class="btn btn-secondary btn-number btn-sm btn-push" data-type="plus" data-deck="main" data-id="3-52"&gt;+&lt;/button&gt;&lt;button type="button" class="btn btn-secondary btn-number btn-sm btn-drop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&quot; id=&quot;side-3-52&quot;&gt;&lt;img class=&quot;d-block&quot; width=&quot;80&quot; height=&quot;112&quot; src=&quot;https://one-draw.jp/ijinden/cardlist/003/card/03_052.png&quot; /&gt;&lt;div class=&quot;container-num-copies&quot; id=&quot;side-3-52-num-copies&quot;&gt;0&lt;/div&gt;&lt;button type=&quot;button&quot; class=&quot;btn btn-secondary btn-number btn-sm btn-pop&quot; data-type=&quot;minus&quot; data-deck=&quot;side&quot; data-id=&quot;3-52&quot;&gt;-&lt;/button&gt;&lt;button type=&quot;button&quot; class=&quot;btn btn-secondary btn-number btn-sm btn-push&quot; data-type=&quot;plus&quot; data-deck=&quot;side&quot; data-id=&quot;3-52&quot;&gt;+&lt;/button&gt;&lt;button type=&quot;button&quot; class=&quot;btn btn-secondary btn-number btn-sm btn-raise&quot; data-type=&quot;raise&quot; data-id=&quot;3-52&quot;&gt;^&lt;/button&gt;&lt;/div&gt;" calcext:value-type="string">
            <text:p>&lt;div class="container-card" id="side-3-52"&gt;&lt;img class="d-block" width="80" height="112" src="https://one-draw.jp/ijinden/cardlist/003/card/03_052.png" /&gt;&lt;div class="container-num-copies" id="side-3-52-num-copies"&gt;0&lt;/div&gt;&lt;button type="button" class="btn btn-secondary btn-number btn-sm btn-pop" data-type="minus" data-deck="side" data-id="3-52"&gt;-&lt;/button&gt;&lt;button type="button" class="btn btn-secondary btn-number btn-sm btn-push" data-type="plus" data-deck="side" data-id="3-52"&gt;+&lt;/button&gt;&lt;button type="button" class="btn btn-secondary btn-number btn-sm btn-raise" data-type="raise" data-id="3-52"&gt;^&lt;/button&gt;&lt;/div&gt;</text:p>
          </table:table-cell>
          <table:table-cell table:formula="of:=CONCATENATE([$HTML.$A$3];[.F281];[$HTML.$B$3];[.H281];[$HTML.$C$3];[.J281];[$HTML.$D$3];[.N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data-expansion="35" data-type="2" data-color="2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&quot; id=&quot;main-3-53&quot;&gt;&lt;img class=&quot;img-card&quot; width=&quot;80&quot; height=&quot;112&quot; src=&quot;https://one-draw.jp/ijinden/cardlist/003/card/03_053.png&quot; /&gt;&lt;div class=&quot;container-num-copies&quot; id=&quot;main-3-53-num-copies&quot;&gt;0&lt;/div&gt;&lt;button type=&quot;button&quot; class=&quot;btn btn-secondary btn-number btn-sm btn-pop&quot; data-type=&quot;minus&quot; data-deck=&quot;main&quot; data-id=&quot;3-53&quot;&gt;-&lt;/button&gt;&lt;button type=&quot;button&quot; class=&quot;btn btn-secondary btn-number btn-sm btn-push&quot; data-type=&quot;plus&quot; data-deck=&quot;main&quot; data-id=&quot;3-53&quot;&gt;+&lt;/button&gt;&lt;button type=&quot;button&quot; class=&quot;btn btn-secondary btn-number btn-sm btn-drop&quot; data-type=&quot;drop&quot; data-id=&quot;3-53&quot;&gt;v&lt;/button&gt;&lt;/div&gt;" calcext:value-type="string">
            <text:p>&lt;div class="container-card" id="main-3-53"&gt;&lt;img class="img-card" width="80" height="112" src="https://one-draw.jp/ijinden/cardlist/003/card/03_053.png" /&gt;&lt;div class="container-num-copies" id="main-3-53-num-copies"&gt;0&lt;/div&gt;&lt;button type="button" class="btn btn-secondary btn-number btn-sm btn-pop" data-type="minus" data-deck="main" data-id="3-53"&gt;-&lt;/button&gt;&lt;button type="button" class="btn btn-secondary btn-number btn-sm btn-push" data-type="plus" data-deck="main" data-id="3-53"&gt;+&lt;/button&gt;&lt;button type="button" class="btn btn-secondary btn-number btn-sm btn-drop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&quot; id=&quot;side-3-53&quot;&gt;&lt;img class=&quot;d-block&quot; width=&quot;80&quot; height=&quot;112&quot; src=&quot;https://one-draw.jp/ijinden/cardlist/003/card/03_053.png&quot; /&gt;&lt;div class=&quot;container-num-copies&quot; id=&quot;side-3-53-num-copies&quot;&gt;0&lt;/div&gt;&lt;button type=&quot;button&quot; class=&quot;btn btn-secondary btn-number btn-sm btn-pop&quot; data-type=&quot;minus&quot; data-deck=&quot;side&quot; data-id=&quot;3-53&quot;&gt;-&lt;/button&gt;&lt;button type=&quot;button&quot; class=&quot;btn btn-secondary btn-number btn-sm btn-push&quot; data-type=&quot;plus&quot; data-deck=&quot;side&quot; data-id=&quot;3-53&quot;&gt;+&lt;/button&gt;&lt;button type=&quot;button&quot; class=&quot;btn btn-secondary btn-number btn-sm btn-raise&quot; data-type=&quot;raise&quot; data-id=&quot;3-53&quot;&gt;^&lt;/button&gt;&lt;/div&gt;" calcext:value-type="string">
            <text:p>&lt;div class="container-card" id="side-3-53"&gt;&lt;img class="d-block" width="80" height="112" src="https://one-draw.jp/ijinden/cardlist/003/card/03_053.png" /&gt;&lt;div class="container-num-copies" id="side-3-53-num-copies"&gt;0&lt;/div&gt;&lt;button type="button" class="btn btn-secondary btn-number btn-sm btn-pop" data-type="minus" data-deck="side" data-id="3-53"&gt;-&lt;/button&gt;&lt;button type="button" class="btn btn-secondary btn-number btn-sm btn-push" data-type="plus" data-deck="side" data-id="3-53"&gt;+&lt;/button&gt;&lt;button type="button" class="btn btn-secondary btn-number btn-sm btn-raise" data-type="raise" data-id="3-53"&gt;^&lt;/button&gt;&lt;/div&gt;</text:p>
          </table:table-cell>
          <table:table-cell table:formula="of:=CONCATENATE([$HTML.$A$3];[.F282];[$HTML.$B$3];[.H282];[$HTML.$C$3];[.J282];[$HTML.$D$3];[.N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data-expansion="35" data-type="2" data-color="4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&quot; id=&quot;main-3-54&quot;&gt;&lt;img class=&quot;img-card&quot; width=&quot;80&quot; height=&quot;112&quot; src=&quot;https://one-draw.jp/ijinden/cardlist/003/card/03_054.png&quot; /&gt;&lt;div class=&quot;container-num-copies&quot; id=&quot;main-3-54-num-copies&quot;&gt;0&lt;/div&gt;&lt;button type=&quot;button&quot; class=&quot;btn btn-secondary btn-number btn-sm btn-pop&quot; data-type=&quot;minus&quot; data-deck=&quot;main&quot; data-id=&quot;3-54&quot;&gt;-&lt;/button&gt;&lt;button type=&quot;button&quot; class=&quot;btn btn-secondary btn-number btn-sm btn-push&quot; data-type=&quot;plus&quot; data-deck=&quot;main&quot; data-id=&quot;3-54&quot;&gt;+&lt;/button&gt;&lt;button type=&quot;button&quot; class=&quot;btn btn-secondary btn-number btn-sm btn-drop&quot; data-type=&quot;drop&quot; data-id=&quot;3-54&quot;&gt;v&lt;/button&gt;&lt;/div&gt;" calcext:value-type="string">
            <text:p>&lt;div class="container-card" id="main-3-54"&gt;&lt;img class="img-card" width="80" height="112" src="https://one-draw.jp/ijinden/cardlist/003/card/03_054.png" /&gt;&lt;div class="container-num-copies" id="main-3-54-num-copies"&gt;0&lt;/div&gt;&lt;button type="button" class="btn btn-secondary btn-number btn-sm btn-pop" data-type="minus" data-deck="main" data-id="3-54"&gt;-&lt;/button&gt;&lt;button type="button" class="btn btn-secondary btn-number btn-sm btn-push" data-type="plus" data-deck="main" data-id="3-54"&gt;+&lt;/button&gt;&lt;button type="button" class="btn btn-secondary btn-number btn-sm btn-drop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&quot; id=&quot;side-3-54&quot;&gt;&lt;img class=&quot;d-block&quot; width=&quot;80&quot; height=&quot;112&quot; src=&quot;https://one-draw.jp/ijinden/cardlist/003/card/03_054.png&quot; /&gt;&lt;div class=&quot;container-num-copies&quot; id=&quot;side-3-54-num-copies&quot;&gt;0&lt;/div&gt;&lt;button type=&quot;button&quot; class=&quot;btn btn-secondary btn-number btn-sm btn-pop&quot; data-type=&quot;minus&quot; data-deck=&quot;side&quot; data-id=&quot;3-54&quot;&gt;-&lt;/button&gt;&lt;button type=&quot;button&quot; class=&quot;btn btn-secondary btn-number btn-sm btn-push&quot; data-type=&quot;plus&quot; data-deck=&quot;side&quot; data-id=&quot;3-54&quot;&gt;+&lt;/button&gt;&lt;button type=&quot;button&quot; class=&quot;btn btn-secondary btn-number btn-sm btn-raise&quot; data-type=&quot;raise&quot; data-id=&quot;3-54&quot;&gt;^&lt;/button&gt;&lt;/div&gt;" calcext:value-type="string">
            <text:p>&lt;div class="container-card" id="side-3-54"&gt;&lt;img class="d-block" width="80" height="112" src="https://one-draw.jp/ijinden/cardlist/003/card/03_054.png" /&gt;&lt;div class="container-num-copies" id="side-3-54-num-copies"&gt;0&lt;/div&gt;&lt;button type="button" class="btn btn-secondary btn-number btn-sm btn-pop" data-type="minus" data-deck="side" data-id="3-54"&gt;-&lt;/button&gt;&lt;button type="button" class="btn btn-secondary btn-number btn-sm btn-push" data-type="plus" data-deck="side" data-id="3-54"&gt;+&lt;/button&gt;&lt;button type="button" class="btn btn-secondary btn-number btn-sm btn-raise" data-type="raise" data-id="3-54"&gt;^&lt;/button&gt;&lt;/div&gt;</text:p>
          </table:table-cell>
          <table:table-cell table:formula="of:=CONCATENATE([$HTML.$A$3];[.F283];[$HTML.$B$3];[.H283];[$HTML.$C$3];[.J283];[$HTML.$D$3];[.N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data-expansion="35" data-type="2" data-color="4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&quot; id=&quot;main-3-55&quot;&gt;&lt;img class=&quot;img-card&quot; width=&quot;80&quot; height=&quot;112&quot; src=&quot;https://one-draw.jp/ijinden/cardlist/003/card/03_055.png&quot; /&gt;&lt;div class=&quot;container-num-copies&quot; id=&quot;main-3-55-num-copies&quot;&gt;0&lt;/div&gt;&lt;button type=&quot;button&quot; class=&quot;btn btn-secondary btn-number btn-sm btn-pop&quot; data-type=&quot;minus&quot; data-deck=&quot;main&quot; data-id=&quot;3-55&quot;&gt;-&lt;/button&gt;&lt;button type=&quot;button&quot; class=&quot;btn btn-secondary btn-number btn-sm btn-push&quot; data-type=&quot;plus&quot; data-deck=&quot;main&quot; data-id=&quot;3-55&quot;&gt;+&lt;/button&gt;&lt;button type=&quot;button&quot; class=&quot;btn btn-secondary btn-number btn-sm btn-drop&quot; data-type=&quot;drop&quot; data-id=&quot;3-55&quot;&gt;v&lt;/button&gt;&lt;/div&gt;" calcext:value-type="string">
            <text:p>&lt;div class="container-card" id="main-3-55"&gt;&lt;img class="img-card" width="80" height="112" src="https://one-draw.jp/ijinden/cardlist/003/card/03_055.png" /&gt;&lt;div class="container-num-copies" id="main-3-55-num-copies"&gt;0&lt;/div&gt;&lt;button type="button" class="btn btn-secondary btn-number btn-sm btn-pop" data-type="minus" data-deck="main" data-id="3-55"&gt;-&lt;/button&gt;&lt;button type="button" class="btn btn-secondary btn-number btn-sm btn-push" data-type="plus" data-deck="main" data-id="3-55"&gt;+&lt;/button&gt;&lt;button type="button" class="btn btn-secondary btn-number btn-sm btn-drop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&quot; id=&quot;side-3-55&quot;&gt;&lt;img class=&quot;d-block&quot; width=&quot;80&quot; height=&quot;112&quot; src=&quot;https://one-draw.jp/ijinden/cardlist/003/card/03_055.png&quot; /&gt;&lt;div class=&quot;container-num-copies&quot; id=&quot;side-3-55-num-copies&quot;&gt;0&lt;/div&gt;&lt;button type=&quot;button&quot; class=&quot;btn btn-secondary btn-number btn-sm btn-pop&quot; data-type=&quot;minus&quot; data-deck=&quot;side&quot; data-id=&quot;3-55&quot;&gt;-&lt;/button&gt;&lt;button type=&quot;button&quot; class=&quot;btn btn-secondary btn-number btn-sm btn-push&quot; data-type=&quot;plus&quot; data-deck=&quot;side&quot; data-id=&quot;3-55&quot;&gt;+&lt;/button&gt;&lt;button type=&quot;button&quot; class=&quot;btn btn-secondary btn-number btn-sm btn-raise&quot; data-type=&quot;raise&quot; data-id=&quot;3-55&quot;&gt;^&lt;/button&gt;&lt;/div&gt;" calcext:value-type="string">
            <text:p>&lt;div class="container-card" id="side-3-55"&gt;&lt;img class="d-block" width="80" height="112" src="https://one-draw.jp/ijinden/cardlist/003/card/03_055.png" /&gt;&lt;div class="container-num-copies" id="side-3-55-num-copies"&gt;0&lt;/div&gt;&lt;button type="button" class="btn btn-secondary btn-number btn-sm btn-pop" data-type="minus" data-deck="side" data-id="3-55"&gt;-&lt;/button&gt;&lt;button type="button" class="btn btn-secondary btn-number btn-sm btn-push" data-type="plus" data-deck="side" data-id="3-55"&gt;+&lt;/button&gt;&lt;button type="button" class="btn btn-secondary btn-number btn-sm btn-raise" data-type="raise" data-id="3-55"&gt;^&lt;/button&gt;&lt;/div&gt;</text:p>
          </table:table-cell>
          <table:table-cell table:formula="of:=CONCATENATE([$HTML.$A$3];[.F284];[$HTML.$B$3];[.H284];[$HTML.$C$3];[.J284];[$HTML.$D$3];[.N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data-expansion="35" data-type="2" data-color="8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&quot; id=&quot;main-3-56&quot;&gt;&lt;img class=&quot;img-card&quot; width=&quot;80&quot; height=&quot;112&quot; src=&quot;https://one-draw.jp/ijinden/cardlist/003/card/03_056.png&quot; /&gt;&lt;div class=&quot;container-num-copies&quot; id=&quot;main-3-56-num-copies&quot;&gt;0&lt;/div&gt;&lt;button type=&quot;button&quot; class=&quot;btn btn-secondary btn-number btn-sm btn-pop&quot; data-type=&quot;minus&quot; data-deck=&quot;main&quot; data-id=&quot;3-56&quot;&gt;-&lt;/button&gt;&lt;button type=&quot;button&quot; class=&quot;btn btn-secondary btn-number btn-sm btn-push&quot; data-type=&quot;plus&quot; data-deck=&quot;main&quot; data-id=&quot;3-56&quot;&gt;+&lt;/button&gt;&lt;button type=&quot;button&quot; class=&quot;btn btn-secondary btn-number btn-sm btn-drop&quot; data-type=&quot;drop&quot; data-id=&quot;3-56&quot;&gt;v&lt;/button&gt;&lt;/div&gt;" calcext:value-type="string">
            <text:p>&lt;div class="container-card" id="main-3-56"&gt;&lt;img class="img-card" width="80" height="112" src="https://one-draw.jp/ijinden/cardlist/003/card/03_056.png" /&gt;&lt;div class="container-num-copies" id="main-3-56-num-copies"&gt;0&lt;/div&gt;&lt;button type="button" class="btn btn-secondary btn-number btn-sm btn-pop" data-type="minus" data-deck="main" data-id="3-56"&gt;-&lt;/button&gt;&lt;button type="button" class="btn btn-secondary btn-number btn-sm btn-push" data-type="plus" data-deck="main" data-id="3-56"&gt;+&lt;/button&gt;&lt;button type="button" class="btn btn-secondary btn-number btn-sm btn-drop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&quot; id=&quot;side-3-56&quot;&gt;&lt;img class=&quot;d-block&quot; width=&quot;80&quot; height=&quot;112&quot; src=&quot;https://one-draw.jp/ijinden/cardlist/003/card/03_056.png&quot; /&gt;&lt;div class=&quot;container-num-copies&quot; id=&quot;side-3-56-num-copies&quot;&gt;0&lt;/div&gt;&lt;button type=&quot;button&quot; class=&quot;btn btn-secondary btn-number btn-sm btn-pop&quot; data-type=&quot;minus&quot; data-deck=&quot;side&quot; data-id=&quot;3-56&quot;&gt;-&lt;/button&gt;&lt;button type=&quot;button&quot; class=&quot;btn btn-secondary btn-number btn-sm btn-push&quot; data-type=&quot;plus&quot; data-deck=&quot;side&quot; data-id=&quot;3-56&quot;&gt;+&lt;/button&gt;&lt;button type=&quot;button&quot; class=&quot;btn btn-secondary btn-number btn-sm btn-raise&quot; data-type=&quot;raise&quot; data-id=&quot;3-56&quot;&gt;^&lt;/button&gt;&lt;/div&gt;" calcext:value-type="string">
            <text:p>&lt;div class="container-card" id="side-3-56"&gt;&lt;img class="d-block" width="80" height="112" src="https://one-draw.jp/ijinden/cardlist/003/card/03_056.png" /&gt;&lt;div class="container-num-copies" id="side-3-56-num-copies"&gt;0&lt;/div&gt;&lt;button type="button" class="btn btn-secondary btn-number btn-sm btn-pop" data-type="minus" data-deck="side" data-id="3-56"&gt;-&lt;/button&gt;&lt;button type="button" class="btn btn-secondary btn-number btn-sm btn-push" data-type="plus" data-deck="side" data-id="3-56"&gt;+&lt;/button&gt;&lt;button type="button" class="btn btn-secondary btn-number btn-sm btn-raise" data-type="raise" data-id="3-56"&gt;^&lt;/button&gt;&lt;/div&gt;</text:p>
          </table:table-cell>
          <table:table-cell table:formula="of:=CONCATENATE([$HTML.$A$3];[.F285];[$HTML.$B$3];[.H285];[$HTML.$C$3];[.J285];[$HTML.$D$3];[.N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data-expansion="35" data-type="2" data-color="8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&quot; id=&quot;main-3-57&quot;&gt;&lt;img class=&quot;img-card&quot; width=&quot;80&quot; height=&quot;112&quot; src=&quot;https://one-draw.jp/ijinden/cardlist/003/card/03_057.png&quot; /&gt;&lt;div class=&quot;container-num-copies&quot; id=&quot;main-3-57-num-copies&quot;&gt;0&lt;/div&gt;&lt;button type=&quot;button&quot; class=&quot;btn btn-secondary btn-number btn-sm btn-pop&quot; data-type=&quot;minus&quot; data-deck=&quot;main&quot; data-id=&quot;3-57&quot;&gt;-&lt;/button&gt;&lt;button type=&quot;button&quot; class=&quot;btn btn-secondary btn-number btn-sm btn-push&quot; data-type=&quot;plus&quot; data-deck=&quot;main&quot; data-id=&quot;3-57&quot;&gt;+&lt;/button&gt;&lt;button type=&quot;button&quot; class=&quot;btn btn-secondary btn-number btn-sm btn-drop&quot; data-type=&quot;drop&quot; data-id=&quot;3-57&quot;&gt;v&lt;/button&gt;&lt;/div&gt;" calcext:value-type="string">
            <text:p>&lt;div class="container-card" id="main-3-57"&gt;&lt;img class="img-card" width="80" height="112" src="https://one-draw.jp/ijinden/cardlist/003/card/03_057.png" /&gt;&lt;div class="container-num-copies" id="main-3-57-num-copies"&gt;0&lt;/div&gt;&lt;button type="button" class="btn btn-secondary btn-number btn-sm btn-pop" data-type="minus" data-deck="main" data-id="3-57"&gt;-&lt;/button&gt;&lt;button type="button" class="btn btn-secondary btn-number btn-sm btn-push" data-type="plus" data-deck="main" data-id="3-57"&gt;+&lt;/button&gt;&lt;button type="button" class="btn btn-secondary btn-number btn-sm btn-drop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&quot; id=&quot;side-3-57&quot;&gt;&lt;img class=&quot;d-block&quot; width=&quot;80&quot; height=&quot;112&quot; src=&quot;https://one-draw.jp/ijinden/cardlist/003/card/03_057.png&quot; /&gt;&lt;div class=&quot;container-num-copies&quot; id=&quot;side-3-57-num-copies&quot;&gt;0&lt;/div&gt;&lt;button type=&quot;button&quot; class=&quot;btn btn-secondary btn-number btn-sm btn-pop&quot; data-type=&quot;minus&quot; data-deck=&quot;side&quot; data-id=&quot;3-57&quot;&gt;-&lt;/button&gt;&lt;button type=&quot;button&quot; class=&quot;btn btn-secondary btn-number btn-sm btn-push&quot; data-type=&quot;plus&quot; data-deck=&quot;side&quot; data-id=&quot;3-57&quot;&gt;+&lt;/button&gt;&lt;button type=&quot;button&quot; class=&quot;btn btn-secondary btn-number btn-sm btn-raise&quot; data-type=&quot;raise&quot; data-id=&quot;3-57&quot;&gt;^&lt;/button&gt;&lt;/div&gt;" calcext:value-type="string">
            <text:p>&lt;div class="container-card" id="side-3-57"&gt;&lt;img class="d-block" width="80" height="112" src="https://one-draw.jp/ijinden/cardlist/003/card/03_057.png" /&gt;&lt;div class="container-num-copies" id="side-3-57-num-copies"&gt;0&lt;/div&gt;&lt;button type="button" class="btn btn-secondary btn-number btn-sm btn-pop" data-type="minus" data-deck="side" data-id="3-57"&gt;-&lt;/button&gt;&lt;button type="button" class="btn btn-secondary btn-number btn-sm btn-push" data-type="plus" data-deck="side" data-id="3-57"&gt;+&lt;/button&gt;&lt;button type="button" class="btn btn-secondary btn-number btn-sm btn-raise" data-type="raise" data-id="3-57"&gt;^&lt;/button&gt;&lt;/div&gt;</text:p>
          </table:table-cell>
          <table:table-cell table:formula="of:=CONCATENATE([$HTML.$A$3];[.F286];[$HTML.$B$3];[.H286];[$HTML.$C$3];[.J286];[$HTML.$D$3];[.N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data-expansion="35" data-type="2" data-color="16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&quot; id=&quot;main-3-58&quot;&gt;&lt;img class=&quot;img-card&quot; width=&quot;80&quot; height=&quot;112&quot; src=&quot;https://one-draw.jp/ijinden/cardlist/003/card/03_058.png&quot; /&gt;&lt;div class=&quot;container-num-copies&quot; id=&quot;main-3-58-num-copies&quot;&gt;0&lt;/div&gt;&lt;button type=&quot;button&quot; class=&quot;btn btn-secondary btn-number btn-sm btn-pop&quot; data-type=&quot;minus&quot; data-deck=&quot;main&quot; data-id=&quot;3-58&quot;&gt;-&lt;/button&gt;&lt;button type=&quot;button&quot; class=&quot;btn btn-secondary btn-number btn-sm btn-push&quot; data-type=&quot;plus&quot; data-deck=&quot;main&quot; data-id=&quot;3-58&quot;&gt;+&lt;/button&gt;&lt;button type=&quot;button&quot; class=&quot;btn btn-secondary btn-number btn-sm btn-drop&quot; data-type=&quot;drop&quot; data-id=&quot;3-58&quot;&gt;v&lt;/button&gt;&lt;/div&gt;" calcext:value-type="string">
            <text:p>&lt;div class="container-card" id="main-3-58"&gt;&lt;img class="img-card" width="80" height="112" src="https://one-draw.jp/ijinden/cardlist/003/card/03_058.png" /&gt;&lt;div class="container-num-copies" id="main-3-58-num-copies"&gt;0&lt;/div&gt;&lt;button type="button" class="btn btn-secondary btn-number btn-sm btn-pop" data-type="minus" data-deck="main" data-id="3-58"&gt;-&lt;/button&gt;&lt;button type="button" class="btn btn-secondary btn-number btn-sm btn-push" data-type="plus" data-deck="main" data-id="3-58"&gt;+&lt;/button&gt;&lt;button type="button" class="btn btn-secondary btn-number btn-sm btn-drop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&quot; id=&quot;side-3-58&quot;&gt;&lt;img class=&quot;d-block&quot; width=&quot;80&quot; height=&quot;112&quot; src=&quot;https://one-draw.jp/ijinden/cardlist/003/card/03_058.png&quot; /&gt;&lt;div class=&quot;container-num-copies&quot; id=&quot;side-3-58-num-copies&quot;&gt;0&lt;/div&gt;&lt;button type=&quot;button&quot; class=&quot;btn btn-secondary btn-number btn-sm btn-pop&quot; data-type=&quot;minus&quot; data-deck=&quot;side&quot; data-id=&quot;3-58&quot;&gt;-&lt;/button&gt;&lt;button type=&quot;button&quot; class=&quot;btn btn-secondary btn-number btn-sm btn-push&quot; data-type=&quot;plus&quot; data-deck=&quot;side&quot; data-id=&quot;3-58&quot;&gt;+&lt;/button&gt;&lt;button type=&quot;button&quot; class=&quot;btn btn-secondary btn-number btn-sm btn-raise&quot; data-type=&quot;raise&quot; data-id=&quot;3-58&quot;&gt;^&lt;/button&gt;&lt;/div&gt;" calcext:value-type="string">
            <text:p>&lt;div class="container-card" id="side-3-58"&gt;&lt;img class="d-block" width="80" height="112" src="https://one-draw.jp/ijinden/cardlist/003/card/03_058.png" /&gt;&lt;div class="container-num-copies" id="side-3-58-num-copies"&gt;0&lt;/div&gt;&lt;button type="button" class="btn btn-secondary btn-number btn-sm btn-pop" data-type="minus" data-deck="side" data-id="3-58"&gt;-&lt;/button&gt;&lt;button type="button" class="btn btn-secondary btn-number btn-sm btn-push" data-type="plus" data-deck="side" data-id="3-58"&gt;+&lt;/button&gt;&lt;button type="button" class="btn btn-secondary btn-number btn-sm btn-raise" data-type="raise" data-id="3-58"&gt;^&lt;/button&gt;&lt;/div&gt;</text:p>
          </table:table-cell>
          <table:table-cell table:formula="of:=CONCATENATE([$HTML.$A$3];[.F287];[$HTML.$B$3];[.H287];[$HTML.$C$3];[.J287];[$HTML.$D$3];[.N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data-expansion="35" data-type="2" data-color="16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&quot; id=&quot;main-3-59&quot;&gt;&lt;img class=&quot;img-card&quot; width=&quot;80&quot; height=&quot;112&quot; src=&quot;https://one-draw.jp/ijinden/cardlist/003/card/03_059.png&quot; /&gt;&lt;div class=&quot;container-num-copies&quot; id=&quot;main-3-59-num-copies&quot;&gt;0&lt;/div&gt;&lt;button type=&quot;button&quot; class=&quot;btn btn-secondary btn-number btn-sm btn-pop&quot; data-type=&quot;minus&quot; data-deck=&quot;main&quot; data-id=&quot;3-59&quot;&gt;-&lt;/button&gt;&lt;button type=&quot;button&quot; class=&quot;btn btn-secondary btn-number btn-sm btn-push&quot; data-type=&quot;plus&quot; data-deck=&quot;main&quot; data-id=&quot;3-59&quot;&gt;+&lt;/button&gt;&lt;button type=&quot;button&quot; class=&quot;btn btn-secondary btn-number btn-sm btn-drop&quot; data-type=&quot;drop&quot; data-id=&quot;3-59&quot;&gt;v&lt;/button&gt;&lt;/div&gt;" calcext:value-type="string">
            <text:p>&lt;div class="container-card" id="main-3-59"&gt;&lt;img class="img-card" width="80" height="112" src="https://one-draw.jp/ijinden/cardlist/003/card/03_059.png" /&gt;&lt;div class="container-num-copies" id="main-3-59-num-copies"&gt;0&lt;/div&gt;&lt;button type="button" class="btn btn-secondary btn-number btn-sm btn-pop" data-type="minus" data-deck="main" data-id="3-59"&gt;-&lt;/button&gt;&lt;button type="button" class="btn btn-secondary btn-number btn-sm btn-push" data-type="plus" data-deck="main" data-id="3-59"&gt;+&lt;/button&gt;&lt;button type="button" class="btn btn-secondary btn-number btn-sm btn-drop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&quot; id=&quot;side-3-59&quot;&gt;&lt;img class=&quot;d-block&quot; width=&quot;80&quot; height=&quot;112&quot; src=&quot;https://one-draw.jp/ijinden/cardlist/003/card/03_059.png&quot; /&gt;&lt;div class=&quot;container-num-copies&quot; id=&quot;side-3-59-num-copies&quot;&gt;0&lt;/div&gt;&lt;button type=&quot;button&quot; class=&quot;btn btn-secondary btn-number btn-sm btn-pop&quot; data-type=&quot;minus&quot; data-deck=&quot;side&quot; data-id=&quot;3-59&quot;&gt;-&lt;/button&gt;&lt;button type=&quot;button&quot; class=&quot;btn btn-secondary btn-number btn-sm btn-push&quot; data-type=&quot;plus&quot; data-deck=&quot;side&quot; data-id=&quot;3-59&quot;&gt;+&lt;/button&gt;&lt;button type=&quot;button&quot; class=&quot;btn btn-secondary btn-number btn-sm btn-raise&quot; data-type=&quot;raise&quot; data-id=&quot;3-59&quot;&gt;^&lt;/button&gt;&lt;/div&gt;" calcext:value-type="string">
            <text:p>&lt;div class="container-card" id="side-3-59"&gt;&lt;img class="d-block" width="80" height="112" src="https://one-draw.jp/ijinden/cardlist/003/card/03_059.png" /&gt;&lt;div class="container-num-copies" id="side-3-59-num-copies"&gt;0&lt;/div&gt;&lt;button type="button" class="btn btn-secondary btn-number btn-sm btn-pop" data-type="minus" data-deck="side" data-id="3-59"&gt;-&lt;/button&gt;&lt;button type="button" class="btn btn-secondary btn-number btn-sm btn-push" data-type="plus" data-deck="side" data-id="3-59"&gt;+&lt;/button&gt;&lt;button type="button" class="btn btn-secondary btn-number btn-sm btn-raise" data-type="raise" data-id="3-59"&gt;^&lt;/button&gt;&lt;/div&gt;</text:p>
          </table:table-cell>
          <table:table-cell table:formula="of:=CONCATENATE([$HTML.$A$3];[.F288];[$HTML.$B$3];[.H288];[$HTML.$C$3];[.J288];[$HTML.$D$3];[.N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data-expansion="35" data-type="2" data-color="32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&quot; id=&quot;main-3-60&quot;&gt;&lt;img class=&quot;img-card&quot; width=&quot;80&quot; height=&quot;112&quot; src=&quot;https://one-draw.jp/ijinden/cardlist/003/card/03_060.png&quot; /&gt;&lt;div class=&quot;container-num-copies&quot; id=&quot;main-3-60-num-copies&quot;&gt;0&lt;/div&gt;&lt;button type=&quot;button&quot; class=&quot;btn btn-secondary btn-number btn-sm btn-pop&quot; data-type=&quot;minus&quot; data-deck=&quot;main&quot; data-id=&quot;3-60&quot;&gt;-&lt;/button&gt;&lt;button type=&quot;button&quot; class=&quot;btn btn-secondary btn-number btn-sm btn-push&quot; data-type=&quot;plus&quot; data-deck=&quot;main&quot; data-id=&quot;3-60&quot;&gt;+&lt;/button&gt;&lt;button type=&quot;button&quot; class=&quot;btn btn-secondary btn-number btn-sm btn-drop&quot; data-type=&quot;drop&quot; data-id=&quot;3-60&quot;&gt;v&lt;/button&gt;&lt;/div&gt;" calcext:value-type="string">
            <text:p>&lt;div class="container-card" id="main-3-60"&gt;&lt;img class="img-card" width="80" height="112" src="https://one-draw.jp/ijinden/cardlist/003/card/03_060.png" /&gt;&lt;div class="container-num-copies" id="main-3-60-num-copies"&gt;0&lt;/div&gt;&lt;button type="button" class="btn btn-secondary btn-number btn-sm btn-pop" data-type="minus" data-deck="main" data-id="3-60"&gt;-&lt;/button&gt;&lt;button type="button" class="btn btn-secondary btn-number btn-sm btn-push" data-type="plus" data-deck="main" data-id="3-60"&gt;+&lt;/button&gt;&lt;button type="button" class="btn btn-secondary btn-number btn-sm btn-drop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&quot; id=&quot;side-3-60&quot;&gt;&lt;img class=&quot;d-block&quot; width=&quot;80&quot; height=&quot;112&quot; src=&quot;https://one-draw.jp/ijinden/cardlist/003/card/03_060.png&quot; /&gt;&lt;div class=&quot;container-num-copies&quot; id=&quot;side-3-60-num-copies&quot;&gt;0&lt;/div&gt;&lt;button type=&quot;button&quot; class=&quot;btn btn-secondary btn-number btn-sm btn-pop&quot; data-type=&quot;minus&quot; data-deck=&quot;side&quot; data-id=&quot;3-60&quot;&gt;-&lt;/button&gt;&lt;button type=&quot;button&quot; class=&quot;btn btn-secondary btn-number btn-sm btn-push&quot; data-type=&quot;plus&quot; data-deck=&quot;side&quot; data-id=&quot;3-60&quot;&gt;+&lt;/button&gt;&lt;button type=&quot;button&quot; class=&quot;btn btn-secondary btn-number btn-sm btn-raise&quot; data-type=&quot;raise&quot; data-id=&quot;3-60&quot;&gt;^&lt;/button&gt;&lt;/div&gt;" calcext:value-type="string">
            <text:p>&lt;div class="container-card" id="side-3-60"&gt;&lt;img class="d-block" width="80" height="112" src="https://one-draw.jp/ijinden/cardlist/003/card/03_060.png" /&gt;&lt;div class="container-num-copies" id="side-3-60-num-copies"&gt;0&lt;/div&gt;&lt;button type="button" class="btn btn-secondary btn-number btn-sm btn-pop" data-type="minus" data-deck="side" data-id="3-60"&gt;-&lt;/button&gt;&lt;button type="button" class="btn btn-secondary btn-number btn-sm btn-push" data-type="plus" data-deck="side" data-id="3-60"&gt;+&lt;/button&gt;&lt;button type="button" class="btn btn-secondary btn-number btn-sm btn-raise" data-type="raise" data-id="3-60"&gt;^&lt;/button&gt;&lt;/div&gt;</text:p>
          </table:table-cell>
          <table:table-cell table:formula="of:=CONCATENATE([$HTML.$A$3];[.F289];[$HTML.$B$3];[.H289];[$HTML.$C$3];[.J289];[$HTML.$D$3];[.N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data-expansion="35" data-type="2" data-color="32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&quot; id=&quot;main-3-61&quot;&gt;&lt;img class=&quot;img-card&quot; width=&quot;80&quot; height=&quot;112&quot; src=&quot;https://one-draw.jp/ijinden/cardlist/003/card/03_061.png&quot; /&gt;&lt;div class=&quot;container-num-copies&quot; id=&quot;main-3-61-num-copies&quot;&gt;0&lt;/div&gt;&lt;button type=&quot;button&quot; class=&quot;btn btn-secondary btn-number btn-sm btn-pop&quot; data-type=&quot;minus&quot; data-deck=&quot;main&quot; data-id=&quot;3-61&quot;&gt;-&lt;/button&gt;&lt;button type=&quot;button&quot; class=&quot;btn btn-secondary btn-number btn-sm btn-push&quot; data-type=&quot;plus&quot; data-deck=&quot;main&quot; data-id=&quot;3-61&quot;&gt;+&lt;/button&gt;&lt;button type=&quot;button&quot; class=&quot;btn btn-secondary btn-number btn-sm btn-drop&quot; data-type=&quot;drop&quot; data-id=&quot;3-61&quot;&gt;v&lt;/button&gt;&lt;/div&gt;" calcext:value-type="string">
            <text:p>&lt;div class="container-card" id="main-3-61"&gt;&lt;img class="img-card" width="80" height="112" src="https://one-draw.jp/ijinden/cardlist/003/card/03_061.png" /&gt;&lt;div class="container-num-copies" id="main-3-61-num-copies"&gt;0&lt;/div&gt;&lt;button type="button" class="btn btn-secondary btn-number btn-sm btn-pop" data-type="minus" data-deck="main" data-id="3-61"&gt;-&lt;/button&gt;&lt;button type="button" class="btn btn-secondary btn-number btn-sm btn-push" data-type="plus" data-deck="main" data-id="3-61"&gt;+&lt;/button&gt;&lt;button type="button" class="btn btn-secondary btn-number btn-sm btn-drop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&quot; id=&quot;side-3-61&quot;&gt;&lt;img class=&quot;d-block&quot; width=&quot;80&quot; height=&quot;112&quot; src=&quot;https://one-draw.jp/ijinden/cardlist/003/card/03_061.png&quot; /&gt;&lt;div class=&quot;container-num-copies&quot; id=&quot;side-3-61-num-copies&quot;&gt;0&lt;/div&gt;&lt;button type=&quot;button&quot; class=&quot;btn btn-secondary btn-number btn-sm btn-pop&quot; data-type=&quot;minus&quot; data-deck=&quot;side&quot; data-id=&quot;3-61&quot;&gt;-&lt;/button&gt;&lt;button type=&quot;button&quot; class=&quot;btn btn-secondary btn-number btn-sm btn-push&quot; data-type=&quot;plus&quot; data-deck=&quot;side&quot; data-id=&quot;3-61&quot;&gt;+&lt;/button&gt;&lt;button type=&quot;button&quot; class=&quot;btn btn-secondary btn-number btn-sm btn-raise&quot; data-type=&quot;raise&quot; data-id=&quot;3-61&quot;&gt;^&lt;/button&gt;&lt;/div&gt;" calcext:value-type="string">
            <text:p>&lt;div class="container-card" id="side-3-61"&gt;&lt;img class="d-block" width="80" height="112" src="https://one-draw.jp/ijinden/cardlist/003/card/03_061.png" /&gt;&lt;div class="container-num-copies" id="side-3-61-num-copies"&gt;0&lt;/div&gt;&lt;button type="button" class="btn btn-secondary btn-number btn-sm btn-pop" data-type="minus" data-deck="side" data-id="3-61"&gt;-&lt;/button&gt;&lt;button type="button" class="btn btn-secondary btn-number btn-sm btn-push" data-type="plus" data-deck="side" data-id="3-61"&gt;+&lt;/button&gt;&lt;button type="button" class="btn btn-secondary btn-number btn-sm btn-raise" data-type="raise" data-id="3-61"&gt;^&lt;/button&gt;&lt;/div&gt;</text:p>
          </table:table-cell>
          <table:table-cell table:formula="of:=CONCATENATE([$HTML.$A$3];[.F290];[$HTML.$B$3];[.H290];[$HTML.$C$3];[.J290];[$HTML.$D$3];[.N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data-expansion="35" data-type="3" data-color="2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&quot; id=&quot;main-3-62&quot;&gt;&lt;img class=&quot;img-card&quot; width=&quot;80&quot; height=&quot;112&quot; src=&quot;https://one-draw.jp/ijinden/cardlist/003/card/03_062.png&quot; /&gt;&lt;div class=&quot;container-num-copies&quot; id=&quot;main-3-62-num-copies&quot;&gt;0&lt;/div&gt;&lt;button type=&quot;button&quot; class=&quot;btn btn-secondary btn-number btn-sm btn-pop&quot; data-type=&quot;minus&quot; data-deck=&quot;main&quot; data-id=&quot;3-62&quot;&gt;-&lt;/button&gt;&lt;button type=&quot;button&quot; class=&quot;btn btn-secondary btn-number btn-sm btn-push&quot; data-type=&quot;plus&quot; data-deck=&quot;main&quot; data-id=&quot;3-62&quot;&gt;+&lt;/button&gt;&lt;button type=&quot;button&quot; class=&quot;btn btn-secondary btn-number btn-sm btn-drop&quot; data-type=&quot;drop&quot; data-id=&quot;3-62&quot;&gt;v&lt;/button&gt;&lt;/div&gt;" calcext:value-type="string">
            <text:p>&lt;div class="container-card" id="main-3-62"&gt;&lt;img class="img-card" width="80" height="112" src="https://one-draw.jp/ijinden/cardlist/003/card/03_062.png" /&gt;&lt;div class="container-num-copies" id="main-3-62-num-copies"&gt;0&lt;/div&gt;&lt;button type="button" class="btn btn-secondary btn-number btn-sm btn-pop" data-type="minus" data-deck="main" data-id="3-62"&gt;-&lt;/button&gt;&lt;button type="button" class="btn btn-secondary btn-number btn-sm btn-push" data-type="plus" data-deck="main" data-id="3-62"&gt;+&lt;/button&gt;&lt;button type="button" class="btn btn-secondary btn-number btn-sm btn-drop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&quot; id=&quot;side-3-62&quot;&gt;&lt;img class=&quot;d-block&quot; width=&quot;80&quot; height=&quot;112&quot; src=&quot;https://one-draw.jp/ijinden/cardlist/003/card/03_062.png&quot; /&gt;&lt;div class=&quot;container-num-copies&quot; id=&quot;side-3-62-num-copies&quot;&gt;0&lt;/div&gt;&lt;button type=&quot;button&quot; class=&quot;btn btn-secondary btn-number btn-sm btn-pop&quot; data-type=&quot;minus&quot; data-deck=&quot;side&quot; data-id=&quot;3-62&quot;&gt;-&lt;/button&gt;&lt;button type=&quot;button&quot; class=&quot;btn btn-secondary btn-number btn-sm btn-push&quot; data-type=&quot;plus&quot; data-deck=&quot;side&quot; data-id=&quot;3-62&quot;&gt;+&lt;/button&gt;&lt;button type=&quot;button&quot; class=&quot;btn btn-secondary btn-number btn-sm btn-raise&quot; data-type=&quot;raise&quot; data-id=&quot;3-62&quot;&gt;^&lt;/button&gt;&lt;/div&gt;" calcext:value-type="string">
            <text:p>&lt;div class="container-card" id="side-3-62"&gt;&lt;img class="d-block" width="80" height="112" src="https://one-draw.jp/ijinden/cardlist/003/card/03_062.png" /&gt;&lt;div class="container-num-copies" id="side-3-62-num-copies"&gt;0&lt;/div&gt;&lt;button type="button" class="btn btn-secondary btn-number btn-sm btn-pop" data-type="minus" data-deck="side" data-id="3-62"&gt;-&lt;/button&gt;&lt;button type="button" class="btn btn-secondary btn-number btn-sm btn-push" data-type="plus" data-deck="side" data-id="3-62"&gt;+&lt;/button&gt;&lt;button type="button" class="btn btn-secondary btn-number btn-sm btn-raise" data-type="raise" data-id="3-62"&gt;^&lt;/button&gt;&lt;/div&gt;</text:p>
          </table:table-cell>
          <table:table-cell table:formula="of:=CONCATENATE([$HTML.$A$3];[.F291];[$HTML.$B$3];[.H291];[$HTML.$C$3];[.J291];[$HTML.$D$3];[.N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data-expansion="35" data-type="3" data-color="2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&quot; id=&quot;main-3-63&quot;&gt;&lt;img class=&quot;img-card&quot; width=&quot;80&quot; height=&quot;112&quot; src=&quot;https://one-draw.jp/ijinden/cardlist/003/card/03_063.png&quot; /&gt;&lt;div class=&quot;container-num-copies&quot; id=&quot;main-3-63-num-copies&quot;&gt;0&lt;/div&gt;&lt;button type=&quot;button&quot; class=&quot;btn btn-secondary btn-number btn-sm btn-pop&quot; data-type=&quot;minus&quot; data-deck=&quot;main&quot; data-id=&quot;3-63&quot;&gt;-&lt;/button&gt;&lt;button type=&quot;button&quot; class=&quot;btn btn-secondary btn-number btn-sm btn-push&quot; data-type=&quot;plus&quot; data-deck=&quot;main&quot; data-id=&quot;3-63&quot;&gt;+&lt;/button&gt;&lt;button type=&quot;button&quot; class=&quot;btn btn-secondary btn-number btn-sm btn-drop&quot; data-type=&quot;drop&quot; data-id=&quot;3-63&quot;&gt;v&lt;/button&gt;&lt;/div&gt;" calcext:value-type="string">
            <text:p>&lt;div class="container-card" id="main-3-63"&gt;&lt;img class="img-card" width="80" height="112" src="https://one-draw.jp/ijinden/cardlist/003/card/03_063.png" /&gt;&lt;div class="container-num-copies" id="main-3-63-num-copies"&gt;0&lt;/div&gt;&lt;button type="button" class="btn btn-secondary btn-number btn-sm btn-pop" data-type="minus" data-deck="main" data-id="3-63"&gt;-&lt;/button&gt;&lt;button type="button" class="btn btn-secondary btn-number btn-sm btn-push" data-type="plus" data-deck="main" data-id="3-63"&gt;+&lt;/button&gt;&lt;button type="button" class="btn btn-secondary btn-number btn-sm btn-drop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&quot; id=&quot;side-3-63&quot;&gt;&lt;img class=&quot;d-block&quot; width=&quot;80&quot; height=&quot;112&quot; src=&quot;https://one-draw.jp/ijinden/cardlist/003/card/03_063.png&quot; /&gt;&lt;div class=&quot;container-num-copies&quot; id=&quot;side-3-63-num-copies&quot;&gt;0&lt;/div&gt;&lt;button type=&quot;button&quot; class=&quot;btn btn-secondary btn-number btn-sm btn-pop&quot; data-type=&quot;minus&quot; data-deck=&quot;side&quot; data-id=&quot;3-63&quot;&gt;-&lt;/button&gt;&lt;button type=&quot;button&quot; class=&quot;btn btn-secondary btn-number btn-sm btn-push&quot; data-type=&quot;plus&quot; data-deck=&quot;side&quot; data-id=&quot;3-63&quot;&gt;+&lt;/button&gt;&lt;button type=&quot;button&quot; class=&quot;btn btn-secondary btn-number btn-sm btn-raise&quot; data-type=&quot;raise&quot; data-id=&quot;3-63&quot;&gt;^&lt;/button&gt;&lt;/div&gt;" calcext:value-type="string">
            <text:p>&lt;div class="container-card" id="side-3-63"&gt;&lt;img class="d-block" width="80" height="112" src="https://one-draw.jp/ijinden/cardlist/003/card/03_063.png" /&gt;&lt;div class="container-num-copies" id="side-3-63-num-copies"&gt;0&lt;/div&gt;&lt;button type="button" class="btn btn-secondary btn-number btn-sm btn-pop" data-type="minus" data-deck="side" data-id="3-63"&gt;-&lt;/button&gt;&lt;button type="button" class="btn btn-secondary btn-number btn-sm btn-push" data-type="plus" data-deck="side" data-id="3-63"&gt;+&lt;/button&gt;&lt;button type="button" class="btn btn-secondary btn-number btn-sm btn-raise" data-type="raise" data-id="3-63"&gt;^&lt;/button&gt;&lt;/div&gt;</text:p>
          </table:table-cell>
          <table:table-cell table:formula="of:=CONCATENATE([$HTML.$A$3];[.F292];[$HTML.$B$3];[.H292];[$HTML.$C$3];[.J292];[$HTML.$D$3];[.N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data-expansion="35" data-type="3" data-color="4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&quot; id=&quot;main-3-64&quot;&gt;&lt;img class=&quot;img-card&quot; width=&quot;80&quot; height=&quot;112&quot; src=&quot;https://one-draw.jp/ijinden/cardlist/003/card/03_064.png&quot; /&gt;&lt;div class=&quot;container-num-copies&quot; id=&quot;main-3-64-num-copies&quot;&gt;0&lt;/div&gt;&lt;button type=&quot;button&quot; class=&quot;btn btn-secondary btn-number btn-sm btn-pop&quot; data-type=&quot;minus&quot; data-deck=&quot;main&quot; data-id=&quot;3-64&quot;&gt;-&lt;/button&gt;&lt;button type=&quot;button&quot; class=&quot;btn btn-secondary btn-number btn-sm btn-push&quot; data-type=&quot;plus&quot; data-deck=&quot;main&quot; data-id=&quot;3-64&quot;&gt;+&lt;/button&gt;&lt;button type=&quot;button&quot; class=&quot;btn btn-secondary btn-number btn-sm btn-drop&quot; data-type=&quot;drop&quot; data-id=&quot;3-64&quot;&gt;v&lt;/button&gt;&lt;/div&gt;" calcext:value-type="string">
            <text:p>&lt;div class="container-card" id="main-3-64"&gt;&lt;img class="img-card" width="80" height="112" src="https://one-draw.jp/ijinden/cardlist/003/card/03_064.png" /&gt;&lt;div class="container-num-copies" id="main-3-64-num-copies"&gt;0&lt;/div&gt;&lt;button type="button" class="btn btn-secondary btn-number btn-sm btn-pop" data-type="minus" data-deck="main" data-id="3-64"&gt;-&lt;/button&gt;&lt;button type="button" class="btn btn-secondary btn-number btn-sm btn-push" data-type="plus" data-deck="main" data-id="3-64"&gt;+&lt;/button&gt;&lt;button type="button" class="btn btn-secondary btn-number btn-sm btn-drop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&quot; id=&quot;side-3-64&quot;&gt;&lt;img class=&quot;d-block&quot; width=&quot;80&quot; height=&quot;112&quot; src=&quot;https://one-draw.jp/ijinden/cardlist/003/card/03_064.png&quot; /&gt;&lt;div class=&quot;container-num-copies&quot; id=&quot;side-3-64-num-copies&quot;&gt;0&lt;/div&gt;&lt;button type=&quot;button&quot; class=&quot;btn btn-secondary btn-number btn-sm btn-pop&quot; data-type=&quot;minus&quot; data-deck=&quot;side&quot; data-id=&quot;3-64&quot;&gt;-&lt;/button&gt;&lt;button type=&quot;button&quot; class=&quot;btn btn-secondary btn-number btn-sm btn-push&quot; data-type=&quot;plus&quot; data-deck=&quot;side&quot; data-id=&quot;3-64&quot;&gt;+&lt;/button&gt;&lt;button type=&quot;button&quot; class=&quot;btn btn-secondary btn-number btn-sm btn-raise&quot; data-type=&quot;raise&quot; data-id=&quot;3-64&quot;&gt;^&lt;/button&gt;&lt;/div&gt;" calcext:value-type="string">
            <text:p>&lt;div class="container-card" id="side-3-64"&gt;&lt;img class="d-block" width="80" height="112" src="https://one-draw.jp/ijinden/cardlist/003/card/03_064.png" /&gt;&lt;div class="container-num-copies" id="side-3-64-num-copies"&gt;0&lt;/div&gt;&lt;button type="button" class="btn btn-secondary btn-number btn-sm btn-pop" data-type="minus" data-deck="side" data-id="3-64"&gt;-&lt;/button&gt;&lt;button type="button" class="btn btn-secondary btn-number btn-sm btn-push" data-type="plus" data-deck="side" data-id="3-64"&gt;+&lt;/button&gt;&lt;button type="button" class="btn btn-secondary btn-number btn-sm btn-raise" data-type="raise" data-id="3-64"&gt;^&lt;/button&gt;&lt;/div&gt;</text:p>
          </table:table-cell>
          <table:table-cell table:formula="of:=CONCATENATE([$HTML.$A$3];[.F293];[$HTML.$B$3];[.H293];[$HTML.$C$3];[.J293];[$HTML.$D$3];[.N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data-expansion="35" data-type="3" data-color="4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&quot; id=&quot;main-3-65&quot;&gt;&lt;img class=&quot;img-card&quot; width=&quot;80&quot; height=&quot;112&quot; src=&quot;https://one-draw.jp/ijinden/cardlist/003/card/03_065.png&quot; /&gt;&lt;div class=&quot;container-num-copies&quot; id=&quot;main-3-65-num-copies&quot;&gt;0&lt;/div&gt;&lt;button type=&quot;button&quot; class=&quot;btn btn-secondary btn-number btn-sm btn-pop&quot; data-type=&quot;minus&quot; data-deck=&quot;main&quot; data-id=&quot;3-65&quot;&gt;-&lt;/button&gt;&lt;button type=&quot;button&quot; class=&quot;btn btn-secondary btn-number btn-sm btn-push&quot; data-type=&quot;plus&quot; data-deck=&quot;main&quot; data-id=&quot;3-65&quot;&gt;+&lt;/button&gt;&lt;button type=&quot;button&quot; class=&quot;btn btn-secondary btn-number btn-sm btn-drop&quot; data-type=&quot;drop&quot; data-id=&quot;3-65&quot;&gt;v&lt;/button&gt;&lt;/div&gt;" calcext:value-type="string">
            <text:p>&lt;div class="container-card" id="main-3-65"&gt;&lt;img class="img-card" width="80" height="112" src="https://one-draw.jp/ijinden/cardlist/003/card/03_065.png" /&gt;&lt;div class="container-num-copies" id="main-3-65-num-copies"&gt;0&lt;/div&gt;&lt;button type="button" class="btn btn-secondary btn-number btn-sm btn-pop" data-type="minus" data-deck="main" data-id="3-65"&gt;-&lt;/button&gt;&lt;button type="button" class="btn btn-secondary btn-number btn-sm btn-push" data-type="plus" data-deck="main" data-id="3-65"&gt;+&lt;/button&gt;&lt;button type="button" class="btn btn-secondary btn-number btn-sm btn-drop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&quot; id=&quot;side-3-65&quot;&gt;&lt;img class=&quot;d-block&quot; width=&quot;80&quot; height=&quot;112&quot; src=&quot;https://one-draw.jp/ijinden/cardlist/003/card/03_065.png&quot; /&gt;&lt;div class=&quot;container-num-copies&quot; id=&quot;side-3-65-num-copies&quot;&gt;0&lt;/div&gt;&lt;button type=&quot;button&quot; class=&quot;btn btn-secondary btn-number btn-sm btn-pop&quot; data-type=&quot;minus&quot; data-deck=&quot;side&quot; data-id=&quot;3-65&quot;&gt;-&lt;/button&gt;&lt;button type=&quot;button&quot; class=&quot;btn btn-secondary btn-number btn-sm btn-push&quot; data-type=&quot;plus&quot; data-deck=&quot;side&quot; data-id=&quot;3-65&quot;&gt;+&lt;/button&gt;&lt;button type=&quot;button&quot; class=&quot;btn btn-secondary btn-number btn-sm btn-raise&quot; data-type=&quot;raise&quot; data-id=&quot;3-65&quot;&gt;^&lt;/button&gt;&lt;/div&gt;" calcext:value-type="string">
            <text:p>&lt;div class="container-card" id="side-3-65"&gt;&lt;img class="d-block" width="80" height="112" src="https://one-draw.jp/ijinden/cardlist/003/card/03_065.png" /&gt;&lt;div class="container-num-copies" id="side-3-65-num-copies"&gt;0&lt;/div&gt;&lt;button type="button" class="btn btn-secondary btn-number btn-sm btn-pop" data-type="minus" data-deck="side" data-id="3-65"&gt;-&lt;/button&gt;&lt;button type="button" class="btn btn-secondary btn-number btn-sm btn-push" data-type="plus" data-deck="side" data-id="3-65"&gt;+&lt;/button&gt;&lt;button type="button" class="btn btn-secondary btn-number btn-sm btn-raise" data-type="raise" data-id="3-65"&gt;^&lt;/button&gt;&lt;/div&gt;</text:p>
          </table:table-cell>
          <table:table-cell table:formula="of:=CONCATENATE([$HTML.$A$3];[.F294];[$HTML.$B$3];[.H294];[$HTML.$C$3];[.J294];[$HTML.$D$3];[.N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data-expansion="35" data-type="3" data-color="8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&quot; id=&quot;main-3-66&quot;&gt;&lt;img class=&quot;img-card&quot; width=&quot;80&quot; height=&quot;112&quot; src=&quot;https://one-draw.jp/ijinden/cardlist/003/card/03_066.png&quot; /&gt;&lt;div class=&quot;container-num-copies&quot; id=&quot;main-3-66-num-copies&quot;&gt;0&lt;/div&gt;&lt;button type=&quot;button&quot; class=&quot;btn btn-secondary btn-number btn-sm btn-pop&quot; data-type=&quot;minus&quot; data-deck=&quot;main&quot; data-id=&quot;3-66&quot;&gt;-&lt;/button&gt;&lt;button type=&quot;button&quot; class=&quot;btn btn-secondary btn-number btn-sm btn-push&quot; data-type=&quot;plus&quot; data-deck=&quot;main&quot; data-id=&quot;3-66&quot;&gt;+&lt;/button&gt;&lt;button type=&quot;button&quot; class=&quot;btn btn-secondary btn-number btn-sm btn-drop&quot; data-type=&quot;drop&quot; data-id=&quot;3-66&quot;&gt;v&lt;/button&gt;&lt;/div&gt;" calcext:value-type="string">
            <text:p>&lt;div class="container-card" id="main-3-66"&gt;&lt;img class="img-card" width="80" height="112" src="https://one-draw.jp/ijinden/cardlist/003/card/03_066.png" /&gt;&lt;div class="container-num-copies" id="main-3-66-num-copies"&gt;0&lt;/div&gt;&lt;button type="button" class="btn btn-secondary btn-number btn-sm btn-pop" data-type="minus" data-deck="main" data-id="3-66"&gt;-&lt;/button&gt;&lt;button type="button" class="btn btn-secondary btn-number btn-sm btn-push" data-type="plus" data-deck="main" data-id="3-66"&gt;+&lt;/button&gt;&lt;button type="button" class="btn btn-secondary btn-number btn-sm btn-drop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&quot; id=&quot;side-3-66&quot;&gt;&lt;img class=&quot;d-block&quot; width=&quot;80&quot; height=&quot;112&quot; src=&quot;https://one-draw.jp/ijinden/cardlist/003/card/03_066.png&quot; /&gt;&lt;div class=&quot;container-num-copies&quot; id=&quot;side-3-66-num-copies&quot;&gt;0&lt;/div&gt;&lt;button type=&quot;button&quot; class=&quot;btn btn-secondary btn-number btn-sm btn-pop&quot; data-type=&quot;minus&quot; data-deck=&quot;side&quot; data-id=&quot;3-66&quot;&gt;-&lt;/button&gt;&lt;button type=&quot;button&quot; class=&quot;btn btn-secondary btn-number btn-sm btn-push&quot; data-type=&quot;plus&quot; data-deck=&quot;side&quot; data-id=&quot;3-66&quot;&gt;+&lt;/button&gt;&lt;button type=&quot;button&quot; class=&quot;btn btn-secondary btn-number btn-sm btn-raise&quot; data-type=&quot;raise&quot; data-id=&quot;3-66&quot;&gt;^&lt;/button&gt;&lt;/div&gt;" calcext:value-type="string">
            <text:p>&lt;div class="container-card" id="side-3-66"&gt;&lt;img class="d-block" width="80" height="112" src="https://one-draw.jp/ijinden/cardlist/003/card/03_066.png" /&gt;&lt;div class="container-num-copies" id="side-3-66-num-copies"&gt;0&lt;/div&gt;&lt;button type="button" class="btn btn-secondary btn-number btn-sm btn-pop" data-type="minus" data-deck="side" data-id="3-66"&gt;-&lt;/button&gt;&lt;button type="button" class="btn btn-secondary btn-number btn-sm btn-push" data-type="plus" data-deck="side" data-id="3-66"&gt;+&lt;/button&gt;&lt;button type="button" class="btn btn-secondary btn-number btn-sm btn-raise" data-type="raise" data-id="3-66"&gt;^&lt;/button&gt;&lt;/div&gt;</text:p>
          </table:table-cell>
          <table:table-cell table:formula="of:=CONCATENATE([$HTML.$A$3];[.F295];[$HTML.$B$3];[.H295];[$HTML.$C$3];[.J295];[$HTML.$D$3];[.N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data-expansion="35" data-type="3" data-color="8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&quot; id=&quot;main-3-67&quot;&gt;&lt;img class=&quot;img-card&quot; width=&quot;80&quot; height=&quot;112&quot; src=&quot;https://one-draw.jp/ijinden/cardlist/003/card/03_067.png&quot; /&gt;&lt;div class=&quot;container-num-copies&quot; id=&quot;main-3-67-num-copies&quot;&gt;0&lt;/div&gt;&lt;button type=&quot;button&quot; class=&quot;btn btn-secondary btn-number btn-sm btn-pop&quot; data-type=&quot;minus&quot; data-deck=&quot;main&quot; data-id=&quot;3-67&quot;&gt;-&lt;/button&gt;&lt;button type=&quot;button&quot; class=&quot;btn btn-secondary btn-number btn-sm btn-push&quot; data-type=&quot;plus&quot; data-deck=&quot;main&quot; data-id=&quot;3-67&quot;&gt;+&lt;/button&gt;&lt;button type=&quot;button&quot; class=&quot;btn btn-secondary btn-number btn-sm btn-drop&quot; data-type=&quot;drop&quot; data-id=&quot;3-67&quot;&gt;v&lt;/button&gt;&lt;/div&gt;" calcext:value-type="string">
            <text:p>&lt;div class="container-card" id="main-3-67"&gt;&lt;img class="img-card" width="80" height="112" src="https://one-draw.jp/ijinden/cardlist/003/card/03_067.png" /&gt;&lt;div class="container-num-copies" id="main-3-67-num-copies"&gt;0&lt;/div&gt;&lt;button type="button" class="btn btn-secondary btn-number btn-sm btn-pop" data-type="minus" data-deck="main" data-id="3-67"&gt;-&lt;/button&gt;&lt;button type="button" class="btn btn-secondary btn-number btn-sm btn-push" data-type="plus" data-deck="main" data-id="3-67"&gt;+&lt;/button&gt;&lt;button type="button" class="btn btn-secondary btn-number btn-sm btn-drop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&quot; id=&quot;side-3-67&quot;&gt;&lt;img class=&quot;d-block&quot; width=&quot;80&quot; height=&quot;112&quot; src=&quot;https://one-draw.jp/ijinden/cardlist/003/card/03_067.png&quot; /&gt;&lt;div class=&quot;container-num-copies&quot; id=&quot;side-3-67-num-copies&quot;&gt;0&lt;/div&gt;&lt;button type=&quot;button&quot; class=&quot;btn btn-secondary btn-number btn-sm btn-pop&quot; data-type=&quot;minus&quot; data-deck=&quot;side&quot; data-id=&quot;3-67&quot;&gt;-&lt;/button&gt;&lt;button type=&quot;button&quot; class=&quot;btn btn-secondary btn-number btn-sm btn-push&quot; data-type=&quot;plus&quot; data-deck=&quot;side&quot; data-id=&quot;3-67&quot;&gt;+&lt;/button&gt;&lt;button type=&quot;button&quot; class=&quot;btn btn-secondary btn-number btn-sm btn-raise&quot; data-type=&quot;raise&quot; data-id=&quot;3-67&quot;&gt;^&lt;/button&gt;&lt;/div&gt;" calcext:value-type="string">
            <text:p>&lt;div class="container-card" id="side-3-67"&gt;&lt;img class="d-block" width="80" height="112" src="https://one-draw.jp/ijinden/cardlist/003/card/03_067.png" /&gt;&lt;div class="container-num-copies" id="side-3-67-num-copies"&gt;0&lt;/div&gt;&lt;button type="button" class="btn btn-secondary btn-number btn-sm btn-pop" data-type="minus" data-deck="side" data-id="3-67"&gt;-&lt;/button&gt;&lt;button type="button" class="btn btn-secondary btn-number btn-sm btn-push" data-type="plus" data-deck="side" data-id="3-67"&gt;+&lt;/button&gt;&lt;button type="button" class="btn btn-secondary btn-number btn-sm btn-raise" data-type="raise" data-id="3-67"&gt;^&lt;/button&gt;&lt;/div&gt;</text:p>
          </table:table-cell>
          <table:table-cell table:formula="of:=CONCATENATE([$HTML.$A$3];[.F296];[$HTML.$B$3];[.H296];[$HTML.$C$3];[.J296];[$HTML.$D$3];[.N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data-expansion="35" data-type="3" data-color="16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&quot; id=&quot;main-3-68&quot;&gt;&lt;img class=&quot;img-card&quot; width=&quot;80&quot; height=&quot;112&quot; src=&quot;https://one-draw.jp/ijinden/cardlist/003/card/03_068.png&quot; /&gt;&lt;div class=&quot;container-num-copies&quot; id=&quot;main-3-68-num-copies&quot;&gt;0&lt;/div&gt;&lt;button type=&quot;button&quot; class=&quot;btn btn-secondary btn-number btn-sm btn-pop&quot; data-type=&quot;minus&quot; data-deck=&quot;main&quot; data-id=&quot;3-68&quot;&gt;-&lt;/button&gt;&lt;button type=&quot;button&quot; class=&quot;btn btn-secondary btn-number btn-sm btn-push&quot; data-type=&quot;plus&quot; data-deck=&quot;main&quot; data-id=&quot;3-68&quot;&gt;+&lt;/button&gt;&lt;button type=&quot;button&quot; class=&quot;btn btn-secondary btn-number btn-sm btn-drop&quot; data-type=&quot;drop&quot; data-id=&quot;3-68&quot;&gt;v&lt;/button&gt;&lt;/div&gt;" calcext:value-type="string">
            <text:p>&lt;div class="container-card" id="main-3-68"&gt;&lt;img class="img-card" width="80" height="112" src="https://one-draw.jp/ijinden/cardlist/003/card/03_068.png" /&gt;&lt;div class="container-num-copies" id="main-3-68-num-copies"&gt;0&lt;/div&gt;&lt;button type="button" class="btn btn-secondary btn-number btn-sm btn-pop" data-type="minus" data-deck="main" data-id="3-68"&gt;-&lt;/button&gt;&lt;button type="button" class="btn btn-secondary btn-number btn-sm btn-push" data-type="plus" data-deck="main" data-id="3-68"&gt;+&lt;/button&gt;&lt;button type="button" class="btn btn-secondary btn-number btn-sm btn-drop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&quot; id=&quot;side-3-68&quot;&gt;&lt;img class=&quot;d-block&quot; width=&quot;80&quot; height=&quot;112&quot; src=&quot;https://one-draw.jp/ijinden/cardlist/003/card/03_068.png&quot; /&gt;&lt;div class=&quot;container-num-copies&quot; id=&quot;side-3-68-num-copies&quot;&gt;0&lt;/div&gt;&lt;button type=&quot;button&quot; class=&quot;btn btn-secondary btn-number btn-sm btn-pop&quot; data-type=&quot;minus&quot; data-deck=&quot;side&quot; data-id=&quot;3-68&quot;&gt;-&lt;/button&gt;&lt;button type=&quot;button&quot; class=&quot;btn btn-secondary btn-number btn-sm btn-push&quot; data-type=&quot;plus&quot; data-deck=&quot;side&quot; data-id=&quot;3-68&quot;&gt;+&lt;/button&gt;&lt;button type=&quot;button&quot; class=&quot;btn btn-secondary btn-number btn-sm btn-raise&quot; data-type=&quot;raise&quot; data-id=&quot;3-68&quot;&gt;^&lt;/button&gt;&lt;/div&gt;" calcext:value-type="string">
            <text:p>&lt;div class="container-card" id="side-3-68"&gt;&lt;img class="d-block" width="80" height="112" src="https://one-draw.jp/ijinden/cardlist/003/card/03_068.png" /&gt;&lt;div class="container-num-copies" id="side-3-68-num-copies"&gt;0&lt;/div&gt;&lt;button type="button" class="btn btn-secondary btn-number btn-sm btn-pop" data-type="minus" data-deck="side" data-id="3-68"&gt;-&lt;/button&gt;&lt;button type="button" class="btn btn-secondary btn-number btn-sm btn-push" data-type="plus" data-deck="side" data-id="3-68"&gt;+&lt;/button&gt;&lt;button type="button" class="btn btn-secondary btn-number btn-sm btn-raise" data-type="raise" data-id="3-68"&gt;^&lt;/button&gt;&lt;/div&gt;</text:p>
          </table:table-cell>
          <table:table-cell table:formula="of:=CONCATENATE([$HTML.$A$3];[.F297];[$HTML.$B$3];[.H297];[$HTML.$C$3];[.J297];[$HTML.$D$3];[.N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data-expansion="35" data-type="3" data-color="16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&quot; id=&quot;main-3-69&quot;&gt;&lt;img class=&quot;img-card&quot; width=&quot;80&quot; height=&quot;112&quot; src=&quot;https://one-draw.jp/ijinden/cardlist/003/card/03_069.png&quot; /&gt;&lt;div class=&quot;container-num-copies&quot; id=&quot;main-3-69-num-copies&quot;&gt;0&lt;/div&gt;&lt;button type=&quot;button&quot; class=&quot;btn btn-secondary btn-number btn-sm btn-pop&quot; data-type=&quot;minus&quot; data-deck=&quot;main&quot; data-id=&quot;3-69&quot;&gt;-&lt;/button&gt;&lt;button type=&quot;button&quot; class=&quot;btn btn-secondary btn-number btn-sm btn-push&quot; data-type=&quot;plus&quot; data-deck=&quot;main&quot; data-id=&quot;3-69&quot;&gt;+&lt;/button&gt;&lt;button type=&quot;button&quot; class=&quot;btn btn-secondary btn-number btn-sm btn-drop&quot; data-type=&quot;drop&quot; data-id=&quot;3-69&quot;&gt;v&lt;/button&gt;&lt;/div&gt;" calcext:value-type="string">
            <text:p>&lt;div class="container-card" id="main-3-69"&gt;&lt;img class="img-card" width="80" height="112" src="https://one-draw.jp/ijinden/cardlist/003/card/03_069.png" /&gt;&lt;div class="container-num-copies" id="main-3-69-num-copies"&gt;0&lt;/div&gt;&lt;button type="button" class="btn btn-secondary btn-number btn-sm btn-pop" data-type="minus" data-deck="main" data-id="3-69"&gt;-&lt;/button&gt;&lt;button type="button" class="btn btn-secondary btn-number btn-sm btn-push" data-type="plus" data-deck="main" data-id="3-69"&gt;+&lt;/button&gt;&lt;button type="button" class="btn btn-secondary btn-number btn-sm btn-drop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&quot; id=&quot;side-3-69&quot;&gt;&lt;img class=&quot;d-block&quot; width=&quot;80&quot; height=&quot;112&quot; src=&quot;https://one-draw.jp/ijinden/cardlist/003/card/03_069.png&quot; /&gt;&lt;div class=&quot;container-num-copies&quot; id=&quot;side-3-69-num-copies&quot;&gt;0&lt;/div&gt;&lt;button type=&quot;button&quot; class=&quot;btn btn-secondary btn-number btn-sm btn-pop&quot; data-type=&quot;minus&quot; data-deck=&quot;side&quot; data-id=&quot;3-69&quot;&gt;-&lt;/button&gt;&lt;button type=&quot;button&quot; class=&quot;btn btn-secondary btn-number btn-sm btn-push&quot; data-type=&quot;plus&quot; data-deck=&quot;side&quot; data-id=&quot;3-69&quot;&gt;+&lt;/button&gt;&lt;button type=&quot;button&quot; class=&quot;btn btn-secondary btn-number btn-sm btn-raise&quot; data-type=&quot;raise&quot; data-id=&quot;3-69&quot;&gt;^&lt;/button&gt;&lt;/div&gt;" calcext:value-type="string">
            <text:p>&lt;div class="container-card" id="side-3-69"&gt;&lt;img class="d-block" width="80" height="112" src="https://one-draw.jp/ijinden/cardlist/003/card/03_069.png" /&gt;&lt;div class="container-num-copies" id="side-3-69-num-copies"&gt;0&lt;/div&gt;&lt;button type="button" class="btn btn-secondary btn-number btn-sm btn-pop" data-type="minus" data-deck="side" data-id="3-69"&gt;-&lt;/button&gt;&lt;button type="button" class="btn btn-secondary btn-number btn-sm btn-push" data-type="plus" data-deck="side" data-id="3-69"&gt;+&lt;/button&gt;&lt;button type="button" class="btn btn-secondary btn-number btn-sm btn-raise" data-type="raise" data-id="3-69"&gt;^&lt;/button&gt;&lt;/div&gt;</text:p>
          </table:table-cell>
          <table:table-cell table:formula="of:=CONCATENATE([$HTML.$A$3];[.F298];[$HTML.$B$3];[.H298];[$HTML.$C$3];[.J298];[$HTML.$D$3];[.N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data-expansion="35" data-type="3" data-color="32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&quot; id=&quot;main-3-70&quot;&gt;&lt;img class=&quot;img-card&quot; width=&quot;80&quot; height=&quot;112&quot; src=&quot;https://one-draw.jp/ijinden/cardlist/003/card/03_070.png&quot; /&gt;&lt;div class=&quot;container-num-copies&quot; id=&quot;main-3-70-num-copies&quot;&gt;0&lt;/div&gt;&lt;button type=&quot;button&quot; class=&quot;btn btn-secondary btn-number btn-sm btn-pop&quot; data-type=&quot;minus&quot; data-deck=&quot;main&quot; data-id=&quot;3-70&quot;&gt;-&lt;/button&gt;&lt;button type=&quot;button&quot; class=&quot;btn btn-secondary btn-number btn-sm btn-push&quot; data-type=&quot;plus&quot; data-deck=&quot;main&quot; data-id=&quot;3-70&quot;&gt;+&lt;/button&gt;&lt;button type=&quot;button&quot; class=&quot;btn btn-secondary btn-number btn-sm btn-drop&quot; data-type=&quot;drop&quot; data-id=&quot;3-70&quot;&gt;v&lt;/button&gt;&lt;/div&gt;" calcext:value-type="string">
            <text:p>&lt;div class="container-card" id="main-3-70"&gt;&lt;img class="img-card" width="80" height="112" src="https://one-draw.jp/ijinden/cardlist/003/card/03_070.png" /&gt;&lt;div class="container-num-copies" id="main-3-70-num-copies"&gt;0&lt;/div&gt;&lt;button type="button" class="btn btn-secondary btn-number btn-sm btn-pop" data-type="minus" data-deck="main" data-id="3-70"&gt;-&lt;/button&gt;&lt;button type="button" class="btn btn-secondary btn-number btn-sm btn-push" data-type="plus" data-deck="main" data-id="3-70"&gt;+&lt;/button&gt;&lt;button type="button" class="btn btn-secondary btn-number btn-sm btn-drop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&quot; id=&quot;side-3-70&quot;&gt;&lt;img class=&quot;d-block&quot; width=&quot;80&quot; height=&quot;112&quot; src=&quot;https://one-draw.jp/ijinden/cardlist/003/card/03_070.png&quot; /&gt;&lt;div class=&quot;container-num-copies&quot; id=&quot;side-3-70-num-copies&quot;&gt;0&lt;/div&gt;&lt;button type=&quot;button&quot; class=&quot;btn btn-secondary btn-number btn-sm btn-pop&quot; data-type=&quot;minus&quot; data-deck=&quot;side&quot; data-id=&quot;3-70&quot;&gt;-&lt;/button&gt;&lt;button type=&quot;button&quot; class=&quot;btn btn-secondary btn-number btn-sm btn-push&quot; data-type=&quot;plus&quot; data-deck=&quot;side&quot; data-id=&quot;3-70&quot;&gt;+&lt;/button&gt;&lt;button type=&quot;button&quot; class=&quot;btn btn-secondary btn-number btn-sm btn-raise&quot; data-type=&quot;raise&quot; data-id=&quot;3-70&quot;&gt;^&lt;/button&gt;&lt;/div&gt;" calcext:value-type="string">
            <text:p>&lt;div class="container-card" id="side-3-70"&gt;&lt;img class="d-block" width="80" height="112" src="https://one-draw.jp/ijinden/cardlist/003/card/03_070.png" /&gt;&lt;div class="container-num-copies" id="side-3-70-num-copies"&gt;0&lt;/div&gt;&lt;button type="button" class="btn btn-secondary btn-number btn-sm btn-pop" data-type="minus" data-deck="side" data-id="3-70"&gt;-&lt;/button&gt;&lt;button type="button" class="btn btn-secondary btn-number btn-sm btn-push" data-type="plus" data-deck="side" data-id="3-70"&gt;+&lt;/button&gt;&lt;button type="button" class="btn btn-secondary btn-number btn-sm btn-raise" data-type="raise" data-id="3-70"&gt;^&lt;/button&gt;&lt;/div&gt;</text:p>
          </table:table-cell>
          <table:table-cell table:formula="of:=CONCATENATE([$HTML.$A$3];[.F299];[$HTML.$B$3];[.H299];[$HTML.$C$3];[.J299];[$HTML.$D$3];[.N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data-expansion="35" data-type="3" data-color="32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&quot; id=&quot;main-3-71&quot;&gt;&lt;img class=&quot;img-card&quot; width=&quot;80&quot; height=&quot;112&quot; src=&quot;https://one-draw.jp/ijinden/cardlist/003/card/03_071.png&quot; /&gt;&lt;div class=&quot;container-num-copies&quot; id=&quot;main-3-71-num-copies&quot;&gt;0&lt;/div&gt;&lt;button type=&quot;button&quot; class=&quot;btn btn-secondary btn-number btn-sm btn-pop&quot; data-type=&quot;minus&quot; data-deck=&quot;main&quot; data-id=&quot;3-71&quot;&gt;-&lt;/button&gt;&lt;button type=&quot;button&quot; class=&quot;btn btn-secondary btn-number btn-sm btn-push&quot; data-type=&quot;plus&quot; data-deck=&quot;main&quot; data-id=&quot;3-71&quot;&gt;+&lt;/button&gt;&lt;button type=&quot;button&quot; class=&quot;btn btn-secondary btn-number btn-sm btn-drop&quot; data-type=&quot;drop&quot; data-id=&quot;3-71&quot;&gt;v&lt;/button&gt;&lt;/div&gt;" calcext:value-type="string">
            <text:p>&lt;div class="container-card" id="main-3-71"&gt;&lt;img class="img-card" width="80" height="112" src="https://one-draw.jp/ijinden/cardlist/003/card/03_071.png" /&gt;&lt;div class="container-num-copies" id="main-3-71-num-copies"&gt;0&lt;/div&gt;&lt;button type="button" class="btn btn-secondary btn-number btn-sm btn-pop" data-type="minus" data-deck="main" data-id="3-71"&gt;-&lt;/button&gt;&lt;button type="button" class="btn btn-secondary btn-number btn-sm btn-push" data-type="plus" data-deck="main" data-id="3-71"&gt;+&lt;/button&gt;&lt;button type="button" class="btn btn-secondary btn-number btn-sm btn-drop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&quot; id=&quot;side-3-71&quot;&gt;&lt;img class=&quot;d-block&quot; width=&quot;80&quot; height=&quot;112&quot; src=&quot;https://one-draw.jp/ijinden/cardlist/003/card/03_071.png&quot; /&gt;&lt;div class=&quot;container-num-copies&quot; id=&quot;side-3-71-num-copies&quot;&gt;0&lt;/div&gt;&lt;button type=&quot;button&quot; class=&quot;btn btn-secondary btn-number btn-sm btn-pop&quot; data-type=&quot;minus&quot; data-deck=&quot;side&quot; data-id=&quot;3-71&quot;&gt;-&lt;/button&gt;&lt;button type=&quot;button&quot; class=&quot;btn btn-secondary btn-number btn-sm btn-push&quot; data-type=&quot;plus&quot; data-deck=&quot;side&quot; data-id=&quot;3-71&quot;&gt;+&lt;/button&gt;&lt;button type=&quot;button&quot; class=&quot;btn btn-secondary btn-number btn-sm btn-raise&quot; data-type=&quot;raise&quot; data-id=&quot;3-71&quot;&gt;^&lt;/button&gt;&lt;/div&gt;" calcext:value-type="string">
            <text:p>&lt;div class="container-card" id="side-3-71"&gt;&lt;img class="d-block" width="80" height="112" src="https://one-draw.jp/ijinden/cardlist/003/card/03_071.png" /&gt;&lt;div class="container-num-copies" id="side-3-71-num-copies"&gt;0&lt;/div&gt;&lt;button type="button" class="btn btn-secondary btn-number btn-sm btn-pop" data-type="minus" data-deck="side" data-id="3-71"&gt;-&lt;/button&gt;&lt;button type="button" class="btn btn-secondary btn-number btn-sm btn-push" data-type="plus" data-deck="side" data-id="3-71"&gt;+&lt;/button&gt;&lt;button type="button" class="btn btn-secondary btn-number btn-sm btn-raise" data-type="raise" data-id="3-71"&gt;^&lt;/button&gt;&lt;/div&gt;</text:p>
          </table:table-cell>
          <table:table-cell table:formula="of:=CONCATENATE([$HTML.$A$3];[.F300];[$HTML.$B$3];[.H300];[$HTML.$C$3];[.J300];[$HTML.$D$3];[.N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data-expansion="35" data-type="4" data-color="2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&quot; id=&quot;main-3-72&quot;&gt;&lt;img class=&quot;img-card&quot; width=&quot;80&quot; height=&quot;112&quot; src=&quot;https://one-draw.jp/ijinden/cardlist/003/card/03_072.png&quot; /&gt;&lt;div class=&quot;container-num-copies&quot; id=&quot;main-3-72-num-copies&quot;&gt;0&lt;/div&gt;&lt;button type=&quot;button&quot; class=&quot;btn btn-secondary btn-number btn-sm btn-pop&quot; data-type=&quot;minus&quot; data-deck=&quot;main&quot; data-id=&quot;3-72&quot;&gt;-&lt;/button&gt;&lt;button type=&quot;button&quot; class=&quot;btn btn-secondary btn-number btn-sm btn-push&quot; data-type=&quot;plus&quot; data-deck=&quot;main&quot; data-id=&quot;3-72&quot;&gt;+&lt;/button&gt;&lt;button type=&quot;button&quot; class=&quot;btn btn-secondary btn-number btn-sm btn-drop&quot; data-type=&quot;drop&quot; data-id=&quot;3-72&quot;&gt;v&lt;/button&gt;&lt;/div&gt;" calcext:value-type="string">
            <text:p>&lt;div class="container-card" id="main-3-72"&gt;&lt;img class="img-card" width="80" height="112" src="https://one-draw.jp/ijinden/cardlist/003/card/03_072.png" /&gt;&lt;div class="container-num-copies" id="main-3-72-num-copies"&gt;0&lt;/div&gt;&lt;button type="button" class="btn btn-secondary btn-number btn-sm btn-pop" data-type="minus" data-deck="main" data-id="3-72"&gt;-&lt;/button&gt;&lt;button type="button" class="btn btn-secondary btn-number btn-sm btn-push" data-type="plus" data-deck="main" data-id="3-72"&gt;+&lt;/button&gt;&lt;button type="button" class="btn btn-secondary btn-number btn-sm btn-drop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&quot; id=&quot;side-3-72&quot;&gt;&lt;img class=&quot;d-block&quot; width=&quot;80&quot; height=&quot;112&quot; src=&quot;https://one-draw.jp/ijinden/cardlist/003/card/03_072.png&quot; /&gt;&lt;div class=&quot;container-num-copies&quot; id=&quot;side-3-72-num-copies&quot;&gt;0&lt;/div&gt;&lt;button type=&quot;button&quot; class=&quot;btn btn-secondary btn-number btn-sm btn-pop&quot; data-type=&quot;minus&quot; data-deck=&quot;side&quot; data-id=&quot;3-72&quot;&gt;-&lt;/button&gt;&lt;button type=&quot;button&quot; class=&quot;btn btn-secondary btn-number btn-sm btn-push&quot; data-type=&quot;plus&quot; data-deck=&quot;side&quot; data-id=&quot;3-72&quot;&gt;+&lt;/button&gt;&lt;button type=&quot;button&quot; class=&quot;btn btn-secondary btn-number btn-sm btn-raise&quot; data-type=&quot;raise&quot; data-id=&quot;3-72&quot;&gt;^&lt;/button&gt;&lt;/div&gt;" calcext:value-type="string">
            <text:p>&lt;div class="container-card" id="side-3-72"&gt;&lt;img class="d-block" width="80" height="112" src="https://one-draw.jp/ijinden/cardlist/003/card/03_072.png" /&gt;&lt;div class="container-num-copies" id="side-3-72-num-copies"&gt;0&lt;/div&gt;&lt;button type="button" class="btn btn-secondary btn-number btn-sm btn-pop" data-type="minus" data-deck="side" data-id="3-72"&gt;-&lt;/button&gt;&lt;button type="button" class="btn btn-secondary btn-number btn-sm btn-push" data-type="plus" data-deck="side" data-id="3-72"&gt;+&lt;/button&gt;&lt;button type="button" class="btn btn-secondary btn-number btn-sm btn-raise" data-type="raise" data-id="3-72"&gt;^&lt;/button&gt;&lt;/div&gt;</text:p>
          </table:table-cell>
          <table:table-cell table:formula="of:=CONCATENATE([$HTML.$A$3];[.F301];[$HTML.$B$3];[.H301];[$HTML.$C$3];[.J301];[$HTML.$D$3];[.N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data-expansion="35" data-type="4" data-color="4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&quot; id=&quot;main-3-73&quot;&gt;&lt;img class=&quot;img-card&quot; width=&quot;80&quot; height=&quot;112&quot; src=&quot;https://one-draw.jp/ijinden/cardlist/003/card/03_073.png&quot; /&gt;&lt;div class=&quot;container-num-copies&quot; id=&quot;main-3-73-num-copies&quot;&gt;0&lt;/div&gt;&lt;button type=&quot;button&quot; class=&quot;btn btn-secondary btn-number btn-sm btn-pop&quot; data-type=&quot;minus&quot; data-deck=&quot;main&quot; data-id=&quot;3-73&quot;&gt;-&lt;/button&gt;&lt;button type=&quot;button&quot; class=&quot;btn btn-secondary btn-number btn-sm btn-push&quot; data-type=&quot;plus&quot; data-deck=&quot;main&quot; data-id=&quot;3-73&quot;&gt;+&lt;/button&gt;&lt;button type=&quot;button&quot; class=&quot;btn btn-secondary btn-number btn-sm btn-drop&quot; data-type=&quot;drop&quot; data-id=&quot;3-73&quot;&gt;v&lt;/button&gt;&lt;/div&gt;" calcext:value-type="string">
            <text:p>&lt;div class="container-card" id="main-3-73"&gt;&lt;img class="img-card" width="80" height="112" src="https://one-draw.jp/ijinden/cardlist/003/card/03_073.png" /&gt;&lt;div class="container-num-copies" id="main-3-73-num-copies"&gt;0&lt;/div&gt;&lt;button type="button" class="btn btn-secondary btn-number btn-sm btn-pop" data-type="minus" data-deck="main" data-id="3-73"&gt;-&lt;/button&gt;&lt;button type="button" class="btn btn-secondary btn-number btn-sm btn-push" data-type="plus" data-deck="main" data-id="3-73"&gt;+&lt;/button&gt;&lt;button type="button" class="btn btn-secondary btn-number btn-sm btn-drop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&quot; id=&quot;side-3-73&quot;&gt;&lt;img class=&quot;d-block&quot; width=&quot;80&quot; height=&quot;112&quot; src=&quot;https://one-draw.jp/ijinden/cardlist/003/card/03_073.png&quot; /&gt;&lt;div class=&quot;container-num-copies&quot; id=&quot;side-3-73-num-copies&quot;&gt;0&lt;/div&gt;&lt;button type=&quot;button&quot; class=&quot;btn btn-secondary btn-number btn-sm btn-pop&quot; data-type=&quot;minus&quot; data-deck=&quot;side&quot; data-id=&quot;3-73&quot;&gt;-&lt;/button&gt;&lt;button type=&quot;button&quot; class=&quot;btn btn-secondary btn-number btn-sm btn-push&quot; data-type=&quot;plus&quot; data-deck=&quot;side&quot; data-id=&quot;3-73&quot;&gt;+&lt;/button&gt;&lt;button type=&quot;button&quot; class=&quot;btn btn-secondary btn-number btn-sm btn-raise&quot; data-type=&quot;raise&quot; data-id=&quot;3-73&quot;&gt;^&lt;/button&gt;&lt;/div&gt;" calcext:value-type="string">
            <text:p>&lt;div class="container-card" id="side-3-73"&gt;&lt;img class="d-block" width="80" height="112" src="https://one-draw.jp/ijinden/cardlist/003/card/03_073.png" /&gt;&lt;div class="container-num-copies" id="side-3-73-num-copies"&gt;0&lt;/div&gt;&lt;button type="button" class="btn btn-secondary btn-number btn-sm btn-pop" data-type="minus" data-deck="side" data-id="3-73"&gt;-&lt;/button&gt;&lt;button type="button" class="btn btn-secondary btn-number btn-sm btn-push" data-type="plus" data-deck="side" data-id="3-73"&gt;+&lt;/button&gt;&lt;button type="button" class="btn btn-secondary btn-number btn-sm btn-raise" data-type="raise" data-id="3-73"&gt;^&lt;/button&gt;&lt;/div&gt;</text:p>
          </table:table-cell>
          <table:table-cell table:formula="of:=CONCATENATE([$HTML.$A$3];[.F302];[$HTML.$B$3];[.H302];[$HTML.$C$3];[.J302];[$HTML.$D$3];[.N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data-expansion="35" data-type="4" data-color="8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&quot; id=&quot;main-3-74&quot;&gt;&lt;img class=&quot;img-card&quot; width=&quot;80&quot; height=&quot;112&quot; src=&quot;https://one-draw.jp/ijinden/cardlist/003/card/03_074.png&quot; /&gt;&lt;div class=&quot;container-num-copies&quot; id=&quot;main-3-74-num-copies&quot;&gt;0&lt;/div&gt;&lt;button type=&quot;button&quot; class=&quot;btn btn-secondary btn-number btn-sm btn-pop&quot; data-type=&quot;minus&quot; data-deck=&quot;main&quot; data-id=&quot;3-74&quot;&gt;-&lt;/button&gt;&lt;button type=&quot;button&quot; class=&quot;btn btn-secondary btn-number btn-sm btn-push&quot; data-type=&quot;plus&quot; data-deck=&quot;main&quot; data-id=&quot;3-74&quot;&gt;+&lt;/button&gt;&lt;button type=&quot;button&quot; class=&quot;btn btn-secondary btn-number btn-sm btn-drop&quot; data-type=&quot;drop&quot; data-id=&quot;3-74&quot;&gt;v&lt;/button&gt;&lt;/div&gt;" calcext:value-type="string">
            <text:p>&lt;div class="container-card" id="main-3-74"&gt;&lt;img class="img-card" width="80" height="112" src="https://one-draw.jp/ijinden/cardlist/003/card/03_074.png" /&gt;&lt;div class="container-num-copies" id="main-3-74-num-copies"&gt;0&lt;/div&gt;&lt;button type="button" class="btn btn-secondary btn-number btn-sm btn-pop" data-type="minus" data-deck="main" data-id="3-74"&gt;-&lt;/button&gt;&lt;button type="button" class="btn btn-secondary btn-number btn-sm btn-push" data-type="plus" data-deck="main" data-id="3-74"&gt;+&lt;/button&gt;&lt;button type="button" class="btn btn-secondary btn-number btn-sm btn-drop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&quot; id=&quot;side-3-74&quot;&gt;&lt;img class=&quot;d-block&quot; width=&quot;80&quot; height=&quot;112&quot; src=&quot;https://one-draw.jp/ijinden/cardlist/003/card/03_074.png&quot; /&gt;&lt;div class=&quot;container-num-copies&quot; id=&quot;side-3-74-num-copies&quot;&gt;0&lt;/div&gt;&lt;button type=&quot;button&quot; class=&quot;btn btn-secondary btn-number btn-sm btn-pop&quot; data-type=&quot;minus&quot; data-deck=&quot;side&quot; data-id=&quot;3-74&quot;&gt;-&lt;/button&gt;&lt;button type=&quot;button&quot; class=&quot;btn btn-secondary btn-number btn-sm btn-push&quot; data-type=&quot;plus&quot; data-deck=&quot;side&quot; data-id=&quot;3-74&quot;&gt;+&lt;/button&gt;&lt;button type=&quot;button&quot; class=&quot;btn btn-secondary btn-number btn-sm btn-raise&quot; data-type=&quot;raise&quot; data-id=&quot;3-74&quot;&gt;^&lt;/button&gt;&lt;/div&gt;" calcext:value-type="string">
            <text:p>&lt;div class="container-card" id="side-3-74"&gt;&lt;img class="d-block" width="80" height="112" src="https://one-draw.jp/ijinden/cardlist/003/card/03_074.png" /&gt;&lt;div class="container-num-copies" id="side-3-74-num-copies"&gt;0&lt;/div&gt;&lt;button type="button" class="btn btn-secondary btn-number btn-sm btn-pop" data-type="minus" data-deck="side" data-id="3-74"&gt;-&lt;/button&gt;&lt;button type="button" class="btn btn-secondary btn-number btn-sm btn-push" data-type="plus" data-deck="side" data-id="3-74"&gt;+&lt;/button&gt;&lt;button type="button" class="btn btn-secondary btn-number btn-sm btn-raise" data-type="raise" data-id="3-74"&gt;^&lt;/button&gt;&lt;/div&gt;</text:p>
          </table:table-cell>
          <table:table-cell table:formula="of:=CONCATENATE([$HTML.$A$3];[.F303];[$HTML.$B$3];[.H303];[$HTML.$C$3];[.J303];[$HTML.$D$3];[.N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data-expansion="35" data-type="4" data-color="16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&quot; id=&quot;main-3-75&quot;&gt;&lt;img class=&quot;img-card&quot; width=&quot;80&quot; height=&quot;112&quot; src=&quot;https://one-draw.jp/ijinden/cardlist/003/card/03_075.png&quot; /&gt;&lt;div class=&quot;container-num-copies&quot; id=&quot;main-3-75-num-copies&quot;&gt;0&lt;/div&gt;&lt;button type=&quot;button&quot; class=&quot;btn btn-secondary btn-number btn-sm btn-pop&quot; data-type=&quot;minus&quot; data-deck=&quot;main&quot; data-id=&quot;3-75&quot;&gt;-&lt;/button&gt;&lt;button type=&quot;button&quot; class=&quot;btn btn-secondary btn-number btn-sm btn-push&quot; data-type=&quot;plus&quot; data-deck=&quot;main&quot; data-id=&quot;3-75&quot;&gt;+&lt;/button&gt;&lt;button type=&quot;button&quot; class=&quot;btn btn-secondary btn-number btn-sm btn-drop&quot; data-type=&quot;drop&quot; data-id=&quot;3-75&quot;&gt;v&lt;/button&gt;&lt;/div&gt;" calcext:value-type="string">
            <text:p>&lt;div class="container-card" id="main-3-75"&gt;&lt;img class="img-card" width="80" height="112" src="https://one-draw.jp/ijinden/cardlist/003/card/03_075.png" /&gt;&lt;div class="container-num-copies" id="main-3-75-num-copies"&gt;0&lt;/div&gt;&lt;button type="button" class="btn btn-secondary btn-number btn-sm btn-pop" data-type="minus" data-deck="main" data-id="3-75"&gt;-&lt;/button&gt;&lt;button type="button" class="btn btn-secondary btn-number btn-sm btn-push" data-type="plus" data-deck="main" data-id="3-75"&gt;+&lt;/button&gt;&lt;button type="button" class="btn btn-secondary btn-number btn-sm btn-drop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&quot; id=&quot;side-3-75&quot;&gt;&lt;img class=&quot;d-block&quot; width=&quot;80&quot; height=&quot;112&quot; src=&quot;https://one-draw.jp/ijinden/cardlist/003/card/03_075.png&quot; /&gt;&lt;div class=&quot;container-num-copies&quot; id=&quot;side-3-75-num-copies&quot;&gt;0&lt;/div&gt;&lt;button type=&quot;button&quot; class=&quot;btn btn-secondary btn-number btn-sm btn-pop&quot; data-type=&quot;minus&quot; data-deck=&quot;side&quot; data-id=&quot;3-75&quot;&gt;-&lt;/button&gt;&lt;button type=&quot;button&quot; class=&quot;btn btn-secondary btn-number btn-sm btn-push&quot; data-type=&quot;plus&quot; data-deck=&quot;side&quot; data-id=&quot;3-75&quot;&gt;+&lt;/button&gt;&lt;button type=&quot;button&quot; class=&quot;btn btn-secondary btn-number btn-sm btn-raise&quot; data-type=&quot;raise&quot; data-id=&quot;3-75&quot;&gt;^&lt;/button&gt;&lt;/div&gt;" calcext:value-type="string">
            <text:p>&lt;div class="container-card" id="side-3-75"&gt;&lt;img class="d-block" width="80" height="112" src="https://one-draw.jp/ijinden/cardlist/003/card/03_075.png" /&gt;&lt;div class="container-num-copies" id="side-3-75-num-copies"&gt;0&lt;/div&gt;&lt;button type="button" class="btn btn-secondary btn-number btn-sm btn-pop" data-type="minus" data-deck="side" data-id="3-75"&gt;-&lt;/button&gt;&lt;button type="button" class="btn btn-secondary btn-number btn-sm btn-push" data-type="plus" data-deck="side" data-id="3-75"&gt;+&lt;/button&gt;&lt;button type="button" class="btn btn-secondary btn-number btn-sm btn-raise" data-type="raise" data-id="3-75"&gt;^&lt;/button&gt;&lt;/div&gt;</text:p>
          </table:table-cell>
          <table:table-cell table:formula="of:=CONCATENATE([$HTML.$A$3];[.F304];[$HTML.$B$3];[.H304];[$HTML.$C$3];[.J304];[$HTML.$D$3];[.N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data-expansion="35" data-type="4" data-color="32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&quot; id=&quot;main-3-76&quot;&gt;&lt;img class=&quot;img-card&quot; width=&quot;80&quot; height=&quot;112&quot; src=&quot;https://one-draw.jp/ijinden/cardlist/003/card/03_076.png&quot; /&gt;&lt;div class=&quot;container-num-copies&quot; id=&quot;main-3-76-num-copies&quot;&gt;0&lt;/div&gt;&lt;button type=&quot;button&quot; class=&quot;btn btn-secondary btn-number btn-sm btn-pop&quot; data-type=&quot;minus&quot; data-deck=&quot;main&quot; data-id=&quot;3-76&quot;&gt;-&lt;/button&gt;&lt;button type=&quot;button&quot; class=&quot;btn btn-secondary btn-number btn-sm btn-push&quot; data-type=&quot;plus&quot; data-deck=&quot;main&quot; data-id=&quot;3-76&quot;&gt;+&lt;/button&gt;&lt;button type=&quot;button&quot; class=&quot;btn btn-secondary btn-number btn-sm btn-drop&quot; data-type=&quot;drop&quot; data-id=&quot;3-76&quot;&gt;v&lt;/button&gt;&lt;/div&gt;" calcext:value-type="string">
            <text:p>&lt;div class="container-card" id="main-3-76"&gt;&lt;img class="img-card" width="80" height="112" src="https://one-draw.jp/ijinden/cardlist/003/card/03_076.png" /&gt;&lt;div class="container-num-copies" id="main-3-76-num-copies"&gt;0&lt;/div&gt;&lt;button type="button" class="btn btn-secondary btn-number btn-sm btn-pop" data-type="minus" data-deck="main" data-id="3-76"&gt;-&lt;/button&gt;&lt;button type="button" class="btn btn-secondary btn-number btn-sm btn-push" data-type="plus" data-deck="main" data-id="3-76"&gt;+&lt;/button&gt;&lt;button type="button" class="btn btn-secondary btn-number btn-sm btn-drop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&quot; id=&quot;side-3-76&quot;&gt;&lt;img class=&quot;d-block&quot; width=&quot;80&quot; height=&quot;112&quot; src=&quot;https://one-draw.jp/ijinden/cardlist/003/card/03_076.png&quot; /&gt;&lt;div class=&quot;container-num-copies&quot; id=&quot;side-3-76-num-copies&quot;&gt;0&lt;/div&gt;&lt;button type=&quot;button&quot; class=&quot;btn btn-secondary btn-number btn-sm btn-pop&quot; data-type=&quot;minus&quot; data-deck=&quot;side&quot; data-id=&quot;3-76&quot;&gt;-&lt;/button&gt;&lt;button type=&quot;button&quot; class=&quot;btn btn-secondary btn-number btn-sm btn-push&quot; data-type=&quot;plus&quot; data-deck=&quot;side&quot; data-id=&quot;3-76&quot;&gt;+&lt;/button&gt;&lt;button type=&quot;button&quot; class=&quot;btn btn-secondary btn-number btn-sm btn-raise&quot; data-type=&quot;raise&quot; data-id=&quot;3-76&quot;&gt;^&lt;/button&gt;&lt;/div&gt;" calcext:value-type="string">
            <text:p>&lt;div class="container-card" id="side-3-76"&gt;&lt;img class="d-block" width="80" height="112" src="https://one-draw.jp/ijinden/cardlist/003/card/03_076.png" /&gt;&lt;div class="container-num-copies" id="side-3-76-num-copies"&gt;0&lt;/div&gt;&lt;button type="button" class="btn btn-secondary btn-number btn-sm btn-pop" data-type="minus" data-deck="side" data-id="3-76"&gt;-&lt;/button&gt;&lt;button type="button" class="btn btn-secondary btn-number btn-sm btn-push" data-type="plus" data-deck="side" data-id="3-76"&gt;+&lt;/button&gt;&lt;button type="button" class="btn btn-secondary btn-number btn-sm btn-raise" data-type="raise" data-id="3-76"&gt;^&lt;/button&gt;&lt;/div&gt;</text:p>
          </table:table-cell>
          <table:table-cell table:formula="of:=CONCATENATE([$HTML.$A$3];[.F305];[$HTML.$B$3];[.H305];[$HTML.$C$3];[.J305];[$HTML.$D$3];[.N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data-expansion="35" data-type="4" data-color="32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&quot; id=&quot;main-3-77&quot;&gt;&lt;img class=&quot;img-card&quot; width=&quot;80&quot; height=&quot;112&quot; src=&quot;https://one-draw.jp/ijinden/cardlist/003/card/03_077.png&quot; /&gt;&lt;div class=&quot;container-num-copies&quot; id=&quot;main-3-77-num-copies&quot;&gt;0&lt;/div&gt;&lt;button type=&quot;button&quot; class=&quot;btn btn-secondary btn-number btn-sm btn-pop&quot; data-type=&quot;minus&quot; data-deck=&quot;main&quot; data-id=&quot;3-77&quot;&gt;-&lt;/button&gt;&lt;button type=&quot;button&quot; class=&quot;btn btn-secondary btn-number btn-sm btn-push&quot; data-type=&quot;plus&quot; data-deck=&quot;main&quot; data-id=&quot;3-77&quot;&gt;+&lt;/button&gt;&lt;button type=&quot;button&quot; class=&quot;btn btn-secondary btn-number btn-sm btn-drop&quot; data-type=&quot;drop&quot; data-id=&quot;3-77&quot;&gt;v&lt;/button&gt;&lt;/div&gt;" calcext:value-type="string">
            <text:p>&lt;div class="container-card" id="main-3-77"&gt;&lt;img class="img-card" width="80" height="112" src="https://one-draw.jp/ijinden/cardlist/003/card/03_077.png" /&gt;&lt;div class="container-num-copies" id="main-3-77-num-copies"&gt;0&lt;/div&gt;&lt;button type="button" class="btn btn-secondary btn-number btn-sm btn-pop" data-type="minus" data-deck="main" data-id="3-77"&gt;-&lt;/button&gt;&lt;button type="button" class="btn btn-secondary btn-number btn-sm btn-push" data-type="plus" data-deck="main" data-id="3-77"&gt;+&lt;/button&gt;&lt;button type="button" class="btn btn-secondary btn-number btn-sm btn-drop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&quot; id=&quot;side-3-77&quot;&gt;&lt;img class=&quot;d-block&quot; width=&quot;80&quot; height=&quot;112&quot; src=&quot;https://one-draw.jp/ijinden/cardlist/003/card/03_077.png&quot; /&gt;&lt;div class=&quot;container-num-copies&quot; id=&quot;side-3-77-num-copies&quot;&gt;0&lt;/div&gt;&lt;button type=&quot;button&quot; class=&quot;btn btn-secondary btn-number btn-sm btn-pop&quot; data-type=&quot;minus&quot; data-deck=&quot;side&quot; data-id=&quot;3-77&quot;&gt;-&lt;/button&gt;&lt;button type=&quot;button&quot; class=&quot;btn btn-secondary btn-number btn-sm btn-push&quot; data-type=&quot;plus&quot; data-deck=&quot;side&quot; data-id=&quot;3-77&quot;&gt;+&lt;/button&gt;&lt;button type=&quot;button&quot; class=&quot;btn btn-secondary btn-number btn-sm btn-raise&quot; data-type=&quot;raise&quot; data-id=&quot;3-77&quot;&gt;^&lt;/button&gt;&lt;/div&gt;" calcext:value-type="string">
            <text:p>&lt;div class="container-card" id="side-3-77"&gt;&lt;img class="d-block" width="80" height="112" src="https://one-draw.jp/ijinden/cardlist/003/card/03_077.png" /&gt;&lt;div class="container-num-copies" id="side-3-77-num-copies"&gt;0&lt;/div&gt;&lt;button type="button" class="btn btn-secondary btn-number btn-sm btn-pop" data-type="minus" data-deck="side" data-id="3-77"&gt;-&lt;/button&gt;&lt;button type="button" class="btn btn-secondary btn-number btn-sm btn-push" data-type="plus" data-deck="side" data-id="3-77"&gt;+&lt;/button&gt;&lt;button type="button" class="btn btn-secondary btn-number btn-sm btn-raise" data-type="raise" data-id="3-77"&gt;^&lt;/button&gt;&lt;/div&gt;</text:p>
          </table:table-cell>
          <table:table-cell table:formula="of:=CONCATENATE([$HTML.$A$3];[.F306];[$HTML.$B$3];[.H306];[$HTML.$C$3];[.J306];[$HTML.$D$3];[.N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data-expansion="35" data-type="4" data-color="1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&quot; id=&quot;main-3-78&quot;&gt;&lt;img class=&quot;img-card&quot; width=&quot;80&quot; height=&quot;112&quot; src=&quot;https://one-draw.jp/ijinden/cardlist/003/card/03_078.png&quot; /&gt;&lt;div class=&quot;container-num-copies&quot; id=&quot;main-3-78-num-copies&quot;&gt;0&lt;/div&gt;&lt;button type=&quot;button&quot; class=&quot;btn btn-secondary btn-number btn-sm btn-pop&quot; data-type=&quot;minus&quot; data-deck=&quot;main&quot; data-id=&quot;3-78&quot;&gt;-&lt;/button&gt;&lt;button type=&quot;button&quot; class=&quot;btn btn-secondary btn-number btn-sm btn-push&quot; data-type=&quot;plus&quot; data-deck=&quot;main&quot; data-id=&quot;3-78&quot;&gt;+&lt;/button&gt;&lt;button type=&quot;button&quot; class=&quot;btn btn-secondary btn-number btn-sm btn-drop&quot; data-type=&quot;drop&quot; data-id=&quot;3-78&quot;&gt;v&lt;/button&gt;&lt;/div&gt;" calcext:value-type="string">
            <text:p>&lt;div class="container-card" id="main-3-78"&gt;&lt;img class="img-card" width="80" height="112" src="https://one-draw.jp/ijinden/cardlist/003/card/03_078.png" /&gt;&lt;div class="container-num-copies" id="main-3-78-num-copies"&gt;0&lt;/div&gt;&lt;button type="button" class="btn btn-secondary btn-number btn-sm btn-pop" data-type="minus" data-deck="main" data-id="3-78"&gt;-&lt;/button&gt;&lt;button type="button" class="btn btn-secondary btn-number btn-sm btn-push" data-type="plus" data-deck="main" data-id="3-78"&gt;+&lt;/button&gt;&lt;button type="button" class="btn btn-secondary btn-number btn-sm btn-drop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&quot; id=&quot;side-3-78&quot;&gt;&lt;img class=&quot;d-block&quot; width=&quot;80&quot; height=&quot;112&quot; src=&quot;https://one-draw.jp/ijinden/cardlist/003/card/03_078.png&quot; /&gt;&lt;div class=&quot;container-num-copies&quot; id=&quot;side-3-78-num-copies&quot;&gt;0&lt;/div&gt;&lt;button type=&quot;button&quot; class=&quot;btn btn-secondary btn-number btn-sm btn-pop&quot; data-type=&quot;minus&quot; data-deck=&quot;side&quot; data-id=&quot;3-78&quot;&gt;-&lt;/button&gt;&lt;button type=&quot;button&quot; class=&quot;btn btn-secondary btn-number btn-sm btn-push&quot; data-type=&quot;plus&quot; data-deck=&quot;side&quot; data-id=&quot;3-78&quot;&gt;+&lt;/button&gt;&lt;button type=&quot;button&quot; class=&quot;btn btn-secondary btn-number btn-sm btn-raise&quot; data-type=&quot;raise&quot; data-id=&quot;3-78&quot;&gt;^&lt;/button&gt;&lt;/div&gt;" calcext:value-type="string">
            <text:p>&lt;div class="container-card" id="side-3-78"&gt;&lt;img class="d-block" width="80" height="112" src="https://one-draw.jp/ijinden/cardlist/003/card/03_078.png" /&gt;&lt;div class="container-num-copies" id="side-3-78-num-copies"&gt;0&lt;/div&gt;&lt;button type="button" class="btn btn-secondary btn-number btn-sm btn-pop" data-type="minus" data-deck="side" data-id="3-78"&gt;-&lt;/button&gt;&lt;button type="button" class="btn btn-secondary btn-number btn-sm btn-push" data-type="plus" data-deck="side" data-id="3-78"&gt;+&lt;/button&gt;&lt;button type="button" class="btn btn-secondary btn-number btn-sm btn-raise" data-type="raise" data-id="3-78"&gt;^&lt;/button&gt;&lt;/div&gt;</text:p>
          </table:table-cell>
          <table:table-cell table:formula="of:=CONCATENATE([$HTML.$A$3];[.F307];[$HTML.$B$3];[.H307];[$HTML.$C$3];[.J307];[$HTML.$D$3];[.N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data-expansion="35" data-type="4" data-color="1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&quot; id=&quot;main-3-79&quot;&gt;&lt;img class=&quot;img-card&quot; width=&quot;80&quot; height=&quot;112&quot; src=&quot;https://one-draw.jp/ijinden/cardlist/003/card/03_079.png&quot; /&gt;&lt;div class=&quot;container-num-copies&quot; id=&quot;main-3-79-num-copies&quot;&gt;0&lt;/div&gt;&lt;button type=&quot;button&quot; class=&quot;btn btn-secondary btn-number btn-sm btn-pop&quot; data-type=&quot;minus&quot; data-deck=&quot;main&quot; data-id=&quot;3-79&quot;&gt;-&lt;/button&gt;&lt;button type=&quot;button&quot; class=&quot;btn btn-secondary btn-number btn-sm btn-push&quot; data-type=&quot;plus&quot; data-deck=&quot;main&quot; data-id=&quot;3-79&quot;&gt;+&lt;/button&gt;&lt;button type=&quot;button&quot; class=&quot;btn btn-secondary btn-number btn-sm btn-drop&quot; data-type=&quot;drop&quot; data-id=&quot;3-79&quot;&gt;v&lt;/button&gt;&lt;/div&gt;" calcext:value-type="string">
            <text:p>&lt;div class="container-card" id="main-3-79"&gt;&lt;img class="img-card" width="80" height="112" src="https://one-draw.jp/ijinden/cardlist/003/card/03_079.png" /&gt;&lt;div class="container-num-copies" id="main-3-79-num-copies"&gt;0&lt;/div&gt;&lt;button type="button" class="btn btn-secondary btn-number btn-sm btn-pop" data-type="minus" data-deck="main" data-id="3-79"&gt;-&lt;/button&gt;&lt;button type="button" class="btn btn-secondary btn-number btn-sm btn-push" data-type="plus" data-deck="main" data-id="3-79"&gt;+&lt;/button&gt;&lt;button type="button" class="btn btn-secondary btn-number btn-sm btn-drop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&quot; id=&quot;side-3-79&quot;&gt;&lt;img class=&quot;d-block&quot; width=&quot;80&quot; height=&quot;112&quot; src=&quot;https://one-draw.jp/ijinden/cardlist/003/card/03_079.png&quot; /&gt;&lt;div class=&quot;container-num-copies&quot; id=&quot;side-3-79-num-copies&quot;&gt;0&lt;/div&gt;&lt;button type=&quot;button&quot; class=&quot;btn btn-secondary btn-number btn-sm btn-pop&quot; data-type=&quot;minus&quot; data-deck=&quot;side&quot; data-id=&quot;3-79&quot;&gt;-&lt;/button&gt;&lt;button type=&quot;button&quot; class=&quot;btn btn-secondary btn-number btn-sm btn-push&quot; data-type=&quot;plus&quot; data-deck=&quot;side&quot; data-id=&quot;3-79&quot;&gt;+&lt;/button&gt;&lt;button type=&quot;button&quot; class=&quot;btn btn-secondary btn-number btn-sm btn-raise&quot; data-type=&quot;raise&quot; data-id=&quot;3-79&quot;&gt;^&lt;/button&gt;&lt;/div&gt;" calcext:value-type="string">
            <text:p>&lt;div class="container-card" id="side-3-79"&gt;&lt;img class="d-block" width="80" height="112" src="https://one-draw.jp/ijinden/cardlist/003/card/03_079.png" /&gt;&lt;div class="container-num-copies" id="side-3-79-num-copies"&gt;0&lt;/div&gt;&lt;button type="button" class="btn btn-secondary btn-number btn-sm btn-pop" data-type="minus" data-deck="side" data-id="3-79"&gt;-&lt;/button&gt;&lt;button type="button" class="btn btn-secondary btn-number btn-sm btn-push" data-type="plus" data-deck="side" data-id="3-79"&gt;+&lt;/button&gt;&lt;button type="button" class="btn btn-secondary btn-number btn-sm btn-raise" data-type="raise" data-id="3-79"&gt;^&lt;/button&gt;&lt;/div&gt;</text:p>
          </table:table-cell>
          <table:table-cell table:formula="of:=CONCATENATE([$HTML.$A$3];[.F308];[$HTML.$B$3];[.H308];[$HTML.$C$3];[.J308];[$HTML.$D$3];[.N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data-expansion="35" data-type="4" data-color="1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&quot; id=&quot;main-3-80&quot;&gt;&lt;img class=&quot;img-card&quot; width=&quot;80&quot; height=&quot;112&quot; src=&quot;https://one-draw.jp/ijinden/cardlist/003/card/03_080.png&quot; /&gt;&lt;div class=&quot;container-num-copies&quot; id=&quot;main-3-80-num-copies&quot;&gt;0&lt;/div&gt;&lt;button type=&quot;button&quot; class=&quot;btn btn-secondary btn-number btn-sm btn-pop&quot; data-type=&quot;minus&quot; data-deck=&quot;main&quot; data-id=&quot;3-80&quot;&gt;-&lt;/button&gt;&lt;button type=&quot;button&quot; class=&quot;btn btn-secondary btn-number btn-sm btn-push&quot; data-type=&quot;plus&quot; data-deck=&quot;main&quot; data-id=&quot;3-80&quot;&gt;+&lt;/button&gt;&lt;button type=&quot;button&quot; class=&quot;btn btn-secondary btn-number btn-sm btn-drop&quot; data-type=&quot;drop&quot; data-id=&quot;3-80&quot;&gt;v&lt;/button&gt;&lt;/div&gt;" calcext:value-type="string">
            <text:p>&lt;div class="container-card" id="main-3-80"&gt;&lt;img class="img-card" width="80" height="112" src="https://one-draw.jp/ijinden/cardlist/003/card/03_080.png" /&gt;&lt;div class="container-num-copies" id="main-3-80-num-copies"&gt;0&lt;/div&gt;&lt;button type="button" class="btn btn-secondary btn-number btn-sm btn-pop" data-type="minus" data-deck="main" data-id="3-80"&gt;-&lt;/button&gt;&lt;button type="button" class="btn btn-secondary btn-number btn-sm btn-push" data-type="plus" data-deck="main" data-id="3-80"&gt;+&lt;/button&gt;&lt;button type="button" class="btn btn-secondary btn-number btn-sm btn-drop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&quot; id=&quot;side-3-80&quot;&gt;&lt;img class=&quot;d-block&quot; width=&quot;80&quot; height=&quot;112&quot; src=&quot;https://one-draw.jp/ijinden/cardlist/003/card/03_080.png&quot; /&gt;&lt;div class=&quot;container-num-copies&quot; id=&quot;side-3-80-num-copies&quot;&gt;0&lt;/div&gt;&lt;button type=&quot;button&quot; class=&quot;btn btn-secondary btn-number btn-sm btn-pop&quot; data-type=&quot;minus&quot; data-deck=&quot;side&quot; data-id=&quot;3-80&quot;&gt;-&lt;/button&gt;&lt;button type=&quot;button&quot; class=&quot;btn btn-secondary btn-number btn-sm btn-push&quot; data-type=&quot;plus&quot; data-deck=&quot;side&quot; data-id=&quot;3-80&quot;&gt;+&lt;/button&gt;&lt;button type=&quot;button&quot; class=&quot;btn btn-secondary btn-number btn-sm btn-raise&quot; data-type=&quot;raise&quot; data-id=&quot;3-80&quot;&gt;^&lt;/button&gt;&lt;/div&gt;" calcext:value-type="string">
            <text:p>&lt;div class="container-card" id="side-3-80"&gt;&lt;img class="d-block" width="80" height="112" src="https://one-draw.jp/ijinden/cardlist/003/card/03_080.png" /&gt;&lt;div class="container-num-copies" id="side-3-80-num-copies"&gt;0&lt;/div&gt;&lt;button type="button" class="btn btn-secondary btn-number btn-sm btn-pop" data-type="minus" data-deck="side" data-id="3-80"&gt;-&lt;/button&gt;&lt;button type="button" class="btn btn-secondary btn-number btn-sm btn-push" data-type="plus" data-deck="side" data-id="3-80"&gt;+&lt;/button&gt;&lt;button type="button" class="btn btn-secondary btn-number btn-sm btn-raise" data-type="raise" data-id="3-80"&gt;^&lt;/button&gt;&lt;/div&gt;</text:p>
          </table:table-cell>
          <table:table-cell table:formula="of:=CONCATENATE([$HTML.$A$3];[.F309];[$HTML.$B$3];[.H309];[$HTML.$C$3];[.J309];[$HTML.$D$3];[.N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data-expansion="35" data-type="4" data-color="1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" id="main-</text:p>
          </table:table-cell>
          <table:table-cell office:value-type="string" calcext:value-type="string">
            <text:p>"&gt;&lt;img class="img-card" width="80" height="112" src="</text:p>
          </table:table-cell>
          <table:table-cell office:value-type="string" calcext:value-type="string">
            <text:p>" /&gt;&lt;div class="container-num-copies" id="main-</text:p>
          </table:table-cell>
          <table:table-cell office:value-type="string" calcext:value-type="string">
            <text:p>-num-copies"&gt;0&lt;/div&gt;&lt;button type="button" class="btn btn-secondary btn-number btn-sm btn-pop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" id="side-</text:p>
          </table:table-cell>
          <table:table-cell office:value-type="string" calcext:value-type="string">
            <text:p>-num-copies"&gt;0&lt;/div&gt;&lt;button type="button" class="btn btn-secondary btn-number btn-sm btn-pop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style-name="Default"/>
          <table:table-cell table:number-columns-repeated="16368"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6">0000/00/00</text:date>, <text:time style:data-style-name="N2" text:time-value="15:56:24.456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6T15:57:45.693000000</dc:date>
    <meta:editing-duration>PT5H52M33S</meta:editing-duration>
    <meta:editing-cycles>213</meta:editing-cycles>
    <meta:generator>LibreOffice/7.5.3.2$Windows_X86_64 LibreOffice_project/9f56dff12ba03b9acd7730a5a481eea045e468f3</meta:generator>
    <meta:document-statistic meta:table-count="7" meta:cell-count="5649" meta:object-count="0"/>
  </office:meta>
</office:document-meta>
</file>